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lliken_I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#Wavenumber (cm^-1)</text:p>
          </table:table-cell>
          <table:table-cell office:value-type="string" calcext:value-type="string">
            <text:p><text:s/>Spectrum (K*cm*km*mol^-1)</text:p>
          </table:table-cell>
          <table:table-cell office:value-type="string" calcext:value-type="string">
            <text:p>Spectrum (normalised)</text:p>
          </table:table-cell>
          <table:table-cell office:value-type="string" calcext:value-type="string">
            <text:p><text:s/>Integral (K*km*mol^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44364" calcext:value-type="float">
            <text:p>13.344364</text:p>
          </table:table-cell>
          <table:table-cell table:formula="of:=[.B2]/16486.62" office:value-type="float" office:value="0.000809405687763775" calcext:value-type="float">
            <text:p>0.000809405687764</text:p>
          </table:table-cell>
          <table:table-cell office:value-type="float" office:value="13.583986760241" calcext:value-type="float">
            <text:p>13.58398676024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3.739498" calcext:value-type="float">
            <text:p>13.739498</text:p>
          </table:table-cell>
          <table:table-cell table:formula="of:=[.B3]/16486.62" office:value-type="float" office:value="0.000833372637933063" calcext:value-type="float">
            <text:p>0.000833372637933</text:p>
          </table:table-cell>
          <table:table-cell office:value-type="float" office:value="27.570202960685" calcext:value-type="float">
            <text:p>27.57020296068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4.87864" calcext:value-type="float">
            <text:p>14.87864</text:p>
          </table:table-cell>
          <table:table-cell table:formula="of:=[.B4]/16486.62" office:value-type="float" office:value="0.000902467576737985" calcext:value-type="float">
            <text:p>0.000902467576738</text:p>
          </table:table-cell>
          <table:table-cell office:value-type="float" office:value="42.716016696859" calcext:value-type="float">
            <text:p>42.71601669685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6.635196" calcext:value-type="float">
            <text:p>16.635196</text:p>
          </table:table-cell>
          <table:table-cell table:formula="of:=[.B5]/16486.62" office:value-type="float" office:value="0.00100901191390352" calcext:value-type="float">
            <text:p>0.001009011913904</text:p>
          </table:table-cell>
          <table:table-cell office:value-type="float" office:value="59.649928882076" calcext:value-type="float">
            <text:p>59.649928882076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8.834531" calcext:value-type="float">
            <text:p>18.834531</text:p>
          </table:table-cell>
          <table:table-cell table:formula="of:=[.B6]/16486.62" office:value-type="float" office:value="0.00114241312045768" calcext:value-type="float">
            <text:p>0.001142413120458</text:p>
          </table:table-cell>
          <table:table-cell office:value-type="float" office:value="78.822668648807" calcext:value-type="float">
            <text:p>78.822668648807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21.295303" calcext:value-type="float">
            <text:p>21.295303</text:p>
          </table:table-cell>
          <table:table-cell table:formula="of:=[.B7]/16486.62" office:value-type="float" office:value="0.00129167185269024" calcext:value-type="float">
            <text:p>0.00129167185269</text:p>
          </table:table-cell>
          <table:table-cell office:value-type="float" office:value="100.50036867833" calcext:value-type="float">
            <text:p>100.50036867833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3.866459" calcext:value-type="float">
            <text:p>23.866459</text:p>
          </table:table-cell>
          <table:table-cell table:formula="of:=[.B8]/16486.62" office:value-type="float" office:value="0.00144762595365211" calcext:value-type="float">
            <text:p>0.001447625953652</text:p>
          </table:table-cell>
          <table:table-cell office:value-type="float" office:value="124.79539432251" calcext:value-type="float">
            <text:p>124.79539432251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26.449371" calcext:value-type="float">
            <text:p>26.449371</text:p>
          </table:table-cell>
          <table:table-cell table:formula="of:=[.B9]/16486.62" office:value-type="float" office:value="0.0016042931176918" calcext:value-type="float">
            <text:p>0.001604293117692</text:p>
          </table:table-cell>
          <table:table-cell office:value-type="float" office:value="151.71971280963" calcext:value-type="float">
            <text:p>151.71971280963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9.001281" calcext:value-type="float">
            <text:p>29.001281</text:p>
          </table:table-cell>
          <table:table-cell table:formula="of:=[.B10]/16486.62" office:value-type="float" office:value="0.00175907984777959" calcext:value-type="float">
            <text:p>0.00175907984778</text:p>
          </table:table-cell>
          <table:table-cell office:value-type="float" office:value="181.24176586231" calcext:value-type="float">
            <text:p>181.24176586231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31.523571" calcext:value-type="float">
            <text:p>31.523571</text:p>
          </table:table-cell>
          <table:table-cell table:formula="of:=[.B11]/16486.62" office:value-type="float" office:value="0.00191206996946615" calcext:value-type="float">
            <text:p>0.001912069969466</text:p>
          </table:table-cell>
          <table:table-cell office:value-type="float" office:value="213.33140065873" calcext:value-type="float">
            <text:p>213.33140065873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34.043339" calcext:value-type="float">
            <text:p>34.043339</text:p>
          </table:table-cell>
          <table:table-cell table:formula="of:=[.B12]/16486.62" office:value-type="float" office:value="0.00206490711862104" calcext:value-type="float">
            <text:p>0.002064907118621</text:p>
          </table:table-cell>
          <table:table-cell office:value-type="float" office:value="247.98605083337" calcext:value-type="float">
            <text:p>247.9860508333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6.59742" calcext:value-type="float">
            <text:p>36.59742</text:p>
          </table:table-cell>
          <table:table-cell table:formula="of:=[.B13]/16486.62" office:value-type="float" office:value="0.00221982553124898" calcext:value-type="float">
            <text:p>0.002219825531249</text:p>
          </table:table-cell>
          <table:table-cell office:value-type="float" office:value="285.24064491303" calcext:value-type="float">
            <text:p>285.24064491303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39.224444" calcext:value-type="float">
            <text:p>39.224444</text:p>
          </table:table-cell>
          <table:table-cell table:formula="of:=[.B14]/16486.62" office:value-type="float" office:value="0.00237916831952213" calcext:value-type="float">
            <text:p>0.002379168319522</text:p>
          </table:table-cell>
          <table:table-cell office:value-type="float" office:value="325.16943604935" calcext:value-type="float">
            <text:p>325.1694360493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41.964982" calcext:value-type="float">
            <text:p>41.964982</text:p>
          </table:table-cell>
          <table:table-cell table:formula="of:=[.B15]/16486.62" office:value-type="float" office:value="0.00254539632744614" calcext:value-type="float">
            <text:p>0.002545396327446</text:p>
          </table:table-cell>
          <table:table-cell office:value-type="float" office:value="367.88797640284" calcext:value-type="float">
            <text:p>367.88797640284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4.865024" calcext:value-type="float">
            <text:p>44.865024</text:p>
          </table:table-cell>
          <table:table-cell table:formula="of:=[.B16]/16486.62" office:value-type="float" office:value="0.00272129908980737" calcext:value-type="float">
            <text:p>0.002721299089807</text:p>
          </table:table-cell>
          <table:table-cell office:value-type="float" office:value="413.5586348309" calcext:value-type="float">
            <text:p>413.5586348309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47.97643" calcext:value-type="float">
            <text:p>47.97643</text:p>
          </table:table-cell>
          <table:table-cell table:formula="of:=[.B17]/16486.62" office:value-type="float" office:value="0.00291002218768917" calcext:value-type="float">
            <text:p>0.002910022187689</text:p>
          </table:table-cell>
          <table:table-cell office:value-type="float" office:value="462.396570673" calcext:value-type="float">
            <text:p>462.396570673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51.350118" calcext:value-type="float">
            <text:p>51.350118</text:p>
          </table:table-cell>
          <table:table-cell table:formula="of:=[.B18]/16486.62" office:value-type="float" office:value="0.00311465406493265" calcext:value-type="float">
            <text:p>0.003114654064933</text:p>
          </table:table-cell>
          <table:table-cell office:value-type="float" office:value="514.66877477743" calcext:value-type="float">
            <text:p>514.66877477743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55.022394" calcext:value-type="float">
            <text:p>55.022394</text:p>
          </table:table-cell>
          <table:table-cell table:formula="of:=[.B19]/16486.62" office:value-type="float" office:value="0.00333739687091714" calcext:value-type="float">
            <text:p>0.003337396870917</text:p>
          </table:table-cell>
          <table:table-cell office:value-type="float" office:value="570.67919742741" calcext:value-type="float">
            <text:p>570.67919742741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58.999404" calcext:value-type="float">
            <text:p>58.999404</text:p>
          </table:table-cell>
          <table:table-cell table:formula="of:=[.B20]/16486.62" office:value-type="float" office:value="0.00357862339278761" calcext:value-type="float">
            <text:p>0.003578623392788</text:p>
          </table:table-cell>
          <table:table-cell office:value-type="float" office:value="630.73804430919" calcext:value-type="float">
            <text:p>630.73804430919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63.246703" calcext:value-type="float">
            <text:p>63.246703</text:p>
          </table:table-cell>
          <table:table-cell table:formula="of:=[.B21]/16486.62" office:value-type="float" office:value="0.00383624436057846" calcext:value-type="float">
            <text:p>0.003836244360578</text:p>
          </table:table-cell>
          <table:table-cell office:value-type="float" office:value="695.12045861901" calcext:value-type="float">
            <text:p>695.12045861901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67.689328" calcext:value-type="float">
            <text:p>67.689328</text:p>
          </table:table-cell>
          <table:table-cell table:formula="of:=[.B22]/16486.62" office:value-type="float" office:value="0.00410571287504655" calcext:value-type="float">
            <text:p>0.004105712875047</text:p>
          </table:table-cell>
          <table:table-cell office:value-type="float" office:value="764.02527353899" calcext:value-type="float">
            <text:p>764.02527353899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72.223185" calcext:value-type="float">
            <text:p>72.223185</text:p>
          </table:table-cell>
          <table:table-cell table:formula="of:=[.B23]/16486.62" office:value-type="float" office:value="0.00438071508896305" calcext:value-type="float">
            <text:p>0.004380715088963</text:p>
          </table:table-cell>
          <table:table-cell office:value-type="float" office:value="837.54535932944" calcext:value-type="float">
            <text:p>837.5453593294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76.733463" calcext:value-type="float">
            <text:p>76.733463</text:p>
          </table:table-cell>
          <table:table-cell table:formula="of:=[.B24]/16486.62" office:value-type="float" office:value="0.0046542871128224" calcext:value-type="float">
            <text:p>0.004654287112822</text:p>
          </table:table-cell>
          <table:table-cell office:value-type="float" office:value="915.65671303645" calcext:value-type="float">
            <text:p>915.65671303645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81.11275" calcext:value-type="float">
            <text:p>81.11275</text:p>
          </table:table-cell>
          <table:table-cell table:formula="of:=[.B25]/16486.62" office:value-type="float" office:value="0.00491991384528788" calcext:value-type="float">
            <text:p>0.004919913845288</text:p>
          </table:table-cell>
          <table:table-cell office:value-type="float" office:value="998.22599267799" calcext:value-type="float">
            <text:p>998.22599267799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85.272293" calcext:value-type="float">
            <text:p>85.272293</text:p>
          </table:table-cell>
          <table:table-cell table:formula="of:=[.B26]/16486.62" office:value-type="float" office:value="0.00517221195126715" calcext:value-type="float">
            <text:p>0.005172211951267</text:p>
          </table:table-cell>
          <table:table-cell office:value-type="float" office:value="1085.0295074269" calcext:value-type="float">
            <text:p>1085.0295074269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89.144005" calcext:value-type="float">
            <text:p>89.144005</text:p>
          </table:table-cell>
          <table:table-cell table:formula="of:=[.B27]/16486.62" office:value-type="float" office:value="0.00540705159699199" calcext:value-type="float">
            <text:p>0.005407051596992</text:p>
          </table:table-cell>
          <table:table-cell office:value-type="float" office:value="1175.7742578837" calcext:value-type="float">
            <text:p>1175.7742578837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92.676331" calcext:value-type="float">
            <text:p>92.676331</text:p>
          </table:table-cell>
          <table:table-cell table:formula="of:=[.B28]/16486.62" office:value-type="float" office:value="0.00562130570122924" calcext:value-type="float">
            <text:p>0.005621305701229</text:p>
          </table:table-cell>
          <table:table-cell office:value-type="float" office:value="1270.1147633643" calcext:value-type="float">
            <text:p>1270.1147633643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95.83075" calcext:value-type="float">
            <text:p>95.83075</text:p>
          </table:table-cell>
          <table:table-cell table:formula="of:=[.B29]/16486.62" office:value-type="float" office:value="0.00581263776322861" calcext:value-type="float">
            <text:p>0.005812637763229</text:p>
          </table:table-cell>
          <table:table-cell office:value-type="float" office:value="1367.6663316118" calcext:value-type="float">
            <text:p>1367.666331611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98.5854" calcext:value-type="float">
            <text:p>98.5854</text:p>
          </table:table-cell>
          <table:table-cell table:formula="of:=[.B30]/16486.62" office:value-type="float" office:value="0.00597972173799117" calcext:value-type="float">
            <text:p>0.005979721737991</text:p>
          </table:table-cell>
          <table:table-cell office:value-type="float" office:value="1468.0220142777" calcext:value-type="float">
            <text:p>1468.0220142777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100.94767" calcext:value-type="float">
            <text:p>100.94767</text:p>
          </table:table-cell>
          <table:table-cell table:formula="of:=[.B31]/16486.62" office:value-type="float" office:value="0.0061230058071333" calcext:value-type="float">
            <text:p>0.006123005807133</text:p>
          </table:table-cell>
          <table:table-cell office:value-type="float" office:value="1570.7823880686" calcext:value-type="float">
            <text:p>1570.7823880686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102.97088" calcext:value-type="float">
            <text:p>102.97088</text:p>
          </table:table-cell>
          <table:table-cell table:formula="of:=[.B32]/16486.62" office:value-type="float" office:value="0.0062457241083982" calcext:value-type="float">
            <text:p>0.006245724108398</text:p>
          </table:table-cell>
          <table:table-cell office:value-type="float" office:value="1675.6022988138" calcext:value-type="float">
            <text:p>1675.6022988138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104.76472" calcext:value-type="float">
            <text:p>104.76472</text:p>
          </table:table-cell>
          <table:table-cell table:formula="of:=[.B33]/16486.62" office:value-type="float" office:value="0.00635452991577413" calcext:value-type="float">
            <text:p>0.006354529915774</text:p>
          </table:table-cell>
          <table:table-cell office:value-type="float" office:value="1782.2482676032" calcext:value-type="float">
            <text:p>1782.2482676032</text:p>
          </table:table-cell>
        </table:table-row>
        <table:table-row table:style-name="ro1">
          <table:table-cell office:value-type="float" office:value="32.57" calcext:value-type="float">
            <text:p>32.57</text:p>
          </table:table-cell>
          <table:table-cell office:value-type="float" office:value="106.4888" calcext:value-type="float">
            <text:p>106.4888</text:p>
          </table:table-cell>
          <table:table-cell table:formula="of:=[.B34]/16486.62" office:value-type="float" office:value="0.00645910441315442" calcext:value-type="float">
            <text:p>0.006459104413154</text:p>
          </table:table-cell>
          <table:table-cell office:value-type="float" office:value="1890.6492677262" calcext:value-type="float">
            <text:p>1890.6492677262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108.32383" calcext:value-type="float">
            <text:p>108.32383</text:p>
          </table:table-cell>
          <table:table-cell table:formula="of:=[.B35]/16486.62" office:value-type="float" office:value="0.00657040861013355" calcext:value-type="float">
            <text:p>0.006570408610134</text:p>
          </table:table-cell>
          <table:table-cell office:value-type="float" office:value="2000.9182560429" calcext:value-type="float">
            <text:p>2000.9182560429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110.42552" calcext:value-type="float">
            <text:p>110.42552</text:p>
          </table:table-cell>
          <table:table-cell table:formula="of:=[.B36]/16486.62" office:value-type="float" office:value="0.00669788713514353" calcext:value-type="float">
            <text:p>0.006697887135144</text:p>
          </table:table-cell>
          <table:table-cell office:value-type="float" office:value="2113.326673556" calcext:value-type="float">
            <text:p>2113.326673556</text:p>
          </table:table-cell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112.87571" calcext:value-type="float">
            <text:p>112.87571</text:p>
          </table:table-cell>
          <table:table-cell table:formula="of:=[.B37]/16486.62" office:value-type="float" office:value="0.00684650401355766" calcext:value-type="float">
            <text:p>0.006846504013558</text:p>
          </table:table-cell>
          <table:table-cell office:value-type="float" office:value="2228.2292729547" calcext:value-type="float">
            <text:p>2228.2292729547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115.6511" calcext:value-type="float">
            <text:p>115.6511</text:p>
          </table:table-cell>
          <table:table-cell table:formula="of:=[.B38]/16486.62" office:value-type="float" office:value="0.00701484597813257" calcext:value-type="float">
            <text:p>0.007014845978133</text:p>
          </table:table-cell>
          <table:table-cell office:value-type="float" office:value="2345.9570997856" calcext:value-type="float">
            <text:p>2345.9570997856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118.62647" calcext:value-type="float">
            <text:p>118.62647</text:p>
          </table:table-cell>
          <table:table-cell table:formula="of:=[.B39]/16486.62" office:value-type="float" office:value="0.00719531777890192" calcext:value-type="float">
            <text:p>0.007195317778902</text:p>
          </table:table-cell>
          <table:table-cell office:value-type="float" office:value="2466.7137228582" calcext:value-type="float">
            <text:p>2466.7137228582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121.61774" calcext:value-type="float">
            <text:p>121.61774</text:p>
          </table:table-cell>
          <table:table-cell table:formula="of:=[.B40]/16486.62" office:value-type="float" office:value="0.00737675399809057" calcext:value-type="float">
            <text:p>0.007376753998091</text:p>
          </table:table-cell>
          <table:table-cell office:value-type="float" office:value="2590.5153293691" calcext:value-type="float">
            <text:p>2590.5153293691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24.45434" calcext:value-type="float">
            <text:p>124.45434</text:p>
          </table:table-cell>
          <table:table-cell table:formula="of:=[.B41]/16486.62" office:value-type="float" office:value="0.00754880867030356" calcext:value-type="float">
            <text:p>0.007548808670304</text:p>
          </table:table-cell>
          <table:table-cell office:value-type="float" office:value="2717.2044782056" calcext:value-type="float">
            <text:p>2717.2044782056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127.05614" calcext:value-type="float">
            <text:p>127.05614</text:p>
          </table:table-cell>
          <table:table-cell table:formula="of:=[.B42]/16486.62" office:value-type="float" office:value="0.00770662149063908" calcext:value-type="float">
            <text:p>0.007706621490639</text:p>
          </table:table-cell>
          <table:table-cell office:value-type="float" office:value="2846.5421425261" calcext:value-type="float">
            <text:p>2846.5421425261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129.48444" calcext:value-type="float">
            <text:p>129.48444</text:p>
          </table:table-cell>
          <table:table-cell table:formula="of:=[.B43]/16486.62" office:value-type="float" office:value="0.00785391062570739" calcext:value-type="float">
            <text:p>0.007853910625707</text:p>
          </table:table-cell>
          <table:table-cell office:value-type="float" office:value="2978.3517175603" calcext:value-type="float">
            <text:p>2978.3517175603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131.94305" calcext:value-type="float">
            <text:p>131.94305</text:p>
          </table:table-cell>
          <table:table-cell table:formula="of:=[.B44]/16486.62" office:value-type="float" office:value="0.00800303822129703" calcext:value-type="float">
            <text:p>0.008003038221297</text:p>
          </table:table-cell>
          <table:table-cell office:value-type="float" office:value="3112.6640477808" calcext:value-type="float">
            <text:p>3112.6640477808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134.72189" calcext:value-type="float">
            <text:p>134.72189</text:p>
          </table:table-cell>
          <table:table-cell table:formula="of:=[.B45]/16486.62" office:value-type="float" office:value="0.00817158944647235" calcext:value-type="float">
            <text:p>0.008171589446472</text:p>
          </table:table-cell>
          <table:table-cell office:value-type="float" office:value="3249.805121817" calcext:value-type="float">
            <text:p>3249.805121817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138.0979" calcext:value-type="float">
            <text:p>138.0979</text:p>
          </table:table-cell>
          <table:table-cell table:formula="of:=[.B46]/16486.62" office:value-type="float" office:value="0.0083763621651982" calcext:value-type="float">
            <text:p>0.008376362165198</text:p>
          </table:table-cell>
          <table:table-cell office:value-type="float" office:value="3390.3828200219" calcext:value-type="float">
            <text:p>3390.3828200219</text:p>
          </table:table-cell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142.22564" calcext:value-type="float">
            <text:p>142.22564</text:p>
          </table:table-cell>
          <table:table-cell table:formula="of:=[.B47]/16486.62" office:value-type="float" office:value="0.00862673125237314" calcext:value-type="float">
            <text:p>0.008626731252373</text:p>
          </table:table-cell>
          <table:table-cell office:value-type="float" office:value="3535.1623877431" calcext:value-type="float">
            <text:p>3535.1623877431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147.05777" calcext:value-type="float">
            <text:p>147.05777</text:p>
          </table:table-cell>
          <table:table-cell table:formula="of:=[.B48]/16486.62" office:value-type="float" office:value="0.00891982528862799" calcext:value-type="float">
            <text:p>0.008919825288628</text:p>
          </table:table-cell>
          <table:table-cell office:value-type="float" office:value="3684.860856596" calcext:value-type="float">
            <text:p>3684.860856596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152.32732" calcext:value-type="float">
            <text:p>152.32732</text:p>
          </table:table-cell>
          <table:table-cell table:formula="of:=[.B49]/16486.62" office:value-type="float" office:value="0.0092394511428055" calcext:value-type="float">
            <text:p>0.009239451142806</text:p>
          </table:table-cell>
          <table:table-cell office:value-type="float" office:value="3839.9234908843" calcext:value-type="float">
            <text:p>3839.9234908843</text:p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office:value-type="float" office:value="157.60404" calcext:value-type="float">
            <text:p>157.60404</text:p>
          </table:table-cell>
          <table:table-cell table:formula="of:=[.B50]/16486.62" office:value-type="float" office:value="0.00955951189510039" calcext:value-type="float">
            <text:p>0.0095595118951</text:p>
          </table:table-cell>
          <table:table-cell office:value-type="float" office:value="4000.3575992356" calcext:value-type="float">
            <text:p>4000.3575992356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162.41102" calcext:value-type="float">
            <text:p>162.41102</text:p>
          </table:table-cell>
          <table:table-cell table:formula="of:=[.B51]/16486.62" office:value-type="float" office:value="0.00985108045190585" calcext:value-type="float">
            <text:p>0.009851080451906</text:p>
          </table:table-cell>
          <table:table-cell office:value-type="float" office:value="4165.6850098833" calcext:value-type="float">
            <text:p>4165.6850098833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166.36566" calcext:value-type="float">
            <text:p>166.36566</text:p>
          </table:table-cell>
          <table:table-cell table:formula="of:=[.B52]/16486.62" office:value-type="float" office:value="0.0100909501159122" calcext:value-type="float">
            <text:p>0.010090950115912</text:p>
          </table:table-cell>
          <table:table-cell office:value-type="float" office:value="4335.0380740568" calcext:value-type="float">
            <text:p>4335.0380740568</text:p>
          </table:table-cell>
        </table:table-row>
        <table:table-row table:style-name="ro1">
          <table:table-cell office:value-type="float" office:value="51.92" calcext:value-type="float">
            <text:p>51.92</text:p>
          </table:table-cell>
          <table:table-cell office:value-type="float" office:value="169.29935" calcext:value-type="float">
            <text:p>169.29935</text:p>
          </table:table-cell>
          <table:table-cell table:formula="of:=[.B53]/16486.62" office:value-type="float" office:value="0.0102688938060075" calcext:value-type="float">
            <text:p>0.010268893806008</text:p>
          </table:table-cell>
          <table:table-cell office:value-type="float" office:value="4507.3775068998" calcext:value-type="float">
            <text:p>4507.3775068998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171.31603" calcext:value-type="float">
            <text:p>171.31603</text:p>
          </table:table-cell>
          <table:table-cell table:formula="of:=[.B54]/16486.62" office:value-type="float" office:value="0.0103912160285128" calcext:value-type="float">
            <text:p>0.010391216028513</text:p>
          </table:table-cell>
          <table:table-cell office:value-type="float" office:value="4681.7698357244" calcext:value-type="float">
            <text:p>4681.7698357244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172.76952" calcext:value-type="float">
            <text:p>172.76952</text:p>
          </table:table-cell>
          <table:table-cell table:formula="of:=[.B55]/16486.62" office:value-type="float" office:value="0.0104793778227435" calcext:value-type="float">
            <text:p>0.010479377822744</text:p>
          </table:table-cell>
          <table:table-cell office:value-type="float" office:value="4857.6417522675" calcext:value-type="float">
            <text:p>4857.6417522675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174.16591" calcext:value-type="float">
            <text:p>174.16591</text:p>
          </table:table-cell>
          <table:table-cell table:formula="of:=[.B56]/16486.62" office:value-type="float" office:value="0.0105640762023993" calcext:value-type="float">
            <text:p>0.010564076202399</text:p>
          </table:table-cell>
          <table:table-cell office:value-type="float" office:value="5034.935137953" calcext:value-type="float">
            <text:p>5034.935137953</text:p>
          </table:table-cell>
        </table:table-row>
        <table:table-row table:style-name="ro1">
          <table:table-cell office:value-type="float" office:value="55.99" calcext:value-type="float">
            <text:p>55.99</text:p>
          </table:table-cell>
          <table:table-cell office:value-type="float" office:value="176.02143" calcext:value-type="float">
            <text:p>176.02143</text:p>
          </table:table-cell>
          <table:table-cell table:formula="of:=[.B57]/16486.62" office:value-type="float" office:value="0.0106766232253791" calcext:value-type="float">
            <text:p>0.010676623225379</text:p>
          </table:table-cell>
          <table:table-cell office:value-type="float" office:value="5214.1173550973" calcext:value-type="float">
            <text:p>5214.1173550973</text:p>
          </table:table-cell>
        </table:table-row>
        <table:table-row table:style-name="ro1">
          <table:table-cell office:value-type="float" office:value="57.01" calcext:value-type="float">
            <text:p>57.01</text:p>
          </table:table-cell>
          <table:table-cell office:value-type="float" office:value="178.71917" calcext:value-type="float">
            <text:p>178.71917</text:p>
          </table:table-cell>
          <table:table-cell table:formula="of:=[.B58]/16486.62" office:value-type="float" office:value="0.0108402553100636" calcext:value-type="float">
            <text:p>0.010840255310064</text:p>
          </table:table-cell>
          <table:table-cell office:value-type="float" office:value="5396.0457556887" calcext:value-type="float">
            <text:p>5396.0457556887</text:p>
          </table:table-cell>
        </table:table-row>
        <table:table-row table:style-name="ro1">
          <table:table-cell office:value-type="float" office:value="58.02" calcext:value-type="float">
            <text:p>58.02</text:p>
          </table:table-cell>
          <table:table-cell office:value-type="float" office:value="182.40716" calcext:value-type="float">
            <text:p>182.40716</text:p>
          </table:table-cell>
          <table:table-cell table:formula="of:=[.B59]/16486.62" office:value-type="float" office:value="0.0110639512525915" calcext:value-type="float">
            <text:p>0.011063951252592</text:p>
          </table:table-cell>
          <table:table-cell office:value-type="float" office:value="5581.7283734047" calcext:value-type="float">
            <text:p>5581.7283734047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186.96517" calcext:value-type="float">
            <text:p>186.96517</text:p>
          </table:table-cell>
          <table:table-cell table:formula="of:=[.B60]/16486.62" office:value-type="float" office:value="0.0113404184726766" calcext:value-type="float">
            <text:p>0.011340418472677</text:p>
          </table:table-cell>
          <table:table-cell office:value-type="float" office:value="5772.0508492862" calcext:value-type="float">
            <text:p>5772.0508492862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192.04564" calcext:value-type="float">
            <text:p>192.04564</text:p>
          </table:table-cell>
          <table:table-cell table:formula="of:=[.B61]/16486.62" office:value-type="float" office:value="0.0116485756328465" calcext:value-type="float">
            <text:p>0.011648575632847</text:p>
          </table:table-cell>
          <table:table-cell office:value-type="float" office:value="5967.5450190544" calcext:value-type="float">
            <text:p>5967.5450190544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197.1718" calcext:value-type="float">
            <text:p>197.1718</text:p>
          </table:table-cell>
          <table:table-cell table:formula="of:=[.B62]/16486.62" office:value-type="float" office:value="0.0119595041312288" calcext:value-type="float">
            <text:p>0.011959504131229</text:p>
          </table:table-cell>
          <table:table-cell office:value-type="float" office:value="6168.2574020023" calcext:value-type="float">
            <text:p>6168.2574020023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01.86115" calcext:value-type="float">
            <text:p>201.86115</text:p>
          </table:table-cell>
          <table:table-cell table:formula="of:=[.B63]/16486.62" office:value-type="float" office:value="0.0122439378113889" calcext:value-type="float">
            <text:p>0.012243937811389</text:p>
          </table:table-cell>
          <table:table-cell office:value-type="float" office:value="6373.7433372798" calcext:value-type="float">
            <text:p>6373.7433372798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205.73823" calcext:value-type="float">
            <text:p>205.73823</text:p>
          </table:table-cell>
          <table:table-cell table:formula="of:=[.B64]/16486.62" office:value-type="float" office:value="0.0124791030544769" calcext:value-type="float">
            <text:p>0.012479103054477</text:p>
          </table:table-cell>
          <table:table-cell office:value-type="float" office:value="6583.175981132" calcext:value-type="float">
            <text:p>6583.175981132</text:p>
          </table:table-cell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208.6081" calcext:value-type="float">
            <text:p>208.6081</text:p>
          </table:table-cell>
          <table:table-cell table:formula="of:=[.B65]/16486.62" office:value-type="float" office:value="0.0126531757267408" calcext:value-type="float">
            <text:p>0.012653175726741</text:p>
          </table:table-cell>
          <table:table-cell office:value-type="float" office:value="6795.5300275137" calcext:value-type="float">
            <text:p>6795.5300275137</text:p>
          </table:table-cell>
        </table:table-row>
        <table:table-row table:style-name="ro1">
          <table:table-cell office:value-type="float" office:value="65.15" calcext:value-type="float">
            <text:p>65.15</text:p>
          </table:table-cell>
          <table:table-cell office:value-type="float" office:value="210.476" calcext:value-type="float">
            <text:p>210.476</text:p>
          </table:table-cell>
          <table:table-cell table:formula="of:=[.B66]/16486.62" office:value-type="float" office:value="0.0127664736616723" calcext:value-type="float">
            <text:p>0.012766473661672</text:p>
          </table:table-cell>
          <table:table-cell office:value-type="float" office:value="7009.7855140413" calcext:value-type="float">
            <text:p>7009.7855140413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211.516" calcext:value-type="float">
            <text:p>211.516</text:p>
          </table:table-cell>
          <table:table-cell table:formula="of:=[.B67]/16486.62" office:value-type="float" office:value="0.012829555118029" calcext:value-type="float">
            <text:p>0.012829555118029</text:p>
          </table:table-cell>
          <table:table-cell office:value-type="float" office:value="7225.0996735646" calcext:value-type="float">
            <text:p>7225.0996735646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212.00479" calcext:value-type="float">
            <text:p>212.00479</text:p>
          </table:table-cell>
          <table:table-cell table:formula="of:=[.B68]/16486.62" office:value-type="float" office:value="0.0128592027959642" calcext:value-type="float">
            <text:p>0.012859202795964</text:p>
          </table:table-cell>
          <table:table-cell office:value-type="float" office:value="7440.9114059622" calcext:value-type="float">
            <text:p>7440.9114059622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212.2442" calcext:value-type="float">
            <text:p>212.2442</text:p>
          </table:table-cell>
          <table:table-cell table:formula="of:=[.B69]/16486.62" office:value-type="float" office:value="0.0128737242685281" calcext:value-type="float">
            <text:p>0.012873724268528</text:p>
          </table:table-cell>
          <table:table-cell office:value-type="float" office:value="7656.9668385306" calcext:value-type="float">
            <text:p>7656.9668385306</text:p>
          </table:table-cell>
        </table:table-row>
        <table:table-row table:style-name="ro1">
          <table:table-cell office:value-type="float" office:value="69.22" calcext:value-type="float">
            <text:p>69.22</text:p>
          </table:table-cell>
          <table:table-cell office:value-type="float" office:value="212.49511" calcext:value-type="float">
            <text:p>212.49511</text:p>
          </table:table-cell>
          <table:table-cell table:formula="of:=[.B70]/16486.62" office:value-type="float" office:value="0.0128889432764266" calcext:value-type="float">
            <text:p>0.012888943276427</text:p>
          </table:table-cell>
          <table:table-cell office:value-type="float" office:value="7873.2776933951" calcext:value-type="float">
            <text:p>7873.2776933951</text:p>
          </table:table-cell>
        </table:table-row>
        <table:table-row table:style-name="ro1">
          <table:table-cell office:value-type="float" office:value="70.24" calcext:value-type="float">
            <text:p>70.24</text:p>
          </table:table-cell>
          <table:table-cell office:value-type="float" office:value="212.93868" calcext:value-type="float">
            <text:p>212.93868</text:p>
          </table:table-cell>
          <table:table-cell table:formula="of:=[.B71]/16486.62" office:value-type="float" office:value="0.0129158481241152" calcext:value-type="float">
            <text:p>0.012915848124115</text:p>
          </table:table-cell>
          <table:table-cell office:value-type="float" office:value="8090.0400854154" calcext:value-type="float">
            <text:p>8090.0400854154</text:p>
          </table:table-cell>
        </table:table-row>
        <table:table-row table:style-name="ro1">
          <table:table-cell office:value-type="float" office:value="71.26" calcext:value-type="float">
            <text:p>71.26</text:p>
          </table:table-cell>
          <table:table-cell office:value-type="float" office:value="213.66927" calcext:value-type="float">
            <text:p>213.66927</text:p>
          </table:table-cell>
          <table:table-cell table:formula="of:=[.B72]/16486.62" office:value-type="float" office:value="0.0129601622406533" calcext:value-type="float">
            <text:p>0.012960162240653</text:p>
          </table:table-cell>
          <table:table-cell office:value-type="float" office:value="8307.5461789435" calcext:value-type="float">
            <text:p>8307.5461789435</text:p>
          </table:table-cell>
        </table:table-row>
        <table:table-row table:style-name="ro1">
          <table:table-cell office:value-type="float" office:value="72.27" calcext:value-type="float">
            <text:p>72.27</text:p>
          </table:table-cell>
          <table:table-cell office:value-type="float" office:value="214.71302" calcext:value-type="float">
            <text:p>214.71302</text:p>
          </table:table-cell>
          <table:table-cell table:formula="of:=[.B73]/16486.62" office:value-type="float" office:value="0.0130234711541844" calcext:value-type="float">
            <text:p>0.013023471154185</text:p>
          </table:table-cell>
          <table:table-cell office:value-type="float" office:value="8526.1147663291" calcext:value-type="float">
            <text:p>8526.1147663291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216.05815" calcext:value-type="float">
            <text:p>216.05815</text:p>
          </table:table-cell>
          <table:table-cell table:formula="of:=[.B74]/16486.62" office:value-type="float" office:value="0.0131050603459047" calcext:value-type="float">
            <text:p>0.013105060345905</text:p>
          </table:table-cell>
          <table:table-cell office:value-type="float" office:value="8746.052638168" calcext:value-type="float">
            <text:p>8746.052638168</text:p>
          </table:table-cell>
        </table:table-row>
        <table:table-row table:style-name="ro1">
          <table:table-cell office:value-type="float" office:value="74.31" calcext:value-type="float">
            <text:p>74.31</text:p>
          </table:table-cell>
          <table:table-cell office:value-type="float" office:value="217.68072" calcext:value-type="float">
            <text:p>217.68072</text:p>
          </table:table-cell>
          <table:table-cell table:formula="of:=[.B75]/16486.62" office:value-type="float" office:value="0.0132034777292131" calcext:value-type="float">
            <text:p>0.013203477729213</text:p>
          </table:table-cell>
          <table:table-cell office:value-type="float" office:value="8967.6422183808" calcext:value-type="float">
            <text:p>8967.6422183808</text:p>
          </table:table-cell>
        </table:table-row>
        <table:table-row table:style-name="ro1">
          <table:table-cell office:value-type="float" office:value="75.33" calcext:value-type="float">
            <text:p>75.33</text:p>
          </table:table-cell>
          <table:table-cell office:value-type="float" office:value="219.5538" calcext:value-type="float">
            <text:p>219.5538</text:p>
          </table:table-cell>
          <table:table-cell table:formula="of:=[.B76]/16486.62" office:value-type="float" office:value="0.0133170898583215" calcext:value-type="float">
            <text:p>0.013317089858322</text:p>
          </table:table-cell>
          <table:table-cell office:value-type="float" office:value="9191.1385091223" calcext:value-type="float">
            <text:p>9191.1385091223</text:p>
          </table:table-cell>
        </table:table-row>
        <table:table-row table:style-name="ro1">
          <table:table-cell office:value-type="float" office:value="76.35" calcext:value-type="float">
            <text:p>76.35</text:p>
          </table:table-cell>
          <table:table-cell office:value-type="float" office:value="221.6363" calcext:value-type="float">
            <text:p>221.6363</text:p>
          </table:table-cell>
          <table:table-cell table:formula="of:=[.B77]/16486.62" office:value-type="float" office:value="0.0134434044091512" calcext:value-type="float">
            <text:p>0.013443404409151</text:p>
          </table:table-cell>
          <table:table-cell office:value-type="float" office:value="9416.7546975179" calcext:value-type="float">
            <text:p>9416.7546975179</text:p>
          </table:table-cell>
        </table:table-row>
        <table:table-row table:style-name="ro1">
          <table:table-cell office:value-type="float" office:value="77.36" calcext:value-type="float">
            <text:p>77.36</text:p>
          </table:table-cell>
          <table:table-cell office:value-type="float" office:value="223.84819" calcext:value-type="float">
            <text:p>223.84819</text:p>
          </table:table-cell>
          <table:table-cell table:formula="of:=[.B78]/16486.62" office:value-type="float" office:value="0.0135775671423251" calcext:value-type="float">
            <text:p>0.013577567142325</text:p>
          </table:table-cell>
          <table:table-cell office:value-type="float" office:value="9644.6224938682" calcext:value-type="float">
            <text:p>9644.6224938682</text:p>
          </table:table-cell>
        </table:table-row>
        <table:table-row table:style-name="ro1">
          <table:table-cell office:value-type="float" office:value="78.38" calcext:value-type="float">
            <text:p>78.38</text:p>
          </table:table-cell>
          <table:table-cell office:value-type="float" office:value="226.04656" calcext:value-type="float">
            <text:p>226.04656</text:p>
          </table:table-cell>
          <table:table-cell table:formula="of:=[.B79]/16486.62" office:value-type="float" office:value="0.0137109098165664" calcext:value-type="float">
            <text:p>0.013710909816566</text:p>
          </table:table-cell>
          <table:table-cell office:value-type="float" office:value="9874.7281327544" calcext:value-type="float">
            <text:p>9874.7281327544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228.01956" calcext:value-type="float">
            <text:p>228.01956</text:p>
          </table:table-cell>
          <table:table-cell table:formula="of:=[.B80]/16486.62" office:value-type="float" office:value="0.0138305826179047" calcext:value-type="float">
            <text:p>0.013830582617905</text:p>
          </table:table-cell>
          <table:table-cell office:value-type="float" office:value="10106.842200523" calcext:value-type="float">
            <text:p>10106.842200523</text:p>
          </table:table-cell>
        </table:table-row>
        <table:table-row table:style-name="ro1">
          <table:table-cell office:value-type="float" office:value="80.42" calcext:value-type="float">
            <text:p>80.42</text:p>
          </table:table-cell>
          <table:table-cell office:value-type="float" office:value="229.51012" calcext:value-type="float">
            <text:p>229.51012</text:p>
          </table:table-cell>
          <table:table-cell table:formula="of:=[.B81]/16486.62" office:value-type="float" office:value="0.0139209929021231" calcext:value-type="float">
            <text:p>0.013920992902123</text:p>
          </table:table-cell>
          <table:table-cell office:value-type="float" office:value="10340.473598135" calcext:value-type="float">
            <text:p>10340.473598135</text:p>
          </table:table-cell>
        </table:table-row>
        <table:table-row table:style-name="ro1">
          <table:table-cell office:value-type="float" office:value="81.44" calcext:value-type="float">
            <text:p>81.44</text:p>
          </table:table-cell>
          <table:table-cell office:value-type="float" office:value="230.27013" calcext:value-type="float">
            <text:p>230.27013</text:p>
          </table:table-cell>
          <table:table-cell table:formula="of:=[.B82]/16486.62" office:value-type="float" office:value="0.0139670914960131" calcext:value-type="float">
            <text:p>0.013967091496013</text:p>
          </table:table-cell>
          <table:table-cell office:value-type="float" office:value="10574.878653215" calcext:value-type="float">
            <text:p>10574.878653215</text:p>
          </table:table-cell>
        </table:table-row>
        <table:table-row table:style-name="ro1">
          <table:table-cell office:value-type="float" office:value="82.45" calcext:value-type="float">
            <text:p>82.45</text:p>
          </table:table-cell>
          <table:table-cell office:value-type="float" office:value="230.13211" calcext:value-type="float">
            <text:p>230.13211</text:p>
          </table:table-cell>
          <table:table-cell table:formula="of:=[.B83]/16486.62" office:value-type="float" office:value="0.0139587198588916" calcext:value-type="float">
            <text:p>0.013958719858892</text:p>
          </table:table-cell>
          <table:table-cell office:value-type="float" office:value="10809.143209023" calcext:value-type="float">
            <text:p>10809.143209023</text:p>
          </table:table-cell>
        </table:table-row>
        <table:table-row table:style-name="ro1">
          <table:table-cell office:value-type="float" office:value="83.47" calcext:value-type="float">
            <text:p>83.47</text:p>
          </table:table-cell>
          <table:table-cell office:value-type="float" office:value="229.07486" calcext:value-type="float">
            <text:p>229.07486</text:p>
          </table:table-cell>
          <table:table-cell table:formula="of:=[.B84]/16486.62" office:value-type="float" office:value="0.0138945920995328" calcext:value-type="float">
            <text:p>0.013894592099533</text:p>
          </table:table-cell>
          <table:table-cell office:value-type="float" office:value="11042.331536204" calcext:value-type="float">
            <text:p>11042.331536204</text:p>
          </table:table-cell>
        </table:table-row>
        <table:table-row table:style-name="ro1">
          <table:table-cell office:value-type="float" office:value="84.49" calcext:value-type="float">
            <text:p>84.49</text:p>
          </table:table-cell>
          <table:table-cell office:value-type="float" office:value="227.25698" calcext:value-type="float">
            <text:p>227.25698</text:p>
          </table:table-cell>
          <table:table-cell table:formula="of:=[.B85]/16486.62" office:value-type="float" office:value="0.0137843281400311" calcext:value-type="float">
            <text:p>0.013784328140031</text:p>
          </table:table-cell>
          <table:table-cell office:value-type="float" office:value="11273.669339829" calcext:value-type="float">
            <text:p>11273.669339829</text:p>
          </table:table-cell>
        </table:table-row>
        <table:table-row table:style-name="ro1">
          <table:table-cell office:value-type="float" office:value="85.51" calcext:value-type="float">
            <text:p>85.51</text:p>
          </table:table-cell>
          <table:table-cell office:value-type="float" office:value="224.99996" calcext:value-type="float">
            <text:p>224.99996</text:p>
          </table:table-cell>
          <table:table-cell table:formula="of:=[.B86]/16486.62" office:value-type="float" office:value="0.0136474280355828" calcext:value-type="float">
            <text:p>0.013647428035583</text:p>
          </table:table-cell>
          <table:table-cell office:value-type="float" office:value="11502.709591475" calcext:value-type="float">
            <text:p>11502.709591475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  <table:table-cell office:value-type="float" office:value="222.71937" calcext:value-type="float">
            <text:p>222.71937</text:p>
          </table:table-cell>
          <table:table-cell table:formula="of:=[.B87]/16486.62" office:value-type="float" office:value="0.0135090982869745" calcext:value-type="float">
            <text:p>0.013509098286975</text:p>
          </table:table-cell>
          <table:table-cell office:value-type="float" office:value="11729.428295922" calcext:value-type="float">
            <text:p>11729.428295922</text:p>
          </table:table-cell>
        </table:table-row>
        <table:table-row table:style-name="ro1">
          <table:table-cell office:value-type="float" office:value="87.54" calcext:value-type="float">
            <text:p>87.54</text:p>
          </table:table-cell>
          <table:table-cell office:value-type="float" office:value="220.82218" calcext:value-type="float">
            <text:p>220.82218</text:p>
          </table:table-cell>
          <table:table-cell table:formula="of:=[.B88]/16486.62" office:value-type="float" office:value="0.0133940237598732" calcext:value-type="float">
            <text:p>0.013394023759873</text:p>
          </table:table-cell>
          <table:table-cell office:value-type="float" office:value="11954.21574734" calcext:value-type="float">
            <text:p>11954.21574734</text:p>
          </table:table-cell>
        </table:table-row>
        <table:table-row table:style-name="ro1">
          <table:table-cell office:value-type="float" office:value="88.56" calcext:value-type="float">
            <text:p>88.56</text:p>
          </table:table-cell>
          <table:table-cell office:value-type="float" office:value="219.60349" calcext:value-type="float">
            <text:p>219.60349</text:p>
          </table:table-cell>
          <table:table-cell table:formula="of:=[.B89]/16486.62" office:value-type="float" office:value="0.0133201038175199" calcext:value-type="float">
            <text:p>0.01332010381752</text:p>
          </table:table-cell>
          <table:table-cell office:value-type="float" office:value="12177.762618946" calcext:value-type="float">
            <text:p>12177.762618946</text:p>
          </table:table-cell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219.17936" calcext:value-type="float">
            <text:p>219.17936</text:p>
          </table:table-cell>
          <table:table-cell table:formula="of:=[.B90]/16486.62" office:value-type="float" office:value="0.0132943781078232" calcext:value-type="float">
            <text:p>0.013294378107823</text:p>
          </table:table-cell>
          <table:table-cell office:value-type="float" office:value="12400.87774762" calcext:value-type="float">
            <text:p>12400.87774762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219.48228" calcext:value-type="float">
            <text:p>219.48228</text:p>
          </table:table-cell>
          <table:table-cell table:formula="of:=[.B91]/16486.62" office:value-type="float" office:value="0.013312751795092" calcext:value-type="float">
            <text:p>0.013312751795092</text:p>
          </table:table-cell>
          <table:table-cell office:value-type="float" office:value="12624.301237444" calcext:value-type="float">
            <text:p>12624.301237444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220.32331" calcext:value-type="float">
            <text:p>220.32331</text:p>
          </table:table-cell>
          <table:table-cell table:formula="of:=[.B92]/16486.62" office:value-type="float" office:value="0.0133637646770533" calcext:value-type="float">
            <text:p>0.013363764677053</text:p>
          </table:table-cell>
          <table:table-cell office:value-type="float" office:value="12848.580858815" calcext:value-type="float">
            <text:p>12848.580858815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221.49964" calcext:value-type="float">
            <text:p>221.49964</text:p>
          </table:table-cell>
          <table:table-cell table:formula="of:=[.B93]/16486.62" office:value-type="float" office:value="0.0134351152631649" calcext:value-type="float">
            <text:p>0.013435115263165</text:p>
          </table:table-cell>
          <table:table-cell office:value-type="float" office:value="13074.057932748" calcext:value-type="float">
            <text:p>13074.057932748</text:p>
          </table:table-cell>
        </table:table-row>
        <table:table-row table:style-name="ro1">
          <table:table-cell office:value-type="float" office:value="93.65" calcext:value-type="float">
            <text:p>93.65</text:p>
          </table:table-cell>
          <table:table-cell office:value-type="float" office:value="222.90678" calcext:value-type="float">
            <text:p>222.90678</text:p>
          </table:table-cell>
          <table:table-cell table:formula="of:=[.B94]/16486.62" office:value-type="float" office:value="0.0135204656867205" calcext:value-type="float">
            <text:p>0.013520465686721</text:p>
          </table:table-cell>
          <table:table-cell office:value-type="float" office:value="13300.967416015" calcext:value-type="float">
            <text:p>13300.967416015</text:p>
          </table:table-cell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224.60989" calcext:value-type="float">
            <text:p>224.60989</text:p>
          </table:table-cell>
          <table:table-cell table:formula="of:=[.B95]/16486.62" office:value-type="float" office:value="0.0136237682435818" calcext:value-type="float">
            <text:p>0.013623768243582</text:p>
          </table:table-cell>
          <table:table-cell office:value-type="float" office:value="13529.610589049" calcext:value-type="float">
            <text:p>13529.610589049</text:p>
          </table:table-cell>
        </table:table-row>
        <table:table-row table:style-name="ro1">
          <table:table-cell office:value-type="float" office:value="95.69" calcext:value-type="float">
            <text:p>95.69</text:p>
          </table:table-cell>
          <table:table-cell office:value-type="float" office:value="226.8415" calcext:value-type="float">
            <text:p>226.8415</text:p>
          </table:table-cell>
          <table:table-cell table:formula="of:=[.B96]/16486.62" office:value-type="float" office:value="0.0137591270982166" calcext:value-type="float">
            <text:p>0.013759127098217</text:p>
          </table:table-cell>
          <table:table-cell office:value-type="float" office:value="13760.525444493" calcext:value-type="float">
            <text:p>13760.525444493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229.91938" calcext:value-type="float">
            <text:p>229.91938</text:p>
          </table:table-cell>
          <table:table-cell table:formula="of:=[.B97]/16486.62" office:value-type="float" office:value="0.0139458166683044" calcext:value-type="float">
            <text:p>0.013945816668304</text:p>
          </table:table-cell>
          <table:table-cell office:value-type="float" office:value="13994.573453478" calcext:value-type="float">
            <text:p>13994.573453478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234.10869" calcext:value-type="float">
            <text:p>234.10869</text:p>
          </table:table-cell>
          <table:table-cell table:formula="of:=[.B98]/16486.62" office:value-type="float" office:value="0.0141999202990061" calcext:value-type="float">
            <text:p>0.014199920299006</text:p>
          </table:table-cell>
          <table:table-cell office:value-type="float" office:value="14232.886002294" calcext:value-type="float">
            <text:p>14232.886002294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239.47557" calcext:value-type="float">
            <text:p>239.47557</text:p>
          </table:table-cell>
          <table:table-cell table:formula="of:=[.B99]/16486.62" office:value-type="float" office:value="0.0145254497283252" calcext:value-type="float">
            <text:p>0.014525449728325</text:p>
          </table:table-cell>
          <table:table-cell office:value-type="float" office:value="14476.661803509" calcext:value-type="float">
            <text:p>14476.661803509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245.7858" calcext:value-type="float">
            <text:p>245.7858</text:p>
          </table:table-cell>
          <table:table-cell table:formula="of:=[.B100]/16486.62" office:value-type="float" office:value="0.014908198284427" calcext:value-type="float">
            <text:p>0.014908198284427</text:p>
          </table:table-cell>
          <table:table-cell office:value-type="float" office:value="14726.861146773" calcext:value-type="float">
            <text:p>14726.861146773</text:p>
          </table:table-cell>
        </table:table-row>
        <table:table-row table:style-name="ro1">
          <table:table-cell office:value-type="float" office:value="100.78" calcext:value-type="float">
            <text:p>100.78</text:p>
          </table:table-cell>
          <table:table-cell office:value-type="float" office:value="252.48917" calcext:value-type="float">
            <text:p>252.48917</text:p>
          </table:table-cell>
          <table:table-cell table:formula="of:=[.B101]/16486.62" office:value-type="float" office:value="0.0153147928441366" calcext:value-type="float">
            <text:p>0.015314792844137</text:p>
          </table:table-cell>
          <table:table-cell office:value-type="float" office:value="14983.884225652" calcext:value-type="float">
            <text:p>14983.884225652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258.80235" calcext:value-type="float">
            <text:p>258.80235</text:p>
          </table:table-cell>
          <table:table-cell table:formula="of:=[.B102]/16486.62" office:value-type="float" office:value="0.0156977203332157" calcext:value-type="float">
            <text:p>0.015697720333216</text:p>
          </table:table-cell>
          <table:table-cell office:value-type="float" office:value="15247.333846901" calcext:value-type="float">
            <text:p>15247.333846901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263.87067" calcext:value-type="float">
            <text:p>263.87067</text:p>
          </table:table-cell>
          <table:table-cell table:formula="of:=[.B103]/16486.62" office:value-type="float" office:value="0.0160051405321406" calcext:value-type="float">
            <text:p>0.016005140532141</text:p>
          </table:table-cell>
          <table:table-cell office:value-type="float" office:value="15515.942805495" calcext:value-type="float">
            <text:p>15515.942805495</text:p>
          </table:table-cell>
        </table:table-row>
        <table:table-row table:style-name="ro1">
          <table:table-cell office:value-type="float" office:value="103.83" calcext:value-type="float">
            <text:p>103.83</text:p>
          </table:table-cell>
          <table:table-cell office:value-type="float" office:value="266.96357" calcext:value-type="float">
            <text:p>266.96357</text:p>
          </table:table-cell>
          <table:table-cell table:formula="of:=[.B104]/16486.62" office:value-type="float" office:value="0.0161927411440307" calcext:value-type="float">
            <text:p>0.016192741144031</text:p>
          </table:table-cell>
          <table:table-cell office:value-type="float" office:value="15787.700199273" calcext:value-type="float">
            <text:p>15787.700199273</text:p>
          </table:table-cell>
        </table:table-row>
        <table:table-row table:style-name="ro1">
          <table:table-cell office:value-type="float" office:value="104.85" calcext:value-type="float">
            <text:p>104.85</text:p>
          </table:table-cell>
          <table:table-cell office:value-type="float" office:value="267.64857" calcext:value-type="float">
            <text:p>267.64857</text:p>
          </table:table-cell>
          <table:table-cell table:formula="of:=[.B105]/16486.62" office:value-type="float" office:value="0.0162342899878811" calcext:value-type="float">
            <text:p>0.016234289987881</text:p>
          </table:table-cell>
          <table:table-cell office:value-type="float" office:value="16060.154891563" calcext:value-type="float">
            <text:p>16060.154891563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265.89707" calcext:value-type="float">
            <text:p>265.89707</text:p>
          </table:table-cell>
          <table:table-cell table:formula="of:=[.B106]/16486.62" office:value-type="float" office:value="0.0161280523236418" calcext:value-type="float">
            <text:p>0.016128052323642</text:p>
          </table:table-cell>
          <table:table-cell office:value-type="float" office:value="16330.826634051" calcext:value-type="float">
            <text:p>16330.826634051</text:p>
          </table:table-cell>
        </table:table-row>
        <table:table-row table:style-name="ro1">
          <table:table-cell office:value-type="float" office:value="106.89" calcext:value-type="float">
            <text:p>106.89</text:p>
          </table:table-cell>
          <table:table-cell office:value-type="float" office:value="262.09701" calcext:value-type="float">
            <text:p>262.09701</text:p>
          </table:table-cell>
          <table:table-cell table:formula="of:=[.B107]/16486.62" office:value-type="float" office:value="0.015897558747639" calcext:value-type="float">
            <text:p>0.015897558747639</text:p>
          </table:table-cell>
          <table:table-cell office:value-type="float" office:value="16597.63008167" calcext:value-type="float">
            <text:p>16597.63008167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256.97459" calcext:value-type="float">
            <text:p>256.97459</text:p>
          </table:table-cell>
          <table:table-cell table:formula="of:=[.B108]/16486.62" office:value-type="float" office:value="0.0155868570998786" calcext:value-type="float">
            <text:p>0.015586857099879</text:p>
          </table:table-cell>
          <table:table-cell office:value-type="float" office:value="16859.219126354" calcext:value-type="float">
            <text:p>16859.219126354</text:p>
          </table:table-cell>
        </table:table-row>
        <table:table-row table:style-name="ro1">
          <table:table-cell office:value-type="float" office:value="108.92" calcext:value-type="float">
            <text:p>108.92</text:p>
          </table:table-cell>
          <table:table-cell office:value-type="float" office:value="251.4497" calcext:value-type="float">
            <text:p>251.4497</text:p>
          </table:table-cell>
          <table:table-cell table:formula="of:=[.B109]/16486.62" office:value-type="float" office:value="0.0152517435350606" calcext:value-type="float">
            <text:p>0.015251743535061</text:p>
          </table:table-cell>
          <table:table-cell office:value-type="float" office:value="17115.184074914" calcext:value-type="float">
            <text:p>17115.184074914</text:p>
          </table:table-cell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246.46145" calcext:value-type="float">
            <text:p>246.46145</text:p>
          </table:table-cell>
          <table:table-cell table:formula="of:=[.B110]/16486.62" office:value-type="float" office:value="0.0149491800017226" calcext:value-type="float">
            <text:p>0.014949180001723</text:p>
          </table:table-cell>
          <table:table-cell office:value-type="float" office:value="17366.071198913" calcext:value-type="float">
            <text:p>17366.071198913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242.79983" calcext:value-type="float">
            <text:p>242.79983</text:p>
          </table:table-cell>
          <table:table-cell table:formula="of:=[.B111]/16486.62" office:value-type="float" office:value="0.0147270835380448" calcext:value-type="float">
            <text:p>0.014727083538045</text:p>
          </table:table-cell>
          <table:table-cell office:value-type="float" office:value="17613.230946906" calcext:value-type="float">
            <text:p>17613.230946906</text:p>
          </table:table-cell>
        </table:table-row>
        <table:table-row table:style-name="ro1">
          <table:table-cell office:value-type="float" office:value="111.98" calcext:value-type="float">
            <text:p>111.98</text:p>
          </table:table-cell>
          <table:table-cell office:value-type="float" office:value="240.97113" calcext:value-type="float">
            <text:p>240.97113</text:p>
          </table:table-cell>
          <table:table-cell table:formula="of:=[.B112]/16486.62" office:value-type="float" office:value="0.014616163288776" calcext:value-type="float">
            <text:p>0.014616163288776</text:p>
          </table:table-cell>
          <table:table-cell office:value-type="float" office:value="17858.529154529" calcext:value-type="float">
            <text:p>17858.529154529</text:p>
          </table:table-cell>
        </table:table-row>
        <table:table-row table:style-name="ro1">
          <table:table-cell office:value-type="float" office:value="112.99" calcext:value-type="float">
            <text:p>112.99</text:p>
          </table:table-cell>
          <table:table-cell office:value-type="float" office:value="241.11355" calcext:value-type="float">
            <text:p>241.11355</text:p>
          </table:table-cell>
          <table:table-cell table:formula="of:=[.B113]/16486.62" office:value-type="float" office:value="0.0146248018089821" calcext:value-type="float">
            <text:p>0.014624801808982</text:p>
          </table:table-cell>
          <table:table-cell office:value-type="float" office:value="18103.972346579" calcext:value-type="float">
            <text:p>18103.972346579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242.97067" calcext:value-type="float">
            <text:p>242.97067</text:p>
          </table:table-cell>
          <table:table-cell table:formula="of:=[.B114]/16486.62" office:value-type="float" office:value="0.0147374458803563" calcext:value-type="float">
            <text:p>0.014737445880356</text:p>
          </table:table-cell>
          <table:table-cell office:value-type="float" office:value="18351.306002175" calcext:value-type="float">
            <text:p>18351.306002175</text:p>
          </table:table-cell>
        </table:table-row>
        <table:table-row table:style-name="ro1">
          <table:table-cell office:value-type="float" office:value="115.03" calcext:value-type="float">
            <text:p>115.03</text:p>
          </table:table-cell>
          <table:table-cell office:value-type="float" office:value="245.92524" calcext:value-type="float">
            <text:p>245.92524</text:p>
          </table:table-cell>
          <table:table-cell table:formula="of:=[.B115]/16486.62" office:value-type="float" office:value="0.0149166560519985" calcext:value-type="float">
            <text:p>0.014916656051999</text:p>
          </table:table-cell>
          <table:table-cell office:value-type="float" office:value="18601.647280754" calcext:value-type="float">
            <text:p>18601.647280754</text:p>
          </table:table-cell>
        </table:table-row>
        <table:table-row table:style-name="ro1">
          <table:table-cell office:value-type="float" office:value="116.05" calcext:value-type="float">
            <text:p>116.05</text:p>
          </table:table-cell>
          <table:table-cell office:value-type="float" office:value="249.09276" calcext:value-type="float">
            <text:p>249.09276</text:p>
          </table:table-cell>
          <table:table-cell table:formula="of:=[.B116]/16486.62" office:value-type="float" office:value="0.0151087827583823" calcext:value-type="float">
            <text:p>0.015108782758382</text:p>
          </table:table-cell>
          <table:table-cell office:value-type="float" office:value="18855.212957428" calcext:value-type="float">
            <text:p>18855.212957428</text:p>
          </table:table-cell>
        </table:table-row>
        <table:table-row table:style-name="ro1">
          <table:table-cell office:value-type="float" office:value="117.07" calcext:value-type="float">
            <text:p>117.07</text:p>
          </table:table-cell>
          <table:table-cell office:value-type="float" office:value="251.46865" calcext:value-type="float">
            <text:p>251.46865</text:p>
          </table:table-cell>
          <table:table-cell table:formula="of:=[.B117]/16486.62" office:value-type="float" office:value="0.0152528929519817" calcext:value-type="float">
            <text:p>0.015252892951982</text:p>
          </table:table-cell>
          <table:table-cell office:value-type="float" office:value="19111.197196029" calcext:value-type="float">
            <text:p>19111.197196029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252.11339" calcext:value-type="float">
            <text:p>252.11339</text:p>
          </table:table-cell>
          <table:table-cell table:formula="of:=[.B118]/16486.62" office:value-type="float" office:value="0.0152919998156081" calcext:value-type="float">
            <text:p>0.015291999815608</text:p>
          </table:table-cell>
          <table:table-cell office:value-type="float" office:value="19367.837745384" calcext:value-type="float">
            <text:p>19367.837745384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50.34646" calcext:value-type="float">
            <text:p>250.34646</text:p>
          </table:table-cell>
          <table:table-cell table:formula="of:=[.B119]/16486.62" office:value-type="float" office:value="0.0151848262409154" calcext:value-type="float">
            <text:p>0.015184826240915</text:p>
          </table:table-cell>
          <table:table-cell office:value-type="float" office:value="19622.679640649" calcext:value-type="float">
            <text:p>19622.679640649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245.90861" calcext:value-type="float">
            <text:p>245.90861</text:p>
          </table:table-cell>
          <table:table-cell table:formula="of:=[.B120]/16486.62" office:value-type="float" office:value="0.0149156473552493" calcext:value-type="float">
            <text:p>0.014915647355249</text:p>
          </table:table-cell>
          <table:table-cell office:value-type="float" office:value="19873.00399243" calcext:value-type="float">
            <text:p>19873.00399243</text:p>
          </table:table-cell>
        </table:table-row>
        <table:table-row table:style-name="ro1">
          <table:table-cell office:value-type="float" office:value="121.14" calcext:value-type="float">
            <text:p>121.14</text:p>
          </table:table-cell>
          <table:table-cell office:value-type="float" office:value="239.04793" calcext:value-type="float">
            <text:p>239.04793</text:p>
          </table:table-cell>
          <table:table-cell table:formula="of:=[.B121]/16486.62" office:value-type="float" office:value="0.0144995111187132" calcext:value-type="float">
            <text:p>0.014499511118713</text:p>
          </table:table-cell>
          <table:table-cell office:value-type="float" office:value="20116.344469692" calcext:value-type="float">
            <text:p>20116.344469692</text:p>
          </table:table-cell>
        </table:table-row>
        <table:table-row table:style-name="ro1">
          <table:table-cell office:value-type="float" office:value="122.15" calcext:value-type="float">
            <text:p>122.15</text:p>
          </table:table-cell>
          <table:table-cell office:value-type="float" office:value="230.49627" calcext:value-type="float">
            <text:p>230.49627</text:p>
          </table:table-cell>
          <table:table-cell table:formula="of:=[.B122]/16486.62" office:value-type="float" office:value="0.0139808080734559" calcext:value-type="float">
            <text:p>0.013980808073456</text:p>
          </table:table-cell>
          <table:table-cell office:value-type="float" office:value="20350.97972476" calcext:value-type="float">
            <text:p>20350.97972476</text:p>
          </table:table-cell>
        </table:table-row>
        <table:table-row table:style-name="ro1">
          <table:table-cell office:value-type="float" office:value="123.17" calcext:value-type="float">
            <text:p>123.17</text:p>
          </table:table-cell>
          <table:table-cell office:value-type="float" office:value="221.32697" calcext:value-type="float">
            <text:p>221.32697</text:p>
          </table:table-cell>
          <table:table-cell table:formula="of:=[.B123]/16486.62" office:value-type="float" office:value="0.0134246419217523" calcext:value-type="float">
            <text:p>0.013424641921752</text:p>
          </table:table-cell>
          <table:table-cell office:value-type="float" office:value="20576.281031098" calcext:value-type="float">
            <text:p>20576.281031098</text:p>
          </table:table-cell>
        </table:table-row>
        <table:table-row table:style-name="ro1">
          <table:table-cell office:value-type="float" office:value="124.19" calcext:value-type="float">
            <text:p>124.19</text:p>
          </table:table-cell>
          <table:table-cell office:value-type="float" office:value="212.71894" calcext:value-type="float">
            <text:p>212.71894</text:p>
          </table:table-cell>
          <table:table-cell table:formula="of:=[.B124]/16486.62" office:value-type="float" office:value="0.01290251974025" calcext:value-type="float">
            <text:p>0.01290251974025</text:p>
          </table:table-cell>
          <table:table-cell office:value-type="float" office:value="20792.819729676" calcext:value-type="float">
            <text:p>20792.819729676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205.68343" calcext:value-type="float">
            <text:p>205.68343</text:p>
          </table:table-cell>
          <table:table-cell table:formula="of:=[.B125]/16486.62" office:value-type="float" office:value="0.0124757791469689" calcext:value-type="float">
            <text:p>0.012475779146969</text:p>
          </table:table-cell>
          <table:table-cell office:value-type="float" office:value="21002.196587122" calcext:value-type="float">
            <text:p>21002.196587122</text:p>
          </table:table-cell>
        </table:table-row>
        <table:table-row table:style-name="ro1">
          <table:table-cell office:value-type="float" office:value="126.23" calcext:value-type="float">
            <text:p>126.23</text:p>
          </table:table-cell>
          <table:table-cell office:value-type="float" office:value="200.8276" calcext:value-type="float">
            <text:p>200.8276</text:p>
          </table:table-cell>
          <table:table-cell table:formula="of:=[.B126]/16486.62" office:value-type="float" office:value="0.012181247581372" calcext:value-type="float">
            <text:p>0.012181247581372</text:p>
          </table:table-cell>
          <table:table-cell office:value-type="float" office:value="21206.630416996" calcext:value-type="float">
            <text:p>21206.630416996</text:p>
          </table:table-cell>
        </table:table-row>
        <table:table-row table:style-name="ro1">
          <table:table-cell office:value-type="float" office:value="127.24" calcext:value-type="float">
            <text:p>127.24</text:p>
          </table:table-cell>
          <table:table-cell office:value-type="float" office:value="198.22343" calcext:value-type="float">
            <text:p>198.22343</text:p>
          </table:table-cell>
          <table:table-cell table:formula="of:=[.B127]/16486.62" office:value-type="float" office:value="0.0120232910081023" calcext:value-type="float">
            <text:p>0.012023291008102</text:p>
          </table:table-cell>
          <table:table-cell office:value-type="float" office:value="21408.413313241" calcext:value-type="float">
            <text:p>21408.413313241</text:p>
          </table:table-cell>
        </table:table-row>
        <table:table-row table:style-name="ro1">
          <table:table-cell office:value-type="float" office:value="128.26" calcext:value-type="float">
            <text:p>128.26</text:p>
          </table:table-cell>
          <table:table-cell office:value-type="float" office:value="197.42245" calcext:value-type="float">
            <text:p>197.42245</text:p>
          </table:table-cell>
          <table:table-cell table:formula="of:=[.B128]/16486.62" office:value-type="float" office:value="0.0119747073687633" calcext:value-type="float">
            <text:p>0.011974707368763</text:p>
          </table:table-cell>
          <table:table-cell office:value-type="float" office:value="21609.380845053" calcext:value-type="float">
            <text:p>21609.380845053</text:p>
          </table:table-cell>
        </table:table-row>
        <table:table-row table:style-name="ro1">
          <table:table-cell office:value-type="float" office:value="129.28" calcext:value-type="float">
            <text:p>129.28</text:p>
          </table:table-cell>
          <table:table-cell office:value-type="float" office:value="197.61266" calcext:value-type="float">
            <text:p>197.61266</text:p>
          </table:table-cell>
          <table:table-cell table:formula="of:=[.B129]/16486.62" office:value-type="float" office:value="0.0119862446031994" calcext:value-type="float">
            <text:p>0.0119862446032</text:p>
          </table:table-cell>
          <table:table-cell office:value-type="float" office:value="21810.542001926" calcext:value-type="float">
            <text:p>21810.542001926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197.86955" calcext:value-type="float">
            <text:p>197.86955</text:p>
          </table:table-cell>
          <table:table-cell table:formula="of:=[.B130]/16486.62" office:value-type="float" office:value="0.012001826329472" calcext:value-type="float">
            <text:p>0.012001826329472</text:p>
          </table:table-cell>
          <table:table-cell office:value-type="float" office:value="22011.964668437" calcext:value-type="float">
            <text:p>22011.964668437</text:p>
          </table:table-cell>
        </table:table-row>
        <table:table-row table:style-name="ro1">
          <table:table-cell office:value-type="float" office:value="131.32" calcext:value-type="float">
            <text:p>131.32</text:p>
          </table:table-cell>
          <table:table-cell office:value-type="float" office:value="197.42321" calcext:value-type="float">
            <text:p>197.42321</text:p>
          </table:table-cell>
          <table:table-cell table:formula="of:=[.B131]/16486.62" office:value-type="float" office:value="0.0119747534667506" calcext:value-type="float">
            <text:p>0.011974753466751</text:p>
          </table:table-cell>
          <table:table-cell office:value-type="float" office:value="22212.932978562" calcext:value-type="float">
            <text:p>22212.932978562</text:p>
          </table:table-cell>
        </table:table-row>
        <table:table-row table:style-name="ro1">
          <table:table-cell office:value-type="float" office:value="132.33" calcext:value-type="float">
            <text:p>132.33</text:p>
          </table:table-cell>
          <table:table-cell office:value-type="float" office:value="195.8592" calcext:value-type="float">
            <text:p>195.8592</text:p>
          </table:table-cell>
          <table:table-cell table:formula="of:=[.B132]/16486.62" office:value-type="float" office:value="0.0118798880546771" calcext:value-type="float">
            <text:p>0.011879888054677</text:p>
          </table:table-cell>
          <table:table-cell office:value-type="float" office:value="22412.309193565" calcext:value-type="float">
            <text:p>22412.309193565</text:p>
          </table:table-cell>
        </table:table-row>
        <table:table-row table:style-name="ro1">
          <table:table-cell office:value-type="float" office:value="133.35" calcext:value-type="float">
            <text:p>133.35</text:p>
          </table:table-cell>
          <table:table-cell office:value-type="float" office:value="193.19446" calcext:value-type="float">
            <text:p>193.19446</text:p>
          </table:table-cell>
          <table:table-cell table:formula="of:=[.B133]/16486.62" office:value-type="float" office:value="0.011718257593127" calcext:value-type="float">
            <text:p>0.011718257593127</text:p>
          </table:table-cell>
          <table:table-cell office:value-type="float" office:value="22608.972822028" calcext:value-type="float">
            <text:p>22608.972822028</text:p>
          </table:table-cell>
        </table:table-row>
        <table:table-row table:style-name="ro1">
          <table:table-cell office:value-type="float" office:value="134.37" calcext:value-type="float">
            <text:p>134.37</text:p>
          </table:table-cell>
          <table:table-cell office:value-type="float" office:value="189.81212" calcext:value-type="float">
            <text:p>189.81212</text:p>
          </table:table-cell>
          <table:table-cell table:formula="of:=[.B134]/16486.62" office:value-type="float" office:value="0.0115131009266909" calcext:value-type="float">
            <text:p>0.011513100926691</text:p>
          </table:table-cell>
          <table:table-cell office:value-type="float" office:value="22802.193369619" calcext:value-type="float">
            <text:p>22802.193369619</text:p>
          </table:table-cell>
        </table:table-row>
        <table:table-row table:style-name="ro1">
          <table:table-cell office:value-type="float" office:value="135.39" calcext:value-type="float">
            <text:p>135.39</text:p>
          </table:table-cell>
          <table:table-cell office:value-type="float" office:value="186.28626" calcext:value-type="float">
            <text:p>186.28626</text:p>
          </table:table-cell>
          <table:table-cell table:formula="of:=[.B135]/16486.62" office:value-type="float" office:value="0.0112992390192775" calcext:value-type="float">
            <text:p>0.011299239019278</text:p>
          </table:table-cell>
          <table:table-cell office:value-type="float" office:value="22991.824744749" calcext:value-type="float">
            <text:p>22991.824744749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183.16267" calcext:value-type="float">
            <text:p>183.16267</text:p>
          </table:table-cell>
          <table:table-cell table:formula="of:=[.B136]/16486.62" office:value-type="float" office:value="0.0111097768978723" calcext:value-type="float">
            <text:p>0.011109776897872</text:p>
          </table:table-cell>
          <table:table-cell office:value-type="float" office:value="23178.276435156" calcext:value-type="float">
            <text:p>23178.276435156</text:p>
          </table:table-cell>
        </table:table-row>
        <table:table-row table:style-name="ro1">
          <table:table-cell office:value-type="float" office:value="137.42" calcext:value-type="float">
            <text:p>137.42</text:p>
          </table:table-cell>
          <table:table-cell office:value-type="float" office:value="180.77199" calcext:value-type="float">
            <text:p>180.77199</text:p>
          </table:table-cell>
          <table:table-cell table:formula="of:=[.B137]/16486.62" office:value-type="float" office:value="0.0109647696131772" calcext:value-type="float">
            <text:p>0.010964769613177</text:p>
          </table:table-cell>
          <table:table-cell office:value-type="float" office:value="23362.294524255" calcext:value-type="float">
            <text:p>23362.294524255</text:p>
          </table:table-cell>
        </table:table-row>
        <table:table-row table:style-name="ro1">
          <table:table-cell office:value-type="float" office:value="138.44" calcext:value-type="float">
            <text:p>138.44</text:p>
          </table:table-cell>
          <table:table-cell office:value-type="float" office:value="179.13575" calcext:value-type="float">
            <text:p>179.13575</text:p>
          </table:table-cell>
          <table:table-cell table:formula="of:=[.B138]/16486.62" office:value-type="float" office:value="0.0108655230726492" calcext:value-type="float">
            <text:p>0.010865523072649</text:p>
          </table:table-cell>
          <table:table-cell office:value-type="float" office:value="23544.646989124" calcext:value-type="float">
            <text:p>23544.646989124</text:p>
          </table:table-cell>
        </table:table-row>
        <table:table-row table:style-name="ro1">
          <table:table-cell office:value-type="float" office:value="139.46" calcext:value-type="float">
            <text:p>139.46</text:p>
          </table:table-cell>
          <table:table-cell office:value-type="float" office:value="177.98911" calcext:value-type="float">
            <text:p>177.98911</text:p>
          </table:table-cell>
          <table:table-cell table:formula="of:=[.B139]/16486.62" office:value-type="float" office:value="0.0107959733408061" calcext:value-type="float">
            <text:p>0.010795973340806</text:p>
          </table:table-cell>
          <table:table-cell office:value-type="float" office:value="23725.832220033" calcext:value-type="float">
            <text:p>23725.832220033</text:p>
          </table:table-cell>
        </table:table-row>
        <table:table-row table:style-name="ro1">
          <table:table-cell office:value-type="float" office:value="140.48" calcext:value-type="float">
            <text:p>140.48</text:p>
          </table:table-cell>
          <table:table-cell office:value-type="float" office:value="176.90237" calcext:value-type="float">
            <text:p>176.90237</text:p>
          </table:table-cell>
          <table:table-cell table:formula="of:=[.B140]/16486.62" office:value-type="float" office:value="0.0107300568582281" calcext:value-type="float">
            <text:p>0.010730056858228</text:p>
          </table:table-cell>
          <table:table-cell office:value-type="float" office:value="23905.911200401" calcext:value-type="float">
            <text:p>23905.911200401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175.45009" calcext:value-type="float">
            <text:p>175.45009</text:p>
          </table:table-cell>
          <table:table-cell table:formula="of:=[.B141]/16486.62" office:value-type="float" office:value="0.0106419684568456" calcext:value-type="float">
            <text:p>0.010641968456846</text:p>
          </table:table-cell>
          <table:table-cell office:value-type="float" office:value="24084.51182152" calcext:value-type="float">
            <text:p>24084.51182152</text:p>
          </table:table-cell>
        </table:table-row>
        <table:table-row table:style-name="ro1">
          <table:table-cell office:value-type="float" office:value="142.51" calcext:value-type="float">
            <text:p>142.51</text:p>
          </table:table-cell>
          <table:table-cell office:value-type="float" office:value="173.36432" calcext:value-type="float">
            <text:p>173.36432</text:p>
          </table:table-cell>
          <table:table-cell table:formula="of:=[.B142]/16486.62" office:value-type="float" office:value="0.0105154555633599" calcext:value-type="float">
            <text:p>0.01051545556336</text:p>
          </table:table-cell>
          <table:table-cell office:value-type="float" office:value="24260.989213874" calcext:value-type="float">
            <text:p>24260.989213874</text:p>
          </table:table-cell>
        </table:table-row>
        <table:table-row table:style-name="ro1">
          <table:table-cell office:value-type="float" office:value="143.53" calcext:value-type="float">
            <text:p>143.53</text:p>
          </table:table-cell>
          <table:table-cell office:value-type="float" office:value="170.6196" calcext:value-type="float">
            <text:p>170.6196</text:p>
          </table:table-cell>
          <table:table-cell table:formula="of:=[.B143]/16486.62" office:value-type="float" office:value="0.010348973895195" calcext:value-type="float">
            <text:p>0.010348973895195</text:p>
          </table:table-cell>
          <table:table-cell office:value-type="float" office:value="24434.672608079" calcext:value-type="float">
            <text:p>24434.672608079</text:p>
          </table:table-cell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167.42603" calcext:value-type="float">
            <text:p>167.42603</text:p>
          </table:table-cell>
          <table:table-cell table:formula="of:=[.B144]/16486.62" office:value-type="float" office:value="0.01015526711964" calcext:value-type="float">
            <text:p>0.01015526711964</text:p>
          </table:table-cell>
          <table:table-cell office:value-type="float" office:value="24605.10508352" calcext:value-type="float">
            <text:p>24605.10508352</text:p>
          </table:table-cell>
        </table:table-row>
        <table:table-row table:style-name="ro1">
          <table:table-cell office:value-type="float" office:value="145.57" calcext:value-type="float">
            <text:p>145.57</text:p>
          </table:table-cell>
          <table:table-cell office:value-type="float" office:value="164.1411" calcext:value-type="float">
            <text:p>164.1411</text:p>
          </table:table-cell>
          <table:table-cell table:formula="of:=[.B145]/16486.62" office:value-type="float" office:value="0.00995601888076513" calcext:value-type="float">
            <text:p>0.009956018880765</text:p>
          </table:table-cell>
          <table:table-cell office:value-type="float" office:value="24772.193642233" calcext:value-type="float">
            <text:p>24772.193642233</text:p>
          </table:table-cell>
        </table:table-row>
        <table:table-row table:style-name="ro1">
          <table:table-cell office:value-type="float" office:value="146.59" calcext:value-type="float">
            <text:p>146.59</text:p>
          </table:table-cell>
          <table:table-cell office:value-type="float" office:value="161.13899" calcext:value-type="float">
            <text:p>161.13899</text:p>
          </table:table-cell>
          <table:table-cell table:formula="of:=[.B146]/16486.62" office:value-type="float" office:value="0.00977392515870445" calcext:value-type="float">
            <text:p>0.009773925158704</text:p>
          </table:table-cell>
          <table:table-cell office:value-type="float" office:value="24936.226176316" calcext:value-type="float">
            <text:p>24936.226176316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58.68675" calcext:value-type="float">
            <text:p>158.68675</text:p>
          </table:table-cell>
          <table:table-cell table:formula="of:=[.B147]/16486.62" office:value-type="float" office:value="0.009625183937035" calcext:value-type="float">
            <text:p>0.009625183937035</text:p>
          </table:table-cell>
          <table:table-cell office:value-type="float" office:value="25097.762436779" calcext:value-type="float">
            <text:p>25097.762436779</text:p>
          </table:table-cell>
        </table:table-row>
        <table:table-row table:style-name="ro1">
          <table:table-cell office:value-type="float" office:value="148.62" calcext:value-type="float">
            <text:p>148.62</text:p>
          </table:table-cell>
          <table:table-cell office:value-type="float" office:value="156.86957" calcext:value-type="float">
            <text:p>156.86957</text:p>
          </table:table-cell>
          <table:table-cell table:formula="of:=[.B148]/16486.62" office:value-type="float" office:value="0.00951496243620585" calcext:value-type="float">
            <text:p>0.009514962436206</text:p>
          </table:table-cell>
          <table:table-cell office:value-type="float" office:value="25257.448888247" calcext:value-type="float">
            <text:p>25257.448888247</text:p>
          </table:table-cell>
        </table:table-row>
        <table:table-row table:style-name="ro1">
          <table:table-cell office:value-type="float" office:value="149.64" calcext:value-type="float">
            <text:p>149.64</text:p>
          </table:table-cell>
          <table:table-cell office:value-type="float" office:value="155.58519" calcext:value-type="float">
            <text:p>155.58519</text:p>
          </table:table-cell>
          <table:table-cell table:formula="of:=[.B149]/16486.62" office:value-type="float" office:value="0.00943705805071021" calcext:value-type="float">
            <text:p>0.00943705805071</text:p>
          </table:table-cell>
          <table:table-cell office:value-type="float" office:value="25415.827894606" calcext:value-type="float">
            <text:p>25415.827894606</text:p>
          </table:table-cell>
        </table:table-row>
        <table:table-row table:style-name="ro1">
          <table:table-cell office:value-type="float" office:value="150.66" calcext:value-type="float">
            <text:p>150.66</text:p>
          </table:table-cell>
          <table:table-cell office:value-type="float" office:value="154.60107" calcext:value-type="float">
            <text:p>154.60107</text:p>
          </table:table-cell>
          <table:table-cell table:formula="of:=[.B150]/16486.62" office:value-type="float" office:value="0.00937736600952773" calcext:value-type="float">
            <text:p>0.009377366009528</text:p>
          </table:table-cell>
          <table:table-cell office:value-type="float" office:value="25573.205114026" calcext:value-type="float">
            <text:p>25573.205114026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153.64661" calcext:value-type="float">
            <text:p>153.64661</text:p>
          </table:table-cell>
          <table:table-cell table:formula="of:=[.B151]/16486.62" office:value-type="float" office:value="0.00931947300295634" calcext:value-type="float">
            <text:p>0.009319473002956</text:p>
          </table:table-cell>
          <table:table-cell office:value-type="float" office:value="25729.610729166" calcext:value-type="float">
            <text:p>25729.610729166</text:p>
          </table:table-cell>
        </table:table-row>
        <table:table-row table:style-name="ro1">
          <table:table-cell office:value-type="float" office:value="152.69" calcext:value-type="float">
            <text:p>152.69</text:p>
          </table:table-cell>
          <table:table-cell office:value-type="float" office:value="152.50367" calcext:value-type="float">
            <text:p>152.50367</text:p>
          </table:table-cell>
          <table:table-cell table:formula="of:=[.B152]/16486.62" office:value-type="float" office:value="0.00925014769552522" calcext:value-type="float">
            <text:p>0.009250147695525</text:p>
          </table:table-cell>
          <table:table-cell office:value-type="float" office:value="25884.852884806" calcext:value-type="float">
            <text:p>25884.852884806</text:p>
          </table:table-cell>
        </table:table-row>
        <table:table-row table:style-name="ro1">
          <table:table-cell office:value-type="float" office:value="153.71" calcext:value-type="float">
            <text:p>153.71</text:p>
          </table:table-cell>
          <table:table-cell office:value-type="float" office:value="151.06439" calcext:value-type="float">
            <text:p>151.06439</text:p>
          </table:table-cell>
          <table:table-cell table:formula="of:=[.B153]/16486.62" office:value-type="float" office:value="0.00916284781234723" calcext:value-type="float">
            <text:p>0.009162847812347</text:p>
          </table:table-cell>
          <table:table-cell office:value-type="float" office:value="26038.629918154" calcext:value-type="float">
            <text:p>26038.629918154</text:p>
          </table:table-cell>
        </table:table-row>
        <table:table-row table:style-name="ro1">
          <table:table-cell office:value-type="float" office:value="154.73" calcext:value-type="float">
            <text:p>154.73</text:p>
          </table:table-cell>
          <table:table-cell office:value-type="float" office:value="149.34078" calcext:value-type="float">
            <text:p>149.34078</text:p>
          </table:table-cell>
          <table:table-cell table:formula="of:=[.B154]/16486.62" office:value-type="float" office:value="0.00905830182293278" calcext:value-type="float">
            <text:p>0.009058301822933</text:p>
          </table:table-cell>
          <table:table-cell office:value-type="float" office:value="26190.652386121" calcext:value-type="float">
            <text:p>26190.652386121</text:p>
          </table:table-cell>
        </table:table-row>
        <table:table-row table:style-name="ro1">
          <table:table-cell office:value-type="float" office:value="155.75" calcext:value-type="float">
            <text:p>155.75</text:p>
          </table:table-cell>
          <table:table-cell office:value-type="float" office:value="147.43027" calcext:value-type="float">
            <text:p>147.43027</text:p>
          </table:table-cell>
          <table:table-cell table:formula="of:=[.B155]/16486.62" office:value-type="float" office:value="0.00894241936794807" calcext:value-type="float">
            <text:p>0.008942419367948</text:p>
          </table:table-cell>
          <table:table-cell office:value-type="float" office:value="26340.730040552" calcext:value-type="float">
            <text:p>26340.730040552</text:p>
          </table:table-cell>
        </table:table-row>
        <table:table-row table:style-name="ro1">
          <table:table-cell office:value-type="float" office:value="156.77" calcext:value-type="float">
            <text:p>156.77</text:p>
          </table:table-cell>
          <table:table-cell office:value-type="float" office:value="145.4567" calcext:value-type="float">
            <text:p>145.4567</text:p>
          </table:table-cell>
          <table:table-cell table:formula="of:=[.B156]/16486.62" office:value-type="float" office:value="0.00882271199311927" calcext:value-type="float">
            <text:p>0.008822711993119</text:p>
          </table:table-cell>
          <table:table-cell office:value-type="float" office:value="26488.798683505" calcext:value-type="float">
            <text:p>26488.798683505</text:p>
          </table:table-cell>
        </table:table-row>
        <table:table-row table:style-name="ro1">
          <table:table-cell office:value-type="float" office:value="157.78" calcext:value-type="float">
            <text:p>157.78</text:p>
          </table:table-cell>
          <table:table-cell office:value-type="float" office:value="143.5123" calcext:value-type="float">
            <text:p>143.5123</text:p>
          </table:table-cell>
          <table:table-cell table:formula="of:=[.B157]/16486.62" office:value-type="float" office:value="0.00870477393183078" calcext:value-type="float">
            <text:p>0.008704773931831</text:p>
          </table:table-cell>
          <table:table-cell office:value-type="float" office:value="26634.888007584" calcext:value-type="float">
            <text:p>26634.888007584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41.62264" calcext:value-type="float">
            <text:p>141.62264</text:p>
          </table:table-cell>
          <table:table-cell table:formula="of:=[.B158]/16486.62" office:value-type="float" office:value="0.00859015613873553" calcext:value-type="float">
            <text:p>0.008590156138736</text:p>
          </table:table-cell>
          <table:table-cell office:value-type="float" office:value="26779.053742751" calcext:value-type="float">
            <text:p>26779.053742751</text:p>
          </table:table-cell>
        </table:table-row>
        <table:table-row table:style-name="ro1">
          <table:table-cell office:value-type="float" office:value="159.82" calcext:value-type="float">
            <text:p>159.82</text:p>
          </table:table-cell>
          <table:table-cell office:value-type="float" office:value="139.74502" calcext:value-type="float">
            <text:p>139.74502</text:p>
          </table:table-cell>
          <table:table-cell table:formula="of:=[.B159]/16486.62" office:value-type="float" office:value="0.00847626863480811" calcext:value-type="float">
            <text:p>0.008476268634808</text:p>
          </table:table-cell>
          <table:table-cell office:value-type="float" office:value="26921.308144232" calcext:value-type="float">
            <text:p>26921.308144232</text:p>
          </table:table-cell>
        </table:table-row>
        <table:table-row table:style-name="ro1">
          <table:table-cell office:value-type="float" office:value="160.84" calcext:value-type="float">
            <text:p>160.84</text:p>
          </table:table-cell>
          <table:table-cell office:value-type="float" office:value="137.79712" calcext:value-type="float">
            <text:p>137.79712</text:p>
          </table:table-cell>
          <table:table-cell table:formula="of:=[.B160]/16486.62" office:value-type="float" office:value="0.00835811828015688" calcext:value-type="float">
            <text:p>0.008358118280157</text:p>
          </table:table-cell>
          <table:table-cell office:value-type="float" office:value="27061.579661532" calcext:value-type="float">
            <text:p>27061.579661532</text:p>
          </table:table-cell>
        </table:table-row>
        <table:table-row table:style-name="ro1">
          <table:table-cell office:value-type="float" office:value="161.86" calcext:value-type="float">
            <text:p>161.86</text:p>
          </table:table-cell>
          <table:table-cell office:value-type="float" office:value="135.70196" calcext:value-type="float">
            <text:p>135.70196</text:p>
          </table:table-cell>
          <table:table-cell table:formula="of:=[.B161]/16486.62" office:value-type="float" office:value="0.00823103583390653" calcext:value-type="float">
            <text:p>0.008231035833907</text:p>
          </table:table-cell>
          <table:table-cell office:value-type="float" office:value="27199.71840301" calcext:value-type="float">
            <text:p>27199.71840301</text:p>
          </table:table-cell>
        </table:table-row>
        <table:table-row table:style-name="ro1">
          <table:table-cell office:value-type="float" office:value="162.87" calcext:value-type="float">
            <text:p>162.87</text:p>
          </table:table-cell>
          <table:table-cell office:value-type="float" office:value="133.43073" calcext:value-type="float">
            <text:p>133.43073</text:p>
          </table:table-cell>
          <table:table-cell table:formula="of:=[.B162]/16486.62" office:value-type="float" office:value="0.00809327381840547" calcext:value-type="float">
            <text:p>0.008093273818405</text:p>
          </table:table-cell>
          <table:table-cell office:value-type="float" office:value="27335.545132741" calcext:value-type="float">
            <text:p>27335.545132741</text:p>
          </table:table-cell>
        </table:table-row>
        <table:table-row table:style-name="ro1">
          <table:table-cell office:value-type="float" office:value="163.89" calcext:value-type="float">
            <text:p>163.89</text:p>
          </table:table-cell>
          <table:table-cell office:value-type="float" office:value="131.02718" calcext:value-type="float">
            <text:p>131.02718</text:p>
          </table:table-cell>
          <table:table-cell table:formula="of:=[.B163]/16486.62" office:value-type="float" office:value="0.00794748590068795" calcext:value-type="float">
            <text:p>0.007947485900688</text:p>
          </table:table-cell>
          <table:table-cell office:value-type="float" office:value="27468.925144564" calcext:value-type="float">
            <text:p>27468.925144564</text:p>
          </table:table-cell>
        </table:table-row>
        <table:table-row table:style-name="ro1">
          <table:table-cell office:value-type="float" office:value="164.91" calcext:value-type="float">
            <text:p>164.91</text:p>
          </table:table-cell>
          <table:table-cell office:value-type="float" office:value="128.6053" calcext:value-type="float">
            <text:p>128.6053</text:p>
          </table:table-cell>
          <table:table-cell table:formula="of:=[.B164]/16486.62" office:value-type="float" office:value="0.00780058617230215" calcext:value-type="float">
            <text:p>0.007800586172302</text:p>
          </table:table-cell>
          <table:table-cell office:value-type="float" office:value="27599.839788879" calcext:value-type="float">
            <text:p>27599.839788879</text:p>
          </table:table-cell>
        </table:table-row>
        <table:table-row table:style-name="ro1">
          <table:table-cell office:value-type="float" office:value="165.93" calcext:value-type="float">
            <text:p>165.93</text:p>
          </table:table-cell>
          <table:table-cell office:value-type="float" office:value="126.32158" calcext:value-type="float">
            <text:p>126.32158</text:p>
          </table:table-cell>
          <table:table-cell table:formula="of:=[.B165]/16486.62" office:value-type="float" office:value="0.00766206657277235" calcext:value-type="float">
            <text:p>0.007662066572772</text:p>
          </table:table-cell>
          <table:table-cell office:value-type="float" office:value="27728.429710969" calcext:value-type="float">
            <text:p>27728.429710969</text:p>
          </table:table-cell>
        </table:table-row>
        <table:table-row table:style-name="ro1">
          <table:table-cell office:value-type="float" office:value="166.94" calcext:value-type="float">
            <text:p>166.94</text:p>
          </table:table-cell>
          <table:table-cell office:value-type="float" office:value="124.33128" calcext:value-type="float">
            <text:p>124.33128</text:p>
          </table:table-cell>
          <table:table-cell table:formula="of:=[.B166]/16486.62" office:value-type="float" office:value="0.00754134443566965" calcext:value-type="float">
            <text:p>0.00754134443567</text:p>
          </table:table-cell>
          <table:table-cell office:value-type="float" office:value="27854.993588071" calcext:value-type="float">
            <text:p>27854.993588071</text:p>
          </table:table-cell>
        </table:table-row>
        <table:table-row table:style-name="ro1">
          <table:table-cell office:value-type="float" office:value="167.96" calcext:value-type="float">
            <text:p>167.96</text:p>
          </table:table-cell>
          <table:table-cell office:value-type="float" office:value="122.74282" calcext:value-type="float">
            <text:p>122.74282</text:p>
          </table:table-cell>
          <table:table-cell table:formula="of:=[.B167]/16486.62" office:value-type="float" office:value="0.00744499600281926" calcext:value-type="float">
            <text:p>0.007444996002819</text:p>
          </table:table-cell>
          <table:table-cell office:value-type="float" office:value="27979.940485109" calcext:value-type="float">
            <text:p>27979.940485109</text:p>
          </table:table-cell>
        </table:table-row>
        <table:table-row table:style-name="ro1">
          <table:table-cell office:value-type="float" office:value="168.98" calcext:value-type="float">
            <text:p>168.98</text:p>
          </table:table-cell>
          <table:table-cell office:value-type="float" office:value="121.58441" calcext:value-type="float">
            <text:p>121.58441</text:p>
          </table:table-cell>
          <table:table-cell table:formula="of:=[.B168]/16486.62" office:value-type="float" office:value="0.00737473235872483" calcext:value-type="float">
            <text:p>0.007374732358725</text:p>
          </table:table-cell>
          <table:table-cell office:value-type="float" office:value="28103.708168919" calcext:value-type="float">
            <text:p>28103.7081689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0.7925" calcext:value-type="float">
            <text:p>120.7925</text:p>
          </table:table-cell>
          <table:table-cell table:formula="of:=[.B169]/16486.62" office:value-type="float" office:value="0.00732669886247151" calcext:value-type="float">
            <text:p>0.007326698862472</text:p>
          </table:table-cell>
          <table:table-cell office:value-type="float" office:value="28226.669723791" calcext:value-type="float">
            <text:p>28226.669723791</text:p>
          </table:table-cell>
        </table:table-row>
        <table:table-row table:style-name="ro1">
          <table:table-cell office:value-type="float" office:value="171.02" calcext:value-type="float">
            <text:p>171.02</text:p>
          </table:table-cell>
          <table:table-cell office:value-type="float" office:value="120.22551" calcext:value-type="float">
            <text:p>120.22551</text:p>
          </table:table-cell>
          <table:table-cell table:formula="of:=[.B170]/16486.62" office:value-type="float" office:value="0.00729230794426026" calcext:value-type="float">
            <text:p>0.00729230794426</text:p>
          </table:table-cell>
          <table:table-cell office:value-type="float" office:value="28349.054105116" calcext:value-type="float">
            <text:p>28349.054105116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119.69883" calcext:value-type="float">
            <text:p>119.69883</text:p>
          </table:table-cell>
          <table:table-cell table:formula="of:=[.B171]/16486.62" office:value-type="float" office:value="0.00726036203903529" calcext:value-type="float">
            <text:p>0.007260362039035</text:p>
          </table:table-cell>
          <table:table-cell office:value-type="float" office:value="28470.902351301" calcext:value-type="float">
            <text:p>28470.902351301</text:p>
          </table:table-cell>
        </table:table-row>
        <table:table-row table:style-name="ro1">
          <table:table-cell office:value-type="float" office:value="173.05" calcext:value-type="float">
            <text:p>173.05</text:p>
          </table:table-cell>
          <table:table-cell office:value-type="float" office:value="119.03161" calcext:value-type="float">
            <text:p>119.03161</text:p>
          </table:table-cell>
          <table:table-cell table:formula="of:=[.B172]/16486.62" office:value-type="float" office:value="0.00721989164546766" calcext:value-type="float">
            <text:p>0.007219891645468</text:p>
          </table:table-cell>
          <table:table-cell office:value-type="float" office:value="28592.071391381" calcext:value-type="float">
            <text:p>28592.071391381</text:p>
          </table:table-cell>
        </table:table-row>
        <table:table-row table:style-name="ro1">
          <table:table-cell office:value-type="float" office:value="174.07" calcext:value-type="float">
            <text:p>174.07</text:p>
          </table:table-cell>
          <table:table-cell office:value-type="float" office:value="118.09249" calcext:value-type="float">
            <text:p>118.09249</text:p>
          </table:table-cell>
          <table:table-cell table:formula="of:=[.B173]/16486.62" office:value-type="float" office:value="0.00716292909037753" calcext:value-type="float">
            <text:p>0.007162929090378</text:p>
          </table:table-cell>
          <table:table-cell office:value-type="float" office:value="28712.284447534" calcext:value-type="float">
            <text:p>28712.284447534</text:p>
          </table:table-cell>
        </table:table-row>
        <table:table-row table:style-name="ro1">
          <table:table-cell office:value-type="float" office:value="175.09" calcext:value-type="float">
            <text:p>175.09</text:p>
          </table:table-cell>
          <table:table-cell office:value-type="float" office:value="116.83197" calcext:value-type="float">
            <text:p>116.83197</text:p>
          </table:table-cell>
          <table:table-cell table:formula="of:=[.B174]/16486.62" office:value-type="float" office:value="0.00708647193906331" calcext:value-type="float">
            <text:p>0.007086471939063</text:p>
          </table:table-cell>
          <table:table-cell office:value-type="float" office:value="28831.21435551" calcext:value-type="float">
            <text:p>28831.21435551</text:p>
          </table:table-cell>
        </table:table-row>
        <table:table-row table:style-name="ro1">
          <table:table-cell office:value-type="float" office:value="176.11" calcext:value-type="float">
            <text:p>176.11</text:p>
          </table:table-cell>
          <table:table-cell office:value-type="float" office:value="115.29244" calcext:value-type="float">
            <text:p>115.29244</text:p>
          </table:table-cell>
          <table:table-cell table:formula="of:=[.B175]/16486.62" office:value-type="float" office:value="0.00699309136742401" calcext:value-type="float">
            <text:p>0.006993091367424</text:p>
          </table:table-cell>
          <table:table-cell office:value-type="float" office:value="28948.577082728" calcext:value-type="float">
            <text:p>28948.577082728</text:p>
          </table:table-cell>
        </table:table-row>
        <table:table-row table:style-name="ro1">
          <table:table-cell office:value-type="float" office:value="177.12" calcext:value-type="float">
            <text:p>177.12</text:p>
          </table:table-cell>
          <table:table-cell office:value-type="float" office:value="113.593" calcext:value-type="float">
            <text:p>113.593</text:p>
          </table:table-cell>
          <table:table-cell table:formula="of:=[.B176]/16486.62" office:value-type="float" office:value="0.00689001141531739" calcext:value-type="float">
            <text:p>0.006890011415317</text:p>
          </table:table-cell>
          <table:table-cell office:value-type="float" office:value="29064.209852459" calcext:value-type="float">
            <text:p>29064.209852459</text:p>
          </table:table-cell>
        </table:table-row>
        <table:table-row table:style-name="ro1">
          <table:table-cell office:value-type="float" office:value="178.14" calcext:value-type="float">
            <text:p>178.14</text:p>
          </table:table-cell>
          <table:table-cell office:value-type="float" office:value="111.89348" calcext:value-type="float">
            <text:p>111.89348</text:p>
          </table:table-cell>
          <table:table-cell table:formula="of:=[.B177]/16486.62" office:value-type="float" office:value="0.00678692661079105" calcext:value-type="float">
            <text:p>0.006786926610791</text:p>
          </table:table-cell>
          <table:table-cell office:value-type="float" office:value="29178.112583506" calcext:value-type="float">
            <text:p>29178.112583506</text:p>
          </table:table-cell>
        </table:table-row>
        <table:table-row table:style-name="ro1">
          <table:table-cell office:value-type="float" office:value="179.16" calcext:value-type="float">
            <text:p>179.16</text:p>
          </table:table-cell>
          <table:table-cell office:value-type="float" office:value="110.34778" calcext:value-type="float">
            <text:p>110.34778</text:p>
          </table:table-cell>
          <table:table-cell table:formula="of:=[.B178]/16486.62" office:value-type="float" office:value="0.00669317179628086" calcext:value-type="float">
            <text:p>0.006693171796281</text:p>
          </table:table-cell>
          <table:table-cell office:value-type="float" office:value="29290.441856968" calcext:value-type="float">
            <text:p>29290.441856968</text:p>
          </table:table-cell>
        </table:table-row>
        <table:table-row table:style-name="ro1">
          <table:table-cell office:value-type="float" office:value="180.18" calcext:value-type="float">
            <text:p>180.18</text:p>
          </table:table-cell>
          <table:table-cell office:value-type="float" office:value="109.06021" calcext:value-type="float">
            <text:p>109.06021</text:p>
          </table:table-cell>
          <table:table-cell table:formula="of:=[.B179]/16486.62" office:value-type="float" office:value="0.00661507392054891" calcext:value-type="float">
            <text:p>0.006615073920549</text:p>
          </table:table-cell>
          <table:table-cell office:value-type="float" office:value="29401.460444501" calcext:value-type="float">
            <text:p>29401.460444501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08.05765" calcext:value-type="float">
            <text:p>108.05765</text:p>
          </table:table-cell>
          <table:table-cell table:formula="of:=[.B180]/16486.62" office:value-type="float" office:value="0.00655426339662102" calcext:value-type="float">
            <text:p>0.006554263396621</text:p>
          </table:table-cell>
          <table:table-cell office:value-type="float" office:value="29511.458470209" calcext:value-type="float">
            <text:p>29511.458470209</text:p>
          </table:table-cell>
        </table:table-row>
        <table:table-row table:style-name="ro1">
          <table:table-cell office:value-type="float" office:value="182.21" calcext:value-type="float">
            <text:p>182.21</text:p>
          </table:table-cell>
          <table:table-cell office:value-type="float" office:value="107.28544" calcext:value-type="float">
            <text:p>107.28544</text:p>
          </table:table-cell>
          <table:table-cell table:formula="of:=[.B181]/16486.62" office:value-type="float" office:value="0.00650742480872368" calcext:value-type="float">
            <text:p>0.006507424808724</text:p>
          </table:table-cell>
          <table:table-cell office:value-type="float" office:value="29620.670417239" calcext:value-type="float">
            <text:p>29620.670417239</text:p>
          </table:table-cell>
        </table:table-row>
        <table:table-row table:style-name="ro1">
          <table:table-cell office:value-type="float" office:value="183.23" calcext:value-type="float">
            <text:p>183.23</text:p>
          </table:table-cell>
          <table:table-cell office:value-type="float" office:value="106.6276" calcext:value-type="float">
            <text:p>106.6276</text:p>
          </table:table-cell>
          <table:table-cell table:formula="of:=[.B182]/16486.62" office:value-type="float" office:value="0.00646752336136819" calcext:value-type="float">
            <text:p>0.006467523361368</text:p>
          </table:table-cell>
          <table:table-cell office:value-type="float" office:value="29729.212707885" calcext:value-type="float">
            <text:p>29729.212707885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105.94409" calcext:value-type="float">
            <text:p>105.94409</text:p>
          </table:table-cell>
          <table:table-cell table:formula="of:=[.B183]/16486.62" office:value-type="float" office:value="0.00642606489383512" calcext:value-type="float">
            <text:p>0.006426064893835</text:p>
          </table:table-cell>
          <table:table-cell office:value-type="float" office:value="29837.059221174" calcext:value-type="float">
            <text:p>29837.059221174</text:p>
          </table:table-cell>
        </table:table-row>
        <table:table-row table:style-name="ro1">
          <table:table-cell office:value-type="float" office:value="185.27" calcext:value-type="float">
            <text:p>185.27</text:p>
          </table:table-cell>
          <table:table-cell office:value-type="float" office:value="105.11261" calcext:value-type="float">
            <text:p>105.11261</text:p>
          </table:table-cell>
          <table:table-cell table:formula="of:=[.B184]/16486.62" office:value-type="float" office:value="0.00637563126947792" calcext:value-type="float">
            <text:p>0.006375631269478</text:p>
          </table:table-cell>
          <table:table-cell office:value-type="float" office:value="29944.059326149" calcext:value-type="float">
            <text:p>29944.059326149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104.0613" calcext:value-type="float">
            <text:p>104.0613</text:p>
          </table:table-cell>
          <table:table-cell table:formula="of:=[.B185]/16486.62" office:value-type="float" office:value="0.00631186380228331" calcext:value-type="float">
            <text:p>0.006311863802283</text:p>
          </table:table-cell>
          <table:table-cell office:value-type="float" office:value="30049.989234096" calcext:value-type="float">
            <text:p>30049.989234096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102.78265" calcext:value-type="float">
            <text:p>102.78265</text:p>
          </table:table-cell>
          <table:table-cell table:formula="of:=[.B186]/16486.62" office:value-type="float" office:value="0.0062343069713501" calcext:value-type="float">
            <text:p>0.00623430697135</text:p>
          </table:table-cell>
          <table:table-cell office:value-type="float" office:value="30154.617539464" calcext:value-type="float">
            <text:p>30154.617539464</text:p>
          </table:table-cell>
        </table:table-row>
        <table:table-row table:style-name="ro1">
          <table:table-cell office:value-type="float" office:value="188.32" calcext:value-type="float">
            <text:p>188.32</text:p>
          </table:table-cell>
          <table:table-cell office:value-type="float" office:value="101.3261" calcext:value-type="float">
            <text:p>101.3261</text:p>
          </table:table-cell>
          <table:table-cell table:formula="of:=[.B187]/16486.62" office:value-type="float" office:value="0.00614595957206511" calcext:value-type="float">
            <text:p>0.006145959572065</text:p>
          </table:table-cell>
          <table:table-cell office:value-type="float" office:value="30257.76313841" calcext:value-type="float">
            <text:p>30257.76313841</text:p>
          </table:table-cell>
        </table:table-row>
        <table:table-row table:style-name="ro1">
          <table:table-cell office:value-type="float" office:value="189.34" calcext:value-type="float">
            <text:p>189.34</text:p>
          </table:table-cell>
          <table:table-cell office:value-type="float" office:value="99.774175" calcext:value-type="float">
            <text:p>99.774175</text:p>
          </table:table-cell>
          <table:table-cell table:formula="of:=[.B188]/16486.62" office:value-type="float" office:value="0.00605182717864547" calcext:value-type="float">
            <text:p>0.006051827178645</text:p>
          </table:table-cell>
          <table:table-cell office:value-type="float" office:value="30359.328942715" calcext:value-type="float">
            <text:p>30359.328942715</text:p>
          </table:table-cell>
        </table:table-row>
        <table:table-row table:style-name="ro1">
          <table:table-cell office:value-type="float" office:value="190.36" calcext:value-type="float">
            <text:p>190.36</text:p>
          </table:table-cell>
          <table:table-cell office:value-type="float" office:value="98.213034" calcext:value-type="float">
            <text:p>98.213034</text:p>
          </table:table-cell>
          <table:table-cell table:formula="of:=[.B189]/16486.62" office:value-type="float" office:value="0.00595713578647412" calcext:value-type="float">
            <text:p>0.005957135786474</text:p>
          </table:table-cell>
          <table:table-cell office:value-type="float" office:value="30459.305573454" calcext:value-type="float">
            <text:p>30459.305573454</text:p>
          </table:table-cell>
        </table:table-row>
        <table:table-row table:style-name="ro1">
          <table:table-cell office:value-type="float" office:value="191.38" calcext:value-type="float">
            <text:p>191.38</text:p>
          </table:table-cell>
          <table:table-cell office:value-type="float" office:value="96.708911" calcext:value-type="float">
            <text:p>96.708911</text:p>
          </table:table-cell>
          <table:table-cell table:formula="of:=[.B190]/16486.62" office:value-type="float" office:value="0.00586590283514753" calcext:value-type="float">
            <text:p>0.005865902835148</text:p>
          </table:table-cell>
          <table:table-cell office:value-type="float" office:value="30557.751071209" calcext:value-type="float">
            <text:p>30557.751071209</text:p>
          </table:table-cell>
        </table:table-row>
        <table:table-row table:style-name="ro1">
          <table:table-cell office:value-type="float" office:value="192.39" calcext:value-type="float">
            <text:p>192.39</text:p>
          </table:table-cell>
          <table:table-cell office:value-type="float" office:value="95.298542" calcext:value-type="float">
            <text:p>95.298542</text:p>
          </table:table-cell>
          <table:table-cell table:formula="of:=[.B191]/16486.62" office:value-type="float" office:value="0.00578035655580101" calcext:value-type="float">
            <text:p>0.005780356555801</text:p>
          </table:table-cell>
          <table:table-cell office:value-type="float" office:value="30654.760874743" calcext:value-type="float">
            <text:p>30654.760874743</text:p>
          </table:table-cell>
        </table:table-row>
        <table:table-row table:style-name="ro1">
          <table:table-cell office:value-type="float" office:value="193.41" calcext:value-type="float">
            <text:p>193.41</text:p>
          </table:table-cell>
          <table:table-cell office:value-type="float" office:value="93.995103" calcext:value-type="float">
            <text:p>93.995103</text:p>
          </table:table-cell>
          <table:table-cell table:formula="of:=[.B192]/16486.62" office:value-type="float" office:value="0.00570129614196239" calcext:value-type="float">
            <text:p>0.005701296141962</text:p>
          </table:table-cell>
          <table:table-cell office:value-type="float" office:value="30750.443833834" calcext:value-type="float">
            <text:p>30750.443833834</text:p>
          </table:table-cell>
        </table:table-row>
        <table:table-row table:style-name="ro1">
          <table:table-cell office:value-type="float" office:value="194.43" calcext:value-type="float">
            <text:p>194.43</text:p>
          </table:table-cell>
          <table:table-cell office:value-type="float" office:value="92.804352" calcext:value-type="float">
            <text:p>92.804352</text:p>
          </table:table-cell>
          <table:table-cell table:formula="of:=[.B193]/16486.62" office:value-type="float" office:value="0.00562907084654101" calcext:value-type="float">
            <text:p>0.005629070846541</text:p>
          </table:table-cell>
          <table:table-cell office:value-type="float" office:value="30844.914659211" calcext:value-type="float">
            <text:p>30844.914659211</text:p>
          </table:table-cell>
        </table:table-row>
        <table:table-row table:style-name="ro1">
          <table:table-cell office:value-type="float" office:value="195.45" calcext:value-type="float">
            <text:p>195.45</text:p>
          </table:table-cell>
          <table:table-cell office:value-type="float" office:value="91.74164" calcext:value-type="float">
            <text:p>91.74164</text:p>
          </table:table-cell>
          <table:table-cell table:formula="of:=[.B194]/16486.62" office:value-type="float" office:value="0.00556461178822585" calcext:value-type="float">
            <text:p>0.005564611788226</text:p>
          </table:table-cell>
          <table:table-cell office:value-type="float" office:value="30938.303689714" calcext:value-type="float">
            <text:p>30938.303689714</text:p>
          </table:table-cell>
        </table:table-row>
        <table:table-row table:style-name="ro1">
          <table:table-cell office:value-type="float" office:value="196.47" calcext:value-type="float">
            <text:p>196.47</text:p>
          </table:table-cell>
          <table:table-cell office:value-type="float" office:value="90.840651" calcext:value-type="float">
            <text:p>90.840651</text:p>
          </table:table-cell>
          <table:table-cell table:formula="of:=[.B195]/16486.62" office:value-type="float" office:value="0.00550996207833989" calcext:value-type="float">
            <text:p>0.00550996207834</text:p>
          </table:table-cell>
          <table:table-cell office:value-type="float" office:value="31030.775552867" calcext:value-type="float">
            <text:p>31030.775552867</text:p>
          </table:table-cell>
        </table:table-row>
        <table:table-row table:style-name="ro1">
          <table:table-cell office:value-type="float" office:value="197.48" calcext:value-type="float">
            <text:p>197.48</text:p>
          </table:table-cell>
          <table:table-cell office:value-type="float" office:value="90.148985" calcext:value-type="float">
            <text:p>90.148985</text:p>
          </table:table-cell>
          <table:table-cell table:formula="of:=[.B196]/16486.62" office:value-type="float" office:value="0.0054680089066164" calcext:value-type="float">
            <text:p>0.005468008906616</text:p>
          </table:table-cell>
          <table:table-cell office:value-type="float" office:value="31122.543329719" calcext:value-type="float">
            <text:p>31122.543329719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89.71202" calcext:value-type="float">
            <text:p>89.71202</text:p>
          </table:table-cell>
          <table:table-cell table:formula="of:=[.B197]/16486.62" office:value-type="float" office:value="0.0054415046868309" calcext:value-type="float">
            <text:p>0.005441504686831</text:p>
          </table:table-cell>
          <table:table-cell office:value-type="float" office:value="31213.866295298" calcext:value-type="float">
            <text:p>31213.866295298</text:p>
          </table:table-cell>
        </table:table-row>
        <table:table-row table:style-name="ro1">
          <table:table-cell office:value-type="float" office:value="199.52" calcext:value-type="float">
            <text:p>199.52</text:p>
          </table:table-cell>
          <table:table-cell office:value-type="float" office:value="89.55203" calcext:value-type="float">
            <text:p>89.55203</text:p>
          </table:table-cell>
          <table:table-cell table:formula="of:=[.B198]/16486.62" office:value-type="float" office:value="0.00543180045394387" calcext:value-type="float">
            <text:p>0.005431800453944</text:p>
          </table:table-cell>
          <table:table-cell office:value-type="float" office:value="31305.026397337" calcext:value-type="float">
            <text:p>31305.026397337</text:p>
          </table:table-cell>
        </table:table-row>
        <table:table-row table:style-name="ro1">
          <table:table-cell office:value-type="float" office:value="200.54" calcext:value-type="float">
            <text:p>200.54</text:p>
          </table:table-cell>
          <table:table-cell office:value-type="float" office:value="89.651851" calcext:value-type="float">
            <text:p>89.651851</text:p>
          </table:table-cell>
          <table:table-cell table:formula="of:=[.B199]/16486.62" office:value-type="float" office:value="0.00543785512130443" calcext:value-type="float">
            <text:p>0.005437855121304</text:p>
          </table:table-cell>
          <table:table-cell office:value-type="float" office:value="31396.288113323" calcext:value-type="float">
            <text:p>31396.288113323</text:p>
          </table:table-cell>
        </table:table-row>
        <table:table-row table:style-name="ro1">
          <table:table-cell office:value-type="float" office:value="201.56" calcext:value-type="float">
            <text:p>201.56</text:p>
          </table:table-cell>
          <table:table-cell office:value-type="float" office:value="89.95065" calcext:value-type="float">
            <text:p>89.95065</text:p>
          </table:table-cell>
          <table:table-cell table:formula="of:=[.B200]/16486.62" office:value-type="float" office:value="0.00545597884830244" calcext:value-type="float">
            <text:p>0.005455978848302</text:p>
          </table:table-cell>
          <table:table-cell office:value-type="float" office:value="31487.853993345" calcext:value-type="float">
            <text:p>31487.853993345</text:p>
          </table:table-cell>
        </table:table-row>
        <table:table-row table:style-name="ro1">
          <table:table-cell office:value-type="float" office:value="202.57" calcext:value-type="float">
            <text:p>202.57</text:p>
          </table:table-cell>
          <table:table-cell office:value-type="float" office:value="90.35431" calcext:value-type="float">
            <text:p>90.35431</text:p>
          </table:table-cell>
          <table:table-cell table:formula="of:=[.B201]/16486.62" office:value-type="float" office:value="0.00548046294510336" calcext:value-type="float">
            <text:p>0.005480462945103</text:p>
          </table:table-cell>
          <table:table-cell office:value-type="float" office:value="31579.83078149" calcext:value-type="float">
            <text:p>31579.83078149</text:p>
          </table:table-cell>
        </table:table-row>
        <table:table-row table:style-name="ro1">
          <table:table-cell office:value-type="float" office:value="203.59" calcext:value-type="float">
            <text:p>203.59</text:p>
          </table:table-cell>
          <table:table-cell office:value-type="float" office:value="90.757075" calcext:value-type="float">
            <text:p>90.757075</text:p>
          </table:table-cell>
          <table:table-cell table:formula="of:=[.B202]/16486.62" office:value-type="float" office:value="0.00550489275545867" calcext:value-type="float">
            <text:p>0.005504892755459</text:p>
          </table:table-cell>
          <table:table-cell office:value-type="float" office:value="31672.217567604" calcext:value-type="float">
            <text:p>31672.217567604</text:p>
          </table:table-cell>
        </table:table-row>
        <table:table-row table:style-name="ro1">
          <table:table-cell office:value-type="float" office:value="204.61" calcext:value-type="float">
            <text:p>204.61</text:p>
          </table:table-cell>
          <table:table-cell office:value-type="float" office:value="91.066815" calcext:value-type="float">
            <text:p>91.066815</text:p>
          </table:table-cell>
          <table:table-cell table:formula="of:=[.B203]/16486.62" office:value-type="float" office:value="0.00552368011150861" calcext:value-type="float">
            <text:p>0.005523680111509</text:p>
          </table:table-cell>
          <table:table-cell office:value-type="float" office:value="31764.919655262" calcext:value-type="float">
            <text:p>31764.919655262</text:p>
          </table:table-cell>
        </table:table-row>
        <table:table-row table:style-name="ro1">
          <table:table-cell office:value-type="float" office:value="205.63" calcext:value-type="float">
            <text:p>205.63</text:p>
          </table:table-cell>
          <table:table-cell office:value-type="float" office:value="91.225429" calcext:value-type="float">
            <text:p>91.225429</text:p>
          </table:table-cell>
          <table:table-cell table:formula="of:=[.B204]/16486.62" office:value-type="float" office:value="0.00553330088277646" calcext:value-type="float">
            <text:p>0.005533300882776</text:p>
          </table:table-cell>
          <table:table-cell office:value-type="float" office:value="31857.783205939" calcext:value-type="float">
            <text:p>31857.783205939</text:p>
          </table:table-cell>
        </table:table-row>
        <table:table-row table:style-name="ro1">
          <table:table-cell office:value-type="float" office:value="206.65" calcext:value-type="float">
            <text:p>206.65</text:p>
          </table:table-cell>
          <table:table-cell office:value-type="float" office:value="91.218619" calcext:value-type="float">
            <text:p>91.218619</text:p>
          </table:table-cell>
          <table:table-cell table:formula="of:=[.B205]/16486.62" office:value-type="float" office:value="0.00553288782054782" calcext:value-type="float">
            <text:p>0.005532887820548</text:p>
          </table:table-cell>
          <table:table-cell office:value-type="float" office:value="31950.639823543" calcext:value-type="float">
            <text:p>31950.639823543</text:p>
          </table:table-cell>
        </table:table-row>
        <table:table-row table:style-name="ro1">
          <table:table-cell office:value-type="float" office:value="207.66" calcext:value-type="float">
            <text:p>207.66</text:p>
          </table:table-cell>
          <table:table-cell office:value-type="float" office:value="91.073946" calcext:value-type="float">
            <text:p>91.073946</text:p>
          </table:table-cell>
          <table:table-cell table:formula="of:=[.B206]/16486.62" office:value-type="float" office:value="0.00552411264407137" calcext:value-type="float">
            <text:p>0.005524112644071</text:p>
          </table:table-cell>
          <table:table-cell office:value-type="float" office:value="32043.349170527" calcext:value-type="float">
            <text:p>32043.349170527</text:p>
          </table:table-cell>
        </table:table-row>
        <table:table-row table:style-name="ro1">
          <table:table-cell office:value-type="float" office:value="208.68" calcext:value-type="float">
            <text:p>208.68</text:p>
          </table:table-cell>
          <table:table-cell office:value-type="float" office:value="90.850637" calcext:value-type="float">
            <text:p>90.850637</text:p>
          </table:table-cell>
          <table:table-cell table:formula="of:=[.B207]/16486.62" office:value-type="float" office:value="0.00551056778163141" calcext:value-type="float">
            <text:p>0.005510567781631</text:p>
          </table:table-cell>
          <table:table-cell office:value-type="float" office:value="32135.831199116" calcext:value-type="float">
            <text:p>32135.831199116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90.626747" calcext:value-type="float">
            <text:p>90.626747</text:p>
          </table:table-cell>
          <table:table-cell table:formula="of:=[.B208]/16486.62" office:value-type="float" office:value="0.00549698767849323" calcext:value-type="float">
            <text:p>0.005496987678493</text:p>
          </table:table-cell>
          <table:table-cell office:value-type="float" office:value="32228.085316416" calcext:value-type="float">
            <text:p>32228.085316416</text:p>
          </table:table-cell>
        </table:table-row>
        <table:table-row table:style-name="ro1">
          <table:table-cell office:value-type="float" office:value="210.72" calcext:value-type="float">
            <text:p>210.72</text:p>
          </table:table-cell>
          <table:table-cell office:value-type="float" office:value="90.488447" calcext:value-type="float">
            <text:p>90.488447</text:p>
          </table:table-cell>
          <table:table-cell table:formula="of:=[.B209]/16486.62" office:value-type="float" office:value="0.00548859905790271" calcext:value-type="float">
            <text:p>0.005488599057903</text:p>
          </table:table-cell>
          <table:table-cell office:value-type="float" office:value="32320.198651054" calcext:value-type="float">
            <text:p>32320.198651054</text:p>
          </table:table-cell>
        </table:table-row>
        <table:table-row table:style-name="ro1">
          <table:table-cell office:value-type="float" office:value="211.74" calcext:value-type="float">
            <text:p>211.74</text:p>
          </table:table-cell>
          <table:table-cell office:value-type="float" office:value="90.523056" calcext:value-type="float">
            <text:p>90.523056</text:p>
          </table:table-cell>
          <table:table-cell table:formula="of:=[.B210]/16486.62" office:value-type="float" office:value="0.00549069827532872" calcext:value-type="float">
            <text:p>0.005490698275329</text:p>
          </table:table-cell>
          <table:table-cell office:value-type="float" office:value="32412.347216034" calcext:value-type="float">
            <text:p>32412.347216034</text:p>
          </table:table-cell>
        </table:table-row>
        <table:table-row table:style-name="ro1">
          <table:table-cell office:value-type="float" office:value="212.75" calcext:value-type="float">
            <text:p>212.75</text:p>
          </table:table-cell>
          <table:table-cell office:value-type="float" office:value="90.813842" calcext:value-type="float">
            <text:p>90.813842</text:p>
          </table:table-cell>
          <table:table-cell table:formula="of:=[.B211]/16486.62" office:value-type="float" office:value="0.00550833597183656" calcext:value-type="float">
            <text:p>0.005508335971837</text:p>
          </table:table-cell>
          <table:table-cell office:value-type="float" office:value="32504.791788741" calcext:value-type="float">
            <text:p>32504.791788741</text:p>
          </table:table-cell>
        </table:table-row>
        <table:table-row table:style-name="ro1">
          <table:table-cell office:value-type="float" office:value="213.77" calcext:value-type="float">
            <text:p>213.77</text:p>
          </table:table-cell>
          <table:table-cell office:value-type="float" office:value="91.432857" calcext:value-type="float">
            <text:p>91.432857</text:p>
          </table:table-cell>
          <table:table-cell table:formula="of:=[.B212]/16486.62" office:value-type="float" office:value="0.00554588247924681" calcext:value-type="float">
            <text:p>0.005545882479247</text:p>
          </table:table-cell>
          <table:table-cell office:value-type="float" office:value="32597.866491715" calcext:value-type="float">
            <text:p>32597.866491715</text:p>
          </table:table-cell>
        </table:table-row>
        <table:table-row table:style-name="ro1">
          <table:table-cell office:value-type="float" office:value="214.79" calcext:value-type="float">
            <text:p>214.79</text:p>
          </table:table-cell>
          <table:table-cell office:value-type="float" office:value="92.429057" calcext:value-type="float">
            <text:p>92.429057</text:p>
          </table:table-cell>
          <table:table-cell table:formula="of:=[.B213]/16486.62" office:value-type="float" office:value="0.00560630723580698" calcext:value-type="float">
            <text:p>0.005606307235807</text:p>
          </table:table-cell>
          <table:table-cell office:value-type="float" office:value="32691.955283712" calcext:value-type="float">
            <text:p>32691.955283712</text:p>
          </table:table-cell>
        </table:table-row>
        <table:table-row table:style-name="ro1">
          <table:table-cell office:value-type="float" office:value="215.81" calcext:value-type="float">
            <text:p>215.81</text:p>
          </table:table-cell>
          <table:table-cell office:value-type="float" office:value="93.812548" calcext:value-type="float">
            <text:p>93.812548</text:p>
          </table:table-cell>
          <table:table-cell table:formula="of:=[.B214]/16486.62" office:value-type="float" office:value="0.00569022322343816" calcext:value-type="float">
            <text:p>0.005690223223438</text:p>
          </table:table-cell>
          <table:table-cell office:value-type="float" office:value="32787.452409312" calcext:value-type="float">
            <text:p>32787.452409312</text:p>
          </table:table-cell>
        </table:table-row>
        <table:table-row table:style-name="ro1">
          <table:table-cell office:value-type="float" office:value="216.82" calcext:value-type="float">
            <text:p>216.82</text:p>
          </table:table-cell>
          <table:table-cell office:value-type="float" office:value="95.540025" calcext:value-type="float">
            <text:p>95.540025</text:p>
          </table:table-cell>
          <table:table-cell table:formula="of:=[.B215]/16486.62" office:value-type="float" office:value="0.00579500376669081" calcext:value-type="float">
            <text:p>0.005795003766691</text:p>
          </table:table-cell>
          <table:table-cell office:value-type="float" office:value="32884.708031837" calcext:value-type="float">
            <text:p>32884.708031837</text:p>
          </table:table-cell>
        </table:table-row>
        <table:table-row table:style-name="ro1">
          <table:table-cell office:value-type="float" office:value="217.84" calcext:value-type="float">
            <text:p>217.84</text:p>
          </table:table-cell>
          <table:table-cell office:value-type="float" office:value="97.509096" calcext:value-type="float">
            <text:p>97.509096</text:p>
          </table:table-cell>
          <table:table-cell table:formula="of:=[.B216]/16486.62" office:value-type="float" office:value="0.00591443825356562" calcext:value-type="float">
            <text:p>0.005914438253566</text:p>
          </table:table-cell>
          <table:table-cell office:value-type="float" office:value="32983.968084142" calcext:value-type="float">
            <text:p>32983.968084142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  <table:table-cell office:value-type="float" office:value="99.568245" calcext:value-type="float">
            <text:p>99.568245</text:p>
          </table:table-cell>
          <table:table-cell table:formula="of:=[.B217]/16486.62" office:value-type="float" office:value="0.00603933644373437" calcext:value-type="float">
            <text:p>0.006039336443734</text:p>
          </table:table-cell>
          <table:table-cell office:value-type="float" office:value="33085.324260594" calcext:value-type="float">
            <text:p>33085.324260594</text:p>
          </table:table-cell>
        </table:table-row>
        <table:table-row table:style-name="ro1">
          <table:table-cell office:value-type="float" office:value="219.88" calcext:value-type="float">
            <text:p>219.88</text:p>
          </table:table-cell>
          <table:table-cell office:value-type="float" office:value="101.54451" calcext:value-type="float">
            <text:p>101.54451</text:p>
          </table:table-cell>
          <table:table-cell table:formula="of:=[.B218]/16486.62" office:value-type="float" office:value="0.00615920728445248" calcext:value-type="float">
            <text:p>0.006159207284452</text:p>
          </table:table-cell>
          <table:table-cell office:value-type="float" office:value="33188.692189569" calcext:value-type="float">
            <text:p>33188.692189569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103.28403" calcext:value-type="float">
            <text:p>103.28403</text:p>
          </table:table-cell>
          <table:table-cell table:formula="of:=[.B219]/16486.62" office:value-type="float" office:value="0.00626471829883869" calcext:value-type="float">
            <text:p>0.006264718298839</text:p>
          </table:table-cell>
          <table:table-cell office:value-type="float" office:value="33293.830871942" calcext:value-type="float">
            <text:p>33293.830871942</text:p>
          </table:table-cell>
        </table:table-row>
        <table:table-row table:style-name="ro1">
          <table:table-cell office:value-type="float" office:value="221.91" calcext:value-type="float">
            <text:p>221.91</text:p>
          </table:table-cell>
          <table:table-cell office:value-type="float" office:value="104.69416" calcext:value-type="float">
            <text:p>104.69416</text:p>
          </table:table-cell>
          <table:table-cell table:formula="of:=[.B220]/16486.62" office:value-type="float" office:value="0.00635025008158131" calcext:value-type="float">
            <text:p>0.006350250081581</text:p>
          </table:table-cell>
          <table:table-cell office:value-type="float" office:value="33400.405006996" calcext:value-type="float">
            <text:p>33400.405006996</text:p>
          </table:table-cell>
        </table:table-row>
        <table:table-row table:style-name="ro1">
          <table:table-cell office:value-type="float" office:value="222.93" calcext:value-type="float">
            <text:p>222.93</text:p>
          </table:table-cell>
          <table:table-cell office:value-type="float" office:value="105.77303" calcext:value-type="float">
            <text:p>105.77303</text:p>
          </table:table-cell>
          <table:table-cell table:formula="of:=[.B221]/16486.62" office:value-type="float" office:value="0.00641568920736937" calcext:value-type="float">
            <text:p>0.006415689207369</text:p>
          </table:table-cell>
          <table:table-cell office:value-type="float" office:value="33508.077388507" calcext:value-type="float">
            <text:p>33508.077388507</text:p>
          </table:table-cell>
        </table:table-row>
        <table:table-row table:style-name="ro1">
          <table:table-cell office:value-type="float" office:value="223.95" calcext:value-type="float">
            <text:p>223.95</text:p>
          </table:table-cell>
          <table:table-cell office:value-type="float" office:value="106.6146" calcext:value-type="float">
            <text:p>106.6146</text:p>
          </table:table-cell>
          <table:table-cell table:formula="of:=[.B222]/16486.62" office:value-type="float" office:value="0.00646673484316373" calcext:value-type="float">
            <text:p>0.006466734843164</text:p>
          </table:table-cell>
          <table:table-cell office:value-type="float" office:value="33616.606455342" calcext:value-type="float">
            <text:p>33616.606455342</text:p>
          </table:table-cell>
        </table:table-row>
        <table:table-row table:style-name="ro1">
          <table:table-cell office:value-type="float" office:value="224.97" calcext:value-type="float">
            <text:p>224.97</text:p>
          </table:table-cell>
          <table:table-cell office:value-type="float" office:value="107.3846" calcext:value-type="float">
            <text:p>107.3846</text:p>
          </table:table-cell>
          <table:table-cell table:formula="of:=[.B223]/16486.62" office:value-type="float" office:value="0.00651343938296631" calcext:value-type="float">
            <text:p>0.006513439382966</text:p>
          </table:table-cell>
          <table:table-cell office:value-type="float" office:value="33725.919345903" calcext:value-type="float">
            <text:p>33725.919345903</text:p>
          </table:table-cell>
        </table:table-row>
        <table:table-row table:style-name="ro1">
          <table:table-cell office:value-type="float" office:value="225.99" calcext:value-type="float">
            <text:p>225.99</text:p>
          </table:table-cell>
          <table:table-cell office:value-type="float" office:value="108.27249" calcext:value-type="float">
            <text:p>108.27249</text:p>
          </table:table-cell>
          <table:table-cell table:formula="of:=[.B224]/16486.62" office:value-type="float" office:value="0.0065672945697784" calcext:value-type="float">
            <text:p>0.006567294569778</text:p>
          </table:table-cell>
          <table:table-cell office:value-type="float" office:value="33836.136063512" calcext:value-type="float">
            <text:p>33836.1360635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9.43345" calcext:value-type="float">
            <text:p>109.43345</text:p>
          </table:table-cell>
          <table:table-cell table:formula="of:=[.B225]/16486.62" office:value-type="float" office:value="0.00663771288475139" calcext:value-type="float">
            <text:p>0.006637712884751</text:p>
          </table:table-cell>
          <table:table-cell office:value-type="float" office:value="33947.534595458" calcext:value-type="float">
            <text:p>33947.534595458</text:p>
          </table:table-cell>
        </table:table-row>
        <table:table-row table:style-name="ro1">
          <table:table-cell office:value-type="float" office:value="228.02" calcext:value-type="float">
            <text:p>228.02</text:p>
          </table:table-cell>
          <table:table-cell office:value-type="float" office:value="110.93883" calcext:value-type="float">
            <text:p>110.93883</text:p>
          </table:table-cell>
          <table:table-cell table:formula="of:=[.B226]/16486.62" office:value-type="float" office:value="0.00672902207972283" calcext:value-type="float">
            <text:p>0.006729022079723</text:p>
          </table:table-cell>
          <table:table-cell office:value-type="float" office:value="34060.465541586" calcext:value-type="float">
            <text:p>34060.465541586</text:p>
          </table:table-cell>
        </table:table-row>
        <table:table-row table:style-name="ro1">
          <table:table-cell office:value-type="float" office:value="229.04" calcext:value-type="float">
            <text:p>229.04</text:p>
          </table:table-cell>
          <table:table-cell office:value-type="float" office:value="112.75137" calcext:value-type="float">
            <text:p>112.75137</text:p>
          </table:table-cell>
          <table:table-cell table:formula="of:=[.B227]/16486.62" office:value-type="float" office:value="0.00683896214020824" calcext:value-type="float">
            <text:p>0.006838962140208</text:p>
          </table:table-cell>
          <table:table-cell office:value-type="float" office:value="34175.241565817" calcext:value-type="float">
            <text:p>34175.241565817</text:p>
          </table:table-cell>
        </table:table-row>
        <table:table-row table:style-name="ro1">
          <table:table-cell office:value-type="float" office:value="230.06" calcext:value-type="float">
            <text:p>230.06</text:p>
          </table:table-cell>
          <table:table-cell office:value-type="float" office:value="114.73396" calcext:value-type="float">
            <text:p>114.73396</text:p>
          </table:table-cell>
          <table:table-cell table:formula="of:=[.B228]/16486.62" office:value-type="float" office:value="0.00695921662536044" calcext:value-type="float">
            <text:p>0.00695921662536</text:p>
          </table:table-cell>
          <table:table-cell office:value-type="float" office:value="34292.035787145" calcext:value-type="float">
            <text:p>34292.035787145</text:p>
          </table:table-cell>
        </table:table-row>
        <table:table-row table:style-name="ro1">
          <table:table-cell office:value-type="float" office:value="231.08" calcext:value-type="float">
            <text:p>231.08</text:p>
          </table:table-cell>
          <table:table-cell office:value-type="float" office:value="116.68961" calcext:value-type="float">
            <text:p>116.68961</text:p>
          </table:table-cell>
          <table:table-cell table:formula="of:=[.B229]/16486.62" office:value-type="float" office:value="0.00707783705817202" calcext:value-type="float">
            <text:p>0.007077837058172</text:p>
          </table:table-cell>
          <table:table-cell office:value-type="float" office:value="34410.820773417" calcext:value-type="float">
            <text:p>34410.820773417</text:p>
          </table:table-cell>
        </table:table-row>
        <table:table-row table:style-name="ro1">
          <table:table-cell office:value-type="float" office:value="232.09" calcext:value-type="float">
            <text:p>232.09</text:p>
          </table:table-cell>
          <table:table-cell office:value-type="float" office:value="118.41955" calcext:value-type="float">
            <text:p>118.41955</text:p>
          </table:table-cell>
          <table:table-cell table:formula="of:=[.B230]/16486.62" office:value-type="float" office:value="0.00718276699529679" calcext:value-type="float">
            <text:p>0.007182766995297</text:p>
          </table:table-cell>
          <table:table-cell office:value-type="float" office:value="34531.366763578" calcext:value-type="float">
            <text:p>34531.366763578</text:p>
          </table:table-cell>
        </table:table-row>
        <table:table-row table:style-name="ro1">
          <table:table-cell office:value-type="float" office:value="233.11" calcext:value-type="float">
            <text:p>233.11</text:p>
          </table:table-cell>
          <table:table-cell office:value-type="float" office:value="119.78091" calcext:value-type="float">
            <text:p>119.78091</text:p>
          </table:table-cell>
          <table:table-cell table:formula="of:=[.B231]/16486.62" office:value-type="float" office:value="0.00726534062166775" calcext:value-type="float">
            <text:p>0.007265340621668</text:p>
          </table:table-cell>
          <table:table-cell office:value-type="float" office:value="34653.298560728" calcext:value-type="float">
            <text:p>34653.298560728</text:p>
          </table:table-cell>
        </table:table-row>
        <table:table-row table:style-name="ro1">
          <table:table-cell office:value-type="float" office:value="234.13" calcext:value-type="float">
            <text:p>234.13</text:p>
          </table:table-cell>
          <table:table-cell office:value-type="float" office:value="120.7254" calcext:value-type="float">
            <text:p>120.7254</text:p>
          </table:table-cell>
          <table:table-cell table:formula="of:=[.B232]/16486.62" office:value-type="float" office:value="0.00732262889543157" calcext:value-type="float">
            <text:p>0.007322628895432</text:p>
          </table:table-cell>
          <table:table-cell office:value-type="float" office:value="34776.191805101" calcext:value-type="float">
            <text:p>34776.191805101</text:p>
          </table:table-cell>
        </table:table-row>
        <table:table-row table:style-name="ro1">
          <table:table-cell office:value-type="float" office:value="235.15" calcext:value-type="float">
            <text:p>235.15</text:p>
          </table:table-cell>
          <table:table-cell office:value-type="float" office:value="121.30731" calcext:value-type="float">
            <text:p>121.30731</text:p>
          </table:table-cell>
          <table:table-cell table:formula="of:=[.B233]/16486.62" office:value-type="float" office:value="0.00735792478992055" calcext:value-type="float">
            <text:p>0.007357924789921</text:p>
          </table:table-cell>
          <table:table-cell office:value-type="float" office:value="34899.677411194" calcext:value-type="float">
            <text:p>34899.677411194</text:p>
          </table:table-cell>
        </table:table-row>
        <table:table-row table:style-name="ro1">
          <table:table-cell office:value-type="float" office:value="236.17" calcext:value-type="float">
            <text:p>236.17</text:p>
          </table:table-cell>
          <table:table-cell office:value-type="float" office:value="121.65965" calcext:value-type="float">
            <text:p>121.65965</text:p>
          </table:table-cell>
          <table:table-cell table:formula="of:=[.B234]/16486.62" office:value-type="float" office:value="0.00737929605947126" calcext:value-type="float">
            <text:p>0.007379296059471</text:p>
          </table:table-cell>
          <table:table-cell office:value-type="float" office:value="35023.521685125" calcext:value-type="float">
            <text:p>35023.521685125</text:p>
          </table:table-cell>
        </table:table-row>
        <table:table-row table:style-name="ro1">
          <table:table-cell office:value-type="float" office:value="237.18" calcext:value-type="float">
            <text:p>237.18</text:p>
          </table:table-cell>
          <table:table-cell office:value-type="float" office:value="121.94758" calcext:value-type="float">
            <text:p>121.94758</text:p>
          </table:table-cell>
          <table:table-cell table:formula="of:=[.B235]/16486.62" office:value-type="float" office:value="0.0073967605245951" calcext:value-type="float">
            <text:p>0.007396760524595</text:p>
          </table:table-cell>
          <table:table-cell office:value-type="float" office:value="35147.65905648" calcext:value-type="float">
            <text:p>35147.65905648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122.31533" calcext:value-type="float">
            <text:p>122.31533</text:p>
          </table:table-cell>
          <table:table-cell table:formula="of:=[.B236]/16486.62" office:value-type="float" office:value="0.00741906649149431" calcext:value-type="float">
            <text:p>0.007419066491494</text:p>
          </table:table-cell>
          <table:table-cell office:value-type="float" office:value="35272.170786955" calcext:value-type="float">
            <text:p>35272.170786955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122.84385" calcext:value-type="float">
            <text:p>122.84385</text:p>
          </table:table-cell>
          <table:table-cell table:formula="of:=[.B237]/16486.62" office:value-type="float" office:value="0.00745112400237283" calcext:value-type="float">
            <text:p>0.007451124002373</text:p>
          </table:table-cell>
          <table:table-cell office:value-type="float" office:value="35397.220521189" calcext:value-type="float">
            <text:p>35397.220521189</text:p>
          </table:table-cell>
        </table:table-row>
        <table:table-row table:style-name="ro1">
          <table:table-cell office:value-type="float" office:value="240.24" calcext:value-type="float">
            <text:p>240.24</text:p>
          </table:table-cell>
          <table:table-cell office:value-type="float" office:value="123.53138" calcext:value-type="float">
            <text:p>123.53138</text:p>
          </table:table-cell>
          <table:table-cell table:formula="of:=[.B238]/16486.62" office:value-type="float" office:value="0.00749282630399682" calcext:value-type="float">
            <text:p>0.007492826303997</text:p>
          </table:table-cell>
          <table:table-cell office:value-type="float" office:value="35522.970135748" calcext:value-type="float">
            <text:p>35522.970135748</text:p>
          </table:table-cell>
        </table:table-row>
        <table:table-row table:style-name="ro1">
          <table:table-cell office:value-type="float" office:value="241.26" calcext:value-type="float">
            <text:p>241.26</text:p>
          </table:table-cell>
          <table:table-cell office:value-type="float" office:value="124.30092" calcext:value-type="float">
            <text:p>124.30092</text:p>
          </table:table-cell>
          <table:table-cell table:formula="of:=[.B239]/16486.62" office:value-type="float" office:value="0.00753950294238601" calcext:value-type="float">
            <text:p>0.007539502942386</text:p>
          </table:table-cell>
          <table:table-cell office:value-type="float" office:value="35649.503107566" calcext:value-type="float">
            <text:p>35649.503107566</text:p>
          </table:table-cell>
        </table:table-row>
        <table:table-row table:style-name="ro1">
          <table:table-cell office:value-type="float" office:value="242.27" calcext:value-type="float">
            <text:p>242.27</text:p>
          </table:table-cell>
          <table:table-cell office:value-type="float" office:value="125.02877" calcext:value-type="float">
            <text:p>125.02877</text:p>
          </table:table-cell>
          <table:table-cell table:formula="of:=[.B240]/16486.62" office:value-type="float" office:value="0.00758365086354874" calcext:value-type="float">
            <text:p>0.007583650863549</text:p>
          </table:table-cell>
          <table:table-cell office:value-type="float" office:value="35776.777002593" calcext:value-type="float">
            <text:p>35776.777002593</text:p>
          </table:table-cell>
        </table:table-row>
        <table:table-row table:style-name="ro1">
          <table:table-cell office:value-type="float" office:value="243.29" calcext:value-type="float">
            <text:p>243.29</text:p>
          </table:table-cell>
          <table:table-cell office:value-type="float" office:value="125.5824" calcext:value-type="float">
            <text:p>125.5824</text:p>
          </table:table-cell>
          <table:table-cell table:formula="of:=[.B241]/16486.62" office:value-type="float" office:value="0.0076172314276668" calcext:value-type="float">
            <text:p>0.007617231427667</text:p>
          </table:table-cell>
          <table:table-cell office:value-type="float" office:value="35904.61447175" calcext:value-type="float">
            <text:p>35904.61447175</text:p>
          </table:table-cell>
        </table:table-row>
        <table:table-row table:style-name="ro1">
          <table:table-cell office:value-type="float" office:value="244.31" calcext:value-type="float">
            <text:p>244.31</text:p>
          </table:table-cell>
          <table:table-cell office:value-type="float" office:value="125.85386" calcext:value-type="float">
            <text:p>125.85386</text:p>
          </table:table-cell>
          <table:table-cell table:formula="of:=[.B242]/16486.62" office:value-type="float" office:value="0.00763369690088084" calcext:value-type="float">
            <text:p>0.007633696900881</text:p>
          </table:table-cell>
          <table:table-cell office:value-type="float" office:value="36032.728265557" calcext:value-type="float">
            <text:p>36032.728265557</text:p>
          </table:table-cell>
        </table:table-row>
        <table:table-row table:style-name="ro1">
          <table:table-cell office:value-type="float" office:value="245.33" calcext:value-type="float">
            <text:p>245.33</text:p>
          </table:table-cell>
          <table:table-cell office:value-type="float" office:value="125.77853" calcext:value-type="float">
            <text:p>125.77853</text:p>
          </table:table-cell>
          <table:table-cell table:formula="of:=[.B243]/16486.62" office:value-type="float" office:value="0.00762912774116223" calcext:value-type="float">
            <text:p>0.007629127741162</text:p>
          </table:table-cell>
          <table:table-cell office:value-type="float" office:value="36160.765382986" calcext:value-type="float">
            <text:p>36160.765382986</text:p>
          </table:table-cell>
        </table:table-row>
        <table:table-row table:style-name="ro1">
          <table:table-cell office:value-type="float" office:value="246.35" calcext:value-type="float">
            <text:p>246.35</text:p>
          </table:table-cell>
          <table:table-cell office:value-type="float" office:value="125.33598" calcext:value-type="float">
            <text:p>125.33598</text:p>
          </table:table-cell>
          <table:table-cell table:formula="of:=[.B244]/16486.62" office:value-type="float" office:value="0.00760228476182505" calcext:value-type="float">
            <text:p>0.007602284761825</text:p>
          </table:table-cell>
          <table:table-cell office:value-type="float" office:value="36288.352007017" calcext:value-type="float">
            <text:p>36288.352007017</text:p>
          </table:table-cell>
        </table:table-row>
        <table:table-row table:style-name="ro1">
          <table:table-cell office:value-type="float" office:value="247.36" calcext:value-type="float">
            <text:p>247.36</text:p>
          </table:table-cell>
          <table:table-cell office:value-type="float" office:value="124.53664" calcext:value-type="float">
            <text:p>124.53664</text:p>
          </table:table-cell>
          <table:table-cell table:formula="of:=[.B245]/16486.62" office:value-type="float" office:value="0.00755380059709025" calcext:value-type="float">
            <text:p>0.00755380059709</text:p>
          </table:table-cell>
          <table:table-cell office:value-type="float" office:value="36415.124937194" calcext:value-type="float">
            <text:p>36415.124937194</text:p>
          </table:table-cell>
        </table:table-row>
        <table:table-row table:style-name="ro1">
          <table:table-cell office:value-type="float" office:value="248.38" calcext:value-type="float">
            <text:p>248.38</text:p>
          </table:table-cell>
          <table:table-cell office:value-type="float" office:value="123.4036" calcext:value-type="float">
            <text:p>123.4036</text:p>
          </table:table-cell>
          <table:table-cell table:formula="of:=[.B246]/16486.62" office:value-type="float" office:value="0.00748507577659945" calcext:value-type="float">
            <text:p>0.007485075776599</text:p>
          </table:table-cell>
          <table:table-cell office:value-type="float" office:value="36540.744478123" calcext:value-type="float">
            <text:p>36540.744478123</text:p>
          </table:table-cell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121.95949" calcext:value-type="float">
            <text:p>121.95949</text:p>
          </table:table-cell>
          <table:table-cell table:formula="of:=[.B247]/16486.62" office:value-type="float" office:value="0.00739748292858087" calcext:value-type="float">
            <text:p>0.007397482928581</text:p>
          </table:table-cell>
          <table:table-cell office:value-type="float" office:value="36664.89397547" calcext:value-type="float">
            <text:p>36664.89397547</text:p>
          </table:table-cell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120.22519" calcext:value-type="float">
            <text:p>120.22519</text:p>
          </table:table-cell>
          <table:table-cell table:formula="of:=[.B248]/16486.62" office:value-type="float" office:value="0.00729228853458138" calcext:value-type="float">
            <text:p>0.007292288534581</text:p>
          </table:table-cell>
          <table:table-cell office:value-type="float" office:value="36787.27802645" calcext:value-type="float">
            <text:p>36787.27802645</text:p>
          </table:table-cell>
        </table:table-row>
        <table:table-row table:style-name="ro1">
          <table:table-cell office:value-type="float" office:value="251.44" calcext:value-type="float">
            <text:p>251.44</text:p>
          </table:table-cell>
          <table:table-cell office:value-type="float" office:value="118.2309" calcext:value-type="float">
            <text:p>118.2309</text:p>
          </table:table-cell>
          <table:table-cell table:formula="of:=[.B249]/16486.62" office:value-type="float" office:value="0.00717132438304516" calcext:value-type="float">
            <text:p>0.007171324383045</text:p>
          </table:table-cell>
          <table:table-cell office:value-type="float" office:value="36907.631983523" calcext:value-type="float">
            <text:p>36907.631983523</text:p>
          </table:table-cell>
        </table:table-row>
        <table:table-row table:style-name="ro1">
          <table:table-cell office:value-type="float" office:value="252.45" calcext:value-type="float">
            <text:p>252.45</text:p>
          </table:table-cell>
          <table:table-cell office:value-type="float" office:value="116.0339" calcext:value-type="float">
            <text:p>116.0339</text:p>
          </table:table-cell>
          <table:table-cell table:formula="of:=[.B250]/16486.62" office:value-type="float" office:value="0.00703806480649157" calcext:value-type="float">
            <text:p>0.007038064806492</text:p>
          </table:table-cell>
          <table:table-cell office:value-type="float" office:value="37025.749482141" calcext:value-type="float">
            <text:p>37025.749482141</text:p>
          </table:table-cell>
        </table:table-row>
        <table:table-row table:style-name="ro1">
          <table:table-cell office:value-type="float" office:value="253.47" calcext:value-type="float">
            <text:p>253.47</text:p>
          </table:table-cell>
          <table:table-cell office:value-type="float" office:value="113.73302" calcext:value-type="float">
            <text:p>113.73302</text:p>
          </table:table-cell>
          <table:table-cell table:formula="of:=[.B251]/16486.62" office:value-type="float" office:value="0.00689850436293188" calcext:value-type="float">
            <text:p>0.006898504362932</text:p>
          </table:table-cell>
          <table:table-cell office:value-type="float" office:value="37141.52478897" calcext:value-type="float">
            <text:p>37141.52478897</text:p>
          </table:table-cell>
        </table:table-row>
        <table:table-row table:style-name="ro1">
          <table:table-cell office:value-type="float" office:value="254.49" calcext:value-type="float">
            <text:p>254.49</text:p>
          </table:table-cell>
          <table:table-cell office:value-type="float" office:value="111.47048" calcext:value-type="float">
            <text:p>111.47048</text:p>
          </table:table-cell>
          <table:table-cell table:formula="of:=[.B252]/16486.62" office:value-type="float" office:value="0.00676126944152288" calcext:value-type="float">
            <text:p>0.006761269441523</text:p>
          </table:table-cell>
          <table:table-cell office:value-type="float" office:value="37254.996928867" calcext:value-type="float">
            <text:p>37254.996928867</text:p>
          </table:table-cell>
        </table:table-row>
        <table:table-row table:style-name="ro1">
          <table:table-cell office:value-type="float" office:value="255.51" calcext:value-type="float">
            <text:p>255.51</text:p>
          </table:table-cell>
          <table:table-cell office:value-type="float" office:value="109.41537" calcext:value-type="float">
            <text:p>109.41537</text:p>
          </table:table-cell>
          <table:table-cell table:formula="of:=[.B253]/16486.62" office:value-type="float" office:value="0.00663661623789473" calcext:value-type="float">
            <text:p>0.006636616237895</text:p>
          </table:table-cell>
          <table:table-cell office:value-type="float" office:value="37366.377054912" calcext:value-type="float">
            <text:p>37366.377054912</text:p>
          </table:table-cell>
        </table:table-row>
        <table:table-row table:style-name="ro1">
          <table:table-cell office:value-type="float" office:value="256.53" calcext:value-type="float">
            <text:p>256.53</text:p>
          </table:table-cell>
          <table:table-cell office:value-type="float" office:value="107.73053" calcext:value-type="float">
            <text:p>107.73053</text:p>
          </table:table-cell>
          <table:table-cell table:formula="of:=[.B254]/16486.62" office:value-type="float" office:value="0.00653442185238697" calcext:value-type="float">
            <text:p>0.006534421852387</text:p>
          </table:table-cell>
          <table:table-cell office:value-type="float" office:value="37476.042084295" calcext:value-type="float">
            <text:p>37476.042084295</text:p>
          </table:table-cell>
        </table:table-row>
        <table:table-row table:style-name="ro1">
          <table:table-cell office:value-type="float" office:value="257.54" calcext:value-type="float">
            <text:p>257.54</text:p>
          </table:table-cell>
          <table:table-cell office:value-type="float" office:value="106.53128" calcext:value-type="float">
            <text:p>106.53128</text:p>
          </table:table-cell>
          <table:table-cell table:formula="of:=[.B255]/16486.62" office:value-type="float" office:value="0.00646168104802561" calcext:value-type="float">
            <text:p>0.006461681048026</text:p>
          </table:table-cell>
          <table:table-cell office:value-type="float" office:value="37584.486326253" calcext:value-type="float">
            <text:p>37584.486326253</text:p>
          </table:table-cell>
        </table:table-row>
        <table:table-row table:style-name="ro1">
          <table:table-cell office:value-type="float" office:value="258.56" calcext:value-type="float">
            <text:p>258.56</text:p>
          </table:table-cell>
          <table:table-cell office:value-type="float" office:value="105.849" calcext:value-type="float">
            <text:p>105.849</text:p>
          </table:table-cell>
          <table:table-cell table:formula="of:=[.B256]/16486.62" office:value-type="float" office:value="0.00642029718644574" calcext:value-type="float">
            <text:p>0.006420297186446</text:p>
          </table:table-cell>
          <table:table-cell office:value-type="float" office:value="37692.236041827" calcext:value-type="float">
            <text:p>37692.236041827</text:p>
          </table:table-cell>
        </table:table-row>
        <table:table-row table:style-name="ro1">
          <table:table-cell office:value-type="float" office:value="259.58" calcext:value-type="float">
            <text:p>259.58</text:p>
          </table:table-cell>
          <table:table-cell office:value-type="float" office:value="105.61262" calcext:value-type="float">
            <text:p>105.61262</text:p>
          </table:table-cell>
          <table:table-cell table:formula="of:=[.B257]/16486.62" office:value-type="float" office:value="0.00640595949927881" calcext:value-type="float">
            <text:p>0.006405959499279</text:p>
          </table:table-cell>
          <table:table-cell office:value-type="float" office:value="37799.745131178" calcext:value-type="float">
            <text:p>37799.745131178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05.65633" calcext:value-type="float">
            <text:p>105.65633</text:p>
          </table:table-cell>
          <table:table-cell table:formula="of:=[.B258]/16486.62" office:value-type="float" office:value="0.00640861074010319" calcext:value-type="float">
            <text:p>0.006408610740103</text:p>
          </table:table-cell>
          <table:table-cell office:value-type="float" office:value="37907.298717752" calcext:value-type="float">
            <text:p>37907.298717752</text:p>
          </table:table-cell>
        </table:table-row>
        <table:table-row table:style-name="ro1">
          <table:table-cell office:value-type="float" office:value="261.61" calcext:value-type="float">
            <text:p>261.61</text:p>
          </table:table-cell>
          <table:table-cell office:value-type="float" office:value="105.75427" calcext:value-type="float">
            <text:p>105.75427</text:p>
          </table:table-cell>
          <table:table-cell table:formula="of:=[.B259]/16486.62" office:value-type="float" office:value="0.00641455131494509" calcext:value-type="float">
            <text:p>0.006414551314945</text:p>
          </table:table-cell>
          <table:table-cell office:value-type="float" office:value="38014.951997373" calcext:value-type="float">
            <text:p>38014.951997373</text:p>
          </table:table-cell>
        </table:table-row>
        <table:table-row table:style-name="ro1">
          <table:table-cell office:value-type="float" office:value="262.63" calcext:value-type="float">
            <text:p>262.63</text:p>
          </table:table-cell>
          <table:table-cell office:value-type="float" office:value="105.67411" calcext:value-type="float">
            <text:p>105.67411</text:p>
          </table:table-cell>
          <table:table-cell table:formula="of:=[.B260]/16486.62" office:value-type="float" office:value="0.0064096891903859" calcext:value-type="float">
            <text:p>0.006409689190386</text:p>
          </table:table-cell>
          <table:table-cell office:value-type="float" office:value="38122.523680809" calcext:value-type="float">
            <text:p>38122.523680809</text:p>
          </table:table-cell>
        </table:table-row>
        <table:table-row table:style-name="ro1">
          <table:table-cell office:value-type="float" office:value="263.65" calcext:value-type="float">
            <text:p>263.65</text:p>
          </table:table-cell>
          <table:table-cell office:value-type="float" office:value="105.23554" calcext:value-type="float">
            <text:p>105.23554</text:p>
          </table:table-cell>
          <table:table-cell table:formula="of:=[.B261]/16486.62" office:value-type="float" office:value="0.00638308761892978" calcext:value-type="float">
            <text:p>0.00638308761893</text:p>
          </table:table-cell>
          <table:table-cell office:value-type="float" office:value="38229.648922172" calcext:value-type="float">
            <text:p>38229.648922172</text:p>
          </table:table-cell>
        </table:table-row>
        <table:table-row table:style-name="ro1">
          <table:table-cell office:value-type="float" office:value="264.67" calcext:value-type="float">
            <text:p>264.67</text:p>
          </table:table-cell>
          <table:table-cell office:value-type="float" office:value="104.35735" calcext:value-type="float">
            <text:p>104.35735</text:p>
          </table:table-cell>
          <table:table-cell table:formula="of:=[.B262]/16486.62" office:value-type="float" office:value="0.0063298207880087" calcext:value-type="float">
            <text:p>0.006329820788009</text:p>
          </table:table-cell>
          <table:table-cell office:value-type="float" office:value="38335.880201035" calcext:value-type="float">
            <text:p>38335.880201035</text:p>
          </table:table-cell>
        </table:table-row>
        <table:table-row table:style-name="ro1">
          <table:table-cell office:value-type="float" office:value="265.69" calcext:value-type="float">
            <text:p>265.69</text:p>
          </table:table-cell>
          <table:table-cell office:value-type="float" office:value="103.08011" calcext:value-type="float">
            <text:p>103.08011</text:p>
          </table:table-cell>
          <table:table-cell table:formula="of:=[.B263]/16486.62" office:value-type="float" office:value="0.00625234948097306" calcext:value-type="float">
            <text:p>0.006252349480973</text:p>
          </table:table-cell>
          <table:table-cell office:value-type="float" office:value="38440.811301315" calcext:value-type="float">
            <text:p>38440.811301315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101.5584" calcext:value-type="float">
            <text:p>101.5584</text:p>
          </table:table-cell>
          <table:table-cell table:formula="of:=[.B264]/16486.62" office:value-type="float" office:value="0.00616004978582633" calcext:value-type="float">
            <text:p>0.006160049785826</text:p>
          </table:table-cell>
          <table:table-cell office:value-type="float" office:value="38544.193367838" calcext:value-type="float">
            <text:p>38544.193367838</text:p>
          </table:table-cell>
        </table:table-row>
        <table:table-row table:style-name="ro1">
          <table:table-cell office:value-type="float" office:value="267.72" calcext:value-type="float">
            <text:p>267.72</text:p>
          </table:table-cell>
          <table:table-cell office:value-type="float" office:value="100.02523" calcext:value-type="float">
            <text:p>100.02523</text:p>
          </table:table-cell>
          <table:table-cell table:formula="of:=[.B265]/16486.62" office:value-type="float" office:value="0.00606705498155474" calcext:value-type="float">
            <text:p>0.006067054981555</text:p>
          </table:table-cell>
          <table:table-cell office:value-type="float" office:value="38646.014737087" calcext:value-type="float">
            <text:p>38646.014737087</text:p>
          </table:table-cell>
        </table:table-row>
        <table:table-row table:style-name="ro1">
          <table:table-cell office:value-type="float" office:value="268.74" calcext:value-type="float">
            <text:p>268.74</text:p>
          </table:table-cell>
          <table:table-cell office:value-type="float" office:value="98.738933" calcext:value-type="float">
            <text:p>98.738933</text:p>
          </table:table-cell>
          <table:table-cell table:formula="of:=[.B266]/16486.62" office:value-type="float" office:value="0.00598903431995157" calcext:value-type="float">
            <text:p>0.005989034319952</text:p>
          </table:table-cell>
          <table:table-cell office:value-type="float" office:value="38746.526710144" calcext:value-type="float">
            <text:p>38746.526710144</text:p>
          </table:table-cell>
        </table:table-row>
        <table:table-row table:style-name="ro1">
          <table:table-cell office:value-type="float" office:value="269.76" calcext:value-type="float">
            <text:p>269.76</text:p>
          </table:table-cell>
          <table:table-cell office:value-type="float" office:value="97.927023" calcext:value-type="float">
            <text:p>97.927023</text:p>
          </table:table-cell>
          <table:table-cell table:formula="of:=[.B267]/16486.62" office:value-type="float" office:value="0.00593978771876831" calcext:value-type="float">
            <text:p>0.005939787718768</text:p>
          </table:table-cell>
          <table:table-cell office:value-type="float" office:value="38846.212193339" calcext:value-type="float">
            <text:p>38846.212193339</text:p>
          </table:table-cell>
        </table:table-row>
        <table:table-row table:style-name="ro1">
          <table:table-cell office:value-type="float" office:value="270.78" calcext:value-type="float">
            <text:p>270.78</text:p>
          </table:table-cell>
          <table:table-cell office:value-type="float" office:value="97.741296" calcext:value-type="float">
            <text:p>97.741296</text:p>
          </table:table-cell>
          <table:table-cell table:formula="of:=[.B268]/16486.62" office:value-type="float" office:value="0.00592852240180219" calcext:value-type="float">
            <text:p>0.005928522401802</text:p>
          </table:table-cell>
          <table:table-cell office:value-type="float" office:value="38945.708615242" calcext:value-type="float">
            <text:p>38945.708615242</text:p>
          </table:table-cell>
        </table:table-row>
        <table:table-row table:style-name="ro1">
          <table:table-cell office:value-type="float" office:value="271.79" calcext:value-type="float">
            <text:p>271.79</text:p>
          </table:table-cell>
          <table:table-cell office:value-type="float" office:value="98.234045" calcext:value-type="float">
            <text:p>98.234045</text:p>
          </table:table-cell>
          <table:table-cell table:formula="of:=[.B269]/16486.62" office:value-type="float" office:value="0.00595841021385827" calcext:value-type="float">
            <text:p>0.005958410213858</text:p>
          </table:table-cell>
          <table:table-cell office:value-type="float" office:value="39045.706634145" calcext:value-type="float">
            <text:p>39045.706634145</text:p>
          </table:table-cell>
        </table:table-row>
        <table:table-row table:style-name="ro1">
          <table:table-cell office:value-type="float" office:value="272.81" calcext:value-type="float">
            <text:p>272.81</text:p>
          </table:table-cell>
          <table:table-cell office:value-type="float" office:value="99.358707" calcext:value-type="float">
            <text:p>99.358707</text:p>
          </table:table-cell>
          <table:table-cell table:formula="of:=[.B270]/16486.62" office:value-type="float" office:value="0.00602662686469392" calcext:value-type="float">
            <text:p>0.006026626864694</text:p>
          </table:table-cell>
          <table:table-cell office:value-type="float" office:value="39146.849510271" calcext:value-type="float">
            <text:p>39146.849510271</text:p>
          </table:table-cell>
        </table:table-row>
        <table:table-row table:style-name="ro1">
          <table:table-cell office:value-type="float" office:value="273.83" calcext:value-type="float">
            <text:p>273.83</text:p>
          </table:table-cell>
          <table:table-cell office:value-type="float" office:value="100.99157" calcext:value-type="float">
            <text:p>100.99157</text:p>
          </table:table-cell>
          <table:table-cell table:formula="of:=[.B271]/16486.62" office:value-type="float" office:value="0.00612566857245451" calcext:value-type="float">
            <text:p>0.006125668572455</text:p>
          </table:table-cell>
          <table:table-cell office:value-type="float" office:value="39249.654573582" calcext:value-type="float">
            <text:p>39249.654573582</text:p>
          </table:table-cell>
        </table:table-row>
        <table:table-row table:style-name="ro1">
          <table:table-cell office:value-type="float" office:value="274.85" calcext:value-type="float">
            <text:p>274.85</text:p>
          </table:table-cell>
          <table:table-cell office:value-type="float" office:value="102.96642" calcext:value-type="float">
            <text:p>102.96642</text:p>
          </table:table-cell>
          <table:table-cell table:formula="of:=[.B272]/16486.62" office:value-type="float" office:value="0.00624545358599883" calcext:value-type="float">
            <text:p>0.006245453585999</text:p>
          </table:table-cell>
          <table:table-cell office:value-type="float" office:value="39354.469948759" calcext:value-type="float">
            <text:p>39354.469948759</text:p>
          </table:table-cell>
        </table:table-row>
        <table:table-row table:style-name="ro1">
          <table:table-cell office:value-type="float" office:value="275.87" calcext:value-type="float">
            <text:p>275.87</text:p>
          </table:table-cell>
          <table:table-cell office:value-type="float" office:value="105.11224" calcext:value-type="float">
            <text:p>105.11224</text:p>
          </table:table-cell>
          <table:table-cell table:formula="of:=[.B273]/16486.62" office:value-type="float" office:value="0.00637560882703671" calcext:value-type="float">
            <text:p>0.006375608827037</text:p>
          </table:table-cell>
          <table:table-cell office:value-type="float" office:value="39461.469673192" calcext:value-type="float">
            <text:p>39461.469673192</text:p>
          </table:table-cell>
        </table:table-row>
        <table:table-row table:style-name="ro1">
          <table:table-cell office:value-type="float" office:value="276.88" calcext:value-type="float">
            <text:p>276.88</text:p>
          </table:table-cell>
          <table:table-cell office:value-type="float" office:value="107.28535" calcext:value-type="float">
            <text:p>107.28535</text:p>
          </table:table-cell>
          <table:table-cell table:formula="of:=[.B274]/16486.62" office:value-type="float" office:value="0.0065074193497515" calcext:value-type="float">
            <text:p>0.006507419349752</text:p>
          </table:table-cell>
          <table:table-cell office:value-type="float" office:value="39570.68153363" calcext:value-type="float">
            <text:p>39570.68153363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109.39043" calcext:value-type="float">
            <text:p>109.39043</text:p>
          </table:table-cell>
          <table:table-cell table:formula="of:=[.B275]/16486.62" office:value-type="float" office:value="0.0066351034960471" calcext:value-type="float">
            <text:p>0.006635103496047</text:p>
          </table:table-cell>
          <table:table-cell office:value-type="float" office:value="39682.036270143" calcext:value-type="float">
            <text:p>39682.036270143</text:p>
          </table:table-cell>
        </table:table-row>
        <table:table-row table:style-name="ro1">
          <table:table-cell office:value-type="float" office:value="278.92" calcext:value-type="float">
            <text:p>278.92</text:p>
          </table:table-cell>
          <table:table-cell office:value-type="float" office:value="111.38828" calcext:value-type="float">
            <text:p>111.38828</text:p>
          </table:table-cell>
          <table:table-cell table:formula="of:=[.B276]/16486.62" office:value-type="float" office:value="0.00675628358026084" calcext:value-type="float">
            <text:p>0.006756283580261</text:p>
          </table:table-cell>
          <table:table-cell office:value-type="float" office:value="39795.424732064" calcext:value-type="float">
            <text:p>39795.424732064</text:p>
          </table:table-cell>
        </table:table-row>
        <table:table-row table:style-name="ro1">
          <table:table-cell office:value-type="float" office:value="279.94" calcext:value-type="float">
            <text:p>279.94</text:p>
          </table:table-cell>
          <table:table-cell office:value-type="float" office:value="113.29133" calcext:value-type="float">
            <text:p>113.29133</text:p>
          </table:table-cell>
          <table:table-cell table:formula="of:=[.B277]/16486.62" office:value-type="float" office:value="0.00687171354710668" calcext:value-type="float">
            <text:p>0.006871713547107</text:p>
          </table:table-cell>
          <table:table-cell office:value-type="float" office:value="39910.750417972" calcext:value-type="float">
            <text:p>39910.750417972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office:value-type="float" office:value="115.14925" calcext:value-type="float">
            <text:p>115.14925</text:p>
          </table:table-cell>
          <table:table-cell table:formula="of:=[.B278]/16486.62" office:value-type="float" office:value="0.00698440614267812" calcext:value-type="float">
            <text:p>0.006984406142678</text:p>
          </table:table-cell>
          <table:table-cell office:value-type="float" office:value="40027.967388034" calcext:value-type="float">
            <text:p>40027.967388034</text:p>
          </table:table-cell>
        </table:table-row>
        <table:table-row table:style-name="ro1">
          <table:table-cell office:value-type="float" office:value="281.97" calcext:value-type="float">
            <text:p>281.97</text:p>
          </table:table-cell>
          <table:table-cell office:value-type="float" office:value="117.02798" calcext:value-type="float">
            <text:p>117.02798</text:p>
          </table:table-cell>
          <table:table-cell table:formula="of:=[.B279]/16486.62" office:value-type="float" office:value="0.00709836097392916" calcext:value-type="float">
            <text:p>0.007098360973929</text:p>
          </table:table-cell>
          <table:table-cell office:value-type="float" office:value="40147.096817452" calcext:value-type="float">
            <text:p>40147.096817452</text:p>
          </table:table-cell>
        </table:table-row>
        <table:table-row table:style-name="ro1">
          <table:table-cell office:value-type="float" office:value="282.99" calcext:value-type="float">
            <text:p>282.99</text:p>
          </table:table-cell>
          <table:table-cell office:value-type="float" office:value="118.98567" calcext:value-type="float">
            <text:p>118.98567</text:p>
          </table:table-cell>
          <table:table-cell table:formula="of:=[.B280]/16486.62" office:value-type="float" office:value="0.00721710514344359" calcext:value-type="float">
            <text:p>0.007217105143444</text:p>
          </table:table-cell>
          <table:table-cell office:value-type="float" office:value="40268.219089977" calcext:value-type="float">
            <text:p>40268.219089977</text:p>
          </table:table-cell>
        </table:table-row>
        <table:table-row table:style-name="ro1">
          <table:table-cell office:value-type="float" office:value="284.01" calcext:value-type="float">
            <text:p>284.01</text:p>
          </table:table-cell>
          <table:table-cell office:value-type="float" office:value="121.04968" calcext:value-type="float">
            <text:p>121.04968</text:p>
          </table:table-cell>
          <table:table-cell table:formula="of:=[.B281]/16486.62" office:value-type="float" office:value="0.00734229817876557" calcext:value-type="float">
            <text:p>0.007342298178766</text:p>
          </table:table-cell>
          <table:table-cell office:value-type="float" office:value="40391.442440082" calcext:value-type="float">
            <text:p>40391.442440082</text:p>
          </table:table-cell>
        </table:table-row>
        <table:table-row table:style-name="ro1">
          <table:table-cell office:value-type="float" office:value="285.03" calcext:value-type="float">
            <text:p>285.03</text:p>
          </table:table-cell>
          <table:table-cell office:value-type="float" office:value="123.19917" calcext:value-type="float">
            <text:p>123.19917</text:p>
          </table:table-cell>
          <table:table-cell table:formula="of:=[.B282]/16486.62" office:value-type="float" office:value="0.0074726760245581" calcext:value-type="float">
            <text:p>0.007472676024558</text:p>
          </table:table-cell>
          <table:table-cell office:value-type="float" office:value="40516.853874954" calcext:value-type="float">
            <text:p>40516.853874954</text:p>
          </table:table-cell>
        </table:table-row>
        <table:table-row table:style-name="ro1">
          <table:table-cell office:value-type="float" office:value="286.05" calcext:value-type="float">
            <text:p>286.05</text:p>
          </table:table-cell>
          <table:table-cell office:value-type="float" office:value="125.3581" calcext:value-type="float">
            <text:p>125.3581</text:p>
          </table:table-cell>
          <table:table-cell table:formula="of:=[.B283]/16486.62" office:value-type="float" office:value="0.00760362645587755" calcext:value-type="float">
            <text:p>0.007603626455878</text:p>
          </table:table-cell>
          <table:table-cell office:value-type="float" office:value="40644.463011586" calcext:value-type="float">
            <text:p>40644.463011586</text:p>
          </table:table-cell>
        </table:table-row>
        <table:table-row table:style-name="ro1">
          <table:table-cell office:value-type="float" office:value="287.06" calcext:value-type="float">
            <text:p>287.06</text:p>
          </table:table-cell>
          <table:table-cell office:value-type="float" office:value="127.40254" calcext:value-type="float">
            <text:p>127.40254</text:p>
          </table:table-cell>
          <table:table-cell table:formula="of:=[.B284]/16486.62" office:value-type="float" office:value="0.00772763246802559" calcext:value-type="float">
            <text:p>0.007727632468026</text:p>
          </table:table-cell>
          <table:table-cell office:value-type="float" office:value="40774.153297574" calcext:value-type="float">
            <text:p>40774.153297574</text:p>
          </table:table-cell>
        </table:table-row>
        <table:table-row table:style-name="ro1">
          <table:table-cell office:value-type="float" office:value="288.08" calcext:value-type="float">
            <text:p>288.08</text:p>
          </table:table-cell>
          <table:table-cell office:value-type="float" office:value="129.18305" calcext:value-type="float">
            <text:p>129.18305</text:p>
          </table:table-cell>
          <table:table-cell table:formula="of:=[.B285]/16486.62" office:value-type="float" office:value="0.00783562974096571" calcext:value-type="float">
            <text:p>0.007835629740966</text:p>
          </table:table-cell>
          <table:table-cell office:value-type="float" office:value="40905.656064581" calcext:value-type="float">
            <text:p>40905.656064581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130.55898" calcext:value-type="float">
            <text:p>130.55898</text:p>
          </table:table-cell>
          <table:table-cell table:formula="of:=[.B286]/16486.62" office:value-type="float" office:value="0.00791908711427812" calcext:value-type="float">
            <text:p>0.007919087114278</text:p>
          </table:table-cell>
          <table:table-cell office:value-type="float" office:value="41038.559467934" calcext:value-type="float">
            <text:p>41038.559467934</text:p>
          </table:table-cell>
        </table:table-row>
        <table:table-row table:style-name="ro1">
          <table:table-cell office:value-type="float" office:value="290.12" calcext:value-type="float">
            <text:p>290.12</text:p>
          </table:table-cell>
          <table:table-cell office:value-type="float" office:value="131.43662" calcext:value-type="float">
            <text:p>131.43662</text:p>
          </table:table-cell>
          <table:table-cell table:formula="of:=[.B287]/16486.62" office:value-type="float" office:value="0.00797232058481363" calcext:value-type="float">
            <text:p>0.007972320584814</text:p>
          </table:table-cell>
          <table:table-cell office:value-type="float" office:value="41172.356276783" calcext:value-type="float">
            <text:p>41172.356276783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office:value-type="float" office:value="131.80021" calcext:value-type="float">
            <text:p>131.80021</text:p>
          </table:table-cell>
          <table:table-cell table:formula="of:=[.B288]/16486.62" office:value-type="float" office:value="0.00799437422588742" calcext:value-type="float">
            <text:p>0.007994374225887</text:p>
          </table:table-cell>
          <table:table-cell office:value-type="float" office:value="41306.523203594" calcext:value-type="float">
            <text:p>41306.523203594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131.72466" calcext:value-type="float">
            <text:p>131.72466</text:p>
          </table:table-cell>
          <table:table-cell table:formula="of:=[.B289]/16486.62" office:value-type="float" office:value="0.00798979172201458" calcext:value-type="float">
            <text:p>0.007989791722015</text:p>
          </table:table-cell>
          <table:table-cell office:value-type="float" office:value="41440.613221031" calcext:value-type="float">
            <text:p>41440.613221031</text:p>
          </table:table-cell>
        </table:table-row>
        <table:table-row table:style-name="ro1">
          <table:table-cell office:value-type="float" office:value="293.17" calcext:value-type="float">
            <text:p>293.17</text:p>
          </table:table-cell>
          <table:table-cell office:value-type="float" office:value="131.36302" calcext:value-type="float">
            <text:p>131.36302</text:p>
          </table:table-cell>
          <table:table-cell table:formula="of:=[.B290]/16486.62" office:value-type="float" office:value="0.00796785635867146" calcext:value-type="float">
            <text:p>0.007967856358671</text:p>
          </table:table-cell>
          <table:table-cell office:value-type="float" office:value="41574.335105266" calcext:value-type="float">
            <text:p>41574.335105266</text:p>
          </table:table-cell>
        </table:table-row>
        <table:table-row table:style-name="ro1">
          <table:table-cell office:value-type="float" office:value="294.19" calcext:value-type="float">
            <text:p>294.19</text:p>
          </table:table-cell>
          <table:table-cell office:value-type="float" office:value="130.90874" calcext:value-type="float">
            <text:p>130.90874</text:p>
          </table:table-cell>
          <table:table-cell table:formula="of:=[.B291]/16486.62" office:value-type="float" office:value="0.00794030189329286" calcext:value-type="float">
            <text:p>0.007940301893293</text:p>
          </table:table-cell>
          <table:table-cell office:value-type="float" office:value="41707.594552906" calcext:value-type="float">
            <text:p>41707.594552906</text:p>
          </table:table-cell>
        </table:table-row>
        <table:table-row table:style-name="ro1">
          <table:table-cell office:value-type="float" office:value="295.21" calcext:value-type="float">
            <text:p>295.21</text:p>
          </table:table-cell>
          <table:table-cell office:value-type="float" office:value="130.54111" calcext:value-type="float">
            <text:p>130.54111</text:p>
          </table:table-cell>
          <table:table-cell table:formula="of:=[.B292]/16486.62" office:value-type="float" office:value="0.00791800320502323" calcext:value-type="float">
            <text:p>0.007918003205023</text:p>
          </table:table-cell>
          <table:table-cell office:value-type="float" office:value="41840.479769122" calcext:value-type="float">
            <text:p>41840.479769122</text:p>
          </table:table-cell>
        </table:table-row>
        <table:table-row table:style-name="ro1">
          <table:table-cell office:value-type="float" office:value="296.23" calcext:value-type="float">
            <text:p>296.23</text:p>
          </table:table-cell>
          <table:table-cell office:value-type="float" office:value="130.36883" calcext:value-type="float">
            <text:p>130.36883</text:p>
          </table:table-cell>
          <table:table-cell table:formula="of:=[.B293]/16486.62" office:value-type="float" office:value="0.00790755351915675" calcext:value-type="float">
            <text:p>0.007907553519157</text:p>
          </table:table-cell>
          <table:table-cell office:value-type="float" office:value="41973.189611598" calcext:value-type="float">
            <text:p>41973.189611598</text:p>
          </table:table-cell>
        </table:table-row>
        <table:table-row table:style-name="ro1">
          <table:table-cell office:value-type="float" office:value="297.24" calcext:value-type="float">
            <text:p>297.24</text:p>
          </table:table-cell>
          <table:table-cell office:value-type="float" office:value="130.3888" calcext:value-type="float">
            <text:p>130.3888</text:p>
          </table:table-cell>
          <table:table-cell table:formula="of:=[.B294]/16486.62" office:value-type="float" office:value="0.00790876480442929" calcext:value-type="float">
            <text:p>0.007908764804429</text:p>
          </table:table-cell>
          <table:table-cell office:value-type="float" office:value="42105.919786678" calcext:value-type="float">
            <text:p>42105.919786678</text:p>
          </table:table-cell>
        </table:table-row>
        <table:table-row table:style-name="ro1">
          <table:table-cell office:value-type="float" office:value="298.26" calcext:value-type="float">
            <text:p>298.26</text:p>
          </table:table-cell>
          <table:table-cell office:value-type="float" office:value="130.47392" calcext:value-type="float">
            <text:p>130.47392</text:p>
          </table:table-cell>
          <table:table-cell table:formula="of:=[.B295]/16486.62" office:value-type="float" office:value="0.0079139277790111" calcext:value-type="float">
            <text:p>0.007913927779011</text:p>
          </table:table-cell>
          <table:table-cell office:value-type="float" office:value="42238.736608096" calcext:value-type="float">
            <text:p>42238.736608096</text:p>
          </table:table-cell>
        </table:table-row>
        <table:table-row table:style-name="ro1">
          <table:table-cell office:value-type="float" office:value="299.28" calcext:value-type="float">
            <text:p>299.28</text:p>
          </table:table-cell>
          <table:table-cell office:value-type="float" office:value="130.3955" calcext:value-type="float">
            <text:p>130.3955</text:p>
          </table:table-cell>
          <table:table-cell table:formula="of:=[.B296]/16486.62" office:value-type="float" office:value="0.00790917119458082" calcext:value-type="float">
            <text:p>0.007909171194581</text:p>
          </table:table-cell>
          <table:table-cell office:value-type="float" office:value="42371.473599073" calcext:value-type="float">
            <text:p>42371.473599073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129.87573" calcext:value-type="float">
            <text:p>129.87573</text:p>
          </table:table-cell>
          <table:table-cell table:formula="of:=[.B297]/16486.62" office:value-type="float" office:value="0.00787764441710915" calcext:value-type="float">
            <text:p>0.007877644417109</text:p>
          </table:table-cell>
          <table:table-cell office:value-type="float" office:value="42503.681488419" calcext:value-type="float">
            <text:p>42503.681488419</text:p>
          </table:table-cell>
        </table:table-row>
        <table:table-row table:style-name="ro1">
          <table:table-cell office:value-type="float" office:value="301.32" calcext:value-type="float">
            <text:p>301.32</text:p>
          </table:table-cell>
          <table:table-cell office:value-type="float" office:value="128.65641" calcext:value-type="float">
            <text:p>128.65641</text:p>
          </table:table-cell>
          <table:table-cell table:formula="of:=[.B298]/16486.62" office:value-type="float" office:value="0.0078036862619506" calcext:value-type="float">
            <text:p>0.007803686261951</text:p>
          </table:table-cell>
          <table:table-cell office:value-type="float" office:value="42634.648160876" calcext:value-type="float">
            <text:p>42634.648160876</text:p>
          </table:table-cell>
        </table:table-row>
        <table:table-row table:style-name="ro1">
          <table:table-cell office:value-type="float" office:value="302.33" calcext:value-type="float">
            <text:p>302.33</text:p>
          </table:table-cell>
          <table:table-cell office:value-type="float" office:value="126.56535" calcext:value-type="float">
            <text:p>126.56535</text:p>
          </table:table-cell>
          <table:table-cell table:formula="of:=[.B299]/16486.62" office:value-type="float" office:value="0.00767685250221088" calcext:value-type="float">
            <text:p>0.007676852502211</text:p>
          </table:table-cell>
          <table:table-cell office:value-type="float" office:value="42763.486224102" calcext:value-type="float">
            <text:p>42763.486224102</text:p>
          </table:table-cell>
        </table:table-row>
        <table:table-row table:style-name="ro1">
          <table:table-cell office:value-type="float" office:value="303.35" calcext:value-type="float">
            <text:p>303.35</text:p>
          </table:table-cell>
          <table:table-cell office:value-type="float" office:value="123.56294" calcext:value-type="float">
            <text:p>123.56294</text:p>
          </table:table-cell>
          <table:table-cell table:formula="of:=[.B300]/16486.62" office:value-type="float" office:value="0.00749474058357626" calcext:value-type="float">
            <text:p>0.007494740583576</text:p>
          </table:table-cell>
          <table:table-cell office:value-type="float" office:value="42889.267969614" calcext:value-type="float">
            <text:p>42889.267969614</text:p>
          </table:table-cell>
        </table:table-row>
        <table:table-row table:style-name="ro1">
          <table:table-cell office:value-type="float" office:value="304.37" calcext:value-type="float">
            <text:p>304.37</text:p>
          </table:table-cell>
          <table:table-cell office:value-type="float" office:value="119.75758" calcext:value-type="float">
            <text:p>119.75758</text:p>
          </table:table-cell>
          <table:table-cell table:formula="of:=[.B301]/16486.62" office:value-type="float" office:value="0.00726392553476698" calcext:value-type="float">
            <text:p>0.007263925534767</text:p>
          </table:table-cell>
          <table:table-cell office:value-type="float" office:value="43011.176014813" calcext:value-type="float">
            <text:p>43011.176014813</text:p>
          </table:table-cell>
        </table:table-row>
        <table:table-row table:style-name="ro1">
          <table:table-cell office:value-type="float" office:value="305.39" calcext:value-type="float">
            <text:p>305.39</text:p>
          </table:table-cell>
          <table:table-cell office:value-type="float" office:value="115.3878" calcext:value-type="float">
            <text:p>115.3878</text:p>
          </table:table-cell>
          <table:table-cell table:formula="of:=[.B302]/16486.62" office:value-type="float" office:value="0.00699887545172995" calcext:value-type="float">
            <text:p>0.00699887545173</text:p>
          </table:table-cell>
          <table:table-cell office:value-type="float" office:value="43128.63581975" calcext:value-type="float">
            <text:p>43128.63581975</text:p>
          </table:table-cell>
        </table:table-row>
        <table:table-row table:style-name="ro1">
          <table:table-cell office:value-type="float" office:value="306.41" calcext:value-type="float">
            <text:p>306.41</text:p>
          </table:table-cell>
          <table:table-cell office:value-type="float" office:value="110.77827" calcext:value-type="float">
            <text:p>110.77827</text:p>
          </table:table-cell>
          <table:table-cell table:formula="of:=[.B303]/16486.62" office:value-type="float" office:value="0.0067192832733453" calcext:value-type="float">
            <text:p>0.006719283273345</text:p>
          </table:table-cell>
          <table:table-cell office:value-type="float" office:value="43241.403317061" calcext:value-type="float">
            <text:p>43241.403317061</text:p>
          </table:table-cell>
        </table:table-row>
        <table:table-row table:style-name="ro1">
          <table:table-cell office:value-type="float" office:value="307.42" calcext:value-type="float">
            <text:p>307.42</text:p>
          </table:table-cell>
          <table:table-cell office:value-type="float" office:value="106.28212" calcext:value-type="float">
            <text:p>106.28212</text:p>
          </table:table-cell>
          <table:table-cell table:formula="of:=[.B304]/16486.62" office:value-type="float" office:value="0.00644656818680846" calcext:value-type="float">
            <text:p>0.006446568186808</text:p>
          </table:table-cell>
          <table:table-cell office:value-type="float" office:value="43349.593932088" calcext:value-type="float">
            <text:p>43349.593932088</text:p>
          </table:table-cell>
        </table:table-row>
        <table:table-row table:style-name="ro1">
          <table:table-cell office:value-type="float" office:value="308.44" calcext:value-type="float">
            <text:p>308.44</text:p>
          </table:table-cell>
          <table:table-cell office:value-type="float" office:value="102.22412" calcext:value-type="float">
            <text:p>102.22412</text:p>
          </table:table-cell>
          <table:table-cell table:formula="of:=[.B305]/16486.62" office:value-type="float" office:value="0.00620042919652421" calcext:value-type="float">
            <text:p>0.006200429196524</text:p>
          </table:table-cell>
          <table:table-cell office:value-type="float" office:value="43453.653673014" calcext:value-type="float">
            <text:p>43453.653673014</text:p>
          </table:table-cell>
        </table:table-row>
        <table:table-row table:style-name="ro1">
          <table:table-cell office:value-type="float" office:value="309.46" calcext:value-type="float">
            <text:p>309.46</text:p>
          </table:table-cell>
          <table:table-cell office:value-type="float" office:value="98.85562" calcext:value-type="float">
            <text:p>98.85562</text:p>
          </table:table-cell>
          <table:table-cell table:formula="of:=[.B306]/16486.62" office:value-type="float" office:value="0.00599611199869955" calcext:value-type="float">
            <text:p>0.0059961119987</text:p>
          </table:table-cell>
          <table:table-cell office:value-type="float" office:value="43554.284428194" calcext:value-type="float">
            <text:p>43554.284428194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96.32743" calcext:value-type="float">
            <text:p>96.32743</text:p>
          </table:table-cell>
          <table:table-cell table:formula="of:=[.B307]/16486.62" office:value-type="float" office:value="0.00584276401105867" calcext:value-type="float">
            <text:p>0.005842764011059</text:p>
          </table:table-cell>
          <table:table-cell office:value-type="float" office:value="43652.341595315" calcext:value-type="float">
            <text:p>43652.341595315</text:p>
          </table:table-cell>
        </table:table-row>
        <table:table-row table:style-name="ro1">
          <table:table-cell office:value-type="float" office:value="311.49" calcext:value-type="float">
            <text:p>311.49</text:p>
          </table:table-cell>
          <table:table-cell office:value-type="float" office:value="94.680766" calcext:value-type="float">
            <text:p>94.680766</text:p>
          </table:table-cell>
          <table:table-cell table:formula="of:=[.B308]/16486.62" office:value-type="float" office:value="0.00574288520024117" calcext:value-type="float">
            <text:p>0.005742885200241</text:p>
          </table:table-cell>
          <table:table-cell office:value-type="float" office:value="43748.722529321" calcext:value-type="float">
            <text:p>43748.722529321</text:p>
          </table:table-cell>
        </table:table-row>
        <table:table-row table:style-name="ro1">
          <table:table-cell office:value-type="float" office:value="312.51" calcext:value-type="float">
            <text:p>312.51</text:p>
          </table:table-cell>
          <table:table-cell office:value-type="float" office:value="93.852988" calcext:value-type="float">
            <text:p>93.852988</text:p>
          </table:table-cell>
          <table:table-cell table:formula="of:=[.B309]/16486.62" office:value-type="float" office:value="0.00569267612160649" calcext:value-type="float">
            <text:p>0.005692676121606</text:p>
          </table:table-cell>
          <table:table-cell office:value-type="float" office:value="43844.260821602" calcext:value-type="float">
            <text:p>43844.260821602</text:p>
          </table:table-cell>
        </table:table-row>
        <table:table-row table:style-name="ro1">
          <table:table-cell office:value-type="float" office:value="313.53" calcext:value-type="float">
            <text:p>313.53</text:p>
          </table:table-cell>
          <table:table-cell office:value-type="float" office:value="93.693449" calcext:value-type="float">
            <text:p>93.693449</text:p>
          </table:table-cell>
          <table:table-cell table:formula="of:=[.B310]/16486.62" office:value-type="float" office:value="0.00568299924423563" calcext:value-type="float">
            <text:p>0.005682999244236</text:p>
          </table:table-cell>
          <table:table-cell office:value-type="float" office:value="43939.636709965" calcext:value-type="float">
            <text:p>43939.636709965</text:p>
          </table:table-cell>
        </table:table-row>
        <table:table-row table:style-name="ro1">
          <table:table-cell office:value-type="float" office:value="314.55" calcext:value-type="float">
            <text:p>314.55</text:p>
          </table:table-cell>
          <table:table-cell office:value-type="float" office:value="93.985707" calcext:value-type="float">
            <text:p>93.985707</text:p>
          </table:table-cell>
          <table:table-cell table:formula="of:=[.B311]/16486.62" office:value-type="float" office:value="0.00570072622526631" calcext:value-type="float">
            <text:p>0.005700726225266</text:p>
          </table:table-cell>
          <table:table-cell office:value-type="float" office:value="44035.31010435" calcext:value-type="float">
            <text:p>44035.31010435</text:p>
          </table:table-cell>
        </table:table-row>
        <table:table-row table:style-name="ro1">
          <table:table-cell office:value-type="float" office:value="315.57" calcext:value-type="float">
            <text:p>315.57</text:p>
          </table:table-cell>
          <table:table-cell office:value-type="float" office:value="94.474066" calcext:value-type="float">
            <text:p>94.474066</text:p>
          </table:table-cell>
          <table:table-cell table:formula="of:=[.B312]/16486.62" office:value-type="float" office:value="0.00573034776079026" calcext:value-type="float">
            <text:p>0.00573034776079</text:p>
          </table:table-cell>
          <table:table-cell office:value-type="float" office:value="44131.480626632" calcext:value-type="float">
            <text:p>44131.480626632</text:p>
          </table:table-cell>
        </table:table-row>
        <table:table-row table:style-name="ro1">
          <table:table-cell office:value-type="float" office:value="316.58" calcext:value-type="float">
            <text:p>316.58</text:p>
          </table:table-cell>
          <table:table-cell office:value-type="float" office:value="94.893506" calcext:value-type="float">
            <text:p>94.893506</text:p>
          </table:table-cell>
          <table:table-cell table:formula="of:=[.B313]/16486.62" office:value-type="float" office:value="0.00575578899738091" calcext:value-type="float">
            <text:p>0.005755788997381</text:p>
          </table:table-cell>
          <table:table-cell office:value-type="float" office:value="44228.078120753" calcext:value-type="float">
            <text:p>44228.078120753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95.001832" calcext:value-type="float">
            <text:p>95.001832</text:p>
          </table:table-cell>
          <table:table-cell table:formula="of:=[.B314]/16486.62" office:value-type="float" office:value="0.00576235953761293" calcext:value-type="float">
            <text:p>0.005762359537613</text:p>
          </table:table-cell>
          <table:table-cell office:value-type="float" office:value="44324.785885917" calcext:value-type="float">
            <text:p>44324.785885917</text:p>
          </table:table-cell>
        </table:table-row>
        <table:table-row table:style-name="ro1">
          <table:table-cell office:value-type="float" office:value="318.62" calcext:value-type="float">
            <text:p>318.62</text:p>
          </table:table-cell>
          <table:table-cell office:value-type="float" office:value="94.611322" calcext:value-type="float">
            <text:p>94.611322</text:p>
          </table:table-cell>
          <table:table-cell table:formula="of:=[.B315]/16486.62" office:value-type="float" office:value="0.00573867305730344" calcext:value-type="float">
            <text:p>0.005738673057303</text:p>
          </table:table-cell>
          <table:table-cell office:value-type="float" office:value="44421.096128627" calcext:value-type="float">
            <text:p>44421.096128627</text:p>
          </table:table-cell>
        </table:table-row>
        <table:table-row table:style-name="ro1">
          <table:table-cell office:value-type="float" office:value="319.64" calcext:value-type="float">
            <text:p>319.64</text:p>
          </table:table-cell>
          <table:table-cell office:value-type="float" office:value="93.615291" calcext:value-type="float">
            <text:p>93.615291</text:p>
          </table:table-cell>
          <table:table-cell table:formula="of:=[.B316]/16486.62" office:value-type="float" office:value="0.00567825855147993" calcext:value-type="float">
            <text:p>0.00567825855148</text:p>
          </table:table-cell>
          <table:table-cell office:value-type="float" office:value="44516.392455279" calcext:value-type="float">
            <text:p>44516.392455279</text:p>
          </table:table-cell>
        </table:table-row>
        <table:table-row table:style-name="ro1">
          <table:table-cell office:value-type="float" office:value="320.66" calcext:value-type="float">
            <text:p>320.66</text:p>
          </table:table-cell>
          <table:table-cell office:value-type="float" office:value="92.003967" calcext:value-type="float">
            <text:p>92.003967</text:p>
          </table:table-cell>
          <table:table-cell table:formula="of:=[.B317]/16486.62" office:value-type="float" office:value="0.00558052329707363" calcext:value-type="float">
            <text:p>0.005580523297074</text:p>
          </table:table-cell>
          <table:table-cell office:value-type="float" office:value="44610.048523152" calcext:value-type="float">
            <text:p>44610.048523152</text:p>
          </table:table-cell>
        </table:table-row>
        <table:table-row table:style-name="ro1">
          <table:table-cell office:value-type="float" office:value="321.67" calcext:value-type="float">
            <text:p>321.67</text:p>
          </table:table-cell>
          <table:table-cell office:value-type="float" office:value="89.864867" calcext:value-type="float">
            <text:p>89.864867</text:p>
          </table:table-cell>
          <table:table-cell table:formula="of:=[.B318]/16486.62" office:value-type="float" office:value="0.0054507756592922" calcext:value-type="float">
            <text:p>0.005450775659292</text:p>
          </table:table-cell>
          <table:table-cell office:value-type="float" office:value="44701.527079962" calcext:value-type="float">
            <text:p>44701.527079962</text:p>
          </table:table-cell>
        </table:table-row>
        <table:table-row table:style-name="ro1">
          <table:table-cell office:value-type="float" office:value="322.69" calcext:value-type="float">
            <text:p>322.69</text:p>
          </table:table-cell>
          <table:table-cell office:value-type="float" office:value="87.365709" calcext:value-type="float">
            <text:p>87.365709</text:p>
          </table:table-cell>
          <table:table-cell table:formula="of:=[.B319]/16486.62" office:value-type="float" office:value="0.00529918861476761" calcext:value-type="float">
            <text:p>0.005299188614768</text:p>
          </table:table-cell>
          <table:table-cell office:value-type="float" office:value="44790.461601898" calcext:value-type="float">
            <text:p>44790.461601898</text:p>
          </table:table-cell>
        </table:table-row>
        <table:table-row table:style-name="ro1">
          <table:table-cell office:value-type="float" office:value="323.71" calcext:value-type="float">
            <text:p>323.71</text:p>
          </table:table-cell>
          <table:table-cell office:value-type="float" office:value="84.722021" calcext:value-type="float">
            <text:p>84.722021</text:p>
          </table:table-cell>
          <table:table-cell table:formula="of:=[.B320]/16486.62" office:value-type="float" office:value="0.00513883506746683" calcext:value-type="float">
            <text:p>0.005138835067467</text:p>
          </table:table-cell>
          <table:table-cell office:value-type="float" office:value="44876.704963185" calcext:value-type="float">
            <text:p>44876.704963185</text:p>
          </table:table-cell>
        </table:table-row>
        <table:table-row table:style-name="ro1">
          <table:table-cell office:value-type="float" office:value="324.73" calcext:value-type="float">
            <text:p>324.73</text:p>
          </table:table-cell>
          <table:table-cell office:value-type="float" office:value="82.155868" calcext:value-type="float">
            <text:p>82.155868</text:p>
          </table:table-cell>
          <table:table-cell table:formula="of:=[.B321]/16486.62" office:value-type="float" office:value="0.00498318442470318" calcext:value-type="float">
            <text:p>0.004983184424703</text:p>
          </table:table-cell>
          <table:table-cell office:value-type="float" office:value="44960.336091843" calcext:value-type="float">
            <text:p>44960.336091843</text:p>
          </table:table-cell>
        </table:table-row>
        <table:table-row table:style-name="ro1">
          <table:table-cell office:value-type="float" office:value="325.75" calcext:value-type="float">
            <text:p>325.75</text:p>
          </table:table-cell>
          <table:table-cell office:value-type="float" office:value="79.854924" calcext:value-type="float">
            <text:p>79.854924</text:p>
          </table:table-cell>
          <table:table-cell table:formula="of:=[.B322]/16486.62" office:value-type="float" office:value="0.00484362009920772" calcext:value-type="float">
            <text:p>0.004843620099208</text:p>
          </table:table-cell>
          <table:table-cell office:value-type="float" office:value="45041.624958229" calcext:value-type="float">
            <text:p>45041.624958229</text:p>
          </table:table-cell>
        </table:table-row>
        <table:table-row table:style-name="ro1">
          <table:table-cell office:value-type="float" office:value="326.76" calcext:value-type="float">
            <text:p>326.76</text:p>
          </table:table-cell>
          <table:table-cell office:value-type="float" office:value="77.941428" calcext:value-type="float">
            <text:p>77.941428</text:p>
          </table:table-cell>
          <table:table-cell table:formula="of:=[.B323]/16486.62" office:value-type="float" office:value="0.00472755652765697" calcext:value-type="float">
            <text:p>0.004727556527657</text:p>
          </table:table-cell>
          <table:table-cell office:value-type="float" office:value="45120.965968889" calcext:value-type="float">
            <text:p>45120.965968889</text:p>
          </table:table-cell>
        </table:table-row>
        <table:table-row table:style-name="ro1">
          <table:table-cell office:value-type="float" office:value="327.78" calcext:value-type="float">
            <text:p>327.78</text:p>
          </table:table-cell>
          <table:table-cell office:value-type="float" office:value="76.458121" calcext:value-type="float">
            <text:p>76.458121</text:p>
          </table:table-cell>
          <table:table-cell table:formula="of:=[.B324]/16486.62" office:value-type="float" office:value="0.00463758617594146" calcext:value-type="float">
            <text:p>0.004637586175941</text:p>
          </table:table-cell>
          <table:table-cell office:value-type="float" office:value="45198.797036853" calcext:value-type="float">
            <text:p>45198.797036853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75.373512" calcext:value-type="float">
            <text:p>75.373512</text:p>
          </table:table-cell>
          <table:table-cell table:formula="of:=[.B325]/16486.62" office:value-type="float" office:value="0.00457179894969375" calcext:value-type="float">
            <text:p>0.004571798949694</text:p>
          </table:table-cell>
          <table:table-cell office:value-type="float" office:value="45275.524020047" calcext:value-type="float">
            <text:p>45275.524020047</text:p>
          </table:table-cell>
        </table:table-row>
        <table:table-row table:style-name="ro1">
          <table:table-cell office:value-type="float" office:value="329.82" calcext:value-type="float">
            <text:p>329.82</text:p>
          </table:table-cell>
          <table:table-cell office:value-type="float" office:value="74.603354" calcext:value-type="float">
            <text:p>74.603354</text:p>
          </table:table-cell>
          <table:table-cell table:formula="of:=[.B326]/16486.62" office:value-type="float" office:value="0.00452508482636223" calcext:value-type="float">
            <text:p>0.004525084826362</text:p>
          </table:table-cell>
          <table:table-cell office:value-type="float" office:value="45351.467014974" calcext:value-type="float">
            <text:p>45351.467014974</text:p>
          </table:table-cell>
        </table:table-row>
        <table:table-row table:style-name="ro1">
          <table:table-cell office:value-type="float" office:value="330.84" calcext:value-type="float">
            <text:p>330.84</text:p>
          </table:table-cell>
          <table:table-cell office:value-type="float" office:value="74.040562" calcext:value-type="float">
            <text:p>74.040562</text:p>
          </table:table-cell>
          <table:table-cell table:formula="of:=[.B327]/16486.62" office:value-type="float" office:value="0.00449094853887577" calcext:value-type="float">
            <text:p>0.004490948538876</text:p>
          </table:table-cell>
          <table:table-cell office:value-type="float" office:value="45426.837112455" calcext:value-type="float">
            <text:p>45426.837112455</text:p>
          </table:table-cell>
        </table:table-row>
        <table:table-row table:style-name="ro1">
          <table:table-cell office:value-type="float" office:value="331.85" calcext:value-type="float">
            <text:p>331.85</text:p>
          </table:table-cell>
          <table:table-cell office:value-type="float" office:value="73.583798" calcext:value-type="float">
            <text:p>73.583798</text:p>
          </table:table-cell>
          <table:table-cell table:formula="of:=[.B328]/16486.62" office:value-type="float" office:value="0.00446324340586488" calcext:value-type="float">
            <text:p>0.004463243405865</text:p>
          </table:table-cell>
          <table:table-cell office:value-type="float" office:value="45501.742243128" calcext:value-type="float">
            <text:p>45501.742243128</text:p>
          </table:table-cell>
        </table:table-row>
        <table:table-row table:style-name="ro1">
          <table:table-cell office:value-type="float" office:value="332.87" calcext:value-type="float">
            <text:p>332.87</text:p>
          </table:table-cell>
          <table:table-cell office:value-type="float" office:value="73.156223" calcext:value-type="float">
            <text:p>73.156223</text:p>
          </table:table-cell>
          <table:table-cell table:formula="of:=[.B329]/16486.62" office:value-type="float" office:value="0.00443730873884398" calcext:value-type="float">
            <text:p>0.004437308738844</text:p>
          </table:table-cell>
          <table:table-cell office:value-type="float" office:value="45576.212121349" calcext:value-type="float">
            <text:p>45576.212121349</text:p>
          </table:table-cell>
        </table:table-row>
        <table:table-row table:style-name="ro1">
          <table:table-cell office:value-type="float" office:value="333.89" calcext:value-type="float">
            <text:p>333.89</text:p>
          </table:table-cell>
          <table:table-cell office:value-type="float" office:value="72.710444" calcext:value-type="float">
            <text:p>72.710444</text:p>
          </table:table-cell>
          <table:table-cell table:formula="of:=[.B330]/16486.62" office:value-type="float" office:value="0.00441026990371586" calcext:value-type="float">
            <text:p>0.004410269903716</text:p>
          </table:table-cell>
          <table:table-cell office:value-type="float" office:value="45650.228215929" calcext:value-type="float">
            <text:p>45650.228215929</text:p>
          </table:table-cell>
        </table:table-row>
        <table:table-row table:style-name="ro1">
          <table:table-cell office:value-type="float" office:value="334.91" calcext:value-type="float">
            <text:p>334.91</text:p>
          </table:table-cell>
          <table:table-cell office:value-type="float" office:value="72.221703" calcext:value-type="float">
            <text:p>72.221703</text:p>
          </table:table-cell>
          <table:table-cell table:formula="of:=[.B331]/16486.62" office:value-type="float" office:value="0.00438062519788774" calcext:value-type="float">
            <text:p>0.004380625197888</text:p>
          </table:table-cell>
          <table:table-cell office:value-type="float" office:value="45723.746793424" calcext:value-type="float">
            <text:p>45723.746793424</text:p>
          </table:table-cell>
        </table:table-row>
        <table:table-row table:style-name="ro1">
          <table:table-cell office:value-type="float" office:value="335.93" calcext:value-type="float">
            <text:p>335.93</text:p>
          </table:table-cell>
          <table:table-cell office:value-type="float" office:value="71.676782" calcext:value-type="float">
            <text:p>71.676782</text:p>
          </table:table-cell>
          <table:table-cell table:formula="of:=[.B332]/16486.62" office:value-type="float" office:value="0.00434757288031143" calcext:value-type="float">
            <text:p>0.004347572880311</text:p>
          </table:table-cell>
          <table:table-cell office:value-type="float" office:value="45796.71066481" calcext:value-type="float">
            <text:p>45796.71066481</text:p>
          </table:table-cell>
        </table:table-row>
        <table:table-row table:style-name="ro1">
          <table:table-cell office:value-type="float" office:value="336.94" calcext:value-type="float">
            <text:p>336.94</text:p>
          </table:table-cell>
          <table:table-cell office:value-type="float" office:value="71.068308" calcext:value-type="float">
            <text:p>71.068308</text:p>
          </table:table-cell>
          <table:table-cell table:formula="of:=[.B333]/16486.62" office:value-type="float" office:value="0.0043106657398545" calcext:value-type="float">
            <text:p>0.004310665739855</text:p>
          </table:table-cell>
          <table:table-cell office:value-type="float" office:value="45869.055135535" calcext:value-type="float">
            <text:p>45869.055135535</text:p>
          </table:table-cell>
        </table:table-row>
        <table:table-row table:style-name="ro1">
          <table:table-cell office:value-type="float" office:value="337.96" calcext:value-type="float">
            <text:p>337.96</text:p>
          </table:table-cell>
          <table:table-cell office:value-type="float" office:value="70.401795" calcext:value-type="float">
            <text:p>70.401795</text:p>
          </table:table-cell>
          <table:table-cell table:formula="of:=[.B334]/16486.62" office:value-type="float" office:value="0.00427023822954614" calcext:value-type="float">
            <text:p>0.004270238229546</text:p>
          </table:table-cell>
          <table:table-cell office:value-type="float" office:value="45940.721124518" calcext:value-type="float">
            <text:p>45940.721124518</text:p>
          </table:table-cell>
        </table:table-row>
        <table:table-row table:style-name="ro1">
          <table:table-cell office:value-type="float" office:value="338.98" calcext:value-type="float">
            <text:p>338.98</text:p>
          </table:table-cell>
          <table:table-cell office:value-type="float" office:value="69.71609" calcext:value-type="float">
            <text:p>69.71609</text:p>
          </table:table-cell>
          <table:table-cell table:formula="of:=[.B335]/16486.62" office:value-type="float" office:value="0.00422864662374701" calcext:value-type="float">
            <text:p>0.004228646623747</text:p>
          </table:table-cell>
          <table:table-cell office:value-type="float" office:value="46011.689095944" calcext:value-type="float">
            <text:p>46011.6890959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.109255" calcext:value-type="float">
            <text:p>69.109255</text:p>
          </table:table-cell>
          <table:table-cell table:formula="of:=[.B336]/16486.62" office:value-type="float" office:value="0.0041918388972391" calcext:value-type="float">
            <text:p>0.004191838897239</text:p>
          </table:table-cell>
          <table:table-cell office:value-type="float" office:value="46082.039335208" calcext:value-type="float">
            <text:p>46082.039335208</text:p>
          </table:table-cell>
        </table:table-row>
        <table:table-row table:style-name="ro1">
          <table:table-cell office:value-type="float" office:value="341.02" calcext:value-type="float">
            <text:p>341.02</text:p>
          </table:table-cell>
          <table:table-cell office:value-type="float" office:value="68.75509" calcext:value-type="float">
            <text:p>68.75509</text:p>
          </table:table-cell>
          <table:table-cell table:formula="of:=[.B337]/16486.62" office:value-type="float" office:value="0.00417035693186354" calcext:value-type="float">
            <text:p>0.004170356931864</text:p>
          </table:table-cell>
          <table:table-cell office:value-type="float" office:value="46152.029049412" calcext:value-type="float">
            <text:p>46152.029049412</text:p>
          </table:table-cell>
        </table:table-row>
        <table:table-row table:style-name="ro1">
          <table:table-cell office:value-type="float" office:value="342.03" calcext:value-type="float">
            <text:p>342.03</text:p>
          </table:table-cell>
          <table:table-cell office:value-type="float" office:value="68.894366" calcext:value-type="float">
            <text:p>68.894366</text:p>
          </table:table-cell>
          <table:table-cell table:formula="of:=[.B338]/16486.62" office:value-type="float" office:value="0.00417880475197463" calcext:value-type="float">
            <text:p>0.004178804751975</text:p>
          </table:table-cell>
          <table:table-cell office:value-type="float" office:value="46222.160541139" calcext:value-type="float">
            <text:p>46222.160541139</text:p>
          </table:table-cell>
        </table:table-row>
        <table:table-row table:style-name="ro1">
          <table:table-cell office:value-type="float" office:value="343.05" calcext:value-type="float">
            <text:p>343.05</text:p>
          </table:table-cell>
          <table:table-cell office:value-type="float" office:value="69.791426" calcext:value-type="float">
            <text:p>69.791426</text:p>
          </table:table-cell>
          <table:table-cell table:formula="of:=[.B339]/16486.62" office:value-type="float" office:value="0.0042332161473971" calcext:value-type="float">
            <text:p>0.004233216147397</text:p>
          </table:table-cell>
          <table:table-cell office:value-type="float" office:value="46293.205201378" calcext:value-type="float">
            <text:p>46293.205201378</text:p>
          </table:table-cell>
        </table:table-row>
        <table:table-row table:style-name="ro1">
          <table:table-cell office:value-type="float" office:value="344.07" calcext:value-type="float">
            <text:p>344.07</text:p>
          </table:table-cell>
          <table:table-cell office:value-type="float" office:value="71.660179" calcext:value-type="float">
            <text:p>71.660179</text:p>
          </table:table-cell>
          <table:table-cell table:formula="of:=[.B340]/16486.62" office:value-type="float" office:value="0.00434656582125384" calcext:value-type="float">
            <text:p>0.004346565821254</text:p>
          </table:table-cell>
          <table:table-cell office:value-type="float" office:value="46366.152171694" calcext:value-type="float">
            <text:p>46366.152171694</text:p>
          </table:table-cell>
        </table:table-row>
        <table:table-row table:style-name="ro1">
          <table:table-cell office:value-type="float" office:value="345.09" calcext:value-type="float">
            <text:p>345.09</text:p>
          </table:table-cell>
          <table:table-cell office:value-type="float" office:value="74.579224" calcext:value-type="float">
            <text:p>74.579224</text:p>
          </table:table-cell>
          <table:table-cell table:formula="of:=[.B341]/16486.62" office:value-type="float" office:value="0.00452362121526426" calcext:value-type="float">
            <text:p>0.004523621215264</text:p>
          </table:table-cell>
          <table:table-cell office:value-type="float" office:value="46442.070603535" calcext:value-type="float">
            <text:p>46442.070603535</text:p>
          </table:table-cell>
        </table:table-row>
        <table:table-row table:style-name="ro1">
          <table:table-cell office:value-type="float" office:value="346.11" calcext:value-type="float">
            <text:p>346.11</text:p>
          </table:table-cell>
          <table:table-cell office:value-type="float" office:value="78.427208" calcext:value-type="float">
            <text:p>78.427208</text:p>
          </table:table-cell>
          <table:table-cell table:formula="of:=[.B342]/16486.62" office:value-type="float" office:value="0.00475702163330022" calcext:value-type="float">
            <text:p>0.0047570216333</text:p>
          </table:table-cell>
          <table:table-cell office:value-type="float" office:value="46521.906116567" calcext:value-type="float">
            <text:p>46521.906116567</text:p>
          </table:table-cell>
        </table:table-row>
        <table:table-row table:style-name="ro1">
          <table:table-cell office:value-type="float" office:value="347.12" calcext:value-type="float">
            <text:p>347.12</text:p>
          </table:table-cell>
          <table:table-cell office:value-type="float" office:value="82.870334" calcext:value-type="float">
            <text:p>82.870334</text:p>
          </table:table-cell>
          <table:table-cell table:formula="of:=[.B343]/16486.62" office:value-type="float" office:value="0.00502652053604681" calcext:value-type="float">
            <text:p>0.005026520536047</text:p>
          </table:table-cell>
          <table:table-cell office:value-type="float" office:value="46606.264540635" calcext:value-type="float">
            <text:p>46606.264540635</text:p>
          </table:table-cell>
        </table:table-row>
        <table:table-row table:style-name="ro1">
          <table:table-cell office:value-type="float" office:value="348.14" calcext:value-type="float">
            <text:p>348.14</text:p>
          </table:table-cell>
          <table:table-cell office:value-type="float" office:value="87.421097" calcext:value-type="float">
            <text:p>87.421097</text:p>
          </table:table-cell>
          <table:table-cell table:formula="of:=[.B344]/16486.62" office:value-type="float" office:value="0.00530254818756058" calcext:value-type="float">
            <text:p>0.005302548187561</text:p>
          </table:table-cell>
          <table:table-cell office:value-type="float" office:value="46695.255445378" calcext:value-type="float">
            <text:p>46695.255445378</text:p>
          </table:table-cell>
        </table:table-row>
        <table:table-row table:style-name="ro1">
          <table:table-cell office:value-type="float" office:value="349.16" calcext:value-type="float">
            <text:p>349.16</text:p>
          </table:table-cell>
          <table:table-cell office:value-type="float" office:value="91.563183" calcext:value-type="float">
            <text:p>91.563183</text:p>
          </table:table-cell>
          <table:table-cell table:formula="of:=[.B345]/16486.62" office:value-type="float" office:value="0.00555378743490176" calcext:value-type="float">
            <text:p>0.005553787434902</text:p>
          </table:table-cell>
          <table:table-cell office:value-type="float" office:value="46788.462814938" calcext:value-type="float">
            <text:p>46788.462814938</text:p>
          </table:table-cell>
        </table:table-row>
        <table:table-row table:style-name="ro1">
          <table:table-cell office:value-type="float" office:value="350.18" calcext:value-type="float">
            <text:p>350.18</text:p>
          </table:table-cell>
          <table:table-cell office:value-type="float" office:value="94.909854" calcext:value-type="float">
            <text:p>94.909854</text:p>
          </table:table-cell>
          <table:table-cell table:formula="of:=[.B346]/16486.62" office:value-type="float" office:value="0.00575678058935064" calcext:value-type="float">
            <text:p>0.005756780589351</text:p>
          </table:table-cell>
          <table:table-cell office:value-type="float" office:value="46885.076950612" calcext:value-type="float">
            <text:p>46885.076950612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97.342958" calcext:value-type="float">
            <text:p>97.342958</text:p>
          </table:table-cell>
          <table:table-cell table:formula="of:=[.B347]/16486.62" office:value-type="float" office:value="0.00590436111222312" calcext:value-type="float">
            <text:p>0.005904361112223</text:p>
          </table:table-cell>
          <table:table-cell office:value-type="float" office:value="46984.167881308" calcext:value-type="float">
            <text:p>46984.167881308</text:p>
          </table:table-cell>
        </table:table-row>
        <table:table-row table:style-name="ro1">
          <table:table-cell office:value-type="float" office:value="352.21" calcext:value-type="float">
            <text:p>352.21</text:p>
          </table:table-cell>
          <table:table-cell office:value-type="float" office:value="99.07699" calcext:value-type="float">
            <text:p>99.07699</text:p>
          </table:table-cell>
          <table:table-cell table:formula="of:=[.B348]/16486.62" office:value-type="float" office:value="0.00600953925061656" calcext:value-type="float">
            <text:p>0.006009539250617</text:p>
          </table:table-cell>
          <table:table-cell office:value-type="float" office:value="47085.023981461" calcext:value-type="float">
            <text:p>47085.023981461</text:p>
          </table:table-cell>
        </table:table-row>
        <table:table-row table:style-name="ro1">
          <table:table-cell office:value-type="float" office:value="353.23" calcext:value-type="float">
            <text:p>353.23</text:p>
          </table:table-cell>
          <table:table-cell office:value-type="float" office:value="100.61181" calcext:value-type="float">
            <text:p>100.61181</text:p>
          </table:table-cell>
          <table:table-cell table:formula="of:=[.B349]/16486.62" office:value-type="float" office:value="0.00610263413604487" calcext:value-type="float">
            <text:p>0.006102634136045</text:p>
          </table:table-cell>
          <table:table-cell office:value-type="float" office:value="47187.44245968" calcext:value-type="float">
            <text:p>47187.44245968</text:p>
          </table:table-cell>
        </table:table-row>
        <table:table-row table:style-name="ro1">
          <table:table-cell office:value-type="float" office:value="354.25" calcext:value-type="float">
            <text:p>354.25</text:p>
          </table:table-cell>
          <table:table-cell office:value-type="float" office:value="102.57486" calcext:value-type="float">
            <text:p>102.57486</text:p>
          </table:table-cell>
          <table:table-cell table:formula="of:=[.B350]/16486.62" office:value-type="float" office:value="0.00622170341768052" calcext:value-type="float">
            <text:p>0.006221703417681</text:p>
          </table:table-cell>
          <table:table-cell office:value-type="float" office:value="47291.859240519" calcext:value-type="float">
            <text:p>47291.859240519</text:p>
          </table:table-cell>
        </table:table-row>
        <table:table-row table:style-name="ro1">
          <table:table-cell office:value-type="float" office:value="355.27" calcext:value-type="float">
            <text:p>355.27</text:p>
          </table:table-cell>
          <table:table-cell office:value-type="float" office:value="105.49695" calcext:value-type="float">
            <text:p>105.49695</text:p>
          </table:table-cell>
          <table:table-cell table:formula="of:=[.B351]/16486.62" office:value-type="float" office:value="0.00639894350691652" calcext:value-type="float">
            <text:p>0.006398943506917</text:p>
          </table:table-cell>
          <table:table-cell office:value-type="float" office:value="47399.250581574" calcext:value-type="float">
            <text:p>47399.250581574</text:p>
          </table:table-cell>
        </table:table-row>
        <table:table-row table:style-name="ro1">
          <table:table-cell office:value-type="float" office:value="356.28" calcext:value-type="float">
            <text:p>356.28</text:p>
          </table:table-cell>
          <table:table-cell office:value-type="float" office:value="109.59819" calcext:value-type="float">
            <text:p>109.59819</text:p>
          </table:table-cell>
          <table:table-cell table:formula="of:=[.B352]/16486.62" office:value-type="float" office:value="0.00664770523005929" calcext:value-type="float">
            <text:p>0.006647705230059</text:p>
          </table:table-cell>
          <table:table-cell office:value-type="float" office:value="47510.816812368" calcext:value-type="float">
            <text:p>47510.816812368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114.6682" calcext:value-type="float">
            <text:p>114.6682</text:p>
          </table:table-cell>
          <table:table-cell table:formula="of:=[.B353]/16486.62" office:value-type="float" office:value="0.00695522793635081" calcext:value-type="float">
            <text:p>0.006955227936351</text:p>
          </table:table-cell>
          <table:table-cell office:value-type="float" office:value="47627.544091837" calcext:value-type="float">
            <text:p>47627.544091837</text:p>
          </table:table-cell>
        </table:table-row>
        <table:table-row table:style-name="ro1">
          <table:table-cell office:value-type="float" office:value="358.32" calcext:value-type="float">
            <text:p>358.32</text:p>
          </table:table-cell>
          <table:table-cell office:value-type="float" office:value="120.09981" calcext:value-type="float">
            <text:p>120.09981</text:p>
          </table:table-cell>
          <table:table-cell table:formula="of:=[.B354]/16486.62" office:value-type="float" office:value="0.0072846835797756" calcext:value-type="float">
            <text:p>0.007284683579776</text:p>
          </table:table-cell>
          <table:table-cell office:value-type="float" office:value="47749.800511678" calcext:value-type="float">
            <text:p>47749.800511678</text:p>
          </table:table-cell>
        </table:table-row>
        <table:table-row table:style-name="ro1">
          <table:table-cell office:value-type="float" office:value="359.34" calcext:value-type="float">
            <text:p>359.34</text:p>
          </table:table-cell>
          <table:table-cell office:value-type="float" office:value="125.08441" calcext:value-type="float">
            <text:p>125.08441</text:p>
          </table:table-cell>
          <table:table-cell table:formula="of:=[.B355]/16486.62" office:value-type="float" office:value="0.00758702572146383" calcext:value-type="float">
            <text:p>0.007587025721464</text:p>
          </table:table-cell>
          <table:table-cell office:value-type="float" office:value="47877.131044495" calcext:value-type="float">
            <text:p>47877.131044495</text:p>
          </table:table-cell>
        </table:table-row>
        <table:table-row table:style-name="ro1">
          <table:table-cell office:value-type="float" office:value="360.36" calcext:value-type="float">
            <text:p>360.36</text:p>
          </table:table-cell>
          <table:table-cell office:value-type="float" office:value="128.91554" calcext:value-type="float">
            <text:p>128.91554</text:p>
          </table:table-cell>
          <table:table-cell table:formula="of:=[.B356]/16486.62" office:value-type="float" office:value="0.00781940385597533" calcext:value-type="float">
            <text:p>0.007819403855975</text:p>
          </table:table-cell>
          <table:table-cell office:value-type="float" office:value="48008.361505996" calcext:value-type="float">
            <text:p>48008.361505996</text:p>
          </table:table-cell>
        </table:table-row>
        <table:table-row table:style-name="ro1">
          <table:table-cell office:value-type="float" office:value="361.37" calcext:value-type="float">
            <text:p>361.37</text:p>
          </table:table-cell>
          <table:table-cell office:value-type="float" office:value="131.29854" calcext:value-type="float">
            <text:p>131.29854</text:p>
          </table:table-cell>
          <table:table-cell table:formula="of:=[.B357]/16486.62" office:value-type="float" office:value="0.00796394530837734" calcext:value-type="float">
            <text:p>0.007963945308377</text:p>
          </table:table-cell>
          <table:table-cell office:value-type="float" office:value="48142.017749574" calcext:value-type="float">
            <text:p>48142.017749574</text:p>
          </table:table-cell>
        </table:table-row>
        <table:table-row table:style-name="ro1">
          <table:table-cell office:value-type="float" office:value="362.39" calcext:value-type="float">
            <text:p>362.39</text:p>
          </table:table-cell>
          <table:table-cell office:value-type="float" office:value="132.54851" calcext:value-type="float">
            <text:p>132.54851</text:p>
          </table:table-cell>
          <table:table-cell table:formula="of:=[.B358]/16486.62" office:value-type="float" office:value="0.00803976254684102" calcext:value-type="float">
            <text:p>0.008039762546841</text:p>
          </table:table-cell>
          <table:table-cell office:value-type="float" office:value="48276.946416211" calcext:value-type="float">
            <text:p>48276.946416211</text:p>
          </table:table-cell>
        </table:table-row>
        <table:table-row table:style-name="ro1">
          <table:table-cell office:value-type="float" office:value="363.41" calcext:value-type="float">
            <text:p>363.41</text:p>
          </table:table-cell>
          <table:table-cell office:value-type="float" office:value="133.58618" calcext:value-type="float">
            <text:p>133.58618</text:p>
          </table:table-cell>
          <table:table-cell table:formula="of:=[.B359]/16486.62" office:value-type="float" office:value="0.00810270267647341" calcext:value-type="float">
            <text:p>0.008102702676473</text:p>
          </table:table-cell>
          <table:table-cell office:value-type="float" office:value="48412.931380803" calcext:value-type="float">
            <text:p>48412.931380803</text:p>
          </table:table-cell>
        </table:table-row>
        <table:table-row table:style-name="ro1">
          <table:table-cell office:value-type="float" office:value="364.43" calcext:value-type="float">
            <text:p>364.43</text:p>
          </table:table-cell>
          <table:table-cell office:value-type="float" office:value="135.70515" calcext:value-type="float">
            <text:p>135.70515</text:p>
          </table:table-cell>
          <table:table-cell table:formula="of:=[.B360]/16486.62" office:value-type="float" office:value="0.00823122932414285" calcext:value-type="float">
            <text:p>0.008231229324143</text:p>
          </table:table-cell>
          <table:table-cell office:value-type="float" office:value="48551.073364218" calcext:value-type="float">
            <text:p>48551.073364218</text:p>
          </table:table-cell>
        </table:table-row>
        <table:table-row table:style-name="ro1">
          <table:table-cell office:value-type="float" office:value="365.45" calcext:value-type="float">
            <text:p>365.45</text:p>
          </table:table-cell>
          <table:table-cell office:value-type="float" office:value="140.16559" calcext:value-type="float">
            <text:p>140.16559</text:p>
          </table:table-cell>
          <table:table-cell table:formula="of:=[.B361]/16486.62" office:value-type="float" office:value="0.00850177841182729" calcext:value-type="float">
            <text:p>0.008501778411827</text:p>
          </table:table-cell>
          <table:table-cell office:value-type="float" office:value="48693.755889415" calcext:value-type="float">
            <text:p>48693.755889415</text:p>
          </table:table-cell>
        </table:table-row>
        <table:table-row table:style-name="ro1">
          <table:table-cell office:value-type="float" office:value="366.46" calcext:value-type="float">
            <text:p>366.46</text:p>
          </table:table-cell>
          <table:table-cell office:value-type="float" office:value="147.73771" calcext:value-type="float">
            <text:p>147.73771</text:p>
          </table:table-cell>
          <table:table-cell table:formula="of:=[.B362]/16486.62" office:value-type="float" office:value="0.00896106721693106" calcext:value-type="float">
            <text:p>0.008961067216931</text:p>
          </table:table-cell>
          <table:table-cell office:value-type="float" office:value="48844.146498775" calcext:value-type="float">
            <text:p>48844.146498775</text:p>
          </table:table-cell>
        </table:table-row>
        <table:table-row table:style-name="ro1">
          <table:table-cell office:value-type="float" office:value="367.48" calcext:value-type="float">
            <text:p>367.48</text:p>
          </table:table-cell>
          <table:table-cell office:value-type="float" office:value="158.34865" calcext:value-type="float">
            <text:p>158.34865</text:p>
          </table:table-cell>
          <table:table-cell table:formula="of:=[.B363]/16486.62" office:value-type="float" office:value="0.00960467639819441" calcext:value-type="float">
            <text:p>0.009604676398194</text:p>
          </table:table-cell>
          <table:table-cell office:value-type="float" office:value="49005.338590755" calcext:value-type="float">
            <text:p>49005.338590755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170.96418" calcext:value-type="float">
            <text:p>170.96418</text:p>
          </table:table-cell>
          <table:table-cell table:formula="of:=[.B364]/16486.62" office:value-type="float" office:value="0.0103698744800329" calcext:value-type="float">
            <text:p>0.010369874480033</text:p>
          </table:table-cell>
          <table:table-cell office:value-type="float" office:value="49179.372753627" calcext:value-type="float">
            <text:p>49179.372753627</text:p>
          </table:table-cell>
        </table:table-row>
        <table:table-row table:style-name="ro1">
          <table:table-cell office:value-type="float" office:value="369.52" calcext:value-type="float">
            <text:p>369.52</text:p>
          </table:table-cell>
          <table:table-cell office:value-type="float" office:value="183.76547" calcext:value-type="float">
            <text:p>183.76547</text:p>
          </table:table-cell>
          <table:table-cell table:formula="of:=[.B365]/16486.62" office:value-type="float" office:value="0.0111463398804606" calcext:value-type="float">
            <text:p>0.011146339880461</text:p>
          </table:table-cell>
          <table:table-cell office:value-type="float" office:value="49366.438072504" calcext:value-type="float">
            <text:p>49366.438072504</text:p>
          </table:table-cell>
        </table:table-row>
        <table:table-row table:style-name="ro1">
          <table:table-cell office:value-type="float" office:value="370.54" calcext:value-type="float">
            <text:p>370.54</text:p>
          </table:table-cell>
          <table:table-cell office:value-type="float" office:value="194.58527" calcext:value-type="float">
            <text:p>194.58527</text:p>
          </table:table-cell>
          <table:table-cell table:formula="of:=[.B366]/16486.62" office:value-type="float" office:value="0.0118026175165073" calcext:value-type="float">
            <text:p>0.011802617516507</text:p>
          </table:table-cell>
          <table:table-cell office:value-type="float" office:value="49564.517478186" calcext:value-type="float">
            <text:p>49564.517478186</text:p>
          </table:table-cell>
        </table:table-row>
        <table:table-row table:style-name="ro1">
          <table:table-cell office:value-type="float" office:value="371.55" calcext:value-type="float">
            <text:p>371.55</text:p>
          </table:table-cell>
          <table:table-cell office:value-type="float" office:value="201.4789" calcext:value-type="float">
            <text:p>201.4789</text:p>
          </table:table-cell>
          <table:table-cell table:formula="of:=[.B367]/16486.62" office:value-type="float" office:value="0.0122207523434155" calcext:value-type="float">
            <text:p>0.012220752343416</text:p>
          </table:table-cell>
          <table:table-cell office:value-type="float" office:value="49769.61430717" calcext:value-type="float">
            <text:p>49769.61430717</text:p>
          </table:table-cell>
        </table:table-row>
        <table:table-row table:style-name="ro1">
          <table:table-cell office:value-type="float" office:value="372.57" calcext:value-type="float">
            <text:p>372.57</text:p>
          </table:table-cell>
          <table:table-cell office:value-type="float" office:value="203.25553" calcext:value-type="float">
            <text:p>203.25553</text:p>
          </table:table-cell>
          <table:table-cell table:formula="of:=[.B368]/16486.62" office:value-type="float" office:value="0.0123285142739992" calcext:value-type="float">
            <text:p>0.012328514273999</text:p>
          </table:table-cell>
          <table:table-cell office:value-type="float" office:value="49976.519670008" calcext:value-type="float">
            <text:p>49976.519670008</text:p>
          </table:table-cell>
        </table:table-row>
        <table:table-row table:style-name="ro1">
          <table:table-cell office:value-type="float" office:value="373.59" calcext:value-type="float">
            <text:p>373.59</text:p>
          </table:table-cell>
          <table:table-cell office:value-type="float" office:value="199.80336" calcext:value-type="float">
            <text:p>199.80336</text:p>
          </table:table-cell>
          <table:table-cell table:formula="of:=[.B369]/16486.62" office:value-type="float" office:value="0.0121191220517001" calcext:value-type="float">
            <text:p>0.0121191220517</text:p>
          </table:table-cell>
          <table:table-cell office:value-type="float" office:value="50179.910865934" calcext:value-type="float">
            <text:p>50179.910865934</text:p>
          </table:table-cell>
        </table:table-row>
        <table:table-row table:style-name="ro1">
          <table:table-cell office:value-type="float" office:value="374.61" calcext:value-type="float">
            <text:p>374.61</text:p>
          </table:table-cell>
          <table:table-cell office:value-type="float" office:value="192.10679" calcext:value-type="float">
            <text:p>192.10679</text:p>
          </table:table-cell>
          <table:table-cell table:formula="of:=[.B370]/16486.62" office:value-type="float" office:value="0.0116522847011698" calcext:value-type="float">
            <text:p>0.01165228470117</text:p>
          </table:table-cell>
          <table:table-cell office:value-type="float" office:value="50375.467290847" calcext:value-type="float">
            <text:p>50375.467290847</text:p>
          </table:table-cell>
        </table:table-row>
        <table:table-row table:style-name="ro1">
          <table:table-cell office:value-type="float" office:value="375.63" calcext:value-type="float">
            <text:p>375.63</text:p>
          </table:table-cell>
          <table:table-cell office:value-type="float" office:value="181.95283" calcext:value-type="float">
            <text:p>181.95283</text:p>
          </table:table-cell>
          <table:table-cell table:formula="of:=[.B371]/16486.62" office:value-type="float" office:value="0.0110363937544506" calcext:value-type="float">
            <text:p>0.011036393754451</text:p>
          </table:table-cell>
          <table:table-cell office:value-type="float" office:value="50560.687419376" calcext:value-type="float">
            <text:p>50560.687419376</text:p>
          </table:table-cell>
        </table:table-row>
        <table:table-row table:style-name="ro1">
          <table:table-cell office:value-type="float" office:value="376.64" calcext:value-type="float">
            <text:p>376.64</text:p>
          </table:table-cell>
          <table:table-cell office:value-type="float" office:value="171.42346" calcext:value-type="float">
            <text:p>171.42346</text:p>
          </table:table-cell>
          <table:table-cell table:formula="of:=[.B372]/16486.62" office:value-type="float" office:value="0.010397732221644" calcext:value-type="float">
            <text:p>0.010397732221644</text:p>
          </table:table-cell>
          <table:table-cell office:value-type="float" office:value="50735.189105215" calcext:value-type="float">
            <text:p>50735.189105215</text:p>
          </table:table-cell>
        </table:table-row>
        <table:table-row table:style-name="ro1">
          <table:table-cell office:value-type="float" office:value="377.66" calcext:value-type="float">
            <text:p>377.66</text:p>
          </table:table-cell>
          <table:table-cell office:value-type="float" office:value="162.33708" calcext:value-type="float">
            <text:p>162.33708</text:p>
          </table:table-cell>
          <table:table-cell table:formula="of:=[.B373]/16486.62" office:value-type="float" office:value="0.00984659560297987" calcext:value-type="float">
            <text:p>0.00984659560298</text:p>
          </table:table-cell>
          <table:table-cell office:value-type="float" office:value="50900.441249646" calcext:value-type="float">
            <text:p>50900.441249646</text:p>
          </table:table-cell>
        </table:table-row>
        <table:table-row table:style-name="ro1">
          <table:table-cell office:value-type="float" office:value="378.68" calcext:value-type="float">
            <text:p>378.68</text:p>
          </table:table-cell>
          <table:table-cell office:value-type="float" office:value="155.81172" calcext:value-type="float">
            <text:p>155.81172</text:p>
          </table:table-cell>
          <table:table-cell table:formula="of:=[.B374]/16486.62" office:value-type="float" office:value="0.00945079828369915" calcext:value-type="float">
            <text:p>0.009450798283699</text:p>
          </table:table-cell>
          <table:table-cell office:value-type="float" office:value="51059.050861689" calcext:value-type="float">
            <text:p>51059.050861689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152.07492" calcext:value-type="float">
            <text:p>152.07492</text:p>
          </table:table-cell>
          <table:table-cell table:formula="of:=[.B375]/16486.62" office:value-type="float" office:value="0.00922414175858969" calcext:value-type="float">
            <text:p>0.00922414175859</text:p>
          </table:table-cell>
          <table:table-cell office:value-type="float" office:value="51213.856572847" calcext:value-type="float">
            <text:p>51213.856572847</text:p>
          </table:table-cell>
        </table:table-row>
        <table:table-row table:style-name="ro1">
          <table:table-cell office:value-type="float" office:value="380.72" calcext:value-type="float">
            <text:p>380.72</text:p>
          </table:table-cell>
          <table:table-cell office:value-type="float" office:value="150.55736" calcext:value-type="float">
            <text:p>150.55736</text:p>
          </table:table-cell>
          <table:table-cell table:formula="of:=[.B376]/16486.62" office:value-type="float" office:value="0.00913209378271592" calcext:value-type="float">
            <text:p>0.009132093782716</text:p>
          </table:table-cell>
          <table:table-cell office:value-type="float" office:value="51367.117472845" calcext:value-type="float">
            <text:p>51367.117472845</text:p>
          </table:table-cell>
        </table:table-row>
        <table:table-row table:style-name="ro1">
          <table:table-cell office:value-type="float" office:value="381.73" calcext:value-type="float">
            <text:p>381.73</text:p>
          </table:table-cell>
          <table:table-cell office:value-type="float" office:value="150.21209" calcext:value-type="float">
            <text:p>150.21209</text:p>
          </table:table-cell>
          <table:table-cell table:formula="of:=[.B377]/16486.62" office:value-type="float" office:value="0.00911115134575795" calcext:value-type="float">
            <text:p>0.009111151345758</text:p>
          </table:table-cell>
          <table:table-cell office:value-type="float" office:value="51520.026898127" calcext:value-type="float">
            <text:p>51520.026898127</text:p>
          </table:table-cell>
        </table:table-row>
        <table:table-row table:style-name="ro1">
          <table:table-cell office:value-type="float" office:value="382.75" calcext:value-type="float">
            <text:p>382.75</text:p>
          </table:table-cell>
          <table:table-cell office:value-type="float" office:value="149.93162" calcext:value-type="float">
            <text:p>149.93162</text:p>
          </table:table-cell>
          <table:table-cell table:formula="of:=[.B378]/16486.62" office:value-type="float" office:value="0.00909413936877298" calcext:value-type="float">
            <text:p>0.009094139368773</text:p>
          </table:table-cell>
          <table:table-cell office:value-type="float" office:value="51672.650815796" calcext:value-type="float">
            <text:p>51672.650815796</text:p>
          </table:table-cell>
        </table:table-row>
        <table:table-row table:style-name="ro1">
          <table:table-cell office:value-type="float" office:value="383.77" calcext:value-type="float">
            <text:p>383.77</text:p>
          </table:table-cell>
          <table:table-cell office:value-type="float" office:value="148.91441" calcext:value-type="float">
            <text:p>148.91441</text:p>
          </table:table-cell>
          <table:table-cell table:formula="of:=[.B379]/16486.62" office:value-type="float" office:value="0.00903244024548391" calcext:value-type="float">
            <text:p>0.009032440245484</text:p>
          </table:table-cell>
          <table:table-cell office:value-type="float" office:value="51824.239263354" calcext:value-type="float">
            <text:p>51824.239263354</text:p>
          </table:table-cell>
        </table:table-row>
        <table:table-row table:style-name="ro1">
          <table:table-cell office:value-type="float" office:value="384.79" calcext:value-type="float">
            <text:p>384.79</text:p>
          </table:table-cell>
          <table:table-cell office:value-type="float" office:value="146.86444" calcext:value-type="float">
            <text:p>146.86444</text:p>
          </table:table-cell>
          <table:table-cell table:formula="of:=[.B380]/16486.62" office:value-type="float" office:value="0.00890809880982275" calcext:value-type="float">
            <text:p>0.008908098809823</text:p>
          </table:table-cell>
          <table:table-cell office:value-type="float" office:value="51973.740922445" calcext:value-type="float">
            <text:p>51973.740922445</text:p>
          </table:table-cell>
        </table:table-row>
        <table:table-row table:style-name="ro1">
          <table:table-cell office:value-type="float" office:value="385.81" calcext:value-type="float">
            <text:p>385.81</text:p>
          </table:table-cell>
          <table:table-cell office:value-type="float" office:value="143.97779" calcext:value-type="float">
            <text:p>143.97779</text:p>
          </table:table-cell>
          <table:table-cell table:formula="of:=[.B381]/16486.62" office:value-type="float" office:value="0.0087330083425226" calcext:value-type="float">
            <text:p>0.008733008342523</text:p>
          </table:table-cell>
          <table:table-cell office:value-type="float" office:value="52120.304100782" calcext:value-type="float">
            <text:p>52120.304100782</text:p>
          </table:table-cell>
        </table:table-row>
        <table:table-row table:style-name="ro1">
          <table:table-cell office:value-type="float" office:value="386.82" calcext:value-type="float">
            <text:p>386.82</text:p>
          </table:table-cell>
          <table:table-cell office:value-type="float" office:value="140.75104" calcext:value-type="float">
            <text:p>140.75104</text:p>
          </table:table-cell>
          <table:table-cell table:formula="of:=[.B382]/16486.62" office:value-type="float" office:value="0.00853728902588887" calcext:value-type="float">
            <text:p>0.008537289025889</text:p>
          </table:table-cell>
          <table:table-cell office:value-type="float" office:value="52263.582583186" calcext:value-type="float">
            <text:p>52263.582583186</text:p>
          </table:table-cell>
        </table:table-row>
        <table:table-row table:style-name="ro1">
          <table:table-cell office:value-type="float" office:value="387.84" calcext:value-type="float">
            <text:p>387.84</text:p>
          </table:table-cell>
          <table:table-cell office:value-type="float" office:value="137.70663" calcext:value-type="float">
            <text:p>137.70663</text:p>
          </table:table-cell>
          <table:table-cell table:formula="of:=[.B383]/16486.62" office:value-type="float" office:value="0.00835262958690138" calcext:value-type="float">
            <text:p>0.008352629586901</text:p>
          </table:table-cell>
          <table:table-cell office:value-type="float" office:value="52403.761985848" calcext:value-type="float">
            <text:p>52403.761985848</text:p>
          </table:table-cell>
        </table:table-row>
        <table:table-row table:style-name="ro1">
          <table:table-cell office:value-type="float" office:value="388.86" calcext:value-type="float">
            <text:p>388.86</text:p>
          </table:table-cell>
          <table:table-cell office:value-type="float" office:value="135.1514" calcext:value-type="float">
            <text:p>135.1514</text:p>
          </table:table-cell>
          <table:table-cell table:formula="of:=[.B384]/16486.62" office:value-type="float" office:value="0.00819764148139522" calcext:value-type="float">
            <text:p>0.008197641481395</text:p>
          </table:table-cell>
          <table:table-cell office:value-type="float" office:value="52541.340274385" calcext:value-type="float">
            <text:p>52541.340274385</text:p>
          </table:table-cell>
        </table:table-row>
        <table:table-row table:style-name="ro1">
          <table:table-cell office:value-type="float" office:value="389.88" calcext:value-type="float">
            <text:p>389.88</text:p>
          </table:table-cell>
          <table:table-cell office:value-type="float" office:value="133.05971" calcext:value-type="float">
            <text:p>133.05971</text:p>
          </table:table-cell>
          <table:table-cell table:formula="of:=[.B385]/16486.62" office:value-type="float" office:value="0.00807076950885021" calcext:value-type="float">
            <text:p>0.00807076950885</text:p>
          </table:table-cell>
          <table:table-cell office:value-type="float" office:value="52676.789314846" calcext:value-type="float">
            <text:p>52676.789314846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131.11604" calcext:value-type="float">
            <text:p>131.11604</text:p>
          </table:table-cell>
          <table:table-cell table:formula="of:=[.B386]/16486.62" office:value-type="float" office:value="0.00795287572589166" calcext:value-type="float">
            <text:p>0.007952875725892</text:p>
          </table:table-cell>
          <table:table-cell office:value-type="float" office:value="52810.259788317" calcext:value-type="float">
            <text:p>52810.259788317</text:p>
          </table:table-cell>
        </table:table-row>
        <table:table-row table:style-name="ro1">
          <table:table-cell office:value-type="float" office:value="391.91" calcext:value-type="float">
            <text:p>391.91</text:p>
          </table:table-cell>
          <table:table-cell office:value-type="float" office:value="128.88657" calcext:value-type="float">
            <text:p>128.88657</text:p>
          </table:table-cell>
          <table:table-cell table:formula="of:=[.B387]/16486.62" office:value-type="float" office:value="0.00781764667348432" calcext:value-type="float">
            <text:p>0.007817646673484</text:p>
          </table:table-cell>
          <table:table-cell office:value-type="float" office:value="52941.460754916" calcext:value-type="float">
            <text:p>52941.460754916</text:p>
          </table:table-cell>
        </table:table-row>
        <table:table-row table:style-name="ro1">
          <table:table-cell office:value-type="float" office:value="392.93" calcext:value-type="float">
            <text:p>392.93</text:p>
          </table:table-cell>
          <table:table-cell office:value-type="float" office:value="126.04056" calcext:value-type="float">
            <text:p>126.04056</text:p>
          </table:table-cell>
          <table:table-cell table:formula="of:=[.B388]/16486.62" office:value-type="float" office:value="0.0076450212354018" calcext:value-type="float">
            <text:p>0.007645021235402</text:p>
          </table:table-cell>
          <table:table-cell office:value-type="float" office:value="53069.764610942" calcext:value-type="float">
            <text:p>53069.764610942</text:p>
          </table:table-cell>
        </table:table-row>
        <table:table-row table:style-name="ro1">
          <table:table-cell office:value-type="float" office:value="393.95" calcext:value-type="float">
            <text:p>393.95</text:p>
          </table:table-cell>
          <table:table-cell office:value-type="float" office:value="122.52786" calcext:value-type="float">
            <text:p>122.52786</text:p>
          </table:table-cell>
          <table:table-cell table:formula="of:=[.B389]/16486.62" office:value-type="float" office:value="0.00743195755103229" calcext:value-type="float">
            <text:p>0.007431957551032</text:p>
          </table:table-cell>
          <table:table-cell office:value-type="float" office:value="53194.492683013" calcext:value-type="float">
            <text:p>53194.492683013</text:p>
          </table:table-cell>
        </table:table-row>
        <table:table-row table:style-name="ro1">
          <table:table-cell office:value-type="float" office:value="394.97" calcext:value-type="float">
            <text:p>394.97</text:p>
          </table:table-cell>
          <table:table-cell office:value-type="float" office:value="118.64089" calcext:value-type="float">
            <text:p>118.64089</text:p>
          </table:table-cell>
          <table:table-cell table:formula="of:=[.B390]/16486.62" office:value-type="float" office:value="0.00719619242755641" calcext:value-type="float">
            <text:p>0.007196192427556</text:p>
          </table:table-cell>
          <table:table-cell office:value-type="float" office:value="53315.26399314" calcext:value-type="float">
            <text:p>53315.26399314</text:p>
          </table:table-cell>
        </table:table-row>
        <table:table-row table:style-name="ro1">
          <table:table-cell office:value-type="float" office:value="395.99" calcext:value-type="float">
            <text:p>395.99</text:p>
          </table:table-cell>
          <table:table-cell office:value-type="float" office:value="114.9383" calcext:value-type="float">
            <text:p>114.9383</text:p>
          </table:table-cell>
          <table:table-cell table:formula="of:=[.B391]/16486.62" office:value-type="float" office:value="0.00697161091842961" calcext:value-type="float">
            <text:p>0.00697161091843</text:p>
          </table:table-cell>
          <table:table-cell office:value-type="float" office:value="53432.266221471" calcext:value-type="float">
            <text:p>53432.26622147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.06099" calcext:value-type="float">
            <text:p>112.06099</text:p>
          </table:table-cell>
          <table:table-cell table:formula="of:=[.B392]/16486.62" office:value-type="float" office:value="0.00679708697113174" calcext:value-type="float">
            <text:p>0.006797086971132</text:p>
          </table:table-cell>
          <table:table-cell office:value-type="float" office:value="53546.339475448" calcext:value-type="float">
            <text:p>53546.339475448</text:p>
          </table:table-cell>
        </table:table-row>
        <table:table-row table:style-name="ro1">
          <table:table-cell office:value-type="float" office:value="398.02" calcext:value-type="float">
            <text:p>398.02</text:p>
          </table:table-cell>
          <table:table-cell office:value-type="float" office:value="110.51091" calcext:value-type="float">
            <text:p>110.51091</text:p>
          </table:table-cell>
          <table:table-cell table:formula="of:=[.B393]/16486.62" office:value-type="float" office:value="0.00670306648664189" calcext:value-type="float">
            <text:p>0.006703066486642</text:p>
          </table:table-cell>
          <table:table-cell office:value-type="float" office:value="53658.834811879" calcext:value-type="float">
            <text:p>53658.834811879</text:p>
          </table:table-cell>
        </table:table-row>
        <table:table-row table:style-name="ro1">
          <table:table-cell office:value-type="float" office:value="399.04" calcext:value-type="float">
            <text:p>399.04</text:p>
          </table:table-cell>
          <table:table-cell office:value-type="float" office:value="110.47289" calcext:value-type="float">
            <text:p>110.47289</text:p>
          </table:table-cell>
          <table:table-cell table:formula="of:=[.B394]/16486.62" office:value-type="float" office:value="0.00670076037417009" calcext:value-type="float">
            <text:p>0.00670076037417</text:p>
          </table:table-cell>
          <table:table-cell office:value-type="float" office:value="53771.291442581" calcext:value-type="float">
            <text:p>53771.291442581</text:p>
          </table:table-cell>
        </table:table-row>
        <table:table-row table:style-name="ro1">
          <table:table-cell office:value-type="float" office:value="400.06" calcext:value-type="float">
            <text:p>400.06</text:p>
          </table:table-cell>
          <table:table-cell office:value-type="float" office:value="111.74044" calcext:value-type="float">
            <text:p>111.74044</text:p>
          </table:table-cell>
          <table:table-cell table:formula="of:=[.B395]/16486.62" office:value-type="float" office:value="0.00677764393186718" calcext:value-type="float">
            <text:p>0.006777643931867</text:p>
          </table:table-cell>
          <table:table-cell office:value-type="float" office:value="53885.038392387" calcext:value-type="float">
            <text:p>53885.038392387</text:p>
          </table:table-cell>
        </table:table-row>
        <table:table-row table:style-name="ro1">
          <table:table-cell office:value-type="float" office:value="401.07" calcext:value-type="float">
            <text:p>401.07</text:p>
          </table:table-cell>
          <table:table-cell office:value-type="float" office:value="113.76603" calcext:value-type="float">
            <text:p>113.76603</text:p>
          </table:table-cell>
          <table:table-cell table:formula="of:=[.B396]/16486.62" office:value-type="float" office:value="0.00690050659261874" calcext:value-type="float">
            <text:p>0.006900506592619</text:p>
          </table:table-cell>
          <table:table-cell office:value-type="float" office:value="54000.847306302" calcext:value-type="float">
            <text:p>54000.847306302</text:p>
          </table:table-cell>
        </table:table-row>
        <table:table-row table:style-name="ro1">
          <table:table-cell office:value-type="float" office:value="402.09" calcext:value-type="float">
            <text:p>402.09</text:p>
          </table:table-cell>
          <table:table-cell office:value-type="float" office:value="115.8123" calcext:value-type="float">
            <text:p>115.8123</text:p>
          </table:table-cell>
          <table:table-cell table:formula="of:=[.B397]/16486.62" office:value-type="float" office:value="0.00702462360386786" calcext:value-type="float">
            <text:p>0.007024623603868</text:p>
          </table:table-cell>
          <table:table-cell office:value-type="float" office:value="54118.739229056" calcext:value-type="float">
            <text:p>54118.739229056</text:p>
          </table:table-cell>
        </table:table-row>
        <table:table-row table:style-name="ro1">
          <table:table-cell office:value-type="float" office:value="403.11" calcext:value-type="float">
            <text:p>403.11</text:p>
          </table:table-cell>
          <table:table-cell office:value-type="float" office:value="117.1494" calcext:value-type="float">
            <text:p>117.1494</text:p>
          </table:table-cell>
          <table:table-cell table:formula="of:=[.B398]/16486.62" office:value-type="float" office:value="0.00710572573395881" calcext:value-type="float">
            <text:p>0.007105725733959</text:p>
          </table:table-cell>
          <table:table-cell office:value-type="float" office:value="54237.99226042" calcext:value-type="float">
            <text:p>54237.99226042</text:p>
          </table:table-cell>
        </table:table-row>
        <table:table-row table:style-name="ro1">
          <table:table-cell office:value-type="float" office:value="404.13" calcext:value-type="float">
            <text:p>404.13</text:p>
          </table:table-cell>
          <table:table-cell office:value-type="float" office:value="117.23447" calcext:value-type="float">
            <text:p>117.23447</text:p>
          </table:table-cell>
          <table:table-cell table:formula="of:=[.B399]/16486.62" office:value-type="float" office:value="0.0071108856757783" calcext:value-type="float">
            <text:p>0.007110885675778</text:p>
          </table:table-cell>
          <table:table-cell office:value-type="float" office:value="54357.331889923" calcext:value-type="float">
            <text:p>54357.331889923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115.82314" calcext:value-type="float">
            <text:p>115.82314</text:p>
          </table:table-cell>
          <table:table-cell table:formula="of:=[.B400]/16486.62" office:value-type="float" office:value="0.00702528110673989" calcext:value-type="float">
            <text:p>0.00702528110674</text:p>
          </table:table-cell>
          <table:table-cell office:value-type="float" office:value="54475.234847661" calcext:value-type="float">
            <text:p>54475.234847661</text:p>
          </table:table-cell>
        </table:table-row>
        <table:table-row table:style-name="ro1">
          <table:table-cell office:value-type="float" office:value="406.16" calcext:value-type="float">
            <text:p>406.16</text:p>
          </table:table-cell>
          <table:table-cell office:value-type="float" office:value="112.99172" calcext:value-type="float">
            <text:p>112.99172</text:p>
          </table:table-cell>
          <table:table-cell table:formula="of:=[.B401]/16486.62" office:value-type="float" office:value="0.00685354062870376" calcext:value-type="float">
            <text:p>0.006853540628704</text:p>
          </table:table-cell>
          <table:table-cell office:value-type="float" office:value="54590.255540558" calcext:value-type="float">
            <text:p>54590.255540558</text:p>
          </table:table-cell>
        </table:table-row>
        <table:table-row table:style-name="ro1">
          <table:table-cell office:value-type="float" office:value="407.18" calcext:value-type="float">
            <text:p>407.18</text:p>
          </table:table-cell>
          <table:table-cell office:value-type="float" office:value="109.0797" calcext:value-type="float">
            <text:p>109.0797</text:p>
          </table:table-cell>
          <table:table-cell table:formula="of:=[.B402]/16486.62" office:value-type="float" office:value="0.00661625609130313" calcext:value-type="float">
            <text:p>0.006616256091303</text:p>
          </table:table-cell>
          <table:table-cell office:value-type="float" office:value="54701.293970379" calcext:value-type="float">
            <text:p>54701.293970379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104.58426" calcext:value-type="float">
            <text:p>104.58426</text:p>
          </table:table-cell>
          <table:table-cell table:formula="of:=[.B403]/16486.62" office:value-type="float" office:value="0.0063435840699913" calcext:value-type="float">
            <text:p>0.006343584069991</text:p>
          </table:table-cell>
          <table:table-cell office:value-type="float" office:value="54807.756232695" calcext:value-type="float">
            <text:p>54807.756232695</text:p>
          </table:table-cell>
        </table:table-row>
        <table:table-row table:style-name="ro1">
          <table:table-cell office:value-type="float" office:value="409.22" calcext:value-type="float">
            <text:p>409.22</text:p>
          </table:table-cell>
          <table:table-cell office:value-type="float" office:value="100.04512" calcext:value-type="float">
            <text:p>100.04512</text:p>
          </table:table-cell>
          <table:table-cell table:formula="of:=[.B404]/16486.62" office:value-type="float" office:value="0.00606826141440756" calcext:value-type="float">
            <text:p>0.006068261414408</text:p>
          </table:table-cell>
          <table:table-cell office:value-type="float" office:value="54909.597850129" calcext:value-type="float">
            <text:p>54909.597850129</text:p>
          </table:table-cell>
        </table:table-row>
        <table:table-row table:style-name="ro1">
          <table:table-cell office:value-type="float" office:value="410.24" calcext:value-type="float">
            <text:p>410.24</text:p>
          </table:table-cell>
          <table:table-cell office:value-type="float" office:value="95.950823" calcext:value-type="float">
            <text:p>95.950823</text:p>
          </table:table-cell>
          <table:table-cell table:formula="of:=[.B405]/16486.62" office:value-type="float" office:value="0.00581992082064122" calcext:value-type="float">
            <text:p>0.005819920820641</text:p>
          </table:table-cell>
          <table:table-cell office:value-type="float" office:value="55007.2716475" calcext:value-type="float">
            <text:p>55007.2716475</text:p>
          </table:table-cell>
        </table:table-row>
        <table:table-row table:style-name="ro1">
          <table:table-cell office:value-type="float" office:value="411.25" calcext:value-type="float">
            <text:p>411.25</text:p>
          </table:table-cell>
          <table:table-cell office:value-type="float" office:value="92.681322" calcext:value-type="float">
            <text:p>92.681322</text:p>
          </table:table-cell>
          <table:table-cell table:formula="of:=[.B406]/16486.62" office:value-type="float" office:value="0.0056216084315645" calcext:value-type="float">
            <text:p>0.005621608431565</text:p>
          </table:table-cell>
          <table:table-cell office:value-type="float" office:value="55101.617234279" calcext:value-type="float">
            <text:p>55101.617234279</text:p>
          </table:table-cell>
        </table:table-row>
        <table:table-row table:style-name="ro1">
          <table:table-cell office:value-type="float" office:value="412.27" calcext:value-type="float">
            <text:p>412.27</text:p>
          </table:table-cell>
          <table:table-cell office:value-type="float" office:value="90.486147" calcext:value-type="float">
            <text:p>90.486147</text:p>
          </table:table-cell>
          <table:table-cell table:formula="of:=[.B407]/16486.62" office:value-type="float" office:value="0.00548845955083577" calcext:value-type="float">
            <text:p>0.005488459550836</text:p>
          </table:table-cell>
          <table:table-cell office:value-type="float" office:value="55193.728226984" calcext:value-type="float">
            <text:p>55193.728226984</text:p>
          </table:table-cell>
        </table:table-row>
        <table:table-row table:style-name="ro1">
          <table:table-cell office:value-type="float" office:value="413.29" calcext:value-type="float">
            <text:p>413.29</text:p>
          </table:table-cell>
          <table:table-cell office:value-type="float" office:value="89.487162" calcext:value-type="float">
            <text:p>89.487162</text:p>
          </table:table-cell>
          <table:table-cell table:formula="of:=[.B408]/16486.62" office:value-type="float" office:value="0.00542786586941411" calcext:value-type="float">
            <text:p>0.005427865869414</text:p>
          </table:table-cell>
          <table:table-cell office:value-type="float" office:value="55284.822296137" calcext:value-type="float">
            <text:p>55284.822296137</text:p>
          </table:table-cell>
        </table:table-row>
        <table:table-row table:style-name="ro1">
          <table:table-cell office:value-type="float" office:value="414.31" calcext:value-type="float">
            <text:p>414.31</text:p>
          </table:table-cell>
          <table:table-cell office:value-type="float" office:value="89.693411" calcext:value-type="float">
            <text:p>89.693411</text:p>
          </table:table-cell>
          <table:table-cell table:formula="of:=[.B409]/16486.62" office:value-type="float" office:value="0.00544037595334884" calcext:value-type="float">
            <text:p>0.005440375953349</text:p>
          </table:table-cell>
          <table:table-cell office:value-type="float" office:value="55376.126318487" calcext:value-type="float">
            <text:p>55376.126318487</text:p>
          </table:table-cell>
        </table:table-row>
        <table:table-row table:style-name="ro1">
          <table:table-cell office:value-type="float" office:value="415.33" calcext:value-type="float">
            <text:p>415.33</text:p>
          </table:table-cell>
          <table:table-cell office:value-type="float" office:value="91.019879" calcext:value-type="float">
            <text:p>91.019879</text:p>
          </table:table-cell>
          <table:table-cell table:formula="of:=[.B410]/16486.62" office:value-type="float" office:value="0.00552083319685903" calcext:value-type="float">
            <text:p>0.005520833196859</text:p>
          </table:table-cell>
          <table:table-cell office:value-type="float" office:value="55468.780627127" calcext:value-type="float">
            <text:p>55468.780627127</text:p>
          </table:table-cell>
        </table:table-row>
        <table:table-row table:style-name="ro1">
          <table:table-cell office:value-type="float" office:value="416.34" calcext:value-type="float">
            <text:p>416.34</text:p>
          </table:table-cell>
          <table:table-cell office:value-type="float" office:value="93.308228" calcext:value-type="float">
            <text:p>93.308228</text:p>
          </table:table-cell>
          <table:table-cell table:formula="of:=[.B411]/16486.62" office:value-type="float" office:value="0.00565963356952486" calcext:value-type="float">
            <text:p>0.005659633569525</text:p>
          </table:table-cell>
          <table:table-cell office:value-type="float" office:value="55563.764376996" calcext:value-type="float">
            <text:p>55563.764376996</text:p>
          </table:table-cell>
        </table:table-row>
        <table:table-row table:style-name="ro1">
          <table:table-cell office:value-type="float" office:value="417.36" calcext:value-type="float">
            <text:p>417.36</text:p>
          </table:table-cell>
          <table:table-cell office:value-type="float" office:value="96.351456" calcext:value-type="float">
            <text:p>96.351456</text:p>
          </table:table-cell>
          <table:table-cell table:formula="of:=[.B412]/16486.62" office:value-type="float" office:value="0.005844221314011" calcext:value-type="float">
            <text:p>0.005844221314011</text:p>
          </table:table-cell>
          <table:table-cell office:value-type="float" office:value="55661.846001511" calcext:value-type="float">
            <text:p>55661.846001511</text:p>
          </table:table-cell>
        </table:table-row>
        <table:table-row table:style-name="ro1">
          <table:table-cell office:value-type="float" office:value="418.38" calcext:value-type="float">
            <text:p>418.38</text:p>
          </table:table-cell>
          <table:table-cell office:value-type="float" office:value="99.924122" calcext:value-type="float">
            <text:p>99.924122</text:p>
          </table:table-cell>
          <table:table-cell table:formula="of:=[.B413]/16486.62" office:value-type="float" office:value="0.00606092225089194" calcext:value-type="float">
            <text:p>0.006060922250892</text:p>
          </table:table-cell>
          <table:table-cell office:value-type="float" office:value="55763.564445956" calcext:value-type="float">
            <text:p>55763.564445956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103.81657" calcext:value-type="float">
            <text:p>103.81657</text:p>
          </table:table-cell>
          <table:table-cell table:formula="of:=[.B414]/16486.62" office:value-type="float" office:value="0.00629701964380813" calcext:value-type="float">
            <text:p>0.006297019643808</text:p>
          </table:table-cell>
          <table:table-cell office:value-type="float" office:value="55869.245230763" calcext:value-type="float">
            <text:p>55869.245230763</text:p>
          </table:table-cell>
        </table:table-row>
        <table:table-row table:style-name="ro1">
          <table:table-cell office:value-type="float" office:value="420.42" calcext:value-type="float">
            <text:p>420.42</text:p>
          </table:table-cell>
          <table:table-cell office:value-type="float" office:value="107.86799" calcext:value-type="float">
            <text:p>107.86799</text:p>
          </table:table-cell>
          <table:table-cell table:formula="of:=[.B415]/16486.62" office:value-type="float" office:value="0.00654275952257042" calcext:value-type="float">
            <text:p>0.00654275952257</text:p>
          </table:table-cell>
          <table:table-cell office:value-type="float" office:value="55979.050191409" calcext:value-type="float">
            <text:p>55979.050191409</text:p>
          </table:table-cell>
        </table:table-row>
        <table:table-row table:style-name="ro1">
          <table:table-cell office:value-type="float" office:value="421.43" calcext:value-type="float">
            <text:p>421.43</text:p>
          </table:table-cell>
          <table:table-cell office:value-type="float" office:value="111.99218" calcext:value-type="float">
            <text:p>111.99218</text:p>
          </table:table-cell>
          <table:table-cell table:formula="of:=[.B416]/16486.62" office:value-type="float" office:value="0.00679291328362029" calcext:value-type="float">
            <text:p>0.00679291328362</text:p>
          </table:table-cell>
          <table:table-cell office:value-type="float" office:value="56093.05339587" calcext:value-type="float">
            <text:p>56093.05339587</text:p>
          </table:table-cell>
        </table:table-row>
        <table:table-row table:style-name="ro1">
          <table:table-cell office:value-type="float" office:value="422.45" calcext:value-type="float">
            <text:p>422.45</text:p>
          </table:table-cell>
          <table:table-cell office:value-type="float" office:value="116.19166" calcext:value-type="float">
            <text:p>116.19166</text:p>
          </table:table-cell>
          <table:table-cell table:formula="of:=[.B417]/16486.62" office:value-type="float" office:value="0.00704763377817891" calcext:value-type="float">
            <text:p>0.007047633778179</text:p>
          </table:table-cell>
          <table:table-cell office:value-type="float" office:value="56211.331496259" calcext:value-type="float">
            <text:p>56211.331496259</text:p>
          </table:table-cell>
        </table:table-row>
        <table:table-row table:style-name="ro1">
          <table:table-cell office:value-type="float" office:value="423.47" calcext:value-type="float">
            <text:p>423.47</text:p>
          </table:table-cell>
          <table:table-cell office:value-type="float" office:value="120.56001" calcext:value-type="float">
            <text:p>120.56001</text:p>
          </table:table-cell>
          <table:table-cell table:formula="of:=[.B418]/16486.62" office:value-type="float" office:value="0.00731259712421345" calcext:value-type="float">
            <text:p>0.007312597124213</text:p>
          </table:table-cell>
          <table:table-cell office:value-type="float" office:value="56334.056388103" calcext:value-type="float">
            <text:p>56334.056388103</text:p>
          </table:table-cell>
        </table:table-row>
        <table:table-row table:style-name="ro1">
          <table:table-cell office:value-type="float" office:value="424.49" calcext:value-type="float">
            <text:p>424.49</text:p>
          </table:table-cell>
          <table:table-cell office:value-type="float" office:value="125.27461" calcext:value-type="float">
            <text:p>125.27461</text:p>
          </table:table-cell>
          <table:table-cell table:formula="of:=[.B419]/16486.62" office:value-type="float" office:value="0.00759856234934753" calcext:value-type="float">
            <text:p>0.007598562349348</text:p>
          </table:table-cell>
          <table:table-cell office:value-type="float" office:value="56461.580535236" calcext:value-type="float">
            <text:p>56461.580535236</text:p>
          </table:table-cell>
        </table:table-row>
        <table:table-row table:style-name="ro1">
          <table:table-cell office:value-type="float" office:value="425.51" calcext:value-type="float">
            <text:p>425.51</text:p>
          </table:table-cell>
          <table:table-cell office:value-type="float" office:value="130.58213" calcext:value-type="float">
            <text:p>130.58213</text:p>
          </table:table-cell>
          <table:table-cell table:formula="of:=[.B420]/16486.62" office:value-type="float" office:value="0.00792049128323453" calcext:value-type="float">
            <text:p>0.007920491283235</text:p>
          </table:table-cell>
          <table:table-cell office:value-type="float" office:value="56594.507506637" calcext:value-type="float">
            <text:p>56594.507506637</text:p>
          </table:table-cell>
        </table:table-row>
        <table:table-row table:style-name="ro1">
          <table:table-cell office:value-type="float" office:value="426.52" calcext:value-type="float">
            <text:p>426.52</text:p>
          </table:table-cell>
          <table:table-cell office:value-type="float" office:value="136.77545" calcext:value-type="float">
            <text:p>136.77545</text:p>
          </table:table-cell>
          <table:table-cell table:formula="of:=[.B421]/16486.62" office:value-type="float" office:value="0.00829614863446844" calcext:value-type="float">
            <text:p>0.008296148634468</text:p>
          </table:table-cell>
          <table:table-cell office:value-type="float" office:value="56733.739010851" calcext:value-type="float">
            <text:p>56733.739010851</text:p>
          </table:table-cell>
        </table:table-row>
        <table:table-row table:style-name="ro1">
          <table:table-cell office:value-type="float" office:value="427.54" calcext:value-type="float">
            <text:p>427.54</text:p>
          </table:table-cell>
          <table:table-cell office:value-type="float" office:value="144.15679" calcext:value-type="float">
            <text:p>144.15679</text:p>
          </table:table-cell>
          <table:table-cell table:formula="of:=[.B422]/16486.62" office:value-type="float" office:value="0.00874386563164554" calcext:value-type="float">
            <text:p>0.008743865631646</text:p>
          </table:table-cell>
          <table:table-cell office:value-type="float" office:value="56880.484404125" calcext:value-type="float">
            <text:p>56880.484404125</text:p>
          </table:table-cell>
        </table:table-row>
        <table:table-row table:style-name="ro1">
          <table:table-cell office:value-type="float" office:value="428.56" calcext:value-type="float">
            <text:p>428.56</text:p>
          </table:table-cell>
          <table:table-cell office:value-type="float" office:value="152.9811" calcext:value-type="float">
            <text:p>152.9811</text:p>
          </table:table-cell>
          <table:table-cell table:formula="of:=[.B423]/16486.62" office:value-type="float" office:value="0.00927910632986021" calcext:value-type="float">
            <text:p>0.00927910632986</text:p>
          </table:table-cell>
          <table:table-cell office:value-type="float" office:value="57036.212563432" calcext:value-type="float">
            <text:p>57036.212563432</text:p>
          </table:table-cell>
        </table:table-row>
        <table:table-row table:style-name="ro1">
          <table:table-cell office:value-type="float" office:value="429.58" calcext:value-type="float">
            <text:p>429.58</text:p>
          </table:table-cell>
          <table:table-cell office:value-type="float" office:value="163.37901" calcext:value-type="float">
            <text:p>163.37901</text:p>
          </table:table-cell>
          <table:table-cell table:formula="of:=[.B424]/16486.62" office:value-type="float" office:value="0.00990979412396234" calcext:value-type="float">
            <text:p>0.009909794123962</text:p>
          </table:table-cell>
          <table:table-cell office:value-type="float" office:value="57202.52534801" calcext:value-type="float">
            <text:p>57202.52534801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175.26998" calcext:value-type="float">
            <text:p>175.26998</text:p>
          </table:table-cell>
          <table:table-cell table:formula="of:=[.B425]/16486.62" office:value-type="float" office:value="0.0106310438403991" calcext:value-type="float">
            <text:p>0.010631043840399</text:p>
          </table:table-cell>
          <table:table-cell office:value-type="float" office:value="57380.942627201" calcext:value-type="float">
            <text:p>57380.942627201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188.28923" calcext:value-type="float">
            <text:p>188.28923</text:p>
          </table:table-cell>
          <table:table-cell table:formula="of:=[.B426]/16486.62" office:value-type="float" office:value="0.0114207296583533" calcext:value-type="float">
            <text:p>0.011420729658353</text:p>
          </table:table-cell>
          <table:table-cell office:value-type="float" office:value="57572.612938439" calcext:value-type="float">
            <text:p>57572.612938439</text:p>
          </table:table-cell>
        </table:table-row>
        <table:table-row table:style-name="ro1">
          <table:table-cell office:value-type="float" office:value="432.63" calcext:value-type="float">
            <text:p>432.63</text:p>
          </table:table-cell>
          <table:table-cell office:value-type="float" office:value="201.76048" calcext:value-type="float">
            <text:p>201.76048</text:p>
          </table:table-cell>
          <table:table-cell table:formula="of:=[.B427]/16486.62" office:value-type="float" office:value="0.012237831647724" calcext:value-type="float">
            <text:p>0.012237831647724</text:p>
          </table:table-cell>
          <table:table-cell office:value-type="float" office:value="57777.996396111" calcext:value-type="float">
            <text:p>57777.996396111</text:p>
          </table:table-cell>
        </table:table-row>
        <table:table-row table:style-name="ro1">
          <table:table-cell office:value-type="float" office:value="433.65" calcext:value-type="float">
            <text:p>433.65</text:p>
          </table:table-cell>
          <table:table-cell office:value-type="float" office:value="214.74361" calcext:value-type="float">
            <text:p>214.74361</text:p>
          </table:table-cell>
          <table:table-cell table:formula="of:=[.B428]/16486.62" office:value-type="float" office:value="0.0130253265981748" calcext:value-type="float">
            <text:p>0.013025326598175</text:p>
          </table:table-cell>
          <table:table-cell office:value-type="float" office:value="57996.596125554" calcext:value-type="float">
            <text:p>57996.596125554</text:p>
          </table:table-cell>
        </table:table-row>
        <table:table-row table:style-name="ro1">
          <table:table-cell office:value-type="float" office:value="434.67" calcext:value-type="float">
            <text:p>434.67</text:p>
          </table:table-cell>
          <table:table-cell office:value-type="float" office:value="226.16962" calcext:value-type="float">
            <text:p>226.16962</text:p>
          </table:table-cell>
          <table:table-cell table:formula="of:=[.B429]/16486.62" office:value-type="float" office:value="0.0137183740512003" calcext:value-type="float">
            <text:p>0.0137183740512</text:p>
          </table:table-cell>
          <table:table-cell office:value-type="float" office:value="58226.827037916" calcext:value-type="float">
            <text:p>58226.827037916</text:p>
          </table:table-cell>
        </table:table-row>
        <table:table-row table:style-name="ro1">
          <table:table-cell office:value-type="float" office:value="435.69" calcext:value-type="float">
            <text:p>435.69</text:p>
          </table:table-cell>
          <table:table-cell office:value-type="float" office:value="235.04735" calcext:value-type="float">
            <text:p>235.04735</text:p>
          </table:table-cell>
          <table:table-cell table:formula="of:=[.B430]/16486.62" office:value-type="float" office:value="0.0142568549526828" calcext:value-type="float">
            <text:p>0.014256854952683</text:p>
          </table:table-cell>
          <table:table-cell office:value-type="float" office:value="58466.095097573" calcext:value-type="float">
            <text:p>58466.095097573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240.69693" calcext:value-type="float">
            <text:p>240.69693</text:p>
          </table:table-cell>
          <table:table-cell table:formula="of:=[.B431]/16486.62" office:value-type="float" office:value="0.0145995316201866" calcext:value-type="float">
            <text:p>0.014599531620187</text:p>
          </table:table-cell>
          <table:table-cell office:value-type="float" office:value="58711.114187879" calcext:value-type="float">
            <text:p>58711.114187879</text:p>
          </table:table-cell>
        </table:table-row>
        <table:table-row table:style-name="ro1">
          <table:table-cell office:value-type="float" office:value="437.72" calcext:value-type="float">
            <text:p>437.72</text:p>
          </table:table-cell>
          <table:table-cell office:value-type="float" office:value="242.94424" calcext:value-type="float">
            <text:p>242.94424</text:p>
          </table:table-cell>
          <table:table-cell table:formula="of:=[.B432]/16486.62" office:value-type="float" office:value="0.0147358427621914" calcext:value-type="float">
            <text:p>0.014735842762191</text:p>
          </table:table-cell>
          <table:table-cell office:value-type="float" office:value="58958.420943296" calcext:value-type="float">
            <text:p>58958.420943296</text:p>
          </table:table-cell>
        </table:table-row>
        <table:table-row table:style-name="ro1">
          <table:table-cell office:value-type="float" office:value="438.74" calcext:value-type="float">
            <text:p>438.74</text:p>
          </table:table-cell>
          <table:table-cell office:value-type="float" office:value="242.2101" calcext:value-type="float">
            <text:p>242.2101</text:p>
          </table:table-cell>
          <table:table-cell table:formula="of:=[.B433]/16486.62" office:value-type="float" office:value="0.0146913133195282" calcext:value-type="float">
            <text:p>0.014691313319528</text:p>
          </table:table-cell>
          <table:table-cell office:value-type="float" office:value="59204.980373789" calcext:value-type="float">
            <text:p>59204.980373789</text:p>
          </table:table-cell>
        </table:table-row>
        <table:table-row table:style-name="ro1">
          <table:table-cell office:value-type="float" office:value="439.76" calcext:value-type="float">
            <text:p>439.76</text:p>
          </table:table-cell>
          <table:table-cell office:value-type="float" office:value="239.45048" calcext:value-type="float">
            <text:p>239.45048</text:p>
          </table:table-cell>
          <table:table-cell table:formula="of:=[.B434]/16486.62" office:value-type="float" office:value="0.0145239278881905" calcext:value-type="float">
            <text:p>0.014523927888191</text:p>
          </table:table-cell>
          <table:table-cell office:value-type="float" office:value="59448.73062575" calcext:value-type="float">
            <text:p>59448.73062575</text:p>
          </table:table-cell>
        </table:table-row>
        <table:table-row table:style-name="ro1">
          <table:table-cell office:value-type="float" office:value="440.78" calcext:value-type="float">
            <text:p>440.78</text:p>
          </table:table-cell>
          <table:table-cell office:value-type="float" office:value="235.94546" calcext:value-type="float">
            <text:p>235.94546</text:p>
          </table:table-cell>
          <table:table-cell table:formula="of:=[.B435]/16486.62" office:value-type="float" office:value="0.0143113300361141" calcext:value-type="float">
            <text:p>0.014311330036114</text:p>
          </table:table-cell>
          <table:table-cell office:value-type="float" office:value="59688.912920768" calcext:value-type="float">
            <text:p>59688.912920768</text:p>
          </table:table-cell>
        </table:table-row>
        <table:table-row table:style-name="ro1">
          <table:table-cell office:value-type="float" office:value="441.79" calcext:value-type="float">
            <text:p>441.79</text:p>
          </table:table-cell>
          <table:table-cell office:value-type="float" office:value="232.98249" calcext:value-type="float">
            <text:p>232.98249</text:p>
          </table:table-cell>
          <table:table-cell table:formula="of:=[.B436]/16486.62" office:value-type="float" office:value="0.0141316103604013" calcext:value-type="float">
            <text:p>0.014131610360401</text:p>
          </table:table-cell>
          <table:table-cell office:value-type="float" office:value="59926.079046712" calcext:value-type="float">
            <text:p>59926.079046712</text:p>
          </table:table-cell>
        </table:table-row>
        <table:table-row table:style-name="ro1">
          <table:table-cell office:value-type="float" office:value="442.81" calcext:value-type="float">
            <text:p>442.81</text:p>
          </table:table-cell>
          <table:table-cell office:value-type="float" office:value="231.51734" calcext:value-type="float">
            <text:p>231.51734</text:p>
          </table:table-cell>
          <table:table-cell table:formula="of:=[.B437]/16486.62" office:value-type="float" office:value="0.0140427413259965" calcext:value-type="float">
            <text:p>0.014042741325997</text:p>
          </table:table-cell>
          <table:table-cell office:value-type="float" office:value="60161.753706424" calcext:value-type="float">
            <text:p>60161.753706424</text:p>
          </table:table-cell>
        </table:table-row>
        <table:table-row table:style-name="ro1">
          <table:table-cell office:value-type="float" office:value="443.83" calcext:value-type="float">
            <text:p>443.83</text:p>
          </table:table-cell>
          <table:table-cell office:value-type="float" office:value="231.91005" calcext:value-type="float">
            <text:p>231.91005</text:p>
          </table:table-cell>
          <table:table-cell table:formula="of:=[.B438]/16486.62" office:value-type="float" office:value="0.0140665612478483" calcext:value-type="float">
            <text:p>0.014066561247848</text:p>
          </table:table-cell>
          <table:table-cell office:value-type="float" office:value="60397.828129892" calcext:value-type="float">
            <text:p>60397.828129892</text:p>
          </table:table-cell>
        </table:table-row>
        <table:table-row table:style-name="ro1">
          <table:table-cell office:value-type="float" office:value="444.85" calcext:value-type="float">
            <text:p>444.85</text:p>
          </table:table-cell>
          <table:table-cell office:value-type="float" office:value="233.81672" calcext:value-type="float">
            <text:p>233.81672</text:p>
          </table:table-cell>
          <table:table-cell table:formula="of:=[.B439]/16486.62" office:value-type="float" office:value="0.0141822107866864" calcext:value-type="float">
            <text:p>0.014182210786687</text:p>
          </table:table-cell>
          <table:table-cell office:value-type="float" office:value="60635.843458022" calcext:value-type="float">
            <text:p>60635.843458022</text:p>
          </table:table-cell>
        </table:table-row>
        <table:table-row table:style-name="ro1">
          <table:table-cell office:value-type="float" office:value="445.87" calcext:value-type="float">
            <text:p>445.87</text:p>
          </table:table-cell>
          <table:table-cell office:value-type="float" office:value="236.27401" calcext:value-type="float">
            <text:p>236.27401</text:p>
          </table:table-cell>
          <table:table-cell table:formula="of:=[.B440]/16486.62" office:value-type="float" office:value="0.0143312583173507" calcext:value-type="float">
            <text:p>0.014331258317351</text:p>
          </table:table-cell>
          <table:table-cell office:value-type="float" office:value="60876.3601998" calcext:value-type="float">
            <text:p>60876.3601998</text:p>
          </table:table-cell>
        </table:table-row>
        <table:table-row table:style-name="ro1">
          <table:table-cell office:value-type="float" office:value="446.88" calcext:value-type="float">
            <text:p>446.88</text:p>
          </table:table-cell>
          <table:table-cell office:value-type="float" office:value="237.95664" calcext:value-type="float">
            <text:p>237.95664</text:p>
          </table:table-cell>
          <table:table-cell table:formula="of:=[.B441]/16486.62" office:value-type="float" office:value="0.0144333186547637" calcext:value-type="float">
            <text:p>0.014433318654764</text:p>
          </table:table-cell>
          <table:table-cell office:value-type="float" office:value="61118.589792082" calcext:value-type="float">
            <text:p>61118.589792082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237.53573" calcext:value-type="float">
            <text:p>237.53573</text:p>
          </table:table-cell>
          <table:table-cell table:formula="of:=[.B442]/16486.62" office:value-type="float" office:value="0.0144077882549607" calcext:value-type="float">
            <text:p>0.014407788254961</text:p>
          </table:table-cell>
          <table:table-cell office:value-type="float" office:value="61360.390916632" calcext:value-type="float">
            <text:p>61360.390916632</text:p>
          </table:table-cell>
        </table:table-row>
        <table:table-row table:style-name="ro1">
          <table:table-cell office:value-type="float" office:value="448.92" calcext:value-type="float">
            <text:p>448.92</text:p>
          </table:table-cell>
          <table:table-cell office:value-type="float" office:value="234.03564" calcext:value-type="float">
            <text:p>234.03564</text:p>
          </table:table-cell>
          <table:table-cell table:formula="of:=[.B443]/16486.62" office:value-type="float" office:value="0.0141954894332495" calcext:value-type="float">
            <text:p>0.01419548943325</text:p>
          </table:table-cell>
          <table:table-cell office:value-type="float" office:value="61598.629097211" calcext:value-type="float">
            <text:p>61598.629097211</text:p>
          </table:table-cell>
        </table:table-row>
        <table:table-row table:style-name="ro1">
          <table:table-cell office:value-type="float" office:value="449.94" calcext:value-type="float">
            <text:p>449.94</text:p>
          </table:table-cell>
          <table:table-cell office:value-type="float" office:value="227.08862" calcext:value-type="float">
            <text:p>227.08862</text:p>
          </table:table-cell>
          <table:table-cell table:formula="of:=[.B444]/16486.62" office:value-type="float" office:value="0.0137741162227309" calcext:value-type="float">
            <text:p>0.013774116222731</text:p>
          </table:table-cell>
          <table:table-cell office:value-type="float" office:value="61829.795509656" calcext:value-type="float">
            <text:p>61829.795509656</text:p>
          </table:table-cell>
        </table:table-row>
        <table:table-row table:style-name="ro1">
          <table:table-cell office:value-type="float" office:value="450.95" calcext:value-type="float">
            <text:p>450.95</text:p>
          </table:table-cell>
          <table:table-cell office:value-type="float" office:value="217.01882" calcext:value-type="float">
            <text:p>217.01882</text:p>
          </table:table-cell>
          <table:table-cell table:formula="of:=[.B445]/16486.62" office:value-type="float" office:value="0.0131633300215569" calcext:value-type="float">
            <text:p>0.013163330021557</text:p>
          </table:table-cell>
          <table:table-cell office:value-type="float" office:value="62050.711308459" calcext:value-type="float">
            <text:p>62050.711308459</text:p>
          </table:table-cell>
        </table:table-row>
        <table:table-row table:style-name="ro1">
          <table:table-cell office:value-type="float" office:value="451.97" calcext:value-type="float">
            <text:p>451.97</text:p>
          </table:table-cell>
          <table:table-cell office:value-type="float" office:value="204.7395" calcext:value-type="float">
            <text:p>204.7395</text:p>
          </table:table-cell>
          <table:table-cell table:formula="of:=[.B446]/16486.62" office:value-type="float" office:value="0.0124185248401431" calcext:value-type="float">
            <text:p>0.012418524840143</text:p>
          </table:table-cell>
          <table:table-cell office:value-type="float" office:value="62259.127288293" calcext:value-type="float">
            <text:p>62259.127288293</text:p>
          </table:table-cell>
        </table:table-row>
        <table:table-row table:style-name="ro1">
          <table:table-cell office:value-type="float" office:value="452.99" calcext:value-type="float">
            <text:p>452.99</text:p>
          </table:table-cell>
          <table:table-cell office:value-type="float" office:value="191.502" calcext:value-type="float">
            <text:p>191.502</text:p>
          </table:table-cell>
          <table:table-cell table:formula="of:=[.B447]/16486.62" office:value-type="float" office:value="0.011615601014641" calcext:value-type="float">
            <text:p>0.011615601014641</text:p>
          </table:table-cell>
          <table:table-cell office:value-type="float" office:value="62454.068063284" calcext:value-type="float">
            <text:p>62454.068063284</text:p>
          </table:table-cell>
        </table:table-row>
        <table:table-row table:style-name="ro1">
          <table:table-cell office:value-type="float" office:value="454.01" calcext:value-type="float">
            <text:p>454.01</text:p>
          </table:table-cell>
          <table:table-cell office:value-type="float" office:value="178.57557" calcext:value-type="float">
            <text:p>178.57557</text:p>
          </table:table-cell>
          <table:table-cell table:formula="of:=[.B448]/16486.62" office:value-type="float" office:value="0.0108315452166666" calcext:value-type="float">
            <text:p>0.010831545216667</text:p>
          </table:table-cell>
          <table:table-cell office:value-type="float" office:value="62635.85028476" calcext:value-type="float">
            <text:p>62635.85028476</text:p>
          </table:table-cell>
        </table:table-row>
        <table:table-row table:style-name="ro1">
          <table:table-cell office:value-type="float" office:value="455.03" calcext:value-type="float">
            <text:p>455.03</text:p>
          </table:table-cell>
          <table:table-cell office:value-type="float" office:value="166.95086" calcext:value-type="float">
            <text:p>166.95086</text:p>
          </table:table-cell>
          <table:table-cell table:formula="of:=[.B449]/16486.62" office:value-type="float" office:value="0.0101264455661621" calcext:value-type="float">
            <text:p>0.010126445566162</text:p>
          </table:table-cell>
          <table:table-cell office:value-type="float" office:value="62805.799059193" calcext:value-type="float">
            <text:p>62805.799059193</text:p>
          </table:table-cell>
        </table:table-row>
        <table:table-row table:style-name="ro1">
          <table:table-cell office:value-type="float" office:value="456.04" calcext:value-type="float">
            <text:p>456.04</text:p>
          </table:table-cell>
          <table:table-cell office:value-type="float" office:value="157.14565" calcext:value-type="float">
            <text:p>157.14565</text:p>
          </table:table-cell>
          <table:table-cell table:formula="of:=[.B450]/16486.62" office:value-type="float" office:value="0.0095317081366587" calcext:value-type="float">
            <text:p>0.009531708136659</text:p>
          </table:table-cell>
          <table:table-cell office:value-type="float" office:value="62965.766551508" calcext:value-type="float">
            <text:p>62965.766551508</text:p>
          </table:table-cell>
        </table:table-row>
        <table:table-row table:style-name="ro1">
          <table:table-cell office:value-type="float" office:value="457.06" calcext:value-type="float">
            <text:p>457.06</text:p>
          </table:table-cell>
          <table:table-cell office:value-type="float" office:value="149.15475" calcext:value-type="float">
            <text:p>149.15475</text:p>
          </table:table-cell>
          <table:table-cell table:formula="of:=[.B451]/16486.62" office:value-type="float" office:value="0.00904701812742697" calcext:value-type="float">
            <text:p>0.009047018127427</text:p>
          </table:table-cell>
          <table:table-cell office:value-type="float" office:value="63117.59965437" calcext:value-type="float">
            <text:p>63117.59965437</text:p>
          </table:table-cell>
        </table:table-row>
        <table:table-row table:style-name="ro1">
          <table:table-cell office:value-type="float" office:value="458.08" calcext:value-type="float">
            <text:p>458.08</text:p>
          </table:table-cell>
          <table:table-cell office:value-type="float" office:value="142.54157" calcext:value-type="float">
            <text:p>142.54157</text:p>
          </table:table-cell>
          <table:table-cell table:formula="of:=[.B452]/16486.62" office:value-type="float" office:value="0.00864589406439889" calcext:value-type="float">
            <text:p>0.008645894064399</text:p>
          </table:table-cell>
          <table:table-cell office:value-type="float" office:value="63262.700818336" calcext:value-type="float">
            <text:p>63262.700818336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136.62939" calcext:value-type="float">
            <text:p>136.62939</text:p>
          </table:table-cell>
          <table:table-cell table:formula="of:=[.B453]/16486.62" office:value-type="float" office:value="0.00828728932916511" calcext:value-type="float">
            <text:p>0.008287289329165</text:p>
          </table:table-cell>
          <table:table-cell office:value-type="float" office:value="63401.783638693" calcext:value-type="float">
            <text:p>63401.783638693</text:p>
          </table:table-cell>
        </table:table-row>
        <table:table-row table:style-name="ro1">
          <table:table-cell office:value-type="float" office:value="460.12" calcext:value-type="float">
            <text:p>460.12</text:p>
          </table:table-cell>
          <table:table-cell office:value-type="float" office:value="130.72859" calcext:value-type="float">
            <text:p>130.72859</text:p>
          </table:table-cell>
          <table:table-cell table:formula="of:=[.B454]/16486.62" office:value-type="float" office:value="0.00792937485063646" calcext:value-type="float">
            <text:p>0.007929374850636</text:p>
          </table:table-cell>
          <table:table-cell office:value-type="float" office:value="63534.859703392" calcext:value-type="float">
            <text:p>63534.859703392</text:p>
          </table:table-cell>
        </table:table-row>
        <table:table-row table:style-name="ro1">
          <table:table-cell office:value-type="float" office:value="461.13" calcext:value-type="float">
            <text:p>461.13</text:p>
          </table:table-cell>
          <table:table-cell office:value-type="float" office:value="124.33469" calcext:value-type="float">
            <text:p>124.33469</text:p>
          </table:table-cell>
          <table:table-cell table:formula="of:=[.B455]/16486.62" office:value-type="float" office:value="0.00754155127006021" calcext:value-type="float">
            <text:p>0.00754155127006</text:p>
          </table:table-cell>
          <table:table-cell office:value-type="float" office:value="63661.427055641" calcext:value-type="float">
            <text:p>63661.427055641</text:p>
          </table:table-cell>
        </table:table-row>
        <table:table-row table:style-name="ro1">
          <table:table-cell office:value-type="float" office:value="462.15" calcext:value-type="float">
            <text:p>462.15</text:p>
          </table:table-cell>
          <table:table-cell office:value-type="float" office:value="117.24962" calcext:value-type="float">
            <text:p>117.24962</text:p>
          </table:table-cell>
          <table:table-cell table:formula="of:=[.B456]/16486.62" office:value-type="float" office:value="0.00711180460276273" calcext:value-type="float">
            <text:p>0.007111804602763</text:p>
          </table:table-cell>
          <table:table-cell office:value-type="float" office:value="63780.782108859" calcext:value-type="float">
            <text:p>63780.782108859</text:p>
          </table:table-cell>
        </table:table-row>
        <table:table-row table:style-name="ro1">
          <table:table-cell office:value-type="float" office:value="463.17" calcext:value-type="float">
            <text:p>463.17</text:p>
          </table:table-cell>
          <table:table-cell office:value-type="float" office:value="109.60627" calcext:value-type="float">
            <text:p>109.60627</text:p>
          </table:table-cell>
          <table:table-cell table:formula="of:=[.B457]/16486.62" office:value-type="float" office:value="0.00664819532445098" calcext:value-type="float">
            <text:p>0.006648195324451</text:p>
          </table:table-cell>
          <table:table-cell office:value-type="float" office:value="63892.356562466" calcext:value-type="float">
            <text:p>63892.356562466</text:p>
          </table:table-cell>
        </table:table-row>
        <table:table-row table:style-name="ro1">
          <table:table-cell office:value-type="float" office:value="464.19" calcext:value-type="float">
            <text:p>464.19</text:p>
          </table:table-cell>
          <table:table-cell office:value-type="float" office:value="101.80482" calcext:value-type="float">
            <text:p>101.80482</text:p>
          </table:table-cell>
          <table:table-cell table:formula="of:=[.B458]/16486.62" office:value-type="float" office:value="0.00617499645166808" calcext:value-type="float">
            <text:p>0.006174996451668</text:p>
          </table:table-cell>
          <table:table-cell office:value-type="float" office:value="63995.989471986" calcext:value-type="float">
            <text:p>63995.989471986</text:p>
          </table:table-cell>
        </table:table-row>
        <table:table-row table:style-name="ro1">
          <table:table-cell office:value-type="float" office:value="465.21" calcext:value-type="float">
            <text:p>465.21</text:p>
          </table:table-cell>
          <table:table-cell office:value-type="float" office:value="94.390104" calcext:value-type="float">
            <text:p>94.390104</text:p>
          </table:table-cell>
          <table:table-cell table:formula="of:=[.B459]/16486.62" office:value-type="float" office:value="0.0057252550249839" calcext:value-type="float">
            <text:p>0.005725255024984</text:p>
          </table:table-cell>
          <table:table-cell office:value-type="float" office:value="64092.074525038" calcext:value-type="float">
            <text:p>64092.074525038</text:p>
          </table:table-cell>
        </table:table-row>
        <table:table-row table:style-name="ro1">
          <table:table-cell office:value-type="float" office:value="466.22" calcext:value-type="float">
            <text:p>466.22</text:p>
          </table:table-cell>
          <table:table-cell office:value-type="float" office:value="87.90875" calcext:value-type="float">
            <text:p>87.90875</text:p>
          </table:table-cell>
          <table:table-cell table:formula="of:=[.B460]/16486.62" office:value-type="float" office:value="0.00533212690048051" calcext:value-type="float">
            <text:p>0.005332126900481</text:p>
          </table:table-cell>
          <table:table-cell office:value-type="float" office:value="64181.561839319" calcext:value-type="float">
            <text:p>64181.561839319</text:p>
          </table:table-cell>
        </table:table-row>
        <table:table-row table:style-name="ro1">
          <table:table-cell office:value-type="float" office:value="467.24" calcext:value-type="float">
            <text:p>467.24</text:p>
          </table:table-cell>
          <table:table-cell office:value-type="float" office:value="82.782088" calcext:value-type="float">
            <text:p>82.782088</text:p>
          </table:table-cell>
          <table:table-cell table:formula="of:=[.B461]/16486.62" office:value-type="float" office:value="0.00502116795316444" calcext:value-type="float">
            <text:p>0.005021167953164</text:p>
          </table:table-cell>
          <table:table-cell office:value-type="float" office:value="64265.830432224" calcext:value-type="float">
            <text:p>64265.830432224</text:p>
          </table:table-cell>
        </table:table-row>
        <table:table-row table:style-name="ro1">
          <table:table-cell office:value-type="float" office:value="468.26" calcext:value-type="float">
            <text:p>468.26</text:p>
          </table:table-cell>
          <table:table-cell office:value-type="float" office:value="79.220618" calcext:value-type="float">
            <text:p>79.220618</text:p>
          </table:table-cell>
          <table:table-cell table:formula="of:=[.B462]/16486.62" office:value-type="float" office:value="0.00480514611242329" calcext:value-type="float">
            <text:p>0.004805146112423</text:p>
          </table:table-cell>
          <table:table-cell office:value-type="float" office:value="64346.473602791" calcext:value-type="float">
            <text:p>64346.473602791</text:p>
          </table:table-cell>
        </table:table-row>
        <table:table-row table:style-name="ro1">
          <table:table-cell office:value-type="float" office:value="469.28" calcext:value-type="float">
            <text:p>469.28</text:p>
          </table:table-cell>
          <table:table-cell office:value-type="float" office:value="77.191657" calcext:value-type="float">
            <text:p>77.191657</text:p>
          </table:table-cell>
          <table:table-cell table:formula="of:=[.B463]/16486.62" office:value-type="float" office:value="0.00468207898283578" calcext:value-type="float">
            <text:p>0.004682078982836</text:p>
          </table:table-cell>
          <table:table-cell office:value-type="float" office:value="64425.051379011" calcext:value-type="float">
            <text:p>64425.051379011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76.438846" calcext:value-type="float">
            <text:p>76.438846</text:p>
          </table:table-cell>
          <table:table-cell table:formula="of:=[.B464]/16486.62" office:value-type="float" office:value="0.00463641704606523" calcext:value-type="float">
            <text:p>0.004636417046065</text:p>
          </table:table-cell>
          <table:table-cell office:value-type="float" office:value="64502.862825686" calcext:value-type="float">
            <text:p>64502.862825686</text:p>
          </table:table-cell>
        </table:table-row>
        <table:table-row table:style-name="ro1">
          <table:table-cell office:value-type="float" office:value="471.31" calcext:value-type="float">
            <text:p>471.31</text:p>
          </table:table-cell>
          <table:table-cell office:value-type="float" office:value="76.542642" calcext:value-type="float">
            <text:p>76.542642</text:p>
          </table:table-cell>
          <table:table-cell table:formula="of:=[.B465]/16486.62" office:value-type="float" office:value="0.00464271281803062" calcext:value-type="float">
            <text:p>0.004642712818031</text:p>
          </table:table-cell>
          <table:table-cell office:value-type="float" office:value="64580.779931915" calcext:value-type="float">
            <text:p>64580.779931915</text:p>
          </table:table-cell>
        </table:table-row>
        <table:table-row table:style-name="ro1">
          <table:table-cell office:value-type="float" office:value="472.33" calcext:value-type="float">
            <text:p>472.33</text:p>
          </table:table-cell>
          <table:table-cell office:value-type="float" office:value="77.005608" calcext:value-type="float">
            <text:p>77.005608</text:p>
          </table:table-cell>
          <table:table-cell table:formula="of:=[.B466]/16486.62" office:value-type="float" office:value="0.00467079413488028" calcext:value-type="float">
            <text:p>0.00467079413488</text:p>
          </table:table-cell>
          <table:table-cell office:value-type="float" office:value="64659.168318386" calcext:value-type="float">
            <text:p>64659.168318386</text:p>
          </table:table-cell>
        </table:table-row>
        <table:table-row table:style-name="ro1">
          <table:table-cell office:value-type="float" office:value="473.35" calcext:value-type="float">
            <text:p>473.35</text:p>
          </table:table-cell>
          <table:table-cell office:value-type="float" office:value="77.344719" calcext:value-type="float">
            <text:p>77.344719</text:p>
          </table:table-cell>
          <table:table-cell table:formula="of:=[.B467]/16486.62" office:value-type="float" office:value="0.00469136299617508" calcext:value-type="float">
            <text:p>0.004691362996175</text:p>
          </table:table-cell>
          <table:table-cell office:value-type="float" office:value="64737.901904652" calcext:value-type="float">
            <text:p>64737.901904652</text:p>
          </table:table-cell>
        </table:table-row>
        <table:table-row table:style-name="ro1">
          <table:table-cell office:value-type="float" office:value="474.37" calcext:value-type="float">
            <text:p>474.37</text:p>
          </table:table-cell>
          <table:table-cell office:value-type="float" office:value="77.174049" calcext:value-type="float">
            <text:p>77.174049</text:p>
          </table:table-cell>
          <table:table-cell table:formula="of:=[.B468]/16486.62" office:value-type="float" office:value="0.00468101096525546" calcext:value-type="float">
            <text:p>0.004681010965255</text:p>
          </table:table-cell>
          <table:table-cell office:value-type="float" office:value="64816.461756576" calcext:value-type="float">
            <text:p>64816.461756576</text:p>
          </table:table-cell>
        </table:table-row>
        <table:table-row table:style-name="ro1">
          <table:table-cell office:value-type="float" office:value="475.39" calcext:value-type="float">
            <text:p>475.39</text:p>
          </table:table-cell>
          <table:table-cell office:value-type="float" office:value="76.26437" calcext:value-type="float">
            <text:p>76.26437</text:p>
          </table:table-cell>
          <table:table-cell table:formula="of:=[.B469]/16486.62" office:value-type="float" office:value="0.00462583416127745" calcext:value-type="float">
            <text:p>0.004625834161277</text:p>
          </table:table-cell>
          <table:table-cell office:value-type="float" office:value="64894.095594436" calcext:value-type="float">
            <text:p>64894.095594436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74.570772" calcext:value-type="float">
            <text:p>74.570772</text:p>
          </table:table-cell>
          <table:table-cell table:formula="of:=[.B470]/16486.62" office:value-type="float" office:value="0.00452310855712087" calcext:value-type="float">
            <text:p>0.004523108557121</text:p>
          </table:table-cell>
          <table:table-cell office:value-type="float" office:value="64970.00542259" calcext:value-type="float">
            <text:p>64970.00542259</text:p>
          </table:table-cell>
        </table:table-row>
        <table:table-row table:style-name="ro1">
          <table:table-cell office:value-type="float" office:value="477.42" calcext:value-type="float">
            <text:p>477.42</text:p>
          </table:table-cell>
          <table:table-cell office:value-type="float" office:value="72.225255" calcext:value-type="float">
            <text:p>72.225255</text:p>
          </table:table-cell>
          <table:table-cell table:formula="of:=[.B471]/16486.62" office:value-type="float" office:value="0.0043808406453233" calcext:value-type="float">
            <text:p>0.004380840645323</text:p>
          </table:table-cell>
          <table:table-cell office:value-type="float" office:value="65043.527615758" calcext:value-type="float">
            <text:p>65043.527615758</text:p>
          </table:table-cell>
        </table:table-row>
        <table:table-row table:style-name="ro1">
          <table:table-cell office:value-type="float" office:value="478.44" calcext:value-type="float">
            <text:p>478.44</text:p>
          </table:table-cell>
          <table:table-cell office:value-type="float" office:value="69.497536" calcext:value-type="float">
            <text:p>69.497536</text:p>
          </table:table-cell>
          <table:table-cell table:formula="of:=[.B472]/16486.62" office:value-type="float" office:value="0.00421539017700414" calcext:value-type="float">
            <text:p>0.004215390177004</text:p>
          </table:table-cell>
          <table:table-cell office:value-type="float" office:value="65114.273108201" calcext:value-type="float">
            <text:p>65114.273108201</text:p>
          </table:table-cell>
        </table:table-row>
        <table:table-row table:style-name="ro1">
          <table:table-cell office:value-type="float" office:value="479.46" calcext:value-type="float">
            <text:p>479.46</text:p>
          </table:table-cell>
          <table:table-cell office:value-type="float" office:value="66.73314" calcext:value-type="float">
            <text:p>66.73314</text:p>
          </table:table-cell>
          <table:table-cell table:formula="of:=[.B473]/16486.62" office:value-type="float" office:value="0.00404771505620922" calcext:value-type="float">
            <text:p>0.004047715056209</text:p>
          </table:table-cell>
          <table:table-cell office:value-type="float" office:value="65182.204564849" calcext:value-type="float">
            <text:p>65182.204564849</text:p>
          </table:table-cell>
        </table:table-row>
        <table:table-row table:style-name="ro1">
          <table:table-cell office:value-type="float" office:value="480.48" calcext:value-type="float">
            <text:p>480.48</text:p>
          </table:table-cell>
          <table:table-cell office:value-type="float" office:value="64.281893" calcext:value-type="float">
            <text:p>64.281893</text:p>
          </table:table-cell>
          <table:table-cell table:formula="of:=[.B474]/16486.62" office:value-type="float" office:value="0.00389903406519954" calcext:value-type="float">
            <text:p>0.0038990340652</text:p>
          </table:table-cell>
          <table:table-cell office:value-type="float" office:value="65247.640758005" calcext:value-type="float">
            <text:p>65247.640758005</text:p>
          </table:table-cell>
        </table:table-row>
        <table:table-row table:style-name="ro1">
          <table:table-cell office:value-type="float" office:value="481.49" calcext:value-type="float">
            <text:p>481.49</text:p>
          </table:table-cell>
          <table:table-cell office:value-type="float" office:value="62.431135" calcext:value-type="float">
            <text:p>62.431135</text:p>
          </table:table-cell>
          <table:table-cell table:formula="of:=[.B475]/16486.62" office:value-type="float" office:value="0.00378677588250351" calcext:value-type="float">
            <text:p>0.003786775882504</text:p>
          </table:table-cell>
          <table:table-cell office:value-type="float" office:value="65311.192959114" calcext:value-type="float">
            <text:p>65311.192959114</text:p>
          </table:table-cell>
        </table:table-row>
        <table:table-row table:style-name="ro1">
          <table:table-cell office:value-type="float" office:value="482.51" calcext:value-type="float">
            <text:p>482.51</text:p>
          </table:table-cell>
          <table:table-cell office:value-type="float" office:value="61.356051" calcext:value-type="float">
            <text:p>61.356051</text:p>
          </table:table-cell>
          <table:table-cell table:formula="of:=[.B476]/16486.62" office:value-type="float" office:value="0.00372156639747868" calcext:value-type="float">
            <text:p>0.003721566397479</text:p>
          </table:table-cell>
          <table:table-cell office:value-type="float" office:value="65373.650771351" calcext:value-type="float">
            <text:p>65373.650771351</text:p>
          </table:table-cell>
        </table:table-row>
        <table:table-row table:style-name="ro1">
          <table:table-cell office:value-type="float" office:value="483.53" calcext:value-type="float">
            <text:p>483.53</text:p>
          </table:table-cell>
          <table:table-cell office:value-type="float" office:value="61.095021" calcext:value-type="float">
            <text:p>61.095021</text:p>
          </table:table-cell>
          <table:table-cell table:formula="of:=[.B477]/16486.62" office:value-type="float" office:value="0.00370573355848561" calcext:value-type="float">
            <text:p>0.003705733558486</text:p>
          </table:table-cell>
          <table:table-cell office:value-type="float" office:value="65435.842866611" calcext:value-type="float">
            <text:p>65435.842866611</text:p>
          </table:table-cell>
        </table:table-row>
        <table:table-row table:style-name="ro1">
          <table:table-cell office:value-type="float" office:value="484.55" calcext:value-type="float">
            <text:p>484.55</text:p>
          </table:table-cell>
          <table:table-cell office:value-type="float" office:value="61.552148" calcext:value-type="float">
            <text:p>61.552148</text:p>
          </table:table-cell>
          <table:table-cell table:formula="of:=[.B478]/16486.62" office:value-type="float" office:value="0.00373346070935098" calcext:value-type="float">
            <text:p>0.003733460709351</text:p>
          </table:table-cell>
          <table:table-cell office:value-type="float" office:value="65498.500297603" calcext:value-type="float">
            <text:p>65498.500297603</text:p>
          </table:table-cell>
        </table:table-row>
        <table:table-row table:style-name="ro1">
          <table:table-cell office:value-type="float" office:value="485.57" calcext:value-type="float">
            <text:p>485.57</text:p>
          </table:table-cell>
          <table:table-cell office:value-type="float" office:value="62.523742" calcext:value-type="float">
            <text:p>62.523742</text:p>
          </table:table-cell>
          <table:table-cell table:formula="of:=[.B479]/16486.62" office:value-type="float" office:value="0.00379239298291584" calcext:value-type="float">
            <text:p>0.003792392982916</text:p>
          </table:table-cell>
          <table:table-cell office:value-type="float" office:value="65562.146768945" calcext:value-type="float">
            <text:p>65562.146768945</text:p>
          </table:table-cell>
        </table:table-row>
        <table:table-row table:style-name="ro1">
          <table:table-cell office:value-type="float" office:value="486.58" calcext:value-type="float">
            <text:p>486.58</text:p>
          </table:table-cell>
          <table:table-cell office:value-type="float" office:value="63.741661" calcext:value-type="float">
            <text:p>63.741661</text:p>
          </table:table-cell>
          <table:table-cell table:formula="of:=[.B480]/16486.62" office:value-type="float" office:value="0.00386626616007405" calcext:value-type="float">
            <text:p>0.003866266160074</text:p>
          </table:table-cell>
          <table:table-cell office:value-type="float" office:value="65627.033028855" calcext:value-type="float">
            <text:p>65627.033028855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64.92455" calcext:value-type="float">
            <text:p>64.92455</text:p>
          </table:table-cell>
          <table:table-cell table:formula="of:=[.B481]/16486.62" office:value-type="float" office:value="0.00393801458394747" calcext:value-type="float">
            <text:p>0.003938014583947</text:p>
          </table:table-cell>
          <table:table-cell office:value-type="float" office:value="65693.123418801" calcext:value-type="float">
            <text:p>65693.123418801</text:p>
          </table:table-cell>
        </table:table-row>
        <table:table-row table:style-name="ro1">
          <table:table-cell office:value-type="float" office:value="488.62" calcext:value-type="float">
            <text:p>488.62</text:p>
          </table:table-cell>
          <table:table-cell office:value-type="float" office:value="65.827887" calcext:value-type="float">
            <text:p>65.827887</text:p>
          </table:table-cell>
          <table:table-cell table:formula="of:=[.B482]/16486.62" office:value-type="float" office:value="0.0039928067123522" calcext:value-type="float">
            <text:p>0.003992806712352</text:p>
          </table:table-cell>
          <table:table-cell office:value-type="float" office:value="65760.133367209" calcext:value-type="float">
            <text:p>65760.133367209</text:p>
          </table:table-cell>
        </table:table-row>
        <table:table-row table:style-name="ro1">
          <table:table-cell office:value-type="float" office:value="489.64" calcext:value-type="float">
            <text:p>489.64</text:p>
          </table:table-cell>
          <table:table-cell office:value-type="float" office:value="66.284751" calcext:value-type="float">
            <text:p>66.284751</text:p>
          </table:table-cell>
          <table:table-cell table:formula="of:=[.B483]/16486.62" office:value-type="float" office:value="0.00402051791088774" calcext:value-type="float">
            <text:p>0.004020517910888</text:p>
          </table:table-cell>
          <table:table-cell office:value-type="float" office:value="65827.608383047" calcext:value-type="float">
            <text:p>65827.608383047</text:p>
          </table:table-cell>
        </table:table-row>
        <table:table-row table:style-name="ro1">
          <table:table-cell office:value-type="float" office:value="490.66" calcext:value-type="float">
            <text:p>490.66</text:p>
          </table:table-cell>
          <table:table-cell office:value-type="float" office:value="66.230848" calcext:value-type="float">
            <text:p>66.230848</text:p>
          </table:table-cell>
          <table:table-cell table:formula="of:=[.B484]/16486.62" office:value-type="float" office:value="0.00401724841113582" calcext:value-type="float">
            <text:p>0.004017248411136</text:p>
          </table:table-cell>
          <table:table-cell office:value-type="float" office:value="65895.028528432" calcext:value-type="float">
            <text:p>65895.028528432</text:p>
          </table:table-cell>
        </table:table-row>
        <table:table-row table:style-name="ro1">
          <table:table-cell office:value-type="float" office:value="491.67" calcext:value-type="float">
            <text:p>491.67</text:p>
          </table:table-cell>
          <table:table-cell office:value-type="float" office:value="65.70949" calcext:value-type="float">
            <text:p>65.70949</text:p>
          </table:table-cell>
          <table:table-cell table:formula="of:=[.B485]/16486.62" office:value-type="float" office:value="0.00398562531313271" calcext:value-type="float">
            <text:p>0.003985625313133</text:p>
          </table:table-cell>
          <table:table-cell office:value-type="float" office:value="65961.917954119" calcext:value-type="float">
            <text:p>65961.917954119</text:p>
          </table:table-cell>
        </table:table-row>
        <table:table-row table:style-name="ro1">
          <table:table-cell office:value-type="float" office:value="492.69" calcext:value-type="float">
            <text:p>492.69</text:p>
          </table:table-cell>
          <table:table-cell office:value-type="float" office:value="64.855088" calcext:value-type="float">
            <text:p>64.855088</text:p>
          </table:table-cell>
          <table:table-cell table:formula="of:=[.B486]/16486.62" office:value-type="float" office:value="0.0039338013492153" calcext:value-type="float">
            <text:p>0.003933801349215</text:p>
          </table:table-cell>
          <table:table-cell office:value-type="float" office:value="66027.937634902" calcext:value-type="float">
            <text:p>66027.937634902</text:p>
          </table:table-cell>
        </table:table-row>
        <table:table-row table:style-name="ro1">
          <table:table-cell office:value-type="float" office:value="493.71" calcext:value-type="float">
            <text:p>493.71</text:p>
          </table:table-cell>
          <table:table-cell office:value-type="float" office:value="63.85758" calcext:value-type="float">
            <text:p>63.85758</text:p>
          </table:table-cell>
          <table:table-cell table:formula="of:=[.B487]/16486.62" office:value-type="float" office:value="0.00387329725559272" calcext:value-type="float">
            <text:p>0.003873297255593</text:p>
          </table:table-cell>
          <table:table-cell office:value-type="float" office:value="66092.941895638" calcext:value-type="float">
            <text:p>66092.941895638</text:p>
          </table:table-cell>
        </table:table-row>
        <table:table-row table:style-name="ro1">
          <table:table-cell office:value-type="float" office:value="494.73" calcext:value-type="float">
            <text:p>494.73</text:p>
          </table:table-cell>
          <table:table-cell office:value-type="float" office:value="62.914635" calcext:value-type="float">
            <text:p>62.914635</text:p>
          </table:table-cell>
          <table:table-cell table:formula="of:=[.B488]/16486.62" office:value-type="float" office:value="0.00381610269418474" calcext:value-type="float">
            <text:p>0.003816102694185</text:p>
          </table:table-cell>
          <table:table-cell office:value-type="float" office:value="66156.986279393" calcext:value-type="float">
            <text:p>66156.986279393</text:p>
          </table:table-cell>
        </table:table-row>
        <table:table-row table:style-name="ro1">
          <table:table-cell office:value-type="float" office:value="495.74" calcext:value-type="float">
            <text:p>495.74</text:p>
          </table:table-cell>
          <table:table-cell office:value-type="float" office:value="62.182403" calcext:value-type="float">
            <text:p>62.182403</text:p>
          </table:table-cell>
          <table:table-cell table:formula="of:=[.B489]/16486.62" office:value-type="float" office:value="0.00377168898173185" calcext:value-type="float">
            <text:p>0.003771688981732</text:p>
          </table:table-cell>
          <table:table-cell office:value-type="float" office:value="66220.285281854" calcext:value-type="float">
            <text:p>66220.285281854</text:p>
          </table:table-cell>
        </table:table-row>
        <table:table-row table:style-name="ro1">
          <table:table-cell office:value-type="float" office:value="496.76" calcext:value-type="float">
            <text:p>496.76</text:p>
          </table:table-cell>
          <table:table-cell office:value-type="float" office:value="61.737465" calcext:value-type="float">
            <text:p>61.737465</text:p>
          </table:table-cell>
          <table:table-cell table:formula="of:=[.B490]/16486.62" office:value-type="float" office:value="0.00374470115766603" calcext:value-type="float">
            <text:p>0.003744701157666</text:p>
          </table:table-cell>
          <table:table-cell office:value-type="float" office:value="66283.131356739" calcext:value-type="float">
            <text:p>66283.131356739</text:p>
          </table:table-cell>
        </table:table-row>
        <table:table-row table:style-name="ro1">
          <table:table-cell office:value-type="float" office:value="497.78" calcext:value-type="float">
            <text:p>497.78</text:p>
          </table:table-cell>
          <table:table-cell office:value-type="float" office:value="61.561059" calcext:value-type="float">
            <text:p>61.561059</text:p>
          </table:table-cell>
          <table:table-cell table:formula="of:=[.B491]/16486.62" office:value-type="float" office:value="0.00373400120825251" calcext:value-type="float">
            <text:p>0.003734001208253</text:p>
          </table:table-cell>
          <table:table-cell office:value-type="float" office:value="66345.79785854" calcext:value-type="float">
            <text:p>66345.79785854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61.551177" calcext:value-type="float">
            <text:p>61.551177</text:p>
          </table:table-cell>
          <table:table-cell table:formula="of:=[.B492]/16486.62" office:value-type="float" office:value="0.00373340181310663" calcext:value-type="float">
            <text:p>0.003733401813107</text:p>
          </table:table-cell>
          <table:table-cell office:value-type="float" office:value="66408.454300765" calcext:value-type="float">
            <text:p>66408.454300765</text:p>
          </table:table-cell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61.559965" calcext:value-type="float">
            <text:p>61.559965</text:p>
          </table:table-cell>
          <table:table-cell table:formula="of:=[.B493]/16486.62" office:value-type="float" office:value="0.00373393485141284" calcext:value-type="float">
            <text:p>0.003733934851413</text:p>
          </table:table-cell>
          <table:table-cell office:value-type="float" office:value="66471.119688468" calcext:value-type="float">
            <text:p>66471.119688468</text:p>
          </table:table-cell>
        </table:table-row>
        <table:table-row table:style-name="ro1">
          <table:table-cell office:value-type="float" office:value="500.83" calcext:value-type="float">
            <text:p>500.83</text:p>
          </table:table-cell>
          <table:table-cell office:value-type="float" office:value="61.445476" calcext:value-type="float">
            <text:p>61.445476</text:p>
          </table:table-cell>
          <table:table-cell table:formula="of:=[.B494]/16486.62" office:value-type="float" office:value="0.00372699049289666" calcext:value-type="float">
            <text:p>0.003726990492897</text:p>
          </table:table-cell>
          <table:table-cell office:value-type="float" office:value="66533.668531492" calcext:value-type="float">
            <text:p>66533.668531492</text:p>
          </table:table-cell>
        </table:table-row>
        <table:table-row table:style-name="ro1">
          <table:table-cell office:value-type="float" office:value="501.85" calcext:value-type="float">
            <text:p>501.85</text:p>
          </table:table-cell>
          <table:table-cell office:value-type="float" office:value="61.121341" calcext:value-type="float">
            <text:p>61.121341</text:p>
          </table:table-cell>
          <table:table-cell table:formula="of:=[.B495]/16486.62" office:value-type="float" office:value="0.00370733000457341" calcext:value-type="float">
            <text:p>0.003707330004573</text:p>
          </table:table-cell>
          <table:table-cell office:value-type="float" office:value="66595.887418999" calcext:value-type="float">
            <text:p>66595.887418999</text:p>
          </table:table-cell>
        </table:table-row>
        <table:table-row table:style-name="ro1">
          <table:table-cell office:value-type="float" office:value="502.87" calcext:value-type="float">
            <text:p>502.87</text:p>
          </table:table-cell>
          <table:table-cell office:value-type="float" office:value="60.587774" calcext:value-type="float">
            <text:p>60.587774</text:p>
          </table:table-cell>
          <table:table-cell table:formula="of:=[.B496]/16486.62" office:value-type="float" office:value="0.00367496636666582" calcext:value-type="float">
            <text:p>0.003674966366666</text:p>
          </table:table-cell>
          <table:table-cell office:value-type="float" office:value="66657.563158661" calcext:value-type="float">
            <text:p>66657.563158661</text:p>
          </table:table-cell>
        </table:table-row>
        <table:table-row table:style-name="ro1">
          <table:table-cell office:value-type="float" office:value="503.89" calcext:value-type="float">
            <text:p>503.89</text:p>
          </table:table-cell>
          <table:table-cell office:value-type="float" office:value="59.933109" calcext:value-type="float">
            <text:p>59.933109</text:p>
          </table:table-cell>
          <table:table-cell table:formula="of:=[.B497]/16486.62" office:value-type="float" office:value="0.00363525749971795" calcext:value-type="float">
            <text:p>0.003635257499718</text:p>
          </table:table-cell>
          <table:table-cell office:value-type="float" office:value="66718.572477545" calcext:value-type="float">
            <text:p>66718.572477545</text:p>
          </table:table-cell>
        </table:table-row>
        <table:table-row table:style-name="ro1">
          <table:table-cell office:value-type="float" office:value="504.91" calcext:value-type="float">
            <text:p>504.91</text:p>
          </table:table-cell>
          <table:table-cell office:value-type="float" office:value="59.305015" calcext:value-type="float">
            <text:p>59.305015</text:p>
          </table:table-cell>
          <table:table-cell table:formula="of:=[.B498]/16486.62" office:value-type="float" office:value="0.00359716030332476" calcext:value-type="float">
            <text:p>0.003597160303325</text:p>
          </table:table-cell>
          <table:table-cell office:value-type="float" office:value="66778.942424056" calcext:value-type="float">
            <text:p>66778.942424056</text:p>
          </table:table-cell>
        </table:table-row>
        <table:table-row table:style-name="ro1">
          <table:table-cell office:value-type="float" office:value="505.92" calcext:value-type="float">
            <text:p>505.92</text:p>
          </table:table-cell>
          <table:table-cell office:value-type="float" office:value="58.861203" calcext:value-type="float">
            <text:p>58.861203</text:p>
          </table:table-cell>
          <table:table-cell table:formula="of:=[.B499]/16486.62" office:value-type="float" office:value="0.00357024077706649" calcext:value-type="float">
            <text:p>0.003570240777067</text:p>
          </table:table-cell>
          <table:table-cell office:value-type="float" office:value="66838.860588249" calcext:value-type="float">
            <text:p>66838.860588249</text:p>
          </table:table-cell>
        </table:table-row>
        <table:table-row table:style-name="ro1">
          <table:table-cell office:value-type="float" office:value="506.94" calcext:value-type="float">
            <text:p>506.94</text:p>
          </table:table-cell>
          <table:table-cell office:value-type="float" office:value="58.716713" calcext:value-type="float">
            <text:p>58.716713</text:p>
          </table:table-cell>
          <table:table-cell table:formula="of:=[.B500]/16486.62" office:value-type="float" office:value="0.00356147670050016" calcext:value-type="float">
            <text:p>0.0035614767005</text:p>
          </table:table-cell>
          <table:table-cell office:value-type="float" office:value="66898.63166816" calcext:value-type="float">
            <text:p>66898.63166816</text:p>
          </table:table-cell>
        </table:table-row>
        <table:table-row table:style-name="ro1">
          <table:table-cell office:value-type="float" office:value="507.96" calcext:value-type="float">
            <text:p>507.96</text:p>
          </table:table-cell>
          <table:table-cell office:value-type="float" office:value="58.90599" calcext:value-type="float">
            <text:p>58.90599</text:p>
          </table:table-cell>
          <table:table-cell table:formula="of:=[.B501]/16486.62" office:value-type="float" office:value="0.00357295734359135" calcext:value-type="float">
            <text:p>0.003572957343591</text:p>
          </table:table-cell>
          <table:table-cell office:value-type="float" office:value="66958.595423779" calcext:value-type="float">
            <text:p>66958.595423779</text:p>
          </table:table-cell>
        </table:table-row>
        <table:table-row table:style-name="ro1">
          <table:table-cell office:value-type="float" office:value="508.98" calcext:value-type="float">
            <text:p>508.98</text:p>
          </table:table-cell>
          <table:table-cell office:value-type="float" office:value="59.372286" calcext:value-type="float">
            <text:p>59.372286</text:p>
          </table:table-cell>
          <table:table-cell table:formula="of:=[.B502]/16486.62" office:value-type="float" office:value="0.00360124064241185" calcext:value-type="float">
            <text:p>0.003601240642412</text:p>
          </table:table-cell>
          <table:table-cell office:value-type="float" office:value="67019.033848731" calcext:value-type="float">
            <text:p>67019.03384873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9.986811" calcext:value-type="float">
            <text:p>59.986811</text:p>
          </table:table-cell>
          <table:table-cell table:formula="of:=[.B503]/16486.62" office:value-type="float" office:value="0.00363851480776533" calcext:value-type="float">
            <text:p>0.003638514807765</text:p>
          </table:table-cell>
          <table:table-cell office:value-type="float" office:value="67080.09783369" calcext:value-type="float">
            <text:p>67080.09783369</text:p>
          </table:table-cell>
        </table:table-row>
        <table:table-row table:style-name="ro1">
          <table:table-cell office:value-type="float" office:value="511.01" calcext:value-type="float">
            <text:p>511.01</text:p>
          </table:table-cell>
          <table:table-cell office:value-type="float" office:value="60.589311" calcext:value-type="float">
            <text:p>60.589311</text:p>
          </table:table-cell>
          <table:table-cell table:formula="of:=[.B504]/16486.62" office:value-type="float" office:value="0.00367505959377968" calcext:value-type="float">
            <text:p>0.00367505959378</text:p>
          </table:table-cell>
          <table:table-cell office:value-type="float" office:value="67141.775137694" calcext:value-type="float">
            <text:p>67141.775137694</text:p>
          </table:table-cell>
        </table:table-row>
        <table:table-row table:style-name="ro1">
          <table:table-cell office:value-type="float" office:value="512.03" calcext:value-type="float">
            <text:p>512.03</text:p>
          </table:table-cell>
          <table:table-cell office:value-type="float" office:value="61.034689" calcext:value-type="float">
            <text:p>61.034689</text:p>
          </table:table-cell>
          <table:table-cell table:formula="of:=[.B505]/16486.62" office:value-type="float" office:value="0.00370207410615396" calcext:value-type="float">
            <text:p>0.003702074106154</text:p>
          </table:table-cell>
          <table:table-cell office:value-type="float" office:value="67203.9058173" calcext:value-type="float">
            <text:p>67203.9058173</text:p>
          </table:table-cell>
        </table:table-row>
        <table:table-row table:style-name="ro1">
          <table:table-cell office:value-type="float" office:value="513.05" calcext:value-type="float">
            <text:p>513.05</text:p>
          </table:table-cell>
          <table:table-cell office:value-type="float" office:value="61.229455" calcext:value-type="float">
            <text:p>61.229455</text:p>
          </table:table-cell>
          <table:table-cell table:formula="of:=[.B506]/16486.62" office:value-type="float" office:value="0.00371388768589317" calcext:value-type="float">
            <text:p>0.003713887685893</text:p>
          </table:table-cell>
          <table:table-cell office:value-type="float" office:value="67266.234760334" calcext:value-type="float">
            <text:p>67266.234760334</text:p>
          </table:table-cell>
        </table:table-row>
        <table:table-row table:style-name="ro1">
          <table:table-cell office:value-type="float" office:value="514.07" calcext:value-type="float">
            <text:p>514.07</text:p>
          </table:table-cell>
          <table:table-cell office:value-type="float" office:value="61.147238" calcext:value-type="float">
            <text:p>61.147238</text:p>
          </table:table-cell>
          <table:table-cell table:formula="of:=[.B507]/16486.62" office:value-type="float" office:value="0.00370890079349194" calcext:value-type="float">
            <text:p>0.003708900793492</text:p>
          </table:table-cell>
          <table:table-cell office:value-type="float" office:value="67328.480009638" calcext:value-type="float">
            <text:p>67328.480009638</text:p>
          </table:table-cell>
        </table:table-row>
        <table:table-row table:style-name="ro1">
          <table:table-cell office:value-type="float" office:value="515.09" calcext:value-type="float">
            <text:p>515.09</text:p>
          </table:table-cell>
          <table:table-cell office:value-type="float" office:value="60.821728" calcext:value-type="float">
            <text:p>60.821728</text:p>
          </table:table-cell>
          <table:table-cell table:formula="of:=[.B508]/16486.62" office:value-type="float" office:value="0.00368915690420474" calcext:value-type="float">
            <text:p>0.003689156904205</text:p>
          </table:table-cell>
          <table:table-cell office:value-type="float" office:value="67390.393904294" calcext:value-type="float">
            <text:p>67390.393904294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60.324263" calcext:value-type="float">
            <text:p>60.324263</text:p>
          </table:table-cell>
          <table:table-cell table:formula="of:=[.B509]/16486.62" office:value-type="float" office:value="0.00365898304200618" calcext:value-type="float">
            <text:p>0.003658983042006</text:p>
          </table:table-cell>
          <table:table-cell office:value-type="float" office:value="67451.801401357" calcext:value-type="float">
            <text:p>67451.801401357</text:p>
          </table:table-cell>
        </table:table-row>
        <table:table-row table:style-name="ro1">
          <table:table-cell office:value-type="float" office:value="517.12" calcext:value-type="float">
            <text:p>517.12</text:p>
          </table:table-cell>
          <table:table-cell office:value-type="float" office:value="59.738102" calcext:value-type="float">
            <text:p>59.738102</text:p>
          </table:table-cell>
          <table:table-cell table:formula="of:=[.B510]/16486.62" office:value-type="float" office:value="0.00362342930206434" calcext:value-type="float">
            <text:p>0.003623429302064</text:p>
          </table:table-cell>
          <table:table-cell office:value-type="float" office:value="67512.612211734" calcext:value-type="float">
            <text:p>67512.612211734</text:p>
          </table:table-cell>
        </table:table-row>
        <table:table-row table:style-name="ro1">
          <table:table-cell office:value-type="float" office:value="518.14" calcext:value-type="float">
            <text:p>518.14</text:p>
          </table:table-cell>
          <table:table-cell office:value-type="float" office:value="59.140524" calcext:value-type="float">
            <text:p>59.140524</text:p>
          </table:table-cell>
          <table:table-cell table:formula="of:=[.B511]/16486.62" office:value-type="float" office:value="0.00358718306117324" calcext:value-type="float">
            <text:p>0.003587183061173</text:p>
          </table:table-cell>
          <table:table-cell office:value-type="float" office:value="67572.814713205" calcext:value-type="float">
            <text:p>67572.814713205</text:p>
          </table:table-cell>
        </table:table-row>
        <table:table-row table:style-name="ro1">
          <table:table-cell office:value-type="float" office:value="519.16" calcext:value-type="float">
            <text:p>519.16</text:p>
          </table:table-cell>
          <table:table-cell office:value-type="float" office:value="58.598013" calcext:value-type="float">
            <text:p>58.598013</text:p>
          </table:table-cell>
          <table:table-cell table:formula="of:=[.B512]/16486.62" office:value-type="float" office:value="0.00355427692274099" calcext:value-type="float">
            <text:p>0.003554276922741</text:p>
          </table:table-cell>
          <table:table-cell office:value-type="float" office:value="67632.464961422" calcext:value-type="float">
            <text:p>67632.464961422</text:p>
          </table:table-cell>
        </table:table-row>
        <table:table-row table:style-name="ro1">
          <table:table-cell office:value-type="float" office:value="520.18" calcext:value-type="float">
            <text:p>520.18</text:p>
          </table:table-cell>
          <table:table-cell office:value-type="float" office:value="58.171994" calcext:value-type="float">
            <text:p>58.171994</text:p>
          </table:table-cell>
          <table:table-cell table:formula="of:=[.B513]/16486.62" office:value-type="float" office:value="0.00352843663528364" calcext:value-type="float">
            <text:p>0.003528436635284</text:p>
          </table:table-cell>
          <table:table-cell office:value-type="float" office:value="67691.681540893" calcext:value-type="float">
            <text:p>67691.681540893</text:p>
          </table:table-cell>
        </table:table-row>
        <table:table-row table:style-name="ro1">
          <table:table-cell office:value-type="float" office:value="521.19" calcext:value-type="float">
            <text:p>521.19</text:p>
          </table:table-cell>
          <table:table-cell office:value-type="float" office:value="57.926662" calcext:value-type="float">
            <text:p>57.926662</text:p>
          </table:table-cell>
          <table:table-cell table:formula="of:=[.B514]/16486.62" office:value-type="float" office:value="0.00351355596235008" calcext:value-type="float">
            <text:p>0.00351355596235</text:p>
          </table:table-cell>
          <table:table-cell office:value-type="float" office:value="67750.648382871" calcext:value-type="float">
            <text:p>67750.648382871</text:p>
          </table:table-cell>
        </table:table-row>
        <table:table-row table:style-name="ro1">
          <table:table-cell office:value-type="float" office:value="522.21" calcext:value-type="float">
            <text:p>522.21</text:p>
          </table:table-cell>
          <table:table-cell office:value-type="float" office:value="57.929232" calcext:value-type="float">
            <text:p>57.929232</text:p>
          </table:table-cell>
          <table:table-cell table:formula="of:=[.B515]/16486.62" office:value-type="float" office:value="0.00351371184633357" calcext:value-type="float">
            <text:p>0.003513711846334</text:p>
          </table:table-cell>
          <table:table-cell office:value-type="float" office:value="67809.617841641" calcext:value-type="float">
            <text:p>67809.617841641</text:p>
          </table:table-cell>
        </table:table-row>
        <table:table-row table:style-name="ro1">
          <table:table-cell office:value-type="float" office:value="523.23" calcext:value-type="float">
            <text:p>523.23</text:p>
          </table:table-cell>
          <table:table-cell office:value-type="float" office:value="58.237131" calcext:value-type="float">
            <text:p>58.237131</text:p>
          </table:table-cell>
          <table:table-cell table:formula="of:=[.B516]/16486.62" office:value-type="float" office:value="0.00353238753607471" calcext:value-type="float">
            <text:p>0.003532387536075</text:p>
          </table:table-cell>
          <table:table-cell office:value-type="float" office:value="67868.900728426" calcext:value-type="float">
            <text:p>67868.900728426</text:p>
          </table:table-cell>
        </table:table-row>
        <table:table-row table:style-name="ro1">
          <table:table-cell office:value-type="float" office:value="524.25" calcext:value-type="float">
            <text:p>524.25</text:p>
          </table:table-cell>
          <table:table-cell office:value-type="float" office:value="58.874267" calcext:value-type="float">
            <text:p>58.874267</text:p>
          </table:table-cell>
          <table:table-cell table:formula="of:=[.B517]/16486.62" office:value-type="float" office:value="0.00357103317720673" calcext:value-type="float">
            <text:p>0.003571033177207</text:p>
          </table:table-cell>
          <table:table-cell office:value-type="float" office:value="67928.83219207" calcext:value-type="float">
            <text:p>67928.83219207</text:p>
          </table:table-cell>
        </table:table-row>
        <table:table-row table:style-name="ro1">
          <table:table-cell office:value-type="float" office:value="525.27" calcext:value-type="float">
            <text:p>525.27</text:p>
          </table:table-cell>
          <table:table-cell office:value-type="float" office:value="59.806063" calcext:value-type="float">
            <text:p>59.806063</text:p>
          </table:table-cell>
          <table:table-cell table:formula="of:=[.B518]/16486.62" office:value-type="float" office:value="0.00362755149327151" calcext:value-type="float">
            <text:p>0.003627551493272</text:p>
          </table:table-cell>
          <table:table-cell office:value-type="float" office:value="67989.712183346" calcext:value-type="float">
            <text:p>67989.712183346</text:p>
          </table:table-cell>
        </table:table-row>
        <table:table-row table:style-name="ro1">
          <table:table-cell office:value-type="float" office:value="526.28" calcext:value-type="float">
            <text:p>526.28</text:p>
          </table:table-cell>
          <table:table-cell office:value-type="float" office:value="60.926597" calcext:value-type="float">
            <text:p>60.926597</text:p>
          </table:table-cell>
          <table:table-cell table:formula="of:=[.B519]/16486.62" office:value-type="float" office:value="0.00369551775924962" calcext:value-type="float">
            <text:p>0.00369551775925</text:p>
          </table:table-cell>
          <table:table-cell office:value-type="float" office:value="68051.732829602" calcext:value-type="float">
            <text:p>68051.732829602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62.068849" calcext:value-type="float">
            <text:p>62.068849</text:p>
          </table:table-cell>
          <table:table-cell table:formula="of:=[.B520]/16486.62" office:value-type="float" office:value="0.00376480133587115" calcext:value-type="float">
            <text:p>0.003764801335871</text:p>
          </table:table-cell>
          <table:table-cell office:value-type="float" office:value="68114.916239421" calcext:value-type="float">
            <text:p>68114.916239421</text:p>
          </table:table-cell>
        </table:table-row>
        <table:table-row table:style-name="ro1">
          <table:table-cell office:value-type="float" office:value="528.32" calcext:value-type="float">
            <text:p>528.32</text:p>
          </table:table-cell>
          <table:table-cell office:value-type="float" office:value="63.041054" calcext:value-type="float">
            <text:p>63.041054</text:p>
          </table:table-cell>
          <table:table-cell table:formula="of:=[.B521]/16486.62" office:value-type="float" office:value="0.00382377066979162" calcext:value-type="float">
            <text:p>0.003823770669792</text:p>
          </table:table-cell>
          <table:table-cell office:value-type="float" office:value="68179.089312371" calcext:value-type="float">
            <text:p>68179.089312371</text:p>
          </table:table-cell>
        </table:table-row>
        <table:table-row table:style-name="ro1">
          <table:table-cell office:value-type="float" office:value="529.34" calcext:value-type="float">
            <text:p>529.34</text:p>
          </table:table-cell>
          <table:table-cell office:value-type="float" office:value="63.681453" calcext:value-type="float">
            <text:p>63.681453</text:p>
          </table:table-cell>
          <table:table-cell table:formula="of:=[.B522]/16486.62" office:value-type="float" office:value="0.00386261422899296" calcext:value-type="float">
            <text:p>0.003862614228993</text:p>
          </table:table-cell>
          <table:table-cell office:value-type="float" office:value="68243.914283608" calcext:value-type="float">
            <text:p>68243.914283608</text:p>
          </table:table-cell>
        </table:table-row>
        <table:table-row table:style-name="ro1">
          <table:table-cell office:value-type="float" office:value="530.36" calcext:value-type="float">
            <text:p>530.36</text:p>
          </table:table-cell>
          <table:table-cell office:value-type="float" office:value="63.914655" calcext:value-type="float">
            <text:p>63.914655</text:p>
          </table:table-cell>
          <table:table-cell table:formula="of:=[.B523]/16486.62" office:value-type="float" office:value="0.00387675915378653" calcext:value-type="float">
            <text:p>0.003876759153787</text:p>
          </table:table-cell>
          <table:table-cell office:value-type="float" office:value="68308.976644426" calcext:value-type="float">
            <text:p>68308.976644426</text:p>
          </table:table-cell>
        </table:table-row>
        <table:table-row table:style-name="ro1">
          <table:table-cell office:value-type="float" office:value="531.37" calcext:value-type="float">
            <text:p>531.37</text:p>
          </table:table-cell>
          <table:table-cell office:value-type="float" office:value="63.789383" calcext:value-type="float">
            <text:p>63.789383</text:p>
          </table:table-cell>
          <table:table-cell table:formula="of:=[.B524]/16486.62" office:value-type="float" office:value="0.00386916074974737" calcext:value-type="float">
            <text:p>0.003869160749747</text:p>
          </table:table-cell>
          <table:table-cell office:value-type="float" office:value="68373.911483203" calcext:value-type="float">
            <text:p>68373.911483203</text:p>
          </table:table-cell>
        </table:table-row>
        <table:table-row table:style-name="ro1">
          <table:table-cell office:value-type="float" office:value="532.39" calcext:value-type="float">
            <text:p>532.39</text:p>
          </table:table-cell>
          <table:table-cell office:value-type="float" office:value="63.481536" calcext:value-type="float">
            <text:p>63.481536</text:p>
          </table:table-cell>
          <table:table-cell table:formula="of:=[.B525]/16486.62" office:value-type="float" office:value="0.00385048821407905" calcext:value-type="float">
            <text:p>0.003850488214079</text:p>
          </table:table-cell>
          <table:table-cell office:value-type="float" office:value="68438.532947864" calcext:value-type="float">
            <text:p>68438.532947864</text:p>
          </table:table-cell>
        </table:table-row>
        <table:table-row table:style-name="ro1">
          <table:table-cell office:value-type="float" office:value="533.41" calcext:value-type="float">
            <text:p>533.41</text:p>
          </table:table-cell>
          <table:table-cell office:value-type="float" office:value="63.257377" calcext:value-type="float">
            <text:p>63.257377</text:p>
          </table:table-cell>
          <table:table-cell table:formula="of:=[.B526]/16486.62" office:value-type="float" office:value="0.00383689179467956" calcext:value-type="float">
            <text:p>0.00383689179468</text:p>
          </table:table-cell>
          <table:table-cell office:value-type="float" office:value="68502.926228329" calcext:value-type="float">
            <text:p>68502.926228329</text:p>
          </table:table-cell>
        </table:table-row>
        <table:table-row table:style-name="ro1">
          <table:table-cell office:value-type="float" office:value="534.43" calcext:value-type="float">
            <text:p>534.43</text:p>
          </table:table-cell>
          <table:table-cell office:value-type="float" office:value="63.405443" calcext:value-type="float">
            <text:p>63.405443</text:p>
          </table:table-cell>
          <table:table-cell table:formula="of:=[.B527]/16486.62" office:value-type="float" office:value="0.00384587277440737" calcext:value-type="float">
            <text:p>0.003845872774407</text:p>
          </table:table-cell>
          <table:table-cell office:value-type="float" office:value="68567.470232874" calcext:value-type="float">
            <text:p>68567.470232874</text:p>
          </table:table-cell>
        </table:table-row>
        <table:table-row table:style-name="ro1">
          <table:table-cell office:value-type="float" office:value="535.45" calcext:value-type="float">
            <text:p>535.45</text:p>
          </table:table-cell>
          <table:table-cell office:value-type="float" office:value="64.157535" calcext:value-type="float">
            <text:p>64.157535</text:p>
          </table:table-cell>
          <table:table-cell table:formula="of:=[.B528]/16486.62" office:value-type="float" office:value="0.00389149110005568" calcext:value-type="float">
            <text:p>0.003891491100056</text:p>
          </table:table-cell>
          <table:table-cell office:value-type="float" office:value="68632.77983541" calcext:value-type="float">
            <text:p>68632.77983541</text:p>
          </table:table-cell>
        </table:table-row>
        <table:table-row table:style-name="ro1">
          <table:table-cell office:value-type="float" office:value="536.46" calcext:value-type="float">
            <text:p>536.46</text:p>
          </table:table-cell>
          <table:table-cell office:value-type="float" office:value="65.624151" calcext:value-type="float">
            <text:p>65.624151</text:p>
          </table:table-cell>
          <table:table-cell table:formula="of:=[.B529]/16486.62" office:value-type="float" office:value="0.00398044905505191" calcext:value-type="float">
            <text:p>0.003980449055052</text:p>
          </table:table-cell>
          <table:table-cell office:value-type="float" office:value="68699.582389704" calcext:value-type="float">
            <text:p>68699.582389704</text:p>
          </table:table-cell>
        </table:table-row>
        <table:table-row table:style-name="ro1">
          <table:table-cell office:value-type="float" office:value="537.48" calcext:value-type="float">
            <text:p>537.48</text:p>
          </table:table-cell>
          <table:table-cell office:value-type="float" office:value="67.765791" calcext:value-type="float">
            <text:p>67.765791</text:p>
          </table:table-cell>
          <table:table-cell table:formula="of:=[.B530]/16486.62" office:value-type="float" office:value="0.00411035075715944" calcext:value-type="float">
            <text:p>0.004110350757159</text:p>
          </table:table-cell>
          <table:table-cell office:value-type="float" office:value="68768.56504122" calcext:value-type="float">
            <text:p>68768.56504122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70.409818" calcext:value-type="float">
            <text:p>70.409818</text:p>
          </table:table-cell>
          <table:table-cell table:formula="of:=[.B531]/16486.62" office:value-type="float" office:value="0.00427072486658879" calcext:value-type="float">
            <text:p>0.004270724866589</text:p>
          </table:table-cell>
          <table:table-cell office:value-type="float" office:value="68840.239197687" calcext:value-type="float">
            <text:p>68840.239197687</text:p>
          </table:table-cell>
        </table:table-row>
        <table:table-row table:style-name="ro1">
          <table:table-cell office:value-type="float" office:value="539.52" calcext:value-type="float">
            <text:p>539.52</text:p>
          </table:table-cell>
          <table:table-cell office:value-type="float" office:value="73.306945" calcext:value-type="float">
            <text:p>73.306945</text:p>
          </table:table-cell>
          <table:table-cell table:formula="of:=[.B532]/16486.62" office:value-type="float" office:value="0.00444645081890648" calcext:value-type="float">
            <text:p>0.004446450818906</text:p>
          </table:table-cell>
          <table:table-cell office:value-type="float" office:value="68914.862504608" calcext:value-type="float">
            <text:p>68914.862504608</text:p>
          </table:table-cell>
        </table:table-row>
        <table:table-row table:style-name="ro1">
          <table:table-cell office:value-type="float" office:value="540.54" calcext:value-type="float">
            <text:p>540.54</text:p>
          </table:table-cell>
          <table:table-cell office:value-type="float" office:value="76.207799" calcext:value-type="float">
            <text:p>76.207799</text:p>
          </table:table-cell>
          <table:table-cell table:formula="of:=[.B533]/16486.62" office:value-type="float" office:value="0.00462240283332787" calcext:value-type="float">
            <text:p>0.004622402833328</text:p>
          </table:table-cell>
          <table:table-cell office:value-type="float" office:value="68992.438755798" calcext:value-type="float">
            <text:p>68992.438755798</text:p>
          </table:table-cell>
        </table:table-row>
        <table:table-row table:style-name="ro1">
          <table:table-cell office:value-type="float" office:value="541.55" calcext:value-type="float">
            <text:p>541.55</text:p>
          </table:table-cell>
          <table:table-cell office:value-type="float" office:value="78.933359" calcext:value-type="float">
            <text:p>78.933359</text:p>
          </table:table-cell>
          <table:table-cell table:formula="of:=[.B534]/16486.62" office:value-type="float" office:value="0.00478772234696985" calcext:value-type="float">
            <text:p>0.00478772234697</text:p>
          </table:table-cell>
          <table:table-cell office:value-type="float" office:value="69072.789508845" calcext:value-type="float">
            <text:p>69072.789508845</text:p>
          </table:table-cell>
        </table:table-row>
        <table:table-row table:style-name="ro1">
          <table:table-cell office:value-type="float" office:value="542.57" calcext:value-type="float">
            <text:p>542.57</text:p>
          </table:table-cell>
          <table:table-cell office:value-type="float" office:value="81.416045" calcext:value-type="float">
            <text:p>81.416045</text:p>
          </table:table-cell>
          <table:table-cell table:formula="of:=[.B535]/16486.62" office:value-type="float" office:value="0.00493831027827414" calcext:value-type="float">
            <text:p>0.004938310278274</text:p>
          </table:table-cell>
          <table:table-cell office:value-type="float" office:value="69155.667529123" calcext:value-type="float">
            <text:p>69155.667529123</text:p>
          </table:table-cell>
        </table:table-row>
        <table:table-row table:style-name="ro1">
          <table:table-cell office:value-type="float" office:value="543.59" calcext:value-type="float">
            <text:p>543.59</text:p>
          </table:table-cell>
          <table:table-cell office:value-type="float" office:value="83.699702" calcext:value-type="float">
            <text:p>83.699702</text:p>
          </table:table-cell>
          <table:table-cell table:formula="of:=[.B536]/16486.62" office:value-type="float" office:value="0.00507682605652341" calcext:value-type="float">
            <text:p>0.005076826056523</text:p>
          </table:table-cell>
          <table:table-cell office:value-type="float" office:value="69240.870213488" calcext:value-type="float">
            <text:p>69240.870213488</text:p>
          </table:table-cell>
        </table:table-row>
        <table:table-row table:style-name="ro1">
          <table:table-cell office:value-type="float" office:value="544.61" calcext:value-type="float">
            <text:p>544.61</text:p>
          </table:table-cell>
          <table:table-cell office:value-type="float" office:value="85.902303" calcext:value-type="float">
            <text:p>85.902303</text:p>
          </table:table-cell>
          <table:table-cell table:formula="of:=[.B537]/16486.62" office:value-type="float" office:value="0.00521042536311263" calcext:value-type="float">
            <text:p>0.005210425363113</text:p>
          </table:table-cell>
          <table:table-cell office:value-type="float" office:value="69328.315051081" calcext:value-type="float">
            <text:p>69328.315051081</text:p>
          </table:table-cell>
        </table:table-row>
        <table:table-row table:style-name="ro1">
          <table:table-cell office:value-type="float" office:value="545.62" calcext:value-type="float">
            <text:p>545.62</text:p>
          </table:table-cell>
          <table:table-cell office:value-type="float" office:value="88.158942" calcext:value-type="float">
            <text:p>88.158942</text:p>
          </table:table-cell>
          <table:table-cell table:formula="of:=[.B538]/16486.62" office:value-type="float" office:value="0.00534730235791205" calcext:value-type="float">
            <text:p>0.005347302357912</text:p>
          </table:table-cell>
          <table:table-cell office:value-type="float" office:value="69418.057049553" calcext:value-type="float">
            <text:p>69418.057049553</text:p>
          </table:table-cell>
        </table:table-row>
        <table:table-row table:style-name="ro1">
          <table:table-cell office:value-type="float" office:value="546.64" calcext:value-type="float">
            <text:p>546.64</text:p>
          </table:table-cell>
          <table:table-cell office:value-type="float" office:value="90.569215" calcext:value-type="float">
            <text:p>90.569215</text:p>
          </table:table-cell>
          <table:table-cell table:formula="of:=[.B539]/16486.62" office:value-type="float" office:value="0.00549349806085177" calcext:value-type="float">
            <text:p>0.005493498060852</text:p>
          </table:table-cell>
          <table:table-cell office:value-type="float" office:value="69510.252601777" calcext:value-type="float">
            <text:p>69510.252601777</text:p>
          </table:table-cell>
        </table:table-row>
        <table:table-row table:style-name="ro1">
          <table:table-cell office:value-type="float" office:value="547.66" calcext:value-type="float">
            <text:p>547.66</text:p>
          </table:table-cell>
          <table:table-cell office:value-type="float" office:value="93.170089" calcext:value-type="float">
            <text:p>93.170089</text:p>
          </table:table-cell>
          <table:table-cell table:formula="of:=[.B540]/16486.62" office:value-type="float" office:value="0.00565125471442904" calcext:value-type="float">
            <text:p>0.005651254714429</text:p>
          </table:table-cell>
          <table:table-cell office:value-type="float" office:value="69605.095731987" calcext:value-type="float">
            <text:p>69605.095731987</text:p>
          </table:table-cell>
        </table:table-row>
        <table:table-row table:style-name="ro1">
          <table:table-cell office:value-type="float" office:value="548.68" calcext:value-type="float">
            <text:p>548.68</text:p>
          </table:table-cell>
          <table:table-cell office:value-type="float" office:value="95.94414" calcext:value-type="float">
            <text:p>95.94414</text:p>
          </table:table-cell>
          <table:table-cell table:formula="of:=[.B541]/16486.62" office:value-type="float" office:value="0.00581951546162889" calcext:value-type="float">
            <text:p>0.005819515461629</text:p>
          </table:table-cell>
          <table:table-cell office:value-type="float" office:value="69702.762726644" calcext:value-type="float">
            <text:p>69702.762726644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98.858356" calcext:value-type="float">
            <text:p>98.858356</text:p>
          </table:table-cell>
          <table:table-cell table:formula="of:=[.B542]/16486.62" office:value-type="float" office:value="0.00599627795145397" calcext:value-type="float">
            <text:p>0.005996277951454</text:p>
          </table:table-cell>
          <table:table-cell office:value-type="float" office:value="69803.396267452" calcext:value-type="float">
            <text:p>69803.396267452</text:p>
          </table:table-cell>
        </table:table-row>
        <table:table-row table:style-name="ro1">
          <table:table-cell office:value-type="float" office:value="550.71" calcext:value-type="float">
            <text:p>550.71</text:p>
          </table:table-cell>
          <table:table-cell office:value-type="float" office:value="101.9165" calcext:value-type="float">
            <text:p>101.9165</text:p>
          </table:table-cell>
          <table:table-cell table:formula="of:=[.B543]/16486.62" office:value-type="float" office:value="0.00618177042959685" calcext:value-type="float">
            <text:p>0.006181770429597</text:p>
          </table:table-cell>
          <table:table-cell office:value-type="float" office:value="69907.142870917" calcext:value-type="float">
            <text:p>69907.142870917</text:p>
          </table:table-cell>
        </table:table-row>
        <table:table-row table:style-name="ro1">
          <table:table-cell office:value-type="float" office:value="551.73" calcext:value-type="float">
            <text:p>551.73</text:p>
          </table:table-cell>
          <table:table-cell office:value-type="float" office:value="105.20311" calcext:value-type="float">
            <text:p>105.20311</text:p>
          </table:table-cell>
          <table:table-cell table:formula="of:=[.B544]/16486.62" office:value-type="float" office:value="0.00638112056928588" calcext:value-type="float">
            <text:p>0.006381120569286</text:p>
          </table:table-cell>
          <table:table-cell office:value-type="float" office:value="70014.235097681" calcext:value-type="float">
            <text:p>70014.235097681</text:p>
          </table:table-cell>
        </table:table-row>
        <table:table-row table:style-name="ro1">
          <table:table-cell office:value-type="float" office:value="552.75" calcext:value-type="float">
            <text:p>552.75</text:p>
          </table:table-cell>
          <table:table-cell office:value-type="float" office:value="108.90105" calcext:value-type="float">
            <text:p>108.90105</text:p>
          </table:table-cell>
          <table:table-cell table:formula="of:=[.B545]/16486.62" office:value-type="float" office:value="0.00660542003151647" calcext:value-type="float">
            <text:p>0.006605420031516</text:p>
          </table:table-cell>
          <table:table-cell office:value-type="float" office:value="70125.091672089" calcext:value-type="float">
            <text:p>70125.091672089</text:p>
          </table:table-cell>
        </table:table-row>
        <table:table-row table:style-name="ro1">
          <table:table-cell office:value-type="float" office:value="553.77" calcext:value-type="float">
            <text:p>553.77</text:p>
          </table:table-cell>
          <table:table-cell office:value-type="float" office:value="113.27551" calcext:value-type="float">
            <text:p>113.27551</text:p>
          </table:table-cell>
          <table:table-cell table:formula="of:=[.B546]/16486.62" office:value-type="float" office:value="0.0068707539811071" calcext:value-type="float">
            <text:p>0.006870753981107</text:p>
          </table:table-cell>
          <table:table-cell office:value-type="float" office:value="70240.401249032" calcext:value-type="float">
            <text:p>70240.401249032</text:p>
          </table:table-cell>
        </table:table-row>
        <table:table-row table:style-name="ro1">
          <table:table-cell office:value-type="float" office:value="554.79" calcext:value-type="float">
            <text:p>554.79</text:p>
          </table:table-cell>
          <table:table-cell office:value-type="float" office:value="118.62968" calcext:value-type="float">
            <text:p>118.62968</text:p>
          </table:table-cell>
          <table:table-cell table:formula="of:=[.B547]/16486.62" office:value-type="float" office:value="0.00719551248224318" calcext:value-type="float">
            <text:p>0.007195512482243</text:p>
          </table:table-cell>
          <table:table-cell office:value-type="float" office:value="70361.161141493" calcext:value-type="float">
            <text:p>70361.161141493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125.24746" calcext:value-type="float">
            <text:p>125.24746</text:p>
          </table:table-cell>
          <table:table-cell table:formula="of:=[.B548]/16486.62" office:value-type="float" office:value="0.00759691555940514" calcext:value-type="float">
            <text:p>0.007596915559405</text:p>
          </table:table-cell>
          <table:table-cell office:value-type="float" office:value="70488.657651403" calcext:value-type="float">
            <text:p>70488.657651403</text:p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office:value-type="float" office:value="133.34107" calcext:value-type="float">
            <text:p>133.34107</text:p>
          </table:table-cell>
          <table:table-cell table:formula="of:=[.B549]/16486.62" office:value-type="float" office:value="0.00808783546900456" calcext:value-type="float">
            <text:p>0.008087835469005</text:p>
          </table:table-cell>
          <table:table-cell office:value-type="float" office:value="70624.393104733" calcext:value-type="float">
            <text:p>70624.393104733</text:p>
          </table:table-cell>
        </table:table-row>
        <table:table-row table:style-name="ro1">
          <table:table-cell office:value-type="float" office:value="557.84" calcext:value-type="float">
            <text:p>557.84</text:p>
          </table:table-cell>
          <table:table-cell office:value-type="float" office:value="143.0182" calcext:value-type="float">
            <text:p>143.0182</text:p>
          </table:table-cell>
          <table:table-cell table:formula="of:=[.B550]/16486.62" office:value-type="float" office:value="0.00867480417453669" calcext:value-type="float">
            <text:p>0.008674804174537</text:p>
          </table:table-cell>
          <table:table-cell office:value-type="float" office:value="70769.979460938" calcext:value-type="float">
            <text:p>70769.979460938</text:p>
          </table:table-cell>
        </table:table-row>
        <table:table-row table:style-name="ro1">
          <table:table-cell office:value-type="float" office:value="558.86" calcext:value-type="float">
            <text:p>558.86</text:p>
          </table:table-cell>
          <table:table-cell office:value-type="float" office:value="154.27557" calcext:value-type="float">
            <text:p>154.27557</text:p>
          </table:table-cell>
          <table:table-cell table:formula="of:=[.B551]/16486.62" office:value-type="float" office:value="0.009357622726793" calcext:value-type="float">
            <text:p>0.009357622726793</text:p>
          </table:table-cell>
          <table:table-cell office:value-type="float" office:value="70927.025331174" calcext:value-type="float">
            <text:p>70927.025331174</text:p>
          </table:table-cell>
        </table:table-row>
        <table:table-row table:style-name="ro1">
          <table:table-cell office:value-type="float" office:value="559.88" calcext:value-type="float">
            <text:p>559.88</text:p>
          </table:table-cell>
          <table:table-cell office:value-type="float" office:value="167.01774" calcext:value-type="float">
            <text:p>167.01774</text:p>
          </table:table-cell>
          <table:table-cell table:formula="of:=[.B552]/16486.62" office:value-type="float" office:value="0.0101305021890478" calcext:value-type="float">
            <text:p>0.010130502189048</text:p>
          </table:table-cell>
          <table:table-cell office:value-type="float" office:value="71097.042179167" calcext:value-type="float">
            <text:p>71097.042179167</text:p>
          </table:table-cell>
        </table:table-row>
        <table:table-row table:style-name="ro1">
          <table:table-cell office:value-type="float" office:value="560.89" calcext:value-type="float">
            <text:p>560.89</text:p>
          </table:table-cell>
          <table:table-cell office:value-type="float" office:value="181.09504" calcext:value-type="float">
            <text:p>181.09504</text:p>
          </table:table-cell>
          <table:table-cell table:formula="of:=[.B553]/16486.62" office:value-type="float" office:value="0.010984364290558" calcext:value-type="float">
            <text:p>0.010984364290558</text:p>
          </table:table-cell>
          <table:table-cell office:value-type="float" office:value="71281.389114969" calcext:value-type="float">
            <text:p>71281.389114969</text:p>
          </table:table-cell>
        </table:table-row>
        <table:table-row table:style-name="ro1">
          <table:table-cell office:value-type="float" office:value="561.91" calcext:value-type="float">
            <text:p>561.91</text:p>
          </table:table-cell>
          <table:table-cell office:value-type="float" office:value="196.35235" calcext:value-type="float">
            <text:p>196.35235</text:p>
          </table:table-cell>
          <table:table-cell table:formula="of:=[.B554]/16486.62" office:value-type="float" office:value="0.011909800189487" calcext:value-type="float">
            <text:p>0.011909800189487</text:p>
          </table:table-cell>
          <table:table-cell office:value-type="float" office:value="71481.267331957" calcext:value-type="float">
            <text:p>71481.267331957</text:p>
          </table:table-cell>
        </table:table-row>
        <table:table-row table:style-name="ro1">
          <table:table-cell office:value-type="float" office:value="562.93" calcext:value-type="float">
            <text:p>562.93</text:p>
          </table:table-cell>
          <table:table-cell office:value-type="float" office:value="212.68015" calcext:value-type="float">
            <text:p>212.68015</text:p>
          </table:table-cell>
          <table:table-cell table:formula="of:=[.B555]/16486.62" office:value-type="float" office:value="0.0129001669232384" calcext:value-type="float">
            <text:p>0.012900166923238</text:p>
          </table:table-cell>
          <table:table-cell office:value-type="float" office:value="71697.766550716" calcext:value-type="float">
            <text:p>71697.766550716</text:p>
          </table:table-cell>
        </table:table-row>
        <table:table-row table:style-name="ro1">
          <table:table-cell office:value-type="float" office:value="563.95" calcext:value-type="float">
            <text:p>563.95</text:p>
          </table:table-cell>
          <table:table-cell office:value-type="float" office:value="230.05854" calcext:value-type="float">
            <text:p>230.05854</text:p>
          </table:table-cell>
          <table:table-cell table:formula="of:=[.B556]/16486.62" office:value-type="float" office:value="0.0139542574524069" calcext:value-type="float">
            <text:p>0.013954257452407</text:p>
          </table:table-cell>
          <table:table-cell office:value-type="float" office:value="71931.956214399" calcext:value-type="float">
            <text:p>71931.956214399</text:p>
          </table:table-cell>
        </table:table-row>
        <table:table-row table:style-name="ro1">
          <table:table-cell office:value-type="float" office:value="564.97" calcext:value-type="float">
            <text:p>564.97</text:p>
          </table:table-cell>
          <table:table-cell office:value-type="float" office:value="248.58222" calcext:value-type="float">
            <text:p>248.58222</text:p>
          </table:table-cell>
          <table:table-cell table:formula="of:=[.B557]/16486.62" office:value-type="float" office:value="0.0150778158288357" calcext:value-type="float">
            <text:p>0.015077815828836</text:p>
          </table:table-cell>
          <table:table-cell office:value-type="float" office:value="72185.002190008" calcext:value-type="float">
            <text:p>72185.002190008</text:p>
          </table:table-cell>
        </table:table-row>
        <table:table-row table:style-name="ro1">
          <table:table-cell office:value-type="float" office:value="565.98" calcext:value-type="float">
            <text:p>565.98</text:p>
          </table:table-cell>
          <table:table-cell office:value-type="float" office:value="268.45299" calcext:value-type="float">
            <text:p>268.45299</text:p>
          </table:table-cell>
          <table:table-cell table:formula="of:=[.B558]/16486.62" office:value-type="float" office:value="0.0162830822812681" calcext:value-type="float">
            <text:p>0.016283082281268</text:p>
          </table:table-cell>
          <table:table-cell office:value-type="float" office:value="72458.275746322" calcext:value-type="float">
            <text:p>72458.2757463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9.92787" calcext:value-type="float">
            <text:p>289.92787</text:p>
          </table:table-cell>
          <table:table-cell table:formula="of:=[.B559]/16486.62" office:value-type="float" office:value="0.0175856464211585" calcext:value-type="float">
            <text:p>0.017585646421159</text:p>
          </table:table-cell>
          <table:table-cell office:value-type="float" office:value="72753.409810118" calcext:value-type="float">
            <text:p>72753.409810118</text:p>
          </table:table-cell>
        </table:table-row>
        <table:table-row table:style-name="ro1">
          <table:table-cell office:value-type="float" office:value="568.02" calcext:value-type="float">
            <text:p>568.02</text:p>
          </table:table-cell>
          <table:table-cell office:value-type="float" office:value="313.22129" calcext:value-type="float">
            <text:p>313.22129</text:p>
          </table:table-cell>
          <table:table-cell table:formula="of:=[.B560]/16486.62" office:value-type="float" office:value="0.0189985145530133" calcext:value-type="float">
            <text:p>0.018998514553013</text:p>
          </table:table-cell>
          <table:table-cell office:value-type="float" office:value="73072.255563843" calcext:value-type="float">
            <text:p>73072.255563843</text:p>
          </table:table-cell>
        </table:table-row>
        <table:table-row table:style-name="ro1">
          <table:table-cell office:value-type="float" office:value="569.04" calcext:value-type="float">
            <text:p>569.04</text:p>
          </table:table-cell>
          <table:table-cell office:value-type="float" office:value="338.37619" calcext:value-type="float">
            <text:p>338.37619</text:p>
          </table:table-cell>
          <table:table-cell table:formula="of:=[.B561]/16486.62" office:value-type="float" office:value="0.0205242912131171" calcext:value-type="float">
            <text:p>0.020524291213117</text:p>
          </table:table-cell>
          <table:table-cell office:value-type="float" office:value="73416.707920848" calcext:value-type="float">
            <text:p>73416.707920848</text:p>
          </table:table-cell>
        </table:table-row>
        <table:table-row table:style-name="ro1">
          <table:table-cell office:value-type="float" office:value="570.06" calcext:value-type="float">
            <text:p>570.06</text:p>
          </table:table-cell>
          <table:table-cell office:value-type="float" office:value="365.13898" calcext:value-type="float">
            <text:p>365.13898</text:p>
          </table:table-cell>
          <table:table-cell table:formula="of:=[.B562]/16486.62" office:value-type="float" office:value="0.0221475948375107" calcext:value-type="float">
            <text:p>0.022147594837511</text:p>
          </table:table-cell>
          <table:table-cell office:value-type="float" office:value="73788.403647095" calcext:value-type="float">
            <text:p>73788.403647095</text:p>
          </table:table-cell>
        </table:table-row>
        <table:table-row table:style-name="ro1">
          <table:table-cell office:value-type="float" office:value="571.07" calcext:value-type="float">
            <text:p>571.07</text:p>
          </table:table-cell>
          <table:table-cell office:value-type="float" office:value="392.8852" calcext:value-type="float">
            <text:p>392.8852</text:p>
          </table:table-cell>
          <table:table-cell table:formula="of:=[.B563]/16486.62" office:value-type="float" office:value="0.0238305486509667" calcext:value-type="float">
            <text:p>0.023830548650967</text:p>
          </table:table-cell>
          <table:table-cell office:value-type="float" office:value="74188.343831811" calcext:value-type="float">
            <text:p>74188.343831811</text:p>
          </table:table-cell>
        </table:table-row>
        <table:table-row table:style-name="ro1">
          <table:table-cell office:value-type="float" office:value="572.09" calcext:value-type="float">
            <text:p>572.09</text:p>
          </table:table-cell>
          <table:table-cell office:value-type="float" office:value="420.6392" calcext:value-type="float">
            <text:p>420.6392</text:p>
          </table:table-cell>
          <table:table-cell table:formula="of:=[.B564]/16486.62" office:value-type="float" office:value="0.0255139743622404" calcext:value-type="float">
            <text:p>0.025513974362241</text:p>
          </table:table-cell>
          <table:table-cell office:value-type="float" office:value="74616.536384044" calcext:value-type="float">
            <text:p>74616.536384044</text:p>
          </table:table-cell>
        </table:table-row>
        <table:table-row table:style-name="ro1">
          <table:table-cell office:value-type="float" office:value="573.11" calcext:value-type="float">
            <text:p>573.11</text:p>
          </table:table-cell>
          <table:table-cell office:value-type="float" office:value="447.20642" calcext:value-type="float">
            <text:p>447.20642</text:p>
          </table:table-cell>
          <table:table-cell table:formula="of:=[.B565]/16486.62" office:value-type="float" office:value="0.0271254156400766" calcext:value-type="float">
            <text:p>0.027125415640077</text:p>
          </table:table-cell>
          <table:table-cell office:value-type="float" office:value="75071.77322336" calcext:value-type="float">
            <text:p>75071.77322336</text:p>
          </table:table-cell>
        </table:table-row>
        <table:table-row table:style-name="ro1">
          <table:table-cell office:value-type="float" office:value="574.13" calcext:value-type="float">
            <text:p>574.13</text:p>
          </table:table-cell>
          <table:table-cell office:value-type="float" office:value="471.39681" calcext:value-type="float">
            <text:p>471.39681</text:p>
          </table:table-cell>
          <table:table-cell table:formula="of:=[.B566]/16486.62" office:value-type="float" office:value="0.0285926897083817" calcext:value-type="float">
            <text:p>0.028592689708382</text:p>
          </table:table-cell>
          <table:table-cell office:value-type="float" office:value="75551.634837936" calcext:value-type="float">
            <text:p>75551.634837936</text:p>
          </table:table-cell>
        </table:table-row>
        <table:table-row table:style-name="ro1">
          <table:table-cell office:value-type="float" office:value="575.15" calcext:value-type="float">
            <text:p>575.15</text:p>
          </table:table-cell>
          <table:table-cell office:value-type="float" office:value="492.27596" calcext:value-type="float">
            <text:p>492.27596</text:p>
          </table:table-cell>
          <table:table-cell table:formula="of:=[.B567]/16486.62" office:value-type="float" office:value="0.0298591196982765" calcext:value-type="float">
            <text:p>0.029859119698277</text:p>
          </table:table-cell>
          <table:table-cell office:value-type="float" office:value="76052.750519196" calcext:value-type="float">
            <text:p>76052.750519196</text:p>
          </table:table-cell>
        </table:table-row>
        <table:table-row table:style-name="ro1">
          <table:table-cell office:value-type="float" office:value="576.16" calcext:value-type="float">
            <text:p>576.16</text:p>
          </table:table-cell>
          <table:table-cell office:value-type="float" office:value="509.35689" calcext:value-type="float">
            <text:p>509.35689</text:p>
          </table:table-cell>
          <table:table-cell table:formula="of:=[.B568]/16486.62" office:value-type="float" office:value="0.0308951677178221" calcext:value-type="float">
            <text:p>0.030895167717822</text:p>
          </table:table-cell>
          <table:table-cell office:value-type="float" office:value="76571.25385211" calcext:value-type="float">
            <text:p>76571.25385211</text:p>
          </table:table-cell>
        </table:table-row>
        <table:table-row table:style-name="ro1">
          <table:table-cell office:value-type="float" office:value="577.18" calcext:value-type="float">
            <text:p>577.18</text:p>
          </table:table-cell>
          <table:table-cell office:value-type="float" office:value="522.65449" calcext:value-type="float">
            <text:p>522.65449</text:p>
          </table:table-cell>
          <table:table-cell table:formula="of:=[.B569]/16486.62" office:value-type="float" office:value="0.0317017369236387" calcext:value-type="float">
            <text:p>0.031701736923639</text:p>
          </table:table-cell>
          <table:table-cell office:value-type="float" office:value="77103.293572824" calcext:value-type="float">
            <text:p>77103.293572824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office:value-type="float" office:value="532.56972" calcext:value-type="float">
            <text:p>532.56972</text:p>
          </table:table-cell>
          <table:table-cell table:formula="of:=[.B570]/16486.62" office:value-type="float" office:value="0.0323031476433617" calcext:value-type="float">
            <text:p>0.032303147643362</text:p>
          </table:table-cell>
          <table:table-cell office:value-type="float" office:value="77645.42657138" calcext:value-type="float">
            <text:p>77645.42657138</text:p>
          </table:table-cell>
        </table:table-row>
        <table:table-row table:style-name="ro1">
          <table:table-cell office:value-type="float" office:value="579.22" calcext:value-type="float">
            <text:p>579.22</text:p>
          </table:table-cell>
          <table:table-cell office:value-type="float" office:value="539.63922" calcext:value-type="float">
            <text:p>539.63922</text:p>
          </table:table-cell>
          <table:table-cell table:formula="of:=[.B571]/16486.62" office:value-type="float" office:value="0.0327319499084712" calcext:value-type="float">
            <text:p>0.032731949908471</text:p>
          </table:table-cell>
          <table:table-cell office:value-type="float" office:value="78194.756006773" calcext:value-type="float">
            <text:p>78194.756006773</text:p>
          </table:table-cell>
        </table:table-row>
        <table:table-row table:style-name="ro1">
          <table:table-cell office:value-type="float" office:value="580.24" calcext:value-type="float">
            <text:p>580.24</text:p>
          </table:table-cell>
          <table:table-cell office:value-type="float" office:value="544.25037" calcext:value-type="float">
            <text:p>544.25037</text:p>
          </table:table-cell>
          <table:table-cell table:formula="of:=[.B572]/16486.62" office:value-type="float" office:value="0.0330116403483552" calcext:value-type="float">
            <text:p>0.033011640348355</text:p>
          </table:table-cell>
          <table:table-cell office:value-type="float" office:value="78748.779397596" calcext:value-type="float">
            <text:p>78748.779397596</text:p>
          </table:table-cell>
        </table:table-row>
        <table:table-row table:style-name="ro1">
          <table:table-cell office:value-type="float" office:value="581.25" calcext:value-type="float">
            <text:p>581.25</text:p>
          </table:table-cell>
          <table:table-cell office:value-type="float" office:value="546.4527" calcext:value-type="float">
            <text:p>546.4527</text:p>
          </table:table-cell>
          <table:table-cell table:formula="of:=[.B573]/16486.62" office:value-type="float" office:value="0.0331452232173726" calcext:value-type="float">
            <text:p>0.033145223217373</text:p>
          </table:table-cell>
          <table:table-cell office:value-type="float" office:value="79305.04466482" calcext:value-type="float">
            <text:p>79305.04466482</text:p>
          </table:table-cell>
        </table:table-row>
        <table:table-row table:style-name="ro1">
          <table:table-cell office:value-type="float" office:value="582.27" calcext:value-type="float">
            <text:p>582.27</text:p>
          </table:table-cell>
          <table:table-cell office:value-type="float" office:value="545.97302" calcext:value-type="float">
            <text:p>545.97302</text:p>
          </table:table-cell>
          <table:table-cell table:formula="of:=[.B574]/16486.62" office:value-type="float" office:value="0.033116128108733" calcext:value-type="float">
            <text:p>0.033116128108733</text:p>
          </table:table-cell>
          <table:table-cell office:value-type="float" office:value="79860.821637519" calcext:value-type="float">
            <text:p>79860.821637519</text:p>
          </table:table-cell>
        </table:table-row>
        <table:table-row table:style-name="ro1">
          <table:table-cell office:value-type="float" office:value="583.29" calcext:value-type="float">
            <text:p>583.29</text:p>
          </table:table-cell>
          <table:table-cell office:value-type="float" office:value="542.46644" calcext:value-type="float">
            <text:p>542.46644</text:p>
          </table:table-cell>
          <table:table-cell table:formula="of:=[.B575]/16486.62" office:value-type="float" office:value="0.0329034356344721" calcext:value-type="float">
            <text:p>0.032903435634472</text:p>
          </table:table-cell>
          <table:table-cell office:value-type="float" office:value="80413.02906892" calcext:value-type="float">
            <text:p>80413.02906892</text:p>
          </table:table-cell>
        </table:table-row>
        <table:table-row table:style-name="ro1">
          <table:table-cell office:value-type="float" office:value="584.31" calcext:value-type="float">
            <text:p>584.31</text:p>
          </table:table-cell>
          <table:table-cell office:value-type="float" office:value="535.93263" calcext:value-type="float">
            <text:p>535.93263</text:p>
          </table:table-cell>
          <table:table-cell table:formula="of:=[.B576]/16486.62" office:value-type="float" office:value="0.0325071257783584" calcext:value-type="float">
            <text:p>0.032507125778359</text:p>
          </table:table-cell>
          <table:table-cell office:value-type="float" office:value="80958.585363673" calcext:value-type="float">
            <text:p>80958.585363673</text:p>
          </table:table-cell>
        </table:table-row>
        <table:table-row table:style-name="ro1">
          <table:table-cell office:value-type="float" office:value="585.33" calcext:value-type="float">
            <text:p>585.33</text:p>
          </table:table-cell>
          <table:table-cell office:value-type="float" office:value="527.13907" calcext:value-type="float">
            <text:p>527.13907</text:p>
          </table:table-cell>
          <table:table-cell table:formula="of:=[.B577]/16486.62" office:value-type="float" office:value="0.0319737502289736" calcext:value-type="float">
            <text:p>0.031973750228974</text:p>
          </table:table-cell>
          <table:table-cell office:value-type="float" office:value="81495.19018785" calcext:value-type="float">
            <text:p>81495.19018785</text:p>
          </table:table-cell>
        </table:table-row>
        <table:table-row table:style-name="ro1">
          <table:table-cell office:value-type="float" office:value="586.34" calcext:value-type="float">
            <text:p>586.34</text:p>
          </table:table-cell>
          <table:table-cell office:value-type="float" office:value="517.8619" calcext:value-type="float">
            <text:p>517.8619</text:p>
          </table:table-cell>
          <table:table-cell table:formula="of:=[.B578]/16486.62" office:value-type="float" office:value="0.0314110411958303" calcext:value-type="float">
            <text:p>0.03141104119583</text:p>
          </table:table-cell>
          <table:table-cell office:value-type="float" office:value="82022.351253744" calcext:value-type="float">
            <text:p>82022.351253744</text:p>
          </table:table-cell>
        </table:table-row>
        <table:table-row table:style-name="ro1">
          <table:table-cell office:value-type="float" office:value="587.36" calcext:value-type="float">
            <text:p>587.36</text:p>
          </table:table-cell>
          <table:table-cell office:value-type="float" office:value="510.80198" calcext:value-type="float">
            <text:p>510.80198</text:p>
          </table:table-cell>
          <table:table-cell table:formula="of:=[.B579]/16486.62" office:value-type="float" office:value="0.0309828200079822" calcext:value-type="float">
            <text:p>0.030982820007982</text:p>
          </table:table-cell>
          <table:table-cell office:value-type="float" office:value="82542.325626617" calcext:value-type="float">
            <text:p>82542.325626617</text:p>
          </table:table-cell>
        </table:table-row>
        <table:table-row table:style-name="ro1">
          <table:table-cell office:value-type="float" office:value="588.38" calcext:value-type="float">
            <text:p>588.38</text:p>
          </table:table-cell>
          <table:table-cell office:value-type="float" office:value="509.14928" calcext:value-type="float">
            <text:p>509.14928</text:p>
          </table:table-cell>
          <table:table-cell table:formula="of:=[.B580]/16486.62" office:value-type="float" office:value="0.0308825750820969" calcext:value-type="float">
            <text:p>0.030882575082097</text:p>
          </table:table-cell>
          <table:table-cell office:value-type="float" office:value="83060.617624643" calcext:value-type="float">
            <text:p>83060.617624643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office:value-type="float" office:value="515.9115" calcext:value-type="float">
            <text:p>515.9115</text:p>
          </table:table-cell>
          <table:table-cell table:formula="of:=[.B581]/16486.62" office:value-type="float" office:value="0.0312927392030628" calcext:value-type="float">
            <text:p>0.031292739203063</text:p>
          </table:table-cell>
          <table:table-cell office:value-type="float" office:value="83585.793266371" calcext:value-type="float">
            <text:p>83585.793266371</text:p>
          </table:table-cell>
        </table:table-row>
        <table:table-row table:style-name="ro1">
          <table:table-cell office:value-type="float" office:value="590.41" calcext:value-type="float">
            <text:p>590.41</text:p>
          </table:table-cell>
          <table:table-cell office:value-type="float" office:value="533.23375" calcext:value-type="float">
            <text:p>533.23375</text:p>
          </table:table-cell>
          <table:table-cell table:formula="of:=[.B582]/16486.62" office:value-type="float" office:value="0.032343424546693" calcext:value-type="float">
            <text:p>0.032343424546693</text:p>
          </table:table-cell>
          <table:table-cell office:value-type="float" office:value="84128.602212576" calcext:value-type="float">
            <text:p>84128.602212576</text:p>
          </table:table-cell>
        </table:table-row>
        <table:table-row table:style-name="ro1">
          <table:table-cell office:value-type="float" office:value="591.43" calcext:value-type="float">
            <text:p>591.43</text:p>
          </table:table-cell>
          <table:table-cell office:value-type="float" office:value="561.96444" calcext:value-type="float">
            <text:p>561.96444</text:p>
          </table:table-cell>
          <table:table-cell table:formula="of:=[.B583]/16486.62" office:value-type="float" office:value="0.0340860916306678" calcext:value-type="float">
            <text:p>0.034086091630668</text:p>
          </table:table-cell>
          <table:table-cell office:value-type="float" office:value="84700.65776381" calcext:value-type="float">
            <text:p>84700.65776381</text:p>
          </table:table-cell>
        </table:table-row>
        <table:table-row table:style-name="ro1">
          <table:table-cell office:value-type="float" office:value="592.45" calcext:value-type="float">
            <text:p>592.45</text:p>
          </table:table-cell>
          <table:table-cell office:value-type="float" office:value="601.64636" calcext:value-type="float">
            <text:p>601.64636</text:p>
          </table:table-cell>
          <table:table-cell table:formula="of:=[.B584]/16486.62" office:value-type="float" office:value="0.0364930082697363" calcext:value-type="float">
            <text:p>0.036493008269736</text:p>
          </table:table-cell>
          <table:table-cell office:value-type="float" office:value="85313.10779419" calcext:value-type="float">
            <text:p>85313.10779419</text:p>
          </table:table-cell>
        </table:table-row>
        <table:table-row table:style-name="ro1">
          <table:table-cell office:value-type="float" office:value="593.47" calcext:value-type="float">
            <text:p>593.47</text:p>
          </table:table-cell>
          <table:table-cell office:value-type="float" office:value="650.95393" calcext:value-type="float">
            <text:p>650.95393</text:p>
          </table:table-cell>
          <table:table-cell table:formula="of:=[.B585]/16486.62" office:value-type="float" office:value="0.0394837710822473" calcext:value-type="float">
            <text:p>0.039483771082247</text:p>
          </table:table-cell>
          <table:table-cell office:value-type="float" office:value="85975.750807291" calcext:value-type="float">
            <text:p>85975.750807291</text:p>
          </table:table-cell>
        </table:table-row>
        <table:table-row table:style-name="ro1">
          <table:table-cell office:value-type="float" office:value="594.49" calcext:value-type="float">
            <text:p>594.49</text:p>
          </table:table-cell>
          <table:table-cell office:value-type="float" office:value="708.41655" calcext:value-type="float">
            <text:p>708.41655</text:p>
          </table:table-cell>
          <table:table-cell table:formula="of:=[.B586]/16486.62" office:value-type="float" office:value="0.0429691804627025" calcext:value-type="float">
            <text:p>0.042969180462703</text:p>
          </table:table-cell>
          <table:table-cell office:value-type="float" office:value="86696.888288601" calcext:value-type="float">
            <text:p>86696.888288601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office:value-type="float" office:value="773.13841" calcext:value-type="float">
            <text:p>773.13841</text:p>
          </table:table-cell>
          <table:table-cell table:formula="of:=[.B587]/16486.62" office:value-type="float" office:value="0.0468949008347375" calcext:value-type="float">
            <text:p>0.046894900834738</text:p>
          </table:table-cell>
          <table:table-cell office:value-type="float" office:value="87483.909826221" calcext:value-type="float">
            <text:p>87483.909826221</text:p>
          </table:table-cell>
        </table:table-row>
        <table:table-row table:style-name="ro1">
          <table:table-cell office:value-type="float" office:value="596.52" calcext:value-type="float">
            <text:p>596.52</text:p>
          </table:table-cell>
          <table:table-cell office:value-type="float" office:value="845.20661" calcext:value-type="float">
            <text:p>845.20661</text:p>
          </table:table-cell>
          <table:table-cell table:formula="of:=[.B588]/16486.62" office:value-type="float" office:value="0.0512662152703222" calcext:value-type="float">
            <text:p>0.051266215270322</text:p>
          </table:table-cell>
          <table:table-cell office:value-type="float" office:value="88344.293683953" calcext:value-type="float">
            <text:p>88344.293683953</text:p>
          </table:table-cell>
        </table:table-row>
        <table:table-row table:style-name="ro1">
          <table:table-cell office:value-type="float" office:value="597.54" calcext:value-type="float">
            <text:p>597.54</text:p>
          </table:table-cell>
          <table:table-cell office:value-type="float" office:value="925.58786" calcext:value-type="float">
            <text:p>925.58786</text:p>
          </table:table-cell>
          <table:table-cell table:formula="of:=[.B589]/16486.62" office:value-type="float" office:value="0.0561417598027977" calcext:value-type="float">
            <text:p>0.056141759802798</text:p>
          </table:table-cell>
          <table:table-cell office:value-type="float" office:value="89286.502186288" calcext:value-type="float">
            <text:p>89286.502186288</text:p>
          </table:table-cell>
        </table:table-row>
        <table:table-row table:style-name="ro1">
          <table:table-cell office:value-type="float" office:value="598.56" calcext:value-type="float">
            <text:p>598.56</text:p>
          </table:table-cell>
          <table:table-cell office:value-type="float" office:value="1015.5137" calcext:value-type="float">
            <text:p>1015.5137</text:p>
          </table:table-cell>
          <table:table-cell table:formula="of:=[.B590]/16486.62" office:value-type="float" office:value="0.0615962337944345" calcext:value-type="float">
            <text:p>0.061596233794435</text:p>
          </table:table-cell>
          <table:table-cell office:value-type="float" office:value="90320.251328479" calcext:value-type="float">
            <text:p>90320.251328479</text:p>
          </table:table-cell>
        </table:table-row>
        <table:table-row table:style-name="ro1">
          <table:table-cell office:value-type="float" office:value="599.58" calcext:value-type="float">
            <text:p>599.58</text:p>
          </table:table-cell>
          <table:table-cell office:value-type="float" office:value="1115.5685" calcext:value-type="float">
            <text:p>1115.5685</text:p>
          </table:table-cell>
          <table:table-cell table:formula="of:=[.B591]/16486.62" office:value-type="float" office:value="0.0676650823516282" calcext:value-type="float">
            <text:p>0.067665082351628</text:p>
          </table:table-cell>
          <table:table-cell office:value-type="float" office:value="91455.851961609" calcext:value-type="float">
            <text:p>91455.851961609</text:p>
          </table:table-cell>
        </table:table-row>
        <table:table-row table:style-name="ro1">
          <table:table-cell office:value-type="float" office:value="600.59" calcext:value-type="float">
            <text:p>600.59</text:p>
          </table:table-cell>
          <table:table-cell office:value-type="float" office:value="1224.8344" calcext:value-type="float">
            <text:p>1224.8344</text:p>
          </table:table-cell>
          <table:table-cell table:formula="of:=[.B592]/16486.62" office:value-type="float" office:value="0.074292632449829" calcext:value-type="float">
            <text:p>0.074292632449829</text:p>
          </table:table-cell>
          <table:table-cell office:value-type="float" office:value="92702.680526244" calcext:value-type="float">
            <text:p>92702.680526244</text:p>
          </table:table-cell>
        </table:table-row>
        <table:table-row table:style-name="ro1">
          <table:table-cell office:value-type="float" office:value="601.61" calcext:value-type="float">
            <text:p>601.61</text:p>
          </table:table-cell>
          <table:table-cell office:value-type="float" office:value="1340.4508" calcext:value-type="float">
            <text:p>1340.4508</text:p>
          </table:table-cell>
          <table:table-cell table:formula="of:=[.B593]/16486.62" office:value-type="float" office:value="0.0813053736909082" calcext:value-type="float">
            <text:p>0.081305373690908</text:p>
          </table:table-cell>
          <table:table-cell office:value-type="float" office:value="94067.201612224" calcext:value-type="float">
            <text:p>94067.201612224</text:p>
          </table:table-cell>
        </table:table-row>
        <table:table-row table:style-name="ro1">
          <table:table-cell office:value-type="float" office:value="602.63" calcext:value-type="float">
            <text:p>602.63</text:p>
          </table:table-cell>
          <table:table-cell office:value-type="float" office:value="1457.8048" calcext:value-type="float">
            <text:p>1457.8048</text:p>
          </table:table-cell>
          <table:table-cell table:formula="of:=[.B594]/16486.62" office:value-type="float" office:value="0.0884235094883002" calcext:value-type="float">
            <text:p>0.0884235094883</text:p>
          </table:table-cell>
          <table:table-cell office:value-type="float" office:value="95551.183969273" calcext:value-type="float">
            <text:p>95551.183969273</text:p>
          </table:table-cell>
        </table:table-row>
        <table:table-row table:style-name="ro1">
          <table:table-cell office:value-type="float" office:value="603.65" calcext:value-type="float">
            <text:p>603.65</text:p>
          </table:table-cell>
          <table:table-cell office:value-type="float" office:value="1571.3287" calcext:value-type="float">
            <text:p>1571.3287</text:p>
          </table:table-cell>
          <table:table-cell table:formula="of:=[.B595]/16486.62" office:value-type="float" office:value="0.0953093296260847" calcext:value-type="float">
            <text:p>0.095309329626085</text:p>
          </table:table-cell>
          <table:table-cell office:value-type="float" office:value="97150.728756761" calcext:value-type="float">
            <text:p>97150.728756761</text:p>
          </table:table-cell>
        </table:table-row>
        <table:table-row table:style-name="ro1">
          <table:table-cell office:value-type="float" office:value="604.67" calcext:value-type="float">
            <text:p>604.67</text:p>
          </table:table-cell>
          <table:table-cell office:value-type="float" office:value="1675.6425" calcext:value-type="float">
            <text:p>1675.6425</text:p>
          </table:table-cell>
          <table:table-cell table:formula="of:=[.B596]/16486.62" office:value-type="float" office:value="0.101636508878108" calcext:value-type="float">
            <text:p>0.101636508878108</text:p>
          </table:table-cell>
          <table:table-cell office:value-type="float" office:value="98856.460543663" calcext:value-type="float">
            <text:p>98856.460543663</text:p>
          </table:table-cell>
        </table:table-row>
        <table:table-row table:style-name="ro1">
          <table:table-cell office:value-type="float" office:value="605.68" calcext:value-type="float">
            <text:p>605.68</text:p>
          </table:table-cell>
          <table:table-cell office:value-type="float" office:value="1766.6304" calcext:value-type="float">
            <text:p>1766.6304</text:p>
          </table:table-cell>
          <table:table-cell table:formula="of:=[.B597]/16486.62" office:value-type="float" office:value="0.10715540238084" calcext:value-type="float">
            <text:p>0.10715540238084</text:p>
          </table:table-cell>
          <table:table-cell office:value-type="float" office:value="100654.8140547" calcext:value-type="float">
            <text:p>100654.8140547</text:p>
          </table:table-cell>
        </table:table-row>
        <table:table-row table:style-name="ro1">
          <table:table-cell office:value-type="float" office:value="606.7" calcext:value-type="float">
            <text:p>606.7</text:p>
          </table:table-cell>
          <table:table-cell office:value-type="float" office:value="1842.0518" calcext:value-type="float">
            <text:p>1842.0518</text:p>
          </table:table-cell>
          <table:table-cell table:formula="of:=[.B598]/16486.62" office:value-type="float" office:value="0.111730105988978" calcext:value-type="float">
            <text:p>0.111730105988978</text:p>
          </table:table-cell>
          <table:table-cell office:value-type="float" office:value="102529.9433191" calcext:value-type="float">
            <text:p>102529.9433191</text:p>
          </table:table-cell>
        </table:table-row>
        <table:table-row table:style-name="ro1">
          <table:table-cell office:value-type="float" office:value="607.72" calcext:value-type="float">
            <text:p>607.72</text:p>
          </table:table-cell>
          <table:table-cell office:value-type="float" office:value="1901.4591" calcext:value-type="float">
            <text:p>1901.4591</text:p>
          </table:table-cell>
          <table:table-cell table:formula="of:=[.B599]/16486.62" office:value-type="float" office:value="0.11533347041419" calcext:value-type="float">
            <text:p>0.11533347041419</text:p>
          </table:table-cell>
          <table:table-cell office:value-type="float" office:value="104465.54660193" calcext:value-type="float">
            <text:p>104465.54660193</text:p>
          </table:table-cell>
        </table:table-row>
        <table:table-row table:style-name="ro1">
          <table:table-cell office:value-type="float" office:value="608.74" calcext:value-type="float">
            <text:p>608.74</text:p>
          </table:table-cell>
          <table:table-cell office:value-type="float" office:value="1945.4576" calcext:value-type="float">
            <text:p>1945.4576</text:p>
          </table:table-cell>
          <table:table-cell table:formula="of:=[.B600]/16486.62" office:value-type="float" office:value="0.118002210277182" calcext:value-type="float">
            <text:p>0.118002210277182</text:p>
          </table:table-cell>
          <table:table-cell office:value-type="float" office:value="106445.93847619" calcext:value-type="float">
            <text:p>106445.93847619</text:p>
          </table:table-cell>
        </table:table-row>
        <table:table-row table:style-name="ro1">
          <table:table-cell office:value-type="float" office:value="609.76" calcext:value-type="float">
            <text:p>609.76</text:p>
          </table:table-cell>
          <table:table-cell office:value-type="float" office:value="1974.6069" calcext:value-type="float">
            <text:p>1974.6069</text:p>
          </table:table-cell>
          <table:table-cell table:formula="of:=[.B601]/16486.62" office:value-type="float" office:value="0.119770268253893" calcext:value-type="float">
            <text:p>0.119770268253893</text:p>
          </table:table-cell>
          <table:table-cell office:value-type="float" office:value="108456.00311508" calcext:value-type="float">
            <text:p>108456.00311508</text:p>
          </table:table-cell>
        </table:table-row>
        <table:table-row table:style-name="ro1">
          <table:table-cell office:value-type="float" office:value="610.77" calcext:value-type="float">
            <text:p>610.77</text:p>
          </table:table-cell>
          <table:table-cell office:value-type="float" office:value="1988.4107" calcext:value-type="float">
            <text:p>1988.4107</text:p>
          </table:table-cell>
          <table:table-cell table:formula="of:=[.B602]/16486.62" office:value-type="float" office:value="0.120607541145486" calcext:value-type="float">
            <text:p>0.120607541145486</text:p>
          </table:table-cell>
          <table:table-cell office:value-type="float" office:value="110480.11938033" calcext:value-type="float">
            <text:p>110480.11938033</text:p>
          </table:table-cell>
        </table:table-row>
        <table:table-row table:style-name="ro1">
          <table:table-cell office:value-type="float" office:value="611.79" calcext:value-type="float">
            <text:p>611.79</text:p>
          </table:table-cell>
          <table:table-cell office:value-type="float" office:value="1984.8245" calcext:value-type="float">
            <text:p>1984.8245</text:p>
          </table:table-cell>
          <table:table-cell table:formula="of:=[.B603]/16486.62" office:value-type="float" office:value="0.120390019300499" calcext:value-type="float">
            <text:p>0.120390019300499</text:p>
          </table:table-cell>
          <table:table-cell office:value-type="float" office:value="112500.58502833" calcext:value-type="float">
            <text:p>112500.58502833</text:p>
          </table:table-cell>
        </table:table-row>
        <table:table-row table:style-name="ro1">
          <table:table-cell office:value-type="float" office:value="612.81" calcext:value-type="float">
            <text:p>612.81</text:p>
          </table:table-cell>
          <table:table-cell office:value-type="float" office:value="1960.5254" calcext:value-type="float">
            <text:p>1960.5254</text:p>
          </table:table-cell>
          <table:table-cell table:formula="of:=[.B604]/16486.62" office:value-type="float" office:value="0.118916151400348" calcext:value-type="float">
            <text:p>0.118916151400348</text:p>
          </table:table-cell>
          <table:table-cell office:value-type="float" office:value="114496.31528647" calcext:value-type="float">
            <text:p>114496.31528647</text:p>
          </table:table-cell>
        </table:table-row>
        <table:table-row table:style-name="ro1">
          <table:table-cell office:value-type="float" office:value="613.83" calcext:value-type="float">
            <text:p>613.83</text:p>
          </table:table-cell>
          <table:table-cell office:value-type="float" office:value="1911.904" calcext:value-type="float">
            <text:p>1911.904</text:p>
          </table:table-cell>
          <table:table-cell table:formula="of:=[.B605]/16486.62" office:value-type="float" office:value="0.115967008398325" calcext:value-type="float">
            <text:p>0.115967008398325</text:p>
          </table:table-cell>
          <table:table-cell office:value-type="float" office:value="116442.55103727" calcext:value-type="float">
            <text:p>116442.55103727</text:p>
          </table:table-cell>
        </table:table-row>
        <table:table-row table:style-name="ro1">
          <table:table-cell office:value-type="float" office:value="614.85" calcext:value-type="float">
            <text:p>614.85</text:p>
          </table:table-cell>
          <table:table-cell office:value-type="float" office:value="1836.4646" calcext:value-type="float">
            <text:p>1836.4646</text:p>
          </table:table-cell>
          <table:table-cell table:formula="of:=[.B606]/16486.62" office:value-type="float" office:value="0.111391212995751" calcext:value-type="float">
            <text:p>0.111391212995751</text:p>
          </table:table-cell>
          <table:table-cell office:value-type="float" office:value="118311.99275836" calcext:value-type="float">
            <text:p>118311.99275836</text:p>
          </table:table-cell>
        </table:table-row>
        <table:table-row table:style-name="ro1">
          <table:table-cell office:value-type="float" office:value="615.86" calcext:value-type="float">
            <text:p>615.86</text:p>
          </table:table-cell>
          <table:table-cell office:value-type="float" office:value="1734.1584" calcext:value-type="float">
            <text:p>1734.1584</text:p>
          </table:table-cell>
          <table:table-cell table:formula="of:=[.B607]/16486.62" office:value-type="float" office:value="0.105185805216594" calcext:value-type="float">
            <text:p>0.105185805216594</text:p>
          </table:table-cell>
          <table:table-cell office:value-type="float" office:value="120077.29113433" calcext:value-type="float">
            <text:p>120077.29113433</text:p>
          </table:table-cell>
        </table:table-row>
        <table:table-row table:style-name="ro1">
          <table:table-cell office:value-type="float" office:value="616.88" calcext:value-type="float">
            <text:p>616.88</text:p>
          </table:table-cell>
          <table:table-cell office:value-type="float" office:value="1608.1783" calcext:value-type="float">
            <text:p>1608.1783</text:p>
          </table:table-cell>
          <table:table-cell table:formula="of:=[.B608]/16486.62" office:value-type="float" office:value="0.0975444511973952" calcext:value-type="float">
            <text:p>0.097544451197395</text:p>
          </table:table-cell>
          <table:table-cell office:value-type="float" office:value="121714.34728409" calcext:value-type="float">
            <text:p>121714.34728409</text:p>
          </table:table-cell>
        </table:table-row>
        <table:table-row table:style-name="ro1">
          <table:table-cell office:value-type="float" office:value="617.9" calcext:value-type="float">
            <text:p>617.9</text:p>
          </table:table-cell>
          <table:table-cell office:value-type="float" office:value="1464.9207" calcext:value-type="float">
            <text:p>1464.9207</text:p>
          </table:table-cell>
          <table:table-cell table:formula="of:=[.B609]/16486.62" office:value-type="float" office:value="0.0888551261568472" calcext:value-type="float">
            <text:p>0.088855126156847</text:p>
          </table:table-cell>
          <table:table-cell office:value-type="float" office:value="123205.57331439" calcext:value-type="float">
            <text:p>123205.57331439</text:p>
          </table:table-cell>
        </table:table-row>
        <table:table-row table:style-name="ro1">
          <table:table-cell office:value-type="float" office:value="618.92" calcext:value-type="float">
            <text:p>618.92</text:p>
          </table:table-cell>
          <table:table-cell office:value-type="float" office:value="1313.0873" calcext:value-type="float">
            <text:p>1313.0873</text:p>
          </table:table-cell>
          <table:table-cell table:formula="of:=[.B610]/16486.62" office:value-type="float" office:value="0.0796456338533914" calcext:value-type="float">
            <text:p>0.079645633853392</text:p>
          </table:table-cell>
          <table:table-cell office:value-type="float" office:value="124542.23957152" calcext:value-type="float">
            <text:p>124542.23957152</text:p>
          </table:table-cell>
        </table:table-row>
        <table:table-row table:style-name="ro1">
          <table:table-cell office:value-type="float" office:value="619.94" calcext:value-type="float">
            <text:p>619.94</text:p>
          </table:table-cell>
          <table:table-cell office:value-type="float" office:value="1162.1814" calcext:value-type="float">
            <text:p>1162.1814</text:p>
          </table:table-cell>
          <table:table-cell table:formula="of:=[.B611]/16486.62" office:value-type="float" office:value="0.0704923992910615" calcext:value-type="float">
            <text:p>0.070492399291062</text:p>
          </table:table-cell>
          <table:table-cell office:value-type="float" office:value="125725.29006271" calcext:value-type="float">
            <text:p>125725.29006271</text:p>
          </table:table-cell>
        </table:table-row>
        <table:table-row table:style-name="ro1">
          <table:table-cell office:value-type="float" office:value="620.95" calcext:value-type="float">
            <text:p>620.95</text:p>
          </table:table-cell>
          <table:table-cell office:value-type="float" office:value="1020.8265" calcext:value-type="float">
            <text:p>1020.8265</text:p>
          </table:table-cell>
          <table:table-cell table:formula="of:=[.B612]/16486.62" office:value-type="float" office:value="0.061918482988023" calcext:value-type="float">
            <text:p>0.061918482988023</text:p>
          </table:table-cell>
          <table:table-cell office:value-type="float" office:value="126764.44734722" calcext:value-type="float">
            <text:p>126764.44734722</text:p>
          </table:table-cell>
        </table:table-row>
        <table:table-row table:style-name="ro1">
          <table:table-cell office:value-type="float" office:value="621.97" calcext:value-type="float">
            <text:p>621.97</text:p>
          </table:table-cell>
          <table:table-cell office:value-type="float" office:value="895.37538" calcext:value-type="float">
            <text:p>895.37538</text:p>
          </table:table-cell>
          <table:table-cell table:formula="of:=[.B613]/16486.62" office:value-type="float" office:value="0.0543092143811163" calcext:value-type="float">
            <text:p>0.054309214381116</text:p>
          </table:table-cell>
          <table:table-cell office:value-type="float" office:value="127675.9008451" calcext:value-type="float">
            <text:p>127675.9008451</text:p>
          </table:table-cell>
        </table:table-row>
        <table:table-row table:style-name="ro1">
          <table:table-cell office:value-type="float" office:value="622.99" calcext:value-type="float">
            <text:p>622.99</text:p>
          </table:table-cell>
          <table:table-cell office:value-type="float" office:value="789.15417" calcext:value-type="float">
            <text:p>789.15417</text:p>
          </table:table-cell>
          <table:table-cell table:formula="of:=[.B614]/16486.62" office:value-type="float" office:value="0.047866340705372" calcext:value-type="float">
            <text:p>0.047866340705372</text:p>
          </table:table-cell>
          <table:table-cell office:value-type="float" office:value="128479.2257352" calcext:value-type="float">
            <text:p>128479.2257352</text:p>
          </table:table-cell>
        </table:table-row>
        <table:table-row table:style-name="ro1">
          <table:table-cell office:value-type="float" office:value="624.01" calcext:value-type="float">
            <text:p>624.01</text:p>
          </table:table-cell>
          <table:table-cell office:value-type="float" office:value="702.47326" calcext:value-type="float">
            <text:p>702.47326</text:p>
          </table:table-cell>
          <table:table-cell table:formula="of:=[.B615]/16486.62" office:value-type="float" office:value="0.0426086887427502" calcext:value-type="float">
            <text:p>0.04260868874275</text:p>
          </table:table-cell>
          <table:table-cell office:value-type="float" office:value="129194.31320473" calcext:value-type="float">
            <text:p>129194.31320473</text:p>
          </table:table-cell>
        </table:table-row>
        <table:table-row table:style-name="ro1">
          <table:table-cell office:value-type="float" office:value="625.03" calcext:value-type="float">
            <text:p>625.03</text:p>
          </table:table-cell>
          <table:table-cell office:value-type="float" office:value="633.30243" calcext:value-type="float">
            <text:p>633.30243</text:p>
          </table:table-cell>
          <table:table-cell table:formula="of:=[.B616]/16486.62" office:value-type="float" office:value="0.038413114998708" calcext:value-type="float">
            <text:p>0.038413114998708</text:p>
          </table:table-cell>
          <table:table-cell office:value-type="float" office:value="129838.9877537" calcext:value-type="float">
            <text:p>129838.9877537</text:p>
          </table:table-cell>
        </table:table-row>
        <table:table-row table:style-name="ro1">
          <table:table-cell office:value-type="float" office:value="626.04" calcext:value-type="float">
            <text:p>626.04</text:p>
          </table:table-cell>
          <table:table-cell office:value-type="float" office:value="578.33071" calcext:value-type="float">
            <text:p>578.33071</text:p>
          </table:table-cell>
          <table:table-cell table:formula="of:=[.B617]/16486.62" office:value-type="float" office:value="0.0350787917717519" calcext:value-type="float">
            <text:p>0.035078791771752</text:p>
          </table:table-cell>
          <table:table-cell office:value-type="float" office:value="130427.70345818" calcext:value-type="float">
            <text:p>130427.70345818</text:p>
          </table:table-cell>
        </table:table-row>
        <table:table-row table:style-name="ro1">
          <table:table-cell office:value-type="float" office:value="627.06" calcext:value-type="float">
            <text:p>627.06</text:p>
          </table:table-cell>
          <table:table-cell office:value-type="float" office:value="534.06443" calcext:value-type="float">
            <text:p>534.06443</text:p>
          </table:table-cell>
          <table:table-cell table:formula="of:=[.B618]/16486.62" office:value-type="float" office:value="0.032393809646853" calcext:value-type="float">
            <text:p>0.032393809646853</text:p>
          </table:table-cell>
          <table:table-cell office:value-type="float" office:value="130971.35800123" calcext:value-type="float">
            <text:p>130971.35800123</text:p>
          </table:table-cell>
        </table:table-row>
        <table:table-row table:style-name="ro1">
          <table:table-cell office:value-type="float" office:value="628.08" calcext:value-type="float">
            <text:p>628.08</text:p>
          </table:table-cell>
          <table:table-cell office:value-type="float" office:value="497.66274" calcext:value-type="float">
            <text:p>497.66274</text:p>
          </table:table-cell>
          <table:table-cell table:formula="of:=[.B619]/16486.62" office:value-type="float" office:value="0.0301858561670009" calcext:value-type="float">
            <text:p>0.030185856167001</text:p>
          </table:table-cell>
          <table:table-cell office:value-type="float" office:value="131477.95720025" calcext:value-type="float">
            <text:p>131477.95720025</text:p>
          </table:table-cell>
        </table:table-row>
        <table:table-row table:style-name="ro1">
          <table:table-cell office:value-type="float" office:value="629.1" calcext:value-type="float">
            <text:p>629.1</text:p>
          </table:table-cell>
          <table:table-cell office:value-type="float" office:value="467.3387" calcext:value-type="float">
            <text:p>467.3387</text:p>
          </table:table-cell>
          <table:table-cell table:formula="of:=[.B620]/16486.62" office:value-type="float" office:value="0.0283465440460203" calcext:value-type="float">
            <text:p>0.02834654404602</text:p>
          </table:table-cell>
          <table:table-cell office:value-type="float" office:value="131953.68783523" calcext:value-type="float">
            <text:p>131953.68783523</text:p>
          </table:table-cell>
        </table:table-row>
        <table:table-row table:style-name="ro1">
          <table:table-cell office:value-type="float" office:value="630.12" calcext:value-type="float">
            <text:p>630.12</text:p>
          </table:table-cell>
          <table:table-cell office:value-type="float" office:value="442.31222" calcext:value-type="float">
            <text:p>442.31222</text:p>
          </table:table-cell>
          <table:table-cell table:formula="of:=[.B621]/16486.62" office:value-type="float" office:value="0.0268285567326717" calcext:value-type="float">
            <text:p>0.026828556732672</text:p>
          </table:table-cell>
          <table:table-cell office:value-type="float" office:value="132403.94259079" calcext:value-type="float">
            <text:p>132403.94259079</text:p>
          </table:table-cell>
        </table:table-row>
        <table:table-row table:style-name="ro1">
          <table:table-cell office:value-type="float" office:value="631.13" calcext:value-type="float">
            <text:p>631.13</text:p>
          </table:table-cell>
          <table:table-cell office:value-type="float" office:value="422.43478" calcext:value-type="float">
            <text:p>422.43478</text:p>
          </table:table-cell>
          <table:table-cell table:formula="of:=[.B622]/16486.62" office:value-type="float" office:value="0.0256228857097452" calcext:value-type="float">
            <text:p>0.025622885709745</text:p>
          </table:table-cell>
          <table:table-cell office:value-type="float" office:value="132833.96296458" calcext:value-type="float">
            <text:p>132833.96296458</text:p>
          </table:table-cell>
        </table:table-row>
        <table:table-row table:style-name="ro1">
          <table:table-cell office:value-type="float" office:value="632.15" calcext:value-type="float">
            <text:p>632.15</text:p>
          </table:table-cell>
          <table:table-cell office:value-type="float" office:value="407.67875" calcext:value-type="float">
            <text:p>407.67875</text:p>
          </table:table-cell>
          <table:table-cell table:formula="of:=[.B623]/16486.62" office:value-type="float" office:value="0.0247278550727802" calcext:value-type="float">
            <text:p>0.02472785507278</text:p>
          </table:table-cell>
          <table:table-cell office:value-type="float" office:value="133248.96233811" calcext:value-type="float">
            <text:p>133248.96233811</text:p>
          </table:table-cell>
        </table:table-row>
        <table:table-row table:style-name="ro1">
          <table:table-cell office:value-type="float" office:value="633.17" calcext:value-type="float">
            <text:p>633.17</text:p>
          </table:table-cell>
          <table:table-cell office:value-type="float" office:value="397.68638" calcext:value-type="float">
            <text:p>397.68638</text:p>
          </table:table-cell>
          <table:table-cell table:formula="of:=[.B624]/16486.62" office:value-type="float" office:value="0.0241217654073424" calcext:value-type="float">
            <text:p>0.024121765407343</text:p>
          </table:table-cell>
          <table:table-cell office:value-type="float" office:value="133653.78991443" calcext:value-type="float">
            <text:p>133653.78991443</text:p>
          </table:table-cell>
        </table:table-row>
        <table:table-row table:style-name="ro1">
          <table:table-cell office:value-type="float" office:value="634.19" calcext:value-type="float">
            <text:p>634.19</text:p>
          </table:table-cell>
          <table:table-cell office:value-type="float" office:value="391.51826" calcext:value-type="float">
            <text:p>391.51826</text:p>
          </table:table-cell>
          <table:table-cell table:formula="of:=[.B625]/16486.62" office:value-type="float" office:value="0.0237476365683202" calcext:value-type="float">
            <text:p>0.02374763656832</text:p>
          </table:table-cell>
          <table:table-cell office:value-type="float" office:value="134052.33860938" calcext:value-type="float">
            <text:p>134052.33860938</text:p>
          </table:table-cell>
        </table:table-row>
        <table:table-row table:style-name="ro1">
          <table:table-cell office:value-type="float" office:value="635.21" calcext:value-type="float">
            <text:p>635.21</text:p>
          </table:table-cell>
          <table:table-cell office:value-type="float" office:value="387.65652" calcext:value-type="float">
            <text:p>387.65652</text:p>
          </table:table-cell>
          <table:table-cell table:formula="of:=[.B626]/16486.62" office:value-type="float" office:value="0.0235134017767135" calcext:value-type="float">
            <text:p>0.023513401776714</text:p>
          </table:table-cell>
          <table:table-cell office:value-type="float" office:value="134446.95621668" calcext:value-type="float">
            <text:p>134446.95621668</text:p>
          </table:table-cell>
        </table:table-row>
        <table:table-row table:style-name="ro1">
          <table:table-cell office:value-type="float" office:value="636.22" calcext:value-type="float">
            <text:p>636.22</text:p>
          </table:table-cell>
          <table:table-cell office:value-type="float" office:value="384.23391" calcext:value-type="float">
            <text:p>384.23391</text:p>
          </table:table-cell>
          <table:table-cell table:formula="of:=[.B627]/16486.62" office:value-type="float" office:value="0.0233058025235009" calcext:value-type="float">
            <text:p>0.023305802523501</text:p>
          </table:table-cell>
          <table:table-cell office:value-type="float" office:value="134838.08975488" calcext:value-type="float">
            <text:p>134838.08975488</text:p>
          </table:table-cell>
        </table:table-row>
        <table:table-row table:style-name="ro1">
          <table:table-cell office:value-type="float" office:value="637.24" calcext:value-type="float">
            <text:p>637.24</text:p>
          </table:table-cell>
          <table:table-cell office:value-type="float" office:value="379.3989" calcext:value-type="float">
            <text:p>379.3989</text:p>
          </table:table-cell>
          <table:table-cell table:formula="of:=[.B628]/16486.62" office:value-type="float" office:value="0.0230125338001361" calcext:value-type="float">
            <text:p>0.023012533800136</text:p>
          </table:table-cell>
          <table:table-cell office:value-type="float" office:value="135224.30146001" calcext:value-type="float">
            <text:p>135224.30146001</text:p>
          </table:table-cell>
        </table:table-row>
        <table:table-row table:style-name="ro1">
          <table:table-cell office:value-type="float" office:value="638.26" calcext:value-type="float">
            <text:p>638.26</text:p>
          </table:table-cell>
          <table:table-cell office:value-type="float" office:value="371.70021" calcext:value-type="float">
            <text:p>371.70021</text:p>
          </table:table-cell>
          <table:table-cell table:formula="of:=[.B629]/16486.62" office:value-type="float" office:value="0.0225455678604832" calcext:value-type="float">
            <text:p>0.022545567860483</text:p>
          </table:table-cell>
          <table:table-cell office:value-type="float" office:value="135602.67623141" calcext:value-type="float">
            <text:p>135602.67623141</text:p>
          </table:table-cell>
        </table:table-row>
        <table:table-row table:style-name="ro1">
          <table:table-cell office:value-type="float" office:value="639.28" calcext:value-type="float">
            <text:p>639.28</text:p>
          </table:table-cell>
          <table:table-cell office:value-type="float" office:value="360.38157" calcext:value-type="float">
            <text:p>360.38157</text:p>
          </table:table-cell>
          <table:table-cell table:formula="of:=[.B630]/16486.62" office:value-type="float" office:value="0.0218590329612741" calcext:value-type="float">
            <text:p>0.021859032961274</text:p>
          </table:table-cell>
          <table:table-cell office:value-type="float" office:value="135969.52911699" calcext:value-type="float">
            <text:p>135969.52911699</text:p>
          </table:table-cell>
        </table:table-row>
        <table:table-row table:style-name="ro1">
          <table:table-cell office:value-type="float" office:value="640.29" calcext:value-type="float">
            <text:p>640.29</text:p>
          </table:table-cell>
          <table:table-cell office:value-type="float" office:value="345.51088" calcext:value-type="float">
            <text:p>345.51088</text:p>
          </table:table-cell>
          <table:table-cell table:formula="of:=[.B631]/16486.62" office:value-type="float" office:value="0.0209570475937457" calcext:value-type="float">
            <text:p>0.020957047593746</text:p>
          </table:table-cell>
          <table:table-cell office:value-type="float" office:value="136321.24428001" calcext:value-type="float">
            <text:p>136321.24428001</text:p>
          </table:table-cell>
        </table:table-row>
        <table:table-row table:style-name="ro1">
          <table:table-cell office:value-type="float" office:value="641.31" calcext:value-type="float">
            <text:p>641.31</text:p>
          </table:table-cell>
          <table:table-cell office:value-type="float" office:value="327.91612" calcext:value-type="float">
            <text:p>327.91612</text:p>
          </table:table-cell>
          <table:table-cell table:formula="of:=[.B632]/16486.62" office:value-type="float" office:value="0.0198898330888927" calcext:value-type="float">
            <text:p>0.019889833088893</text:p>
          </table:table-cell>
          <table:table-cell office:value-type="float" office:value="136655.04873755" calcext:value-type="float">
            <text:p>136655.04873755</text:p>
          </table:table-cell>
        </table:table-row>
        <table:table-row table:style-name="ro1">
          <table:table-cell office:value-type="float" office:value="642.33" calcext:value-type="float">
            <text:p>642.33</text:p>
          </table:table-cell>
          <table:table-cell office:value-type="float" office:value="308.951" calcext:value-type="float">
            <text:p>308.951</text:p>
          </table:table-cell>
          <table:table-cell table:formula="of:=[.B633]/16486.62" office:value-type="float" office:value="0.0187394990604502" calcext:value-type="float">
            <text:p>0.01873949906045</text:p>
          </table:table-cell>
          <table:table-cell office:value-type="float" office:value="136969.54752453" calcext:value-type="float">
            <text:p>136969.54752453</text:p>
          </table:table-cell>
        </table:table-row>
        <table:table-row table:style-name="ro1">
          <table:table-cell office:value-type="float" office:value="643.35" calcext:value-type="float">
            <text:p>643.35</text:p>
          </table:table-cell>
          <table:table-cell office:value-type="float" office:value="290.15524" calcext:value-type="float">
            <text:p>290.15524</text:p>
          </table:table-cell>
          <table:table-cell table:formula="of:=[.B634]/16486.62" office:value-type="float" office:value="0.0175994376045545" calcext:value-type="float">
            <text:p>0.017599437604555</text:p>
          </table:table-cell>
          <table:table-cell office:value-type="float" office:value="137264.9130406" calcext:value-type="float">
            <text:p>137264.9130406</text:p>
          </table:table-cell>
        </table:table-row>
        <table:table-row table:style-name="ro1">
          <table:table-cell office:value-type="float" office:value="644.37" calcext:value-type="float">
            <text:p>644.37</text:p>
          </table:table-cell>
          <table:table-cell office:value-type="float" office:value="272.89886" calcext:value-type="float">
            <text:p>272.89886</text:p>
          </table:table-cell>
          <table:table-cell table:formula="of:=[.B635]/16486.62" office:value-type="float" office:value="0.0165527476220111" calcext:value-type="float">
            <text:p>0.016552747622011</text:p>
          </table:table-cell>
          <table:table-cell office:value-type="float" office:value="137542.71230047" calcext:value-type="float">
            <text:p>137542.71230047</text:p>
          </table:table-cell>
        </table:table-row>
        <table:table-row table:style-name="ro1">
          <table:table-cell office:value-type="float" office:value="645.38" calcext:value-type="float">
            <text:p>645.38</text:p>
          </table:table-cell>
          <table:table-cell office:value-type="float" office:value="258.10112" calcext:value-type="float">
            <text:p>258.10112</text:p>
          </table:table-cell>
          <table:table-cell table:formula="of:=[.B636]/16486.62" office:value-type="float" office:value="0.0156551870547147" calcext:value-type="float">
            <text:p>0.015655187054715</text:p>
          </table:table-cell>
          <table:table-cell office:value-type="float" office:value="137805.44810734" calcext:value-type="float">
            <text:p>137805.44810734</text:p>
          </table:table-cell>
        </table:table-row>
        <table:table-row table:style-name="ro1">
          <table:table-cell office:value-type="float" office:value="646.4" calcext:value-type="float">
            <text:p>646.4</text:p>
          </table:table-cell>
          <table:table-cell office:value-type="float" office:value="246.09245" calcext:value-type="float">
            <text:p>246.09245</text:p>
          </table:table-cell>
          <table:table-cell table:formula="of:=[.B637]/16486.62" office:value-type="float" office:value="0.0149267982157653" calcext:value-type="float">
            <text:p>0.014926798215765</text:p>
          </table:table-cell>
          <table:table-cell office:value-type="float" office:value="138055.95960408" calcext:value-type="float">
            <text:p>138055.95960408</text:p>
          </table:table-cell>
        </table:table-row>
        <table:table-row table:style-name="ro1">
          <table:table-cell office:value-type="float" office:value="647.42" calcext:value-type="float">
            <text:p>647.42</text:p>
          </table:table-cell>
          <table:table-cell office:value-type="float" office:value="236.64641" calcext:value-type="float">
            <text:p>236.64641</text:p>
          </table:table-cell>
          <table:table-cell table:formula="of:=[.B638]/16486.62" office:value-type="float" office:value="0.0143538463311461" calcext:value-type="float">
            <text:p>0.014353846331146</text:p>
          </table:table-cell>
          <table:table-cell office:value-type="float" office:value="138296.85543845" calcext:value-type="float">
            <text:p>138296.85543845</text:p>
          </table:table-cell>
        </table:table-row>
        <table:table-row table:style-name="ro1">
          <table:table-cell office:value-type="float" office:value="648.44" calcext:value-type="float">
            <text:p>648.44</text:p>
          </table:table-cell>
          <table:table-cell office:value-type="float" office:value="229.16079" calcext:value-type="float">
            <text:p>229.16079</text:p>
          </table:table-cell>
          <table:table-cell table:formula="of:=[.B639]/16486.62" office:value-type="float" office:value="0.0138998042048643" calcext:value-type="float">
            <text:p>0.013899804204864</text:p>
          </table:table-cell>
          <table:table-cell office:value-type="float" office:value="138530.13123062" calcext:value-type="float">
            <text:p>138530.13123062</text:p>
          </table:table-cell>
        </table:table-row>
        <table:table-row table:style-name="ro1">
          <table:table-cell office:value-type="float" office:value="649.46" calcext:value-type="float">
            <text:p>649.46</text:p>
          </table:table-cell>
          <table:table-cell office:value-type="float" office:value="222.92454" calcext:value-type="float">
            <text:p>222.92454</text:p>
          </table:table-cell>
          <table:table-cell table:formula="of:=[.B640]/16486.62" office:value-type="float" office:value="0.0135215429238983" calcext:value-type="float">
            <text:p>0.013521542923898</text:p>
          </table:table-cell>
          <table:table-cell office:value-type="float" office:value="138757.05879492" calcext:value-type="float">
            <text:p>138757.05879492</text:p>
          </table:table-cell>
        </table:table-row>
        <table:table-row table:style-name="ro1">
          <table:table-cell office:value-type="float" office:value="650.47" calcext:value-type="float">
            <text:p>650.47</text:p>
          </table:table-cell>
          <table:table-cell office:value-type="float" office:value="217.38517" calcext:value-type="float">
            <text:p>217.38517</text:p>
          </table:table-cell>
          <table:table-cell table:formula="of:=[.B641]/16486.62" office:value-type="float" office:value="0.013185551071111" calcext:value-type="float">
            <text:p>0.013185551071111</text:p>
          </table:table-cell>
          <table:table-cell office:value-type="float" office:value="138978.34751955" calcext:value-type="float">
            <text:p>138978.34751955</text:p>
          </table:table-cell>
        </table:table-row>
        <table:table-row table:style-name="ro1">
          <table:table-cell office:value-type="float" office:value="651.49" calcext:value-type="float">
            <text:p>651.49</text:p>
          </table:table-cell>
          <table:table-cell office:value-type="float" office:value="212.33542" calcext:value-type="float">
            <text:p>212.33542</text:p>
          </table:table-cell>
          <table:table-cell table:formula="of:=[.B642]/16486.62" office:value-type="float" office:value="0.0128792572401135" calcext:value-type="float">
            <text:p>0.012879257240114</text:p>
          </table:table-cell>
          <table:table-cell office:value-type="float" office:value="139194.49581567" calcext:value-type="float">
            <text:p>139194.49581567</text:p>
          </table:table-cell>
        </table:table-row>
        <table:table-row table:style-name="ro1">
          <table:table-cell office:value-type="float" office:value="652.51" calcext:value-type="float">
            <text:p>652.51</text:p>
          </table:table-cell>
          <table:table-cell office:value-type="float" office:value="207.96836" calcext:value-type="float">
            <text:p>207.96836</text:p>
          </table:table-cell>
          <table:table-cell table:formula="of:=[.B643]/16486.62" office:value-type="float" office:value="0.0126143721393469" calcext:value-type="float">
            <text:p>0.012614372139347</text:p>
          </table:table-cell>
          <table:table-cell office:value-type="float" office:value="139406.19862806" calcext:value-type="float">
            <text:p>139406.19862806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float" office:value="204.79532" calcext:value-type="float">
            <text:p>204.79532</text:p>
          </table:table-cell>
          <table:table-cell table:formula="of:=[.B644]/16486.62" office:value-type="float" office:value="0.0124219106160026" calcext:value-type="float">
            <text:p>0.012421910616003</text:p>
          </table:table-cell>
          <table:table-cell office:value-type="float" office:value="139614.67142475" calcext:value-type="float">
            <text:p>139614.67142475</text:p>
          </table:table-cell>
        </table:table-row>
        <table:table-row table:style-name="ro1">
          <table:table-cell office:value-type="float" office:value="654.55" calcext:value-type="float">
            <text:p>654.55</text:p>
          </table:table-cell>
          <table:table-cell office:value-type="float" office:value="203.46679" calcext:value-type="float">
            <text:p>203.46679</text:p>
          </table:table-cell>
          <table:table-cell table:formula="of:=[.B645]/16486.62" office:value-type="float" office:value="0.0123413283013741" calcext:value-type="float">
            <text:p>0.012341328301374</text:p>
          </table:table-cell>
          <table:table-cell office:value-type="float" office:value="139821.79183771" calcext:value-type="float">
            <text:p>139821.79183771</text:p>
          </table:table-cell>
        </table:table-row>
        <table:table-row table:style-name="ro1">
          <table:table-cell office:value-type="float" office:value="655.56" calcext:value-type="float">
            <text:p>655.56</text:p>
          </table:table-cell>
          <table:table-cell office:value-type="float" office:value="204.56627" calcext:value-type="float">
            <text:p>204.56627</text:p>
          </table:table-cell>
          <table:table-cell table:formula="of:=[.B646]/16486.62" office:value-type="float" office:value="0.0124080175317924" calcext:value-type="float">
            <text:p>0.012408017531793</text:p>
          </table:table-cell>
          <table:table-cell office:value-type="float" office:value="140030.03147548" calcext:value-type="float">
            <text:p>140030.03147548</text:p>
          </table:table-cell>
        </table:table-row>
        <table:table-row table:style-name="ro1">
          <table:table-cell office:value-type="float" office:value="656.58" calcext:value-type="float">
            <text:p>656.58</text:p>
          </table:table-cell>
          <table:table-cell office:value-type="float" office:value="208.4521" calcext:value-type="float">
            <text:p>208.4521</text:p>
          </table:table-cell>
          <table:table-cell table:formula="of:=[.B647]/16486.62" office:value-type="float" office:value="0.0126437135082873" calcext:value-type="float">
            <text:p>0.012643713508287</text:p>
          </table:table-cell>
          <table:table-cell office:value-type="float" office:value="140242.22671859" calcext:value-type="float">
            <text:p>140242.22671859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  <table:table-cell office:value-type="float" office:value="215.20129" calcext:value-type="float">
            <text:p>215.20129</text:p>
          </table:table-cell>
          <table:table-cell table:formula="of:=[.B648]/16486.62" office:value-type="float" office:value="0.0130530872913914" calcext:value-type="float">
            <text:p>0.013053087291392</text:p>
          </table:table-cell>
          <table:table-cell office:value-type="float" office:value="140461.29234457" calcext:value-type="float">
            <text:p>140461.29234457</text:p>
          </table:table-cell>
        </table:table-row>
        <table:table-row table:style-name="ro1">
          <table:table-cell office:value-type="float" office:value="658.62" calcext:value-type="float">
            <text:p>658.62</text:p>
          </table:table-cell>
          <table:table-cell office:value-type="float" office:value="224.6715" calcext:value-type="float">
            <text:p>224.6715</text:p>
          </table:table-cell>
          <table:table-cell table:formula="of:=[.B649]/16486.62" office:value-type="float" office:value="0.0136275052133184" calcext:value-type="float">
            <text:p>0.013627505213319</text:p>
          </table:table-cell>
          <table:table-cell office:value-type="float" office:value="140689.99823449" calcext:value-type="float">
            <text:p>140689.99823449</text:p>
          </table:table-cell>
        </table:table-row>
        <table:table-row table:style-name="ro1">
          <table:table-cell office:value-type="float" office:value="659.64" calcext:value-type="float">
            <text:p>659.64</text:p>
          </table:table-cell>
          <table:table-cell office:value-type="float" office:value="236.65658" calcext:value-type="float">
            <text:p>236.65658</text:p>
          </table:table-cell>
          <table:table-cell table:formula="of:=[.B650]/16486.62" office:value-type="float" office:value="0.014354463195003" calcext:value-type="float">
            <text:p>0.014354463195003</text:p>
          </table:table-cell>
          <table:table-cell office:value-type="float" office:value="140930.90442116" calcext:value-type="float">
            <text:p>140930.90442116</text:p>
          </table:table-cell>
        </table:table-row>
        <table:table-row table:style-name="ro1">
          <table:table-cell office:value-type="float" office:value="660.65" calcext:value-type="float">
            <text:p>660.65</text:p>
          </table:table-cell>
          <table:table-cell office:value-type="float" office:value="251.08223" calcext:value-type="float">
            <text:p>251.08223</text:p>
          </table:table-cell>
          <table:table-cell table:formula="of:=[.B651]/16486.62" office:value-type="float" office:value="0.0152294545516304" calcext:value-type="float">
            <text:p>0.01522945455163</text:p>
          </table:table-cell>
          <table:table-cell office:value-type="float" office:value="141186.49530149" calcext:value-type="float">
            <text:p>141186.49530149</text:p>
          </table:table-cell>
        </table:table-row>
        <table:table-row table:style-name="ro1">
          <table:table-cell office:value-type="float" office:value="661.67" calcext:value-type="float">
            <text:p>661.67</text:p>
          </table:table-cell>
          <table:table-cell office:value-type="float" office:value="268.18025" calcext:value-type="float">
            <text:p>268.18025</text:p>
          </table:table-cell>
          <table:table-cell table:formula="of:=[.B652]/16486.62" office:value-type="float" office:value="0.0162665391693385" calcext:value-type="float">
            <text:p>0.016266539169339</text:p>
          </table:table-cell>
          <table:table-cell office:value-type="float" office:value="141459.49122121" calcext:value-type="float">
            <text:p>141459.49122121</text:p>
          </table:table-cell>
        </table:table-row>
        <table:table-row table:style-name="ro1">
          <table:table-cell office:value-type="float" office:value="662.69" calcext:value-type="float">
            <text:p>662.69</text:p>
          </table:table-cell>
          <table:table-cell office:value-type="float" office:value="288.59335" calcext:value-type="float">
            <text:p>288.59335</text:p>
          </table:table-cell>
          <table:table-cell table:formula="of:=[.B653]/16486.62" office:value-type="float" office:value="0.0175047007816035" calcext:value-type="float">
            <text:p>0.017504700781604</text:p>
          </table:table-cell>
          <table:table-cell office:value-type="float" office:value="141753.26680195" calcext:value-type="float">
            <text:p>141753.26680195</text:p>
          </table:table-cell>
        </table:table-row>
        <table:table-row table:style-name="ro1">
          <table:table-cell office:value-type="float" office:value="663.71" calcext:value-type="float">
            <text:p>663.71</text:p>
          </table:table-cell>
          <table:table-cell office:value-type="float" office:value="313.39028" calcext:value-type="float">
            <text:p>313.39028</text:p>
          </table:table-cell>
          <table:table-cell table:formula="of:=[.B654]/16486.62" office:value-type="float" office:value="0.0190087646831188" calcext:value-type="float">
            <text:p>0.019008764683119</text:p>
          </table:table-cell>
          <table:table-cell office:value-type="float" office:value="142072.28458237" calcext:value-type="float">
            <text:p>142072.28458237</text:p>
          </table:table-cell>
        </table:table-row>
        <table:table-row table:style-name="ro1">
          <table:table-cell office:value-type="float" office:value="664.73" calcext:value-type="float">
            <text:p>664.73</text:p>
          </table:table-cell>
          <table:table-cell office:value-type="float" office:value="343.99974" calcext:value-type="float">
            <text:p>343.99974</text:p>
          </table:table-cell>
          <table:table-cell table:formula="of:=[.B655]/16486.62" office:value-type="float" office:value="0.0208653890245545" calcext:value-type="float">
            <text:p>0.020865389024555</text:p>
          </table:table-cell>
          <table:table-cell office:value-type="float" office:value="142422.46146992" calcext:value-type="float">
            <text:p>142422.46146992</text:p>
          </table:table-cell>
        </table:table-row>
        <table:table-row table:style-name="ro1">
          <table:table-cell office:value-type="float" office:value="665.74" calcext:value-type="float">
            <text:p>665.74</text:p>
          </table:table-cell>
          <table:table-cell office:value-type="float" office:value="382.09105" calcext:value-type="float">
            <text:p>382.09105</text:p>
          </table:table-cell>
          <table:table-cell table:formula="of:=[.B656]/16486.62" office:value-type="float" office:value="0.0231758268219926" calcext:value-type="float">
            <text:p>0.023175826821993</text:p>
          </table:table-cell>
          <table:table-cell office:value-type="float" office:value="142811.41366711" calcext:value-type="float">
            <text:p>142811.41366711</text:p>
          </table:table-cell>
        </table:table-row>
        <table:table-row table:style-name="ro1">
          <table:table-cell office:value-type="float" office:value="666.76" calcext:value-type="float">
            <text:p>666.76</text:p>
          </table:table-cell>
          <table:table-cell office:value-type="float" office:value="429.43098" calcext:value-type="float">
            <text:p>429.43098</text:p>
          </table:table-cell>
          <table:table-cell table:formula="of:=[.B657]/16486.62" office:value-type="float" office:value="0.0260472419452865" calcext:value-type="float">
            <text:p>0.026047241945287</text:p>
          </table:table-cell>
          <table:table-cell office:value-type="float" office:value="143248.5558735" calcext:value-type="float">
            <text:p>143248.5558735</text:p>
          </table:table-cell>
        </table:table-row>
        <table:table-row table:style-name="ro1">
          <table:table-cell office:value-type="float" office:value="667.78" calcext:value-type="float">
            <text:p>667.78</text:p>
          </table:table-cell>
          <table:table-cell office:value-type="float" office:value="487.73271" calcext:value-type="float">
            <text:p>487.73271</text:p>
          </table:table-cell>
          <table:table-cell table:formula="of:=[.B658]/16486.62" office:value-type="float" office:value="0.0295835477496297" calcext:value-type="float">
            <text:p>0.02958354774963</text:p>
          </table:table-cell>
          <table:table-cell office:value-type="float" office:value="143745.04672329" calcext:value-type="float">
            <text:p>143745.04672329</text:p>
          </table:table-cell>
        </table:table-row>
        <table:table-row table:style-name="ro1">
          <table:table-cell office:value-type="float" office:value="668.8" calcext:value-type="float">
            <text:p>668.8</text:p>
          </table:table-cell>
          <table:table-cell office:value-type="float" office:value="558.49201" calcext:value-type="float">
            <text:p>558.49201</text:p>
          </table:table-cell>
          <table:table-cell table:formula="of:=[.B659]/16486.62" office:value-type="float" office:value="0.0338754705330747" calcext:value-type="float">
            <text:p>0.033875470533075</text:p>
          </table:table-cell>
          <table:table-cell office:value-type="float" office:value="144313.56749122" calcext:value-type="float">
            <text:p>144313.56749122</text:p>
          </table:table-cell>
        </table:table-row>
        <table:table-row table:style-name="ro1">
          <table:table-cell office:value-type="float" office:value="669.82" calcext:value-type="float">
            <text:p>669.82</text:p>
          </table:table-cell>
          <table:table-cell office:value-type="float" office:value="642.79066" calcext:value-type="float">
            <text:p>642.79066</text:p>
          </table:table-cell>
          <table:table-cell table:formula="of:=[.B660]/16486.62" office:value-type="float" office:value="0.0389886259281769" calcext:value-type="float">
            <text:p>0.038988625928177</text:p>
          </table:table-cell>
          <table:table-cell office:value-type="float" office:value="144967.90064328" calcext:value-type="float">
            <text:p>144967.90064328</text:p>
          </table:table-cell>
        </table:table-row>
        <table:table-row table:style-name="ro1">
          <table:table-cell office:value-type="float" office:value="670.83" calcext:value-type="float">
            <text:p>670.83</text:p>
          </table:table-cell>
          <table:table-cell office:value-type="float" office:value="741.04787" calcext:value-type="float">
            <text:p>741.04787</text:p>
          </table:table-cell>
          <table:table-cell table:formula="of:=[.B661]/16486.62" office:value-type="float" office:value="0.0449484412208203" calcext:value-type="float">
            <text:p>0.04494844122082</text:p>
          </table:table-cell>
          <table:table-cell office:value-type="float" office:value="145722.25539783" calcext:value-type="float">
            <text:p>145722.25539783</text:p>
          </table:table-cell>
        </table:table-row>
        <table:table-row table:style-name="ro1">
          <table:table-cell office:value-type="float" office:value="671.85" calcext:value-type="float">
            <text:p>671.85</text:p>
          </table:table-cell>
          <table:table-cell office:value-type="float" office:value="852.7223" calcext:value-type="float">
            <text:p>852.7223</text:p>
          </table:table-cell>
          <table:table-cell table:formula="of:=[.B662]/16486.62" office:value-type="float" office:value="0.0517220812998662" calcext:value-type="float">
            <text:p>0.051722081299866</text:p>
          </table:table-cell>
          <table:table-cell office:value-type="float" office:value="146590.28990516" calcext:value-type="float">
            <text:p>146590.28990516</text:p>
          </table:table-cell>
        </table:table-row>
        <table:table-row table:style-name="ro1">
          <table:table-cell office:value-type="float" office:value="672.87" calcext:value-type="float">
            <text:p>672.87</text:p>
          </table:table-cell>
          <table:table-cell office:value-type="float" office:value="976.00358" calcext:value-type="float">
            <text:p>976.00358</text:p>
          </table:table-cell>
          <table:table-cell table:formula="of:=[.B663]/16486.62" office:value-type="float" office:value="0.0591997377267142" calcext:value-type="float">
            <text:p>0.059199737726714</text:p>
          </table:table-cell>
          <table:table-cell office:value-type="float" office:value="147583.81943144" calcext:value-type="float">
            <text:p>147583.81943144</text:p>
          </table:table-cell>
        </table:table-row>
        <table:table-row table:style-name="ro1">
          <table:table-cell office:value-type="float" office:value="673.89" calcext:value-type="float">
            <text:p>673.89</text:p>
          </table:table-cell>
          <table:table-cell office:value-type="float" office:value="1107.5706" calcext:value-type="float">
            <text:p>1107.5706</text:p>
          </table:table-cell>
          <table:table-cell table:formula="of:=[.B664]/16486.62" office:value-type="float" office:value="0.067179967755671" calcext:value-type="float">
            <text:p>0.067179967755671</text:p>
          </table:table-cell>
          <table:table-cell office:value-type="float" office:value="148711.27855292" calcext:value-type="float">
            <text:p>148711.27855292</text:p>
          </table:table-cell>
        </table:table-row>
        <table:table-row table:style-name="ro1">
          <table:table-cell office:value-type="float" office:value="674.91" calcext:value-type="float">
            <text:p>674.91</text:p>
          </table:table-cell>
          <table:table-cell office:value-type="float" office:value="1242.5161" calcext:value-type="float">
            <text:p>1242.5161</text:p>
          </table:table-cell>
          <table:table-cell table:formula="of:=[.B665]/16486.62" office:value-type="float" office:value="0.0753651203218125" calcext:value-type="float">
            <text:p>0.075365120321813</text:p>
          </table:table-cell>
          <table:table-cell office:value-type="float" office:value="149976.10631672" calcext:value-type="float">
            <text:p>149976.10631672</text:p>
          </table:table-cell>
        </table:table-row>
        <table:table-row table:style-name="ro1">
          <table:table-cell office:value-type="float" office:value="675.92" calcext:value-type="float">
            <text:p>675.92</text:p>
          </table:table-cell>
          <table:table-cell office:value-type="float" office:value="1374.5265" calcext:value-type="float">
            <text:p>1374.5265</text:p>
          </table:table-cell>
          <table:table-cell table:formula="of:=[.B666]/16486.62" office:value-type="float" office:value="0.0833722436739611" calcext:value-type="float">
            <text:p>0.083372243673961</text:p>
          </table:table-cell>
          <table:table-cell office:value-type="float" office:value="151375.31493963" calcext:value-type="float">
            <text:p>151375.31493963</text:p>
          </table:table-cell>
        </table:table-row>
        <table:table-row table:style-name="ro1">
          <table:table-cell office:value-type="float" office:value="676.94" calcext:value-type="float">
            <text:p>676.94</text:p>
          </table:table-cell>
          <table:table-cell office:value-type="float" office:value="1496.3628" calcext:value-type="float">
            <text:p>1496.3628</text:p>
          </table:table-cell>
          <table:table-cell table:formula="of:=[.B667]/16486.62" office:value-type="float" office:value="0.090762254482726" calcext:value-type="float">
            <text:p>0.090762254482726</text:p>
          </table:table-cell>
          <table:table-cell office:value-type="float" office:value="152898.54772144" calcext:value-type="float">
            <text:p>152898.54772144</text:p>
          </table:table-cell>
        </table:table-row>
        <table:table-row table:style-name="ro1">
          <table:table-cell office:value-type="float" office:value="677.96" calcext:value-type="float">
            <text:p>677.96</text:p>
          </table:table-cell>
          <table:table-cell office:value-type="float" office:value="1600.6117" calcext:value-type="float">
            <text:p>1600.6117</text:p>
          </table:table-cell>
          <table:table-cell table:formula="of:=[.B668]/16486.62" office:value-type="float" office:value="0.0970854972092521" calcext:value-type="float">
            <text:p>0.097085497209252</text:p>
          </table:table-cell>
          <table:table-cell office:value-type="float" office:value="154527.90134114" calcext:value-type="float">
            <text:p>154527.90134114</text:p>
          </table:table-cell>
        </table:table-row>
        <table:table-row table:style-name="ro1">
          <table:table-cell office:value-type="float" office:value="678.98" calcext:value-type="float">
            <text:p>678.98</text:p>
          </table:table-cell>
          <table:table-cell office:value-type="float" office:value="1680.5938" calcext:value-type="float">
            <text:p>1680.5938</text:p>
          </table:table-cell>
          <table:table-cell table:formula="of:=[.B669]/16486.62" office:value-type="float" office:value="0.101936831200088" calcext:value-type="float">
            <text:p>0.101936831200088</text:p>
          </table:table-cell>
          <table:table-cell office:value-type="float" office:value="156238.6733043" calcext:value-type="float">
            <text:p>156238.67330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731.2552" calcext:value-type="float">
            <text:p>1731.2552</text:p>
          </table:table-cell>
          <table:table-cell table:formula="of:=[.B670]/16486.62" office:value-type="float" office:value="0.105009710904964" calcext:value-type="float">
            <text:p>0.105009710904964</text:p>
          </table:table-cell>
          <table:table-cell office:value-type="float" office:value="158001.0163618" calcext:value-type="float">
            <text:p>158001.0163618</text:p>
          </table:table-cell>
        </table:table-row>
        <table:table-row table:style-name="ro1">
          <table:table-cell office:value-type="float" office:value="681.01" calcext:value-type="float">
            <text:p>681.01</text:p>
          </table:table-cell>
          <table:table-cell office:value-type="float" office:value="1749.8445" calcext:value-type="float">
            <text:p>1749.8445</text:p>
          </table:table-cell>
          <table:table-cell table:formula="of:=[.B671]/16486.62" office:value-type="float" office:value="0.106137249478668" calcext:value-type="float">
            <text:p>0.106137249478668</text:p>
          </table:table-cell>
          <table:table-cell office:value-type="float" office:value="159782.28257186" calcext:value-type="float">
            <text:p>159782.28257186</text:p>
          </table:table-cell>
        </table:table-row>
        <table:table-row table:style-name="ro1">
          <table:table-cell office:value-type="float" office:value="682.03" calcext:value-type="float">
            <text:p>682.03</text:p>
          </table:table-cell>
          <table:table-cell office:value-type="float" office:value="1736.2178" calcext:value-type="float">
            <text:p>1736.2178</text:p>
          </table:table-cell>
          <table:table-cell table:formula="of:=[.B672]/16486.62" office:value-type="float" office:value="0.105310718631229" calcext:value-type="float">
            <text:p>0.105310718631229</text:p>
          </table:table-cell>
          <table:table-cell office:value-type="float" office:value="161549.67738211" calcext:value-type="float">
            <text:p>161549.67738211</text:p>
          </table:table-cell>
        </table:table-row>
        <table:table-row table:style-name="ro1">
          <table:table-cell office:value-type="float" office:value="683.05" calcext:value-type="float">
            <text:p>683.05</text:p>
          </table:table-cell>
          <table:table-cell office:value-type="float" office:value="1692.6971" calcext:value-type="float">
            <text:p>1692.6971</text:p>
          </table:table-cell>
          <table:table-cell table:formula="of:=[.B673]/16486.62" office:value-type="float" office:value="0.102670959845014" calcext:value-type="float">
            <text:p>0.102670959845014</text:p>
          </table:table-cell>
          <table:table-cell office:value-type="float" office:value="163272.7699555" calcext:value-type="float">
            <text:p>163272.7699555</text:p>
          </table:table-cell>
        </table:table-row>
        <table:table-row table:style-name="ro1">
          <table:table-cell office:value-type="float" office:value="684.07" calcext:value-type="float">
            <text:p>684.07</text:p>
          </table:table-cell>
          <table:table-cell office:value-type="float" office:value="1623.5238" calcext:value-type="float">
            <text:p>1623.5238</text:p>
          </table:table-cell>
          <table:table-cell table:formula="of:=[.B674]/16486.62" office:value-type="float" office:value="0.0984752362825127" calcext:value-type="float">
            <text:p>0.098475236282513</text:p>
          </table:table-cell>
          <table:table-cell office:value-type="float" office:value="164925.4471264" calcext:value-type="float">
            <text:p>164925.4471264</text:p>
          </table:table-cell>
        </table:table-row>
        <table:table-row table:style-name="ro1">
          <table:table-cell office:value-type="float" office:value="685.08" calcext:value-type="float">
            <text:p>685.08</text:p>
          </table:table-cell>
          <table:table-cell office:value-type="float" office:value="1534.0527" calcext:value-type="float">
            <text:p>1534.0527</text:p>
          </table:table-cell>
          <table:table-cell table:formula="of:=[.B675]/16486.62" office:value-type="float" office:value="0.0930483446576679" calcext:value-type="float">
            <text:p>0.093048344657668</text:p>
          </table:table-cell>
          <table:table-cell office:value-type="float" office:value="166487.04661677" calcext:value-type="float">
            <text:p>166487.04661677</text:p>
          </table:table-cell>
        </table:table-row>
        <table:table-row table:style-name="ro1">
          <table:table-cell office:value-type="float" office:value="686.1" calcext:value-type="float">
            <text:p>686.1</text:p>
          </table:table-cell>
          <table:table-cell office:value-type="float" office:value="1429.8944" calcext:value-type="float">
            <text:p>1429.8944</text:p>
          </table:table-cell>
          <table:table-cell table:formula="of:=[.B676]/16486.62" office:value-type="float" office:value="0.0867305972964743" calcext:value-type="float">
            <text:p>0.086730597296474</text:p>
          </table:table-cell>
          <table:table-cell office:value-type="float" office:value="167942.61744776" calcext:value-type="float">
            <text:p>167942.61744776</text:p>
          </table:table-cell>
        </table:table-row>
        <table:table-row table:style-name="ro1">
          <table:table-cell office:value-type="float" office:value="687.12" calcext:value-type="float">
            <text:p>687.12</text:p>
          </table:table-cell>
          <table:table-cell office:value-type="float" office:value="1316.2147" calcext:value-type="float">
            <text:p>1316.2147</text:p>
          </table:table-cell>
          <table:table-cell table:formula="of:=[.B677]/16486.62" office:value-type="float" office:value="0.0798353270712857" calcext:value-type="float">
            <text:p>0.079835327071286</text:p>
          </table:table-cell>
          <table:table-cell office:value-type="float" office:value="169282.46724768" calcext:value-type="float">
            <text:p>169282.46724768</text:p>
          </table:table-cell>
        </table:table-row>
        <table:table-row table:style-name="ro1">
          <table:table-cell office:value-type="float" office:value="688.14" calcext:value-type="float">
            <text:p>688.14</text:p>
          </table:table-cell>
          <table:table-cell office:value-type="float" office:value="1197.3352" calcext:value-type="float">
            <text:p>1197.3352</text:p>
          </table:table-cell>
          <table:table-cell table:formula="of:=[.B678]/16486.62" office:value-type="float" office:value="0.0726246616953627" calcext:value-type="float">
            <text:p>0.072624661695363</text:p>
          </table:table-cell>
          <table:table-cell office:value-type="float" office:value="170501.30283537" calcext:value-type="float">
            <text:p>170501.30283537</text:p>
          </table:table-cell>
        </table:table-row>
        <table:table-row table:style-name="ro1">
          <table:table-cell office:value-type="float" office:value="689.16" calcext:value-type="float">
            <text:p>689.16</text:p>
          </table:table-cell>
          <table:table-cell office:value-type="float" office:value="1076.6734" calcext:value-type="float">
            <text:p>1076.6734</text:p>
          </table:table-cell>
          <table:table-cell table:formula="of:=[.B679]/16486.62" office:value-type="float" office:value="0.0653058904736083" calcext:value-type="float">
            <text:p>0.065305890473608</text:p>
          </table:table-cell>
          <table:table-cell office:value-type="float" office:value="171597.30991343" calcext:value-type="float">
            <text:p>171597.30991343</text:p>
          </table:table-cell>
        </table:table-row>
        <table:table-row table:style-name="ro1">
          <table:table-cell office:value-type="float" office:value="690.17" calcext:value-type="float">
            <text:p>690.17</text:p>
          </table:table-cell>
          <table:table-cell office:value-type="float" office:value="956.95121" calcext:value-type="float">
            <text:p>956.95121</text:p>
          </table:table-cell>
          <table:table-cell table:formula="of:=[.B680]/16486.62" office:value-type="float" office:value="0.0580441115280148" calcext:value-type="float">
            <text:p>0.058044111528015</text:p>
          </table:table-cell>
          <table:table-cell office:value-type="float" office:value="172571.44494956" calcext:value-type="float">
            <text:p>172571.44494956</text:p>
          </table:table-cell>
        </table:table-row>
        <table:table-row table:style-name="ro1">
          <table:table-cell office:value-type="float" office:value="691.19" calcext:value-type="float">
            <text:p>691.19</text:p>
          </table:table-cell>
          <table:table-cell office:value-type="float" office:value="840.52273" calcext:value-type="float">
            <text:p>840.52273</text:p>
          </table:table-cell>
          <table:table-cell table:formula="of:=[.B681]/16486.62" office:value-type="float" office:value="0.0509821133743605" calcext:value-type="float">
            <text:p>0.050982113374361</text:p>
          </table:table-cell>
          <table:table-cell office:value-type="float" office:value="173427.0608214" calcext:value-type="float">
            <text:p>173427.0608214</text:p>
          </table:table-cell>
        </table:table-row>
        <table:table-row table:style-name="ro1">
          <table:table-cell office:value-type="float" office:value="692.21" calcext:value-type="float">
            <text:p>692.21</text:p>
          </table:table-cell>
          <table:table-cell office:value-type="float" office:value="729.65356" calcext:value-type="float">
            <text:p>729.65356</text:p>
          </table:table-cell>
          <table:table-cell table:formula="of:=[.B682]/16486.62" office:value-type="float" office:value="0.0442573165391087" calcext:value-type="float">
            <text:p>0.044257316539109</text:p>
          </table:table-cell>
          <table:table-cell office:value-type="float" office:value="174169.81666352" calcext:value-type="float">
            <text:p>174169.81666352</text:p>
          </table:table-cell>
        </table:table-row>
        <table:table-row table:style-name="ro1">
          <table:table-cell office:value-type="float" office:value="693.23" calcext:value-type="float">
            <text:p>693.23</text:p>
          </table:table-cell>
          <table:table-cell office:value-type="float" office:value="626.6253" calcext:value-type="float">
            <text:p>626.6253</text:p>
          </table:table-cell>
          <table:table-cell table:formula="of:=[.B683]/16486.62" office:value-type="float" office:value="0.0380081120326665" calcext:value-type="float">
            <text:p>0.038008112032667</text:p>
          </table:table-cell>
          <table:table-cell office:value-type="float" office:value="174807.69417534" calcext:value-type="float">
            <text:p>174807.69417534</text:p>
          </table:table-cell>
        </table:table-row>
        <table:table-row table:style-name="ro1">
          <table:table-cell office:value-type="float" office:value="694.25" calcext:value-type="float">
            <text:p>694.25</text:p>
          </table:table-cell>
          <table:table-cell office:value-type="float" office:value="533.62411" calcext:value-type="float">
            <text:p>533.62411</text:p>
          </table:table-cell>
          <table:table-cell table:formula="of:=[.B684]/16486.62" office:value-type="float" office:value="0.0323671019287155" calcext:value-type="float">
            <text:p>0.032367101928716</text:p>
          </table:table-cell>
          <table:table-cell office:value-type="float" office:value="175350.90048978" calcext:value-type="float">
            <text:p>175350.90048978</text:p>
          </table:table-cell>
        </table:table-row>
        <table:table-row table:style-name="ro1">
          <table:table-cell office:value-type="float" office:value="695.26" calcext:value-type="float">
            <text:p>695.26</text:p>
          </table:table-cell>
          <table:table-cell office:value-type="float" office:value="452.46478" calcext:value-type="float">
            <text:p>452.46478</text:p>
          </table:table-cell>
          <table:table-cell table:formula="of:=[.B685]/16486.62" office:value-type="float" office:value="0.0274443627620458" calcext:value-type="float">
            <text:p>0.027444362762046</text:p>
          </table:table-cell>
          <table:table-cell office:value-type="float" office:value="175811.49011103" calcext:value-type="float">
            <text:p>175811.49011103</text:p>
          </table:table-cell>
        </table:table-row>
        <table:table-row table:style-name="ro1">
          <table:table-cell office:value-type="float" office:value="696.28" calcext:value-type="float">
            <text:p>696.28</text:p>
          </table:table-cell>
          <table:table-cell office:value-type="float" office:value="384.26775" calcext:value-type="float">
            <text:p>384.26775</text:p>
          </table:table-cell>
          <table:table-cell table:formula="of:=[.B686]/16486.62" office:value-type="float" office:value="0.0233078550970423" calcext:value-type="float">
            <text:p>0.023307855097042</text:p>
          </table:table-cell>
          <table:table-cell office:value-type="float" office:value="176202.65809891" calcext:value-type="float">
            <text:p>176202.65809891</text:p>
          </table:table-cell>
        </table:table-row>
        <table:table-row table:style-name="ro1">
          <table:table-cell office:value-type="float" office:value="697.3" calcext:value-type="float">
            <text:p>697.3</text:p>
          </table:table-cell>
          <table:table-cell office:value-type="float" office:value="329.22299" calcext:value-type="float">
            <text:p>329.22299</text:p>
          </table:table-cell>
          <table:table-cell table:formula="of:=[.B687]/16486.62" office:value-type="float" office:value="0.019969101610882" calcext:value-type="float">
            <text:p>0.019969101610882</text:p>
          </table:table-cell>
          <table:table-cell office:value-type="float" office:value="176537.79289165" calcext:value-type="float">
            <text:p>176537.79289165</text:p>
          </table:table-cell>
        </table:table-row>
        <table:table-row table:style-name="ro1">
          <table:table-cell office:value-type="float" office:value="698.32" calcext:value-type="float">
            <text:p>698.32</text:p>
          </table:table-cell>
          <table:table-cell office:value-type="float" office:value="286.53841" calcext:value-type="float">
            <text:p>286.53841</text:p>
          </table:table-cell>
          <table:table-cell table:formula="of:=[.B688]/16486.62" office:value-type="float" office:value="0.0173800578893673" calcext:value-type="float">
            <text:p>0.017380057889367</text:p>
          </table:table-cell>
          <table:table-cell office:value-type="float" office:value="176829.47662467" calcext:value-type="float">
            <text:p>176829.47662467</text:p>
          </table:table-cell>
        </table:table-row>
        <table:table-row table:style-name="ro1">
          <table:table-cell office:value-type="float" office:value="699.34" calcext:value-type="float">
            <text:p>699.34</text:p>
          </table:table-cell>
          <table:table-cell office:value-type="float" office:value="254.59984" calcext:value-type="float">
            <text:p>254.59984</text:p>
          </table:table-cell>
          <table:table-cell table:formula="of:=[.B689]/16486.62" office:value-type="float" office:value="0.0154428160532602" calcext:value-type="float">
            <text:p>0.01544281605326</text:p>
          </table:table-cell>
          <table:table-cell office:value-type="float" office:value="177088.64827417" calcext:value-type="float">
            <text:p>177088.64827417</text:p>
          </table:table-cell>
        </table:table-row>
        <table:table-row table:style-name="ro1">
          <table:table-cell office:value-type="float" office:value="700.35" calcext:value-type="float">
            <text:p>700.35</text:p>
          </table:table-cell>
          <table:table-cell office:value-type="float" office:value="231.29386" calcext:value-type="float">
            <text:p>231.29386</text:p>
          </table:table-cell>
          <table:table-cell table:formula="of:=[.B690]/16486.62" office:value-type="float" office:value="0.0140291860915094" calcext:value-type="float">
            <text:p>0.014029186091509</text:p>
          </table:table-cell>
          <table:table-cell office:value-type="float" office:value="177324.09544714" calcext:value-type="float">
            <text:p>177324.09544714</text:p>
          </table:table-cell>
        </table:table-row>
        <table:table-row table:style-name="ro1">
          <table:table-cell office:value-type="float" office:value="701.37" calcext:value-type="float">
            <text:p>701.37</text:p>
          </table:table-cell>
          <table:table-cell office:value-type="float" office:value="214.39357" calcext:value-type="float">
            <text:p>214.39357</text:p>
          </table:table-cell>
          <table:table-cell table:formula="of:=[.B691]/16486.62" office:value-type="float" office:value="0.013004094835691" calcext:value-type="float">
            <text:p>0.013004094835691</text:p>
          </table:table-cell>
          <table:table-cell office:value-type="float" office:value="177542.33884499" calcext:value-type="float">
            <text:p>177542.33884499</text:p>
          </table:table-cell>
        </table:table-row>
        <table:table-row table:style-name="ro1">
          <table:table-cell office:value-type="float" office:value="702.39" calcext:value-type="float">
            <text:p>702.39</text:p>
          </table:table-cell>
          <table:table-cell office:value-type="float" office:value="201.8971" calcext:value-type="float">
            <text:p>201.8971</text:p>
          </table:table-cell>
          <table:table-cell table:formula="of:=[.B692]/16486.62" office:value-type="float" office:value="0.0122461183675004" calcext:value-type="float">
            <text:p>0.012246118367501</text:p>
          </table:table-cell>
          <table:table-cell office:value-type="float" office:value="177747.86138033" calcext:value-type="float">
            <text:p>177747.86138033</text:p>
          </table:table-cell>
        </table:table-row>
        <table:table-row table:style-name="ro1">
          <table:table-cell office:value-type="float" office:value="703.41" calcext:value-type="float">
            <text:p>703.41</text:p>
          </table:table-cell>
          <table:table-cell office:value-type="float" office:value="192.23941" calcext:value-type="float">
            <text:p>192.23941</text:p>
          </table:table-cell>
          <table:table-cell table:formula="of:=[.B693]/16486.62" office:value-type="float" office:value="0.0116603287999602" calcext:value-type="float">
            <text:p>0.01166032879996</text:p>
          </table:table-cell>
          <table:table-cell office:value-type="float" office:value="177943.55280509" calcext:value-type="float">
            <text:p>177943.55280509</text:p>
          </table:table-cell>
        </table:table-row>
        <table:table-row table:style-name="ro1">
          <table:table-cell office:value-type="float" office:value="704.43" calcext:value-type="float">
            <text:p>704.43</text:p>
          </table:table-cell>
          <table:table-cell office:value-type="float" office:value="184.35152" calcext:value-type="float">
            <text:p>184.35152</text:p>
          </table:table-cell>
          <table:table-cell table:formula="of:=[.B694]/16486.62" office:value-type="float" office:value="0.0111818868876701" calcext:value-type="float">
            <text:p>0.01118188688767</text:p>
          </table:table-cell>
          <table:table-cell office:value-type="float" office:value="178131.21470063" calcext:value-type="float">
            <text:p>178131.21470063</text:p>
          </table:table-cell>
        </table:table-row>
        <table:table-row table:style-name="ro1">
          <table:table-cell office:value-type="float" office:value="705.44" calcext:value-type="float">
            <text:p>705.44</text:p>
          </table:table-cell>
          <table:table-cell office:value-type="float" office:value="177.59566" calcext:value-type="float">
            <text:p>177.59566</text:p>
          </table:table-cell>
          <table:table-cell table:formula="of:=[.B695]/16486.62" office:value-type="float" office:value="0.0107721085340719" calcext:value-type="float">
            <text:p>0.010772108534072</text:p>
          </table:table-cell>
          <table:table-cell office:value-type="float" office:value="178311.99942081" calcext:value-type="float">
            <text:p>178311.99942081</text:p>
          </table:table-cell>
        </table:table-row>
        <table:table-row table:style-name="ro1">
          <table:table-cell office:value-type="float" office:value="706.46" calcext:value-type="float">
            <text:p>706.46</text:p>
          </table:table-cell>
          <table:table-cell office:value-type="float" office:value="171.63707" calcext:value-type="float">
            <text:p>171.63707</text:p>
          </table:table-cell>
          <table:table-cell table:formula="of:=[.B696]/16486.62" office:value-type="float" office:value="0.0104106887888482" calcext:value-type="float">
            <text:p>0.010410688788848</text:p>
          </table:table-cell>
          <table:table-cell office:value-type="float" office:value="178486.7185563" calcext:value-type="float">
            <text:p>178486.7185563</text:p>
          </table:table-cell>
        </table:table-row>
        <table:table-row table:style-name="ro1">
          <table:table-cell office:value-type="float" office:value="707.48" calcext:value-type="float">
            <text:p>707.48</text:p>
          </table:table-cell>
          <table:table-cell office:value-type="float" office:value="166.31584" calcext:value-type="float">
            <text:p>166.31584</text:p>
          </table:table-cell>
          <table:table-cell table:formula="of:=[.B697]/16486.62" office:value-type="float" office:value="0.0100879282715317" calcext:value-type="float">
            <text:p>0.010087928271532</text:p>
          </table:table-cell>
          <table:table-cell office:value-type="float" office:value="178656.02090409" calcext:value-type="float">
            <text:p>178656.02090409</text:p>
          </table:table-cell>
        </table:table-row>
        <table:table-row table:style-name="ro1">
          <table:table-cell office:value-type="float" office:value="708.5" calcext:value-type="float">
            <text:p>708.5</text:p>
          </table:table-cell>
          <table:table-cell office:value-type="float" office:value="161.55904" calcext:value-type="float">
            <text:p>161.55904</text:p>
          </table:table-cell>
          <table:table-cell table:formula="of:=[.B698]/16486.62" office:value-type="float" office:value="0.00979940339499546" calcext:value-type="float">
            <text:p>0.009799403394995</text:p>
          </table:table-cell>
          <table:table-cell office:value-type="float" office:value="178820.48103658" calcext:value-type="float">
            <text:p>178820.48103658</text:p>
          </table:table-cell>
        </table:table-row>
        <table:table-row table:style-name="ro1">
          <table:table-cell office:value-type="float" office:value="709.52" calcext:value-type="float">
            <text:p>709.52</text:p>
          </table:table-cell>
          <table:table-cell office:value-type="float" office:value="157.34059" calcext:value-type="float">
            <text:p>157.34059</text:p>
          </table:table-cell>
          <table:table-cell table:formula="of:=[.B699]/16486.62" office:value-type="float" office:value="0.00954353227041079" calcext:value-type="float">
            <text:p>0.009543532270411</text:p>
          </table:table-cell>
          <table:table-cell office:value-type="float" office:value="178980.64696521" calcext:value-type="float">
            <text:p>178980.64696521</text:p>
          </table:table-cell>
        </table:table-row>
        <table:table-row table:style-name="ro1">
          <table:table-cell office:value-type="float" office:value="710.53" calcext:value-type="float">
            <text:p>710.53</text:p>
          </table:table-cell>
          <table:table-cell office:value-type="float" office:value="153.66971" calcext:value-type="float">
            <text:p>153.66971</text:p>
          </table:table-cell>
          <table:table-cell table:formula="of:=[.B700]/16486.62" office:value-type="float" office:value="0.00932087413915042" calcext:value-type="float">
            <text:p>0.00932087413915</text:p>
          </table:table-cell>
          <table:table-cell office:value-type="float" office:value="179137.0760997" calcext:value-type="float">
            <text:p>179137.0760997</text:p>
          </table:table-cell>
        </table:table-row>
        <table:table-row table:style-name="ro1">
          <table:table-cell office:value-type="float" office:value="711.55" calcext:value-type="float">
            <text:p>711.55</text:p>
          </table:table-cell>
          <table:table-cell office:value-type="float" office:value="150.58092" calcext:value-type="float">
            <text:p>150.58092</text:p>
          </table:table-cell>
          <table:table-cell table:formula="of:=[.B701]/16486.62" office:value-type="float" office:value="0.00913352282032339" calcext:value-type="float">
            <text:p>0.009133522820323</text:p>
          </table:table-cell>
          <table:table-cell office:value-type="float" office:value="179290.36097769" calcext:value-type="float">
            <text:p>179290.36097769</text:p>
          </table:table-cell>
        </table:table-row>
        <table:table-row table:style-name="ro1">
          <table:table-cell office:value-type="float" office:value="712.57" calcext:value-type="float">
            <text:p>712.57</text:p>
          </table:table-cell>
          <table:table-cell office:value-type="float" office:value="148.10837" calcext:value-type="float">
            <text:p>148.10837</text:p>
          </table:table-cell>
          <table:table-cell table:formula="of:=[.B702]/16486.62" office:value-type="float" office:value="0.00898354969059759" calcext:value-type="float">
            <text:p>0.008983549690598</text:p>
          </table:table-cell>
          <table:table-cell office:value-type="float" office:value="179441.12890761" calcext:value-type="float">
            <text:p>179441.12890761</text:p>
          </table:table-cell>
        </table:table-row>
        <table:table-row table:style-name="ro1">
          <table:table-cell office:value-type="float" office:value="713.59" calcext:value-type="float">
            <text:p>713.59</text:p>
          </table:table-cell>
          <table:table-cell office:value-type="float" office:value="146.24743" calcext:value-type="float">
            <text:p>146.24743</text:p>
          </table:table-cell>
          <table:table-cell table:formula="of:=[.B703]/16486.62" office:value-type="float" office:value="0.00887067391618173" calcext:value-type="float">
            <text:p>0.008870673916182</text:p>
          </table:table-cell>
          <table:table-cell office:value-type="float" office:value="179590.00247574" calcext:value-type="float">
            <text:p>179590.00247574</text:p>
          </table:table-cell>
        </table:table-row>
        <table:table-row table:style-name="ro1">
          <table:table-cell office:value-type="float" office:value="714.61" calcext:value-type="float">
            <text:p>714.61</text:p>
          </table:table-cell>
          <table:table-cell office:value-type="float" office:value="144.9226" calcext:value-type="float">
            <text:p>144.9226</text:p>
          </table:table-cell>
          <table:table-cell table:formula="of:=[.B704]/16486.62" office:value-type="float" office:value="0.0087903160259653" calcext:value-type="float">
            <text:p>0.008790316025965</text:p>
          </table:table-cell>
          <table:table-cell office:value-type="float" office:value="179737.52742577" calcext:value-type="float">
            <text:p>179737.52742577</text:p>
          </table:table-cell>
        </table:table-row>
        <table:table-row table:style-name="ro1">
          <table:table-cell office:value-type="float" office:value="715.62" calcext:value-type="float">
            <text:p>715.62</text:p>
          </table:table-cell>
          <table:table-cell office:value-type="float" office:value="143.98435" calcext:value-type="float">
            <text:p>143.98435</text:p>
          </table:table-cell>
          <table:table-cell table:formula="of:=[.B705]/16486.62" office:value-type="float" office:value="0.00873340624093962" calcext:value-type="float">
            <text:p>0.00873340624094</text:p>
          </table:table-cell>
          <table:table-cell office:value-type="float" office:value="179884.0972782" calcext:value-type="float">
            <text:p>179884.0972782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143.2453" calcext:value-type="float">
            <text:p>143.2453</text:p>
          </table:table-cell>
          <table:table-cell table:formula="of:=[.B706]/16486.62" office:value-type="float" office:value="0.00868857898101612" calcext:value-type="float">
            <text:p>0.008688578981016</text:p>
          </table:table-cell>
          <table:table-cell office:value-type="float" office:value="180029.91481306" calcext:value-type="float">
            <text:p>180029.91481306</text:p>
          </table:table-cell>
        </table:table-row>
        <table:table-row table:style-name="ro1">
          <table:table-cell office:value-type="float" office:value="717.66" calcext:value-type="float">
            <text:p>717.66</text:p>
          </table:table-cell>
          <table:table-cell office:value-type="float" office:value="142.54606" calcext:value-type="float">
            <text:p>142.54606</text:p>
          </table:table-cell>
          <table:table-cell table:formula="of:=[.B707]/16486.62" office:value-type="float" office:value="0.00864616640645566" calcext:value-type="float">
            <text:p>0.008646166406456</text:p>
          </table:table-cell>
          <table:table-cell office:value-type="float" office:value="180175.02054682" calcext:value-type="float">
            <text:p>180175.02054682</text:p>
          </table:table-cell>
        </table:table-row>
        <table:table-row table:style-name="ro1">
          <table:table-cell office:value-type="float" office:value="718.68" calcext:value-type="float">
            <text:p>718.68</text:p>
          </table:table-cell>
          <table:table-cell office:value-type="float" office:value="141.82325" calcext:value-type="float">
            <text:p>141.82325</text:p>
          </table:table-cell>
          <table:table-cell table:formula="of:=[.B708]/16486.62" office:value-type="float" office:value="0.00860232418773527" calcext:value-type="float">
            <text:p>0.008602324187735</text:p>
          </table:table-cell>
          <table:table-cell office:value-type="float" office:value="180319.39049482" calcext:value-type="float">
            <text:p>180319.39049482</text:p>
          </table:table-cell>
        </table:table-row>
        <table:table-row table:style-name="ro1">
          <table:table-cell office:value-type="float" office:value="719.7" calcext:value-type="float">
            <text:p>719.7</text:p>
          </table:table-cell>
          <table:table-cell office:value-type="float" office:value="141.14778" calcext:value-type="float">
            <text:p>141.14778</text:p>
          </table:table-cell>
          <table:table-cell table:formula="of:=[.B709]/16486.62" office:value-type="float" office:value="0.00856135338838404" calcext:value-type="float">
            <text:p>0.008561353388384</text:p>
          </table:table-cell>
          <table:table-cell office:value-type="float" office:value="180463.07284304" calcext:value-type="float">
            <text:p>180463.07284304</text:p>
          </table:table-cell>
        </table:table-row>
        <table:table-row table:style-name="ro1">
          <table:table-cell office:value-type="float" office:value="720.71" calcext:value-type="float">
            <text:p>720.71</text:p>
          </table:table-cell>
          <table:table-cell office:value-type="float" office:value="140.71243" calcext:value-type="float">
            <text:p>140.71243</text:p>
          </table:table-cell>
          <table:table-cell table:formula="of:=[.B710]/16486.62" office:value-type="float" office:value="0.00853494712682163" calcext:value-type="float">
            <text:p>0.008534947126822</text:p>
          </table:table-cell>
          <table:table-cell office:value-type="float" office:value="180606.31202374" calcext:value-type="float">
            <text:p>180606.31202374</text:p>
          </table:table-cell>
        </table:table-row>
        <table:table-row table:style-name="ro1">
          <table:table-cell office:value-type="float" office:value="721.73" calcext:value-type="float">
            <text:p>721.73</text:p>
          </table:table-cell>
          <table:table-cell office:value-type="float" office:value="140.77048" calcext:value-type="float">
            <text:p>140.77048</text:p>
          </table:table-cell>
          <table:table-cell table:formula="of:=[.B711]/16486.62" office:value-type="float" office:value="0.00853846816388077" calcext:value-type="float">
            <text:p>0.008538468163881</text:p>
          </table:table-cell>
          <table:table-cell office:value-type="float" office:value="180749.61029322" calcext:value-type="float">
            <text:p>180749.61029322</text:p>
          </table:table-cell>
        </table:table-row>
        <table:table-row table:style-name="ro1">
          <table:table-cell office:value-type="float" office:value="722.75" calcext:value-type="float">
            <text:p>722.75</text:p>
          </table:table-cell>
          <table:table-cell office:value-type="float" office:value="141.54931" calcext:value-type="float">
            <text:p>141.54931</text:p>
          </table:table-cell>
          <table:table-cell table:formula="of:=[.B712]/16486.62" office:value-type="float" office:value="0.00858570828950992" calcext:value-type="float">
            <text:p>0.00858570828951</text:p>
          </table:table-cell>
          <table:table-cell office:value-type="float" office:value="180893.70138709" calcext:value-type="float">
            <text:p>180893.70138709</text:p>
          </table:table-cell>
        </table:table-row>
        <table:table-row table:style-name="ro1">
          <table:table-cell office:value-type="float" office:value="723.77" calcext:value-type="float">
            <text:p>723.77</text:p>
          </table:table-cell>
          <table:table-cell office:value-type="float" office:value="143.17464" calcext:value-type="float">
            <text:p>143.17464</text:p>
          </table:table-cell>
          <table:table-cell table:formula="of:=[.B713]/16486.62" office:value-type="float" office:value="0.00868429308129866" calcext:value-type="float">
            <text:p>0.008684293081299</text:p>
          </table:table-cell>
          <table:table-cell office:value-type="float" office:value="181039.44699033" calcext:value-type="float">
            <text:p>181039.44699033</text:p>
          </table:table-cell>
        </table:table-row>
        <table:table-row table:style-name="ro1">
          <table:table-cell office:value-type="float" office:value="724.79" calcext:value-type="float">
            <text:p>724.79</text:p>
          </table:table-cell>
          <table:table-cell office:value-type="float" office:value="145.63541" calcext:value-type="float">
            <text:p>145.63541</text:p>
          </table:table-cell>
          <table:table-cell table:formula="of:=[.B714]/16486.62" office:value-type="float" office:value="0.00883355169222072" calcext:value-type="float">
            <text:p>0.008833551692221</text:p>
          </table:table-cell>
          <table:table-cell office:value-type="float" office:value="181187.69754928" calcext:value-type="float">
            <text:p>181187.69754928</text:p>
          </table:table-cell>
        </table:table-row>
        <table:table-row table:style-name="ro1">
          <table:table-cell office:value-type="float" office:value="725.8" calcext:value-type="float">
            <text:p>725.8</text:p>
          </table:table-cell>
          <table:table-cell office:value-type="float" office:value="148.80035" calcext:value-type="float">
            <text:p>148.80035</text:p>
          </table:table-cell>
          <table:table-cell table:formula="of:=[.B715]/16486.62" office:value-type="float" office:value="0.00902552190806848" calcext:value-type="float">
            <text:p>0.009025521908068</text:p>
          </table:table-cell>
          <table:table-cell office:value-type="float" office:value="181339.16988514" calcext:value-type="float">
            <text:p>181339.16988514</text:p>
          </table:table-cell>
        </table:table-row>
        <table:table-row table:style-name="ro1">
          <table:table-cell office:value-type="float" office:value="726.82" calcext:value-type="float">
            <text:p>726.82</text:p>
          </table:table-cell>
          <table:table-cell office:value-type="float" office:value="152.47261" calcext:value-type="float">
            <text:p>152.47261</text:p>
          </table:table-cell>
          <table:table-cell table:formula="of:=[.B716]/16486.62" office:value-type="float" office:value="0.00924826374356903" calcext:value-type="float">
            <text:p>0.009248263743569</text:p>
          </table:table-cell>
          <table:table-cell office:value-type="float" office:value="181494.38042662" calcext:value-type="float">
            <text:p>181494.38042662</text:p>
          </table:table-cell>
        </table:table-row>
        <table:table-row table:style-name="ro1">
          <table:table-cell office:value-type="float" office:value="727.84" calcext:value-type="float">
            <text:p>727.84</text:p>
          </table:table-cell>
          <table:table-cell office:value-type="float" office:value="156.45227" calcext:value-type="float">
            <text:p>156.45227</text:p>
          </table:table-cell>
          <table:table-cell table:formula="of:=[.B717]/16486.62" office:value-type="float" office:value="0.00948965100184271" calcext:value-type="float">
            <text:p>0.009489651001843</text:p>
          </table:table-cell>
          <table:table-cell office:value-type="float" office:value="181653.64208325" calcext:value-type="float">
            <text:p>181653.64208325</text:p>
          </table:table-cell>
        </table:table-row>
        <table:table-row table:style-name="ro1">
          <table:table-cell office:value-type="float" office:value="728.86" calcext:value-type="float">
            <text:p>728.86</text:p>
          </table:table-cell>
          <table:table-cell office:value-type="float" office:value="160.57523" calcext:value-type="float">
            <text:p>160.57523</text:p>
          </table:table-cell>
          <table:table-cell table:formula="of:=[.B718]/16486.62" office:value-type="float" office:value="0.00973973015693939" calcext:value-type="float">
            <text:p>0.009739730156939</text:p>
          </table:table-cell>
          <table:table-cell office:value-type="float" office:value="181817.10074291" calcext:value-type="float">
            <text:p>181817.10074291</text:p>
          </table:table-cell>
        </table:table-row>
        <table:table-row table:style-name="ro1">
          <table:table-cell office:value-type="float" office:value="729.88" calcext:value-type="float">
            <text:p>729.88</text:p>
          </table:table-cell>
          <table:table-cell office:value-type="float" office:value="164.71215" calcext:value-type="float">
            <text:p>164.71215</text:p>
          </table:table-cell>
          <table:table-cell table:formula="of:=[.B719]/16486.62" office:value-type="float" office:value="0.00999065605927716" calcext:value-type="float">
            <text:p>0.009990656059277</text:p>
          </table:table-cell>
          <table:table-cell office:value-type="float" office:value="181984.77060366" calcext:value-type="float">
            <text:p>181984.77060366</text:p>
          </table:table-cell>
        </table:table-row>
        <table:table-row table:style-name="ro1">
          <table:table-cell office:value-type="float" office:value="730.89" calcext:value-type="float">
            <text:p>730.89</text:p>
          </table:table-cell>
          <table:table-cell office:value-type="float" office:value="168.73433" calcext:value-type="float">
            <text:p>168.73433</text:p>
          </table:table-cell>
          <table:table-cell table:formula="of:=[.B720]/16486.62" office:value-type="float" office:value="0.0102346223786319" calcext:value-type="float">
            <text:p>0.010234622378632</text:p>
          </table:table-cell>
          <table:table-cell office:value-type="float" office:value="182156.53486865" calcext:value-type="float">
            <text:p>182156.53486865</text:p>
          </table:table-cell>
        </table:table-row>
        <table:table-row table:style-name="ro1">
          <table:table-cell office:value-type="float" office:value="731.91" calcext:value-type="float">
            <text:p>731.91</text:p>
          </table:table-cell>
          <table:table-cell office:value-type="float" office:value="172.47431" calcext:value-type="float">
            <text:p>172.47431</text:p>
          </table:table-cell>
          <table:table-cell table:formula="of:=[.B721]/16486.62" office:value-type="float" office:value="0.0104614717874252" calcext:value-type="float">
            <text:p>0.010461471787425</text:p>
          </table:table-cell>
          <table:table-cell office:value-type="float" office:value="182332.10627117" calcext:value-type="float">
            <text:p>182332.10627117</text:p>
          </table:table-cell>
        </table:table-row>
        <table:table-row table:style-name="ro1">
          <table:table-cell office:value-type="float" office:value="732.93" calcext:value-type="float">
            <text:p>732.93</text:p>
          </table:table-cell>
          <table:table-cell office:value-type="float" office:value="175.7145" calcext:value-type="float">
            <text:p>175.7145</text:p>
          </table:table-cell>
          <table:table-cell table:formula="of:=[.B722]/16486.62" office:value-type="float" office:value="0.0106580063105718" calcext:value-type="float">
            <text:p>0.010658006310572</text:p>
          </table:table-cell>
          <table:table-cell office:value-type="float" office:value="182510.9760449" calcext:value-type="float">
            <text:p>182510.9760449</text:p>
          </table:table-cell>
        </table:table-row>
        <table:table-row table:style-name="ro1">
          <table:table-cell office:value-type="float" office:value="733.95" calcext:value-type="float">
            <text:p>733.95</text:p>
          </table:table-cell>
          <table:table-cell office:value-type="float" office:value="178.22532" calcext:value-type="float">
            <text:p>178.22532</text:p>
          </table:table-cell>
          <table:table-cell table:formula="of:=[.B723]/16486.62" office:value-type="float" office:value="0.0108103007165811" calcext:value-type="float">
            <text:p>0.010810300716581</text:p>
          </table:table-cell>
          <table:table-cell office:value-type="float" office:value="182692.40173154" calcext:value-type="float">
            <text:p>182692.40173154</text:p>
          </table:table-cell>
        </table:table-row>
        <table:table-row table:style-name="ro1">
          <table:table-cell office:value-type="float" office:value="734.96" calcext:value-type="float">
            <text:p>734.96</text:p>
          </table:table-cell>
          <table:table-cell office:value-type="float" office:value="179.84867" calcext:value-type="float">
            <text:p>179.84867</text:p>
          </table:table-cell>
          <table:table-cell table:formula="of:=[.B724]/16486.62" office:value-type="float" office:value="0.0109087654109818" calcext:value-type="float">
            <text:p>0.010908765410982</text:p>
          </table:table-cell>
          <table:table-cell office:value-type="float" office:value="182875.47991612" calcext:value-type="float">
            <text:p>182875.47991612</text:p>
          </table:table-cell>
        </table:table-row>
        <table:table-row table:style-name="ro1">
          <table:table-cell office:value-type="float" office:value="735.98" calcext:value-type="float">
            <text:p>735.98</text:p>
          </table:table-cell>
          <table:table-cell office:value-type="float" office:value="180.595" calcext:value-type="float">
            <text:p>180.595</text:p>
          </table:table-cell>
          <table:table-cell table:formula="of:=[.B725]/16486.62" office:value-type="float" office:value="0.0109540342410998" calcext:value-type="float">
            <text:p>0.0109540342411</text:p>
          </table:table-cell>
          <table:table-cell office:value-type="float" office:value="183059.31783072" calcext:value-type="float">
            <text:p>183059.3178307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80.7069" calcext:value-type="float">
            <text:p>180.7069</text:p>
          </table:table-cell>
          <table:table-cell table:formula="of:=[.B726]/16486.62" office:value-type="float" office:value="0.0109608215631828" calcext:value-type="float">
            <text:p>0.010960821563183</text:p>
          </table:table-cell>
          <table:table-cell office:value-type="float" office:value="183243.26966118" calcext:value-type="float">
            <text:p>183243.26966118</text:p>
          </table:table-cell>
        </table:table-row>
        <table:table-row table:style-name="ro1">
          <table:table-cell office:value-type="float" office:value="738.02" calcext:value-type="float">
            <text:p>738.02</text:p>
          </table:table-cell>
          <table:table-cell office:value-type="float" office:value="180.64681" calcext:value-type="float">
            <text:p>180.64681</text:p>
          </table:table-cell>
          <table:table-cell table:formula="of:=[.B727]/16486.62" office:value-type="float" office:value="0.0109571767894208" calcext:value-type="float">
            <text:p>0.010957176789421</text:p>
          </table:table-cell>
          <table:table-cell office:value-type="float" office:value="183427.16031658" calcext:value-type="float">
            <text:p>183427.16031658</text:p>
          </table:table-cell>
        </table:table-row>
        <table:table-row table:style-name="ro1">
          <table:table-cell office:value-type="float" office:value="739.04" calcext:value-type="float">
            <text:p>739.04</text:p>
          </table:table-cell>
          <table:table-cell office:value-type="float" office:value="180.99215" calcext:value-type="float">
            <text:p>180.99215</text:p>
          </table:table-cell>
          <table:table-cell table:formula="of:=[.B728]/16486.62" office:value-type="float" office:value="0.010978123472246" calcext:value-type="float">
            <text:p>0.010978123472246</text:p>
          </table:table-cell>
          <table:table-cell office:value-type="float" office:value="183611.40251243" calcext:value-type="float">
            <text:p>183611.40251243</text:p>
          </table:table-cell>
        </table:table-row>
        <table:table-row table:style-name="ro1">
          <table:table-cell office:value-type="float" office:value="740.05" calcext:value-type="float">
            <text:p>740.05</text:p>
          </table:table-cell>
          <table:table-cell office:value-type="float" office:value="182.2588" calcext:value-type="float">
            <text:p>182.2588</text:p>
          </table:table-cell>
          <table:table-cell table:formula="of:=[.B729]/16486.62" office:value-type="float" office:value="0.0110549524402212" calcext:value-type="float">
            <text:p>0.011054952440221</text:p>
          </table:table-cell>
          <table:table-cell office:value-type="float" office:value="183796.93410339" calcext:value-type="float">
            <text:p>183796.93410339</text:p>
          </table:table-cell>
        </table:table-row>
        <table:table-row table:style-name="ro1">
          <table:table-cell office:value-type="float" office:value="741.07" calcext:value-type="float">
            <text:p>741.07</text:p>
          </table:table-cell>
          <table:table-cell office:value-type="float" office:value="184.70748" calcext:value-type="float">
            <text:p>184.70748</text:p>
          </table:table-cell>
          <table:table-cell table:formula="of:=[.B730]/16486.62" office:value-type="float" office:value="0.0112034777292131" calcext:value-type="float">
            <text:p>0.011203477729213</text:p>
          </table:table-cell>
          <table:table-cell office:value-type="float" office:value="183984.95834935" calcext:value-type="float">
            <text:p>183984.95834935</text:p>
          </table:table-cell>
        </table:table-row>
        <table:table-row table:style-name="ro1">
          <table:table-cell office:value-type="float" office:value="742.09" calcext:value-type="float">
            <text:p>742.09</text:p>
          </table:table-cell>
          <table:table-cell office:value-type="float" office:value="188.20414" calcext:value-type="float">
            <text:p>188.20414</text:p>
          </table:table-cell>
          <table:table-cell table:formula="of:=[.B731]/16486.62" office:value-type="float" office:value="0.0114155685034288" calcext:value-type="float">
            <text:p>0.011415568503429</text:p>
          </table:table-cell>
          <table:table-cell office:value-type="float" office:value="184176.54204389" calcext:value-type="float">
            <text:p>184176.54204389</text:p>
          </table:table-cell>
        </table:table-row>
        <table:table-row table:style-name="ro1">
          <table:table-cell office:value-type="float" office:value="743.11" calcext:value-type="float">
            <text:p>743.11</text:p>
          </table:table-cell>
          <table:table-cell office:value-type="float" office:value="192.19536" calcext:value-type="float">
            <text:p>192.19536</text:p>
          </table:table-cell>
          <table:table-cell table:formula="of:=[.B732]/16486.62" office:value-type="float" office:value="0.011657656936352" calcext:value-type="float">
            <text:p>0.011657656936352</text:p>
          </table:table-cell>
          <table:table-cell office:value-type="float" office:value="184372.18862754" calcext:value-type="float">
            <text:p>184372.18862754</text:p>
          </table:table-cell>
        </table:table-row>
        <table:table-row table:style-name="ro1">
          <table:table-cell office:value-type="float" office:value="744.13" calcext:value-type="float">
            <text:p>744.13</text:p>
          </table:table-cell>
          <table:table-cell office:value-type="float" office:value="195.8256" calcext:value-type="float">
            <text:p>195.8256</text:p>
          </table:table-cell>
          <table:table-cell table:formula="of:=[.B733]/16486.62" office:value-type="float" office:value="0.0118778500383948" calcext:value-type="float">
            <text:p>0.011877850038395</text:p>
          </table:table-cell>
          <table:table-cell office:value-type="float" office:value="184571.53064085" calcext:value-type="float">
            <text:p>184571.53064085</text:p>
          </table:table-cell>
        </table:table-row>
        <table:table-row table:style-name="ro1">
          <table:table-cell office:value-type="float" office:value="745.14" calcext:value-type="float">
            <text:p>745.14</text:p>
          </table:table-cell>
          <table:table-cell office:value-type="float" office:value="198.17528" calcext:value-type="float">
            <text:p>198.17528</text:p>
          </table:table-cell>
          <table:table-cell table:formula="of:=[.B734]/16486.62" office:value-type="float" office:value="0.0120203704579835" calcext:value-type="float">
            <text:p>0.012020370457984</text:p>
          </table:table-cell>
          <table:table-cell office:value-type="float" office:value="184773.2645206" calcext:value-type="float">
            <text:p>184773.2645206</text:p>
          </table:table-cell>
        </table:table-row>
        <table:table-row table:style-name="ro1">
          <table:table-cell office:value-type="float" office:value="746.16" calcext:value-type="float">
            <text:p>746.16</text:p>
          </table:table-cell>
          <table:table-cell office:value-type="float" office:value="198.55411" calcext:value-type="float">
            <text:p>198.55411</text:p>
          </table:table-cell>
          <table:table-cell table:formula="of:=[.B735]/16486.62" office:value-type="float" office:value="0.0120433484850139" calcext:value-type="float">
            <text:p>0.012043348485014</text:p>
          </table:table-cell>
          <table:table-cell office:value-type="float" office:value="184975.38403194" calcext:value-type="float">
            <text:p>184975.38403194</text:p>
          </table:table-cell>
        </table:table-row>
        <table:table-row table:style-name="ro1">
          <table:table-cell office:value-type="float" office:value="747.18" calcext:value-type="float">
            <text:p>747.18</text:p>
          </table:table-cell>
          <table:table-cell office:value-type="float" office:value="196.75889" calcext:value-type="float">
            <text:p>196.75889</text:p>
          </table:table-cell>
          <table:table-cell table:formula="of:=[.B736]/16486.62" office:value-type="float" office:value="0.0119344589733978" calcext:value-type="float">
            <text:p>0.011934458973398</text:p>
          </table:table-cell>
          <table:table-cell office:value-type="float" office:value="185175.67608672" calcext:value-type="float">
            <text:p>185175.67608672</text:p>
          </table:table-cell>
        </table:table-row>
        <table:table-row table:style-name="ro1">
          <table:table-cell office:value-type="float" office:value="748.2" calcext:value-type="float">
            <text:p>748.2</text:p>
          </table:table-cell>
          <table:table-cell office:value-type="float" office:value="193.20829" calcext:value-type="float">
            <text:p>193.20829</text:p>
          </table:table-cell>
          <table:table-cell table:formula="of:=[.B737]/16486.62" office:value-type="float" office:value="0.0117190964551861" calcext:value-type="float">
            <text:p>0.011719096455186</text:p>
          </table:table-cell>
          <table:table-cell office:value-type="float" office:value="185372.35379305" calcext:value-type="float">
            <text:p>185372.35379305</text:p>
          </table:table-cell>
        </table:table-row>
        <table:table-row table:style-name="ro1">
          <table:table-cell office:value-type="float" office:value="749.22" calcext:value-type="float">
            <text:p>749.22</text:p>
          </table:table-cell>
          <table:table-cell office:value-type="float" office:value="188.90008" calcext:value-type="float">
            <text:p>188.90008</text:p>
          </table:table-cell>
          <table:table-cell table:formula="of:=[.B738]/16486.62" office:value-type="float" office:value="0.0114577809156759" calcext:value-type="float">
            <text:p>0.011457780915676</text:p>
          </table:table-cell>
          <table:table-cell office:value-type="float" office:value="185564.645923" calcext:value-type="float">
            <text:p>185564.645923</text:p>
          </table:table-cell>
        </table:table-row>
        <table:table-row table:style-name="ro1">
          <table:table-cell office:value-type="float" office:value="750.23" calcext:value-type="float">
            <text:p>750.23</text:p>
          </table:table-cell>
          <table:table-cell office:value-type="float" office:value="185.18819" calcext:value-type="float">
            <text:p>185.18819</text:p>
          </table:table-cell>
          <table:table-cell table:formula="of:=[.B739]/16486.62" office:value-type="float" office:value="0.0112326353127566" calcext:value-type="float">
            <text:p>0.011232635312757</text:p>
          </table:table-cell>
          <table:table-cell office:value-type="float" office:value="185753.15950616" calcext:value-type="float">
            <text:p>185753.15950616</text:p>
          </table:table-cell>
        </table:table-row>
        <table:table-row table:style-name="ro1">
          <table:table-cell office:value-type="float" office:value="751.25" calcext:value-type="float">
            <text:p>751.25</text:p>
          </table:table-cell>
          <table:table-cell office:value-type="float" office:value="183.43321" calcext:value-type="float">
            <text:p>183.43321</text:p>
          </table:table-cell>
          <table:table-cell table:formula="of:=[.B740]/16486.62" office:value-type="float" office:value="0.0111261865682596" calcext:value-type="float">
            <text:p>0.01112618656826</text:p>
          </table:table-cell>
          <table:table-cell office:value-type="float" office:value="185939.88659852" calcext:value-type="float">
            <text:p>185939.88659852</text:p>
          </table:table-cell>
        </table:table-row>
        <table:table-row table:style-name="ro1">
          <table:table-cell office:value-type="float" office:value="752.27" calcext:value-type="float">
            <text:p>752.27</text:p>
          </table:table-cell>
          <table:table-cell office:value-type="float" office:value="184.62157" calcext:value-type="float">
            <text:p>184.62157</text:p>
          </table:table-cell>
          <table:table-cell table:formula="of:=[.B741]/16486.62" office:value-type="float" office:value="0.0111982668369866" calcext:value-type="float">
            <text:p>0.011198266836987</text:p>
          </table:table-cell>
          <table:table-cell office:value-type="float" office:value="186127.82339058" calcext:value-type="float">
            <text:p>186127.82339058</text:p>
          </table:table-cell>
        </table:table-row>
        <table:table-row table:style-name="ro1">
          <table:table-cell office:value-type="float" office:value="753.29" calcext:value-type="float">
            <text:p>753.29</text:p>
          </table:table-cell>
          <table:table-cell office:value-type="float" office:value="189.06365" calcext:value-type="float">
            <text:p>189.06365</text:p>
          </table:table-cell>
          <table:table-cell table:formula="of:=[.B742]/16486.62" office:value-type="float" office:value="0.0114677022943454" calcext:value-type="float">
            <text:p>0.011467702294345</text:p>
          </table:table-cell>
          <table:table-cell office:value-type="float" office:value="186320.28202813" calcext:value-type="float">
            <text:p>186320.28202813</text:p>
          </table:table-cell>
        </table:table-row>
        <table:table-row table:style-name="ro1">
          <table:table-cell office:value-type="float" office:value="754.31" calcext:value-type="float">
            <text:p>754.31</text:p>
          </table:table-cell>
          <table:table-cell office:value-type="float" office:value="196.26339" calcext:value-type="float">
            <text:p>196.26339</text:p>
          </table:table-cell>
          <table:table-cell table:formula="of:=[.B743]/16486.62" office:value-type="float" office:value="0.0119044042987586" calcext:value-type="float">
            <text:p>0.011904404298759</text:p>
          </table:table-cell>
          <table:table-cell office:value-type="float" office:value="186520.06969248" calcext:value-type="float">
            <text:p>186520.06969248</text:p>
          </table:table-cell>
        </table:table-row>
        <table:table-row table:style-name="ro1">
          <table:table-cell office:value-type="float" office:value="755.32" calcext:value-type="float">
            <text:p>755.32</text:p>
          </table:table-cell>
          <table:table-cell office:value-type="float" office:value="205.00589" calcext:value-type="float">
            <text:p>205.00589</text:p>
          </table:table-cell>
          <table:table-cell table:formula="of:=[.B744]/16486.62" office:value-type="float" office:value="0.0124346827912574" calcext:value-type="float">
            <text:p>0.012434682791257</text:p>
          </table:table-cell>
          <table:table-cell office:value-type="float" office:value="186728.75684708" calcext:value-type="float">
            <text:p>186728.75684708</text:p>
          </table:table-cell>
        </table:table-row>
        <table:table-row table:style-name="ro1">
          <table:table-cell office:value-type="float" office:value="756.34" calcext:value-type="float">
            <text:p>756.34</text:p>
          </table:table-cell>
          <table:table-cell office:value-type="float" office:value="213.64803" calcext:value-type="float">
            <text:p>213.64803</text:p>
          </table:table-cell>
          <table:table-cell table:formula="of:=[.B745]/16486.62" office:value-type="float" office:value="0.0129588739232177" calcext:value-type="float">
            <text:p>0.012958873923218</text:p>
          </table:table-cell>
          <table:table-cell office:value-type="float" office:value="186946.24132088" calcext:value-type="float">
            <text:p>186946.24132088</text:p>
          </table:table-cell>
        </table:table-row>
        <table:table-row table:style-name="ro1">
          <table:table-cell office:value-type="float" office:value="757.36" calcext:value-type="float">
            <text:p>757.36</text:p>
          </table:table-cell>
          <table:table-cell office:value-type="float" office:value="220.5378" calcext:value-type="float">
            <text:p>220.5378</text:p>
          </table:table-cell>
          <table:table-cell table:formula="of:=[.B746]/16486.62" office:value-type="float" office:value="0.0133767746208744" calcext:value-type="float">
            <text:p>0.013376774620874</text:p>
          </table:table-cell>
          <table:table-cell office:value-type="float" office:value="187170.73928555" calcext:value-type="float">
            <text:p>187170.73928555</text:p>
          </table:table-cell>
        </table:table-row>
        <table:table-row table:style-name="ro1">
          <table:table-cell office:value-type="float" office:value="758.38" calcext:value-type="float">
            <text:p>758.38</text:p>
          </table:table-cell>
          <table:table-cell office:value-type="float" office:value="224.44865" calcext:value-type="float">
            <text:p>224.44865</text:p>
          </table:table-cell>
          <table:table-cell table:formula="of:=[.B747]/16486.62" office:value-type="float" office:value="0.0136139881916366" calcext:value-type="float">
            <text:p>0.013613988191637</text:p>
          </table:table-cell>
          <table:table-cell office:value-type="float" office:value="187399.21832383" calcext:value-type="float">
            <text:p>187399.21832383</text:p>
          </table:table-cell>
        </table:table-row>
        <table:table-row table:style-name="ro1">
          <table:table-cell office:value-type="float" office:value="759.4" calcext:value-type="float">
            <text:p>759.4</text:p>
          </table:table-cell>
          <table:table-cell office:value-type="float" office:value="224.90741" calcext:value-type="float">
            <text:p>224.90741</text:p>
          </table:table-cell>
          <table:table-cell table:formula="of:=[.B748]/16486.62" office:value-type="float" office:value="0.0136418143925195" calcext:value-type="float">
            <text:p>0.01364181439252</text:p>
          </table:table-cell>
          <table:table-cell office:value-type="float" office:value="187628.1643622" calcext:value-type="float">
            <text:p>187628.1643622</text:p>
          </table:table-cell>
        </table:table-row>
        <table:table-row table:style-name="ro1">
          <table:table-cell office:value-type="float" office:value="760.41" calcext:value-type="float">
            <text:p>760.41</text:p>
          </table:table-cell>
          <table:table-cell office:value-type="float" office:value="222.32261" calcext:value-type="float">
            <text:p>222.32261</text:p>
          </table:table-cell>
          <table:table-cell table:formula="of:=[.B749]/16486.62" office:value-type="float" office:value="0.0134850327113744" calcext:value-type="float">
            <text:p>0.013485032711375</text:p>
          </table:table-cell>
          <table:table-cell office:value-type="float" office:value="187854.47918783" calcext:value-type="float">
            <text:p>187854.47918783</text:p>
          </table:table-cell>
        </table:table-row>
        <table:table-row table:style-name="ro1">
          <table:table-cell office:value-type="float" office:value="761.43" calcext:value-type="float">
            <text:p>761.43</text:p>
          </table:table-cell>
          <table:table-cell office:value-type="float" office:value="217.8755" calcext:value-type="float">
            <text:p>217.8755</text:p>
          </table:table-cell>
          <table:table-cell table:formula="of:=[.B750]/16486.62" office:value-type="float" office:value="0.0132152921581258" calcext:value-type="float">
            <text:p>0.013215292158126</text:p>
          </table:table-cell>
          <table:table-cell office:value-type="float" office:value="188076.2670497" calcext:value-type="float">
            <text:p>188076.2670497</text:p>
          </table:table-cell>
        </table:table-row>
        <table:table-row table:style-name="ro1">
          <table:table-cell office:value-type="float" office:value="762.45" calcext:value-type="float">
            <text:p>762.45</text:p>
          </table:table-cell>
          <table:table-cell office:value-type="float" office:value="213.20398" calcext:value-type="float">
            <text:p>213.20398</text:p>
          </table:table-cell>
          <table:table-cell table:formula="of:=[.B751]/16486.62" office:value-type="float" office:value="0.0129319399610108" calcext:value-type="float">
            <text:p>0.012931939961011</text:p>
          </table:table-cell>
          <table:table-cell office:value-type="float" office:value="188293.29949903" calcext:value-type="float">
            <text:p>188293.29949903</text:p>
          </table:table-cell>
        </table:table-row>
        <table:table-row table:style-name="ro1">
          <table:table-cell office:value-type="float" office:value="763.47" calcext:value-type="float">
            <text:p>763.47</text:p>
          </table:table-cell>
          <table:table-cell office:value-type="float" office:value="209.96866" calcext:value-type="float">
            <text:p>209.96866</text:p>
          </table:table-cell>
          <table:table-cell table:formula="of:=[.B752]/16486.62" office:value-type="float" office:value="0.0127357008289146" calcext:value-type="float">
            <text:p>0.012735700828915</text:p>
          </table:table-cell>
          <table:table-cell office:value-type="float" office:value="188507.03853113" calcext:value-type="float">
            <text:p>188507.03853113</text:p>
          </table:table-cell>
        </table:table-row>
        <table:table-row table:style-name="ro1">
          <table:table-cell office:value-type="float" office:value="764.49" calcext:value-type="float">
            <text:p>764.49</text:p>
          </table:table-cell>
          <table:table-cell office:value-type="float" office:value="209.423" calcext:value-type="float">
            <text:p>209.423</text:p>
          </table:table-cell>
          <table:table-cell table:formula="of:=[.B753]/16486.62" office:value-type="float" office:value="0.0127026036871111" calcext:value-type="float">
            <text:p>0.012702603687111</text:p>
          </table:table-cell>
          <table:table-cell office:value-type="float" office:value="188720.22210987" calcext:value-type="float">
            <text:p>188720.22210987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212.10504" calcext:value-type="float">
            <text:p>212.10504</text:p>
          </table:table-cell>
          <table:table-cell table:formula="of:=[.B754]/16486.62" office:value-type="float" office:value="0.0128652834844256" calcext:value-type="float">
            <text:p>0.012865283484426</text:p>
          </table:table-cell>
          <table:table-cell office:value-type="float" office:value="188936.13588927" calcext:value-type="float">
            <text:p>188936.13588927</text:p>
          </table:table-cell>
        </table:table-row>
        <table:table-row table:style-name="ro1">
          <table:table-cell office:value-type="float" office:value="766.52" calcext:value-type="float">
            <text:p>766.52</text:p>
          </table:table-cell>
          <table:table-cell office:value-type="float" office:value="217.72905" calcext:value-type="float">
            <text:p>217.72905</text:p>
          </table:table-cell>
          <table:table-cell table:formula="of:=[.B755]/16486.62" office:value-type="float" office:value="0.0132064091972763" calcext:value-type="float">
            <text:p>0.013206409197276</text:p>
          </table:table-cell>
          <table:table-cell office:value-type="float" office:value="189157.77466247" calcext:value-type="float">
            <text:p>189157.77466247</text:p>
          </table:table-cell>
        </table:table-row>
        <table:table-row table:style-name="ro1">
          <table:table-cell office:value-type="float" office:value="767.54" calcext:value-type="float">
            <text:p>767.54</text:p>
          </table:table-cell>
          <table:table-cell office:value-type="float" office:value="225.29412" calcext:value-type="float">
            <text:p>225.29412</text:p>
          </table:table-cell>
          <table:table-cell table:formula="of:=[.B756]/16486.62" office:value-type="float" office:value="0.0136652703828923" calcext:value-type="float">
            <text:p>0.013665270382892</text:p>
          </table:table-cell>
          <table:table-cell office:value-type="float" office:value="189387.114357" calcext:value-type="float">
            <text:p>189387.114357</text:p>
          </table:table-cell>
        </table:table-row>
        <table:table-row table:style-name="ro1">
          <table:table-cell office:value-type="float" office:value="768.56" calcext:value-type="float">
            <text:p>768.56</text:p>
          </table:table-cell>
          <table:table-cell office:value-type="float" office:value="233.36362" calcext:value-type="float">
            <text:p>233.36362</text:p>
          </table:table-cell>
          <table:table-cell table:formula="of:=[.B757]/16486.62" office:value-type="float" office:value="0.0141547278944987" calcext:value-type="float">
            <text:p>0.014154727894499</text:p>
          </table:table-cell>
          <table:table-cell office:value-type="float" office:value="189624.66845372" calcext:value-type="float">
            <text:p>189624.66845372</text:p>
          </table:table-cell>
        </table:table-row>
        <table:table-row table:style-name="ro1">
          <table:table-cell office:value-type="float" office:value="769.58" calcext:value-type="float">
            <text:p>769.58</text:p>
          </table:table-cell>
          <table:table-cell office:value-type="float" office:value="240.42475" calcext:value-type="float">
            <text:p>240.42475</text:p>
          </table:table-cell>
          <table:table-cell table:formula="of:=[.B758]/16486.62" office:value-type="float" office:value="0.014583022475195" calcext:value-type="float">
            <text:p>0.014583022475195</text:p>
          </table:table-cell>
          <table:table-cell office:value-type="float" office:value="189869.41047803" calcext:value-type="float">
            <text:p>189869.41047803</text:p>
          </table:table-cell>
        </table:table-row>
        <table:table-row table:style-name="ro1">
          <table:table-cell office:value-type="float" office:value="770.59" calcext:value-type="float">
            <text:p>770.59</text:p>
          </table:table-cell>
          <table:table-cell office:value-type="float" office:value="245.22525" calcext:value-type="float">
            <text:p>245.22525</text:p>
          </table:table-cell>
          <table:table-cell table:formula="of:=[.B759]/16486.62" office:value-type="float" office:value="0.0148741979860032" calcext:value-type="float">
            <text:p>0.014874197986003</text:p>
          </table:table-cell>
          <table:table-cell office:value-type="float" office:value="190119.03920435" calcext:value-type="float">
            <text:p>190119.03920435</text:p>
          </table:table-cell>
        </table:table-row>
        <table:table-row table:style-name="ro1">
          <table:table-cell office:value-type="float" office:value="771.61" calcext:value-type="float">
            <text:p>771.61</text:p>
          </table:table-cell>
          <table:table-cell office:value-type="float" office:value="247.00492" calcext:value-type="float">
            <text:p>247.00492</text:p>
          </table:table-cell>
          <table:table-cell table:formula="of:=[.B760]/16486.62" office:value-type="float" office:value="0.0149821443085363" calcext:value-type="float">
            <text:p>0.014982144308536</text:p>
          </table:table-cell>
          <table:table-cell office:value-type="float" office:value="190370.47955836" calcext:value-type="float">
            <text:p>190370.47955836</text:p>
          </table:table-cell>
        </table:table-row>
        <table:table-row table:style-name="ro1">
          <table:table-cell office:value-type="float" office:value="772.63" calcext:value-type="float">
            <text:p>772.63</text:p>
          </table:table-cell>
          <table:table-cell office:value-type="float" office:value="245.58399" calcext:value-type="float">
            <text:p>245.58399</text:p>
          </table:table-cell>
          <table:table-cell table:formula="of:=[.B761]/16486.62" office:value-type="float" office:value="0.0148959574491315" calcext:value-type="float">
            <text:p>0.014895957449132</text:p>
          </table:table-cell>
          <table:table-cell office:value-type="float" office:value="190620.47346374" calcext:value-type="float">
            <text:p>190620.47346374</text:p>
          </table:table-cell>
        </table:table-row>
        <table:table-row table:style-name="ro1">
          <table:table-cell office:value-type="float" office:value="773.65" calcext:value-type="float">
            <text:p>773.65</text:p>
          </table:table-cell>
          <table:table-cell office:value-type="float" office:value="241.3195" calcext:value-type="float">
            <text:p>241.3195</text:p>
          </table:table-cell>
          <table:table-cell table:formula="of:=[.B762]/16486.62" office:value-type="float" office:value="0.0146372937569981" calcext:value-type="float">
            <text:p>0.014637293756998</text:p>
          </table:table-cell>
          <table:table-cell office:value-type="float" office:value="190866.12630531" calcext:value-type="float">
            <text:p>190866.12630531</text:p>
          </table:table-cell>
        </table:table-row>
        <table:table-row table:style-name="ro1">
          <table:table-cell office:value-type="float" office:value="774.67" calcext:value-type="float">
            <text:p>774.67</text:p>
          </table:table-cell>
          <table:table-cell office:value-type="float" office:value="234.97706" calcext:value-type="float">
            <text:p>234.97706</text:p>
          </table:table-cell>
          <table:table-cell table:formula="of:=[.B763]/16486.62" office:value-type="float" office:value="0.0142525914954066" calcext:value-type="float">
            <text:p>0.014252591495407</text:p>
          </table:table-cell>
          <table:table-cell office:value-type="float" office:value="191105.32281625" calcext:value-type="float">
            <text:p>191105.32281625</text:p>
          </table:table-cell>
        </table:table-row>
        <table:table-row table:style-name="ro1">
          <table:table-cell office:value-type="float" office:value="775.68" calcext:value-type="float">
            <text:p>775.68</text:p>
          </table:table-cell>
          <table:table-cell office:value-type="float" office:value="227.5765" calcext:value-type="float">
            <text:p>227.5765</text:p>
          </table:table-cell>
          <table:table-cell table:formula="of:=[.B764]/16486.62" office:value-type="float" office:value="0.0138037087043918" calcext:value-type="float">
            <text:p>0.013803708704392</text:p>
          </table:table-cell>
          <table:table-cell office:value-type="float" office:value="191336.9858754" calcext:value-type="float">
            <text:p>191336.9858754</text:p>
          </table:table-cell>
        </table:table-row>
        <table:table-row table:style-name="ro1">
          <table:table-cell office:value-type="float" office:value="776.7" calcext:value-type="float">
            <text:p>776.7</text:p>
          </table:table-cell>
          <table:table-cell office:value-type="float" office:value="220.25633" calcext:value-type="float">
            <text:p>220.25633</text:p>
          </table:table-cell>
          <table:table-cell table:formula="of:=[.B765]/16486.62" office:value-type="float" office:value="0.0133597019886429" calcext:value-type="float">
            <text:p>0.013359701988643</text:p>
          </table:table-cell>
          <table:table-cell office:value-type="float" office:value="191561.19731311" calcext:value-type="float">
            <text:p>191561.19731311</text:p>
          </table:table-cell>
        </table:table-row>
        <table:table-row table:style-name="ro1">
          <table:table-cell office:value-type="float" office:value="777.72" calcext:value-type="float">
            <text:p>777.72</text:p>
          </table:table-cell>
          <table:table-cell office:value-type="float" office:value="214.17289" calcext:value-type="float">
            <text:p>214.17289</text:p>
          </table:table-cell>
          <table:table-cell table:formula="of:=[.B766]/16486.62" office:value-type="float" office:value="0.0129907094358941" calcext:value-type="float">
            <text:p>0.012990709435894</text:p>
          </table:table-cell>
          <table:table-cell office:value-type="float" office:value="191779.21607053" calcext:value-type="float">
            <text:p>191779.21607053</text:p>
          </table:table-cell>
        </table:table-row>
        <table:table-row table:style-name="ro1">
          <table:table-cell office:value-type="float" office:value="778.74" calcext:value-type="float">
            <text:p>778.74</text:p>
          </table:table-cell>
          <table:table-cell office:value-type="float" office:value="210.42203" calcext:value-type="float">
            <text:p>210.42203</text:p>
          </table:table-cell>
          <table:table-cell table:formula="of:=[.B767]/16486.62" office:value-type="float" office:value="0.0127632000980189" calcext:value-type="float">
            <text:p>0.012763200098019</text:p>
          </table:table-cell>
          <table:table-cell office:value-type="float" office:value="191993.41661238" calcext:value-type="float">
            <text:p>191993.41661238</text:p>
          </table:table-cell>
        </table:table-row>
        <table:table-row table:style-name="ro1">
          <table:table-cell office:value-type="float" office:value="779.75" calcext:value-type="float">
            <text:p>779.75</text:p>
          </table:table-cell>
          <table:table-cell office:value-type="float" office:value="209.95752" calcext:value-type="float">
            <text:p>209.95752</text:p>
          </table:table-cell>
          <table:table-cell table:formula="of:=[.B768]/16486.62" office:value-type="float" office:value="0.0127350251294686" calcext:value-type="float">
            <text:p>0.012735025129469</text:p>
          </table:table-cell>
          <table:table-cell office:value-type="float" office:value="192207.14431166" calcext:value-type="float">
            <text:p>192207.14431166</text:p>
          </table:table-cell>
        </table:table-row>
        <table:table-row table:style-name="ro1">
          <table:table-cell office:value-type="float" office:value="780.77" calcext:value-type="float">
            <text:p>780.77</text:p>
          </table:table-cell>
          <table:table-cell office:value-type="float" office:value="213.48784" calcext:value-type="float">
            <text:p>213.48784</text:p>
          </table:table-cell>
          <table:table-cell table:formula="of:=[.B769]/16486.62" office:value-type="float" office:value="0.0129491575592814" calcext:value-type="float">
            <text:p>0.012949157559281</text:p>
          </table:table-cell>
          <table:table-cell office:value-type="float" office:value="192424.46571576" calcext:value-type="float">
            <text:p>192424.46571576</text:p>
          </table:table-cell>
        </table:table-row>
        <table:table-row table:style-name="ro1">
          <table:table-cell office:value-type="float" office:value="781.79" calcext:value-type="float">
            <text:p>781.79</text:p>
          </table:table-cell>
          <table:table-cell office:value-type="float" office:value="221.35612" calcext:value-type="float">
            <text:p>221.35612</text:p>
          </table:table-cell>
          <table:table-cell table:formula="of:=[.B770]/16486.62" office:value-type="float" office:value="0.0134264100221877" calcext:value-type="float">
            <text:p>0.013426410022188</text:p>
          </table:table-cell>
          <table:table-cell office:value-type="float" office:value="192649.79669156" calcext:value-type="float">
            <text:p>192649.79669156</text:p>
          </table:table-cell>
        </table:table-row>
        <table:table-row table:style-name="ro1">
          <table:table-cell office:value-type="float" office:value="782.81" calcext:value-type="float">
            <text:p>782.81</text:p>
          </table:table-cell>
          <table:table-cell office:value-type="float" office:value="233.43546" calcext:value-type="float">
            <text:p>233.43546</text:p>
          </table:table-cell>
          <table:table-cell table:formula="of:=[.B771]/16486.62" office:value-type="float" office:value="0.014159085367407" calcext:value-type="float">
            <text:p>0.014159085367407</text:p>
          </table:table-cell>
          <table:table-cell office:value-type="float" office:value="192887.42392027" calcext:value-type="float">
            <text:p>192887.42392027</text:p>
          </table:table-cell>
        </table:table-row>
        <table:table-row table:style-name="ro1">
          <table:table-cell office:value-type="float" office:value="783.83" calcext:value-type="float">
            <text:p>783.83</text:p>
          </table:table-cell>
          <table:table-cell office:value-type="float" office:value="249.08654" calcext:value-type="float">
            <text:p>249.08654</text:p>
          </table:table-cell>
          <table:table-cell table:formula="of:=[.B772]/16486.62" office:value-type="float" office:value="0.015108405482749" calcext:value-type="float">
            <text:p>0.015108405482749</text:p>
          </table:table-cell>
          <table:table-cell office:value-type="float" office:value="193140.98326777" calcext:value-type="float">
            <text:p>193140.98326777</text:p>
          </table:table-cell>
        </table:table-row>
        <table:table-row table:style-name="ro1">
          <table:table-cell office:value-type="float" office:value="784.84" calcext:value-type="float">
            <text:p>784.84</text:p>
          </table:table-cell>
          <table:table-cell office:value-type="float" office:value="267.21842" calcext:value-type="float">
            <text:p>267.21842</text:p>
          </table:table-cell>
          <table:table-cell table:formula="of:=[.B773]/16486.62" office:value-type="float" office:value="0.0162081991336005" calcext:value-type="float">
            <text:p>0.016208199133601</text:p>
          </table:table-cell>
          <table:table-cell office:value-type="float" office:value="193413.00008618" calcext:value-type="float">
            <text:p>193413.00008618</text:p>
          </table:table-cell>
        </table:table-row>
        <table:table-row table:style-name="ro1">
          <table:table-cell office:value-type="float" office:value="785.86" calcext:value-type="float">
            <text:p>785.86</text:p>
          </table:table-cell>
          <table:table-cell office:value-type="float" office:value="286.46504" calcext:value-type="float">
            <text:p>286.46504</text:p>
          </table:table-cell>
          <table:table-cell table:formula="of:=[.B774]/16486.62" office:value-type="float" office:value="0.0173756076139318" calcext:value-type="float">
            <text:p>0.017375607613932</text:p>
          </table:table-cell>
          <table:table-cell office:value-type="float" office:value="193704.60913341" calcext:value-type="float">
            <text:p>193704.60913341</text:p>
          </table:table-cell>
        </table:table-row>
        <table:table-row table:style-name="ro1">
          <table:table-cell office:value-type="float" office:value="786.88" calcext:value-type="float">
            <text:p>786.88</text:p>
          </table:table-cell>
          <table:table-cell office:value-type="float" office:value="305.4494" calcext:value-type="float">
            <text:p>305.4494</text:p>
          </table:table-cell>
          <table:table-cell table:formula="of:=[.B775]/16486.62" office:value-type="float" office:value="0.0185271086493168" calcext:value-type="float">
            <text:p>0.018527108649317</text:p>
          </table:table-cell>
          <table:table-cell office:value-type="float" office:value="194015.54344181" calcext:value-type="float">
            <text:p>194015.54344181</text:p>
          </table:table-cell>
        </table:table-row>
        <table:table-row table:style-name="ro1">
          <table:table-cell office:value-type="float" office:value="787.9" calcext:value-type="float">
            <text:p>787.9</text:p>
          </table:table-cell>
          <table:table-cell office:value-type="float" office:value="323.07183" calcext:value-type="float">
            <text:p>323.07183</text:p>
          </table:table-cell>
          <table:table-cell table:formula="of:=[.B776]/16486.62" office:value-type="float" office:value="0.0195960014848404" calcext:value-type="float">
            <text:p>0.019596001484841</text:p>
          </table:table-cell>
          <table:table-cell office:value-type="float" office:value="194344.41662359" calcext:value-type="float">
            <text:p>194344.41662359</text:p>
          </table:table-cell>
        </table:table-row>
        <table:table-row table:style-name="ro1">
          <table:table-cell office:value-type="float" office:value="788.92" calcext:value-type="float">
            <text:p>788.92</text:p>
          </table:table-cell>
          <table:table-cell office:value-type="float" office:value="338.74261" calcext:value-type="float">
            <text:p>338.74261</text:p>
          </table:table-cell>
          <table:table-cell table:formula="of:=[.B777]/16486.62" office:value-type="float" office:value="0.0205465165085384" calcext:value-type="float">
            <text:p>0.020546516508539</text:p>
          </table:table-cell>
          <table:table-cell office:value-type="float" office:value="194689.24197969" calcext:value-type="float">
            <text:p>194689.24197969</text:p>
          </table:table-cell>
        </table:table-row>
        <table:table-row table:style-name="ro1">
          <table:table-cell office:value-type="float" office:value="789.93" calcext:value-type="float">
            <text:p>789.93</text:p>
          </table:table-cell>
          <table:table-cell office:value-type="float" office:value="352.49096" calcext:value-type="float">
            <text:p>352.49096</text:p>
          </table:table-cell>
          <table:table-cell table:formula="of:=[.B778]/16486.62" office:value-type="float" office:value="0.0213804260667135" calcext:value-type="float">
            <text:p>0.021380426066714</text:p>
          </table:table-cell>
          <table:table-cell office:value-type="float" office:value="195048.06256588" calcext:value-type="float">
            <text:p>195048.06256588</text:p>
          </table:table-cell>
        </table:table-row>
        <table:table-row table:style-name="ro1">
          <table:table-cell office:value-type="float" office:value="790.95" calcext:value-type="float">
            <text:p>790.95</text:p>
          </table:table-cell>
          <table:table-cell office:value-type="float" office:value="364.91856" calcext:value-type="float">
            <text:p>364.91856</text:p>
          </table:table-cell>
          <table:table-cell table:formula="of:=[.B779]/16486.62" office:value-type="float" office:value="0.0221342252080778" calcext:value-type="float">
            <text:p>0.022134225208078</text:p>
          </table:table-cell>
          <table:table-cell office:value-type="float" office:value="195419.53391637" calcext:value-type="float">
            <text:p>195419.53391637</text:p>
          </table:table-cell>
        </table:table-row>
        <table:table-row table:style-name="ro1">
          <table:table-cell office:value-type="float" office:value="791.97" calcext:value-type="float">
            <text:p>791.97</text:p>
          </table:table-cell>
          <table:table-cell office:value-type="float" office:value="377.0131" calcext:value-type="float">
            <text:p>377.0131</text:p>
          </table:table-cell>
          <table:table-cell table:formula="of:=[.B780]/16486.62" office:value-type="float" office:value="0.0228678225130439" calcext:value-type="float">
            <text:p>0.022867822513044</text:p>
          </table:table-cell>
          <table:table-cell office:value-type="float" office:value="195803.31698808" calcext:value-type="float">
            <text:p>195803.31698808</text:p>
          </table:table-cell>
        </table:table-row>
        <table:table-row table:style-name="ro1">
          <table:table-cell office:value-type="float" office:value="792.99" calcext:value-type="float">
            <text:p>792.99</text:p>
          </table:table-cell>
          <table:table-cell office:value-type="float" office:value="389.87894" calcext:value-type="float">
            <text:p>389.87894</text:p>
          </table:table-cell>
          <table:table-cell table:formula="of:=[.B781]/16486.62" office:value-type="float" office:value="0.023648203209633" calcext:value-type="float">
            <text:p>0.023648203209633</text:p>
          </table:table-cell>
          <table:table-cell office:value-type="float" office:value="196200.19691995" calcext:value-type="float">
            <text:p>196200.19691995</text:p>
          </table:table-cell>
        </table:table-row>
        <table:table-row table:style-name="ro1">
          <table:table-cell office:value-type="float" office:value="794.01" calcext:value-type="float">
            <text:p>794.01</text:p>
          </table:table-cell>
          <table:table-cell office:value-type="float" office:value="404.46267" calcext:value-type="float">
            <text:p>404.46267</text:p>
          </table:table-cell>
          <table:table-cell table:formula="of:=[.B782]/16486.62" office:value-type="float" office:value="0.0245327829476266" calcext:value-type="float">
            <text:p>0.024532782947627</text:p>
          </table:table-cell>
          <table:table-cell office:value-type="float" office:value="196611.92246128" calcext:value-type="float">
            <text:p>196611.92246128</text:p>
          </table:table-cell>
        </table:table-row>
        <table:table-row table:style-name="ro1">
          <table:table-cell office:value-type="float" office:value="795.02" calcext:value-type="float">
            <text:p>795.02</text:p>
          </table:table-cell>
          <table:table-cell office:value-type="float" office:value="421.34592" calcext:value-type="float">
            <text:p>421.34592</text:p>
          </table:table-cell>
          <table:table-cell table:formula="of:=[.B783]/16486.62" office:value-type="float" office:value="0.0255568406380447" calcext:value-type="float">
            <text:p>0.025556840638045</text:p>
          </table:table-cell>
          <table:table-cell office:value-type="float" office:value="197040.83442783" calcext:value-type="float">
            <text:p>197040.83442783</text:p>
          </table:table-cell>
        </table:table-row>
        <table:table-row table:style-name="ro1">
          <table:table-cell office:value-type="float" office:value="796.04" calcext:value-type="float">
            <text:p>796.04</text:p>
          </table:table-cell>
          <table:table-cell office:value-type="float" office:value="440.6498" calcext:value-type="float">
            <text:p>440.6498</text:p>
          </table:table-cell>
          <table:table-cell table:formula="of:=[.B784]/16486.62" office:value-type="float" office:value="0.0267277222377904" calcext:value-type="float">
            <text:p>0.02672772223779</text:p>
          </table:table-cell>
          <table:table-cell office:value-type="float" office:value="197489.39690968" calcext:value-type="float">
            <text:p>197489.39690968</text:p>
          </table:table-cell>
        </table:table-row>
        <table:table-row table:style-name="ro1">
          <table:table-cell office:value-type="float" office:value="797.06" calcext:value-type="float">
            <text:p>797.06</text:p>
          </table:table-cell>
          <table:table-cell office:value-type="float" office:value="462.05832" calcext:value-type="float">
            <text:p>462.05832</text:p>
          </table:table-cell>
          <table:table-cell table:formula="of:=[.B785]/16486.62" office:value-type="float" office:value="0.0280262612955233" calcext:value-type="float">
            <text:p>0.028026261295523</text:p>
          </table:table-cell>
          <table:table-cell office:value-type="float" office:value="197959.75234339" calcext:value-type="float">
            <text:p>197959.75234339</text:p>
          </table:table-cell>
        </table:table-row>
        <table:table-row table:style-name="ro1">
          <table:table-cell office:value-type="float" office:value="798.08" calcext:value-type="float">
            <text:p>798.08</text:p>
          </table:table-cell>
          <table:table-cell office:value-type="float" office:value="484.93549" calcext:value-type="float">
            <text:p>484.93549</text:p>
          </table:table-cell>
          <table:table-cell table:formula="of:=[.B786]/16486.62" office:value-type="float" office:value="0.0294138816810238" calcext:value-type="float">
            <text:p>0.029413881681024</text:p>
          </table:table-cell>
          <table:table-cell office:value-type="float" office:value="198453.39574441" calcext:value-type="float">
            <text:p>198453.39574441</text:p>
          </table:table-cell>
        </table:table-row>
        <table:table-row table:style-name="ro1">
          <table:table-cell office:value-type="float" office:value="799.1" calcext:value-type="float">
            <text:p>799.1</text:p>
          </table:table-cell>
          <table:table-cell office:value-type="float" office:value="508.49289" calcext:value-type="float">
            <text:p>508.49289</text:p>
          </table:table-cell>
          <table:table-cell table:formula="of:=[.B787]/16486.62" office:value-type="float" office:value="0.0308427615848488" calcext:value-type="float">
            <text:p>0.030842761584849</text:p>
          </table:table-cell>
          <table:table-cell office:value-type="float" office:value="198971.01955926" calcext:value-type="float">
            <text:p>198971.01955926</text:p>
          </table:table-cell>
        </table:table-row>
        <table:table-row table:style-name="ro1">
          <table:table-cell office:value-type="float" office:value="800.11" calcext:value-type="float">
            <text:p>800.11</text:p>
          </table:table-cell>
          <table:table-cell office:value-type="float" office:value="531.96433" calcext:value-type="float">
            <text:p>531.96433</text:p>
          </table:table-cell>
          <table:table-cell table:formula="of:=[.B788]/16486.62" office:value-type="float" office:value="0.032266427563685" calcext:value-type="float">
            <text:p>0.032266427563685</text:p>
          </table:table-cell>
          <table:table-cell office:value-type="float" office:value="199512.53629084" calcext:value-type="float">
            <text:p>199512.53629084</text:p>
          </table:table-cell>
        </table:table-row>
        <table:table-row table:style-name="ro1">
          <table:table-cell office:value-type="float" office:value="801.13" calcext:value-type="float">
            <text:p>801.13</text:p>
          </table:table-cell>
          <table:table-cell office:value-type="float" office:value="554.75539" calcext:value-type="float">
            <text:p>554.75539</text:p>
          </table:table-cell>
          <table:table-cell table:formula="of:=[.B789]/16486.62" office:value-type="float" office:value="0.0336488249259096" calcext:value-type="float">
            <text:p>0.03364882492591</text:p>
          </table:table-cell>
          <table:table-cell office:value-type="float" office:value="200077.25333785" calcext:value-type="float">
            <text:p>200077.25333785</text:p>
          </table:table-cell>
        </table:table-row>
        <table:table-row table:style-name="ro1">
          <table:table-cell office:value-type="float" office:value="802.15" calcext:value-type="float">
            <text:p>802.15</text:p>
          </table:table-cell>
          <table:table-cell office:value-type="float" office:value="576.5496" calcext:value-type="float">
            <text:p>576.5496</text:p>
          </table:table-cell>
          <table:table-cell table:formula="of:=[.B790]/16486.62" office:value-type="float" office:value="0.0349707581056639" calcext:value-type="float">
            <text:p>0.034970758105664</text:p>
          </table:table-cell>
          <table:table-cell office:value-type="float" office:value="200664.15594708" calcext:value-type="float">
            <text:p>200664.15594708</text:p>
          </table:table-cell>
        </table:table-row>
        <table:table-row table:style-name="ro1">
          <table:table-cell office:value-type="float" office:value="803.17" calcext:value-type="float">
            <text:p>803.17</text:p>
          </table:table-cell>
          <table:table-cell office:value-type="float" office:value="597.36167" calcext:value-type="float">
            <text:p>597.36167</text:p>
          </table:table-cell>
          <table:table-cell table:formula="of:=[.B791]/16486.62" office:value-type="float" office:value="0.0362331193416237" calcext:value-type="float">
            <text:p>0.036233119341624</text:p>
          </table:table-cell>
          <table:table-cell office:value-type="float" office:value="201272.24435095" calcext:value-type="float">
            <text:p>201272.24435095</text:p>
          </table:table-cell>
        </table:table-row>
        <table:table-row table:style-name="ro1">
          <table:table-cell office:value-type="float" office:value="804.19" calcext:value-type="float">
            <text:p>804.19</text:p>
          </table:table-cell>
          <table:table-cell office:value-type="float" office:value="617.52909" calcext:value-type="float">
            <text:p>617.52909</text:p>
          </table:table-cell>
          <table:table-cell table:formula="of:=[.B792]/16486.62" office:value-type="float" office:value="0.0374563791729293" calcext:value-type="float">
            <text:p>0.037456379172929</text:p>
          </table:table-cell>
          <table:table-cell office:value-type="float" office:value="201900.86231695" calcext:value-type="float">
            <text:p>201900.86231695</text:p>
          </table:table-cell>
        </table:table-row>
        <table:table-row table:style-name="ro1">
          <table:table-cell office:value-type="float" office:value="805.2" calcext:value-type="float">
            <text:p>805.2</text:p>
          </table:table-cell>
          <table:table-cell office:value-type="float" office:value="637.63101" calcext:value-type="float">
            <text:p>637.63101</text:p>
          </table:table-cell>
          <table:table-cell table:formula="of:=[.B793]/16486.62" office:value-type="float" office:value="0.0386756660855894" calcext:value-type="float">
            <text:p>0.038675666085589</text:p>
          </table:table-cell>
          <table:table-cell office:value-type="float" office:value="202549.94317325" calcext:value-type="float">
            <text:p>202549.94317325</text:p>
          </table:table-cell>
        </table:table-row>
        <table:table-row table:style-name="ro1">
          <table:table-cell office:value-type="float" office:value="806.22" calcext:value-type="float">
            <text:p>806.22</text:p>
          </table:table-cell>
          <table:table-cell office:value-type="float" office:value="658.32627" calcext:value-type="float">
            <text:p>658.32627</text:p>
          </table:table-cell>
          <table:table-cell table:formula="of:=[.B794]/16486.62" office:value-type="float" office:value="0.0399309421822059" calcext:value-type="float">
            <text:p>0.039930942182206</text:p>
          </table:table-cell>
          <table:table-cell office:value-type="float" office:value="203220.09091042" calcext:value-type="float">
            <text:p>203220.09091042</text:p>
          </table:table-cell>
        </table:table-row>
        <table:table-row table:style-name="ro1">
          <table:table-cell office:value-type="float" office:value="807.24" calcext:value-type="float">
            <text:p>807.24</text:p>
          </table:table-cell>
          <table:table-cell office:value-type="float" office:value="680.11648" calcext:value-type="float">
            <text:p>680.11648</text:p>
          </table:table-cell>
          <table:table-cell table:formula="of:=[.B795]/16486.62" office:value-type="float" office:value="0.0412526327409742" calcext:value-type="float">
            <text:p>0.041252632740974</text:p>
          </table:table-cell>
          <table:table-cell office:value-type="float" office:value="203912.42014145" calcext:value-type="float">
            <text:p>203912.42014145</text:p>
          </table:table-cell>
        </table:table-row>
        <table:table-row table:style-name="ro1">
          <table:table-cell office:value-type="float" office:value="808.26" calcext:value-type="float">
            <text:p>808.26</text:p>
          </table:table-cell>
          <table:table-cell office:value-type="float" office:value="703.067" calcext:value-type="float">
            <text:p>703.067</text:p>
          </table:table-cell>
          <table:table-cell table:formula="of:=[.B796]/16486.62" office:value-type="float" office:value="0.0426447021888052" calcext:value-type="float">
            <text:p>0.042644702188805</text:p>
          </table:table-cell>
          <table:table-cell office:value-type="float" office:value="204628.11200706" calcext:value-type="float">
            <text:p>204628.11200706</text:p>
          </table:table-cell>
        </table:table-row>
        <table:table-row table:style-name="ro1">
          <table:table-cell office:value-type="float" office:value="809.28" calcext:value-type="float">
            <text:p>809.28</text:p>
          </table:table-cell>
          <table:table-cell office:value-type="float" office:value="726.54948" calcext:value-type="float">
            <text:p>726.54948</text:p>
          </table:table-cell>
          <table:table-cell table:formula="of:=[.B797]/16486.62" office:value-type="float" office:value="0.0440690378015627" calcext:value-type="float">
            <text:p>0.044069037801563</text:p>
          </table:table-cell>
          <table:table-cell office:value-type="float" office:value="205367.70802726" calcext:value-type="float">
            <text:p>205367.70802726</text:p>
          </table:table-cell>
        </table:table-row>
        <table:table-row table:style-name="ro1">
          <table:table-cell office:value-type="float" office:value="810.29" calcext:value-type="float">
            <text:p>810.29</text:p>
          </table:table-cell>
          <table:table-cell office:value-type="float" office:value="749.09123" calcext:value-type="float">
            <text:p>749.09123</text:p>
          </table:table-cell>
          <table:table-cell table:formula="of:=[.B798]/16486.62" office:value-type="float" office:value="0.0454363132042832" calcext:value-type="float">
            <text:p>0.045436313204283</text:p>
          </table:table-cell>
          <table:table-cell office:value-type="float" office:value="206130.25057727" calcext:value-type="float">
            <text:p>206130.25057727</text:p>
          </table:table-cell>
        </table:table-row>
        <table:table-row table:style-name="ro1">
          <table:table-cell office:value-type="float" office:value="811.31" calcext:value-type="float">
            <text:p>811.31</text:p>
          </table:table-cell>
          <table:table-cell office:value-type="float" office:value="768.41365" calcext:value-type="float">
            <text:p>768.41365</text:p>
          </table:table-cell>
          <table:table-cell table:formula="of:=[.B799]/16486.62" office:value-type="float" office:value="0.046608319352299" calcext:value-type="float">
            <text:p>0.046608319352299</text:p>
          </table:table-cell>
          <table:table-cell office:value-type="float" office:value="206912.46251061" calcext:value-type="float">
            <text:p>206912.46251061</text:p>
          </table:table-cell>
        </table:table-row>
        <table:table-row table:style-name="ro1">
          <table:table-cell office:value-type="float" office:value="812.33" calcext:value-type="float">
            <text:p>812.33</text:p>
          </table:table-cell>
          <table:table-cell office:value-type="float" office:value="781.7074" calcext:value-type="float">
            <text:p>781.7074</text:p>
          </table:table-cell>
          <table:table-cell table:formula="of:=[.B800]/16486.62" office:value-type="float" office:value="0.0474146550354166" calcext:value-type="float">
            <text:p>0.047414655035417</text:p>
          </table:table-cell>
          <table:table-cell office:value-type="float" office:value="207708.20691159" calcext:value-type="float">
            <text:p>207708.20691159</text:p>
          </table:table-cell>
        </table:table-row>
        <table:table-row table:style-name="ro1">
          <table:table-cell office:value-type="float" office:value="813.35" calcext:value-type="float">
            <text:p>813.35</text:p>
          </table:table-cell>
          <table:table-cell office:value-type="float" office:value="786.12933" calcext:value-type="float">
            <text:p>786.12933</text:p>
          </table:table-cell>
          <table:table-cell table:formula="of:=[.B801]/16486.62" office:value-type="float" office:value="0.0476828682895584" calcext:value-type="float">
            <text:p>0.047682868289559</text:p>
          </table:table-cell>
          <table:table-cell office:value-type="float" office:value="208508.45264813" calcext:value-type="float">
            <text:p>208508.45264813</text:p>
          </table:table-cell>
        </table:table-row>
        <table:table-row table:style-name="ro1">
          <table:table-cell office:value-type="float" office:value="814.37" calcext:value-type="float">
            <text:p>814.37</text:p>
          </table:table-cell>
          <table:table-cell office:value-type="float" office:value="779.43215" calcext:value-type="float">
            <text:p>779.43215</text:p>
          </table:table-cell>
          <table:table-cell table:formula="of:=[.B802]/16486.62" office:value-type="float" office:value="0.0472766491858246" calcext:value-type="float">
            <text:p>0.047276649185825</text:p>
          </table:table-cell>
          <table:table-cell office:value-type="float" office:value="209301.880946" calcext:value-type="float">
            <text:p>209301.880946</text:p>
          </table:table-cell>
        </table:table-row>
        <table:table-row table:style-name="ro1">
          <table:table-cell office:value-type="float" office:value="815.38" calcext:value-type="float">
            <text:p>815.38</text:p>
          </table:table-cell>
          <table:table-cell office:value-type="float" office:value="760.57787" calcext:value-type="float">
            <text:p>760.57787</text:p>
          </table:table-cell>
          <table:table-cell table:formula="of:=[.B803]/16486.62" office:value-type="float" office:value="0.0461330381849039" calcext:value-type="float">
            <text:p>0.046133038184904</text:p>
          </table:table-cell>
          <table:table-cell office:value-type="float" office:value="210076.11639406" calcext:value-type="float">
            <text:p>210076.11639406</text:p>
          </table:table-cell>
        </table:table-row>
        <table:table-row table:style-name="ro1">
          <table:table-cell office:value-type="float" office:value="816.4" calcext:value-type="float">
            <text:p>816.4</text:p>
          </table:table-cell>
          <table:table-cell office:value-type="float" office:value="730.16308" calcext:value-type="float">
            <text:p>730.16308</text:p>
          </table:table-cell>
          <table:table-cell table:formula="of:=[.B804]/16486.62" office:value-type="float" office:value="0.0442882216003038" calcext:value-type="float">
            <text:p>0.044288221600304</text:p>
          </table:table-cell>
          <table:table-cell office:value-type="float" office:value="210819.39089941" calcext:value-type="float">
            <text:p>210819.39089941</text:p>
          </table:table-cell>
        </table:table-row>
        <table:table-row table:style-name="ro1">
          <table:table-cell office:value-type="float" office:value="817.42" calcext:value-type="float">
            <text:p>817.42</text:p>
          </table:table-cell>
          <table:table-cell office:value-type="float" office:value="690.5133" calcext:value-type="float">
            <text:p>690.5133</text:p>
          </table:table-cell>
          <table:table-cell table:formula="of:=[.B805]/16486.62" office:value-type="float" office:value="0.0418832544208576" calcext:value-type="float">
            <text:p>0.041883254420858</text:p>
          </table:table-cell>
          <table:table-cell office:value-type="float" office:value="211522.30364424" calcext:value-type="float">
            <text:p>211522.30364424</text:p>
          </table:table-cell>
        </table:table-row>
        <table:table-row table:style-name="ro1">
          <table:table-cell office:value-type="float" office:value="818.44" calcext:value-type="float">
            <text:p>818.44</text:p>
          </table:table-cell>
          <table:table-cell office:value-type="float" office:value="645.38119" calcext:value-type="float">
            <text:p>645.38119</text:p>
          </table:table-cell>
          <table:table-cell table:formula="of:=[.B806]/16486.62" office:value-type="float" office:value="0.0391457551638844" calcext:value-type="float">
            <text:p>0.039145755163885</text:p>
          </table:table-cell>
          <table:table-cell office:value-type="float" office:value="212179.27384996" calcext:value-type="float">
            <text:p>212179.27384996</text:p>
          </table:table-cell>
        </table:table-row>
        <table:table-row table:style-name="ro1">
          <table:table-cell office:value-type="float" office:value="819.46" calcext:value-type="float">
            <text:p>819.46</text:p>
          </table:table-cell>
          <table:table-cell office:value-type="float" office:value="599.29024" calcext:value-type="float">
            <text:p>599.29024</text:p>
          </table:table-cell>
          <table:table-cell table:formula="of:=[.B807]/16486.62" office:value-type="float" office:value="0.0363500972303601" calcext:value-type="float">
            <text:p>0.03635009723036</text:p>
          </table:table-cell>
          <table:table-cell office:value-type="float" office:value="212789.32545051" calcext:value-type="float">
            <text:p>212789.32545051</text:p>
          </table:table-cell>
        </table:table-row>
        <table:table-row table:style-name="ro1">
          <table:table-cell office:value-type="float" office:value="820.47" calcext:value-type="float">
            <text:p>820.47</text:p>
          </table:table-cell>
          <table:table-cell office:value-type="float" office:value="556.66898" calcext:value-type="float">
            <text:p>556.66898</text:p>
          </table:table-cell>
          <table:table-cell table:formula="of:=[.B808]/16486.62" office:value-type="float" office:value="0.0337648941990535" calcext:value-type="float">
            <text:p>0.033764894199054</text:p>
          </table:table-cell>
          <table:table-cell office:value-type="float" office:value="213355.99044924" calcext:value-type="float">
            <text:p>213355.99044924</text:p>
          </table:table-cell>
        </table:table-row>
        <table:table-row table:style-name="ro1">
          <table:table-cell office:value-type="float" office:value="821.49" calcext:value-type="float">
            <text:p>821.49</text:p>
          </table:table-cell>
          <table:table-cell office:value-type="float" office:value="520.98794" calcext:value-type="float">
            <text:p>520.98794</text:p>
          </table:table-cell>
          <table:table-cell table:formula="of:=[.B809]/16486.62" office:value-type="float" office:value="0.0316006519225893" calcext:value-type="float">
            <text:p>0.031600651922589</text:p>
          </table:table-cell>
          <table:table-cell office:value-type="float" office:value="213886.33368595" calcext:value-type="float">
            <text:p>213886.33368595</text:p>
          </table:table-cell>
        </table:table-row>
        <table:table-row table:style-name="ro1">
          <table:table-cell office:value-type="float" office:value="822.51" calcext:value-type="float">
            <text:p>822.51</text:p>
          </table:table-cell>
          <table:table-cell office:value-type="float" office:value="494.11871" calcext:value-type="float">
            <text:p>494.11871</text:p>
          </table:table-cell>
          <table:table-cell table:formula="of:=[.B810]/16486.62" office:value-type="float" office:value="0.0299708921537586" calcext:value-type="float">
            <text:p>0.029970892153759</text:p>
          </table:table-cell>
          <table:table-cell office:value-type="float" office:value="214389.32520754" calcext:value-type="float">
            <text:p>214389.32520754</text:p>
          </table:table-cell>
        </table:table-row>
        <table:table-row table:style-name="ro1">
          <table:table-cell office:value-type="float" office:value="823.53" calcext:value-type="float">
            <text:p>823.53</text:p>
          </table:table-cell>
          <table:table-cell office:value-type="float" office:value="476.07779" calcext:value-type="float">
            <text:p>476.07779</text:p>
          </table:table-cell>
          <table:table-cell table:formula="of:=[.B811]/16486.62" office:value-type="float" office:value="0.0288766157041286" calcext:value-type="float">
            <text:p>0.028876615704129</text:p>
          </table:table-cell>
          <table:table-cell office:value-type="float" office:value="214873.9518581" calcext:value-type="float">
            <text:p>214873.9518581</text:p>
          </table:table-cell>
        </table:table-row>
        <table:table-row table:style-name="ro1">
          <table:table-cell office:value-type="float" office:value="824.55" calcext:value-type="float">
            <text:p>824.55</text:p>
          </table:table-cell>
          <table:table-cell office:value-type="float" office:value="465.21227" calcext:value-type="float">
            <text:p>465.21227</text:p>
          </table:table-cell>
          <table:table-cell table:formula="of:=[.B812]/16486.62" office:value-type="float" office:value="0.028217564910212" calcext:value-type="float">
            <text:p>0.028217564910212</text:p>
          </table:table-cell>
          <table:table-cell office:value-type="float" office:value="215347.51787644" calcext:value-type="float">
            <text:p>215347.51787644</text:p>
          </table:table-cell>
        </table:table-row>
        <table:table-row table:style-name="ro1">
          <table:table-cell office:value-type="float" office:value="825.56" calcext:value-type="float">
            <text:p>825.56</text:p>
          </table:table-cell>
          <table:table-cell office:value-type="float" office:value="458.76269" calcext:value-type="float">
            <text:p>458.76269</text:p>
          </table:table-cell>
          <table:table-cell table:formula="of:=[.B813]/16486.62" office:value-type="float" office:value="0.0278263640455108" calcext:value-type="float">
            <text:p>0.027826364045511</text:p>
          </table:table-cell>
          <table:table-cell office:value-type="float" office:value="215814.51850148" calcext:value-type="float">
            <text:p>215814.51850148</text:p>
          </table:table-cell>
        </table:table-row>
        <table:table-row table:style-name="ro1">
          <table:table-cell office:value-type="float" office:value="826.58" calcext:value-type="float">
            <text:p>826.58</text:p>
          </table:table-cell>
          <table:table-cell office:value-type="float" office:value="453.6377" calcext:value-type="float">
            <text:p>453.6377</text:p>
          </table:table-cell>
          <table:table-cell table:formula="of:=[.B814]/16486.62" office:value-type="float" office:value="0.0275155065137669" calcext:value-type="float">
            <text:p>0.027515506513767</text:p>
          </table:table-cell>
          <table:table-cell office:value-type="float" office:value="216276.30210742" calcext:value-type="float">
            <text:p>216276.30210742</text:p>
          </table:table-cell>
        </table:table-row>
        <table:table-row table:style-name="ro1">
          <table:table-cell office:value-type="float" office:value="827.6" calcext:value-type="float">
            <text:p>827.6</text:p>
          </table:table-cell>
          <table:table-cell office:value-type="float" office:value="447.18524" calcext:value-type="float">
            <text:p>447.18524</text:p>
          </table:table-cell>
          <table:table-cell table:formula="of:=[.B815]/16486.62" office:value-type="float" office:value="0.0271241309619558" calcext:value-type="float">
            <text:p>0.027124130961956</text:p>
          </table:table-cell>
          <table:table-cell office:value-type="float" office:value="216731.51738712" calcext:value-type="float">
            <text:p>216731.51738712</text:p>
          </table:table-cell>
        </table:table-row>
        <table:table-row table:style-name="ro1">
          <table:table-cell office:value-type="float" office:value="828.62" calcext:value-type="float">
            <text:p>828.62</text:p>
          </table:table-cell>
          <table:table-cell office:value-type="float" office:value="437.76027" calcext:value-type="float">
            <text:p>437.76027</text:p>
          </table:table-cell>
          <table:table-cell table:formula="of:=[.B816]/16486.62" office:value-type="float" office:value="0.0265524570833803" calcext:value-type="float">
            <text:p>0.02655245708338</text:p>
          </table:table-cell>
          <table:table-cell office:value-type="float" office:value="217177.13844851" calcext:value-type="float">
            <text:p>217177.13844851</text:p>
          </table:table-cell>
        </table:table-row>
        <table:table-row table:style-name="ro1">
          <table:table-cell office:value-type="float" office:value="829.63" calcext:value-type="float">
            <text:p>829.63</text:p>
          </table:table-cell>
          <table:table-cell office:value-type="float" office:value="424.96125" calcext:value-type="float">
            <text:p>424.96125</text:p>
          </table:table-cell>
          <table:table-cell table:formula="of:=[.B817]/16486.62" office:value-type="float" office:value="0.0257761293703621" calcext:value-type="float">
            <text:p>0.025776129370362</text:p>
          </table:table-cell>
          <table:table-cell office:value-type="float" office:value="217609.73066399" calcext:value-type="float">
            <text:p>217609.73066399</text:p>
          </table:table-cell>
        </table:table-row>
        <table:table-row table:style-name="ro1">
          <table:table-cell office:value-type="float" office:value="830.65" calcext:value-type="float">
            <text:p>830.65</text:p>
          </table:table-cell>
          <table:table-cell office:value-type="float" office:value="409.51206" calcext:value-type="float">
            <text:p>409.51206</text:p>
          </table:table-cell>
          <table:table-cell table:formula="of:=[.B818]/16486.62" office:value-type="float" office:value="0.0248390549427354" calcext:value-type="float">
            <text:p>0.024839054942735</text:p>
          </table:table-cell>
          <table:table-cell office:value-type="float" office:value="218026.59626736" calcext:value-type="float">
            <text:p>218026.59626736</text:p>
          </table:table-cell>
        </table:table-row>
        <table:table-row table:style-name="ro1">
          <table:table-cell office:value-type="float" office:value="831.67" calcext:value-type="float">
            <text:p>831.67</text:p>
          </table:table-cell>
          <table:table-cell office:value-type="float" office:value="392.86799" calcext:value-type="float">
            <text:p>392.86799</text:p>
          </table:table-cell>
          <table:table-cell table:formula="of:=[.B819]/16486.62" office:value-type="float" office:value="0.0238295047741745" calcext:value-type="float">
            <text:p>0.023829504774175</text:p>
          </table:table-cell>
          <table:table-cell office:value-type="float" office:value="218426.51892403" calcext:value-type="float">
            <text:p>218426.51892403</text:p>
          </table:table-cell>
        </table:table-row>
        <table:table-row table:style-name="ro1">
          <table:table-cell office:value-type="float" office:value="832.69" calcext:value-type="float">
            <text:p>832.69</text:p>
          </table:table-cell>
          <table:table-cell office:value-type="float" office:value="376.6938" calcext:value-type="float">
            <text:p>376.6938</text:p>
          </table:table-cell>
          <table:table-cell table:formula="of:=[.B820]/16486.62" office:value-type="float" office:value="0.0228484552928375" calcext:value-type="float">
            <text:p>0.022848455292838</text:p>
          </table:table-cell>
          <table:table-cell office:value-type="float" office:value="218809.97696006" calcext:value-type="float">
            <text:p>218809.97696006</text:p>
          </table:table-cell>
        </table:table-row>
        <table:table-row table:style-name="ro1">
          <table:table-cell office:value-type="float" office:value="833.71" calcext:value-type="float">
            <text:p>833.71</text:p>
          </table:table-cell>
          <table:table-cell office:value-type="float" office:value="362.37906" calcext:value-type="float">
            <text:p>362.37906</text:p>
          </table:table-cell>
          <table:table-cell table:formula="of:=[.B821]/16486.62" office:value-type="float" office:value="0.0219801912095991" calcext:value-type="float">
            <text:p>0.021980191209599</text:p>
          </table:table-cell>
          <table:table-cell office:value-type="float" office:value="219178.8632063" calcext:value-type="float">
            <text:p>219178.8632063</text:p>
          </table:table-cell>
        </table:table-row>
        <table:table-row table:style-name="ro1">
          <table:table-cell office:value-type="float" office:value="834.72" calcext:value-type="float">
            <text:p>834.72</text:p>
          </table:table-cell>
          <table:table-cell office:value-type="float" office:value="350.72181" calcext:value-type="float">
            <text:p>350.72181</text:p>
          </table:table-cell>
          <table:table-cell table:formula="of:=[.B822]/16486.62" office:value-type="float" office:value="0.0212731178373736" calcext:value-type="float">
            <text:p>0.021273117837374</text:p>
          </table:table-cell>
          <table:table-cell office:value-type="float" office:value="219535.88287826" calcext:value-type="float">
            <text:p>219535.88287826</text:p>
          </table:table-cell>
        </table:table-row>
        <table:table-row table:style-name="ro1">
          <table:table-cell office:value-type="float" office:value="835.74" calcext:value-type="float">
            <text:p>835.74</text:p>
          </table:table-cell>
          <table:table-cell office:value-type="float" office:value="341.84243" calcext:value-type="float">
            <text:p>341.84243</text:p>
          </table:table-cell>
          <table:table-cell table:formula="of:=[.B823]/16486.62" office:value-type="float" office:value="0.0207345368547343" calcext:value-type="float">
            <text:p>0.020734536854734</text:p>
          </table:table-cell>
          <table:table-cell office:value-type="float" office:value="219883.86372065" calcext:value-type="float">
            <text:p>219883.86372065</text:p>
          </table:table-cell>
        </table:table-row>
        <table:table-row table:style-name="ro1">
          <table:table-cell office:value-type="float" office:value="836.76" calcext:value-type="float">
            <text:p>836.76</text:p>
          </table:table-cell>
          <table:table-cell office:value-type="float" office:value="335.31072" calcext:value-type="float">
            <text:p>335.31072</text:p>
          </table:table-cell>
          <table:table-cell table:formula="of:=[.B824]/16486.62" office:value-type="float" office:value="0.0203383543746383" calcext:value-type="float">
            <text:p>0.020338354374638</text:p>
          </table:table-cell>
          <table:table-cell office:value-type="float" office:value="220225.19556928" calcext:value-type="float">
            <text:p>220225.19556928</text:p>
          </table:table-cell>
        </table:table-row>
        <table:table-row table:style-name="ro1">
          <table:table-cell office:value-type="float" office:value="837.78" calcext:value-type="float">
            <text:p>837.78</text:p>
          </table:table-cell>
          <table:table-cell office:value-type="float" office:value="330.40821" calcext:value-type="float">
            <text:p>330.40821</text:p>
          </table:table-cell>
          <table:table-cell table:formula="of:=[.B825]/16486.62" office:value-type="float" office:value="0.020040991422135" calcext:value-type="float">
            <text:p>0.020040991422135</text:p>
          </table:table-cell>
          <table:table-cell office:value-type="float" office:value="220561.53686594" calcext:value-type="float">
            <text:p>220561.53686594</text:p>
          </table:table-cell>
        </table:table-row>
        <table:table-row table:style-name="ro1">
          <table:table-cell office:value-type="float" office:value="838.8" calcext:value-type="float">
            <text:p>838.8</text:p>
          </table:table-cell>
          <table:table-cell office:value-type="float" office:value="326.42003" calcext:value-type="float">
            <text:p>326.42003</text:p>
          </table:table-cell>
          <table:table-cell table:formula="of:=[.B826]/16486.62" office:value-type="float" office:value="0.0197990873811612" calcext:value-type="float">
            <text:p>0.019799087381161</text:p>
          </table:table-cell>
          <table:table-cell office:value-type="float" office:value="220893.81837305" calcext:value-type="float">
            <text:p>220893.81837305</text:p>
          </table:table-cell>
        </table:table-row>
        <table:table-row table:style-name="ro1">
          <table:table-cell office:value-type="float" office:value="839.81" calcext:value-type="float">
            <text:p>839.81</text:p>
          </table:table-cell>
          <table:table-cell office:value-type="float" office:value="322.86185" calcext:value-type="float">
            <text:p>322.86185</text:p>
          </table:table-cell>
          <table:table-cell table:formula="of:=[.B827]/16486.62" office:value-type="float" office:value="0.019583265096181" calcext:value-type="float">
            <text:p>0.019583265096181</text:p>
          </table:table-cell>
          <table:table-cell office:value-type="float" office:value="221222.47780736" calcext:value-type="float">
            <text:p>221222.47780736</text:p>
          </table:table-cell>
        </table:table-row>
        <table:table-row table:style-name="ro1">
          <table:table-cell office:value-type="float" office:value="840.83" calcext:value-type="float">
            <text:p>840.83</text:p>
          </table:table-cell>
          <table:table-cell office:value-type="float" office:value="319.58536" calcext:value-type="float">
            <text:p>319.58536</text:p>
          </table:table-cell>
          <table:table-cell table:formula="of:=[.B828]/16486.62" office:value-type="float" office:value="0.0193845287875865" calcext:value-type="float">
            <text:p>0.019384528787587</text:p>
          </table:table-cell>
          <table:table-cell office:value-type="float" office:value="221547.80191109" calcext:value-type="float">
            <text:p>221547.80191109</text:p>
          </table:table-cell>
        </table:table-row>
        <table:table-row table:style-name="ro1">
          <table:table-cell office:value-type="float" office:value="841.85" calcext:value-type="float">
            <text:p>841.85</text:p>
          </table:table-cell>
          <table:table-cell office:value-type="float" office:value="316.75532" calcext:value-type="float">
            <text:p>316.75532</text:p>
          </table:table-cell>
          <table:table-cell table:formula="of:=[.B829]/16486.62" office:value-type="float" office:value="0.0192128720137906" calcext:value-type="float">
            <text:p>0.019212872013791</text:p>
          </table:table-cell>
          <table:table-cell office:value-type="float" office:value="221870.24515604" calcext:value-type="float">
            <text:p>221870.24515604</text:p>
          </table:table-cell>
        </table:table-row>
        <table:table-row table:style-name="ro1">
          <table:table-cell office:value-type="float" office:value="842.87" calcext:value-type="float">
            <text:p>842.87</text:p>
          </table:table-cell>
          <table:table-cell office:value-type="float" office:value="314.73204" calcext:value-type="float">
            <text:p>314.73204</text:p>
          </table:table-cell>
          <table:table-cell table:formula="of:=[.B830]/16486.62" office:value-type="float" office:value="0.0190901494666584" calcext:value-type="float">
            <text:p>0.019090149466659</text:p>
          </table:table-cell>
          <table:table-cell office:value-type="float" office:value="222190.62878655" calcext:value-type="float">
            <text:p>222190.62878655</text:p>
          </table:table-cell>
        </table:table-row>
        <table:table-row table:style-name="ro1">
          <table:table-cell office:value-type="float" office:value="843.89" calcext:value-type="float">
            <text:p>843.89</text:p>
          </table:table-cell>
          <table:table-cell office:value-type="float" office:value="313.91411" calcext:value-type="float">
            <text:p>313.91411</text:p>
          </table:table-cell>
          <table:table-cell table:formula="of:=[.B831]/16486.62" office:value-type="float" office:value="0.0190405377208912" calcext:value-type="float">
            <text:p>0.019040537720891</text:p>
          </table:table-cell>
          <table:table-cell office:value-type="float" office:value="222510.17980822" calcext:value-type="float">
            <text:p>222510.17980822</text:p>
          </table:table-cell>
        </table:table-row>
        <table:table-row table:style-name="ro1">
          <table:table-cell office:value-type="float" office:value="844.9" calcext:value-type="float">
            <text:p>844.9</text:p>
          </table:table-cell>
          <table:table-cell office:value-type="float" office:value="314.59474" calcext:value-type="float">
            <text:p>314.59474</text:p>
          </table:table-cell>
          <table:table-cell table:formula="of:=[.B832]/16486.62" office:value-type="float" office:value="0.0190818215013144" calcext:value-type="float">
            <text:p>0.019081821501314</text:p>
          </table:table-cell>
          <table:table-cell office:value-type="float" office:value="222830.42367437" calcext:value-type="float">
            <text:p>222830.42367437</text:p>
          </table:table-cell>
        </table:table-row>
        <table:table-row table:style-name="ro1">
          <table:table-cell office:value-type="float" office:value="845.92" calcext:value-type="float">
            <text:p>845.92</text:p>
          </table:table-cell>
          <table:table-cell office:value-type="float" office:value="316.86635" calcext:value-type="float">
            <text:p>316.86635</text:p>
          </table:table-cell>
          <table:table-cell table:formula="of:=[.B833]/16486.62" office:value-type="float" office:value="0.0192196065658091" calcext:value-type="float">
            <text:p>0.019219606565809</text:p>
          </table:table-cell>
          <table:table-cell office:value-type="float" office:value="223152.97994136" calcext:value-type="float">
            <text:p>223152.97994136</text:p>
          </table:table-cell>
        </table:table-row>
        <table:table-row table:style-name="ro1">
          <table:table-cell office:value-type="float" office:value="846.94" calcext:value-type="float">
            <text:p>846.94</text:p>
          </table:table-cell>
          <table:table-cell office:value-type="float" office:value="320.58469" calcext:value-type="float">
            <text:p>320.58469</text:p>
          </table:table-cell>
          <table:table-cell table:formula="of:=[.B834]/16486.62" office:value-type="float" office:value="0.0194451433950682" calcext:value-type="float">
            <text:p>0.019445143395068</text:p>
          </table:table-cell>
          <table:table-cell office:value-type="float" office:value="223479.32132208" calcext:value-type="float">
            <text:p>223479.32132208</text:p>
          </table:table-cell>
        </table:table-row>
        <table:table-row table:style-name="ro1">
          <table:table-cell office:value-type="float" office:value="847.96" calcext:value-type="float">
            <text:p>847.96</text:p>
          </table:table-cell>
          <table:table-cell office:value-type="float" office:value="325.38404" calcext:value-type="float">
            <text:p>325.38404</text:p>
          </table:table-cell>
          <table:table-cell table:formula="of:=[.B835]/16486.62" office:value-type="float" office:value="0.0197362491523429" calcext:value-type="float">
            <text:p>0.019736249152343</text:p>
          </table:table-cell>
          <table:table-cell office:value-type="float" office:value="223810.54823198" calcext:value-type="float">
            <text:p>223810.54823198</text:p>
          </table:table-cell>
        </table:table-row>
        <table:table-row table:style-name="ro1">
          <table:table-cell office:value-type="float" office:value="848.98" calcext:value-type="float">
            <text:p>848.98</text:p>
          </table:table-cell>
          <table:table-cell office:value-type="float" office:value="330.72671" calcext:value-type="float">
            <text:p>330.72671</text:p>
          </table:table-cell>
          <table:table-cell table:formula="of:=[.B836]/16486.62" office:value-type="float" office:value="0.0200603101181443" calcext:value-type="float">
            <text:p>0.020060310118144</text:p>
          </table:table-cell>
          <table:table-cell office:value-type="float" office:value="224147.2137557" calcext:value-type="float">
            <text:p>224147.2137557</text:p>
          </table:table-cell>
        </table:table-row>
        <table:table-row table:style-name="ro1">
          <table:table-cell office:value-type="float" office:value="849.99" calcext:value-type="float">
            <text:p>849.99</text:p>
          </table:table-cell>
          <table:table-cell office:value-type="float" office:value="335.97138" calcext:value-type="float">
            <text:p>335.97138</text:p>
          </table:table-cell>
          <table:table-cell table:formula="of:=[.B837]/16486.62" office:value-type="float" office:value="0.020378426869789" calcext:value-type="float">
            <text:p>0.020378426869789</text:p>
          </table:table-cell>
          <table:table-cell office:value-type="float" office:value="224489.2181264" calcext:value-type="float">
            <text:p>224489.2181264</text:p>
          </table:table-cell>
        </table:table-row>
        <table:table-row table:style-name="ro1">
          <table:table-cell office:value-type="float" office:value="851.01" calcext:value-type="float">
            <text:p>851.01</text:p>
          </table:table-cell>
          <table:table-cell office:value-type="float" office:value="340.45071" calcext:value-type="float">
            <text:p>340.45071</text:p>
          </table:table-cell>
          <table:table-cell table:formula="of:=[.B838]/16486.62" office:value-type="float" office:value="0.0206501217350797" calcext:value-type="float">
            <text:p>0.02065012173508</text:p>
          </table:table-cell>
          <table:table-cell office:value-type="float" office:value="224835.78225865" calcext:value-type="float">
            <text:p>224835.78225865</text:p>
          </table:table-cell>
        </table:table-row>
        <table:table-row table:style-name="ro1">
          <table:table-cell office:value-type="float" office:value="852.03" calcext:value-type="float">
            <text:p>852.03</text:p>
          </table:table-cell>
          <table:table-cell office:value-type="float" office:value="343.55378" calcext:value-type="float">
            <text:p>343.55378</text:p>
          </table:table-cell>
          <table:table-cell table:formula="of:=[.B839]/16486.62" office:value-type="float" office:value="0.0208383392108267" calcext:value-type="float">
            <text:p>0.020838339210827</text:p>
          </table:table-cell>
          <table:table-cell office:value-type="float" office:value="225185.50518594" calcext:value-type="float">
            <text:p>225185.50518594</text:p>
          </table:table-cell>
        </table:table-row>
        <table:table-row table:style-name="ro1">
          <table:table-cell office:value-type="float" office:value="853.05" calcext:value-type="float">
            <text:p>853.05</text:p>
          </table:table-cell>
          <table:table-cell office:value-type="float" office:value="344.80824" calcext:value-type="float">
            <text:p>344.80824</text:p>
          </table:table-cell>
          <table:table-cell table:formula="of:=[.B840]/16486.62" office:value-type="float" office:value="0.0209144287913472" calcext:value-type="float">
            <text:p>0.020914428791347</text:p>
          </table:table-cell>
          <table:table-cell office:value-type="float" office:value="225536.50509087" calcext:value-type="float">
            <text:p>225536.50509087</text:p>
          </table:table-cell>
        </table:table-row>
        <table:table-row table:style-name="ro1">
          <table:table-cell office:value-type="float" office:value="854.07" calcext:value-type="float">
            <text:p>854.07</text:p>
          </table:table-cell>
          <table:table-cell office:value-type="float" office:value="343.95175" calcext:value-type="float">
            <text:p>343.95175</text:p>
          </table:table-cell>
          <table:table-cell table:formula="of:=[.B841]/16486.62" office:value-type="float" office:value="0.0208624781792751" calcext:value-type="float">
            <text:p>0.020862478179275</text:p>
          </table:table-cell>
          <table:table-cell office:value-type="float" office:value="225886.63312716" calcext:value-type="float">
            <text:p>225886.63312716</text:p>
          </table:table-cell>
        </table:table-row>
        <table:table-row table:style-name="ro1">
          <table:table-cell office:value-type="float" office:value="855.08" calcext:value-type="float">
            <text:p>855.08</text:p>
          </table:table-cell>
          <table:table-cell office:value-type="float" office:value="340.9769" calcext:value-type="float">
            <text:p>340.9769</text:p>
          </table:table-cell>
          <table:table-cell table:formula="of:=[.B842]/16486.62" office:value-type="float" office:value="0.0206820379192339" calcext:value-type="float">
            <text:p>0.020682037919234</text:p>
          </table:table-cell>
          <table:table-cell office:value-type="float" office:value="226233.73289967" calcext:value-type="float">
            <text:p>226233.73289967</text:p>
          </table:table-cell>
        </table:table-row>
        <table:table-row table:style-name="ro1">
          <table:table-cell office:value-type="float" office:value="856.1" calcext:value-type="float">
            <text:p>856.1</text:p>
          </table:table-cell>
          <table:table-cell office:value-type="float" office:value="336.13253" calcext:value-type="float">
            <text:p>336.13253</text:p>
          </table:table-cell>
          <table:table-cell table:formula="of:=[.B843]/16486.62" office:value-type="float" office:value="0.0203882014627619" calcext:value-type="float">
            <text:p>0.020388201462762</text:p>
          </table:table-cell>
          <table:table-cell office:value-type="float" office:value="226575.901308" calcext:value-type="float">
            <text:p>226575.901308</text:p>
          </table:table-cell>
        </table:table-row>
        <table:table-row table:style-name="ro1">
          <table:table-cell office:value-type="float" office:value="857.12" calcext:value-type="float">
            <text:p>857.12</text:p>
          </table:table-cell>
          <table:table-cell office:value-type="float" office:value="329.87216" calcext:value-type="float">
            <text:p>329.87216</text:p>
          </table:table-cell>
          <table:table-cell table:formula="of:=[.B844]/16486.62" office:value-type="float" office:value="0.0200084771772504" calcext:value-type="float">
            <text:p>0.02000847717725</text:p>
          </table:table-cell>
          <table:table-cell office:value-type="float" office:value="226911.69692834" calcext:value-type="float">
            <text:p>226911.69692834</text:p>
          </table:table-cell>
        </table:table-row>
        <table:table-row table:style-name="ro1">
          <table:table-cell office:value-type="float" office:value="858.14" calcext:value-type="float">
            <text:p>858.14</text:p>
          </table:table-cell>
          <table:table-cell office:value-type="float" office:value="322.75516" calcext:value-type="float">
            <text:p>322.75516</text:p>
          </table:table-cell>
          <table:table-cell table:formula="of:=[.B845]/16486.62" office:value-type="float" office:value="0.0195767937879323" calcext:value-type="float">
            <text:p>0.019576793787932</text:p>
          </table:table-cell>
          <table:table-cell office:value-type="float" office:value="227240.24775094" calcext:value-type="float">
            <text:p>227240.24775094</text:p>
          </table:table-cell>
        </table:table-row>
        <table:table-row table:style-name="ro1">
          <table:table-cell office:value-type="float" office:value="859.16" calcext:value-type="float">
            <text:p>859.16</text:p>
          </table:table-cell>
          <table:table-cell office:value-type="float" office:value="315.32316" calcext:value-type="float">
            <text:p>315.32316</text:p>
          </table:table-cell>
          <table:table-cell table:formula="of:=[.B846]/16486.62" office:value-type="float" office:value="0.0191260039959676" calcext:value-type="float">
            <text:p>0.019126003995968</text:p>
          </table:table-cell>
          <table:table-cell office:value-type="float" office:value="227561.23311892" calcext:value-type="float">
            <text:p>227561.23311892</text:p>
          </table:table-cell>
        </table:table-row>
        <table:table-row table:style-name="ro1">
          <table:table-cell office:value-type="float" office:value="860.17" calcext:value-type="float">
            <text:p>860.17</text:p>
          </table:table-cell>
          <table:table-cell office:value-type="float" office:value="307.98623" calcext:value-type="float">
            <text:p>307.98623</text:p>
          </table:table-cell>
          <table:table-cell table:formula="of:=[.B847]/16486.62" office:value-type="float" office:value="0.0186809806982875" calcext:value-type="float">
            <text:p>0.018680980698288</text:p>
          </table:table-cell>
          <table:table-cell office:value-type="float" office:value="227874.74980625" calcext:value-type="float">
            <text:p>227874.74980625</text:p>
          </table:table-cell>
        </table:table-row>
        <table:table-row table:style-name="ro1">
          <table:table-cell office:value-type="float" office:value="861.19" calcext:value-type="float">
            <text:p>861.19</text:p>
          </table:table-cell>
          <table:table-cell office:value-type="float" office:value="300.95378" calcext:value-type="float">
            <text:p>300.95378</text:p>
          </table:table-cell>
          <table:table-cell table:formula="of:=[.B848]/16486.62" office:value-type="float" office:value="0.0182544257100606" calcext:value-type="float">
            <text:p>0.018254425710061</text:p>
          </table:table-cell>
          <table:table-cell office:value-type="float" office:value="228181.10776589" calcext:value-type="float">
            <text:p>228181.10776589</text:p>
          </table:table-cell>
        </table:table-row>
        <table:table-row table:style-name="ro1">
          <table:table-cell office:value-type="float" office:value="862.21" calcext:value-type="float">
            <text:p>862.21</text:p>
          </table:table-cell>
          <table:table-cell office:value-type="float" office:value="294.2325" calcext:value-type="float">
            <text:p>294.2325</text:p>
          </table:table-cell>
          <table:table-cell table:formula="of:=[.B849]/16486.62" office:value-type="float" office:value="0.0178467448148863" calcext:value-type="float">
            <text:p>0.017846744814886</text:p>
          </table:table-cell>
          <table:table-cell office:value-type="float" office:value="228480.62375282" calcext:value-type="float">
            <text:p>228480.62375282</text:p>
          </table:table-cell>
        </table:table-row>
        <table:table-row table:style-name="ro1">
          <table:table-cell office:value-type="float" office:value="863.23" calcext:value-type="float">
            <text:p>863.23</text:p>
          </table:table-cell>
          <table:table-cell office:value-type="float" office:value="287.69137" calcext:value-type="float">
            <text:p>287.69137</text:p>
          </table:table-cell>
          <table:table-cell table:formula="of:=[.B850]/16486.62" office:value-type="float" office:value="0.0174499909623683" calcext:value-type="float">
            <text:p>0.017449990962368</text:p>
          </table:table-cell>
          <table:table-cell office:value-type="float" office:value="228773.48115229" calcext:value-type="float">
            <text:p>228773.48115229</text:p>
          </table:table-cell>
        </table:table-row>
        <table:table-row table:style-name="ro1">
          <table:table-cell office:value-type="float" office:value="864.25" calcext:value-type="float">
            <text:p>864.25</text:p>
          </table:table-cell>
          <table:table-cell office:value-type="float" office:value="281.17037" calcext:value-type="float">
            <text:p>281.17037</text:p>
          </table:table-cell>
          <table:table-cell table:formula="of:=[.B851]/16486.62" office:value-type="float" office:value="0.0170544580999623" calcext:value-type="float">
            <text:p>0.017054458099962</text:p>
          </table:table-cell>
          <table:table-cell office:value-type="float" office:value="229059.70046046" calcext:value-type="float">
            <text:p>229059.70046046</text:p>
          </table:table-cell>
        </table:table-row>
        <table:table-row table:style-name="ro1">
          <table:table-cell office:value-type="float" office:value="865.26" calcext:value-type="float">
            <text:p>865.26</text:p>
          </table:table-cell>
          <table:table-cell office:value-type="float" office:value="274.59351" calcext:value-type="float">
            <text:p>274.59351</text:p>
          </table:table-cell>
          <table:table-cell table:formula="of:=[.B852]/16486.62" office:value-type="float" office:value="0.016655537035487" calcext:value-type="float">
            <text:p>0.016655537035487</text:p>
          </table:table-cell>
          <table:table-cell office:value-type="float" office:value="229339.22480335" calcext:value-type="float">
            <text:p>229339.22480335</text:p>
          </table:table-cell>
        </table:table-row>
        <table:table-row table:style-name="ro1">
          <table:table-cell office:value-type="float" office:value="866.28" calcext:value-type="float">
            <text:p>866.28</text:p>
          </table:table-cell>
          <table:table-cell office:value-type="float" office:value="268.04496" calcext:value-type="float">
            <text:p>268.04496</text:p>
          </table:table-cell>
          <table:table-cell table:formula="of:=[.B853]/16486.62" office:value-type="float" office:value="0.01625833312104" calcext:value-type="float">
            <text:p>0.01625833312104</text:p>
          </table:table-cell>
          <table:table-cell office:value-type="float" office:value="229612.08300131" calcext:value-type="float">
            <text:p>229612.08300131</text:p>
          </table:table-cell>
        </table:table-row>
        <table:table-row table:style-name="ro1">
          <table:table-cell office:value-type="float" office:value="867.3" calcext:value-type="float">
            <text:p>867.3</text:p>
          </table:table-cell>
          <table:table-cell office:value-type="float" office:value="261.78059" calcext:value-type="float">
            <text:p>261.78059</text:p>
          </table:table-cell>
          <table:table-cell table:formula="of:=[.B854]/16486.62" office:value-type="float" office:value="0.0158783662145425" calcext:value-type="float">
            <text:p>0.015878366214543</text:p>
          </table:table-cell>
          <table:table-cell office:value-type="float" office:value="229878.56434883" calcext:value-type="float">
            <text:p>229878.56434883</text:p>
          </table:table-cell>
        </table:table-row>
        <table:table-row table:style-name="ro1">
          <table:table-cell office:value-type="float" office:value="868.32" calcext:value-type="float">
            <text:p>868.32</text:p>
          </table:table-cell>
          <table:table-cell office:value-type="float" office:value="256.17045" calcext:value-type="float">
            <text:p>256.17045</text:p>
          </table:table-cell>
          <table:table-cell table:formula="of:=[.B855]/16486.62" office:value-type="float" office:value="0.0155380817899606" calcext:value-type="float">
            <text:p>0.015538081789961</text:p>
          </table:table-cell>
          <table:table-cell office:value-type="float" office:value="230139.33480786" calcext:value-type="float">
            <text:p>230139.33480786</text:p>
          </table:table-cell>
        </table:table-row>
        <table:table-row table:style-name="ro1">
          <table:table-cell office:value-type="float" office:value="869.34" calcext:value-type="float">
            <text:p>869.34</text:p>
          </table:table-cell>
          <table:table-cell office:value-type="float" office:value="251.59238" calcext:value-type="float">
            <text:p>251.59238</text:p>
          </table:table-cell>
          <table:table-cell table:formula="of:=[.B856]/16486.62" office:value-type="float" office:value="0.0152603978256307" calcext:value-type="float">
            <text:p>0.015260397825631</text:p>
          </table:table-cell>
          <table:table-cell office:value-type="float" office:value="230395.44499439" calcext:value-type="float">
            <text:p>230395.44499439</text:p>
          </table:table-cell>
        </table:table-row>
        <table:table-row table:style-name="ro1">
          <table:table-cell office:value-type="float" office:value="870.35" calcext:value-type="float">
            <text:p>870.35</text:p>
          </table:table-cell>
          <table:table-cell office:value-type="float" office:value="248.31414" calcext:value-type="float">
            <text:p>248.31414</text:p>
          </table:table-cell>
          <table:table-cell table:formula="of:=[.B857]/16486.62" office:value-type="float" office:value="0.0150615553703549" calcext:value-type="float">
            <text:p>0.015061555370355</text:p>
          </table:table-cell>
          <table:table-cell office:value-type="float" office:value="230648.21807477" calcext:value-type="float">
            <text:p>230648.21807477</text:p>
          </table:table-cell>
        </table:table-row>
        <table:table-row table:style-name="ro1">
          <table:table-cell office:value-type="float" office:value="871.37" calcext:value-type="float">
            <text:p>871.37</text:p>
          </table:table-cell>
          <table:table-cell office:value-type="float" office:value="246.40367" calcext:value-type="float">
            <text:p>246.40367</text:p>
          </table:table-cell>
          <table:table-cell table:formula="of:=[.B858]/16486.62" office:value-type="float" office:value="0.01494567534158" calcext:value-type="float">
            <text:p>0.01494567534158</text:p>
          </table:table-cell>
          <table:table-cell office:value-type="float" office:value="230899.04637604" calcext:value-type="float">
            <text:p>230899.04637604</text:p>
          </table:table-cell>
        </table:table-row>
        <table:table-row table:style-name="ro1">
          <table:table-cell office:value-type="float" office:value="872.39" calcext:value-type="float">
            <text:p>872.39</text:p>
          </table:table-cell>
          <table:table-cell office:value-type="float" office:value="245.69637" calcext:value-type="float">
            <text:p>245.69637</text:p>
          </table:table-cell>
          <table:table-cell table:formula="of:=[.B859]/16486.62" office:value-type="float" office:value="0.0149027738857328" calcext:value-type="float">
            <text:p>0.014902773885733</text:p>
          </table:table-cell>
          <table:table-cell office:value-type="float" office:value="231149.15467592" calcext:value-type="float">
            <text:p>231149.15467592</text:p>
          </table:table-cell>
        </table:table-row>
        <table:table-row table:style-name="ro1">
          <table:table-cell office:value-type="float" office:value="873.41" calcext:value-type="float">
            <text:p>873.41</text:p>
          </table:table-cell>
          <table:table-cell office:value-type="float" office:value="245.82748" calcext:value-type="float">
            <text:p>245.82748</text:p>
          </table:table-cell>
          <table:table-cell table:formula="of:=[.B860]/16486.62" office:value-type="float" office:value="0.014910726395101" calcext:value-type="float">
            <text:p>0.014910726395101</text:p>
          </table:table-cell>
          <table:table-cell office:value-type="float" office:value="231399.3964414" calcext:value-type="float">
            <text:p>231399.3964414</text:p>
          </table:table-cell>
        </table:table-row>
        <table:table-row table:style-name="ro1">
          <table:table-cell office:value-type="float" office:value="874.42" calcext:value-type="float">
            <text:p>874.42</text:p>
          </table:table-cell>
          <table:table-cell office:value-type="float" office:value="246.31621" calcext:value-type="float">
            <text:p>246.31621</text:p>
          </table:table-cell>
          <table:table-cell table:formula="of:=[.B861]/16486.62" office:value-type="float" office:value="0.0149403704337214" calcext:value-type="float">
            <text:p>0.014940370433721</text:p>
          </table:table-cell>
          <table:table-cell office:value-type="float" office:value="231650.13571648" calcext:value-type="float">
            <text:p>231650.13571648</text:p>
          </table:table-cell>
        </table:table-row>
        <table:table-row table:style-name="ro1">
          <table:table-cell office:value-type="float" office:value="875.44" calcext:value-type="float">
            <text:p>875.44</text:p>
          </table:table-cell>
          <table:table-cell office:value-type="float" office:value="246.67372" calcext:value-type="float">
            <text:p>246.67372</text:p>
          </table:table-cell>
          <table:table-cell table:formula="of:=[.B862]/16486.62" office:value-type="float" office:value="0.0149620552908965" calcext:value-type="float">
            <text:p>0.014962055290897</text:p>
          </table:table-cell>
          <table:table-cell office:value-type="float" office:value="231901.23891574" calcext:value-type="float">
            <text:p>231901.23891574</text:p>
          </table:table-cell>
        </table:table-row>
        <table:table-row table:style-name="ro1">
          <table:table-cell office:value-type="float" office:value="876.46" calcext:value-type="float">
            <text:p>876.46</text:p>
          </table:table-cell>
          <table:table-cell office:value-type="float" office:value="246.50367" calcext:value-type="float">
            <text:p>246.50367</text:p>
          </table:table-cell>
          <table:table-cell table:formula="of:=[.B863]/16486.62" office:value-type="float" office:value="0.0149517408662297" calcext:value-type="float">
            <text:p>0.01495174086623</text:p>
          </table:table-cell>
          <table:table-cell office:value-type="float" office:value="232152.16900966" calcext:value-type="float">
            <text:p>232152.16900966</text:p>
          </table:table-cell>
        </table:table-row>
        <table:table-row table:style-name="ro1">
          <table:table-cell office:value-type="float" office:value="877.48" calcext:value-type="float">
            <text:p>877.48</text:p>
          </table:table-cell>
          <table:table-cell office:value-type="float" office:value="245.57193" calcext:value-type="float">
            <text:p>245.57193</text:p>
          </table:table-cell>
          <table:table-cell table:formula="of:=[.B864]/16486.62" office:value-type="float" office:value="0.0148952259468587" calcext:value-type="float">
            <text:p>0.014895225946859</text:p>
          </table:table-cell>
          <table:table-cell office:value-type="float" office:value="232402.15063905" calcext:value-type="float">
            <text:p>232402.15063905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243.83585" calcext:value-type="float">
            <text:p>243.83585</text:p>
          </table:table-cell>
          <table:table-cell table:formula="of:=[.B865]/16486.62" office:value-type="float" office:value="0.0147899235865205" calcext:value-type="float">
            <text:p>0.014789923586521</text:p>
          </table:table-cell>
          <table:table-cell office:value-type="float" office:value="232650.36501" calcext:value-type="float">
            <text:p>232650.36501</text:p>
          </table:table-cell>
        </table:table-row>
        <table:table-row table:style-name="ro1">
          <table:table-cell office:value-type="float" office:value="879.51" calcext:value-type="float">
            <text:p>879.51</text:p>
          </table:table-cell>
          <table:table-cell office:value-type="float" office:value="241.43735" calcext:value-type="float">
            <text:p>241.43735</text:p>
          </table:table-cell>
          <table:table-cell table:formula="of:=[.B866]/16486.62" office:value-type="float" office:value="0.0146444419777978" calcext:value-type="float">
            <text:p>0.014644441977798</text:p>
          </table:table-cell>
          <table:table-cell office:value-type="float" office:value="232896.13781137" calcext:value-type="float">
            <text:p>232896.13781137</text:p>
          </table:table-cell>
        </table:table-row>
        <table:table-row table:style-name="ro1">
          <table:table-cell office:value-type="float" office:value="880.53" calcext:value-type="float">
            <text:p>880.53</text:p>
          </table:table-cell>
          <table:table-cell office:value-type="float" office:value="238.6725" calcext:value-type="float">
            <text:p>238.6725</text:p>
          </table:table-cell>
          <table:table-cell table:formula="of:=[.B867]/16486.62" office:value-type="float" office:value="0.0144767393195209" calcext:value-type="float">
            <text:p>0.014476739319521</text:p>
          </table:table-cell>
          <table:table-cell office:value-type="float" office:value="233139.09611681" calcext:value-type="float">
            <text:p>233139.09611681</text:p>
          </table:table-cell>
        </table:table-row>
        <table:table-row table:style-name="ro1">
          <table:table-cell office:value-type="float" office:value="881.55" calcext:value-type="float">
            <text:p>881.55</text:p>
          </table:table-cell>
          <table:table-cell office:value-type="float" office:value="235.95027" calcext:value-type="float">
            <text:p>235.95027</text:p>
          </table:table-cell>
          <table:table-cell table:formula="of:=[.B868]/16486.62" office:value-type="float" office:value="0.0143116217878498" calcext:value-type="float">
            <text:p>0.01431162178785</text:p>
          </table:table-cell>
          <table:table-cell office:value-type="float" office:value="233379.28330798" calcext:value-type="float">
            <text:p>233379.28330798</text:p>
          </table:table-cell>
        </table:table-row>
        <table:table-row table:style-name="ro1">
          <table:table-cell office:value-type="float" office:value="882.57" calcext:value-type="float">
            <text:p>882.57</text:p>
          </table:table-cell>
          <table:table-cell office:value-type="float" office:value="233.74757" calcext:value-type="float">
            <text:p>233.74757</text:p>
          </table:table-cell>
          <table:table-cell table:formula="of:=[.B869]/16486.62" office:value-type="float" office:value="0.0141780164763912" calcext:value-type="float">
            <text:p>0.014178016476391</text:p>
          </table:table-cell>
          <table:table-cell office:value-type="float" office:value="233617.22824569" calcext:value-type="float">
            <text:p>233617.22824569</text:p>
          </table:table-cell>
        </table:table-row>
        <table:table-row table:style-name="ro1">
          <table:table-cell office:value-type="float" office:value="883.59" calcext:value-type="float">
            <text:p>883.59</text:p>
          </table:table-cell>
          <table:table-cell office:value-type="float" office:value="232.5602" calcext:value-type="float">
            <text:p>232.5602</text:p>
          </table:table-cell>
          <table:table-cell table:formula="of:=[.B870]/16486.62" office:value-type="float" office:value="0.0141059962563582" calcext:value-type="float">
            <text:p>0.014105996256358</text:p>
          </table:table-cell>
          <table:table-cell office:value-type="float" office:value="233853.96449632" calcext:value-type="float">
            <text:p>233853.96449632</text:p>
          </table:table-cell>
        </table:table-row>
        <table:table-row table:style-name="ro1">
          <table:table-cell office:value-type="float" office:value="884.6" calcext:value-type="float">
            <text:p>884.6</text:p>
          </table:table-cell>
          <table:table-cell office:value-type="float" office:value="232.84496" calcext:value-type="float">
            <text:p>232.84496</text:p>
          </table:table-cell>
          <table:table-cell table:formula="of:=[.B871]/16486.62" office:value-type="float" office:value="0.0141232684443506" calcext:value-type="float">
            <text:p>0.014123268444351</text:p>
          </table:table-cell>
          <table:table-cell office:value-type="float" office:value="234090.99062151" calcext:value-type="float">
            <text:p>234090.99062151</text:p>
          </table:table-cell>
        </table:table-row>
        <table:table-row table:style-name="ro1">
          <table:table-cell office:value-type="float" office:value="885.62" calcext:value-type="float">
            <text:p>885.62</text:p>
          </table:table-cell>
          <table:table-cell office:value-type="float" office:value="234.94999" calcext:value-type="float">
            <text:p>234.94999</text:p>
          </table:table-cell>
          <table:table-cell table:formula="of:=[.B872]/16486.62" office:value-type="float" office:value="0.0142509495578839" calcext:value-type="float">
            <text:p>0.014250949557884</text:p>
          </table:table-cell>
          <table:table-cell office:value-type="float" office:value="234330.15957447" calcext:value-type="float">
            <text:p>234330.15957447</text:p>
          </table:table-cell>
        </table:table-row>
        <table:table-row table:style-name="ro1">
          <table:table-cell office:value-type="float" office:value="886.64" calcext:value-type="float">
            <text:p>886.64</text:p>
          </table:table-cell>
          <table:table-cell office:value-type="float" office:value="239.03801" calcext:value-type="float">
            <text:p>239.03801</text:p>
          </table:table-cell>
          <table:table-cell table:formula="of:=[.B873]/16486.62" office:value-type="float" office:value="0.014498909418668" calcext:value-type="float">
            <text:p>0.014498909418668</text:p>
          </table:table-cell>
          <table:table-cell office:value-type="float" office:value="234573.48995607" calcext:value-type="float">
            <text:p>234573.48995607</text:p>
          </table:table-cell>
        </table:table-row>
        <table:table-row table:style-name="ro1">
          <table:table-cell office:value-type="float" office:value="887.66" calcext:value-type="float">
            <text:p>887.66</text:p>
          </table:table-cell>
          <table:table-cell office:value-type="float" office:value="245.01688" calcext:value-type="float">
            <text:p>245.01688</text:p>
          </table:table-cell>
          <table:table-cell table:formula="of:=[.B874]/16486.62" office:value-type="float" office:value="0.0148615592522906" calcext:value-type="float">
            <text:p>0.014861559252291</text:p>
          </table:table-cell>
          <table:table-cell office:value-type="float" office:value="234822.90656564" calcext:value-type="float">
            <text:p>234822.90656564</text:p>
          </table:table-cell>
        </table:table-row>
        <table:table-row table:style-name="ro1">
          <table:table-cell office:value-type="float" office:value="888.68" calcext:value-type="float">
            <text:p>888.68</text:p>
          </table:table-cell>
          <table:table-cell office:value-type="float" office:value="252.49889" calcext:value-type="float">
            <text:p>252.49889</text:p>
          </table:table-cell>
          <table:table-cell table:formula="of:=[.B875]/16486.62" office:value-type="float" office:value="0.0153153824131326" calcext:value-type="float">
            <text:p>0.015315382413133</text:p>
          </table:table-cell>
          <table:table-cell office:value-type="float" office:value="235079.93953828" calcext:value-type="float">
            <text:p>235079.93953828</text:p>
          </table:table-cell>
        </table:table-row>
        <table:table-row table:style-name="ro1">
          <table:table-cell office:value-type="float" office:value="889.69" calcext:value-type="float">
            <text:p>889.69</text:p>
          </table:table-cell>
          <table:table-cell office:value-type="float" office:value="260.81037" calcext:value-type="float">
            <text:p>260.81037</text:p>
          </table:table-cell>
          <table:table-cell table:formula="of:=[.B876]/16486.62" office:value-type="float" office:value="0.0158195172812863" calcext:value-type="float">
            <text:p>0.015819517281286</text:p>
          </table:table-cell>
          <table:table-cell office:value-type="float" office:value="235345.43324446" calcext:value-type="float">
            <text:p>235345.43324446</text:p>
          </table:table-cell>
        </table:table-row>
        <table:table-row table:style-name="ro1">
          <table:table-cell office:value-type="float" office:value="890.71" calcext:value-type="float">
            <text:p>890.71</text:p>
          </table:table-cell>
          <table:table-cell office:value-type="float" office:value="269.06442" calcext:value-type="float">
            <text:p>269.06442</text:p>
          </table:table-cell>
          <table:table-cell table:formula="of:=[.B877]/16486.62" office:value-type="float" office:value="0.0163201687186337" calcext:value-type="float">
            <text:p>0.016320168718634</text:p>
          </table:table-cell>
          <table:table-cell office:value-type="float" office:value="235619.32921507" calcext:value-type="float">
            <text:p>235619.32921507</text:p>
          </table:table-cell>
        </table:table-row>
        <table:table-row table:style-name="ro1">
          <table:table-cell office:value-type="float" office:value="891.73" calcext:value-type="float">
            <text:p>891.73</text:p>
          </table:table-cell>
          <table:table-cell office:value-type="float" office:value="276.29404" calcext:value-type="float">
            <text:p>276.29404</text:p>
          </table:table-cell>
          <table:table-cell table:formula="of:=[.B878]/16486.62" office:value-type="float" office:value="0.0167586831018123" calcext:value-type="float">
            <text:p>0.016758683101812</text:p>
          </table:table-cell>
          <table:table-cell office:value-type="float" office:value="235900.5846207" calcext:value-type="float">
            <text:p>235900.5846207</text:p>
          </table:table-cell>
        </table:table-row>
        <table:table-row table:style-name="ro1">
          <table:table-cell office:value-type="float" office:value="892.75" calcext:value-type="float">
            <text:p>892.75</text:p>
          </table:table-cell>
          <table:table-cell office:value-type="float" office:value="281.62517" calcext:value-type="float">
            <text:p>281.62517</text:p>
          </table:table-cell>
          <table:table-cell table:formula="of:=[.B879]/16486.62" office:value-type="float" office:value="0.017082044106069" calcext:value-type="float">
            <text:p>0.017082044106069</text:p>
          </table:table-cell>
          <table:table-cell office:value-type="float" office:value="236187.2668905" calcext:value-type="float">
            <text:p>236187.2668905</text:p>
          </table:table-cell>
        </table:table-row>
        <table:table-row table:style-name="ro1">
          <table:table-cell office:value-type="float" office:value="893.77" calcext:value-type="float">
            <text:p>893.77</text:p>
          </table:table-cell>
          <table:table-cell office:value-type="float" office:value="284.45451" calcext:value-type="float">
            <text:p>284.45451</text:p>
          </table:table-cell>
          <table:table-cell table:formula="of:=[.B880]/16486.62" office:value-type="float" office:value="0.0172536584211925" calcext:value-type="float">
            <text:p>0.017253658421193</text:p>
          </table:table-cell>
          <table:table-cell office:value-type="float" office:value="236476.82930215" calcext:value-type="float">
            <text:p>236476.82930215</text:p>
          </table:table-cell>
        </table:table-row>
        <table:table-row table:style-name="ro1">
          <table:table-cell office:value-type="float" office:value="894.78" calcext:value-type="float">
            <text:p>894.78</text:p>
          </table:table-cell>
          <table:table-cell office:value-type="float" office:value="284.59046" calcext:value-type="float">
            <text:p>284.59046</text:p>
          </table:table-cell>
          <table:table-cell table:formula="of:=[.B881]/16486.62" office:value-type="float" office:value="0.0172619045019537" calcext:value-type="float">
            <text:p>0.017261904501954</text:p>
          </table:table-cell>
          <table:table-cell office:value-type="float" office:value="236766.5301075" calcext:value-type="float">
            <text:p>236766.5301075</text:p>
          </table:table-cell>
        </table:table-row>
        <table:table-row table:style-name="ro1">
          <table:table-cell office:value-type="float" office:value="895.8" calcext:value-type="float">
            <text:p>895.8</text:p>
          </table:table-cell>
          <table:table-cell office:value-type="float" office:value="282.32005" calcext:value-type="float">
            <text:p>282.32005</text:p>
          </table:table-cell>
          <table:table-cell table:formula="of:=[.B882]/16486.62" office:value-type="float" office:value="0.0171241922237548" calcext:value-type="float">
            <text:p>0.017124192223755</text:p>
          </table:table-cell>
          <table:table-cell office:value-type="float" office:value="237053.91974067" calcext:value-type="float">
            <text:p>237053.91974067</text:p>
          </table:table-cell>
        </table:table-row>
        <table:table-row table:style-name="ro1">
          <table:table-cell office:value-type="float" office:value="896.82" calcext:value-type="float">
            <text:p>896.82</text:p>
          </table:table-cell>
          <table:table-cell office:value-type="float" office:value="278.37854" calcext:value-type="float">
            <text:p>278.37854</text:p>
          </table:table-cell>
          <table:table-cell table:formula="of:=[.B883]/16486.62" office:value-type="float" office:value="0.016885118963135" calcext:value-type="float">
            <text:p>0.016885118963135</text:p>
          </table:table-cell>
          <table:table-cell office:value-type="float" office:value="237337.29707719" calcext:value-type="float">
            <text:p>237337.29707719</text:p>
          </table:table-cell>
        </table:table-row>
        <table:table-row table:style-name="ro1">
          <table:table-cell office:value-type="float" office:value="897.84" calcext:value-type="float">
            <text:p>897.84</text:p>
          </table:table-cell>
          <table:table-cell office:value-type="float" office:value="273.81955" calcext:value-type="float">
            <text:p>273.81955</text:p>
          </table:table-cell>
          <table:table-cell table:formula="of:=[.B884]/16486.62" office:value-type="float" office:value="0.0166085923009083" calcext:value-type="float">
            <text:p>0.016608592300908</text:p>
          </table:table-cell>
          <table:table-cell office:value-type="float" office:value="237616.03356026" calcext:value-type="float">
            <text:p>237616.03356026</text:p>
          </table:table-cell>
        </table:table-row>
        <table:table-row table:style-name="ro1">
          <table:table-cell office:value-type="float" office:value="898.86" calcext:value-type="float">
            <text:p>898.86</text:p>
          </table:table-cell>
          <table:table-cell office:value-type="float" office:value="269.80702" calcext:value-type="float">
            <text:p>269.80702</text:p>
          </table:table-cell>
          <table:table-cell table:formula="of:=[.B885]/16486.62" office:value-type="float" office:value="0.0163652113046822" calcext:value-type="float">
            <text:p>0.016365211304682</text:p>
          </table:table-cell>
          <table:table-cell office:value-type="float" office:value="237890.68546358" calcext:value-type="float">
            <text:p>237890.68546358</text:p>
          </table:table-cell>
        </table:table-row>
        <table:table-row table:style-name="ro1">
          <table:table-cell office:value-type="float" office:value="899.87" calcext:value-type="float">
            <text:p>899.87</text:p>
          </table:table-cell>
          <table:table-cell office:value-type="float" office:value="267.36998" calcext:value-type="float">
            <text:p>267.36998</text:p>
          </table:table-cell>
          <table:table-cell table:formula="of:=[.B886]/16486.62" office:value-type="float" office:value="0.0162173920427595" calcext:value-type="float">
            <text:p>0.01621739204276</text:p>
          </table:table-cell>
          <table:table-cell office:value-type="float" office:value="238162.85656677" calcext:value-type="float">
            <text:p>238162.85656677</text:p>
          </table:table-cell>
        </table:table-row>
        <table:table-row table:style-name="ro1">
          <table:table-cell office:value-type="float" office:value="900.89" calcext:value-type="float">
            <text:p>900.89</text:p>
          </table:table-cell>
          <table:table-cell office:value-type="float" office:value="267.17415" calcext:value-type="float">
            <text:p>267.17415</text:p>
          </table:table-cell>
          <table:table-cell table:formula="of:=[.B887]/16486.62" office:value-type="float" office:value="0.016205513925838" calcext:value-type="float">
            <text:p>0.016205513925838</text:p>
          </table:table-cell>
          <table:table-cell office:value-type="float" office:value="238434.8283223" calcext:value-type="float">
            <text:p>238434.8283223</text:p>
          </table:table-cell>
        </table:table-row>
        <table:table-row table:style-name="ro1">
          <table:table-cell office:value-type="float" office:value="901.91" calcext:value-type="float">
            <text:p>901.91</text:p>
          </table:table-cell>
          <table:table-cell office:value-type="float" office:value="269.36566" calcext:value-type="float">
            <text:p>269.36566</text:p>
          </table:table-cell>
          <table:table-cell table:formula="of:=[.B888]/16486.62" office:value-type="float" office:value="0.0163384405050884" calcext:value-type="float">
            <text:p>0.016338440505088</text:p>
          </table:table-cell>
          <table:table-cell office:value-type="float" office:value="238709.03093656" calcext:value-type="float">
            <text:p>238709.03093656</text:p>
          </table:table-cell>
        </table:table-row>
        <table:table-row table:style-name="ro1">
          <table:table-cell office:value-type="float" office:value="902.93" calcext:value-type="float">
            <text:p>902.93</text:p>
          </table:table-cell>
          <table:table-cell office:value-type="float" office:value="273.53098" calcext:value-type="float">
            <text:p>273.53098</text:p>
          </table:table-cell>
          <table:table-cell table:formula="of:=[.B889]/16486.62" office:value-type="float" office:value="0.0165910890164267" calcext:value-type="float">
            <text:p>0.016591089016427</text:p>
          </table:table-cell>
          <table:table-cell office:value-type="float" office:value="238987.47367303" calcext:value-type="float">
            <text:p>238987.47367303</text:p>
          </table:table-cell>
        </table:table-row>
        <table:table-row table:style-name="ro1">
          <table:table-cell office:value-type="float" office:value="903.95" calcext:value-type="float">
            <text:p>903.95</text:p>
          </table:table-cell>
          <table:table-cell office:value-type="float" office:value="278.7938" calcext:value-type="float">
            <text:p>278.7938</text:p>
          </table:table-cell>
          <table:table-cell table:formula="of:=[.B890]/16486.62" office:value-type="float" office:value="0.0169103066607952" calcext:value-type="float">
            <text:p>0.016910306660795</text:p>
          </table:table-cell>
          <table:table-cell office:value-type="float" office:value="239271.27373355" calcext:value-type="float">
            <text:p>239271.27373355</text:p>
          </table:table-cell>
        </table:table-row>
        <table:table-row table:style-name="ro1">
          <table:table-cell office:value-type="float" office:value="904.96" calcext:value-type="float">
            <text:p>904.96</text:p>
          </table:table-cell>
          <table:table-cell office:value-type="float" office:value="284.03732" calcext:value-type="float">
            <text:p>284.03732</text:p>
          </table:table-cell>
          <table:table-cell table:formula="of:=[.B891]/16486.62" office:value-type="float" office:value="0.0172283536589064" calcext:value-type="float">
            <text:p>0.017228353658907</text:p>
          </table:table-cell>
          <table:table-cell office:value-type="float" office:value="239560.41146559" calcext:value-type="float">
            <text:p>239560.41146559</text:p>
          </table:table-cell>
        </table:table-row>
        <table:table-row table:style-name="ro1">
          <table:table-cell office:value-type="float" office:value="905.98" calcext:value-type="float">
            <text:p>905.98</text:p>
          </table:table-cell>
          <table:table-cell office:value-type="float" office:value="288.20652" calcext:value-type="float">
            <text:p>288.20652</text:p>
          </table:table-cell>
          <table:table-cell table:formula="of:=[.B892]/16486.62" office:value-type="float" office:value="0.0174812375126011" calcext:value-type="float">
            <text:p>0.017481237512601</text:p>
          </table:table-cell>
          <table:table-cell office:value-type="float" office:value="239853.79326259" calcext:value-type="float">
            <text:p>239853.793262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90.61751" calcext:value-type="float">
            <text:p>290.61751</text:p>
          </table:table-cell>
          <table:table-cell table:formula="of:=[.B893]/16486.62" office:value-type="float" office:value="0.0176274767053526" calcext:value-type="float">
            <text:p>0.017627476705353</text:p>
          </table:table-cell>
          <table:table-cell office:value-type="float" office:value="240149.62934693" calcext:value-type="float">
            <text:p>240149.62934693</text:p>
          </table:table-cell>
        </table:table-row>
        <table:table-row table:style-name="ro1">
          <table:table-cell office:value-type="float" office:value="908.02" calcext:value-type="float">
            <text:p>908.02</text:p>
          </table:table-cell>
          <table:table-cell office:value-type="float" office:value="291.18989" calcext:value-type="float">
            <text:p>291.18989</text:p>
          </table:table-cell>
          <table:table-cell table:formula="of:=[.B894]/16486.62" office:value-type="float" office:value="0.0176621945553425" calcext:value-type="float">
            <text:p>0.017662194555343</text:p>
          </table:table-cell>
          <table:table-cell office:value-type="float" office:value="240446.0480903" calcext:value-type="float">
            <text:p>240446.0480903</text:p>
          </table:table-cell>
        </table:table-row>
        <table:table-row table:style-name="ro1">
          <table:table-cell office:value-type="float" office:value="909.04" calcext:value-type="float">
            <text:p>909.04</text:p>
          </table:table-cell>
          <table:table-cell office:value-type="float" office:value="290.52974" calcext:value-type="float">
            <text:p>290.52974</text:p>
          </table:table-cell>
          <table:table-cell table:formula="of:=[.B895]/16486.62" office:value-type="float" office:value="0.0176221529943676" calcext:value-type="float">
            <text:p>0.017622152994368</text:p>
          </table:table-cell>
          <table:table-cell office:value-type="float" office:value="240741.79483004" calcext:value-type="float">
            <text:p>240741.79483004</text:p>
          </table:table-cell>
        </table:table-row>
        <table:table-row table:style-name="ro1">
          <table:table-cell office:value-type="float" office:value="910.05" calcext:value-type="float">
            <text:p>910.05</text:p>
          </table:table-cell>
          <table:table-cell office:value-type="float" office:value="289.8261" calcext:value-type="float">
            <text:p>289.8261</text:p>
          </table:table-cell>
          <table:table-cell table:formula="of:=[.B896]/16486.62" office:value-type="float" office:value="0.0175794735367225" calcext:value-type="float">
            <text:p>0.017579473536723</text:p>
          </table:table-cell>
          <table:table-cell office:value-type="float" office:value="241036.82529197" calcext:value-type="float">
            <text:p>241036.82529197</text:p>
          </table:table-cell>
        </table:table-row>
        <table:table-row table:style-name="ro1">
          <table:table-cell office:value-type="float" office:value="911.07" calcext:value-type="float">
            <text:p>911.07</text:p>
          </table:table-cell>
          <table:table-cell office:value-type="float" office:value="290.57555" calcext:value-type="float">
            <text:p>290.57555</text:p>
          </table:table-cell>
          <table:table-cell table:formula="of:=[.B897]/16486.62" office:value-type="float" office:value="0.0176249316112096" calcext:value-type="float">
            <text:p>0.01762493161121</text:p>
          </table:table-cell>
          <table:table-cell office:value-type="float" office:value="241332.61866583" calcext:value-type="float">
            <text:p>241332.61866583</text:p>
          </table:table-cell>
        </table:table-row>
        <table:table-row table:style-name="ro1">
          <table:table-cell office:value-type="float" office:value="912.09" calcext:value-type="float">
            <text:p>912.09</text:p>
          </table:table-cell>
          <table:table-cell office:value-type="float" office:value="294.20401" calcext:value-type="float">
            <text:p>294.20401</text:p>
          </table:table-cell>
          <table:table-cell table:formula="of:=[.B898]/16486.62" office:value-type="float" office:value="0.0178450167469136" calcext:value-type="float">
            <text:p>0.017845016746914</text:p>
          </table:table-cell>
          <table:table-cell office:value-type="float" office:value="241632.10564967" calcext:value-type="float">
            <text:p>241632.10564967</text:p>
          </table:table-cell>
        </table:table-row>
        <table:table-row table:style-name="ro1">
          <table:table-cell office:value-type="float" office:value="913.11" calcext:value-type="float">
            <text:p>913.11</text:p>
          </table:table-cell>
          <table:table-cell office:value-type="float" office:value="301.6938" calcext:value-type="float">
            <text:p>301.6938</text:p>
          </table:table-cell>
          <table:table-cell table:formula="of:=[.B899]/16486.62" office:value-type="float" office:value="0.0182993118055732" calcext:value-type="float">
            <text:p>0.018299311805573</text:p>
          </table:table-cell>
          <table:table-cell office:value-type="float" office:value="241939.21692045" calcext:value-type="float">
            <text:p>241939.21692045</text:p>
          </table:table-cell>
        </table:table-row>
        <table:table-row table:style-name="ro1">
          <table:table-cell office:value-type="float" office:value="914.13" calcext:value-type="float">
            <text:p>914.13</text:p>
          </table:table-cell>
          <table:table-cell office:value-type="float" office:value="313.33295" calcext:value-type="float">
            <text:p>313.33295</text:p>
          </table:table-cell>
          <table:table-cell table:formula="of:=[.B900]/16486.62" office:value-type="float" office:value="0.0190052873178371" calcext:value-type="float">
            <text:p>0.019005287317837</text:p>
          </table:table-cell>
          <table:table-cell office:value-type="float" office:value="242258.17634081" calcext:value-type="float">
            <text:p>242258.17634081</text:p>
          </table:table-cell>
        </table:table-row>
        <table:table-row table:style-name="ro1">
          <table:table-cell office:value-type="float" office:value="915.14" calcext:value-type="float">
            <text:p>915.14</text:p>
          </table:table-cell>
          <table:table-cell office:value-type="float" office:value="328.67423" calcext:value-type="float">
            <text:p>328.67423</text:p>
          </table:table-cell>
          <table:table-cell table:formula="of:=[.B901]/16486.62" office:value-type="float" office:value="0.0199358164378144" calcext:value-type="float">
            <text:p>0.019935816437815</text:p>
          </table:table-cell>
          <table:table-cell office:value-type="float" office:value="242592.75252618" calcext:value-type="float">
            <text:p>242592.75252618</text:p>
          </table:table-cell>
        </table:table-row>
        <table:table-row table:style-name="ro1">
          <table:table-cell office:value-type="float" office:value="916.16" calcext:value-type="float">
            <text:p>916.16</text:p>
          </table:table-cell>
          <table:table-cell office:value-type="float" office:value="346.73076" calcext:value-type="float">
            <text:p>346.73076</text:p>
          </table:table-cell>
          <table:table-cell table:formula="of:=[.B902]/16486.62" office:value-type="float" office:value="0.0210310397158423" calcext:value-type="float">
            <text:p>0.021031039715842</text:p>
          </table:table-cell>
          <table:table-cell office:value-type="float" office:value="242945.70947784" calcext:value-type="float">
            <text:p>242945.70947784</text:p>
          </table:table-cell>
        </table:table-row>
        <table:table-row table:style-name="ro1">
          <table:table-cell office:value-type="float" office:value="917.18" calcext:value-type="float">
            <text:p>917.18</text:p>
          </table:table-cell>
          <table:table-cell office:value-type="float" office:value="366.35894" calcext:value-type="float">
            <text:p>366.35894</text:p>
          </table:table-cell>
          <table:table-cell table:formula="of:=[.B903]/16486.62" office:value-type="float" office:value="0.022221591812027" calcext:value-type="float">
            <text:p>0.022221591812027</text:p>
          </table:table-cell>
          <table:table-cell office:value-type="float" office:value="243318.64706554" calcext:value-type="float">
            <text:p>243318.64706554</text:p>
          </table:table-cell>
        </table:table-row>
        <table:table-row table:style-name="ro1">
          <table:table-cell office:value-type="float" office:value="918.2" calcext:value-type="float">
            <text:p>918.2</text:p>
          </table:table-cell>
          <table:table-cell office:value-type="float" office:value="386.71437" calcext:value-type="float">
            <text:p>386.71437</text:p>
          </table:table-cell>
          <table:table-cell table:formula="of:=[.B904]/16486.62" office:value-type="float" office:value="0.0234562554362265" calcext:value-type="float">
            <text:p>0.023456255436227</text:p>
          </table:table-cell>
          <table:table-cell office:value-type="float" office:value="243712.30560923" calcext:value-type="float">
            <text:p>243712.30560923</text:p>
          </table:table-cell>
        </table:table-row>
        <table:table-row table:style-name="ro1">
          <table:table-cell office:value-type="float" office:value="919.22" calcext:value-type="float">
            <text:p>919.22</text:p>
          </table:table-cell>
          <table:table-cell office:value-type="float" office:value="407.6344" calcext:value-type="float">
            <text:p>407.6344</text:p>
          </table:table-cell>
          <table:table-cell table:formula="of:=[.B905]/16486.62" office:value-type="float" office:value="0.0247251650125981" calcext:value-type="float">
            <text:p>0.024725165012598</text:p>
          </table:table-cell>
          <table:table-cell office:value-type="float" office:value="244127.25984146" calcext:value-type="float">
            <text:p>244127.25984146</text:p>
          </table:table-cell>
        </table:table-row>
        <table:table-row table:style-name="ro1">
          <table:table-cell office:value-type="float" office:value="920.23" calcext:value-type="float">
            <text:p>920.23</text:p>
          </table:table-cell>
          <table:table-cell office:value-type="float" office:value="429.81578" calcext:value-type="float">
            <text:p>429.81578</text:p>
          </table:table-cell>
          <table:table-cell table:formula="of:=[.B906]/16486.62" office:value-type="float" office:value="0.0260705820841385" calcext:value-type="float">
            <text:p>0.026070582084139</text:p>
          </table:table-cell>
          <table:table-cell office:value-type="float" office:value="244564.79376279" calcext:value-type="float">
            <text:p>244564.79376279</text:p>
          </table:table-cell>
        </table:table-row>
        <table:table-row table:style-name="ro1">
          <table:table-cell office:value-type="float" office:value="921.25" calcext:value-type="float">
            <text:p>921.25</text:p>
          </table:table-cell>
          <table:table-cell office:value-type="float" office:value="454.71528" calcext:value-type="float">
            <text:p>454.71528</text:p>
          </table:table-cell>
          <table:table-cell table:formula="of:=[.B907]/16486.62" office:value-type="float" office:value="0.027580867394287" calcext:value-type="float">
            <text:p>0.027580867394287</text:p>
          </table:table-cell>
          <table:table-cell office:value-type="float" office:value="245027.67429682" calcext:value-type="float">
            <text:p>245027.67429682</text:p>
          </table:table-cell>
        </table:table-row>
        <table:table-row table:style-name="ro1">
          <table:table-cell office:value-type="float" office:value="922.27" calcext:value-type="float">
            <text:p>922.27</text:p>
          </table:table-cell>
          <table:table-cell office:value-type="float" office:value="484.18568" calcext:value-type="float">
            <text:p>484.18568</text:p>
          </table:table-cell>
          <table:table-cell table:formula="of:=[.B908]/16486.62" office:value-type="float" office:value="0.029368401770648" calcext:value-type="float">
            <text:p>0.029368401770648</text:p>
          </table:table-cell>
          <table:table-cell office:value-type="float" office:value="245520.55442251" calcext:value-type="float">
            <text:p>245520.55442251</text:p>
          </table:table-cell>
        </table:table-row>
        <table:table-row table:style-name="ro1">
          <table:table-cell office:value-type="float" office:value="923.29" calcext:value-type="float">
            <text:p>923.29</text:p>
          </table:table-cell>
          <table:table-cell office:value-type="float" office:value="519.94226" calcext:value-type="float">
            <text:p>519.94226</text:p>
          </table:table-cell>
          <table:table-cell table:formula="of:=[.B909]/16486.62" office:value-type="float" office:value="0.0315372259444325" calcext:value-type="float">
            <text:p>0.031537225944433</text:p>
          </table:table-cell>
          <table:table-cell office:value-type="float" office:value="246049.83321097" calcext:value-type="float">
            <text:p>246049.83321097</text:p>
          </table:table-cell>
        </table:table-row>
        <table:table-row table:style-name="ro1">
          <table:table-cell office:value-type="float" office:value="924.3" calcext:value-type="float">
            <text:p>924.3</text:p>
          </table:table-cell>
          <table:table-cell office:value-type="float" office:value="563.0073" calcext:value-type="float">
            <text:p>563.0073</text:p>
          </table:table-cell>
          <table:table-cell table:formula="of:=[.B910]/16486.62" office:value-type="float" office:value="0.0341493465610295" calcext:value-type="float">
            <text:p>0.03414934656103</text:p>
          </table:table-cell>
          <table:table-cell office:value-type="float" office:value="246622.95034565" calcext:value-type="float">
            <text:p>246622.95034565</text:p>
          </table:table-cell>
        </table:table-row>
        <table:table-row table:style-name="ro1">
          <table:table-cell office:value-type="float" office:value="925.32" calcext:value-type="float">
            <text:p>925.32</text:p>
          </table:table-cell>
          <table:table-cell office:value-type="float" office:value="613.28532" calcext:value-type="float">
            <text:p>613.28532</text:p>
          </table:table-cell>
          <table:table-cell table:formula="of:=[.B911]/16486.62" office:value-type="float" office:value="0.0371989722575034" calcext:value-type="float">
            <text:p>0.037198972257503</text:p>
          </table:table-cell>
          <table:table-cell office:value-type="float" office:value="247247.24833809" calcext:value-type="float">
            <text:p>247247.24833809</text:p>
          </table:table-cell>
        </table:table-row>
        <table:table-row table:style-name="ro1">
          <table:table-cell office:value-type="float" office:value="926.34" calcext:value-type="float">
            <text:p>926.34</text:p>
          </table:table-cell>
          <table:table-cell office:value-type="float" office:value="669.38038" calcext:value-type="float">
            <text:p>669.38038</text:p>
          </table:table-cell>
          <table:table-cell table:formula="of:=[.B912]/16486.62" office:value-type="float" office:value="0.0406014319490593" calcext:value-type="float">
            <text:p>0.040601431949059</text:p>
          </table:table-cell>
          <table:table-cell office:value-type="float" office:value="247928.64868165" calcext:value-type="float">
            <text:p>247928.64868165</text:p>
          </table:table-cell>
        </table:table-row>
        <table:table-row table:style-name="ro1">
          <table:table-cell office:value-type="float" office:value="927.36" calcext:value-type="float">
            <text:p>927.36</text:p>
          </table:table-cell>
          <table:table-cell office:value-type="float" office:value="728.69351" calcext:value-type="float">
            <text:p>728.69351</text:p>
          </table:table-cell>
          <table:table-cell table:formula="of:=[.B913]/16486.62" office:value-type="float" office:value="0.0441990844697094" calcext:value-type="float">
            <text:p>0.044199084469709</text:p>
          </table:table-cell>
          <table:table-cell office:value-type="float" office:value="248670.42722893" calcext:value-type="float">
            <text:p>248670.42722893</text:p>
          </table:table-cell>
        </table:table-row>
        <table:table-row table:style-name="ro1">
          <table:table-cell office:value-type="float" office:value="928.38" calcext:value-type="float">
            <text:p>928.38</text:p>
          </table:table-cell>
          <table:table-cell office:value-type="float" office:value="787.7615" calcext:value-type="float">
            <text:p>787.7615</text:p>
          </table:table-cell>
          <table:table-cell table:formula="of:=[.B914]/16486.62" office:value-type="float" office:value="0.0477818679632332" calcext:value-type="float">
            <text:p>0.047781867963233</text:p>
          </table:table-cell>
          <table:table-cell office:value-type="float" office:value="249472.33443955" calcext:value-type="float">
            <text:p>249472.33443955</text:p>
          </table:table-cell>
        </table:table-row>
        <table:table-row table:style-name="ro1">
          <table:table-cell office:value-type="float" office:value="929.39" calcext:value-type="float">
            <text:p>929.39</text:p>
          </table:table-cell>
          <table:table-cell office:value-type="float" office:value="842.74182" calcext:value-type="float">
            <text:p>842.74182</text:p>
          </table:table-cell>
          <table:table-cell table:formula="of:=[.B915]/16486.62" office:value-type="float" office:value="0.0511167128253093" calcext:value-type="float">
            <text:p>0.051116712825309</text:p>
          </table:table-cell>
          <table:table-cell office:value-type="float" office:value="250330.20924391" calcext:value-type="float">
            <text:p>250330.20924391</text:p>
          </table:table-cell>
        </table:table-row>
        <table:table-row table:style-name="ro1">
          <table:table-cell office:value-type="float" office:value="930.41" calcext:value-type="float">
            <text:p>930.41</text:p>
          </table:table-cell>
          <table:table-cell office:value-type="float" office:value="889.92866" calcext:value-type="float">
            <text:p>889.92866</text:p>
          </table:table-cell>
          <table:table-cell table:formula="of:=[.B916]/16486.62" office:value-type="float" office:value="0.053978842236917" calcext:value-type="float">
            <text:p>0.053978842236917</text:p>
          </table:table-cell>
          <table:table-cell office:value-type="float" office:value="251236.11821423" calcext:value-type="float">
            <text:p>251236.11821423</text:p>
          </table:table-cell>
        </table:table-row>
        <table:table-row table:style-name="ro1">
          <table:table-cell office:value-type="float" office:value="931.43" calcext:value-type="float">
            <text:p>931.43</text:p>
          </table:table-cell>
          <table:table-cell office:value-type="float" office:value="926.20193" calcext:value-type="float">
            <text:p>926.20193</text:p>
          </table:table-cell>
          <table:table-cell table:formula="of:=[.B917]/16486.62" office:value-type="float" office:value="0.056179006370014" calcext:value-type="float">
            <text:p>0.056179006370014</text:p>
          </table:table-cell>
          <table:table-cell office:value-type="float" office:value="252178.95181098" calcext:value-type="float">
            <text:p>252178.95181098</text:p>
          </table:table-cell>
        </table:table-row>
        <table:table-row table:style-name="ro1">
          <table:table-cell office:value-type="float" office:value="932.45" calcext:value-type="float">
            <text:p>932.45</text:p>
          </table:table-cell>
          <table:table-cell office:value-type="float" office:value="949.35109" calcext:value-type="float">
            <text:p>949.35109</text:p>
          </table:table-cell>
          <table:table-cell table:formula="of:=[.B918]/16486.62" office:value-type="float" office:value="0.0575831243760092" calcext:value-type="float">
            <text:p>0.057583124376009</text:p>
          </table:table-cell>
          <table:table-cell office:value-type="float" office:value="253145.3502506" calcext:value-type="float">
            <text:p>253145.3502506</text:p>
          </table:table-cell>
        </table:table-row>
        <table:table-row table:style-name="ro1">
          <table:table-cell office:value-type="float" office:value="933.47" calcext:value-type="float">
            <text:p>933.47</text:p>
          </table:table-cell>
          <table:table-cell office:value-type="float" office:value="958.25871" calcext:value-type="float">
            <text:p>958.25871</text:p>
          </table:table-cell>
          <table:table-cell table:formula="of:=[.B919]/16486.62" office:value-type="float" office:value="0.0581234182628095" calcext:value-type="float">
            <text:p>0.05812341826281</text:p>
          </table:table-cell>
          <table:table-cell office:value-type="float" office:value="254120.81627012" calcext:value-type="float">
            <text:p>254120.81627012</text:p>
          </table:table-cell>
        </table:table-row>
        <table:table-row table:style-name="ro1">
          <table:table-cell office:value-type="float" office:value="934.48" calcext:value-type="float">
            <text:p>934.48</text:p>
          </table:table-cell>
          <table:table-cell office:value-type="float" office:value="952.95815" calcext:value-type="float">
            <text:p>952.95815</text:p>
          </table:table-cell>
          <table:table-cell table:formula="of:=[.B920]/16486.62" office:value-type="float" office:value="0.0578019114894381" calcext:value-type="float">
            <text:p>0.057801911489438</text:p>
          </table:table-cell>
          <table:table-cell office:value-type="float" office:value="255090.88654529" calcext:value-type="float">
            <text:p>255090.88654529</text:p>
          </table:table-cell>
        </table:table-row>
        <table:table-row table:style-name="ro1">
          <table:table-cell office:value-type="float" office:value="935.5" calcext:value-type="float">
            <text:p>935.5</text:p>
          </table:table-cell>
          <table:table-cell office:value-type="float" office:value="934.5875" calcext:value-type="float">
            <text:p>934.5875</text:p>
          </table:table-cell>
          <table:table-cell table:formula="of:=[.B921]/16486.62" office:value-type="float" office:value="0.0566876351853806" calcext:value-type="float">
            <text:p>0.056687635185381</text:p>
          </table:table-cell>
          <table:table-cell office:value-type="float" office:value="256042.25629187" calcext:value-type="float">
            <text:p>256042.25629187</text:p>
          </table:table-cell>
        </table:table-row>
        <table:table-row table:style-name="ro1">
          <table:table-cell office:value-type="float" office:value="936.52" calcext:value-type="float">
            <text:p>936.52</text:p>
          </table:table-cell>
          <table:table-cell office:value-type="float" office:value="905.25428" calcext:value-type="float">
            <text:p>905.25428</text:p>
          </table:table-cell>
          <table:table-cell table:formula="of:=[.B922]/16486.62" office:value-type="float" office:value="0.0549084214957341" calcext:value-type="float">
            <text:p>0.054908421495734</text:p>
          </table:table-cell>
          <table:table-cell office:value-type="float" office:value="256963.76608188" calcext:value-type="float">
            <text:p>256963.76608188</text:p>
          </table:table-cell>
        </table:table-row>
        <table:table-row table:style-name="ro1">
          <table:table-cell office:value-type="float" office:value="937.54" calcext:value-type="float">
            <text:p>937.54</text:p>
          </table:table-cell>
          <table:table-cell office:value-type="float" office:value="867.81338" calcext:value-type="float">
            <text:p>867.81338</text:p>
          </table:table-cell>
          <table:table-cell table:formula="of:=[.B923]/16486.62" office:value-type="float" office:value="0.05263743447717" calcext:value-type="float">
            <text:p>0.05263743447717</text:p>
          </table:table-cell>
          <table:table-cell office:value-type="float" office:value="257847.16265547" calcext:value-type="float">
            <text:p>257847.16265547</text:p>
          </table:table-cell>
        </table:table-row>
        <table:table-row table:style-name="ro1">
          <table:table-cell office:value-type="float" office:value="938.56" calcext:value-type="float">
            <text:p>938.56</text:p>
          </table:table-cell>
          <table:table-cell office:value-type="float" office:value="825.55945" calcext:value-type="float">
            <text:p>825.55945</text:p>
          </table:table-cell>
          <table:table-cell table:formula="of:=[.B924]/16486.62" office:value-type="float" office:value="0.0500745119375591" calcext:value-type="float">
            <text:p>0.050074511937559</text:p>
          </table:table-cell>
          <table:table-cell office:value-type="float" office:value="258687.54654973" calcext:value-type="float">
            <text:p>258687.54654973</text:p>
          </table:table-cell>
        </table:table-row>
        <table:table-row table:style-name="ro1">
          <table:table-cell office:value-type="float" office:value="939.57" calcext:value-type="float">
            <text:p>939.57</text:p>
          </table:table-cell>
          <table:table-cell office:value-type="float" office:value="781.84906" calcext:value-type="float">
            <text:p>781.84906</text:p>
          </table:table-cell>
          <table:table-cell table:formula="of:=[.B925]/16486.62" office:value-type="float" office:value="0.0474232474576353" calcext:value-type="float">
            <text:p>0.047423247457635</text:p>
          </table:table-cell>
          <table:table-cell office:value-type="float" office:value="259483.43515929" calcext:value-type="float">
            <text:p>259483.43515929</text:p>
          </table:table-cell>
        </table:table-row>
        <table:table-row table:style-name="ro1">
          <table:table-cell office:value-type="float" office:value="940.59" calcext:value-type="float">
            <text:p>940.59</text:p>
          </table:table-cell>
          <table:table-cell office:value-type="float" office:value="739.69474" calcext:value-type="float">
            <text:p>739.69474</text:p>
          </table:table-cell>
          <table:table-cell table:formula="of:=[.B926]/16486.62" office:value-type="float" office:value="0.044866366787128" calcext:value-type="float">
            <text:p>0.044866366787128</text:p>
          </table:table-cell>
          <table:table-cell office:value-type="float" office:value="260236.41248946" calcext:value-type="float">
            <text:p>260236.41248946</text:p>
          </table:table-cell>
        </table:table-row>
        <table:table-row table:style-name="ro1">
          <table:table-cell office:value-type="float" office:value="941.61" calcext:value-type="float">
            <text:p>941.61</text:p>
          </table:table-cell>
          <table:table-cell office:value-type="float" office:value="701.39792" calcext:value-type="float">
            <text:p>701.39792</text:p>
          </table:table-cell>
          <table:table-cell table:formula="of:=[.B927]/16486.62" office:value-type="float" office:value="0.0425434637299823" calcext:value-type="float">
            <text:p>0.042543463729982</text:p>
          </table:table-cell>
          <table:table-cell office:value-type="float" office:value="260950.4053097" calcext:value-type="float">
            <text:p>260950.4053097</text:p>
          </table:table-cell>
        </table:table-row>
        <table:table-row table:style-name="ro1">
          <table:table-cell office:value-type="float" office:value="942.63" calcext:value-type="float">
            <text:p>942.63</text:p>
          </table:table-cell>
          <table:table-cell office:value-type="float" office:value="668.29747" calcext:value-type="float">
            <text:p>668.29747</text:p>
          </table:table-cell>
          <table:table-cell table:formula="of:=[.B928]/16486.62" office:value-type="float" office:value="0.0405357477760754" calcext:value-type="float">
            <text:p>0.040535747776075</text:p>
          </table:table-cell>
          <table:table-cell office:value-type="float" office:value="261630.70329719" calcext:value-type="float">
            <text:p>261630.70329719</text:p>
          </table:table-cell>
        </table:table-row>
        <table:table-row table:style-name="ro1">
          <table:table-cell office:value-type="float" office:value="943.65" calcext:value-type="float">
            <text:p>943.65</text:p>
          </table:table-cell>
          <table:table-cell office:value-type="float" office:value="640.69402" calcext:value-type="float">
            <text:p>640.69402</text:p>
          </table:table-cell>
          <table:table-cell table:formula="of:=[.B929]/16486.62" office:value-type="float" office:value="0.0388614537121617" calcext:value-type="float">
            <text:p>0.038861453712162</text:p>
          </table:table-cell>
          <table:table-cell office:value-type="float" office:value="262282.90216709" calcext:value-type="float">
            <text:p>262282.90216709</text:p>
          </table:table-cell>
        </table:table-row>
        <table:table-row table:style-name="ro1">
          <table:table-cell office:value-type="float" office:value="944.66" calcext:value-type="float">
            <text:p>944.66</text:p>
          </table:table-cell>
          <table:table-cell office:value-type="float" office:value="617.97043" calcext:value-type="float">
            <text:p>617.97043</text:p>
          </table:table-cell>
          <table:table-cell table:formula="of:=[.B930]/16486.62" office:value-type="float" office:value="0.0374831487594182" calcext:value-type="float">
            <text:p>0.037483148759418</text:p>
          </table:table-cell>
          <table:table-cell office:value-type="float" office:value="262911.96940143" calcext:value-type="float">
            <text:p>262911.96940143</text:p>
          </table:table-cell>
        </table:table-row>
        <table:table-row table:style-name="ro1">
          <table:table-cell office:value-type="float" office:value="945.68" calcext:value-type="float">
            <text:p>945.68</text:p>
          </table:table-cell>
          <table:table-cell office:value-type="float" office:value="598.87716" calcext:value-type="float">
            <text:p>598.87716</text:p>
          </table:table-cell>
          <table:table-cell table:formula="of:=[.B931]/16486.62" office:value-type="float" office:value="0.0363250417611372" calcext:value-type="float">
            <text:p>0.036325041761137</text:p>
          </table:table-cell>
          <table:table-cell office:value-type="float" office:value="263521.60050488" calcext:value-type="float">
            <text:p>263521.60050488</text:p>
          </table:table-cell>
        </table:table-row>
        <table:table-row table:style-name="ro1">
          <table:table-cell office:value-type="float" office:value="946.7" calcext:value-type="float">
            <text:p>946.7</text:p>
          </table:table-cell>
          <table:table-cell office:value-type="float" office:value="581.90728" calcext:value-type="float">
            <text:p>581.90728</text:p>
          </table:table-cell>
          <table:table-cell table:formula="of:=[.B932]/16486.62" office:value-type="float" office:value="0.0352957295067151" calcext:value-type="float">
            <text:p>0.035295729506715</text:p>
          </table:table-cell>
          <table:table-cell office:value-type="float" office:value="264113.95700074" calcext:value-type="float">
            <text:p>264113.95700074</text:p>
          </table:table-cell>
        </table:table-row>
        <table:table-row table:style-name="ro1">
          <table:table-cell office:value-type="float" office:value="947.72" calcext:value-type="float">
            <text:p>947.72</text:p>
          </table:table-cell>
          <table:table-cell office:value-type="float" office:value="565.66495" calcext:value-type="float">
            <text:p>565.66495</text:p>
          </table:table-cell>
          <table:table-cell table:formula="of:=[.B933]/16486.62" office:value-type="float" office:value="0.0343105469768819" calcext:value-type="float">
            <text:p>0.034310546976882</text:p>
          </table:table-cell>
          <table:table-cell office:value-type="float" office:value="264689.77950665" calcext:value-type="float">
            <text:p>264689.77950665</text:p>
          </table:table-cell>
        </table:table-row>
        <table:table-row table:style-name="ro1">
          <table:table-cell office:value-type="float" office:value="948.74" calcext:value-type="float">
            <text:p>948.74</text:p>
          </table:table-cell>
          <table:table-cell office:value-type="float" office:value="549.14098" calcext:value-type="float">
            <text:p>549.14098</text:p>
          </table:table-cell>
          <table:table-cell table:formula="of:=[.B934]/16486.62" office:value-type="float" office:value="0.0333082815034252" calcext:value-type="float">
            <text:p>0.033308281503425</text:p>
          </table:table-cell>
          <table:table-cell office:value-type="float" office:value="265248.78132351" calcext:value-type="float">
            <text:p>265248.78132351</text:p>
          </table:table-cell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531.8446" calcext:value-type="float">
            <text:p>531.8446</text:p>
          </table:table-cell>
          <table:table-cell table:formula="of:=[.B935]/16486.62" office:value-type="float" office:value="0.0322591653110219" calcext:value-type="float">
            <text:p>0.032259165311022</text:p>
          </table:table-cell>
          <table:table-cell office:value-type="float" office:value="265790.17617886" calcext:value-type="float">
            <text:p>265790.17617886</text:p>
          </table:table-cell>
        </table:table-row>
        <table:table-row table:style-name="ro1">
          <table:table-cell office:value-type="float" office:value="950.77" calcext:value-type="float">
            <text:p>950.77</text:p>
          </table:table-cell>
          <table:table-cell office:value-type="float" office:value="513.78741" calcext:value-type="float">
            <text:p>513.78741</text:p>
          </table:table-cell>
          <table:table-cell table:formula="of:=[.B936]/16486.62" office:value-type="float" office:value="0.0311639020005313" calcext:value-type="float">
            <text:p>0.031163902000531</text:p>
          </table:table-cell>
          <table:table-cell office:value-type="float" office:value="266313.18959109" calcext:value-type="float">
            <text:p>266313.18959109</text:p>
          </table:table-cell>
        </table:table-row>
        <table:table-row table:style-name="ro1">
          <table:table-cell office:value-type="float" office:value="951.79" calcext:value-type="float">
            <text:p>951.79</text:p>
          </table:table-cell>
          <table:table-cell office:value-type="float" office:value="495.35603" calcext:value-type="float">
            <text:p>495.35603</text:p>
          </table:table-cell>
          <table:table-cell table:formula="of:=[.B937]/16486.62" office:value-type="float" office:value="0.0300459421033541" calcext:value-type="float">
            <text:p>0.030045942103354</text:p>
          </table:table-cell>
          <table:table-cell office:value-type="float" office:value="266817.44065866" calcext:value-type="float">
            <text:p>266817.44065866</text:p>
          </table:table-cell>
        </table:table-row>
        <table:table-row table:style-name="ro1">
          <table:table-cell office:value-type="float" office:value="952.81" calcext:value-type="float">
            <text:p>952.81</text:p>
          </table:table-cell>
          <table:table-cell office:value-type="float" office:value="477.13226" calcext:value-type="float">
            <text:p>477.13226</text:p>
          </table:table-cell>
          <table:table-cell table:formula="of:=[.B938]/16486.62" office:value-type="float" office:value="0.0289405748419021" calcext:value-type="float">
            <text:p>0.028940574841902</text:p>
          </table:table-cell>
          <table:table-cell office:value-type="float" office:value="267303.14070619" calcext:value-type="float">
            <text:p>267303.14070619</text:p>
          </table:table-cell>
        </table:table-row>
        <table:table-row table:style-name="ro1">
          <table:table-cell office:value-type="float" office:value="953.83" calcext:value-type="float">
            <text:p>953.83</text:p>
          </table:table-cell>
          <table:table-cell office:value-type="float" office:value="459.71832" calcext:value-type="float">
            <text:p>459.71832</text:p>
          </table:table-cell>
          <table:table-cell table:formula="of:=[.B939]/16486.62" office:value-type="float" office:value="0.0278843280187206" calcext:value-type="float">
            <text:p>0.027884328018721</text:p>
          </table:table-cell>
          <table:table-cell office:value-type="float" office:value="267771.11411555" calcext:value-type="float">
            <text:p>267771.11411555</text:p>
          </table:table-cell>
        </table:table-row>
        <table:table-row table:style-name="ro1">
          <table:table-cell office:value-type="float" office:value="954.84" calcext:value-type="float">
            <text:p>954.84</text:p>
          </table:table-cell>
          <table:table-cell office:value-type="float" office:value="443.60757" calcext:value-type="float">
            <text:p>443.60757</text:p>
          </table:table-cell>
          <table:table-cell table:formula="of:=[.B940]/16486.62" office:value-type="float" office:value="0.0269071265062214" calcext:value-type="float">
            <text:p>0.026907126506222</text:p>
          </table:table-cell>
          <table:table-cell office:value-type="float" office:value="268222.687479" calcext:value-type="float">
            <text:p>268222.687479</text:p>
          </table:table-cell>
        </table:table-row>
        <table:table-row table:style-name="ro1">
          <table:table-cell office:value-type="float" office:value="955.86" calcext:value-type="float">
            <text:p>955.86</text:p>
          </table:table-cell>
          <table:table-cell office:value-type="float" office:value="429.11655" calcext:value-type="float">
            <text:p>429.11655</text:p>
          </table:table-cell>
          <table:table-cell table:formula="of:=[.B941]/16486.62" office:value-type="float" office:value="0.0260281701161305" calcext:value-type="float">
            <text:p>0.026028170116131</text:p>
          </table:table-cell>
          <table:table-cell office:value-type="float" office:value="268659.50960687" calcext:value-type="float">
            <text:p>268659.50960687</text:p>
          </table:table-cell>
        </table:table-row>
        <table:table-row table:style-name="ro1">
          <table:table-cell office:value-type="float" office:value="956.88" calcext:value-type="float">
            <text:p>956.88</text:p>
          </table:table-cell>
          <table:table-cell office:value-type="float" office:value="416.37468" calcext:value-type="float">
            <text:p>416.37468</text:p>
          </table:table-cell>
          <table:table-cell table:formula="of:=[.B942]/16486.62" office:value-type="float" office:value="0.0252553088504496" calcext:value-type="float">
            <text:p>0.02525530885045</text:p>
          </table:table-cell>
          <table:table-cell office:value-type="float" office:value="269083.36105909" calcext:value-type="float">
            <text:p>269083.36105909</text:p>
          </table:table-cell>
        </table:table-row>
        <table:table-row table:style-name="ro1">
          <table:table-cell office:value-type="float" office:value="957.9" calcext:value-type="float">
            <text:p>957.9</text:p>
          </table:table-cell>
          <table:table-cell office:value-type="float" office:value="405.35723" calcext:value-type="float">
            <text:p>405.35723</text:p>
          </table:table-cell>
          <table:table-cell table:formula="of:=[.B943]/16486.62" office:value-type="float" office:value="0.0245870427049328" calcext:value-type="float">
            <text:p>0.024587042704933</text:p>
          </table:table-cell>
          <table:table-cell office:value-type="float" office:value="269495.99722384" calcext:value-type="float">
            <text:p>269495.99722384</text:p>
          </table:table-cell>
        </table:table-row>
        <table:table-row table:style-name="ro1">
          <table:table-cell office:value-type="float" office:value="958.92" calcext:value-type="float">
            <text:p>958.92</text:p>
          </table:table-cell>
          <table:table-cell office:value-type="float" office:value="395.94489" calcext:value-type="float">
            <text:p>395.94489</text:p>
          </table:table-cell>
          <table:table-cell table:formula="of:=[.B944]/16486.62" office:value-type="float" office:value="0.0240161349021206" calcext:value-type="float">
            <text:p>0.024016134902121</text:p>
          </table:table-cell>
          <table:table-cell office:value-type="float" office:value="269899.05203938" calcext:value-type="float">
            <text:p>269899.05203938</text:p>
          </table:table-cell>
        </table:table-row>
        <table:table-row table:style-name="ro1">
          <table:table-cell office:value-type="float" office:value="959.93" calcext:value-type="float">
            <text:p>959.93</text:p>
          </table:table-cell>
          <table:table-cell office:value-type="float" office:value="387.99474" calcext:value-type="float">
            <text:p>387.99474</text:p>
          </table:table-cell>
          <table:table-cell table:formula="of:=[.B945]/16486.62" office:value-type="float" office:value="0.0235339165941836" calcext:value-type="float">
            <text:p>0.023533916594184</text:p>
          </table:table-cell>
          <table:table-cell office:value-type="float" office:value="270294.01394697" calcext:value-type="float">
            <text:p>270294.01394697</text:p>
          </table:table-cell>
        </table:table-row>
        <table:table-row table:style-name="ro1">
          <table:table-cell office:value-type="float" office:value="960.95" calcext:value-type="float">
            <text:p>960.95</text:p>
          </table:table-cell>
          <table:table-cell office:value-type="float" office:value="381.40802" calcext:value-type="float">
            <text:p>381.40802</text:p>
          </table:table-cell>
          <table:table-cell table:formula="of:=[.B946]/16486.62" office:value-type="float" office:value="0.0231343974689779" calcext:value-type="float">
            <text:p>0.023134397468978</text:p>
          </table:table-cell>
          <table:table-cell office:value-type="float" office:value="270682.27084837" calcext:value-type="float">
            <text:p>270682.27084837</text:p>
          </table:table-cell>
        </table:table-row>
        <table:table-row table:style-name="ro1">
          <table:table-cell office:value-type="float" office:value="961.97" calcext:value-type="float">
            <text:p>961.97</text:p>
          </table:table-cell>
          <table:table-cell office:value-type="float" office:value="376.17936" calcext:value-type="float">
            <text:p>376.17936</text:p>
          </table:table-cell>
          <table:table-cell table:formula="of:=[.B947]/16486.62" office:value-type="float" office:value="0.0228172518078296" calcext:value-type="float">
            <text:p>0.02281725180783</text:p>
          </table:table-cell>
          <table:table-cell office:value-type="float" office:value="271065.20520193" calcext:value-type="float">
            <text:p>271065.20520193</text:p>
          </table:table-cell>
        </table:table-row>
        <table:table-row table:style-name="ro1">
          <table:table-cell office:value-type="float" office:value="962.99" calcext:value-type="float">
            <text:p>962.99</text:p>
          </table:table-cell>
          <table:table-cell office:value-type="float" office:value="372.41297" calcext:value-type="float">
            <text:p>372.41297</text:p>
          </table:table-cell>
          <table:table-cell table:formula="of:=[.B948]/16486.62" office:value-type="float" office:value="0.0225888004939763" calcext:value-type="float">
            <text:p>0.022588800493976</text:p>
          </table:table-cell>
          <table:table-cell office:value-type="float" office:value="271444.30553476" calcext:value-type="float">
            <text:p>271444.30553476</text:p>
          </table:table-cell>
        </table:table-row>
        <table:table-row table:style-name="ro1">
          <table:table-cell office:value-type="float" office:value="964.01" calcext:value-type="float">
            <text:p>964.01</text:p>
          </table:table-cell>
          <table:table-cell office:value-type="float" office:value="370.29755" calcext:value-type="float">
            <text:p>370.29755</text:p>
          </table:table-cell>
          <table:table-cell table:formula="of:=[.B949]/16486.62" office:value-type="float" office:value="0.022460489172432" calcext:value-type="float">
            <text:p>0.022460489172432</text:p>
          </table:table-cell>
          <table:table-cell office:value-type="float" office:value="271821.2524595" calcext:value-type="float">
            <text:p>271821.2524595</text:p>
          </table:table-cell>
        </table:table-row>
        <table:table-row table:style-name="ro1">
          <table:table-cell office:value-type="float" office:value="965.02" calcext:value-type="float">
            <text:p>965.02</text:p>
          </table:table-cell>
          <table:table-cell office:value-type="float" office:value="370.0457" calcext:value-type="float">
            <text:p>370.0457</text:p>
          </table:table-cell>
          <table:table-cell table:formula="of:=[.B950]/16486.62" office:value-type="float" office:value="0.0224452131486017" calcext:value-type="float">
            <text:p>0.022445213148602</text:p>
          </table:table-cell>
          <table:table-cell office:value-type="float" office:value="272197.94301508" calcext:value-type="float">
            <text:p>272197.94301508</text:p>
          </table:table-cell>
        </table:table-row>
        <table:table-row table:style-name="ro1">
          <table:table-cell office:value-type="float" office:value="966.04" calcext:value-type="float">
            <text:p>966.04</text:p>
          </table:table-cell>
          <table:table-cell office:value-type="float" office:value="371.82022" calcext:value-type="float">
            <text:p>371.82022</text:p>
          </table:table-cell>
          <table:table-cell table:formula="of:=[.B951]/16486.62" office:value-type="float" office:value="0.0225528470966153" calcext:value-type="float">
            <text:p>0.022552847096615</text:p>
          </table:table-cell>
          <table:table-cell office:value-type="float" office:value="272576.4399542" calcext:value-type="float">
            <text:p>272576.4399542</text:p>
          </table:table-cell>
        </table:table-row>
        <table:table-row table:style-name="ro1">
          <table:table-cell office:value-type="float" office:value="967.06" calcext:value-type="float">
            <text:p>967.06</text:p>
          </table:table-cell>
          <table:table-cell office:value-type="float" office:value="375.68095" calcext:value-type="float">
            <text:p>375.68095</text:p>
          </table:table-cell>
          <table:table-cell table:formula="of:=[.B952]/16486.62" office:value-type="float" office:value="0.0227870206264231" calcext:value-type="float">
            <text:p>0.022787020626423</text:p>
          </table:table-cell>
          <table:table-cell office:value-type="float" office:value="272958.86695104" calcext:value-type="float">
            <text:p>272958.86695104</text:p>
          </table:table-cell>
        </table:table-row>
        <table:table-row table:style-name="ro1">
          <table:table-cell office:value-type="float" office:value="968.08" calcext:value-type="float">
            <text:p>968.08</text:p>
          </table:table-cell>
          <table:table-cell office:value-type="float" office:value="381.58325" calcext:value-type="float">
            <text:p>381.58325</text:p>
          </table:table-cell>
          <table:table-cell table:formula="of:=[.B953]/16486.62" office:value-type="float" office:value="0.0231450260878215" calcext:value-type="float">
            <text:p>0.023145026087822</text:p>
          </table:table-cell>
          <table:table-cell office:value-type="float" office:value="273347.30223609" calcext:value-type="float">
            <text:p>273347.30223609</text:p>
          </table:table-cell>
        </table:table-row>
        <table:table-row table:style-name="ro1">
          <table:table-cell office:value-type="float" office:value="969.09" calcext:value-type="float">
            <text:p>969.09</text:p>
          </table:table-cell>
          <table:table-cell office:value-type="float" office:value="389.43891" calcext:value-type="float">
            <text:p>389.43891</text:p>
          </table:table-cell>
          <table:table-cell table:formula="of:=[.B954]/16486.62" office:value-type="float" office:value="0.023621513081517" calcext:value-type="float">
            <text:p>0.023621513081517</text:p>
          </table:table-cell>
          <table:table-cell office:value-type="float" office:value="273743.73423681" calcext:value-type="float">
            <text:p>273743.73423681</text:p>
          </table:table-cell>
        </table:table-row>
        <table:table-row table:style-name="ro1">
          <table:table-cell office:value-type="float" office:value="970.11" calcext:value-type="float">
            <text:p>970.11</text:p>
          </table:table-cell>
          <table:table-cell office:value-type="float" office:value="399.2188" calcext:value-type="float">
            <text:p>399.2188</text:p>
          </table:table-cell>
          <table:table-cell table:formula="of:=[.B955]/16486.62" office:value-type="float" office:value="0.0242147147201791" calcext:value-type="float">
            <text:p>0.024214714720179</text:p>
          </table:table-cell>
          <table:table-cell office:value-type="float" office:value="274150.12175186" calcext:value-type="float">
            <text:p>274150.12175186</text:p>
          </table:table-cell>
        </table:table-row>
        <table:table-row table:style-name="ro1">
          <table:table-cell office:value-type="float" office:value="971.13" calcext:value-type="float">
            <text:p>971.13</text:p>
          </table:table-cell>
          <table:table-cell office:value-type="float" office:value="411.04776" calcext:value-type="float">
            <text:p>411.04776</text:p>
          </table:table-cell>
          <table:table-cell table:formula="of:=[.B956]/16486.62" office:value-type="float" office:value="0.0249322032047806" calcext:value-type="float">
            <text:p>0.024932203204781</text:p>
          </table:table-cell>
          <table:table-cell office:value-type="float" office:value="274568.55063333" calcext:value-type="float">
            <text:p>274568.55063333</text:p>
          </table:table-cell>
        </table:table-row>
        <table:table-row table:style-name="ro1">
          <table:table-cell office:value-type="float" office:value="972.15" calcext:value-type="float">
            <text:p>972.15</text:p>
          </table:table-cell>
          <table:table-cell office:value-type="float" office:value="425.23165" calcext:value-type="float">
            <text:p>425.23165</text:p>
          </table:table-cell>
          <table:table-cell table:formula="of:=[.B957]/16486.62" office:value-type="float" office:value="0.0257925305490149" calcext:value-type="float">
            <text:p>0.025792530549015</text:p>
          </table:table-cell>
          <table:table-cell office:value-type="float" office:value="275001.41810226" calcext:value-type="float">
            <text:p>275001.41810226</text:p>
          </table:table-cell>
        </table:table-row>
        <table:table-row table:style-name="ro1">
          <table:table-cell office:value-type="float" office:value="973.17" calcext:value-type="float">
            <text:p>973.17</text:p>
          </table:table-cell>
          <table:table-cell office:value-type="float" office:value="442.17601" calcext:value-type="float">
            <text:p>442.17601</text:p>
          </table:table-cell>
          <table:table-cell table:formula="of:=[.B958]/16486.62" office:value-type="float" office:value="0.0268202948815464" calcext:value-type="float">
            <text:p>0.026820294881546</text:p>
          </table:table-cell>
          <table:table-cell office:value-type="float" office:value="275451.53419607" calcext:value-type="float">
            <text:p>275451.53419607</text:p>
          </table:table-cell>
        </table:table-row>
        <table:table-row table:style-name="ro1">
          <table:table-cell office:value-type="float" office:value="974.18" calcext:value-type="float">
            <text:p>974.18</text:p>
          </table:table-cell>
          <table:table-cell office:value-type="float" office:value="462.20029" calcext:value-type="float">
            <text:p>462.20029</text:p>
          </table:table-cell>
          <table:table-cell table:formula="of:=[.B959]/16486.62" office:value-type="float" office:value="0.0280348725208684" calcext:value-type="float">
            <text:p>0.028034872520869</text:p>
          </table:table-cell>
          <table:table-cell office:value-type="float" office:value="275922.03414556" calcext:value-type="float">
            <text:p>275922.03414556</text:p>
          </table:table-cell>
        </table:table-row>
        <table:table-row table:style-name="ro1">
          <table:table-cell office:value-type="float" office:value="975.2" calcext:value-type="float">
            <text:p>975.2</text:p>
          </table:table-cell>
          <table:table-cell office:value-type="float" office:value="485.30654" calcext:value-type="float">
            <text:p>485.30654</text:p>
          </table:table-cell>
          <table:table-cell table:formula="of:=[.B960]/16486.62" office:value-type="float" office:value="0.0294363878102364" calcext:value-type="float">
            <text:p>0.029436387810237</text:p>
          </table:table-cell>
          <table:table-cell office:value-type="float" office:value="276416.0552664" calcext:value-type="float">
            <text:p>276416.0552664</text:p>
          </table:table-cell>
        </table:table-row>
        <table:table-row table:style-name="ro1">
          <table:table-cell office:value-type="float" office:value="976.22" calcext:value-type="float">
            <text:p>976.22</text:p>
          </table:table-cell>
          <table:table-cell office:value-type="float" office:value="511.00016" calcext:value-type="float">
            <text:p>511.00016</text:p>
          </table:table-cell>
          <table:table-cell table:formula="of:=[.B961]/16486.62" office:value-type="float" office:value="0.030994840664733" calcext:value-type="float">
            <text:p>0.030994840664733</text:p>
          </table:table-cell>
          <table:table-cell office:value-type="float" office:value="276936.2313779" calcext:value-type="float">
            <text:p>276936.2313779</text:p>
          </table:table-cell>
        </table:table-row>
        <table:table-row table:style-name="ro1">
          <table:table-cell office:value-type="float" office:value="977.24" calcext:value-type="float">
            <text:p>977.24</text:p>
          </table:table-cell>
          <table:table-cell office:value-type="float" office:value="538.26166" calcext:value-type="float">
            <text:p>538.26166</text:p>
          </table:table-cell>
          <table:table-cell table:formula="of:=[.B962]/16486.62" office:value-type="float" office:value="0.032648393667107" calcext:value-type="float">
            <text:p>0.032648393667107</text:p>
          </table:table-cell>
          <table:table-cell office:value-type="float" office:value="277484.1585188" calcext:value-type="float">
            <text:p>277484.1585188</text:p>
          </table:table-cell>
        </table:table-row>
        <table:table-row table:style-name="ro1">
          <table:table-cell office:value-type="float" office:value="978.26" calcext:value-type="float">
            <text:p>978.26</text:p>
          </table:table-cell>
          <table:table-cell office:value-type="float" office:value="565.72431" calcext:value-type="float">
            <text:p>565.72431</text:p>
          </table:table-cell>
          <table:table-cell table:formula="of:=[.B963]/16486.62" office:value-type="float" office:value="0.0343141474723139" calcext:value-type="float">
            <text:p>0.034314147472314</text:p>
          </table:table-cell>
          <table:table-cell office:value-type="float" office:value="278060.04145592" calcext:value-type="float">
            <text:p>278060.04145592</text:p>
          </table:table-cell>
        </table:table-row>
        <table:table-row table:style-name="ro1">
          <table:table-cell office:value-type="float" office:value="979.27" calcext:value-type="float">
            <text:p>979.27</text:p>
          </table:table-cell>
          <table:table-cell office:value-type="float" office:value="592.03468" calcext:value-type="float">
            <text:p>592.03468</text:p>
          </table:table-cell>
          <table:table-cell table:formula="of:=[.B964]/16486.62" office:value-type="float" office:value="0.0359100094500874" calcext:value-type="float">
            <text:p>0.035910009450087</text:p>
          </table:table-cell>
          <table:table-cell office:value-type="float" office:value="278662.70721484" calcext:value-type="float">
            <text:p>278662.70721484</text:p>
          </table:table-cell>
        </table:table-row>
        <table:table-row table:style-name="ro1">
          <table:table-cell office:value-type="float" office:value="980.29" calcext:value-type="float">
            <text:p>980.29</text:p>
          </table:table-cell>
          <table:table-cell office:value-type="float" office:value="616.29162" calcext:value-type="float">
            <text:p>616.29162</text:p>
          </table:table-cell>
          <table:table-cell table:formula="of:=[.B965]/16486.62" office:value-type="float" office:value="0.0373813201250469" calcext:value-type="float">
            <text:p>0.037381320125047</text:p>
          </table:table-cell>
          <table:table-cell office:value-type="float" office:value="279290.06548728" calcext:value-type="float">
            <text:p>279290.06548728</text:p>
          </table:table-cell>
        </table:table-row>
        <table:table-row table:style-name="ro1">
          <table:table-cell office:value-type="float" office:value="981.31" calcext:value-type="float">
            <text:p>981.31</text:p>
          </table:table-cell>
          <table:table-cell office:value-type="float" office:value="638.40862" calcext:value-type="float">
            <text:p>638.40862</text:p>
          </table:table-cell>
          <table:table-cell table:formula="of:=[.B966]/16486.62" office:value-type="float" office:value="0.0387228322118178" calcext:value-type="float">
            <text:p>0.038722832211818</text:p>
          </table:table-cell>
          <table:table-cell office:value-type="float" office:value="279939.93791125" calcext:value-type="float">
            <text:p>279939.93791125</text:p>
          </table:table-cell>
        </table:table-row>
        <table:table-row table:style-name="ro1">
          <table:table-cell office:value-type="float" office:value="982.33" calcext:value-type="float">
            <text:p>982.33</text:p>
          </table:table-cell>
          <table:table-cell office:value-type="float" office:value="659.25063" calcext:value-type="float">
            <text:p>659.25063</text:p>
          </table:table-cell>
          <table:table-cell table:formula="of:=[.B967]/16486.62" office:value-type="float" office:value="0.0399870094658578" calcext:value-type="float">
            <text:p>0.039987009465858</text:p>
          </table:table-cell>
          <table:table-cell office:value-type="float" office:value="280611.02660697" calcext:value-type="float">
            <text:p>280611.02660697</text:p>
          </table:table-cell>
        </table:table-row>
        <table:table-row table:style-name="ro1">
          <table:table-cell office:value-type="float" office:value="983.35" calcext:value-type="float">
            <text:p>983.35</text:p>
          </table:table-cell>
          <table:table-cell office:value-type="float" office:value="680.46306" calcext:value-type="float">
            <text:p>680.46306</text:p>
          </table:table-cell>
          <table:table-cell table:formula="of:=[.B968]/16486.62" office:value-type="float" office:value="0.0412736546363051" calcext:value-type="float">
            <text:p>0.041273654636305</text:p>
          </table:table-cell>
          <table:table-cell office:value-type="float" office:value="281303.70864219" calcext:value-type="float">
            <text:p>281303.70864219</text:p>
          </table:table-cell>
        </table:table-row>
        <table:table-row table:style-name="ro1">
          <table:table-cell office:value-type="float" office:value="984.36" calcext:value-type="float">
            <text:p>984.36</text:p>
          </table:table-cell>
          <table:table-cell office:value-type="float" office:value="704.01654" calcext:value-type="float">
            <text:p>704.01654</text:p>
          </table:table-cell>
          <table:table-cell table:formula="of:=[.B969]/16486.62" office:value-type="float" office:value="0.0427022967715639" calcext:value-type="float">
            <text:p>0.042702296771564</text:p>
          </table:table-cell>
          <table:table-cell office:value-type="float" office:value="282020.36710354" calcext:value-type="float">
            <text:p>282020.36710354</text:p>
          </table:table-cell>
        </table:table-row>
        <table:table-row table:style-name="ro1">
          <table:table-cell office:value-type="float" office:value="985.38" calcext:value-type="float">
            <text:p>985.38</text:p>
          </table:table-cell>
          <table:table-cell office:value-type="float" office:value="731.59668" calcext:value-type="float">
            <text:p>731.59668</text:p>
          </table:table-cell>
          <table:table-cell table:formula="of:=[.B970]/16486.62" office:value-type="float" office:value="0.0443751769616817" calcext:value-type="float">
            <text:p>0.044375176961682</text:p>
          </table:table-cell>
          <table:table-cell office:value-type="float" office:value="282765.1009558" calcext:value-type="float">
            <text:p>282765.1009558</text:p>
          </table:table-cell>
        </table:table-row>
        <table:table-row table:style-name="ro1">
          <table:table-cell office:value-type="float" office:value="986.4" calcext:value-type="float">
            <text:p>986.4</text:p>
          </table:table-cell>
          <table:table-cell office:value-type="float" office:value="764.0319" calcext:value-type="float">
            <text:p>764.0319</text:p>
          </table:table-cell>
          <table:table-cell table:formula="of:=[.B971]/16486.62" office:value-type="float" office:value="0.0463425432259614" calcext:value-type="float">
            <text:p>0.046342543225961</text:p>
          </table:table-cell>
          <table:table-cell office:value-type="float" office:value="283542.85245882" calcext:value-type="float">
            <text:p>283542.85245882</text:p>
          </table:table-cell>
        </table:table-row>
        <table:table-row table:style-name="ro1">
          <table:table-cell office:value-type="float" office:value="987.42" calcext:value-type="float">
            <text:p>987.42</text:p>
          </table:table-cell>
          <table:table-cell office:value-type="float" office:value="800.94839" calcext:value-type="float">
            <text:p>800.94839</text:p>
          </table:table-cell>
          <table:table-cell table:formula="of:=[.B972]/16486.62" office:value-type="float" office:value="0.0485817220267102" calcext:value-type="float">
            <text:p>0.04858172202671</text:p>
          </table:table-cell>
          <table:table-cell office:value-type="float" office:value="284358.18336106" calcext:value-type="float">
            <text:p>284358.18336106</text:p>
          </table:table-cell>
        </table:table-row>
        <table:table-row table:style-name="ro1">
          <table:table-cell office:value-type="float" office:value="988.44" calcext:value-type="float">
            <text:p>988.44</text:p>
          </table:table-cell>
          <table:table-cell office:value-type="float" office:value="840.76933" calcext:value-type="float">
            <text:p>840.76933</text:p>
          </table:table-cell>
          <table:table-cell table:formula="of:=[.B973]/16486.62" office:value-type="float" office:value="0.0509970709581467" calcext:value-type="float">
            <text:p>0.050997070958147</text:p>
          </table:table-cell>
          <table:table-cell office:value-type="float" office:value="285214.05025669" calcext:value-type="float">
            <text:p>285214.05025669</text:p>
          </table:table-cell>
        </table:table-row>
        <table:table-row table:style-name="ro1">
          <table:table-cell office:value-type="float" office:value="989.45" calcext:value-type="float">
            <text:p>989.45</text:p>
          </table:table-cell>
          <table:table-cell office:value-type="float" office:value="881.06205" calcext:value-type="float">
            <text:p>881.06205</text:p>
          </table:table-cell>
          <table:table-cell table:formula="of:=[.B974]/16486.62" office:value-type="float" office:value="0.0534410358217755" calcext:value-type="float">
            <text:p>0.053441035821776</text:p>
          </table:table-cell>
          <table:table-cell office:value-type="float" office:value="286110.93340837" calcext:value-type="float">
            <text:p>286110.93340837</text:p>
          </table:table-cell>
        </table:table-row>
        <table:table-row table:style-name="ro1">
          <table:table-cell office:value-type="float" office:value="990.47" calcext:value-type="float">
            <text:p>990.47</text:p>
          </table:table-cell>
          <table:table-cell office:value-type="float" office:value="919.12506" calcext:value-type="float">
            <text:p>919.12506</text:p>
          </table:table-cell>
          <table:table-cell table:formula="of:=[.B975]/16486.62" office:value-type="float" office:value="0.0557497570757378" calcext:value-type="float">
            <text:p>0.055749757075738</text:p>
          </table:table-cell>
          <table:table-cell office:value-type="float" office:value="287046.56306179" calcext:value-type="float">
            <text:p>287046.56306179</text:p>
          </table:table-cell>
        </table:table-row>
        <table:table-row table:style-name="ro1">
          <table:table-cell office:value-type="float" office:value="991.49" calcext:value-type="float">
            <text:p>991.49</text:p>
          </table:table-cell>
          <table:table-cell office:value-type="float" office:value="952.63566" calcext:value-type="float">
            <text:p>952.63566</text:p>
          </table:table-cell>
          <table:table-cell table:formula="of:=[.B976]/16486.62" office:value-type="float" office:value="0.0577823507789953" calcext:value-type="float">
            <text:p>0.057782350778995</text:p>
          </table:table-cell>
          <table:table-cell office:value-type="float" office:value="288016.30505456" calcext:value-type="float">
            <text:p>288016.30505456</text:p>
          </table:table-cell>
        </table:table-row>
        <table:table-row table:style-name="ro1">
          <table:table-cell office:value-type="float" office:value="992.51" calcext:value-type="float">
            <text:p>992.51</text:p>
          </table:table-cell>
          <table:table-cell office:value-type="float" office:value="980.17265" calcext:value-type="float">
            <text:p>980.17265</text:p>
          </table:table-cell>
          <table:table-cell table:formula="of:=[.B977]/16486.62" office:value-type="float" office:value="0.0594526136952268" calcext:value-type="float">
            <text:p>0.059452613695227</text:p>
          </table:table-cell>
          <table:table-cell office:value-type="float" office:value="289014.07851311" calcext:value-type="float">
            <text:p>289014.07851311</text:p>
          </table:table-cell>
        </table:table-row>
        <table:table-row table:style-name="ro1">
          <table:table-cell office:value-type="float" office:value="993.53" calcext:value-type="float">
            <text:p>993.53</text:p>
          </table:table-cell>
          <table:table-cell office:value-type="float" office:value="1001.4825" calcext:value-type="float">
            <text:p>1001.4825</text:p>
          </table:table-cell>
          <table:table-cell table:formula="of:=[.B978]/16486.62" office:value-type="float" office:value="0.0607451678997878" calcext:value-type="float">
            <text:p>0.060745167899788</text:p>
          </table:table-cell>
          <table:table-cell office:value-type="float" office:value="290033.54443868" calcext:value-type="float">
            <text:p>290033.54443868</text:p>
          </table:table-cell>
        </table:table-row>
        <table:table-row table:style-name="ro1">
          <table:table-cell office:value-type="float" office:value="994.54" calcext:value-type="float">
            <text:p>994.54</text:p>
          </table:table-cell>
          <table:table-cell office:value-type="float" office:value="1017.4461" calcext:value-type="float">
            <text:p>1017.4461</text:p>
          </table:table-cell>
          <table:table-cell table:formula="of:=[.B979]/16486.62" office:value-type="float" office:value="0.061713443992765" calcext:value-type="float">
            <text:p>0.061713443992765</text:p>
          </table:table-cell>
          <table:table-cell office:value-type="float" office:value="291069.26062998" calcext:value-type="float">
            <text:p>291069.26062998</text:p>
          </table:table-cell>
        </table:table-row>
        <table:table-row table:style-name="ro1">
          <table:table-cell office:value-type="float" office:value="995.56" calcext:value-type="float">
            <text:p>995.56</text:p>
          </table:table-cell>
          <table:table-cell office:value-type="float" office:value="1029.7927" calcext:value-type="float">
            <text:p>1029.7927</text:p>
          </table:table-cell>
          <table:table-cell table:formula="of:=[.B980]/16486.62" office:value-type="float" office:value="0.0624623300591631" calcext:value-type="float">
            <text:p>0.062462330059163</text:p>
          </table:table-cell>
          <table:table-cell office:value-type="float" office:value="292117.5451156" calcext:value-type="float">
            <text:p>292117.5451156</text:p>
          </table:table-cell>
        </table:table-row>
        <table:table-row table:style-name="ro1">
          <table:table-cell office:value-type="float" office:value="996.58" calcext:value-type="float">
            <text:p>996.58</text:p>
          </table:table-cell>
          <table:table-cell office:value-type="float" office:value="1040.664" calcext:value-type="float">
            <text:p>1040.664</text:p>
          </table:table-cell>
          <table:table-cell table:formula="of:=[.B981]/16486.62" office:value-type="float" office:value="0.0631217314404044" calcext:value-type="float">
            <text:p>0.063121731440404</text:p>
          </table:table-cell>
          <table:table-cell office:value-type="float" office:value="293176.89614741" calcext:value-type="float">
            <text:p>293176.89614741</text:p>
          </table:table-cell>
        </table:table-row>
        <table:table-row table:style-name="ro1">
          <table:table-cell office:value-type="float" office:value="997.6" calcext:value-type="float">
            <text:p>997.6</text:p>
          </table:table-cell>
          <table:table-cell office:value-type="float" office:value="1052.1485" calcext:value-type="float">
            <text:p>1052.1485</text:p>
          </table:table-cell>
          <table:table-cell table:formula="of:=[.B982]/16486.62" office:value-type="float" office:value="0.0638183266187976" calcext:value-type="float">
            <text:p>0.063818326618798</text:p>
          </table:table-cell>
          <table:table-cell office:value-type="float" office:value="294247.93792787" calcext:value-type="float">
            <text:p>294247.93792787</text:p>
          </table:table-cell>
        </table:table-row>
        <table:table-row table:style-name="ro1">
          <table:table-cell office:value-type="float" office:value="998.62" calcext:value-type="float">
            <text:p>998.62</text:p>
          </table:table-cell>
          <table:table-cell office:value-type="float" office:value="1065.8827" calcext:value-type="float">
            <text:p>1065.8827</text:p>
          </table:table-cell>
          <table:table-cell table:formula="of:=[.B983]/16486.62" office:value-type="float" office:value="0.0646513779052347" calcext:value-type="float">
            <text:p>0.064651377905235</text:p>
          </table:table-cell>
          <table:table-cell office:value-type="float" office:value="295332.96049536" calcext:value-type="float">
            <text:p>295332.96049536</text:p>
          </table:table-cell>
        </table:table-row>
        <table:table-row table:style-name="ro1">
          <table:table-cell office:value-type="float" office:value="999.63" calcext:value-type="float">
            <text:p>999.63</text:p>
          </table:table-cell>
          <table:table-cell office:value-type="float" office:value="1082.7783" calcext:value-type="float">
            <text:p>1082.7783</text:p>
          </table:table-cell>
          <table:table-cell table:formula="of:=[.B984]/16486.62" office:value-type="float" office:value="0.065676184687947" calcext:value-type="float">
            <text:p>0.065676184687947</text:p>
          </table:table-cell>
          <table:table-cell office:value-type="float" office:value="296435.18211357" calcext:value-type="float">
            <text:p>296435.18211357</text:p>
          </table:table-cell>
        </table:table-row>
        <table:table-row table:style-name="ro1">
          <table:table-cell office:value-type="float" office:value="1000.65" calcext:value-type="float">
            <text:p>1000.65</text:p>
          </table:table-cell>
          <table:table-cell office:value-type="float" office:value="1102.8995" calcext:value-type="float">
            <text:p>1102.8995</text:p>
          </table:table-cell>
          <table:table-cell table:formula="of:=[.B985]/16486.62" office:value-type="float" office:value="0.0668966410337595" calcext:value-type="float">
            <text:p>0.06689664103376</text:p>
          </table:table-cell>
          <table:table-cell office:value-type="float" office:value="297557.88620093" calcext:value-type="float">
            <text:p>297557.88620093</text:p>
          </table:table-cell>
        </table:table-row>
        <table:table-row table:style-name="ro1">
          <table:table-cell office:value-type="float" office:value="1001.67" calcext:value-type="float">
            <text:p>1001.67</text:p>
          </table:table-cell>
          <table:table-cell office:value-type="float" office:value="1125.4899" calcext:value-type="float">
            <text:p>1125.4899</text:p>
          </table:table-cell>
          <table:table-cell table:formula="of:=[.B986]/16486.62" office:value-type="float" office:value="0.0682668673142221" calcext:value-type="float">
            <text:p>0.068266867314222</text:p>
          </table:table-cell>
          <table:table-cell office:value-type="float" office:value="298703.58639036" calcext:value-type="float">
            <text:p>298703.58639036</text:p>
          </table:table-cell>
        </table:table-row>
        <table:table-row table:style-name="ro1">
          <table:table-cell office:value-type="float" office:value="1002.69" calcext:value-type="float">
            <text:p>1002.69</text:p>
          </table:table-cell>
          <table:table-cell office:value-type="float" office:value="1149.1432" calcext:value-type="float">
            <text:p>1149.1432</text:p>
          </table:table-cell>
          <table:table-cell table:formula="of:=[.B987]/16486.62" office:value-type="float" office:value="0.0697015640561862" calcext:value-type="float">
            <text:p>0.069701564056186</text:p>
          </table:table-cell>
          <table:table-cell office:value-type="float" office:value="299873.36455503" calcext:value-type="float">
            <text:p>299873.36455503</text:p>
          </table:table-cell>
        </table:table-row>
        <table:table-row table:style-name="ro1">
          <table:table-cell office:value-type="float" office:value="1003.71" calcext:value-type="float">
            <text:p>1003.71</text:p>
          </table:table-cell>
          <table:table-cell office:value-type="float" office:value="1172.0966" calcext:value-type="float">
            <text:p>1172.0966</text:p>
          </table:table-cell>
          <table:table-cell table:formula="of:=[.B988]/16486.62" office:value-type="float" office:value="0.0710938081911271" calcext:value-type="float">
            <text:p>0.071093808191127</text:p>
          </table:table-cell>
          <table:table-cell office:value-type="float" office:value="301066.50834952" calcext:value-type="float">
            <text:p>301066.50834952</text:p>
          </table:table-cell>
        </table:table-row>
        <table:table-row table:style-name="ro1">
          <table:table-cell office:value-type="float" office:value="1004.72" calcext:value-type="float">
            <text:p>1004.72</text:p>
          </table:table-cell>
          <table:table-cell office:value-type="float" office:value="1192.6136" calcext:value-type="float">
            <text:p>1192.6136</text:p>
          </table:table-cell>
          <table:table-cell table:formula="of:=[.B989]/16486.62" office:value-type="float" office:value="0.0723382718835031" calcext:value-type="float">
            <text:p>0.072338271883503</text:p>
          </table:table-cell>
          <table:table-cell office:value-type="float" office:value="302280.53754493" calcext:value-type="float">
            <text:p>302280.53754493</text:p>
          </table:table-cell>
        </table:table-row>
        <table:table-row table:style-name="ro1">
          <table:table-cell office:value-type="float" office:value="1005.74" calcext:value-type="float">
            <text:p>1005.74</text:p>
          </table:table-cell>
          <table:table-cell office:value-type="float" office:value="1209.3879" calcext:value-type="float">
            <text:p>1209.3879</text:p>
          </table:table-cell>
          <table:table-cell table:formula="of:=[.B990]/16486.62" office:value-type="float" office:value="0.0733557211848153" calcext:value-type="float">
            <text:p>0.073355721184815</text:p>
          </table:table-cell>
          <table:table-cell office:value-type="float" office:value="303511.64219133" calcext:value-type="float">
            <text:p>303511.64219133</text:p>
          </table:table-cell>
        </table:table-row>
        <table:table-row table:style-name="ro1">
          <table:table-cell office:value-type="float" office:value="1006.76" calcext:value-type="float">
            <text:p>1006.76</text:p>
          </table:table-cell>
          <table:table-cell office:value-type="float" office:value="1221.879" calcext:value-type="float">
            <text:p>1221.879</text:p>
          </table:table-cell>
          <table:table-cell table:formula="of:=[.B991]/16486.62" office:value-type="float" office:value="0.0741133719343322" calcext:value-type="float">
            <text:p>0.074113371934332</text:p>
          </table:table-cell>
          <table:table-cell office:value-type="float" office:value="304755.46232249" calcext:value-type="float">
            <text:p>304755.46232249</text:p>
          </table:table-cell>
        </table:table-row>
        <table:table-row table:style-name="ro1">
          <table:table-cell office:value-type="float" office:value="1007.78" calcext:value-type="float">
            <text:p>1007.78</text:p>
          </table:table-cell>
          <table:table-cell office:value-type="float" office:value="1230.4814" calcext:value-type="float">
            <text:p>1230.4814</text:p>
          </table:table-cell>
          <table:table-cell table:formula="of:=[.B992]/16486.62" office:value-type="float" office:value="0.0746351526267968" calcext:value-type="float">
            <text:p>0.074635152626797</text:p>
          </table:table-cell>
          <table:table-cell office:value-type="float" office:value="306008.03927157" calcext:value-type="float">
            <text:p>306008.03927157</text:p>
          </table:table-cell>
        </table:table-row>
        <table:table-row table:style-name="ro1">
          <table:table-cell office:value-type="float" office:value="1008.8" calcext:value-type="float">
            <text:p>1008.8</text:p>
          </table:table-cell>
          <table:table-cell office:value-type="float" office:value="1236.4561" calcext:value-type="float">
            <text:p>1236.4561</text:p>
          </table:table-cell>
          <table:table-cell table:formula="of:=[.B993]/16486.62" office:value-type="float" office:value="0.0749975495280415" calcext:value-type="float">
            <text:p>0.074997549528042</text:p>
          </table:table-cell>
          <table:table-cell office:value-type="float" office:value="307266.69818021" calcext:value-type="float">
            <text:p>307266.69818021</text:p>
          </table:table-cell>
        </table:table-row>
        <table:table-row table:style-name="ro1">
          <table:table-cell office:value-type="float" office:value="1009.81" calcext:value-type="float">
            <text:p>1009.81</text:p>
          </table:table-cell>
          <table:table-cell office:value-type="float" office:value="1241.6216" calcext:value-type="float">
            <text:p>1241.6216</text:p>
          </table:table-cell>
          <table:table-cell table:formula="of:=[.B994]/16486.62" office:value-type="float" office:value="0.075310864203821" calcext:value-type="float">
            <text:p>0.075310864203821</text:p>
          </table:table-cell>
          <table:table-cell office:value-type="float" office:value="308530.61538824" calcext:value-type="float">
            <text:p>308530.61538824</text:p>
          </table:table-cell>
        </table:table-row>
        <table:table-row table:style-name="ro1">
          <table:table-cell office:value-type="float" office:value="1010.83" calcext:value-type="float">
            <text:p>1010.83</text:p>
          </table:table-cell>
          <table:table-cell office:value-type="float" office:value="1247.8763" calcext:value-type="float">
            <text:p>1247.8763</text:p>
          </table:table-cell>
          <table:table-cell table:formula="of:=[.B995]/16486.62" office:value-type="float" office:value="0.0756902445740849" calcext:value-type="float">
            <text:p>0.075690244574085</text:p>
          </table:table-cell>
          <table:table-cell office:value-type="float" office:value="309800.89965825" calcext:value-type="float">
            <text:p>309800.89965825</text:p>
          </table:table-cell>
        </table:table-row>
        <table:table-row table:style-name="ro1">
          <table:table-cell office:value-type="float" office:value="1011.85" calcext:value-type="float">
            <text:p>1011.85</text:p>
          </table:table-cell>
          <table:table-cell office:value-type="float" office:value="1256.6915" calcext:value-type="float">
            <text:p>1256.6915</text:p>
          </table:table-cell>
          <table:table-cell table:formula="of:=[.B996]/16486.62" office:value-type="float" office:value="0.076224932703004" calcext:value-type="float">
            <text:p>0.076224932703004</text:p>
          </table:table-cell>
          <table:table-cell office:value-type="float" office:value="311080.15737293" calcext:value-type="float">
            <text:p>311080.15737293</text:p>
          </table:table-cell>
        </table:table-row>
        <table:table-row table:style-name="ro1">
          <table:table-cell office:value-type="float" office:value="1012.87" calcext:value-type="float">
            <text:p>1012.87</text:p>
          </table:table-cell>
          <table:table-cell office:value-type="float" office:value="1268.733" calcext:value-type="float">
            <text:p>1268.733</text:p>
          </table:table-cell>
          <table:table-cell table:formula="of:=[.B997]/16486.62" office:value-type="float" office:value="0.0769553128536959" calcext:value-type="float">
            <text:p>0.076955312853696</text:p>
          </table:table-cell>
          <table:table-cell office:value-type="float" office:value="312371.67278871" calcext:value-type="float">
            <text:p>312371.67278871</text:p>
          </table:table-cell>
        </table:table-row>
        <table:table-row table:style-name="ro1">
          <table:table-cell office:value-type="float" office:value="1013.89" calcext:value-type="float">
            <text:p>1013.89</text:p>
          </table:table-cell>
          <table:table-cell office:value-type="float" office:value="1283.7299" calcext:value-type="float">
            <text:p>1283.7299</text:p>
          </table:table-cell>
          <table:table-cell table:formula="of:=[.B998]/16486.62" office:value-type="float" office:value="0.0778649535198846" calcext:value-type="float">
            <text:p>0.077864953519885</text:p>
          </table:table-cell>
          <table:table-cell office:value-type="float" office:value="313678.45447543" calcext:value-type="float">
            <text:p>313678.45447543</text:p>
          </table:table-cell>
        </table:table-row>
        <table:table-row table:style-name="ro1">
          <table:table-cell office:value-type="float" office:value="1014.9" calcext:value-type="float">
            <text:p>1014.9</text:p>
          </table:table-cell>
          <table:table-cell office:value-type="float" office:value="1300.6193" calcext:value-type="float">
            <text:p>1300.6193</text:p>
          </table:table-cell>
          <table:table-cell table:formula="of:=[.B999]/16486.62" office:value-type="float" office:value="0.0788893842400686" calcext:value-type="float">
            <text:p>0.078889384240069</text:p>
          </table:table-cell>
          <table:table-cell office:value-type="float" office:value="315002.42878328" calcext:value-type="float">
            <text:p>315002.42878328</text:p>
          </table:table-cell>
        </table:table-row>
        <table:table-row table:style-name="ro1">
          <table:table-cell office:value-type="float" office:value="1015.92" calcext:value-type="float">
            <text:p>1015.92</text:p>
          </table:table-cell>
          <table:table-cell office:value-type="float" office:value="1317.8918" calcext:value-type="float">
            <text:p>1317.8918</text:p>
          </table:table-cell>
          <table:table-cell table:formula="of:=[.B1000]/16486.62" office:value-type="float" office:value="0.0799370519851856" calcext:value-type="float">
            <text:p>0.079937051985186</text:p>
          </table:table-cell>
          <table:table-cell office:value-type="float" office:value="316343.98578787" calcext:value-type="float">
            <text:p>316343.98578787</text:p>
          </table:table-cell>
        </table:table-row>
        <table:table-row table:style-name="ro1">
          <table:table-cell office:value-type="float" office:value="1016.94" calcext:value-type="float">
            <text:p>1016.94</text:p>
          </table:table-cell>
          <table:table-cell office:value-type="float" office:value="1333.992" calcext:value-type="float">
            <text:p>1333.992</text:p>
          </table:table-cell>
          <table:table-cell table:formula="of:=[.B1001]/16486.62" office:value-type="float" office:value="0.0809136135848343" calcext:value-type="float">
            <text:p>0.080913613584834</text:p>
          </table:table-cell>
          <table:table-cell office:value-type="float" office:value="317701.9321056" calcext:value-type="float">
            <text:p>317701.9321056</text:p>
          </table:table-cell>
        </table:table-row>
        <table:table-row table:style-name="ro1">
          <table:table-cell office:value-type="float" office:value="1017.96" calcext:value-type="float">
            <text:p>1017.96</text:p>
          </table:table-cell>
          <table:table-cell office:value-type="float" office:value="1347.6107" calcext:value-type="float">
            <text:p>1347.6107</text:p>
          </table:table-cell>
          <table:table-cell table:formula="of:=[.B1002]/16486.62" office:value-type="float" office:value="0.081739659190301" calcext:value-type="float">
            <text:p>0.081739659190301</text:p>
          </table:table-cell>
          <table:table-cell office:value-type="float" office:value="319073.74166363" calcext:value-type="float">
            <text:p>319073.74166363</text:p>
          </table:table-cell>
        </table:table-row>
        <table:table-row table:style-name="ro1">
          <table:table-cell office:value-type="float" office:value="1018.97" calcext:value-type="float">
            <text:p>1018.97</text:p>
          </table:table-cell>
          <table:table-cell office:value-type="float" office:value="1357.7678" calcext:value-type="float">
            <text:p>1357.7678</text:p>
          </table:table-cell>
          <table:table-cell table:formula="of:=[.B1003]/16486.62" office:value-type="float" office:value="0.0823557405944942" calcext:value-type="float">
            <text:p>0.082355740594494</text:p>
          </table:table-cell>
          <table:table-cell office:value-type="float" office:value="320455.89066645" calcext:value-type="float">
            <text:p>320455.89066645</text:p>
          </table:table-cell>
        </table:table-row>
        <table:table-row table:style-name="ro1">
          <table:table-cell office:value-type="float" office:value="1019.99" calcext:value-type="float">
            <text:p>1019.99</text:p>
          </table:table-cell>
          <table:table-cell office:value-type="float" office:value="1363.6848" calcext:value-type="float">
            <text:p>1363.6848</text:p>
          </table:table-cell>
          <table:table-cell table:formula="of:=[.B1004]/16486.62" office:value-type="float" office:value="0.0827146376880161" calcext:value-type="float">
            <text:p>0.082714637688016</text:p>
          </table:table-cell>
          <table:table-cell office:value-type="float" office:value="321844.0629097" calcext:value-type="float">
            <text:p>321844.0629097</text:p>
          </table:table-cell>
        </table:table-row>
        <table:table-row table:style-name="ro1">
          <table:table-cell office:value-type="float" office:value="1021.01" calcext:value-type="float">
            <text:p>1021.01</text:p>
          </table:table-cell>
          <table:table-cell office:value-type="float" office:value="1364.55" calcext:value-type="float">
            <text:p>1364.55</text:p>
          </table:table-cell>
          <table:table-cell table:formula="of:=[.B1005]/16486.62" office:value-type="float" office:value="0.0827671166072852" calcext:value-type="float">
            <text:p>0.082767116607285</text:p>
          </table:table-cell>
          <table:table-cell office:value-type="float" office:value="323233.11595303" calcext:value-type="float">
            <text:p>323233.11595303</text:p>
          </table:table-cell>
        </table:table-row>
        <table:table-row table:style-name="ro1">
          <table:table-cell office:value-type="float" office:value="1022.03" calcext:value-type="float">
            <text:p>1022.03</text:p>
          </table:table-cell>
          <table:table-cell office:value-type="float" office:value="1359.3336" calcext:value-type="float">
            <text:p>1359.3336</text:p>
          </table:table-cell>
          <table:table-cell table:formula="of:=[.B1006]/16486.62" office:value-type="float" office:value="0.082450714579459" calcext:value-type="float">
            <text:p>0.082450714579459</text:p>
          </table:table-cell>
          <table:table-cell office:value-type="float" office:value="324616.85891384" calcext:value-type="float">
            <text:p>324616.85891384</text:p>
          </table:table-cell>
        </table:table-row>
        <table:table-row table:style-name="ro1">
          <table:table-cell office:value-type="float" office:value="1023.05" calcext:value-type="float">
            <text:p>1023.05</text:p>
          </table:table-cell>
          <table:table-cell office:value-type="float" office:value="1346.7896" calcext:value-type="float">
            <text:p>1346.7896</text:p>
          </table:table-cell>
          <table:table-cell table:formula="of:=[.B1007]/16486.62" office:value-type="float" office:value="0.0816898551674024" calcext:value-type="float">
            <text:p>0.081689855167402</text:p>
          </table:table-cell>
          <table:table-cell office:value-type="float" office:value="325987.83257416" calcext:value-type="float">
            <text:p>325987.83257416</text:p>
          </table:table-cell>
        </table:table-row>
        <table:table-row table:style-name="ro1">
          <table:table-cell office:value-type="float" office:value="1024.06" calcext:value-type="float">
            <text:p>1024.06</text:p>
          </table:table-cell>
          <table:table-cell office:value-type="float" office:value="1325.6947" calcext:value-type="float">
            <text:p>1325.6947</text:p>
          </table:table-cell>
          <table:table-cell table:formula="of:=[.B1008]/16486.62" office:value-type="float" office:value="0.0804103388080759" calcext:value-type="float">
            <text:p>0.080410338808076</text:p>
          </table:table-cell>
          <table:table-cell office:value-type="float" office:value="327337.33256322" calcext:value-type="float">
            <text:p>327337.33256322</text:p>
          </table:table-cell>
        </table:table-row>
        <table:table-row table:style-name="ro1">
          <table:table-cell office:value-type="float" office:value="1025.08" calcext:value-type="float">
            <text:p>1025.08</text:p>
          </table:table-cell>
          <table:table-cell office:value-type="float" office:value="1295.2551" calcext:value-type="float">
            <text:p>1295.2551</text:p>
          </table:table-cell>
          <table:table-cell table:formula="of:=[.B1009]/16486.62" office:value-type="float" office:value="0.0785640173668102" calcext:value-type="float">
            <text:p>0.07856401736681</text:p>
          </table:table-cell>
          <table:table-cell office:value-type="float" office:value="328655.84632052" calcext:value-type="float">
            <text:p>328655.84632052</text:p>
          </table:table-cell>
        </table:table-row>
        <table:table-row table:style-name="ro1">
          <table:table-cell office:value-type="float" office:value="1026.1" calcext:value-type="float">
            <text:p>1026.1</text:p>
          </table:table-cell>
          <table:table-cell office:value-type="float" office:value="1255.5176" calcext:value-type="float">
            <text:p>1255.5176</text:p>
          </table:table-cell>
          <table:table-cell table:formula="of:=[.B1010]/16486.62" office:value-type="float" office:value="0.0761537295091414" calcext:value-type="float">
            <text:p>0.076153729509141</text:p>
          </table:table-cell>
          <table:table-cell office:value-type="float" office:value="329933.90902467" calcext:value-type="float">
            <text:p>329933.90902467</text:p>
          </table:table-cell>
        </table:table-row>
        <table:table-row table:style-name="ro1">
          <table:table-cell office:value-type="float" office:value="1027.12" calcext:value-type="float">
            <text:p>1027.12</text:p>
          </table:table-cell>
          <table:table-cell office:value-type="float" office:value="1207.5994" calcext:value-type="float">
            <text:p>1207.5994</text:p>
          </table:table-cell>
          <table:table-cell table:formula="of:=[.B1011]/16486.62" office:value-type="float" office:value="0.0732472392764557" calcext:value-type="float">
            <text:p>0.073247239276456</text:p>
          </table:table-cell>
          <table:table-cell office:value-type="float" office:value="331163.193149" calcext:value-type="float">
            <text:p>331163.193149</text:p>
          </table:table-cell>
        </table:table-row>
        <table:table-row table:style-name="ro1">
          <table:table-cell office:value-type="float" office:value="1028.14" calcext:value-type="float">
            <text:p>1028.14</text:p>
          </table:table-cell>
          <table:table-cell office:value-type="float" office:value="1153.6082" calcext:value-type="float">
            <text:p>1153.6082</text:p>
          </table:table-cell>
          <table:table-cell table:formula="of:=[.B1012]/16486.62" office:value-type="float" office:value="0.0699723897317946" calcext:value-type="float">
            <text:p>0.069972389731795</text:p>
          </table:table-cell>
          <table:table-cell office:value-type="float" office:value="332337.51647478" calcext:value-type="float">
            <text:p>332337.51647478</text:p>
          </table:table-cell>
        </table:table-row>
        <table:table-row table:style-name="ro1">
          <table:table-cell office:value-type="float" office:value="1029.15" calcext:value-type="float">
            <text:p>1029.15</text:p>
          </table:table-cell>
          <table:table-cell office:value-type="float" office:value="1096.2451" calcext:value-type="float">
            <text:p>1096.2451</text:p>
          </table:table-cell>
          <table:table-cell table:formula="of:=[.B1013]/16486.62" office:value-type="float" office:value="0.0664930167614708" calcext:value-type="float">
            <text:p>0.066493016761471</text:p>
          </table:table-cell>
          <table:table-cell office:value-type="float" office:value="333453.44669478" calcext:value-type="float">
            <text:p>333453.44669478</text:p>
          </table:table-cell>
        </table:table-row>
        <table:table-row table:style-name="ro1">
          <table:table-cell office:value-type="float" office:value="1030.17" calcext:value-type="float">
            <text:p>1030.17</text:p>
          </table:table-cell>
          <table:table-cell office:value-type="float" office:value="1038.2175" calcext:value-type="float">
            <text:p>1038.2175</text:p>
          </table:table-cell>
          <table:table-cell table:formula="of:=[.B1014]/16486.62" office:value-type="float" office:value="0.0629733383798498" calcext:value-type="float">
            <text:p>0.06297333837985</text:p>
          </table:table-cell>
          <table:table-cell office:value-type="float" office:value="334510.30734327" calcext:value-type="float">
            <text:p>334510.30734327</text:p>
          </table:table-cell>
        </table:table-row>
        <table:table-row table:style-name="ro1">
          <table:table-cell office:value-type="float" office:value="1031.19" calcext:value-type="float">
            <text:p>1031.19</text:p>
          </table:table-cell>
          <table:table-cell office:value-type="float" office:value="981.66657" calcext:value-type="float">
            <text:p>981.66657</text:p>
          </table:table-cell>
          <table:table-cell table:formula="of:=[.B1015]/16486.62" office:value-type="float" office:value="0.0595432277810734" calcext:value-type="float">
            <text:p>0.059543227781073</text:p>
          </table:table-cell>
          <table:table-cell office:value-type="float" office:value="335509.6015525" calcext:value-type="float">
            <text:p>335509.6015525</text:p>
          </table:table-cell>
        </table:table-row>
        <table:table-row table:style-name="ro1">
          <table:table-cell office:value-type="float" office:value="1032.21" calcext:value-type="float">
            <text:p>1032.21</text:p>
          </table:table-cell>
          <table:table-cell office:value-type="float" office:value="927.81844" calcext:value-type="float">
            <text:p>927.81844</text:p>
          </table:table-cell>
          <table:table-cell table:formula="of:=[.B1016]/16486.62" office:value-type="float" office:value="0.0562770561825286" calcext:value-type="float">
            <text:p>0.056277056182529</text:p>
          </table:table-cell>
          <table:table-cell office:value-type="float" office:value="336454.08068854" calcext:value-type="float">
            <text:p>336454.08068854</text:p>
          </table:table-cell>
        </table:table-row>
        <table:table-row table:style-name="ro1">
          <table:table-cell office:value-type="float" office:value="1033.23" calcext:value-type="float">
            <text:p>1033.23</text:p>
          </table:table-cell>
          <table:table-cell office:value-type="float" office:value="876.97862" calcext:value-type="float">
            <text:p>876.97862</text:p>
          </table:table-cell>
          <table:table-cell table:formula="of:=[.B1017]/16486.62" office:value-type="float" office:value="0.0531933543685728" calcext:value-type="float">
            <text:p>0.053193354368573</text:p>
          </table:table-cell>
          <table:table-cell office:value-type="float" office:value="337346.80707631" calcext:value-type="float">
            <text:p>337346.80707631</text:p>
          </table:table-cell>
        </table:table-row>
        <table:table-row table:style-name="ro1">
          <table:table-cell office:value-type="float" office:value="1034.24" calcext:value-type="float">
            <text:p>1034.24</text:p>
          </table:table-cell>
          <table:table-cell office:value-type="float" office:value="828.85315" calcext:value-type="float">
            <text:p>828.85315</text:p>
          </table:table-cell>
          <table:table-cell table:formula="of:=[.B1018]/16486.62" office:value-type="float" office:value="0.0502742921229458" calcext:value-type="float">
            <text:p>0.050274292122946</text:p>
          </table:table-cell>
          <table:table-cell office:value-type="float" office:value="338190.5438147" calcext:value-type="float">
            <text:p>338190.5438147</text:p>
          </table:table-cell>
        </table:table-row>
        <table:table-row table:style-name="ro1">
          <table:table-cell office:value-type="float" office:value="1035.26" calcext:value-type="float">
            <text:p>1035.26</text:p>
          </table:table-cell>
          <table:table-cell office:value-type="float" office:value="783.05386" calcext:value-type="float">
            <text:p>783.05386</text:p>
          </table:table-cell>
          <table:table-cell table:formula="of:=[.B1019]/16486.62" office:value-type="float" office:value="0.0474963248986148" calcext:value-type="float">
            <text:p>0.047496324898615</text:p>
          </table:table-cell>
          <table:table-cell office:value-type="float" office:value="338987.65885743" calcext:value-type="float">
            <text:p>338987.65885743</text:p>
          </table:table-cell>
        </table:table-row>
        <table:table-row table:style-name="ro1">
          <table:table-cell office:value-type="float" office:value="1036.28" calcext:value-type="float">
            <text:p>1036.28</text:p>
          </table:table-cell>
          <table:table-cell office:value-type="float" office:value="739.57865" calcext:value-type="float">
            <text:p>739.57865</text:p>
          </table:table-cell>
          <table:table-cell table:formula="of:=[.B1020]/16486.62" office:value-type="float" office:value="0.0448593253195622" calcext:value-type="float">
            <text:p>0.044859325319562</text:p>
          </table:table-cell>
          <table:table-cell office:value-type="float" office:value="339740.51801379" calcext:value-type="float">
            <text:p>339740.51801379</text:p>
          </table:table-cell>
        </table:table-row>
        <table:table-row table:style-name="ro1">
          <table:table-cell office:value-type="float" office:value="1037.3" calcext:value-type="float">
            <text:p>1037.3</text:p>
          </table:table-cell>
          <table:table-cell office:value-type="float" office:value="699.07981" calcext:value-type="float">
            <text:p>699.07981</text:p>
          </table:table-cell>
          <table:table-cell table:formula="of:=[.B1021]/16486.62" office:value-type="float" office:value="0.0424028581965254" calcext:value-type="float">
            <text:p>0.042402858196526</text:p>
          </table:table-cell>
          <table:table-cell office:value-type="float" office:value="340452.15109032" calcext:value-type="float">
            <text:p>340452.15109032</text:p>
          </table:table-cell>
        </table:table-row>
        <table:table-row table:style-name="ro1">
          <table:table-cell office:value-type="float" office:value="1038.32" calcext:value-type="float">
            <text:p>1038.32</text:p>
          </table:table-cell>
          <table:table-cell office:value-type="float" office:value="662.82932" calcext:value-type="float">
            <text:p>662.82932</text:p>
          </table:table-cell>
          <table:table-cell table:formula="of:=[.B1022]/16486.62" office:value-type="float" office:value="0.0402040757899436" calcext:value-type="float">
            <text:p>0.040204075789944</text:p>
          </table:table-cell>
          <table:table-cell office:value-type="float" office:value="341126.88273455" calcext:value-type="float">
            <text:p>341126.88273455</text:p>
          </table:table-cell>
        </table:table-row>
        <table:table-row table:style-name="ro1">
          <table:table-cell office:value-type="float" office:value="1039.33" calcext:value-type="float">
            <text:p>1039.33</text:p>
          </table:table-cell>
          <table:table-cell office:value-type="float" office:value="632.41636" calcext:value-type="float">
            <text:p>632.41636</text:p>
          </table:table-cell>
          <table:table-cell table:formula="of:=[.B1023]/16486.62" office:value-type="float" office:value="0.0383593702044446" calcext:value-type="float">
            <text:p>0.038359370204445</text:p>
          </table:table-cell>
          <table:table-cell office:value-type="float" office:value="341770.65529992" calcext:value-type="float">
            <text:p>341770.65529992</text:p>
          </table:table-cell>
        </table:table-row>
        <table:table-row table:style-name="ro1">
          <table:table-cell office:value-type="float" office:value="1040.35" calcext:value-type="float">
            <text:p>1040.35</text:p>
          </table:table-cell>
          <table:table-cell office:value-type="float" office:value="609.31337" calcext:value-type="float">
            <text:p>609.31337</text:p>
          </table:table-cell>
          <table:table-cell table:formula="of:=[.B1024]/16486.62" office:value-type="float" office:value="0.0369580526511802" calcext:value-type="float">
            <text:p>0.03695805265118</text:p>
          </table:table-cell>
          <table:table-cell office:value-type="float" office:value="342390.91001944" calcext:value-type="float">
            <text:p>342390.91001944</text:p>
          </table:table-cell>
        </table:table-row>
        <table:table-row table:style-name="ro1">
          <table:table-cell office:value-type="float" office:value="1041.37" calcext:value-type="float">
            <text:p>1041.37</text:p>
          </table:table-cell>
          <table:table-cell office:value-type="float" office:value="594.48325" calcext:value-type="float">
            <text:p>594.48325</text:p>
          </table:table-cell>
          <table:table-cell table:formula="of:=[.B1025]/16486.62" office:value-type="float" office:value="0.0360585280670022" calcext:value-type="float">
            <text:p>0.036058528067002</text:p>
          </table:table-cell>
          <table:table-cell office:value-type="float" office:value="342996.06831696" calcext:value-type="float">
            <text:p>342996.06831696</text:p>
          </table:table-cell>
        </table:table-row>
        <table:table-row table:style-name="ro1">
          <table:table-cell office:value-type="float" office:value="1042.39" calcext:value-type="float">
            <text:p>1042.39</text:p>
          </table:table-cell>
          <table:table-cell office:value-type="float" office:value="588.16134" calcext:value-type="float">
            <text:p>588.16134</text:p>
          </table:table-cell>
          <table:table-cell table:formula="of:=[.B1026]/16486.62" office:value-type="float" office:value="0.0356750710576213" calcext:value-type="float">
            <text:p>0.035675071057621</text:p>
          </table:table-cell>
          <table:table-cell office:value-type="float" office:value="343594.79118421" calcext:value-type="float">
            <text:p>343594.79118421</text:p>
          </table:table-cell>
        </table:table-row>
        <table:table-row table:style-name="ro1">
          <table:table-cell office:value-type="float" office:value="1043.41" calcext:value-type="float">
            <text:p>1043.41</text:p>
          </table:table-cell>
          <table:table-cell office:value-type="float" office:value="589.85696" calcext:value-type="float">
            <text:p>589.85696</text:p>
          </table:table-cell>
          <table:table-cell table:formula="of:=[.B1027]/16486.62" office:value-type="float" office:value="0.0357779193066863" calcext:value-type="float">
            <text:p>0.035777919306686</text:p>
          </table:table-cell>
          <table:table-cell office:value-type="float" office:value="344195.24011646" calcext:value-type="float">
            <text:p>344195.24011646</text:p>
          </table:table-cell>
        </table:table-row>
        <table:table-row table:style-name="ro1">
          <table:table-cell office:value-type="float" office:value="1044.42" calcext:value-type="float">
            <text:p>1044.42</text:p>
          </table:table-cell>
          <table:table-cell office:value-type="float" office:value="598.52491" calcext:value-type="float">
            <text:p>598.52491</text:p>
          </table:table-cell>
          <table:table-cell table:formula="of:=[.B1028]/16486.62" office:value-type="float" office:value="0.0363036759505587" calcext:value-type="float">
            <text:p>0.036303675950559</text:p>
          </table:table-cell>
          <table:table-cell office:value-type="float" office:value="344804.51264571" calcext:value-type="float">
            <text:p>344804.51264571</text:p>
          </table:table-cell>
        </table:table-row>
        <table:table-row table:style-name="ro1">
          <table:table-cell office:value-type="float" office:value="1045.44" calcext:value-type="float">
            <text:p>1045.44</text:p>
          </table:table-cell>
          <table:table-cell office:value-type="float" office:value="612.80081" calcext:value-type="float">
            <text:p>612.80081</text:p>
          </table:table-cell>
          <table:table-cell table:formula="of:=[.B1029]/16486.62" office:value-type="float" office:value="0.0371695841840232" calcext:value-type="float">
            <text:p>0.037169584184023</text:p>
          </table:table-cell>
          <table:table-cell office:value-type="float" office:value="345428.31742764" calcext:value-type="float">
            <text:p>345428.31742764</text:p>
          </table:table-cell>
        </table:table-row>
        <table:table-row table:style-name="ro1">
          <table:table-cell office:value-type="float" office:value="1046.46" calcext:value-type="float">
            <text:p>1046.46</text:p>
          </table:table-cell>
          <table:table-cell office:value-type="float" office:value="631.19658" calcext:value-type="float">
            <text:p>631.19658</text:p>
          </table:table-cell>
          <table:table-cell table:formula="of:=[.B1030]/16486.62" office:value-type="float" office:value="0.0382853841478726" calcext:value-type="float">
            <text:p>0.038285384147873</text:p>
          </table:table-cell>
          <table:table-cell office:value-type="float" office:value="346070.84831343" calcext:value-type="float">
            <text:p>346070.84831343</text:p>
          </table:table-cell>
        </table:table-row>
        <table:table-row table:style-name="ro1">
          <table:table-cell office:value-type="float" office:value="1047.48" calcext:value-type="float">
            <text:p>1047.48</text:p>
          </table:table-cell>
          <table:table-cell office:value-type="float" office:value="652.2052" calcext:value-type="float">
            <text:p>652.2052</text:p>
          </table:table-cell>
          <table:table-cell table:formula="of:=[.B1031]/16486.62" office:value-type="float" office:value="0.0395596671725314" calcext:value-type="float">
            <text:p>0.039559667172532</text:p>
          </table:table-cell>
          <table:table-cell office:value-type="float" office:value="346734.76506234" calcext:value-type="float">
            <text:p>346734.76506234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674.33428" calcext:value-type="float">
            <text:p>674.33428</text:p>
          </table:table-cell>
          <table:table-cell table:formula="of:=[.B1032]/16486.62" office:value-type="float" office:value="0.0409019119746801" calcext:value-type="float">
            <text:p>0.04090191197468</text:p>
          </table:table-cell>
          <table:table-cell office:value-type="float" office:value="347421.20825704" calcext:value-type="float">
            <text:p>347421.20825704</text:p>
          </table:table-cell>
        </table:table-row>
        <table:table-row table:style-name="ro1">
          <table:table-cell office:value-type="float" office:value="1049.51" calcext:value-type="float">
            <text:p>1049.51</text:p>
          </table:table-cell>
          <table:table-cell office:value-type="float" office:value="696.13722" calcext:value-type="float">
            <text:p>696.13722</text:p>
          </table:table-cell>
          <table:table-cell table:formula="of:=[.B1033]/16486.62" office:value-type="float" office:value="0.0422243746747362" calcext:value-type="float">
            <text:p>0.042224374674736</text:p>
          </table:table-cell>
          <table:table-cell office:value-type="float" office:value="348129.84590947" calcext:value-type="float">
            <text:p>348129.84590947</text:p>
          </table:table-cell>
        </table:table-row>
        <table:table-row table:style-name="ro1">
          <table:table-cell office:value-type="float" office:value="1050.53" calcext:value-type="float">
            <text:p>1050.53</text:p>
          </table:table-cell>
          <table:table-cell office:value-type="float" office:value="716.31308" calcext:value-type="float">
            <text:p>716.31308</text:p>
          </table:table-cell>
          <table:table-cell table:formula="of:=[.B1034]/16486.62" office:value-type="float" office:value="0.0434481464363223" calcext:value-type="float">
            <text:p>0.043448146436322</text:p>
          </table:table-cell>
          <table:table-cell office:value-type="float" office:value="348859.02171017" calcext:value-type="float">
            <text:p>348859.02171017</text:p>
          </table:table-cell>
        </table:table-row>
        <table:table-row table:style-name="ro1">
          <table:table-cell office:value-type="float" office:value="1051.55" calcext:value-type="float">
            <text:p>1051.55</text:p>
          </table:table-cell>
          <table:table-cell office:value-type="float" office:value="733.9024" calcext:value-type="float">
            <text:p>733.9024</text:p>
          </table:table-cell>
          <table:table-cell table:formula="of:=[.B1035]/16486.62" office:value-type="float" office:value="0.0445150309766344" calcext:value-type="float">
            <text:p>0.044515030976634</text:p>
          </table:table-cell>
          <table:table-cell office:value-type="float" office:value="349606.10268026" calcext:value-type="float">
            <text:p>349606.10268026</text:p>
          </table:table-cell>
        </table:table-row>
        <table:table-row table:style-name="ro1">
          <table:table-cell office:value-type="float" office:value="1052.57" calcext:value-type="float">
            <text:p>1052.57</text:p>
          </table:table-cell>
          <table:table-cell office:value-type="float" office:value="748.54095" calcext:value-type="float">
            <text:p>748.54095</text:p>
          </table:table-cell>
          <table:table-cell table:formula="of:=[.B1036]/16486.62" office:value-type="float" office:value="0.0454029358352409" calcext:value-type="float">
            <text:p>0.045402935835241</text:p>
          </table:table-cell>
          <table:table-cell office:value-type="float" office:value="350368.08506233" calcext:value-type="float">
            <text:p>350368.08506233</text:p>
          </table:table-cell>
        </table:table-row>
        <table:table-row table:style-name="ro1">
          <table:table-cell office:value-type="float" office:value="1053.59" calcext:value-type="float">
            <text:p>1053.59</text:p>
          </table:table-cell>
          <table:table-cell office:value-type="float" office:value="760.6813" calcext:value-type="float">
            <text:p>760.6813</text:p>
          </table:table-cell>
          <table:table-cell table:formula="of:=[.B1037]/16486.62" office:value-type="float" office:value="0.0461393117570491" calcext:value-type="float">
            <text:p>0.046139311757049</text:p>
          </table:table-cell>
          <table:table-cell office:value-type="float" office:value="351142.42580421" calcext:value-type="float">
            <text:p>351142.42580421</text:p>
          </table:table-cell>
        </table:table-row>
        <table:table-row table:style-name="ro1">
          <table:table-cell office:value-type="float" office:value="1054.6" calcext:value-type="float">
            <text:p>1054.6</text:p>
          </table:table-cell>
          <table:table-cell office:value-type="float" office:value="771.68276" calcext:value-type="float">
            <text:p>771.68276</text:p>
          </table:table-cell>
          <table:table-cell table:formula="of:=[.B1038]/16486.62" office:value-type="float" office:value="0.0468066080251744" calcext:value-type="float">
            <text:p>0.046806608025174</text:p>
          </table:table-cell>
          <table:table-cell office:value-type="float" office:value="351927.96555438" calcext:value-type="float">
            <text:p>351927.96555438</text:p>
          </table:table-cell>
        </table:table-row>
        <table:table-row table:style-name="ro1">
          <table:table-cell office:value-type="float" office:value="1055.62" calcext:value-type="float">
            <text:p>1055.62</text:p>
          </table:table-cell>
          <table:table-cell office:value-type="float" office:value="783.70804" calcext:value-type="float">
            <text:p>783.70804</text:p>
          </table:table-cell>
          <table:table-cell table:formula="of:=[.B1039]/16486.62" office:value-type="float" office:value="0.0475360043477681" calcext:value-type="float">
            <text:p>0.047536004347768</text:p>
          </table:table-cell>
          <table:table-cell office:value-type="float" office:value="352725.74651934" calcext:value-type="float">
            <text:p>352725.74651934</text:p>
          </table:table-cell>
        </table:table-row>
        <table:table-row table:style-name="ro1">
          <table:table-cell office:value-type="float" office:value="1056.64" calcext:value-type="float">
            <text:p>1056.64</text:p>
          </table:table-cell>
          <table:table-cell office:value-type="float" office:value="799.43312" calcext:value-type="float">
            <text:p>799.43312</text:p>
          </table:table-cell>
          <table:table-cell table:formula="of:=[.B1040]/16486.62" office:value-type="float" office:value="0.0484898129513509" calcext:value-type="float">
            <text:p>0.048489812951351</text:p>
          </table:table-cell>
          <table:table-cell office:value-type="float" office:value="353539.53493948" calcext:value-type="float">
            <text:p>353539.53493948</text:p>
          </table:table-cell>
        </table:table-row>
        <table:table-row table:style-name="ro1">
          <table:table-cell office:value-type="float" office:value="1057.66" calcext:value-type="float">
            <text:p>1057.66</text:p>
          </table:table-cell>
          <table:table-cell office:value-type="float" office:value="821.6409" calcext:value-type="float">
            <text:p>821.6409</text:p>
          </table:table-cell>
          <table:table-cell table:formula="of:=[.B1041]/16486.62" office:value-type="float" office:value="0.0498368313213988" calcext:value-type="float">
            <text:p>0.049836831321399</text:p>
          </table:table-cell>
          <table:table-cell office:value-type="float" office:value="354375.9299212" calcext:value-type="float">
            <text:p>354375.9299212</text:p>
          </table:table-cell>
        </table:table-row>
        <table:table-row table:style-name="ro1">
          <table:table-cell office:value-type="float" office:value="1058.68" calcext:value-type="float">
            <text:p>1058.68</text:p>
          </table:table-cell>
          <table:table-cell office:value-type="float" office:value="852.80024" calcext:value-type="float">
            <text:p>852.80024</text:p>
          </table:table-cell>
          <table:table-cell table:formula="of:=[.B1042]/16486.62" office:value-type="float" office:value="0.0517268087697782" calcext:value-type="float">
            <text:p>0.051726808769778</text:p>
          </table:table-cell>
          <table:table-cell office:value-type="float" office:value="355244.04376224" calcext:value-type="float">
            <text:p>355244.04376224</text:p>
          </table:table-cell>
        </table:table-row>
        <table:table-row table:style-name="ro1">
          <table:table-cell office:value-type="float" office:value="1059.69" calcext:value-type="float">
            <text:p>1059.69</text:p>
          </table:table-cell>
          <table:table-cell office:value-type="float" office:value="894.71734" calcext:value-type="float">
            <text:p>894.71734</text:p>
          </table:table-cell>
          <table:table-cell table:formula="of:=[.B1043]/16486.62" office:value-type="float" office:value="0.0542693008027115" calcext:value-type="float">
            <text:p>0.054269300802712</text:p>
          </table:table-cell>
          <table:table-cell office:value-type="float" office:value="356154.82740892" calcext:value-type="float">
            <text:p>356154.82740892</text:p>
          </table:table-cell>
        </table:table-row>
        <table:table-row table:style-name="ro1">
          <table:table-cell office:value-type="float" office:value="1060.71" calcext:value-type="float">
            <text:p>1060.71</text:p>
          </table:table-cell>
          <table:table-cell office:value-type="float" office:value="948.29847" calcext:value-type="float">
            <text:p>948.29847</text:p>
          </table:table-cell>
          <table:table-cell table:formula="of:=[.B1044]/16486.62" office:value-type="float" office:value="0.0575192774504416" calcext:value-type="float">
            <text:p>0.057519277450442</text:p>
          </table:table-cell>
          <table:table-cell office:value-type="float" office:value="357120.15433108" calcext:value-type="float">
            <text:p>357120.15433108</text:p>
          </table:table-cell>
        </table:table-row>
        <table:table-row table:style-name="ro1">
          <table:table-cell office:value-type="float" office:value="1061.73" calcext:value-type="float">
            <text:p>1061.73</text:p>
          </table:table-cell>
          <table:table-cell office:value-type="float" office:value="1013.4108" calcext:value-type="float">
            <text:p>1013.4108</text:p>
          </table:table-cell>
          <table:table-cell table:formula="of:=[.B1045]/16486.62" office:value-type="float" office:value="0.0614686818765763" calcext:value-type="float">
            <text:p>0.061468681876576</text:p>
          </table:table-cell>
          <table:table-cell office:value-type="float" office:value="358151.76281272" calcext:value-type="float">
            <text:p>358151.76281272</text:p>
          </table:table-cell>
        </table:table-row>
        <table:table-row table:style-name="ro1">
          <table:table-cell office:value-type="float" office:value="1062.75" calcext:value-type="float">
            <text:p>1062.75</text:p>
          </table:table-cell>
          <table:table-cell office:value-type="float" office:value="1088.8031" calcext:value-type="float">
            <text:p>1088.8031</text:p>
          </table:table-cell>
          <table:table-cell table:formula="of:=[.B1046]/16486.62" office:value-type="float" office:value="0.0660416204170412" calcext:value-type="float">
            <text:p>0.066041620417041</text:p>
          </table:table-cell>
          <table:table-cell office:value-type="float" office:value="359260.11739587" calcext:value-type="float">
            <text:p>359260.11739587</text:p>
          </table:table-cell>
        </table:table-row>
        <table:table-row table:style-name="ro1">
          <table:table-cell office:value-type="float" office:value="1063.76" calcext:value-type="float">
            <text:p>1063.76</text:p>
          </table:table-cell>
          <table:table-cell office:value-type="float" office:value="1172.063" calcext:value-type="float">
            <text:p>1172.063</text:p>
          </table:table-cell>
          <table:table-cell table:formula="of:=[.B1047]/16486.62" office:value-type="float" office:value="0.0710917701748448" calcext:value-type="float">
            <text:p>0.071091770174845</text:p>
          </table:table-cell>
          <table:table-cell office:value-type="float" office:value="360453.22696816" calcext:value-type="float">
            <text:p>360453.22696816</text:p>
          </table:table-cell>
        </table:table-row>
        <table:table-row table:style-name="ro1">
          <table:table-cell office:value-type="float" office:value="1064.78" calcext:value-type="float">
            <text:p>1064.78</text:p>
          </table:table-cell>
          <table:table-cell office:value-type="float" office:value="1259.6357" calcext:value-type="float">
            <text:p>1259.6357</text:p>
          </table:table-cell>
          <table:table-cell table:formula="of:=[.B1048]/16486.62" office:value-type="float" office:value="0.0764035138797401" calcext:value-type="float">
            <text:p>0.07640351387974</text:p>
          </table:table-cell>
          <table:table-cell office:value-type="float" office:value="361735.48172143" calcext:value-type="float">
            <text:p>361735.48172143</text:p>
          </table:table-cell>
        </table:table-row>
        <table:table-row table:style-name="ro1">
          <table:table-cell office:value-type="float" office:value="1065.8" calcext:value-type="float">
            <text:p>1065.8</text:p>
          </table:table-cell>
          <table:table-cell office:value-type="float" office:value="1346.9758" calcext:value-type="float">
            <text:p>1346.9758</text:p>
          </table:table-cell>
          <table:table-cell table:formula="of:=[.B1049]/16486.62" office:value-type="float" office:value="0.0817011491743001" calcext:value-type="float">
            <text:p>0.0817011491743</text:p>
          </table:table-cell>
          <table:table-cell office:value-type="float" office:value="363106.64497618" calcext:value-type="float">
            <text:p>363106.64497618</text:p>
          </table:table-cell>
        </table:table-row>
        <table:table-row table:style-name="ro1">
          <table:table-cell office:value-type="float" office:value="1066.82" calcext:value-type="float">
            <text:p>1066.82</text:p>
          </table:table-cell>
          <table:table-cell office:value-type="float" office:value="1428.9196" calcext:value-type="float">
            <text:p>1428.9196</text:p>
          </table:table-cell>
          <table:table-cell table:formula="of:=[.B1050]/16486.62" office:value-type="float" office:value="0.0866714705621892" calcext:value-type="float">
            <text:p>0.086671470562189</text:p>
          </table:table-cell>
          <table:table-cell office:value-type="float" office:value="364561.22346983" calcext:value-type="float">
            <text:p>364561.22346983</text:p>
          </table:table-cell>
        </table:table-row>
        <table:table-row table:style-name="ro1">
          <table:table-cell office:value-type="float" office:value="1067.84" calcext:value-type="float">
            <text:p>1067.84</text:p>
          </table:table-cell>
          <table:table-cell office:value-type="float" office:value="1500.3194" calcext:value-type="float">
            <text:p>1500.3194</text:p>
          </table:table-cell>
          <table:table-cell table:formula="of:=[.B1051]/16486.62" office:value-type="float" office:value="0.0910022430310155" calcext:value-type="float">
            <text:p>0.091002243031016</text:p>
          </table:table-cell>
          <table:table-cell office:value-type="float" office:value="366088.4839086" calcext:value-type="float">
            <text:p>366088.4839086</text:p>
          </table:table-cell>
        </table:table-row>
        <table:table-row table:style-name="ro1">
          <table:table-cell office:value-type="float" office:value="1068.85" calcext:value-type="float">
            <text:p>1068.85</text:p>
          </table:table-cell>
          <table:table-cell office:value-type="float" office:value="1556.8921" calcext:value-type="float">
            <text:p>1556.8921</text:p>
          </table:table-cell>
          <table:table-cell table:formula="of:=[.B1052]/16486.62" office:value-type="float" office:value="0.0944336740945082" calcext:value-type="float">
            <text:p>0.094433674094508</text:p>
          </table:table-cell>
          <table:table-cell office:value-type="float" office:value="367673.3329163" calcext:value-type="float">
            <text:p>367673.3329163</text:p>
          </table:table-cell>
        </table:table-row>
        <table:table-row table:style-name="ro1">
          <table:table-cell office:value-type="float" office:value="1069.87" calcext:value-type="float">
            <text:p>1069.87</text:p>
          </table:table-cell>
          <table:table-cell office:value-type="float" office:value="1596.1205" calcext:value-type="float">
            <text:p>1596.1205</text:p>
          </table:table-cell>
          <table:table-cell table:formula="of:=[.B1053]/16486.62" office:value-type="float" office:value="0.0968130823661854" calcext:value-type="float">
            <text:p>0.096813082366186</text:p>
          </table:table-cell>
          <table:table-cell office:value-type="float" office:value="369298.11469515" calcext:value-type="float">
            <text:p>369298.11469515</text:p>
          </table:table-cell>
        </table:table-row>
        <table:table-row table:style-name="ro1">
          <table:table-cell office:value-type="float" office:value="1070.89" calcext:value-type="float">
            <text:p>1070.89</text:p>
          </table:table-cell>
          <table:table-cell office:value-type="float" office:value="1617.9693" calcext:value-type="float">
            <text:p>1617.9693</text:p>
          </table:table-cell>
          <table:table-cell table:formula="of:=[.B1054]/16486.62" office:value-type="float" office:value="0.098138326715846" calcext:value-type="float">
            <text:p>0.098138326715846</text:p>
          </table:table-cell>
          <table:table-cell office:value-type="float" office:value="370945.13766572" calcext:value-type="float">
            <text:p>370945.13766572</text:p>
          </table:table-cell>
        </table:table-row>
        <table:table-row table:style-name="ro1">
          <table:table-cell office:value-type="float" office:value="1071.91" calcext:value-type="float">
            <text:p>1071.91</text:p>
          </table:table-cell>
          <table:table-cell office:value-type="float" office:value="1625.172" calcext:value-type="float">
            <text:p>1625.172</text:p>
          </table:table-cell>
          <table:table-cell table:formula="of:=[.B1055]/16486.62" office:value-type="float" office:value="0.0985752082597888" calcext:value-type="float">
            <text:p>0.098575208259789</text:p>
          </table:table-cell>
          <table:table-cell office:value-type="float" office:value="372599.49263609" calcext:value-type="float">
            <text:p>372599.49263609</text:p>
          </table:table-cell>
        </table:table-row>
        <table:table-row table:style-name="ro1">
          <table:table-cell office:value-type="float" office:value="1072.93" calcext:value-type="float">
            <text:p>1072.93</text:p>
          </table:table-cell>
          <table:table-cell office:value-type="float" office:value="1622.9261" calcext:value-type="float">
            <text:p>1622.9261</text:p>
          </table:table-cell>
          <table:table-cell table:formula="of:=[.B1056]/16486.62" office:value-type="float" office:value="0.0984389826416816" calcext:value-type="float">
            <text:p>0.098438982641682</text:p>
          </table:table-cell>
          <table:table-cell office:value-type="float" office:value="374251.56137362" calcext:value-type="float">
            <text:p>374251.56137362</text:p>
          </table:table-cell>
        </table:table-row>
        <table:table-row table:style-name="ro1">
          <table:table-cell office:value-type="float" office:value="1073.94" calcext:value-type="float">
            <text:p>1073.94</text:p>
          </table:table-cell>
          <table:table-cell office:value-type="float" office:value="1617.9917" calcext:value-type="float">
            <text:p>1617.9917</text:p>
          </table:table-cell>
          <table:table-cell table:formula="of:=[.B1057]/16486.62" office:value-type="float" office:value="0.0981396853933675" calcext:value-type="float">
            <text:p>0.098139685393368</text:p>
          </table:table-cell>
          <table:table-cell office:value-type="float" office:value="375898.60708409" calcext:value-type="float">
            <text:p>375898.60708409</text:p>
          </table:table-cell>
        </table:table-row>
        <table:table-row table:style-name="ro1">
          <table:table-cell office:value-type="float" office:value="1074.96" calcext:value-type="float">
            <text:p>1074.96</text:p>
          </table:table-cell>
          <table:table-cell office:value-type="float" office:value="1617.3597" calcext:value-type="float">
            <text:p>1617.3597</text:p>
          </table:table-cell>
          <table:table-cell table:formula="of:=[.B1058]/16486.62" office:value-type="float" office:value="0.0981013512775815" calcext:value-type="float">
            <text:p>0.098101351277582</text:p>
          </table:table-cell>
          <table:table-cell office:value-type="float" office:value="377545.0094986" calcext:value-type="float">
            <text:p>377545.0094986</text:p>
          </table:table-cell>
        </table:table-row>
        <table:table-row table:style-name="ro1">
          <table:table-cell office:value-type="float" office:value="1075.98" calcext:value-type="float">
            <text:p>1075.98</text:p>
          </table:table-cell>
          <table:table-cell office:value-type="float" office:value="1626.7976" calcext:value-type="float">
            <text:p>1626.7976</text:p>
          </table:table-cell>
          <table:table-cell table:formula="of:=[.B1059]/16486.62" office:value-type="float" office:value="0.0986738094284941" calcext:value-type="float">
            <text:p>0.098673809428494</text:p>
          </table:table-cell>
          <table:table-cell office:value-type="float" office:value="379201.01921862" calcext:value-type="float">
            <text:p>379201.0192186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649.6313" calcext:value-type="float">
            <text:p>1649.6313</text:p>
          </table:table-cell>
          <table:table-cell table:formula="of:=[.B1060]/16486.62" office:value-type="float" office:value="0.100058793130429" calcext:value-type="float">
            <text:p>0.100058793130429</text:p>
          </table:table-cell>
          <table:table-cell office:value-type="float" office:value="380880.27268396" calcext:value-type="float">
            <text:p>380880.27268396</text:p>
          </table:table-cell>
        </table:table-row>
        <table:table-row table:style-name="ro1">
          <table:table-cell office:value-type="float" office:value="1078.02" calcext:value-type="float">
            <text:p>1078.02</text:p>
          </table:table-cell>
          <table:table-cell office:value-type="float" office:value="1686.0766" calcext:value-type="float">
            <text:p>1686.0766</text:p>
          </table:table-cell>
          <table:table-cell table:formula="of:=[.B1061]/16486.62" office:value-type="float" office:value="0.102269391785581" calcext:value-type="float">
            <text:p>0.102269391785581</text:p>
          </table:table-cell>
          <table:table-cell office:value-type="float" office:value="382596.62593448" calcext:value-type="float">
            <text:p>382596.62593448</text:p>
          </table:table-cell>
        </table:table-row>
        <table:table-row table:style-name="ro1">
          <table:table-cell office:value-type="float" office:value="1079.03" calcext:value-type="float">
            <text:p>1079.03</text:p>
          </table:table-cell>
          <table:table-cell office:value-type="float" office:value="1733.2933" calcext:value-type="float">
            <text:p>1733.2933</text:p>
          </table:table-cell>
          <table:table-cell table:formula="of:=[.B1062]/16486.62" office:value-type="float" office:value="0.105133332362849" calcext:value-type="float">
            <text:p>0.105133332362849</text:p>
          </table:table-cell>
          <table:table-cell office:value-type="float" office:value="384361.04376398" calcext:value-type="float">
            <text:p>384361.04376398</text:p>
          </table:table-cell>
        </table:table-row>
        <table:table-row table:style-name="ro1">
          <table:table-cell office:value-type="float" office:value="1080.05" calcext:value-type="float">
            <text:p>1080.05</text:p>
          </table:table-cell>
          <table:table-cell office:value-type="float" office:value="1786.1579" calcext:value-type="float">
            <text:p>1786.1579</text:p>
          </table:table-cell>
          <table:table-cell table:formula="of:=[.B1063]/16486.62" office:value-type="float" office:value="0.108339847706807" calcext:value-type="float">
            <text:p>0.108339847706807</text:p>
          </table:table-cell>
          <table:table-cell office:value-type="float" office:value="386179.27546856" calcext:value-type="float">
            <text:p>386179.27546856</text:p>
          </table:table-cell>
        </table:table-row>
        <table:table-row table:style-name="ro1">
          <table:table-cell office:value-type="float" office:value="1081.07" calcext:value-type="float">
            <text:p>1081.07</text:p>
          </table:table-cell>
          <table:table-cell office:value-type="float" office:value="1838.5761" calcext:value-type="float">
            <text:p>1838.5761</text:p>
          </table:table-cell>
          <table:table-cell table:formula="of:=[.B1064]/16486.62" office:value-type="float" office:value="0.111519286548729" calcext:value-type="float">
            <text:p>0.111519286548729</text:p>
          </table:table-cell>
          <table:table-cell office:value-type="float" office:value="388050.86662551" calcext:value-type="float">
            <text:p>388050.86662551</text:p>
          </table:table-cell>
        </table:table-row>
        <table:table-row table:style-name="ro1">
          <table:table-cell office:value-type="float" office:value="1082.09" calcext:value-type="float">
            <text:p>1082.09</text:p>
          </table:table-cell>
          <table:table-cell office:value-type="float" office:value="1885.0345" calcext:value-type="float">
            <text:p>1885.0345</text:p>
          </table:table-cell>
          <table:table-cell table:formula="of:=[.B1065]/16486.62" office:value-type="float" office:value="0.114337232252578" calcext:value-type="float">
            <text:p>0.114337232252578</text:p>
          </table:table-cell>
          <table:table-cell office:value-type="float" office:value="389969.75037699" calcext:value-type="float">
            <text:p>389969.75037699</text:p>
          </table:table-cell>
        </table:table-row>
        <table:table-row table:style-name="ro1">
          <table:table-cell office:value-type="float" office:value="1083.11" calcext:value-type="float">
            <text:p>1083.11</text:p>
          </table:table-cell>
          <table:table-cell office:value-type="float" office:value="1922.044" calcext:value-type="float">
            <text:p>1922.044</text:p>
          </table:table-cell>
          <table:table-cell table:formula="of:=[.B1066]/16486.62" office:value-type="float" office:value="0.116582052597804" calcext:value-type="float">
            <text:p>0.116582052597804</text:p>
          </table:table-cell>
          <table:table-cell office:value-type="float" office:value="391926.30819762" calcext:value-type="float">
            <text:p>391926.30819762</text:p>
          </table:table-cell>
        </table:table-row>
        <table:table-row table:style-name="ro1">
          <table:table-cell office:value-type="float" office:value="1084.12" calcext:value-type="float">
            <text:p>1084.12</text:p>
          </table:table-cell>
          <table:table-cell office:value-type="float" office:value="1949.1585" calcext:value-type="float">
            <text:p>1949.1585</text:p>
          </table:table-cell>
          <table:table-cell table:formula="of:=[.B1067]/16486.62" office:value-type="float" office:value="0.118226689278943" calcext:value-type="float">
            <text:p>0.118226689278943</text:p>
          </table:table-cell>
          <table:table-cell office:value-type="float" office:value="393910.46739664" calcext:value-type="float">
            <text:p>393910.46739664</text:p>
          </table:table-cell>
        </table:table-row>
        <table:table-row table:style-name="ro1">
          <table:table-cell office:value-type="float" office:value="1085.14" calcext:value-type="float">
            <text:p>1085.14</text:p>
          </table:table-cell>
          <table:table-cell office:value-type="float" office:value="1969.3427" calcext:value-type="float">
            <text:p>1969.3427</text:p>
          </table:table-cell>
          <table:table-cell table:formula="of:=[.B1068]/16486.62" office:value-type="float" office:value="0.119450966905284" calcext:value-type="float">
            <text:p>0.119450966905284</text:p>
          </table:table-cell>
          <table:table-cell office:value-type="float" office:value="395915.17324263" calcext:value-type="float">
            <text:p>395915.17324263</text:p>
          </table:table-cell>
        </table:table-row>
        <table:table-row table:style-name="ro1">
          <table:table-cell office:value-type="float" office:value="1086.16" calcext:value-type="float">
            <text:p>1086.16</text:p>
          </table:table-cell>
          <table:table-cell office:value-type="float" office:value="1988.5941" calcext:value-type="float">
            <text:p>1988.5941</text:p>
          </table:table-cell>
          <table:table-cell table:formula="of:=[.B1069]/16486.62" office:value-type="float" office:value="0.120618665317694" calcext:value-type="float">
            <text:p>0.120618665317694</text:p>
          </table:table-cell>
          <table:table-cell office:value-type="float" office:value="397939.47622926" calcext:value-type="float">
            <text:p>397939.47622926</text:p>
          </table:table-cell>
        </table:table-row>
        <table:table-row table:style-name="ro1">
          <table:table-cell office:value-type="float" office:value="1087.18" calcext:value-type="float">
            <text:p>1087.18</text:p>
          </table:table-cell>
          <table:table-cell office:value-type="float" office:value="2014.8668" calcext:value-type="float">
            <text:p>2014.8668</text:p>
          </table:table-cell>
          <table:table-cell table:formula="of:=[.B1070]/16486.62" office:value-type="float" office:value="0.122212242412332" calcext:value-type="float">
            <text:p>0.122212242412332</text:p>
          </table:table-cell>
          <table:table-cell office:value-type="float" office:value="399990.52365345" calcext:value-type="float">
            <text:p>399990.52365345</text:p>
          </table:table-cell>
        </table:table-row>
        <table:table-row table:style-name="ro1">
          <table:table-cell office:value-type="float" office:value="1088.2" calcext:value-type="float">
            <text:p>1088.2</text:p>
          </table:table-cell>
          <table:table-cell office:value-type="float" office:value="2056.48" calcext:value-type="float">
            <text:p>2056.48</text:p>
          </table:table-cell>
          <table:table-cell table:formula="of:=[.B1071]/16486.62" office:value-type="float" office:value="0.124736301315855" calcext:value-type="float">
            <text:p>0.124736301315855</text:p>
          </table:table-cell>
          <table:table-cell office:value-type="float" office:value="402083.93151749" calcext:value-type="float">
            <text:p>402083.93151749</text:p>
          </table:table-cell>
        </table:table-row>
        <table:table-row table:style-name="ro1">
          <table:table-cell office:value-type="float" office:value="1089.21" calcext:value-type="float">
            <text:p>1089.21</text:p>
          </table:table-cell>
          <table:table-cell office:value-type="float" office:value="2120.3049" calcext:value-type="float">
            <text:p>2120.3049</text:p>
          </table:table-cell>
          <table:table-cell table:formula="of:=[.B1072]/16486.62" office:value-type="float" office:value="0.128607616357992" calcext:value-type="float">
            <text:p>0.128607616357992</text:p>
          </table:table-cell>
          <table:table-cell office:value-type="float" office:value="404242.31044387" calcext:value-type="float">
            <text:p>404242.31044387</text:p>
          </table:table-cell>
        </table:table-row>
        <table:table-row table:style-name="ro1">
          <table:table-cell office:value-type="float" office:value="1090.23" calcext:value-type="float">
            <text:p>1090.23</text:p>
          </table:table-cell>
          <table:table-cell office:value-type="float" office:value="2210.0854" calcext:value-type="float">
            <text:p>2210.0854</text:p>
          </table:table-cell>
          <table:table-cell table:formula="of:=[.B1073]/16486.62" office:value-type="float" office:value="0.134053274716103" calcext:value-type="float">
            <text:p>0.134053274716103</text:p>
          </table:table-cell>
          <table:table-cell office:value-type="float" office:value="406492.08198233" calcext:value-type="float">
            <text:p>406492.08198233</text:p>
          </table:table-cell>
        </table:table-row>
        <table:table-row table:style-name="ro1">
          <table:table-cell office:value-type="float" office:value="1091.25" calcext:value-type="float">
            <text:p>1091.25</text:p>
          </table:table-cell>
          <table:table-cell office:value-type="float" office:value="2325.2509" calcext:value-type="float">
            <text:p>2325.2509</text:p>
          </table:table-cell>
          <table:table-cell table:formula="of:=[.B1074]/16486.62" office:value-type="float" office:value="0.141038666506537" calcext:value-type="float">
            <text:p>0.141038666506537</text:p>
          </table:table-cell>
          <table:table-cell office:value-type="float" office:value="408859.08709291" calcext:value-type="float">
            <text:p>408859.08709291</text:p>
          </table:table-cell>
        </table:table-row>
        <table:table-row table:style-name="ro1">
          <table:table-cell office:value-type="float" office:value="1092.27" calcext:value-type="float">
            <text:p>1092.27</text:p>
          </table:table-cell>
          <table:table-cell office:value-type="float" office:value="2460.5141" calcext:value-type="float">
            <text:p>2460.5141</text:p>
          </table:table-cell>
          <table:table-cell table:formula="of:=[.B1075]/16486.62" office:value-type="float" office:value="0.14924308924449" calcext:value-type="float">
            <text:p>0.14924308924449</text:p>
          </table:table-cell>
          <table:table-cell office:value-type="float" office:value="411363.7843096" calcext:value-type="float">
            <text:p>411363.7843096</text:p>
          </table:table-cell>
        </table:table-row>
        <table:table-row table:style-name="ro1">
          <table:table-cell office:value-type="float" office:value="1093.29" calcext:value-type="float">
            <text:p>1093.29</text:p>
          </table:table-cell>
          <table:table-cell office:value-type="float" office:value="2606.4042" calcext:value-type="float">
            <text:p>2606.4042</text:p>
          </table:table-cell>
          <table:table-cell table:formula="of:=[.B1076]/16486.62" office:value-type="float" office:value="0.158092089221441" calcext:value-type="float">
            <text:p>0.158092089221441</text:p>
          </table:table-cell>
          <table:table-cell office:value-type="float" office:value="414016.9913054" calcext:value-type="float">
            <text:p>414016.9913054</text:p>
          </table:table-cell>
        </table:table-row>
        <table:table-row table:style-name="ro1">
          <table:table-cell office:value-type="float" office:value="1094.3" calcext:value-type="float">
            <text:p>1094.3</text:p>
          </table:table-cell>
          <table:table-cell office:value-type="float" office:value="2750.7051" calcext:value-type="float">
            <text:p>2750.7051</text:p>
          </table:table-cell>
          <table:table-cell table:formula="of:=[.B1077]/16486.62" office:value-type="float" office:value="0.16684469588066" calcext:value-type="float">
            <text:p>0.16684469588066</text:p>
          </table:table-cell>
          <table:table-cell office:value-type="float" office:value="416817.09038109" calcext:value-type="float">
            <text:p>416817.09038109</text:p>
          </table:table-cell>
        </table:table-row>
        <table:table-row table:style-name="ro1">
          <table:table-cell office:value-type="float" office:value="1095.32" calcext:value-type="float">
            <text:p>1095.32</text:p>
          </table:table-cell>
          <table:table-cell office:value-type="float" office:value="2880.5664" calcext:value-type="float">
            <text:p>2880.5664</text:p>
          </table:table-cell>
          <table:table-cell table:formula="of:=[.B1078]/16486.62" office:value-type="float" office:value="0.174721465042562" calcext:value-type="float">
            <text:p>0.174721465042562</text:p>
          </table:table-cell>
          <table:table-cell office:value-type="float" office:value="419749.38266957" calcext:value-type="float">
            <text:p>419749.38266957</text:p>
          </table:table-cell>
        </table:table-row>
        <table:table-row table:style-name="ro1">
          <table:table-cell office:value-type="float" office:value="1096.34" calcext:value-type="float">
            <text:p>1096.34</text:p>
          </table:table-cell>
          <table:table-cell office:value-type="float" office:value="2984.8893" calcext:value-type="float">
            <text:p>2984.8893</text:p>
          </table:table-cell>
          <table:table-cell table:formula="of:=[.B1079]/16486.62" office:value-type="float" office:value="0.181049196257329" calcext:value-type="float">
            <text:p>0.181049196257329</text:p>
          </table:table-cell>
          <table:table-cell office:value-type="float" office:value="422787.8711637" calcext:value-type="float">
            <text:p>422787.8711637</text:p>
          </table:table-cell>
        </table:table-row>
        <table:table-row table:style-name="ro1">
          <table:table-cell office:value-type="float" office:value="1097.36" calcext:value-type="float">
            <text:p>1097.36</text:p>
          </table:table-cell>
          <table:table-cell office:value-type="float" office:value="3056.5009" calcext:value-type="float">
            <text:p>3056.5009</text:p>
          </table:table-cell>
          <table:table-cell table:formula="of:=[.B1080]/16486.62" office:value-type="float" office:value="0.185392815507363" calcext:value-type="float">
            <text:p>0.185392815507363</text:p>
          </table:table-cell>
          <table:table-cell office:value-type="float" office:value="425899.25721243" calcext:value-type="float">
            <text:p>425899.25721243</text:p>
          </table:table-cell>
        </table:table-row>
        <table:table-row table:style-name="ro1">
          <table:table-cell office:value-type="float" office:value="1098.38" calcext:value-type="float">
            <text:p>1098.38</text:p>
          </table:table-cell>
          <table:table-cell office:value-type="float" office:value="3093.6471" calcext:value-type="float">
            <text:p>3093.6471</text:p>
          </table:table-cell>
          <table:table-cell table:formula="of:=[.B1081]/16486.62" office:value-type="float" office:value="0.187645927424784" calcext:value-type="float">
            <text:p>0.187645927424784</text:p>
          </table:table-cell>
          <table:table-cell office:value-type="float" office:value="429048.45646433" calcext:value-type="float">
            <text:p>429048.45646433</text:p>
          </table:table-cell>
        </table:table-row>
        <table:table-row table:style-name="ro1">
          <table:table-cell office:value-type="float" office:value="1099.39" calcext:value-type="float">
            <text:p>1099.39</text:p>
          </table:table-cell>
          <table:table-cell office:value-type="float" office:value="3100.4595" calcext:value-type="float">
            <text:p>3100.4595</text:p>
          </table:table-cell>
          <table:table-cell table:formula="of:=[.B1082]/16486.62" office:value-type="float" office:value="0.18805913522602" calcext:value-type="float">
            <text:p>0.18805913522602</text:p>
          </table:table-cell>
          <table:table-cell office:value-type="float" office:value="432204.59043767" calcext:value-type="float">
            <text:p>432204.59043767</text:p>
          </table:table-cell>
        </table:table-row>
        <table:table-row table:style-name="ro1">
          <table:table-cell office:value-type="float" office:value="1100.41" calcext:value-type="float">
            <text:p>1100.41</text:p>
          </table:table-cell>
          <table:table-cell office:value-type="float" office:value="3086.2674" calcext:value-type="float">
            <text:p>3086.2674</text:p>
          </table:table-cell>
          <table:table-cell table:formula="of:=[.B1083]/16486.62" office:value-type="float" office:value="0.187198309902212" calcext:value-type="float">
            <text:p>0.187198309902212</text:p>
          </table:table-cell>
          <table:table-cell office:value-type="float" office:value="435346.27751548" calcext:value-type="float">
            <text:p>435346.27751548</text:p>
          </table:table-cell>
        </table:table-row>
        <table:table-row table:style-name="ro1">
          <table:table-cell office:value-type="float" office:value="1101.43" calcext:value-type="float">
            <text:p>1101.43</text:p>
          </table:table-cell>
          <table:table-cell office:value-type="float" office:value="3063.8785" calcext:value-type="float">
            <text:p>3063.8785</text:p>
          </table:table-cell>
          <table:table-cell table:formula="of:=[.B1084]/16486.62" office:value-type="float" office:value="0.185840305653918" calcext:value-type="float">
            <text:p>0.185840305653918</text:p>
          </table:table-cell>
          <table:table-cell office:value-type="float" office:value="438465.17361526" calcext:value-type="float">
            <text:p>438465.17361526</text:p>
          </table:table-cell>
        </table:table-row>
        <table:table-row table:style-name="ro1">
          <table:table-cell office:value-type="float" office:value="1102.45" calcext:value-type="float">
            <text:p>1102.45</text:p>
          </table:table-cell>
          <table:table-cell office:value-type="float" office:value="3047.1877" calcext:value-type="float">
            <text:p>3047.1877</text:p>
          </table:table-cell>
          <table:table-cell table:formula="of:=[.B1085]/16486.62" office:value-type="float" office:value="0.184827921065688" calcext:value-type="float">
            <text:p>0.184827921065688</text:p>
          </table:table-cell>
          <table:table-cell office:value-type="float" office:value="441567.07918254" calcext:value-type="float">
            <text:p>441567.07918254</text:p>
          </table:table-cell>
        </table:table-row>
        <table:table-row table:style-name="ro1">
          <table:table-cell office:value-type="float" office:value="1103.47" calcext:value-type="float">
            <text:p>1103.47</text:p>
          </table:table-cell>
          <table:table-cell office:value-type="float" office:value="3048.634" calcext:value-type="float">
            <text:p>3048.634</text:p>
          </table:table-cell>
          <table:table-cell table:formula="of:=[.B1086]/16486.62" office:value-type="float" office:value="0.184915646748697" calcext:value-type="float">
            <text:p>0.184915646748697</text:p>
          </table:table-cell>
          <table:table-cell office:value-type="float" office:value="444670.45707629" calcext:value-type="float">
            <text:p>444670.45707629</text:p>
          </table:table-cell>
        </table:table-row>
        <table:table-row table:style-name="ro1">
          <table:table-cell office:value-type="float" office:value="1104.48" calcext:value-type="float">
            <text:p>1104.48</text:p>
          </table:table-cell>
          <table:table-cell office:value-type="float" office:value="3077.0612" calcext:value-type="float">
            <text:p>3077.0612</text:p>
          </table:table-cell>
          <table:table-cell table:formula="of:=[.B1087]/16486.62" office:value-type="float" office:value="0.186639905571912" calcext:value-type="float">
            <text:p>0.186639905571912</text:p>
          </table:table-cell>
          <table:table-cell office:value-type="float" office:value="447802.7725575" calcext:value-type="float">
            <text:p>447802.7725575</text:p>
          </table:table-cell>
        </table:table-row>
        <table:table-row table:style-name="ro1">
          <table:table-cell office:value-type="float" office:value="1105.5" calcext:value-type="float">
            <text:p>1105.5</text:p>
          </table:table-cell>
          <table:table-cell office:value-type="float" office:value="3136.4391" calcext:value-type="float">
            <text:p>3136.4391</text:p>
          </table:table-cell>
          <table:table-cell table:formula="of:=[.B1088]/16486.62" office:value-type="float" office:value="0.190241486732878" calcext:value-type="float">
            <text:p>0.190241486732878</text:p>
          </table:table-cell>
          <table:table-cell office:value-type="float" office:value="450995.53225346" calcext:value-type="float">
            <text:p>450995.53225346</text:p>
          </table:table-cell>
        </table:table-row>
        <table:table-row table:style-name="ro1">
          <table:table-cell office:value-type="float" office:value="1106.52" calcext:value-type="float">
            <text:p>1106.52</text:p>
          </table:table-cell>
          <table:table-cell office:value-type="float" office:value="3225.6866" calcext:value-type="float">
            <text:p>3225.6866</text:p>
          </table:table-cell>
          <table:table-cell table:formula="of:=[.B1089]/16486.62" office:value-type="float" office:value="0.195654815844606" calcext:value-type="float">
            <text:p>0.195654815844606</text:p>
          </table:table-cell>
          <table:table-cell office:value-type="float" office:value="454279.14205226" calcext:value-type="float">
            <text:p>454279.14205226</text:p>
          </table:table-cell>
        </table:table-row>
        <table:table-row table:style-name="ro1">
          <table:table-cell office:value-type="float" office:value="1107.54" calcext:value-type="float">
            <text:p>1107.54</text:p>
          </table:table-cell>
          <table:table-cell office:value-type="float" office:value="3339.5463" calcext:value-type="float">
            <text:p>3339.5463</text:p>
          </table:table-cell>
          <table:table-cell table:formula="of:=[.B1090]/16486.62" office:value-type="float" office:value="0.202561004014164" calcext:value-type="float">
            <text:p>0.202561004014164</text:p>
          </table:table-cell>
          <table:table-cell office:value-type="float" office:value="457678.65610772" calcext:value-type="float">
            <text:p>457678.65610772</text:p>
          </table:table-cell>
        </table:table-row>
        <table:table-row table:style-name="ro1">
          <table:table-cell office:value-type="float" office:value="1108.56" calcext:value-type="float">
            <text:p>1108.56</text:p>
          </table:table-cell>
          <table:table-cell office:value-type="float" office:value="3470.1915" calcext:value-type="float">
            <text:p>3470.1915</text:p>
          </table:table-cell>
          <table:table-cell table:formula="of:=[.B1091]/16486.62" office:value-type="float" office:value="0.210485320823795" calcext:value-type="float">
            <text:p>0.210485320823795</text:p>
          </table:table-cell>
          <table:table-cell office:value-type="float" office:value="461211.16129986" calcext:value-type="float">
            <text:p>461211.16129986</text:p>
          </table:table-cell>
        </table:table-row>
        <table:table-row table:style-name="ro1">
          <table:table-cell office:value-type="float" office:value="1109.57" calcext:value-type="float">
            <text:p>1109.57</text:p>
          </table:table-cell>
          <table:table-cell office:value-type="float" office:value="3609.061" calcext:value-type="float">
            <text:p>3609.061</text:p>
          </table:table-cell>
          <table:table-cell table:formula="of:=[.B1092]/16486.62" office:value-type="float" office:value="0.21890848457719" calcext:value-type="float">
            <text:p>0.21890848457719</text:p>
          </table:table-cell>
          <table:table-cell office:value-type="float" office:value="464885.02965703" calcext:value-type="float">
            <text:p>464885.02965703</text:p>
          </table:table-cell>
        </table:table-row>
        <table:table-row table:style-name="ro1">
          <table:table-cell office:value-type="float" office:value="1110.59" calcext:value-type="float">
            <text:p>1110.59</text:p>
          </table:table-cell>
          <table:table-cell office:value-type="float" office:value="3748.3972" calcext:value-type="float">
            <text:p>3748.3972</text:p>
          </table:table-cell>
          <table:table-cell table:formula="of:=[.B1093]/16486.62" office:value-type="float" office:value="0.227359956134126" calcext:value-type="float">
            <text:p>0.227359956134126</text:p>
          </table:table-cell>
          <table:table-cell office:value-type="float" office:value="468700.73628165" calcext:value-type="float">
            <text:p>468700.73628165</text:p>
          </table:table-cell>
        </table:table-row>
        <table:table-row table:style-name="ro1">
          <table:table-cell office:value-type="float" office:value="1111.61" calcext:value-type="float">
            <text:p>1111.61</text:p>
          </table:table-cell>
          <table:table-cell office:value-type="float" office:value="3882.1145" calcext:value-type="float">
            <text:p>3882.1145</text:p>
          </table:table-cell>
          <table:table-cell table:formula="of:=[.B1094]/16486.62" office:value-type="float" office:value="0.23547061192652" calcext:value-type="float">
            <text:p>0.23547061192652</text:p>
          </table:table-cell>
          <table:table-cell office:value-type="float" office:value="472652.56129249" calcext:value-type="float">
            <text:p>472652.56129249</text:p>
          </table:table-cell>
        </table:table-row>
        <table:table-row table:style-name="ro1">
          <table:table-cell office:value-type="float" office:value="1112.63" calcext:value-type="float">
            <text:p>1112.63</text:p>
          </table:table-cell>
          <table:table-cell office:value-type="float" office:value="4005.9116" calcext:value-type="float">
            <text:p>4005.9116</text:p>
          </table:table-cell>
          <table:table-cell table:formula="of:=[.B1095]/16486.62" office:value-type="float" office:value="0.242979555542616" calcext:value-type="float">
            <text:p>0.242979555542616</text:p>
          </table:table-cell>
          <table:table-cell office:value-type="float" office:value="476730.40645814" calcext:value-type="float">
            <text:p>476730.40645814</text:p>
          </table:table-cell>
        </table:table-row>
        <table:table-row table:style-name="ro1">
          <table:table-cell office:value-type="float" office:value="1113.64" calcext:value-type="float">
            <text:p>1113.64</text:p>
          </table:table-cell>
          <table:table-cell office:value-type="float" office:value="4116.8628" calcext:value-type="float">
            <text:p>4116.8628</text:p>
          </table:table-cell>
          <table:table-cell table:formula="of:=[.B1096]/16486.62" office:value-type="float" office:value="0.249709327927738" calcext:value-type="float">
            <text:p>0.249709327927738</text:p>
          </table:table-cell>
          <table:table-cell office:value-type="float" office:value="480921.19514723" calcext:value-type="float">
            <text:p>480921.19514723</text:p>
          </table:table-cell>
        </table:table-row>
        <table:table-row table:style-name="ro1">
          <table:table-cell office:value-type="float" office:value="1114.66" calcext:value-type="float">
            <text:p>1114.66</text:p>
          </table:table-cell>
          <table:table-cell office:value-type="float" office:value="4212.9479" calcext:value-type="float">
            <text:p>4212.9479</text:p>
          </table:table-cell>
          <table:table-cell table:formula="of:=[.B1097]/16486.62" office:value-type="float" office:value="0.255537393352913" calcext:value-type="float">
            <text:p>0.255537393352913</text:p>
          </table:table-cell>
          <table:table-cell office:value-type="float" office:value="485209.79432697" calcext:value-type="float">
            <text:p>485209.79432697</text:p>
          </table:table-cell>
        </table:table-row>
        <table:table-row table:style-name="ro1">
          <table:table-cell office:value-type="float" office:value="1115.68" calcext:value-type="float">
            <text:p>1115.68</text:p>
          </table:table-cell>
          <table:table-cell office:value-type="float" office:value="4293.014" calcext:value-type="float">
            <text:p>4293.014</text:p>
          </table:table-cell>
          <table:table-cell table:formula="of:=[.B1098]/16486.62" office:value-type="float" office:value="0.260393822384455" calcext:value-type="float">
            <text:p>0.260393822384455</text:p>
          </table:table-cell>
          <table:table-cell office:value-type="float" office:value="489579.89737719" calcext:value-type="float">
            <text:p>489579.89737719</text:p>
          </table:table-cell>
        </table:table-row>
        <table:table-row table:style-name="ro1">
          <table:table-cell office:value-type="float" office:value="1116.7" calcext:value-type="float">
            <text:p>1116.7</text:p>
          </table:table-cell>
          <table:table-cell office:value-type="float" office:value="4357.4508" calcext:value-type="float">
            <text:p>4357.4508</text:p>
          </table:table-cell>
          <table:table-cell table:formula="of:=[.B1099]/16486.62" office:value-type="float" office:value="0.264302252371923" calcext:value-type="float">
            <text:p>0.264302252371923</text:p>
          </table:table-cell>
          <table:table-cell office:value-type="float" office:value="494015.59427127" calcext:value-type="float">
            <text:p>494015.59427127</text:p>
          </table:table-cell>
        </table:table-row>
        <table:table-row table:style-name="ro1">
          <table:table-cell office:value-type="float" office:value="1117.72" calcext:value-type="float">
            <text:p>1117.72</text:p>
          </table:table-cell>
          <table:table-cell office:value-type="float" office:value="4409.4728" calcext:value-type="float">
            <text:p>4409.4728</text:p>
          </table:table-cell>
          <table:table-cell table:formula="of:=[.B1100]/16486.62" office:value-type="float" office:value="0.267457659605183" calcext:value-type="float">
            <text:p>0.267457659605183</text:p>
          </table:table-cell>
          <table:table-cell office:value-type="float" office:value="498504.24732444" calcext:value-type="float">
            <text:p>498504.24732444</text:p>
          </table:table-cell>
        </table:table-row>
        <table:table-row table:style-name="ro1">
          <table:table-cell office:value-type="float" office:value="1118.73" calcext:value-type="float">
            <text:p>1118.73</text:p>
          </table:table-cell>
          <table:table-cell office:value-type="float" office:value="4456.4801" calcext:value-type="float">
            <text:p>4456.4801</text:p>
          </table:table-cell>
          <table:table-cell table:formula="of:=[.B1101]/16486.62" office:value-type="float" office:value="0.270308898973835" calcext:value-type="float">
            <text:p>0.270308898973835</text:p>
          </table:table-cell>
          <table:table-cell office:value-type="float" office:value="503040.75174689" calcext:value-type="float">
            <text:p>503040.75174689</text:p>
          </table:table-cell>
        </table:table-row>
        <table:table-row table:style-name="ro1">
          <table:table-cell office:value-type="float" office:value="1119.75" calcext:value-type="float">
            <text:p>1119.75</text:p>
          </table:table-cell>
          <table:table-cell office:value-type="float" office:value="4510.6987" calcext:value-type="float">
            <text:p>4510.6987</text:p>
          </table:table-cell>
          <table:table-cell table:formula="of:=[.B1102]/16486.62" office:value-type="float" office:value="0.273597541521549" calcext:value-type="float">
            <text:p>0.273597541521549</text:p>
          </table:table-cell>
          <table:table-cell office:value-type="float" office:value="507632.4483533" calcext:value-type="float">
            <text:p>507632.4483533</text:p>
          </table:table-cell>
        </table:table-row>
        <table:table-row table:style-name="ro1">
          <table:table-cell office:value-type="float" office:value="1120.77" calcext:value-type="float">
            <text:p>1120.77</text:p>
          </table:table-cell>
          <table:table-cell office:value-type="float" office:value="4588.3469" calcext:value-type="float">
            <text:p>4588.3469</text:p>
          </table:table-cell>
          <table:table-cell table:formula="of:=[.B1103]/16486.62" office:value-type="float" office:value="0.278307312232586" calcext:value-type="float">
            <text:p>0.278307312232586</text:p>
          </table:table-cell>
          <table:table-cell office:value-type="float" office:value="512303.18746856" calcext:value-type="float">
            <text:p>512303.18746856</text:p>
          </table:table-cell>
        </table:table-row>
        <table:table-row table:style-name="ro1">
          <table:table-cell office:value-type="float" office:value="1121.79" calcext:value-type="float">
            <text:p>1121.79</text:p>
          </table:table-cell>
          <table:table-cell office:value-type="float" office:value="4706.9751" calcext:value-type="float">
            <text:p>4706.9751</text:p>
          </table:table-cell>
          <table:table-cell table:formula="of:=[.B1104]/16486.62" office:value-type="float" office:value="0.285502734945065" calcext:value-type="float">
            <text:p>0.285502734945065</text:p>
          </table:table-cell>
          <table:table-cell office:value-type="float" office:value="517094.68498169" calcext:value-type="float">
            <text:p>517094.68498169</text:p>
          </table:table-cell>
        </table:table-row>
        <table:table-row table:style-name="ro1">
          <table:table-cell office:value-type="float" office:value="1122.81" calcext:value-type="float">
            <text:p>1122.81</text:p>
          </table:table-cell>
          <table:table-cell office:value-type="float" office:value="4881.2932" calcext:value-type="float">
            <text:p>4881.2932</text:p>
          </table:table-cell>
          <table:table-cell table:formula="of:=[.B1105]/16486.62" office:value-type="float" office:value="0.296076042269428" calcext:value-type="float">
            <text:p>0.296076042269428</text:p>
          </table:table-cell>
          <table:table-cell office:value-type="float" office:value="522063.6308184" calcext:value-type="float">
            <text:p>522063.6308184</text:p>
          </table:table-cell>
        </table:table-row>
        <table:table-row table:style-name="ro1">
          <table:table-cell office:value-type="float" office:value="1123.82" calcext:value-type="float">
            <text:p>1123.82</text:p>
          </table:table-cell>
          <table:table-cell office:value-type="float" office:value="5118.4991" calcext:value-type="float">
            <text:p>5118.4991</text:p>
          </table:table-cell>
          <table:table-cell table:formula="of:=[.B1106]/16486.62" office:value-type="float" office:value="0.310463824604437" calcext:value-type="float">
            <text:p>0.310463824604437</text:p>
          </table:table-cell>
          <table:table-cell office:value-type="float" office:value="527274.04201439" calcext:value-type="float">
            <text:p>527274.04201439</text:p>
          </table:table-cell>
        </table:table-row>
        <table:table-row table:style-name="ro1">
          <table:table-cell office:value-type="float" office:value="1124.84" calcext:value-type="float">
            <text:p>1124.84</text:p>
          </table:table-cell>
          <table:table-cell office:value-type="float" office:value="5414.5739" calcext:value-type="float">
            <text:p>5414.5739</text:p>
          </table:table-cell>
          <table:table-cell table:formula="of:=[.B1107]/16486.62" office:value-type="float" office:value="0.328422314579944" calcext:value-type="float">
            <text:p>0.328422314579944</text:p>
          </table:table-cell>
          <table:table-cell office:value-type="float" office:value="532785.84457446" calcext:value-type="float">
            <text:p>532785.84457446</text:p>
          </table:table-cell>
        </table:table-row>
        <table:table-row table:style-name="ro1">
          <table:table-cell office:value-type="float" office:value="1125.86" calcext:value-type="float">
            <text:p>1125.86</text:p>
          </table:table-cell>
          <table:table-cell office:value-type="float" office:value="5752.9865" calcext:value-type="float">
            <text:p>5752.9865</text:p>
          </table:table-cell>
          <table:table-cell table:formula="of:=[.B1108]/16486.62" office:value-type="float" office:value="0.348948814250586" calcext:value-type="float">
            <text:p>0.348948814250586</text:p>
          </table:table-cell>
          <table:table-cell office:value-type="float" office:value="538642.13654713" calcext:value-type="float">
            <text:p>538642.13654713</text:p>
          </table:table-cell>
        </table:table-row>
        <table:table-row table:style-name="ro1">
          <table:table-cell office:value-type="float" office:value="1126.88" calcext:value-type="float">
            <text:p>1126.88</text:p>
          </table:table-cell>
          <table:table-cell office:value-type="float" office:value="6106.6809" calcext:value-type="float">
            <text:p>6106.6809</text:p>
          </table:table-cell>
          <table:table-cell table:formula="of:=[.B1109]/16486.62" office:value-type="float" office:value="0.370402235267144" calcext:value-type="float">
            <text:p>0.370402235267144</text:p>
          </table:table-cell>
          <table:table-cell office:value-type="float" office:value="544858.47421445" calcext:value-type="float">
            <text:p>544858.47421445</text:p>
          </table:table-cell>
        </table:table-row>
        <table:table-row table:style-name="ro1">
          <table:table-cell office:value-type="float" office:value="1127.9" calcext:value-type="float">
            <text:p>1127.9</text:p>
          </table:table-cell>
          <table:table-cell office:value-type="float" office:value="6443.2437" calcext:value-type="float">
            <text:p>6443.2437</text:p>
          </table:table-cell>
          <table:table-cell table:formula="of:=[.B1110]/16486.62" office:value-type="float" office:value="0.390816534862816" calcext:value-type="float">
            <text:p>0.390816534862816</text:p>
          </table:table-cell>
          <table:table-cell office:value-type="float" office:value="551417.41829625" calcext:value-type="float">
            <text:p>551417.41829625</text:p>
          </table:table-cell>
        </table:table-row>
        <table:table-row table:style-name="ro1">
          <table:table-cell office:value-type="float" office:value="1128.91" calcext:value-type="float">
            <text:p>1128.91</text:p>
          </table:table-cell>
          <table:table-cell office:value-type="float" office:value="6732.0758" calcext:value-type="float">
            <text:p>6732.0758</text:p>
          </table:table-cell>
          <table:table-cell table:formula="of:=[.B1111]/16486.62" office:value-type="float" office:value="0.408335717084521" calcext:value-type="float">
            <text:p>0.408335717084521</text:p>
          </table:table-cell>
          <table:table-cell office:value-type="float" office:value="558270.38093391" calcext:value-type="float">
            <text:p>558270.38093391</text:p>
          </table:table-cell>
        </table:table-row>
        <table:table-row table:style-name="ro1">
          <table:table-cell office:value-type="float" office:value="1129.93" calcext:value-type="float">
            <text:p>1129.93</text:p>
          </table:table-cell>
          <table:table-cell office:value-type="float" office:value="6951.6115" calcext:value-type="float">
            <text:p>6951.6115</text:p>
          </table:table-cell>
          <table:table-cell table:formula="of:=[.B1112]/16486.62" office:value-type="float" office:value="0.421651709082881" calcext:value-type="float">
            <text:p>0.421651709082881</text:p>
          </table:table-cell>
          <table:table-cell office:value-type="float" office:value="565346.82150689" calcext:value-type="float">
            <text:p>565346.82150689</text:p>
          </table:table-cell>
        </table:table-row>
        <table:table-row table:style-name="ro1">
          <table:table-cell office:value-type="float" office:value="1130.95" calcext:value-type="float">
            <text:p>1130.95</text:p>
          </table:table-cell>
          <table:table-cell office:value-type="float" office:value="7094.4457" calcext:value-type="float">
            <text:p>7094.4457</text:p>
          </table:table-cell>
          <table:table-cell table:formula="of:=[.B1113]/16486.62" office:value-type="float" office:value="0.430315352692062" calcext:value-type="float">
            <text:p>0.430315352692062</text:p>
          </table:table-cell>
          <table:table-cell office:value-type="float" office:value="572568.66112123" calcext:value-type="float">
            <text:p>572568.66112123</text:p>
          </table:table-cell>
        </table:table-row>
        <table:table-row table:style-name="ro1">
          <table:table-cell office:value-type="float" office:value="1131.97" calcext:value-type="float">
            <text:p>1131.97</text:p>
          </table:table-cell>
          <table:table-cell office:value-type="float" office:value="7168.7564" calcext:value-type="float">
            <text:p>7168.7564</text:p>
          </table:table-cell>
          <table:table-cell table:formula="of:=[.B1114]/16486.62" office:value-type="float" office:value="0.434822686517916" calcext:value-type="float">
            <text:p>0.434822686517916</text:p>
          </table:table-cell>
          <table:table-cell office:value-type="float" office:value="579866.14579466" calcext:value-type="float">
            <text:p>579866.14579466</text:p>
          </table:table-cell>
        </table:table-row>
        <table:table-row table:style-name="ro1">
          <table:table-cell office:value-type="float" office:value="1132.99" calcext:value-type="float">
            <text:p>1132.99</text:p>
          </table:table-cell>
          <table:table-cell office:value-type="float" office:value="7195.5085" calcext:value-type="float">
            <text:p>7195.5085</text:p>
          </table:table-cell>
          <table:table-cell table:formula="of:=[.B1115]/16486.62" office:value-type="float" office:value="0.436445341737724" calcext:value-type="float">
            <text:p>0.436445341737724</text:p>
          </table:table-cell>
          <table:table-cell office:value-type="float" office:value="587190.86295864" calcext:value-type="float">
            <text:p>587190.8629586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202.2227" calcext:value-type="float">
            <text:p>7202.2227</text:p>
          </table:table-cell>
          <table:table-cell table:formula="of:=[.B1116]/16486.62" office:value-type="float" office:value="0.436852593193754" calcext:value-type="float">
            <text:p>0.436852593193754</text:p>
          </table:table-cell>
          <table:table-cell office:value-type="float" office:value="594522.41486051" calcext:value-type="float">
            <text:p>594522.41486051</text:p>
          </table:table-cell>
        </table:table-row>
        <table:table-row table:style-name="ro1">
          <table:table-cell office:value-type="float" office:value="1135.02" calcext:value-type="float">
            <text:p>1135.02</text:p>
          </table:table-cell>
          <table:table-cell office:value-type="float" office:value="7215.1552" calcext:value-type="float">
            <text:p>7215.1552</text:p>
          </table:table-cell>
          <table:table-cell table:formula="of:=[.B1117]/16486.62" office:value-type="float" office:value="0.437637017169074" calcext:value-type="float">
            <text:p>0.437637017169074</text:p>
          </table:table-cell>
          <table:table-cell office:value-type="float" office:value="601867.13148898" calcext:value-type="float">
            <text:p>601867.13148898</text:p>
          </table:table-cell>
        </table:table-row>
        <table:table-row table:style-name="ro1">
          <table:table-cell office:value-type="float" office:value="1136.04" calcext:value-type="float">
            <text:p>1136.04</text:p>
          </table:table-cell>
          <table:table-cell office:value-type="float" office:value="7252.1887" calcext:value-type="float">
            <text:p>7252.1887</text:p>
          </table:table-cell>
          <table:table-cell table:formula="of:=[.B1118]/16486.62" office:value-type="float" office:value="0.439883293240215" calcext:value-type="float">
            <text:p>0.439883293240215</text:p>
          </table:table-cell>
          <table:table-cell office:value-type="float" office:value="609249.54668187" calcext:value-type="float">
            <text:p>609249.54668187</text:p>
          </table:table-cell>
        </table:table-row>
        <table:table-row table:style-name="ro1">
          <table:table-cell office:value-type="float" office:value="1137.06" calcext:value-type="float">
            <text:p>1137.06</text:p>
          </table:table-cell>
          <table:table-cell office:value-type="float" office:value="7318.431" calcext:value-type="float">
            <text:p>7318.431</text:p>
          </table:table-cell>
          <table:table-cell table:formula="of:=[.B1119]/16486.62" office:value-type="float" office:value="0.443901236275234" calcext:value-type="float">
            <text:p>0.443901236275234</text:p>
          </table:table-cell>
          <table:table-cell office:value-type="float" office:value="616699.39367408" calcext:value-type="float">
            <text:p>616699.39367408</text:p>
          </table:table-cell>
        </table:table-row>
        <table:table-row table:style-name="ro1">
          <table:table-cell office:value-type="float" office:value="1138.08" calcext:value-type="float">
            <text:p>1138.08</text:p>
          </table:table-cell>
          <table:table-cell office:value-type="float" office:value="7405.5813" calcext:value-type="float">
            <text:p>7405.5813</text:p>
          </table:table-cell>
          <table:table-cell table:formula="of:=[.B1120]/16486.62" office:value-type="float" office:value="0.449187359204009" calcext:value-type="float">
            <text:p>0.449187359204009</text:p>
          </table:table-cell>
          <table:table-cell office:value-type="float" office:value="624237.95582337" calcext:value-type="float">
            <text:p>624237.95582337</text:p>
          </table:table-cell>
        </table:table-row>
        <table:table-row table:style-name="ro1">
          <table:table-cell office:value-type="float" office:value="1139.09" calcext:value-type="float">
            <text:p>1139.09</text:p>
          </table:table-cell>
          <table:table-cell office:value-type="float" office:value="7494.9024" calcext:value-type="float">
            <text:p>7494.9024</text:p>
          </table:table-cell>
          <table:table-cell table:formula="of:=[.B1121]/16486.62" office:value-type="float" office:value="0.454605152541879" calcext:value-type="float">
            <text:p>0.454605152541879</text:p>
          </table:table-cell>
          <table:table-cell office:value-type="float" office:value="631867.4430033" calcext:value-type="float">
            <text:p>631867.4430033</text:p>
          </table:table-cell>
        </table:table-row>
        <table:table-row table:style-name="ro1">
          <table:table-cell office:value-type="float" office:value="1140.11" calcext:value-type="float">
            <text:p>1140.11</text:p>
          </table:table-cell>
          <table:table-cell office:value-type="float" office:value="7562.5625" calcext:value-type="float">
            <text:p>7562.5625</text:p>
          </table:table-cell>
          <table:table-cell table:formula="of:=[.B1122]/16486.62" office:value-type="float" office:value="0.458709092585381" calcext:value-type="float">
            <text:p>0.458709092585381</text:p>
          </table:table-cell>
          <table:table-cell office:value-type="float" office:value="639565.80527417" calcext:value-type="float">
            <text:p>639565.80527417</text:p>
          </table:table-cell>
        </table:table-row>
        <table:table-row table:style-name="ro1">
          <table:table-cell office:value-type="float" office:value="1141.13" calcext:value-type="float">
            <text:p>1141.13</text:p>
          </table:table-cell>
          <table:table-cell office:value-type="float" office:value="7585.5399" calcext:value-type="float">
            <text:p>7585.5399</text:p>
          </table:table-cell>
          <table:table-cell table:formula="of:=[.B1123]/16486.62" office:value-type="float" office:value="0.460102792446238" calcext:value-type="float">
            <text:p>0.460102792446238</text:p>
          </table:table-cell>
          <table:table-cell office:value-type="float" office:value="647287.55759334" calcext:value-type="float">
            <text:p>647287.55759334</text:p>
          </table:table-cell>
        </table:table-row>
        <table:table-row table:style-name="ro1">
          <table:table-cell office:value-type="float" office:value="1142.15" calcext:value-type="float">
            <text:p>1142.15</text:p>
          </table:table-cell>
          <table:table-cell office:value-type="float" office:value="7546.3728" calcext:value-type="float">
            <text:p>7546.3728</text:p>
          </table:table-cell>
          <table:table-cell table:formula="of:=[.B1124]/16486.62" office:value-type="float" office:value="0.457727102341171" calcext:value-type="float">
            <text:p>0.457727102341171</text:p>
          </table:table-cell>
          <table:table-cell office:value-type="float" office:value="654969.43951173" calcext:value-type="float">
            <text:p>654969.43951173</text:p>
          </table:table-cell>
        </table:table-row>
        <table:table-row table:style-name="ro1">
          <table:table-cell office:value-type="float" office:value="1143.17" calcext:value-type="float">
            <text:p>1143.17</text:p>
          </table:table-cell>
          <table:table-cell office:value-type="float" office:value="7435.6754" calcext:value-type="float">
            <text:p>7435.6754</text:p>
          </table:table-cell>
          <table:table-cell table:formula="of:=[.B1125]/16486.62" office:value-type="float" office:value="0.45101272425761" calcext:value-type="float">
            <text:p>0.45101272425761</text:p>
          </table:table-cell>
          <table:table-cell office:value-type="float" office:value="662538.63620046" calcext:value-type="float">
            <text:p>662538.63620046</text:p>
          </table:table-cell>
        </table:table-row>
        <table:table-row table:style-name="ro1">
          <table:table-cell office:value-type="float" office:value="1144.18" calcext:value-type="float">
            <text:p>1144.18</text:p>
          </table:table-cell>
          <table:table-cell office:value-type="float" office:value="7252.2424" calcext:value-type="float">
            <text:p>7252.2424</text:p>
          </table:table-cell>
          <table:table-cell table:formula="of:=[.B1126]/16486.62" office:value-type="float" office:value="0.439886550426952" calcext:value-type="float">
            <text:p>0.439886550426952</text:p>
          </table:table-cell>
          <table:table-cell office:value-type="float" office:value="669921.1059753" calcext:value-type="float">
            <text:p>669921.1059753</text:p>
          </table:table-cell>
        </table:table-row>
        <table:table-row table:style-name="ro1">
          <table:table-cell office:value-type="float" office:value="1145.2" calcext:value-type="float">
            <text:p>1145.2</text:p>
          </table:table-cell>
          <table:table-cell office:value-type="float" office:value="7001.3651" calcext:value-type="float">
            <text:p>7001.3651</text:p>
          </table:table-cell>
          <table:table-cell table:formula="of:=[.B1127]/16486.62" office:value-type="float" office:value="0.424669525954987" calcext:value-type="float">
            <text:p>0.424669525954987</text:p>
          </table:table-cell>
          <table:table-cell office:value-type="float" office:value="677048.19351749" calcext:value-type="float">
            <text:p>677048.19351749</text:p>
          </table:table-cell>
        </table:table-row>
        <table:table-row table:style-name="ro1">
          <table:table-cell office:value-type="float" office:value="1146.22" calcext:value-type="float">
            <text:p>1146.22</text:p>
          </table:table-cell>
          <table:table-cell office:value-type="float" office:value="6692.4049" calcext:value-type="float">
            <text:p>6692.4049</text:p>
          </table:table-cell>
          <table:table-cell table:formula="of:=[.B1128]/16486.62" office:value-type="float" office:value="0.405929468866269" calcext:value-type="float">
            <text:p>0.405929468866269</text:p>
          </table:table-cell>
          <table:table-cell office:value-type="float" office:value="683860.77290096" calcext:value-type="float">
            <text:p>683860.77290096</text:p>
          </table:table-cell>
        </table:table-row>
        <table:table-row table:style-name="ro1">
          <table:table-cell office:value-type="float" office:value="1147.24" calcext:value-type="float">
            <text:p>1147.24</text:p>
          </table:table-cell>
          <table:table-cell office:value-type="float" office:value="6336.6194" calcext:value-type="float">
            <text:p>6336.6194</text:p>
          </table:table-cell>
          <table:table-cell table:formula="of:=[.B1129]/16486.62" office:value-type="float" office:value="0.384349211663761" calcext:value-type="float">
            <text:p>0.384349211663761</text:p>
          </table:table-cell>
          <table:table-cell office:value-type="float" office:value="690311.17800818" calcext:value-type="float">
            <text:p>690311.17800818</text:p>
          </table:table-cell>
        </table:table-row>
        <table:table-row table:style-name="ro1">
          <table:table-cell office:value-type="float" office:value="1148.26" calcext:value-type="float">
            <text:p>1148.26</text:p>
          </table:table-cell>
          <table:table-cell office:value-type="float" office:value="5945.8173" calcext:value-type="float">
            <text:p>5945.8173</text:p>
          </table:table-cell>
          <table:table-cell table:formula="of:=[.B1130]/16486.62" office:value-type="float" office:value="0.360645013956772" calcext:value-type="float">
            <text:p>0.360645013956772</text:p>
          </table:table-cell>
          <table:table-cell office:value-type="float" office:value="696363.76348923" calcext:value-type="float">
            <text:p>696363.76348923</text:p>
          </table:table-cell>
        </table:table-row>
        <table:table-row table:style-name="ro1">
          <table:table-cell office:value-type="float" office:value="1149.27" calcext:value-type="float">
            <text:p>1149.27</text:p>
          </table:table-cell>
          <table:table-cell office:value-type="float" office:value="5531.8654" calcext:value-type="float">
            <text:p>5531.8654</text:p>
          </table:table-cell>
          <table:table-cell table:formula="of:=[.B1131]/16486.62" office:value-type="float" office:value="0.33553665942443" calcext:value-type="float">
            <text:p>0.33553665942443</text:p>
          </table:table-cell>
          <table:table-cell office:value-type="float" office:value="701994.96374567" calcext:value-type="float">
            <text:p>701994.96374567</text:p>
          </table:table-cell>
        </table:table-row>
        <table:table-row table:style-name="ro1">
          <table:table-cell office:value-type="float" office:value="1150.29" calcext:value-type="float">
            <text:p>1150.29</text:p>
          </table:table-cell>
          <table:table-cell office:value-type="float" office:value="5106.6473" calcext:value-type="float">
            <text:p>5106.6473</text:p>
          </table:table-cell>
          <table:table-cell table:formula="of:=[.B1132]/16486.62" office:value-type="float" office:value="0.309744950754005" calcext:value-type="float">
            <text:p>0.309744950754005</text:p>
          </table:table-cell>
          <table:table-cell office:value-type="float" office:value="707193.31029027" calcext:value-type="float">
            <text:p>707193.31029027</text:p>
          </table:table-cell>
        </table:table-row>
        <table:table-row table:style-name="ro1">
          <table:table-cell office:value-type="float" office:value="1151.31" calcext:value-type="float">
            <text:p>1151.31</text:p>
          </table:table-cell>
          <table:table-cell office:value-type="float" office:value="4681.945" calcext:value-type="float">
            <text:p>4681.945</text:p>
          </table:table-cell>
          <table:table-cell table:formula="of:=[.B1133]/16486.62" office:value-type="float" office:value="0.283984528059724" calcext:value-type="float">
            <text:p>0.283984528059724</text:p>
          </table:table-cell>
          <table:table-cell office:value-type="float" office:value="711959.32823638" calcext:value-type="float">
            <text:p>711959.32823638</text:p>
          </table:table-cell>
        </table:table-row>
        <table:table-row table:style-name="ro1">
          <table:table-cell office:value-type="float" office:value="1152.33" calcext:value-type="float">
            <text:p>1152.33</text:p>
          </table:table-cell>
          <table:table-cell office:value-type="float" office:value="4268.8886" calcext:value-type="float">
            <text:p>4268.8886</text:p>
          </table:table-cell>
          <table:table-cell table:formula="of:=[.B1134]/16486.62" office:value-type="float" office:value="0.25893049030062" calcext:value-type="float">
            <text:p>0.25893049030062</text:p>
          </table:table-cell>
          <table:table-cell office:value-type="float" office:value="716304.87261744" calcext:value-type="float">
            <text:p>716304.87261744</text:p>
          </table:table-cell>
        </table:table-row>
        <table:table-row table:style-name="ro1">
          <table:table-cell office:value-type="float" office:value="1153.35" calcext:value-type="float">
            <text:p>1153.35</text:p>
          </table:table-cell>
          <table:table-cell office:value-type="float" office:value="3876.9747" calcext:value-type="float">
            <text:p>3876.9747</text:p>
          </table:table-cell>
          <table:table-cell table:formula="of:=[.B1135]/16486.62" office:value-type="float" office:value="0.235158856090575" calcext:value-type="float">
            <text:p>0.235158856090575</text:p>
          </table:table-cell>
          <table:table-cell office:value-type="float" office:value="720251.46553002" calcext:value-type="float">
            <text:p>720251.46553002</text:p>
          </table:table-cell>
        </table:table-row>
        <table:table-row table:style-name="ro1">
          <table:table-cell office:value-type="float" office:value="1154.36" calcext:value-type="float">
            <text:p>1154.36</text:p>
          </table:table-cell>
          <table:table-cell office:value-type="float" office:value="3512.9878" calcext:value-type="float">
            <text:p>3512.9878</text:p>
          </table:table-cell>
          <table:table-cell table:formula="of:=[.B1136]/16486.62" office:value-type="float" office:value="0.213081140949449" calcext:value-type="float">
            <text:p>0.213081140949449</text:p>
          </table:table-cell>
          <table:table-cell office:value-type="float" office:value="723827.5355277" calcext:value-type="float">
            <text:p>723827.5355277</text:p>
          </table:table-cell>
        </table:table-row>
        <table:table-row table:style-name="ro1">
          <table:table-cell office:value-type="float" office:value="1155.38" calcext:value-type="float">
            <text:p>1155.38</text:p>
          </table:table-cell>
          <table:table-cell office:value-type="float" office:value="3180.3052" calcext:value-type="float">
            <text:p>3180.3052</text:p>
          </table:table-cell>
          <table:table-cell table:formula="of:=[.B1137]/16486.62" office:value-type="float" office:value="0.192902195841234" calcext:value-type="float">
            <text:p>0.192902195841234</text:p>
          </table:table-cell>
          <table:table-cell office:value-type="float" office:value="727064.94895317" calcext:value-type="float">
            <text:p>727064.94895317</text:p>
          </table:table-cell>
        </table:table-row>
        <table:table-row table:style-name="ro1">
          <table:table-cell office:value-type="float" office:value="1156.4" calcext:value-type="float">
            <text:p>1156.4</text:p>
          </table:table-cell>
          <table:table-cell office:value-type="float" office:value="2878.9544" calcext:value-type="float">
            <text:p>2878.9544</text:p>
          </table:table-cell>
          <table:table-cell table:formula="of:=[.B1138]/16486.62" office:value-type="float" office:value="0.174623688785209" calcext:value-type="float">
            <text:p>0.174623688785209</text:p>
          </table:table-cell>
          <table:table-cell office:value-type="float" office:value="729995.60034917" calcext:value-type="float">
            <text:p>729995.60034917</text:p>
          </table:table-cell>
        </table:table-row>
        <table:table-row table:style-name="ro1">
          <table:table-cell office:value-type="float" office:value="1157.42" calcext:value-type="float">
            <text:p>1157.42</text:p>
          </table:table-cell>
          <table:table-cell office:value-type="float" office:value="2606.4942" calcext:value-type="float">
            <text:p>2606.4942</text:p>
          </table:table-cell>
          <table:table-cell table:formula="of:=[.B1139]/16486.62" office:value-type="float" office:value="0.158097548193626" calcext:value-type="float">
            <text:p>0.158097548193626</text:p>
          </table:table-cell>
          <table:table-cell office:value-type="float" office:value="732648.8989224" calcext:value-type="float">
            <text:p>732648.8989224</text:p>
          </table:table-cell>
        </table:table-row>
        <table:table-row table:style-name="ro1">
          <table:table-cell office:value-type="float" office:value="1158.43" calcext:value-type="float">
            <text:p>1158.43</text:p>
          </table:table-cell>
          <table:table-cell office:value-type="float" office:value="2359.4384" calcext:value-type="float">
            <text:p>2359.4384</text:p>
          </table:table-cell>
          <table:table-cell table:formula="of:=[.B1140]/16486.62" office:value-type="float" office:value="0.143112317746148" calcext:value-type="float">
            <text:p>0.143112317746148</text:p>
          </table:table-cell>
          <table:table-cell office:value-type="float" office:value="735050.70543332" calcext:value-type="float">
            <text:p>735050.70543332</text:p>
          </table:table-cell>
        </table:table-row>
        <table:table-row table:style-name="ro1">
          <table:table-cell office:value-type="float" office:value="1159.45" calcext:value-type="float">
            <text:p>1159.45</text:p>
          </table:table-cell>
          <table:table-cell office:value-type="float" office:value="2134.7215" calcext:value-type="float">
            <text:p>2134.7215</text:p>
          </table:table-cell>
          <table:table-cell table:formula="of:=[.B1141]/16486.62" office:value-type="float" office:value="0.129482058784639" calcext:value-type="float">
            <text:p>0.129482058784639</text:p>
          </table:table-cell>
          <table:table-cell office:value-type="float" office:value="737223.75979057" calcext:value-type="float">
            <text:p>737223.75979057</text:p>
          </table:table-cell>
        </table:table-row>
        <table:table-row table:style-name="ro1">
          <table:table-cell office:value-type="float" office:value="1160.47" calcext:value-type="float">
            <text:p>1160.47</text:p>
          </table:table-cell>
          <table:table-cell office:value-type="float" office:value="1930.6884" calcext:value-type="float">
            <text:p>1930.6884</text:p>
          </table:table-cell>
          <table:table-cell table:formula="of:=[.B1142]/16486.62" office:value-type="float" office:value="0.117106380810621" calcext:value-type="float">
            <text:p>0.117106380810621</text:p>
          </table:table-cell>
          <table:table-cell office:value-type="float" office:value="739189.11727854" calcext:value-type="float">
            <text:p>739189.11727854</text:p>
          </table:table-cell>
        </table:table-row>
        <table:table-row table:style-name="ro1">
          <table:table-cell office:value-type="float" office:value="1161.49" calcext:value-type="float">
            <text:p>1161.49</text:p>
          </table:table-cell>
          <table:table-cell office:value-type="float" office:value="1747.3066" calcext:value-type="float">
            <text:p>1747.3066</text:p>
          </table:table-cell>
          <table:table-cell table:formula="of:=[.B1143]/16486.62" office:value-type="float" office:value="0.105983312528584" calcext:value-type="float">
            <text:p>0.105983312528584</text:p>
          </table:table-cell>
          <table:table-cell office:value-type="float" office:value="740967.79999225" calcext:value-type="float">
            <text:p>740967.79999225</text:p>
          </table:table-cell>
        </table:table-row>
        <table:table-row table:style-name="ro1">
          <table:table-cell office:value-type="float" office:value="1162.51" calcext:value-type="float">
            <text:p>1162.51</text:p>
          </table:table-cell>
          <table:table-cell office:value-type="float" office:value="1585.6146" calcext:value-type="float">
            <text:p>1585.6146</text:p>
          </table:table-cell>
          <table:table-cell table:formula="of:=[.B1144]/16486.62" office:value-type="float" office:value="0.0961758444120141" calcext:value-type="float">
            <text:p>0.096175844412014</text:p>
          </table:table-cell>
          <table:table-cell office:value-type="float" office:value="742581.88723414" calcext:value-type="float">
            <text:p>742581.88723414</text:p>
          </table:table-cell>
        </table:table-row>
        <table:table-row table:style-name="ro1">
          <table:table-cell office:value-type="float" office:value="1163.52" calcext:value-type="float">
            <text:p>1163.52</text:p>
          </table:table-cell>
          <table:table-cell office:value-type="float" office:value="1446.7189" calcext:value-type="float">
            <text:p>1446.7189</text:p>
          </table:table-cell>
          <table:table-cell table:formula="of:=[.B1145]/16486.62" office:value-type="float" office:value="0.0877510914911607" calcext:value-type="float">
            <text:p>0.087751091491161</text:p>
          </table:table-cell>
          <table:table-cell office:value-type="float" office:value="744054.58468181" calcext:value-type="float">
            <text:p>744054.58468181</text:p>
          </table:table-cell>
        </table:table-row>
        <table:table-row table:style-name="ro1">
          <table:table-cell office:value-type="float" office:value="1164.54" calcext:value-type="float">
            <text:p>1164.54</text:p>
          </table:table-cell>
          <table:table-cell office:value-type="float" office:value="1330.7921" calcext:value-type="float">
            <text:p>1330.7921</text:p>
          </table:table-cell>
          <table:table-cell table:formula="of:=[.B1146]/16486.62" office:value-type="float" office:value="0.080719522861569" calcext:value-type="float">
            <text:p>0.080719522861569</text:p>
          </table:table-cell>
          <table:table-cell office:value-type="float" office:value="745409.27364095" calcext:value-type="float">
            <text:p>745409.27364095</text:p>
          </table:table-cell>
        </table:table-row>
        <table:table-row table:style-name="ro1">
          <table:table-cell office:value-type="float" office:value="1165.56" calcext:value-type="float">
            <text:p>1165.56</text:p>
          </table:table-cell>
          <table:table-cell office:value-type="float" office:value="1236.4712" calcext:value-type="float">
            <text:p>1236.4712</text:p>
          </table:table-cell>
          <table:table-cell table:formula="of:=[.B1147]/16486.62" office:value-type="float" office:value="0.0749984654222636" calcext:value-type="float">
            <text:p>0.074998465422264</text:p>
          </table:table-cell>
          <table:table-cell office:value-type="float" office:value="746667.94795753" calcext:value-type="float">
            <text:p>746667.94795753</text:p>
          </table:table-cell>
        </table:table-row>
        <table:table-row table:style-name="ro1">
          <table:table-cell office:value-type="float" office:value="1166.58" calcext:value-type="float">
            <text:p>1166.58</text:p>
          </table:table-cell>
          <table:table-cell office:value-type="float" office:value="1160.847" calcext:value-type="float">
            <text:p>1160.847</text:p>
          </table:table-cell>
          <table:table-cell table:formula="of:=[.B1148]/16486.62" office:value-type="float" office:value="0.0704114609301361" calcext:value-type="float">
            <text:p>0.070411460930136</text:p>
          </table:table-cell>
          <table:table-cell office:value-type="float" office:value="747849.64006748" calcext:value-type="float">
            <text:p>747849.64006748</text:p>
          </table:table-cell>
        </table:table-row>
        <table:table-row table:style-name="ro1">
          <table:table-cell office:value-type="float" office:value="1167.6" calcext:value-type="float">
            <text:p>1167.6</text:p>
          </table:table-cell>
          <table:table-cell office:value-type="float" office:value="1099.9767" calcext:value-type="float">
            <text:p>1099.9767</text:p>
          </table:table-cell>
          <table:table-cell table:formula="of:=[.B1149]/16486.62" office:value-type="float" office:value="0.0667193578792985" calcext:value-type="float">
            <text:p>0.066719357879299</text:p>
          </table:table-cell>
          <table:table-cell office:value-type="float" office:value="748969.36892601" calcext:value-type="float">
            <text:p>748969.36892601</text:p>
          </table:table-cell>
        </table:table-row>
        <table:table-row table:style-name="ro1">
          <table:table-cell office:value-type="float" office:value="1168.61" calcext:value-type="float">
            <text:p>1168.61</text:p>
          </table:table-cell>
          <table:table-cell office:value-type="float" office:value="1049.66" calcext:value-type="float">
            <text:p>1049.66</text:p>
          </table:table-cell>
          <table:table-cell table:formula="of:=[.B1150]/16486.62" office:value-type="float" office:value="0.0636673860378901" calcext:value-type="float">
            <text:p>0.06366738603789</text:p>
          </table:table-cell>
          <table:table-cell office:value-type="float" office:value="750037.87748352" calcext:value-type="float">
            <text:p>750037.87748352</text:p>
          </table:table-cell>
        </table:table-row>
        <table:table-row table:style-name="ro1">
          <table:table-cell office:value-type="float" office:value="1169.63" calcext:value-type="float">
            <text:p>1169.63</text:p>
          </table:table-cell>
          <table:table-cell office:value-type="float" office:value="1006.1609" calcext:value-type="float">
            <text:p>1006.1609</text:p>
          </table:table-cell>
          <table:table-cell table:formula="of:=[.B1151]/16486.62" office:value-type="float" office:value="0.0610289374049987" calcext:value-type="float">
            <text:p>0.061028937404999</text:p>
          </table:table-cell>
          <table:table-cell office:value-type="float" office:value="751062.10588541" calcext:value-type="float">
            <text:p>751062.10588541</text:p>
          </table:table-cell>
        </table:table-row>
        <table:table-row table:style-name="ro1">
          <table:table-cell office:value-type="float" office:value="1170.65" calcext:value-type="float">
            <text:p>1170.65</text:p>
          </table:table-cell>
          <table:table-cell office:value-type="float" office:value="966.64748" calcext:value-type="float">
            <text:p>966.64748</text:p>
          </table:table-cell>
          <table:table-cell table:formula="of:=[.B1152]/16486.62" office:value-type="float" office:value="0.0586322411749649" calcext:value-type="float">
            <text:p>0.058632241174965</text:p>
          </table:table-cell>
          <table:table-cell office:value-type="float" office:value="752046.11130981" calcext:value-type="float">
            <text:p>752046.11130981</text:p>
          </table:table-cell>
        </table:table-row>
        <table:table-row table:style-name="ro1">
          <table:table-cell office:value-type="float" office:value="1171.67" calcext:value-type="float">
            <text:p>1171.67</text:p>
          </table:table-cell>
          <table:table-cell office:value-type="float" office:value="929.27976" calcext:value-type="float">
            <text:p>929.27976</text:p>
          </table:table-cell>
          <table:table-cell table:formula="of:=[.B1153]/16486.62" office:value-type="float" office:value="0.0563656929073394" calcext:value-type="float">
            <text:p>0.056365692907339</text:p>
          </table:table-cell>
          <table:table-cell office:value-type="float" office:value="752992.07800593" calcext:value-type="float">
            <text:p>752992.07800593</text:p>
          </table:table-cell>
        </table:table-row>
        <table:table-row table:style-name="ro1">
          <table:table-cell office:value-type="float" office:value="1172.69" calcext:value-type="float">
            <text:p>1172.69</text:p>
          </table:table-cell>
          <table:table-cell office:value-type="float" office:value="893.04021" calcext:value-type="float">
            <text:p>893.04021</text:p>
          </table:table-cell>
          <table:table-cell table:formula="of:=[.B1154]/16486.62" office:value-type="float" office:value="0.0541675740691543" calcext:value-type="float">
            <text:p>0.054167574069154</text:p>
          </table:table-cell>
          <table:table-cell office:value-type="float" office:value="753901.15440149" calcext:value-type="float">
            <text:p>753901.15440149</text:p>
          </table:table-cell>
        </table:table-row>
        <table:table-row table:style-name="ro1">
          <table:table-cell office:value-type="float" office:value="1173.7" calcext:value-type="float">
            <text:p>1173.7</text:p>
          </table:table-cell>
          <table:table-cell office:value-type="float" office:value="857.47664" calcext:value-type="float">
            <text:p>857.47664</text:p>
          </table:table-cell>
          <table:table-cell table:formula="of:=[.B1155]/16486.62" office:value-type="float" office:value="0.0520104569644961" calcext:value-type="float">
            <text:p>0.052010456964496</text:p>
          </table:table-cell>
          <table:table-cell office:value-type="float" office:value="754774.02862003" calcext:value-type="float">
            <text:p>754774.02862003</text:p>
          </table:table-cell>
        </table:table-row>
        <table:table-row table:style-name="ro1">
          <table:table-cell office:value-type="float" office:value="1174.72" calcext:value-type="float">
            <text:p>1174.72</text:p>
          </table:table-cell>
          <table:table-cell office:value-type="float" office:value="822.50796" calcext:value-type="float">
            <text:p>822.50796</text:p>
          </table:table-cell>
          <table:table-cell table:formula="of:=[.B1156]/16486.62" office:value-type="float" office:value="0.0498894230594264" calcext:value-type="float">
            <text:p>0.049889423059426</text:p>
          </table:table-cell>
          <table:table-cell office:value-type="float" office:value="755611.30623495" calcext:value-type="float">
            <text:p>755611.30623495</text:p>
          </table:table-cell>
        </table:table-row>
        <table:table-row table:style-name="ro1">
          <table:table-cell office:value-type="float" office:value="1175.74" calcext:value-type="float">
            <text:p>1175.74</text:p>
          </table:table-cell>
          <table:table-cell office:value-type="float" office:value="788.34907" calcext:value-type="float">
            <text:p>788.34907</text:p>
          </table:table-cell>
          <table:table-cell table:formula="of:=[.B1157]/16486.62" office:value-type="float" office:value="0.0478175071664174" calcext:value-type="float">
            <text:p>0.047817507166417</text:p>
          </table:table-cell>
          <table:table-cell office:value-type="float" office:value="756413.81156486" calcext:value-type="float">
            <text:p>756413.81156486</text:p>
          </table:table-cell>
        </table:table-row>
        <table:table-row table:style-name="ro1">
          <table:table-cell office:value-type="float" office:value="1176.76" calcext:value-type="float">
            <text:p>1176.76</text:p>
          </table:table-cell>
          <table:table-cell office:value-type="float" office:value="755.50778" calcext:value-type="float">
            <text:p>755.50778</text:p>
          </table:table-cell>
          <table:table-cell table:formula="of:=[.B1158]/16486.62" office:value-type="float" office:value="0.0458255106261926" calcext:value-type="float">
            <text:p>0.045825510626193</text:p>
          </table:table-cell>
          <table:table-cell office:value-type="float" office:value="757182.88588043" calcext:value-type="float">
            <text:p>757182.88588043</text:p>
          </table:table-cell>
        </table:table-row>
        <table:table-row table:style-name="ro1">
          <table:table-cell office:value-type="float" office:value="1177.78" calcext:value-type="float">
            <text:p>1177.78</text:p>
          </table:table-cell>
          <table:table-cell office:value-type="float" office:value="724.75205" calcext:value-type="float">
            <text:p>724.75205</text:p>
          </table:table-cell>
          <table:table-cell table:formula="of:=[.B1159]/16486.62" office:value-type="float" office:value="0.0439600142418519" calcext:value-type="float">
            <text:p>0.043960014241852</text:p>
          </table:table-cell>
          <table:table-cell office:value-type="float" office:value="757920.65219257" calcext:value-type="float">
            <text:p>757920.65219257</text:p>
          </table:table-cell>
        </table:table-row>
        <table:table-row table:style-name="ro1">
          <table:table-cell office:value-type="float" office:value="1178.79" calcext:value-type="float">
            <text:p>1178.79</text:p>
          </table:table-cell>
          <table:table-cell office:value-type="float" office:value="696.966" calcext:value-type="float">
            <text:p>696.966</text:p>
          </table:table-cell>
          <table:table-cell table:formula="of:=[.B1160]/16486.62" office:value-type="float" office:value="0.0422746445299279" calcext:value-type="float">
            <text:p>0.042274644529928</text:p>
          </table:table-cell>
          <table:table-cell office:value-type="float" office:value="758630.13350141" calcext:value-type="float">
            <text:p>758630.13350141</text:p>
          </table:table-cell>
        </table:table-row>
        <table:table-row table:style-name="ro1">
          <table:table-cell office:value-type="float" office:value="1179.81" calcext:value-type="float">
            <text:p>1179.81</text:p>
          </table:table-cell>
          <table:table-cell office:value-type="float" office:value="672.89243" calcext:value-type="float">
            <text:p>672.89243</text:p>
          </table:table-cell>
          <table:table-cell table:formula="of:=[.B1161]/16486.62" office:value-type="float" office:value="0.0408144562075186" calcext:value-type="float">
            <text:p>0.040814456207519</text:p>
          </table:table-cell>
          <table:table-cell office:value-type="float" office:value="759315.10896345" calcext:value-type="float">
            <text:p>759315.10896345</text:p>
          </table:table-cell>
        </table:table-row>
        <table:table-row table:style-name="ro1">
          <table:table-cell office:value-type="float" office:value="1180.83" calcext:value-type="float">
            <text:p>1180.83</text:p>
          </table:table-cell>
          <table:table-cell office:value-type="float" office:value="652.8484" calcext:value-type="float">
            <text:p>652.8484</text:p>
          </table:table-cell>
          <table:table-cell table:formula="of:=[.B1162]/16486.62" office:value-type="float" office:value="0.0395986806270782" calcext:value-type="float">
            <text:p>0.039598680627078</text:p>
          </table:table-cell>
          <table:table-cell office:value-type="float" office:value="759979.68046229" calcext:value-type="float">
            <text:p>759979.68046229</text:p>
          </table:table-cell>
        </table:table-row>
        <table:table-row table:style-name="ro1">
          <table:table-cell office:value-type="float" office:value="1181.85" calcext:value-type="float">
            <text:p>1181.85</text:p>
          </table:table-cell>
          <table:table-cell office:value-type="float" office:value="636.54605" calcext:value-type="float">
            <text:p>636.54605</text:p>
          </table:table-cell>
          <table:table-cell table:formula="of:=[.B1163]/16486.62" office:value-type="float" office:value="0.0386098575693502" calcext:value-type="float">
            <text:p>0.03860985756935</text:p>
          </table:table-cell>
          <table:table-cell office:value-type="float" office:value="760627.6568746" calcext:value-type="float">
            <text:p>760627.6568746</text:p>
          </table:table-cell>
        </table:table-row>
        <table:table-row table:style-name="ro1">
          <table:table-cell office:value-type="float" office:value="1182.87" calcext:value-type="float">
            <text:p>1182.87</text:p>
          </table:table-cell>
          <table:table-cell office:value-type="float" office:value="623.12546" calcext:value-type="float">
            <text:p>623.12546</text:p>
          </table:table-cell>
          <table:table-cell table:formula="of:=[.B1164]/16486.62" office:value-type="float" office:value="0.0377958283747669" calcext:value-type="float">
            <text:p>0.037795828374767</text:p>
          </table:table-cell>
          <table:table-cell office:value-type="float" office:value="761261.97170369" calcext:value-type="float">
            <text:p>761261.97170369</text:p>
          </table:table-cell>
        </table:table-row>
        <table:table-row table:style-name="ro1">
          <table:table-cell office:value-type="float" office:value="1183.88" calcext:value-type="float">
            <text:p>1183.88</text:p>
          </table:table-cell>
          <table:table-cell office:value-type="float" office:value="611.41739" calcext:value-type="float">
            <text:p>611.41739</text:p>
          </table:table-cell>
          <table:table-cell table:formula="of:=[.B1165]/16486.62" office:value-type="float" office:value="0.0370856725029145" calcext:value-type="float">
            <text:p>0.037085672502915</text:p>
          </table:table-cell>
          <table:table-cell office:value-type="float" office:value="761884.36822398" calcext:value-type="float">
            <text:p>761884.36822398</text:p>
          </table:table-cell>
        </table:table-row>
        <table:table-row table:style-name="ro1">
          <table:table-cell office:value-type="float" office:value="1184.9" calcext:value-type="float">
            <text:p>1184.9</text:p>
          </table:table-cell>
          <table:table-cell office:value-type="float" office:value="600.34635" calcext:value-type="float">
            <text:p>600.34635</text:p>
          </table:table-cell>
          <table:table-cell table:formula="of:=[.B1166]/16486.62" office:value-type="float" office:value="0.0364141558427379" calcext:value-type="float">
            <text:p>0.036414155842738</text:p>
          </table:table-cell>
          <table:table-cell office:value-type="float" office:value="762495.49489894" calcext:value-type="float">
            <text:p>762495.49489894</text:p>
          </table:table-cell>
        </table:table-row>
        <table:table-row table:style-name="ro1">
          <table:table-cell office:value-type="float" office:value="1185.92" calcext:value-type="float">
            <text:p>1185.92</text:p>
          </table:table-cell>
          <table:table-cell office:value-type="float" office:value="589.31058" calcext:value-type="float">
            <text:p>589.31058</text:p>
          </table:table-cell>
          <table:table-cell table:formula="of:=[.B1167]/16486.62" office:value-type="float" office:value="0.0357447784931053" calcext:value-type="float">
            <text:p>0.035744778493105</text:p>
          </table:table-cell>
          <table:table-cell office:value-type="float" office:value="763095.38764422" calcext:value-type="float">
            <text:p>763095.38764422</text:p>
          </table:table-cell>
        </table:table-row>
        <table:table-row table:style-name="ro1">
          <table:table-cell office:value-type="float" office:value="1186.94" calcext:value-type="float">
            <text:p>1186.94</text:p>
          </table:table-cell>
          <table:table-cell office:value-type="float" office:value="578.3749" calcext:value-type="float">
            <text:p>578.3749</text:p>
          </table:table-cell>
          <table:table-cell table:formula="of:=[.B1168]/16486.62" office:value-type="float" office:value="0.0350814721270946" calcext:value-type="float">
            <text:p>0.035081472127095</text:p>
          </table:table-cell>
          <table:table-cell office:value-type="float" office:value="763684.14833586" calcext:value-type="float">
            <text:p>763684.14833586</text:p>
          </table:table-cell>
        </table:table-row>
        <table:table-row table:style-name="ro1">
          <table:table-cell office:value-type="float" office:value="1187.96" calcext:value-type="float">
            <text:p>1187.96</text:p>
          </table:table-cell>
          <table:table-cell office:value-type="float" office:value="568.1869" calcext:value-type="float">
            <text:p>568.1869</text:p>
          </table:table-cell>
          <table:table-cell table:formula="of:=[.B1169]/16486.62" office:value-type="float" office:value="0.0344635164757846" calcext:value-type="float">
            <text:p>0.034463516475785</text:p>
          </table:table-cell>
          <table:table-cell office:value-type="float" office:value="764262.53807676" calcext:value-type="float">
            <text:p>764262.53807676</text:p>
          </table:table-cell>
        </table:table-row>
        <table:table-row table:style-name="ro1">
          <table:table-cell office:value-type="float" office:value="1188.97" calcext:value-type="float">
            <text:p>1188.97</text:p>
          </table:table-cell>
          <table:table-cell office:value-type="float" office:value="559.64535" calcext:value-type="float">
            <text:p>559.64535</text:p>
          </table:table-cell>
          <table:table-cell table:formula="of:=[.B1170]/16486.62" office:value-type="float" office:value="0.0339454266550694" calcext:value-type="float">
            <text:p>0.033945426655069</text:p>
          </table:table-cell>
          <table:table-cell office:value-type="float" office:value="764832.23288899" calcext:value-type="float">
            <text:p>764832.23288899</text:p>
          </table:table-cell>
        </table:table-row>
        <table:table-row table:style-name="ro1">
          <table:table-cell office:value-type="float" office:value="1189.99" calcext:value-type="float">
            <text:p>1189.99</text:p>
          </table:table-cell>
          <table:table-cell office:value-type="float" office:value="553.45697" calcext:value-type="float">
            <text:p>553.45697</text:p>
          </table:table-cell>
          <table:table-cell table:formula="of:=[.B1171]/16486.62" office:value-type="float" office:value="0.0335700689407532" calcext:value-type="float">
            <text:p>0.033570068940753</text:p>
          </table:table-cell>
          <table:table-cell office:value-type="float" office:value="765395.62819857" calcext:value-type="float">
            <text:p>765395.62819857</text:p>
          </table:table-cell>
        </table:table-row>
        <table:table-row table:style-name="ro1">
          <table:table-cell office:value-type="float" office:value="1191.01" calcext:value-type="float">
            <text:p>1191.01</text:p>
          </table:table-cell>
          <table:table-cell office:value-type="float" office:value="549.76666" calcext:value-type="float">
            <text:p>549.76666</text:p>
          </table:table-cell>
          <table:table-cell table:formula="of:=[.B1172]/16486.62" office:value-type="float" office:value="0.0333462322780534" calcext:value-type="float">
            <text:p>0.033346232278053</text:p>
          </table:table-cell>
          <table:table-cell office:value-type="float" office:value="765955.26693249" calcext:value-type="float">
            <text:p>765955.26693249</text:p>
          </table:table-cell>
        </table:table-row>
        <table:table-row table:style-name="ro1">
          <table:table-cell office:value-type="float" office:value="1192.03" calcext:value-type="float">
            <text:p>1192.03</text:p>
          </table:table-cell>
          <table:table-cell office:value-type="float" office:value="548.01528" calcext:value-type="float">
            <text:p>548.01528</text:p>
          </table:table-cell>
          <table:table-cell table:formula="of:=[.B1173]/16486.62" office:value-type="float" office:value="0.0332400018924437" calcext:value-type="float">
            <text:p>0.033240001892444</text:p>
          </table:table-cell>
          <table:table-cell office:value-type="float" office:value="766513.12284348" calcext:value-type="float">
            <text:p>766513.12284348</text:p>
          </table:table-cell>
        </table:table-row>
        <table:table-row table:style-name="ro1">
          <table:table-cell office:value-type="float" office:value="1193.05" calcext:value-type="float">
            <text:p>1193.05</text:p>
          </table:table-cell>
          <table:table-cell office:value-type="float" office:value="547.08292" calcext:value-type="float">
            <text:p>547.08292</text:p>
          </table:table-cell>
          <table:table-cell table:formula="of:=[.B1174]/16486.62" office:value-type="float" office:value="0.0331834493668199" calcext:value-type="float">
            <text:p>0.03318344936682</text:p>
          </table:table-cell>
          <table:table-cell office:value-type="float" office:value="767070.0296496" calcext:value-type="float">
            <text:p>767070.0296496</text:p>
          </table:table-cell>
        </table:table-row>
        <table:table-row table:style-name="ro1">
          <table:table-cell office:value-type="float" office:value="1194.06" calcext:value-type="float">
            <text:p>1194.06</text:p>
          </table:table-cell>
          <table:table-cell office:value-type="float" office:value="545.65765" calcext:value-type="float">
            <text:p>545.65765</text:p>
          </table:table-cell>
          <table:table-cell table:formula="of:=[.B1175]/16486.62" office:value-type="float" office:value="0.0330969992636453" calcext:value-type="float">
            <text:p>0.033096999263645</text:p>
          </table:table-cell>
          <table:table-cell office:value-type="float" office:value="767625.48558666" calcext:value-type="float">
            <text:p>767625.48558666</text:p>
          </table:table-cell>
        </table:table-row>
        <table:table-row table:style-name="ro1">
          <table:table-cell office:value-type="float" office:value="1195.08" calcext:value-type="float">
            <text:p>1195.08</text:p>
          </table:table-cell>
          <table:table-cell office:value-type="float" office:value="542.68142" calcext:value-type="float">
            <text:p>542.68142</text:p>
          </table:table-cell>
          <table:table-cell table:formula="of:=[.B1176]/16486.62" office:value-type="float" office:value="0.032916475299364" calcext:value-type="float">
            <text:p>0.032916475299364</text:p>
          </table:table-cell>
          <table:table-cell office:value-type="float" office:value="768177.9118575" calcext:value-type="float">
            <text:p>768177.9118575</text:p>
          </table:table-cell>
        </table:table-row>
        <table:table-row table:style-name="ro1">
          <table:table-cell office:value-type="float" office:value="1196.1" calcext:value-type="float">
            <text:p>1196.1</text:p>
          </table:table-cell>
          <table:table-cell office:value-type="float" office:value="537.70127" calcext:value-type="float">
            <text:p>537.70127</text:p>
          </table:table-cell>
          <table:table-cell table:formula="of:=[.B1177]/16486.62" office:value-type="float" office:value="0.0326144030735227" calcext:value-type="float">
            <text:p>0.032614403073523</text:p>
          </table:table-cell>
          <table:table-cell office:value-type="float" office:value="768725.26854955" calcext:value-type="float">
            <text:p>768725.26854955</text:p>
          </table:table-cell>
        </table:table-row>
        <table:table-row table:style-name="ro1">
          <table:table-cell office:value-type="float" office:value="1197.12" calcext:value-type="float">
            <text:p>1197.12</text:p>
          </table:table-cell>
          <table:table-cell office:value-type="float" office:value="531.00136" calcext:value-type="float">
            <text:p>531.00136</text:p>
          </table:table-cell>
          <table:table-cell table:formula="of:=[.B1178]/16486.62" office:value-type="float" office:value="0.0322080183809659" calcext:value-type="float">
            <text:p>0.032208018380966</text:p>
          </table:table-cell>
          <table:table-cell office:value-type="float" office:value="769265.80501792" calcext:value-type="float">
            <text:p>769265.80501792</text:p>
          </table:table-cell>
        </table:table-row>
        <table:table-row table:style-name="ro1">
          <table:table-cell office:value-type="float" office:value="1198.14" calcext:value-type="float">
            <text:p>1198.14</text:p>
          </table:table-cell>
          <table:table-cell office:value-type="float" office:value="523.48506" calcext:value-type="float">
            <text:p>523.48506</text:p>
          </table:table-cell>
          <table:table-cell table:formula="of:=[.B1179]/16486.62" office:value-type="float" office:value="0.0317521153517216" calcext:value-type="float">
            <text:p>0.031752115351722</text:p>
          </table:table-cell>
          <table:table-cell office:value-type="float" office:value="769798.69022172" calcext:value-type="float">
            <text:p>769798.69022172</text:p>
          </table:table-cell>
        </table:table-row>
        <table:table-row table:style-name="ro1">
          <table:table-cell office:value-type="float" office:value="1199.15" calcext:value-type="float">
            <text:p>1199.15</text:p>
          </table:table-cell>
          <table:table-cell office:value-type="float" office:value="516.37287" calcext:value-type="float">
            <text:p>516.37287</text:p>
          </table:table-cell>
          <table:table-cell table:formula="of:=[.B1180]/16486.62" office:value-type="float" office:value="0.0313207237141391" calcext:value-type="float">
            <text:p>0.031320723714139</text:p>
          </table:table-cell>
          <table:table-cell office:value-type="float" office:value="770324.33552207" calcext:value-type="float">
            <text:p>770324.33552207</text:p>
          </table:table-cell>
        </table:table-row>
        <table:table-row table:style-name="ro1">
          <table:table-cell office:value-type="float" office:value="1200.17" calcext:value-type="float">
            <text:p>1200.17</text:p>
          </table:table-cell>
          <table:table-cell office:value-type="float" office:value="510.84202" calcext:value-type="float">
            <text:p>510.84202</text:p>
          </table:table-cell>
          <table:table-cell table:formula="of:=[.B1181]/16486.62" office:value-type="float" office:value="0.030985248644052" calcext:value-type="float">
            <text:p>0.030985248644052</text:p>
          </table:table-cell>
          <table:table-cell office:value-type="float" office:value="770844.35065552" calcext:value-type="float">
            <text:p>770844.35065552</text:p>
          </table:table-cell>
        </table:table-row>
        <table:table-row table:style-name="ro1">
          <table:table-cell office:value-type="float" office:value="1201.19" calcext:value-type="float">
            <text:p>1201.19</text:p>
          </table:table-cell>
          <table:table-cell office:value-type="float" office:value="507.73679" calcext:value-type="float">
            <text:p>507.73679</text:p>
          </table:table-cell>
          <table:table-cell table:formula="of:=[.B1182]/16486.62" office:value-type="float" office:value="0.0307969001529725" calcext:value-type="float">
            <text:p>0.030796900152973</text:p>
          </table:table-cell>
          <table:table-cell office:value-type="float" office:value="771361.20480293" calcext:value-type="float">
            <text:p>771361.20480293</text:p>
          </table:table-cell>
        </table:table-row>
        <table:table-row table:style-name="ro1">
          <table:table-cell office:value-type="float" office:value="1202.21" calcext:value-type="float">
            <text:p>1202.21</text:p>
          </table:table-cell>
          <table:table-cell office:value-type="float" office:value="507.43028" calcext:value-type="float">
            <text:p>507.43028</text:p>
          </table:table-cell>
          <table:table-cell table:formula="of:=[.B1183]/16486.62" office:value-type="float" office:value="0.0307783087133688" calcext:value-type="float">
            <text:p>0.030778308713369</text:p>
          </table:table-cell>
          <table:table-cell office:value-type="float" office:value="771877.74693081" calcext:value-type="float">
            <text:p>771877.74693081</text:p>
          </table:table-cell>
        </table:table-row>
        <table:table-row table:style-name="ro1">
          <table:table-cell office:value-type="float" office:value="1203.22" calcext:value-type="float">
            <text:p>1203.22</text:p>
          </table:table-cell>
          <table:table-cell office:value-type="float" office:value="509.84645" calcext:value-type="float">
            <text:p>509.84645</text:p>
          </table:table-cell>
          <table:table-cell table:formula="of:=[.B1184]/16486.62" office:value-type="float" office:value="0.0309248621002971" calcext:value-type="float">
            <text:p>0.030924862100297</text:p>
          </table:table-cell>
          <table:table-cell office:value-type="float" office:value="772396.74861627" calcext:value-type="float">
            <text:p>772396.74861627</text:p>
          </table:table-cell>
        </table:table-row>
        <table:table-row table:style-name="ro1">
          <table:table-cell office:value-type="float" office:value="1204.24" calcext:value-type="float">
            <text:p>1204.24</text:p>
          </table:table-cell>
          <table:table-cell office:value-type="float" office:value="514.58958" calcext:value-type="float">
            <text:p>514.58958</text:p>
          </table:table-cell>
          <table:table-cell table:formula="of:=[.B1185]/16486.62" office:value-type="float" office:value="0.0312125578196137" calcext:value-type="float">
            <text:p>0.031212557819614</text:p>
          </table:table-cell>
          <table:table-cell office:value-type="float" office:value="772920.57859949" calcext:value-type="float">
            <text:p>772920.57859949</text:p>
          </table:table-cell>
        </table:table-row>
        <table:table-row table:style-name="ro1">
          <table:table-cell office:value-type="float" office:value="1205.26" calcext:value-type="float">
            <text:p>1205.26</text:p>
          </table:table-cell>
          <table:table-cell office:value-type="float" office:value="521.10083" calcext:value-type="float">
            <text:p>521.10083</text:p>
          </table:table-cell>
          <table:table-cell table:formula="of:=[.B1186]/16486.62" office:value-type="float" office:value="0.0316074992933664" calcext:value-type="float">
            <text:p>0.031607499293366</text:p>
          </table:table-cell>
          <table:table-cell office:value-type="float" office:value="773451.03676263" calcext:value-type="float">
            <text:p>773451.03676263</text:p>
          </table:table-cell>
        </table:table-row>
        <table:table-row table:style-name="ro1">
          <table:table-cell office:value-type="float" office:value="1206.28" calcext:value-type="float">
            <text:p>1206.28</text:p>
          </table:table-cell>
          <table:table-cell office:value-type="float" office:value="528.77545" calcext:value-type="float">
            <text:p>528.77545</text:p>
          </table:table-cell>
          <table:table-cell table:formula="of:=[.B1187]/16486.62" office:value-type="float" office:value="0.0320730052612361" calcext:value-type="float">
            <text:p>0.032073005261236</text:p>
          </table:table-cell>
          <table:table-cell office:value-type="float" office:value="773989.30735508" calcext:value-type="float">
            <text:p>773989.30735508</text:p>
          </table:table-cell>
        </table:table-row>
        <table:table-row table:style-name="ro1">
          <table:table-cell office:value-type="float" office:value="1207.3" calcext:value-type="float">
            <text:p>1207.3</text:p>
          </table:table-cell>
          <table:table-cell office:value-type="float" office:value="537.01423" calcext:value-type="float">
            <text:p>537.01423</text:p>
          </table:table-cell>
          <table:table-cell table:formula="of:=[.B1188]/16486.62" office:value-type="float" office:value="0.0325727304929694" calcext:value-type="float">
            <text:p>0.03257273049297</text:p>
          </table:table-cell>
          <table:table-cell office:value-type="float" office:value="774535.96466483" calcext:value-type="float">
            <text:p>774535.96466483</text:p>
          </table:table-cell>
        </table:table-row>
        <table:table-row table:style-name="ro1">
          <table:table-cell office:value-type="float" office:value="1208.31" calcext:value-type="float">
            <text:p>1208.31</text:p>
          </table:table-cell>
          <table:table-cell office:value-type="float" office:value="545.22709" calcext:value-type="float">
            <text:p>545.22709</text:p>
          </table:table-cell>
          <table:table-cell table:formula="of:=[.B1189]/16486.62" office:value-type="float" office:value="0.0330708835407136" calcext:value-type="float">
            <text:p>0.033070883540714</text:p>
          </table:table-cell>
          <table:table-cell office:value-type="float" office:value="775090.98231899" calcext:value-type="float">
            <text:p>775090.98231899</text:p>
          </table:table-cell>
        </table:table-row>
        <table:table-row table:style-name="ro1">
          <table:table-cell office:value-type="float" office:value="1209.33" calcext:value-type="float">
            <text:p>1209.33</text:p>
          </table:table-cell>
          <table:table-cell office:value-type="float" office:value="552.83172" calcext:value-type="float">
            <text:p>552.83172</text:p>
          </table:table-cell>
          <table:table-cell table:formula="of:=[.B1190]/16486.62" office:value-type="float" office:value="0.033532144247881" calcext:value-type="float">
            <text:p>0.033532144247881</text:p>
          </table:table-cell>
          <table:table-cell office:value-type="float" office:value="775653.74115899" calcext:value-type="float">
            <text:p>775653.74115899</text:p>
          </table:table-cell>
        </table:table-row>
        <table:table-row table:style-name="ro1">
          <table:table-cell office:value-type="float" office:value="1210.35" calcext:value-type="float">
            <text:p>1210.35</text:p>
          </table:table-cell>
          <table:table-cell office:value-type="float" office:value="559.2872" calcext:value-type="float">
            <text:p>559.2872</text:p>
          </table:table-cell>
          <table:table-cell table:formula="of:=[.B1191]/16486.62" office:value-type="float" office:value="0.0339237029785365" calcext:value-type="float">
            <text:p>0.033923702978537</text:p>
          </table:table-cell>
          <table:table-cell office:value-type="float" office:value="776223.07139572" calcext:value-type="float">
            <text:p>776223.07139572</text:p>
          </table:table-cell>
        </table:table-row>
        <table:table-row table:style-name="ro1">
          <table:table-cell office:value-type="float" office:value="1211.37" calcext:value-type="float">
            <text:p>1211.37</text:p>
          </table:table-cell>
          <table:table-cell office:value-type="float" office:value="564.17682" calcext:value-type="float">
            <text:p>564.17682</text:p>
          </table:table-cell>
          <table:table-cell table:formula="of:=[.B1192]/16486.62" office:value-type="float" office:value="0.0342202840849125" calcext:value-type="float">
            <text:p>0.034220284084913</text:p>
          </table:table-cell>
          <table:table-cell office:value-type="float" office:value="776797.37905085" calcext:value-type="float">
            <text:p>776797.37905085</text:p>
          </table:table-cell>
        </table:table-row>
        <table:table-row table:style-name="ro1">
          <table:table-cell office:value-type="float" office:value="1212.39" calcext:value-type="float">
            <text:p>1212.39</text:p>
          </table:table-cell>
          <table:table-cell office:value-type="float" office:value="567.32078" calcext:value-type="float">
            <text:p>567.32078</text:p>
          </table:table-cell>
          <table:table-cell table:formula="of:=[.B1193]/16486.62" office:value-type="float" office:value="0.0344109817536888" calcext:value-type="float">
            <text:p>0.034410981753689</text:p>
          </table:table-cell>
          <table:table-cell office:value-type="float" office:value="777374.88712668" calcext:value-type="float">
            <text:p>777374.88712668</text:p>
          </table:table-cell>
        </table:table-row>
        <table:table-row table:style-name="ro1">
          <table:table-cell office:value-type="float" office:value="1213.4" calcext:value-type="float">
            <text:p>1213.4</text:p>
          </table:table-cell>
          <table:table-cell office:value-type="float" office:value="568.87643" calcext:value-type="float">
            <text:p>568.87643</text:p>
          </table:table-cell>
          <table:table-cell table:formula="of:=[.B1194]/16486.62" office:value-type="float" office:value="0.0345053400879016" calcext:value-type="float">
            <text:p>0.034505340087902</text:p>
          </table:table-cell>
          <table:table-cell office:value-type="float" office:value="777953.97878296" calcext:value-type="float">
            <text:p>777953.97878296</text:p>
          </table:table-cell>
        </table:table-row>
        <table:table-row table:style-name="ro1">
          <table:table-cell office:value-type="float" office:value="1214.42" calcext:value-type="float">
            <text:p>1214.42</text:p>
          </table:table-cell>
          <table:table-cell office:value-type="float" office:value="569.38089" calcext:value-type="float">
            <text:p>569.38089</text:p>
          </table:table-cell>
          <table:table-cell table:formula="of:=[.B1195]/16486.62" office:value-type="float" office:value="0.0345359382335494" calcext:value-type="float">
            <text:p>0.034535938233549</text:p>
          </table:table-cell>
          <table:table-cell office:value-type="float" office:value="778533.58395613" calcext:value-type="float">
            <text:p>778533.58395613</text:p>
          </table:table-cell>
        </table:table-row>
        <table:table-row table:style-name="ro1">
          <table:table-cell office:value-type="float" office:value="1215.44" calcext:value-type="float">
            <text:p>1215.44</text:p>
          </table:table-cell>
          <table:table-cell office:value-type="float" office:value="569.70869" calcext:value-type="float">
            <text:p>569.70869</text:p>
          </table:table-cell>
          <table:table-cell table:formula="of:=[.B1196]/16486.62" office:value-type="float" office:value="0.0345558210233511" calcext:value-type="float">
            <text:p>0.034555821023351</text:p>
          </table:table-cell>
          <table:table-cell office:value-type="float" office:value="779113.52281425" calcext:value-type="float">
            <text:p>779113.52281425</text:p>
          </table:table-cell>
        </table:table-row>
        <table:table-row table:style-name="ro1">
          <table:table-cell office:value-type="float" office:value="1216.46" calcext:value-type="float">
            <text:p>1216.46</text:p>
          </table:table-cell>
          <table:table-cell office:value-type="float" office:value="570.94484" calcext:value-type="float">
            <text:p>570.94484</text:p>
          </table:table-cell>
          <table:table-cell table:formula="of:=[.B1197]/16486.62" office:value-type="float" office:value="0.0346308000063081" calcext:value-type="float">
            <text:p>0.034630800006308</text:p>
          </table:table-cell>
          <table:table-cell office:value-type="float" office:value="779694.72002757" calcext:value-type="float">
            <text:p>779694.72002757</text:p>
          </table:table-cell>
        </table:table-row>
        <table:table-row table:style-name="ro1">
          <table:table-cell office:value-type="float" office:value="1217.48" calcext:value-type="float">
            <text:p>1217.48</text:p>
          </table:table-cell>
          <table:table-cell office:value-type="float" office:value="574.20018" calcext:value-type="float">
            <text:p>574.20018</text:p>
          </table:table-cell>
          <table:table-cell table:formula="of:=[.B1198]/16486.62" office:value-type="float" office:value="0.0348282534564392" calcext:value-type="float">
            <text:p>0.034828253456439</text:p>
          </table:table-cell>
          <table:table-cell office:value-type="float" office:value="780279.2310317" calcext:value-type="float">
            <text:p>780279.2310317</text:p>
          </table:table-cell>
        </table:table-row>
        <table:table-row table:style-name="ro1">
          <table:table-cell office:value-type="float" office:value="1218.49" calcext:value-type="float">
            <text:p>1218.49</text:p>
          </table:table-cell>
          <table:table-cell office:value-type="float" office:value="580.41036" calcext:value-type="float">
            <text:p>580.41036</text:p>
          </table:table-cell>
          <table:table-cell table:formula="of:=[.B1199]/16486.62" office:value-type="float" office:value="0.0352049334551291" calcext:value-type="float">
            <text:p>0.035204933455129</text:p>
          </table:table-cell>
          <table:table-cell office:value-type="float" office:value="780870.06373149" calcext:value-type="float">
            <text:p>780870.06373149</text:p>
          </table:table-cell>
        </table:table-row>
        <table:table-row table:style-name="ro1">
          <table:table-cell office:value-type="float" office:value="1219.51" calcext:value-type="float">
            <text:p>1219.51</text:p>
          </table:table-cell>
          <table:table-cell office:value-type="float" office:value="590.16115" calcext:value-type="float">
            <text:p>590.16115</text:p>
          </table:table-cell>
          <table:table-cell table:formula="of:=[.B1200]/16486.62" office:value-type="float" office:value="0.0357963700261182" calcext:value-type="float">
            <text:p>0.035796370026118</text:p>
          </table:table-cell>
          <table:table-cell office:value-type="float" office:value="781470.82231368" calcext:value-type="float">
            <text:p>781470.82231368</text:p>
          </table:table-cell>
        </table:table-row>
        <table:table-row table:style-name="ro1">
          <table:table-cell office:value-type="float" office:value="1220.53" calcext:value-type="float">
            <text:p>1220.53</text:p>
          </table:table-cell>
          <table:table-cell office:value-type="float" office:value="603.57296" calcext:value-type="float">
            <text:p>603.57296</text:p>
          </table:table-cell>
          <table:table-cell table:formula="of:=[.B1201]/16486.62" office:value-type="float" office:value="0.0366098666676372" calcext:value-type="float">
            <text:p>0.036609866667637</text:p>
          </table:table-cell>
          <table:table-cell office:value-type="float" office:value="782085.23353834" calcext:value-type="float">
            <text:p>782085.23353834</text:p>
          </table:table-cell>
        </table:table-row>
        <table:table-row table:style-name="ro1">
          <table:table-cell office:value-type="float" office:value="1221.55" calcext:value-type="float">
            <text:p>1221.55</text:p>
          </table:table-cell>
          <table:table-cell office:value-type="float" office:value="620.26417" calcext:value-type="float">
            <text:p>620.26417</text:p>
          </table:table-cell>
          <table:table-cell table:formula="of:=[.B1202]/16486.62" office:value-type="float" office:value="0.0376222761245179" calcext:value-type="float">
            <text:p>0.037622276124518</text:p>
          </table:table-cell>
          <table:table-cell office:value-type="float" office:value="782716.63570246" calcext:value-type="float">
            <text:p>782716.63570246</text:p>
          </table:table-cell>
        </table:table-row>
        <table:table-row table:style-name="ro1">
          <table:table-cell office:value-type="float" office:value="1222.57" calcext:value-type="float">
            <text:p>1222.57</text:p>
          </table:table-cell>
          <table:table-cell office:value-type="float" office:value="639.39919" calcext:value-type="float">
            <text:p>639.39919</text:p>
          </table:table-cell>
          <table:table-cell table:formula="of:=[.B1203]/16486.62" office:value-type="float" office:value="0.0387829154793402" calcext:value-type="float">
            <text:p>0.03878291547934</text:p>
          </table:table-cell>
          <table:table-cell office:value-type="float" office:value="783367.51648185" calcext:value-type="float">
            <text:p>783367.51648185</text:p>
          </table:table-cell>
        </table:table-row>
        <table:table-row table:style-name="ro1">
          <table:table-cell office:value-type="float" office:value="1223.58" calcext:value-type="float">
            <text:p>1223.58</text:p>
          </table:table-cell>
          <table:table-cell office:value-type="float" office:value="659.81435" calcext:value-type="float">
            <text:p>659.81435</text:p>
          </table:table-cell>
          <table:table-cell table:formula="of:=[.B1204]/16486.62" office:value-type="float" office:value="0.040021202041413" calcext:value-type="float">
            <text:p>0.040021202041413</text:p>
          </table:table-cell>
          <table:table-cell office:value-type="float" office:value="784039.17901752" calcext:value-type="float">
            <text:p>784039.17901752</text:p>
          </table:table-cell>
        </table:table-row>
        <table:table-row table:style-name="ro1">
          <table:table-cell office:value-type="float" office:value="1224.6" calcext:value-type="float">
            <text:p>1224.6</text:p>
          </table:table-cell>
          <table:table-cell office:value-type="float" office:value="680.20226" calcext:value-type="float">
            <text:p>680.20226</text:p>
          </table:table-cell>
          <table:table-cell table:formula="of:=[.B1205]/16486.62" office:value-type="float" office:value="0.0412578357480187" calcext:value-type="float">
            <text:p>0.041257835748019</text:p>
          </table:table-cell>
          <table:table-cell office:value-type="float" office:value="784731.5955691" calcext:value-type="float">
            <text:p>784731.5955691</text:p>
          </table:table-cell>
        </table:table-row>
        <table:table-row table:style-name="ro1">
          <table:table-cell office:value-type="float" office:value="1225.62" calcext:value-type="float">
            <text:p>1225.62</text:p>
          </table:table-cell>
          <table:table-cell office:value-type="float" office:value="699.32099" calcext:value-type="float">
            <text:p>699.32099</text:p>
          </table:table-cell>
          <table:table-cell table:formula="of:=[.B1206]/16486.62" office:value-type="float" office:value="0.0424174870288756" calcext:value-type="float">
            <text:p>0.042417487028876</text:p>
          </table:table-cell>
          <table:table-cell office:value-type="float" office:value="785443.47415591" calcext:value-type="float">
            <text:p>785443.47415591</text:p>
          </table:table-cell>
        </table:table-row>
        <table:table-row table:style-name="ro1">
          <table:table-cell office:value-type="float" office:value="1226.64" calcext:value-type="float">
            <text:p>1226.64</text:p>
          </table:table-cell>
          <table:table-cell office:value-type="float" office:value="716.18388" calcext:value-type="float">
            <text:p>716.18388</text:p>
          </table:table-cell>
          <table:table-cell table:formula="of:=[.B1207]/16486.62" office:value-type="float" office:value="0.0434403097784749" calcext:value-type="float">
            <text:p>0.043440309778475</text:p>
          </table:table-cell>
          <table:table-cell office:value-type="float" office:value="786172.51843628" calcext:value-type="float">
            <text:p>786172.51843628</text:p>
          </table:table-cell>
        </table:table-row>
        <table:table-row table:style-name="ro1">
          <table:table-cell office:value-type="float" office:value="1227.66" calcext:value-type="float">
            <text:p>1227.66</text:p>
          </table:table-cell>
          <table:table-cell office:value-type="float" office:value="730.18344" calcext:value-type="float">
            <text:p>730.18344</text:p>
          </table:table-cell>
          <table:table-cell table:formula="of:=[.B1208]/16486.62" office:value-type="float" office:value="0.0442894565411224" calcext:value-type="float">
            <text:p>0.044289456541123</text:p>
          </table:table-cell>
          <table:table-cell office:value-type="float" office:value="786915.81366863" calcext:value-type="float">
            <text:p>786915.81366863</text:p>
          </table:table-cell>
        </table:table-row>
        <table:table-row table:style-name="ro1">
          <table:table-cell office:value-type="float" office:value="1228.67" calcext:value-type="float">
            <text:p>1228.67</text:p>
          </table:table-cell>
          <table:table-cell office:value-type="float" office:value="741.11529" calcext:value-type="float">
            <text:p>741.11529</text:p>
          </table:table-cell>
          <table:table-cell table:formula="of:=[.B1209]/16486.62" office:value-type="float" office:value="0.0449525305975391" calcext:value-type="float">
            <text:p>0.044952530597539</text:p>
          </table:table-cell>
          <table:table-cell office:value-type="float" office:value="787670.23705424" calcext:value-type="float">
            <text:p>787670.23705424</text:p>
          </table:table-cell>
        </table:table-row>
        <table:table-row table:style-name="ro1">
          <table:table-cell office:value-type="float" office:value="1229.69" calcext:value-type="float">
            <text:p>1229.69</text:p>
          </table:table-cell>
          <table:table-cell office:value-type="float" office:value="749.09655" calcext:value-type="float">
            <text:p>749.09655</text:p>
          </table:table-cell>
          <table:table-cell table:formula="of:=[.B1210]/16486.62" office:value-type="float" office:value="0.0454366358901946" calcext:value-type="float">
            <text:p>0.045436635890195</text:p>
          </table:table-cell>
          <table:table-cell office:value-type="float" office:value="788432.78501311" calcext:value-type="float">
            <text:p>788432.78501311</text:p>
          </table:table-cell>
        </table:table-row>
        <table:table-row table:style-name="ro1">
          <table:table-cell office:value-type="float" office:value="1230.71" calcext:value-type="float">
            <text:p>1230.71</text:p>
          </table:table-cell>
          <table:table-cell office:value-type="float" office:value="754.40962" calcext:value-type="float">
            <text:p>754.40962</text:p>
          </table:table-cell>
          <table:table-cell table:formula="of:=[.B1211]/16486.62" office:value-type="float" office:value="0.0457589014606997" calcext:value-type="float">
            <text:p>0.0457589014607</text:p>
          </table:table-cell>
          <table:table-cell office:value-type="float" office:value="789200.74145555" calcext:value-type="float">
            <text:p>789200.74145555</text:p>
          </table:table-cell>
        </table:table-row>
        <table:table-row table:style-name="ro1">
          <table:table-cell office:value-type="float" office:value="1231.73" calcext:value-type="float">
            <text:p>1231.73</text:p>
          </table:table-cell>
          <table:table-cell office:value-type="float" office:value="757.33313" calcext:value-type="float">
            <text:p>757.33313</text:p>
          </table:table-cell>
          <table:table-cell table:formula="of:=[.B1212]/16486.62" office:value-type="float" office:value="0.0459362276803857" calcext:value-type="float">
            <text:p>0.045936227680386</text:p>
          </table:table-cell>
          <table:table-cell office:value-type="float" office:value="789971.67390371" calcext:value-type="float">
            <text:p>789971.67390371</text:p>
          </table:table-cell>
        </table:table-row>
        <table:table-row table:style-name="ro1">
          <table:table-cell office:value-type="float" office:value="1232.75" calcext:value-type="float">
            <text:p>1232.75</text:p>
          </table:table-cell>
          <table:table-cell office:value-type="float" office:value="758.03113" calcext:value-type="float">
            <text:p>758.03113</text:p>
          </table:table-cell>
          <table:table-cell table:formula="of:=[.B1213]/16486.62" office:value-type="float" office:value="0.0459785650424405" calcext:value-type="float">
            <text:p>0.045978565042441</text:p>
          </table:table-cell>
          <table:table-cell office:value-type="float" office:value="790743.31687936" calcext:value-type="float">
            <text:p>790743.31687936</text:p>
          </table:table-cell>
        </table:table-row>
        <table:table-row table:style-name="ro1">
          <table:table-cell office:value-type="float" office:value="1233.76" calcext:value-type="float">
            <text:p>1233.76</text:p>
          </table:table-cell>
          <table:table-cell office:value-type="float" office:value="756.55202" calcext:value-type="float">
            <text:p>756.55202</text:p>
          </table:table-cell>
          <table:table-cell table:formula="of:=[.B1214]/16486.62" office:value-type="float" office:value="0.0458888492607945" calcext:value-type="float">
            <text:p>0.045888849260795</text:p>
          </table:table-cell>
          <table:table-cell office:value-type="float" office:value="791513.45419406" calcext:value-type="float">
            <text:p>791513.45419406</text:p>
          </table:table-cell>
        </table:table-row>
        <table:table-row table:style-name="ro1">
          <table:table-cell office:value-type="float" office:value="1234.78" calcext:value-type="float">
            <text:p>1234.78</text:p>
          </table:table-cell>
          <table:table-cell office:value-type="float" office:value="752.94312" calcext:value-type="float">
            <text:p>752.94312</text:p>
          </table:table-cell>
          <table:table-cell table:formula="of:=[.B1215]/16486.62" office:value-type="float" office:value="0.045669950541712" calcext:value-type="float">
            <text:p>0.045669950541712</text:p>
          </table:table-cell>
          <table:table-cell office:value-type="float" office:value="792279.91779925" calcext:value-type="float">
            <text:p>792279.91779925</text:p>
          </table:table-cell>
        </table:table-row>
        <table:table-row table:style-name="ro1">
          <table:table-cell office:value-type="float" office:value="1235.8" calcext:value-type="float">
            <text:p>1235.8</text:p>
          </table:table-cell>
          <table:table-cell office:value-type="float" office:value="747.43284" calcext:value-type="float">
            <text:p>747.43284</text:p>
          </table:table-cell>
          <table:table-cell table:formula="of:=[.B1216]/16486.62" office:value-type="float" office:value="0.0453357231500453" calcext:value-type="float">
            <text:p>0.045335723150045</text:p>
          </table:table-cell>
          <table:table-cell office:value-type="float" office:value="793040.77218231" calcext:value-type="float">
            <text:p>793040.77218231</text:p>
          </table:table-cell>
        </table:table-row>
        <table:table-row table:style-name="ro1">
          <table:table-cell office:value-type="float" office:value="1236.82" calcext:value-type="float">
            <text:p>1236.82</text:p>
          </table:table-cell>
          <table:table-cell office:value-type="float" office:value="740.59449" calcext:value-type="float">
            <text:p>740.59449</text:p>
          </table:table-cell>
          <table:table-cell table:formula="of:=[.B1217]/16486.62" office:value-type="float" office:value="0.0449209413451635" calcext:value-type="float">
            <text:p>0.044920941345164</text:p>
          </table:table-cell>
          <table:table-cell office:value-type="float" office:value="793794.66541619" calcext:value-type="float">
            <text:p>793794.66541619</text:p>
          </table:table-cell>
        </table:table-row>
        <table:table-row table:style-name="ro1">
          <table:table-cell office:value-type="float" office:value="1237.84" calcext:value-type="float">
            <text:p>1237.84</text:p>
          </table:table-cell>
          <table:table-cell office:value-type="float" office:value="733.40125" calcext:value-type="float">
            <text:p>733.40125</text:p>
          </table:table-cell>
          <table:table-cell table:formula="of:=[.B1218]/16486.62" office:value-type="float" office:value="0.0444846335998525" calcext:value-type="float">
            <text:p>0.044484633599853</text:p>
          </table:table-cell>
          <table:table-cell office:value-type="float" office:value="794541.23623656" calcext:value-type="float">
            <text:p>794541.23623656</text:p>
          </table:table-cell>
        </table:table-row>
        <table:table-row table:style-name="ro1">
          <table:table-cell office:value-type="float" office:value="1238.85" calcext:value-type="float">
            <text:p>1238.85</text:p>
          </table:table-cell>
          <table:table-cell office:value-type="float" office:value="727.11901" calcext:value-type="float">
            <text:p>727.11901</text:p>
          </table:table-cell>
          <table:table-cell table:formula="of:=[.B1219]/16486.62" office:value-type="float" office:value="0.0441035827841001" calcext:value-type="float">
            <text:p>0.0441035827841</text:p>
          </table:table-cell>
          <table:table-cell office:value-type="float" office:value="795281.41200964" calcext:value-type="float">
            <text:p>795281.41200964</text:p>
          </table:table-cell>
        </table:table-row>
        <table:table-row table:style-name="ro1">
          <table:table-cell office:value-type="float" office:value="1239.87" calcext:value-type="float">
            <text:p>1239.87</text:p>
          </table:table-cell>
          <table:table-cell office:value-type="float" office:value="723.048" calcext:value-type="float">
            <text:p>723.048</text:p>
          </table:table-cell>
          <table:table-cell table:formula="of:=[.B1220]/16486.62" office:value-type="float" office:value="0.0438566546690589" calcext:value-type="float">
            <text:p>0.043856654669059</text:p>
          </table:table-cell>
          <table:table-cell office:value-type="float" office:value="796017.44367499" calcext:value-type="float">
            <text:p>796017.44367499</text:p>
          </table:table-cell>
        </table:table-row>
        <table:table-row table:style-name="ro1">
          <table:table-cell office:value-type="float" office:value="1240.89" calcext:value-type="float">
            <text:p>1240.89</text:p>
          </table:table-cell>
          <table:table-cell office:value-type="float" office:value="722.19065" calcext:value-type="float">
            <text:p>722.19065</text:p>
          </table:table-cell>
          <table:table-cell table:formula="of:=[.B1221]/16486.62" office:value-type="float" office:value="0.0438046518934748" calcext:value-type="float">
            <text:p>0.043804651893475</text:p>
          </table:table-cell>
          <table:table-cell office:value-type="float" office:value="796752.60259358" calcext:value-type="float">
            <text:p>796752.60259358</text:p>
          </table:table-cell>
        </table:table-row>
        <table:table-row table:style-name="ro1">
          <table:table-cell office:value-type="float" office:value="1241.91" calcext:value-type="float">
            <text:p>1241.91</text:p>
          </table:table-cell>
          <table:table-cell office:value-type="float" office:value="724.96257" calcext:value-type="float">
            <text:p>724.96257</text:p>
          </table:table-cell>
          <table:table-cell table:formula="of:=[.B1222]/16486.62" office:value-type="float" office:value="0.0439727833843444" calcext:value-type="float">
            <text:p>0.043972783384344</text:p>
          </table:table-cell>
          <table:table-cell office:value-type="float" office:value="797490.58320505" calcext:value-type="float">
            <text:p>797490.58320505</text:p>
          </table:table-cell>
        </table:table-row>
        <table:table-row table:style-name="ro1">
          <table:table-cell office:value-type="float" office:value="1242.93" calcext:value-type="float">
            <text:p>1242.93</text:p>
          </table:table-cell>
          <table:table-cell office:value-type="float" office:value="731.05738" calcext:value-type="float">
            <text:p>731.05738</text:p>
          </table:table-cell>
          <table:table-cell table:formula="of:=[.B1223]/16486.62" office:value-type="float" office:value="0.0443424655872459" calcext:value-type="float">
            <text:p>0.044342465587246</text:p>
          </table:table-cell>
          <table:table-cell office:value-type="float" office:value="798234.76806933" calcext:value-type="float">
            <text:p>798234.76806933</text:p>
          </table:table-cell>
        </table:table-row>
        <table:table-row table:style-name="ro1">
          <table:table-cell office:value-type="float" office:value="1243.94" calcext:value-type="float">
            <text:p>1243.94</text:p>
          </table:table-cell>
          <table:table-cell office:value-type="float" office:value="739.52476" calcext:value-type="float">
            <text:p>739.52476</text:p>
          </table:table-cell>
          <table:table-cell table:formula="of:=[.B1224]/16486.62" office:value-type="float" office:value="0.0448560566083285" calcext:value-type="float">
            <text:p>0.044856056608329</text:p>
          </table:table-cell>
          <table:table-cell office:value-type="float" office:value="798987.57235887" calcext:value-type="float">
            <text:p>798987.57235887</text:p>
          </table:table-cell>
        </table:table-row>
        <table:table-row table:style-name="ro1">
          <table:table-cell office:value-type="float" office:value="1244.96" calcext:value-type="float">
            <text:p>1244.96</text:p>
          </table:table-cell>
          <table:table-cell office:value-type="float" office:value="749.04482" calcext:value-type="float">
            <text:p>749.04482</text:p>
          </table:table-cell>
          <table:table-cell table:formula="of:=[.B1225]/16486.62" office:value-type="float" office:value="0.0454334981942933" calcext:value-type="float">
            <text:p>0.045433498194293</text:p>
          </table:table-cell>
          <table:table-cell office:value-type="float" office:value="799750.06766738" calcext:value-type="float">
            <text:p>799750.06766738</text:p>
          </table:table-cell>
        </table:table-row>
        <table:table-row table:style-name="ro1">
          <table:table-cell office:value-type="float" office:value="1245.98" calcext:value-type="float">
            <text:p>1245.98</text:p>
          </table:table-cell>
          <table:table-cell office:value-type="float" office:value="758.31155" calcext:value-type="float">
            <text:p>758.31155</text:p>
          </table:table-cell>
          <table:table-cell table:formula="of:=[.B1226]/16486.62" office:value-type="float" office:value="0.0459955739866631" calcext:value-type="float">
            <text:p>0.045995573986663</text:p>
          </table:table-cell>
          <table:table-cell office:value-type="float" office:value="800521.99610623" calcext:value-type="float">
            <text:p>800521.9961062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66.40165" calcext:value-type="float">
            <text:p>766.40165</text:p>
          </table:table-cell>
          <table:table-cell table:formula="of:=[.B1227]/16486.62" office:value-type="float" office:value="0.0464862809963473" calcext:value-type="float">
            <text:p>0.046486280996347</text:p>
          </table:table-cell>
          <table:table-cell office:value-type="float" office:value="801302.15991019" calcext:value-type="float">
            <text:p>801302.15991019</text:p>
          </table:table-cell>
        </table:table-row>
        <table:table-row table:style-name="ro1">
          <table:table-cell office:value-type="float" office:value="1248.02" calcext:value-type="float">
            <text:p>1248.02</text:p>
          </table:table-cell>
          <table:table-cell office:value-type="float" office:value="773.01682" calcext:value-type="float">
            <text:p>773.01682</text:p>
          </table:table-cell>
          <table:table-cell table:formula="of:=[.B1228]/16486.62" office:value-type="float" office:value="0.046887525763316" calcext:value-type="float">
            <text:p>0.046887525763316</text:p>
          </table:table-cell>
          <table:table-cell office:value-type="float" office:value="802089.05767523" calcext:value-type="float">
            <text:p>802089.05767523</text:p>
          </table:table-cell>
        </table:table-row>
        <table:table-row table:style-name="ro1">
          <table:table-cell office:value-type="float" office:value="1249.03" calcext:value-type="float">
            <text:p>1249.03</text:p>
          </table:table-cell>
          <table:table-cell office:value-type="float" office:value="778.53958" calcext:value-type="float">
            <text:p>778.53958</text:p>
          </table:table-cell>
          <table:table-cell table:formula="of:=[.B1229]/16486.62" office:value-type="float" office:value="0.0472225101324589" calcext:value-type="float">
            <text:p>0.047222510132459</text:p>
          </table:table-cell>
          <table:table-cell office:value-type="float" office:value="802881.57737424" calcext:value-type="float">
            <text:p>802881.57737424</text:p>
          </table:table-cell>
        </table:table-row>
        <table:table-row table:style-name="ro1">
          <table:table-cell office:value-type="float" office:value="1250.05" calcext:value-type="float">
            <text:p>1250.05</text:p>
          </table:table-cell>
          <table:table-cell office:value-type="float" office:value="783.91207" calcext:value-type="float">
            <text:p>783.91207</text:p>
          </table:table-cell>
          <table:table-cell table:formula="of:=[.B1230]/16486.62" office:value-type="float" office:value="0.0475483798377108" calcext:value-type="float">
            <text:p>0.047548379837711</text:p>
          </table:table-cell>
          <table:table-cell office:value-type="float" office:value="803679.56603265" calcext:value-type="float">
            <text:p>803679.56603265</text:p>
          </table:table-cell>
        </table:table-row>
        <table:table-row table:style-name="ro1">
          <table:table-cell office:value-type="float" office:value="1251.07" calcext:value-type="float">
            <text:p>1251.07</text:p>
          </table:table-cell>
          <table:table-cell office:value-type="float" office:value="790.40518" calcext:value-type="float">
            <text:p>790.40518</text:p>
          </table:table-cell>
          <table:table-cell table:formula="of:=[.B1231]/16486.62" office:value-type="float" office:value="0.047942221025292" calcext:value-type="float">
            <text:p>0.047942221025292</text:p>
          </table:table-cell>
          <table:table-cell office:value-type="float" office:value="804484.16439923" calcext:value-type="float">
            <text:p>804484.16439923</text:p>
          </table:table-cell>
        </table:table-row>
        <table:table-row table:style-name="ro1">
          <table:table-cell office:value-type="float" office:value="1252.09" calcext:value-type="float">
            <text:p>1252.09</text:p>
          </table:table-cell>
          <table:table-cell office:value-type="float" office:value="799.36932" calcext:value-type="float">
            <text:p>799.36932</text:p>
          </table:table-cell>
          <table:table-cell table:formula="of:=[.B1232]/16486.62" office:value-type="float" office:value="0.0484859431466244" calcext:value-type="float">
            <text:p>0.048485943146624</text:p>
          </table:table-cell>
          <table:table-cell office:value-type="float" office:value="805297.88787595" calcext:value-type="float">
            <text:p>805297.88787595</text:p>
          </table:table-cell>
        </table:table-row>
        <table:table-row table:style-name="ro1">
          <table:table-cell office:value-type="float" office:value="1253.1" calcext:value-type="float">
            <text:p>1253.1</text:p>
          </table:table-cell>
          <table:table-cell office:value-type="float" office:value="812.04264" calcext:value-type="float">
            <text:p>812.04264</text:p>
          </table:table-cell>
          <table:table-cell table:formula="of:=[.B1233]/16486.62" office:value-type="float" office:value="0.0492546464951579" calcext:value-type="float">
            <text:p>0.049254646495158</text:p>
          </table:table-cell>
          <table:table-cell office:value-type="float" office:value="806124.51224005" calcext:value-type="float">
            <text:p>806124.51224005</text:p>
          </table:table-cell>
        </table:table-row>
        <table:table-row table:style-name="ro1">
          <table:table-cell office:value-type="float" office:value="1254.12" calcext:value-type="float">
            <text:p>1254.12</text:p>
          </table:table-cell>
          <table:table-cell office:value-type="float" office:value="829.44929" calcext:value-type="float">
            <text:p>829.44929</text:p>
          </table:table-cell>
          <table:table-cell table:formula="of:=[.B1234]/16486.62" office:value-type="float" office:value="0.0503104511415924" calcext:value-type="float">
            <text:p>0.050310451141592</text:p>
          </table:table-cell>
          <table:table-cell office:value-type="float" office:value="806968.85582188" calcext:value-type="float">
            <text:p>806968.85582188</text:p>
          </table:table-cell>
        </table:table-row>
        <table:table-row table:style-name="ro1">
          <table:table-cell office:value-type="float" office:value="1255.14" calcext:value-type="float">
            <text:p>1255.14</text:p>
          </table:table-cell>
          <table:table-cell office:value-type="float" office:value="852.3713" calcext:value-type="float">
            <text:p>852.3713</text:p>
          </table:table-cell>
          <table:table-cell table:formula="of:=[.B1235]/16486.62" office:value-type="float" office:value="0.0517007913083458" calcext:value-type="float">
            <text:p>0.051700791308346</text:p>
          </table:table-cell>
          <table:table-cell office:value-type="float" office:value="807836.53302056" calcext:value-type="float">
            <text:p>807836.53302056</text:p>
          </table:table-cell>
        </table:table-row>
        <table:table-row table:style-name="ro1">
          <table:table-cell office:value-type="float" office:value="1256.16" calcext:value-type="float">
            <text:p>1256.16</text:p>
          </table:table-cell>
          <table:table-cell office:value-type="float" office:value="881.34545" calcext:value-type="float">
            <text:p>881.34545</text:p>
          </table:table-cell>
          <table:table-cell table:formula="of:=[.B1236]/16486.62" office:value-type="float" office:value="0.0534582255186327" calcext:value-type="float">
            <text:p>0.053458225518633</text:p>
          </table:table-cell>
          <table:table-cell office:value-type="float" office:value="808733.70465697" calcext:value-type="float">
            <text:p>808733.70465697</text:p>
          </table:table-cell>
        </table:table-row>
        <table:table-row table:style-name="ro1">
          <table:table-cell office:value-type="float" office:value="1257.18" calcext:value-type="float">
            <text:p>1257.18</text:p>
          </table:table-cell>
          <table:table-cell office:value-type="float" office:value="916.63508" calcext:value-type="float">
            <text:p>916.63508</text:p>
          </table:table-cell>
          <table:table-cell table:formula="of:=[.B1237]/16486.62" office:value-type="float" office:value="0.0555987267250655" calcext:value-type="float">
            <text:p>0.055598726725066</text:p>
          </table:table-cell>
          <table:table-cell office:value-type="float" office:value="809666.79961792" calcext:value-type="float">
            <text:p>809666.79961792</text:p>
          </table:table-cell>
        </table:table-row>
        <table:table-row table:style-name="ro1">
          <table:table-cell office:value-type="float" office:value="1258.19" calcext:value-type="float">
            <text:p>1258.19</text:p>
          </table:table-cell>
          <table:table-cell office:value-type="float" office:value="958.15462" calcext:value-type="float">
            <text:p>958.15462</text:p>
          </table:table-cell>
          <table:table-cell table:formula="of:=[.B1238]/16486.62" office:value-type="float" office:value="0.0581171046582016" calcext:value-type="float">
            <text:p>0.058117104658202</text:p>
          </table:table-cell>
          <table:table-cell office:value-type="float" office:value="810642.15967562" calcext:value-type="float">
            <text:p>810642.15967562</text:p>
          </table:table-cell>
        </table:table-row>
        <table:table-row table:style-name="ro1">
          <table:table-cell office:value-type="float" office:value="1259.21" calcext:value-type="float">
            <text:p>1259.21</text:p>
          </table:table-cell>
          <table:table-cell office:value-type="float" office:value="1005.3686" calcext:value-type="float">
            <text:p>1005.3686</text:p>
          </table:table-cell>
          <table:table-cell table:formula="of:=[.B1239]/16486.62" office:value-type="float" office:value="0.0609808802531993" calcext:value-type="float">
            <text:p>0.060980880253199</text:p>
          </table:table-cell>
          <table:table-cell office:value-type="float" office:value="811665.58147879" calcext:value-type="float">
            <text:p>811665.58147879</text:p>
          </table:table-cell>
        </table:table-row>
        <table:table-row table:style-name="ro1">
          <table:table-cell office:value-type="float" office:value="1260.23" calcext:value-type="float">
            <text:p>1260.23</text:p>
          </table:table-cell>
          <table:table-cell office:value-type="float" office:value="1057.2259" calcext:value-type="float">
            <text:p>1057.2259</text:p>
          </table:table-cell>
          <table:table-cell table:formula="of:=[.B1240]/16486.62" office:value-type="float" office:value="0.0641262975673607" calcext:value-type="float">
            <text:p>0.064126297567361</text:p>
          </table:table-cell>
          <table:table-cell office:value-type="float" office:value="812741.79181116" calcext:value-type="float">
            <text:p>812741.79181116</text:p>
          </table:table-cell>
        </table:table-row>
        <table:table-row table:style-name="ro1">
          <table:table-cell office:value-type="float" office:value="1261.25" calcext:value-type="float">
            <text:p>1261.25</text:p>
          </table:table-cell>
          <table:table-cell office:value-type="float" office:value="1112.2063" calcext:value-type="float">
            <text:p>1112.2063</text:p>
          </table:table-cell>
          <table:table-cell table:formula="of:=[.B1241]/16486.62" office:value-type="float" office:value="0.0674611472818564" calcext:value-type="float">
            <text:p>0.067461147281857</text:p>
          </table:table-cell>
          <table:table-cell office:value-type="float" office:value="813873.96984565" calcext:value-type="float">
            <text:p>813873.96984565</text:p>
          </table:table-cell>
        </table:table-row>
        <table:table-row table:style-name="ro1">
          <table:table-cell office:value-type="float" office:value="1262.27" calcext:value-type="float">
            <text:p>1262.27</text:p>
          </table:table-cell>
          <table:table-cell office:value-type="float" office:value="1168.5343" calcext:value-type="float">
            <text:p>1168.5343</text:p>
          </table:table-cell>
          <table:table-cell table:formula="of:=[.B1242]/16486.62" office:value-type="float" office:value="0.0708777360065314" calcext:value-type="float">
            <text:p>0.070877736006531</text:p>
          </table:table-cell>
          <table:table-cell office:value-type="float" office:value="815063.48731683" calcext:value-type="float">
            <text:p>815063.48731683</text:p>
          </table:table-cell>
        </table:table-row>
        <table:table-row table:style-name="ro1">
          <table:table-cell office:value-type="float" office:value="1263.28" calcext:value-type="float">
            <text:p>1263.28</text:p>
          </table:table-cell>
          <table:table-cell office:value-type="float" office:value="1224.5628" calcext:value-type="float">
            <text:p>1224.5628</text:p>
          </table:table-cell>
          <table:table-cell table:formula="of:=[.B1243]/16486.62" office:value-type="float" office:value="0.0742761584848805" calcext:value-type="float">
            <text:p>0.074276158484881</text:p>
          </table:table-cell>
          <table:table-cell office:value-type="float" office:value="816310.0393777" calcext:value-type="float">
            <text:p>816310.0393777</text:p>
          </table:table-cell>
        </table:table-row>
        <table:table-row table:style-name="ro1">
          <table:table-cell office:value-type="float" office:value="1264.3" calcext:value-type="float">
            <text:p>1264.3</text:p>
          </table:table-cell>
          <table:table-cell office:value-type="float" office:value="1279.2543" calcext:value-type="float">
            <text:p>1279.2543</text:p>
          </table:table-cell>
          <table:table-cell table:formula="of:=[.B1244]/16486.62" office:value-type="float" office:value="0.0775934848986633" calcext:value-type="float">
            <text:p>0.077593484898663</text:p>
          </table:table-cell>
          <table:table-cell office:value-type="float" office:value="817612.2650351" calcext:value-type="float">
            <text:p>817612.2650351</text:p>
          </table:table-cell>
        </table:table-row>
        <table:table-row table:style-name="ro1">
          <table:table-cell office:value-type="float" office:value="1265.32" calcext:value-type="float">
            <text:p>1265.32</text:p>
          </table:table-cell>
          <table:table-cell office:value-type="float" office:value="1332.617" calcext:value-type="float">
            <text:p>1332.617</text:p>
          </table:table-cell>
          <table:table-cell table:formula="of:=[.B1245]/16486.62" office:value-type="float" office:value="0.0808302126209011" calcext:value-type="float">
            <text:p>0.080830212620901</text:p>
          </table:table-cell>
          <table:table-cell office:value-type="float" office:value="818968.81159306" calcext:value-type="float">
            <text:p>818968.81159306</text:p>
          </table:table-cell>
        </table:table-row>
        <table:table-row table:style-name="ro1">
          <table:table-cell office:value-type="float" office:value="1266.34" calcext:value-type="float">
            <text:p>1266.34</text:p>
          </table:table-cell>
          <table:table-cell office:value-type="float" office:value="1385.9196" calcext:value-type="float">
            <text:p>1385.9196</text:p>
          </table:table-cell>
          <table:table-cell table:formula="of:=[.B1246]/16486.62" office:value-type="float" office:value="0.0840632949628244" calcext:value-type="float">
            <text:p>0.084063294962824</text:p>
          </table:table-cell>
          <table:table-cell office:value-type="float" office:value="820379.61793551" calcext:value-type="float">
            <text:p>820379.61793551</text:p>
          </table:table-cell>
        </table:table-row>
        <table:table-row table:style-name="ro1">
          <table:table-cell office:value-type="float" office:value="1267.36" calcext:value-type="float">
            <text:p>1267.36</text:p>
          </table:table-cell>
          <table:table-cell office:value-type="float" office:value="1441.5346" calcext:value-type="float">
            <text:p>1441.5346</text:p>
          </table:table-cell>
          <table:table-cell table:formula="of:=[.B1247]/16486.62" office:value-type="float" office:value="0.0874366364967471" calcext:value-type="float">
            <text:p>0.087436636496747</text:p>
          </table:table-cell>
          <table:table-cell office:value-type="float" office:value="821847.03797177" calcext:value-type="float">
            <text:p>821847.03797177</text:p>
          </table:table-cell>
        </table:table-row>
        <table:table-row table:style-name="ro1">
          <table:table-cell office:value-type="float" office:value="1268.37" calcext:value-type="float">
            <text:p>1268.37</text:p>
          </table:table-cell>
          <table:table-cell office:value-type="float" office:value="1502.3537" calcext:value-type="float">
            <text:p>1502.3537</text:p>
          </table:table-cell>
          <table:table-cell table:formula="of:=[.B1248]/16486.62" office:value-type="float" office:value="0.091125633998964" calcext:value-type="float">
            <text:p>0.091125633998964</text:p>
          </table:table-cell>
          <table:table-cell office:value-type="float" office:value="823376.36921356" calcext:value-type="float">
            <text:p>823376.36921356</text:p>
          </table:table-cell>
        </table:table-row>
        <table:table-row table:style-name="ro1">
          <table:table-cell office:value-type="float" office:value="1269.39" calcext:value-type="float">
            <text:p>1269.39</text:p>
          </table:table-cell>
          <table:table-cell office:value-type="float" office:value="1570.8703" calcext:value-type="float">
            <text:p>1570.8703</text:p>
          </table:table-cell>
          <table:table-cell table:formula="of:=[.B1249]/16486.62" office:value-type="float" office:value="0.0952815252610905" calcext:value-type="float">
            <text:p>0.095281525261091</text:p>
          </table:table-cell>
          <table:table-cell office:value-type="float" office:value="824975.44741702" calcext:value-type="float">
            <text:p>824975.44741702</text:p>
          </table:table-cell>
        </table:table-row>
        <table:table-row table:style-name="ro1">
          <table:table-cell office:value-type="float" office:value="1270.41" calcext:value-type="float">
            <text:p>1270.41</text:p>
          </table:table-cell>
          <table:table-cell office:value-type="float" office:value="1648.1835" calcext:value-type="float">
            <text:p>1648.1835</text:p>
          </table:table-cell>
          <table:table-cell table:formula="of:=[.B1250]/16486.62" office:value-type="float" office:value="0.0999709764645513" calcext:value-type="float">
            <text:p>0.099970976464551</text:p>
          </table:table-cell>
          <table:table-cell office:value-type="float" office:value="826653.22705072" calcext:value-type="float">
            <text:p>826653.22705072</text:p>
          </table:table-cell>
        </table:table-row>
        <table:table-row table:style-name="ro1">
          <table:table-cell office:value-type="float" office:value="1271.43" calcext:value-type="float">
            <text:p>1271.43</text:p>
          </table:table-cell>
          <table:table-cell office:value-type="float" office:value="1733.2835" calcext:value-type="float">
            <text:p>1733.2835</text:p>
          </table:table-cell>
          <table:table-cell table:formula="of:=[.B1251]/16486.62" office:value-type="float" office:value="0.105132737941434" calcext:value-type="float">
            <text:p>0.105132737941434</text:p>
          </table:table-cell>
          <table:table-cell office:value-type="float" office:value="828417.63483793" calcext:value-type="float">
            <text:p>828417.63483793</text:p>
          </table:table-cell>
        </table:table-row>
        <table:table-row table:style-name="ro1">
          <table:table-cell office:value-type="float" office:value="1272.45" calcext:value-type="float">
            <text:p>1272.45</text:p>
          </table:table-cell>
          <table:table-cell office:value-type="float" office:value="1822.9725" calcext:value-type="float">
            <text:p>1822.9725</text:p>
          </table:table-cell>
          <table:table-cell table:formula="of:=[.B1252]/16486.62" office:value-type="float" office:value="0.11057284634449" calcext:value-type="float">
            <text:p>0.11057284634449</text:p>
          </table:table-cell>
          <table:table-cell office:value-type="float" office:value="830273.34215457" calcext:value-type="float">
            <text:p>830273.34215457</text:p>
          </table:table-cell>
        </table:table-row>
        <table:table-row table:style-name="ro1">
          <table:table-cell office:value-type="float" office:value="1273.46" calcext:value-type="float">
            <text:p>1273.46</text:p>
          </table:table-cell>
          <table:table-cell office:value-type="float" office:value="1912.6144" calcext:value-type="float">
            <text:p>1912.6144</text:p>
          </table:table-cell>
          <table:table-cell table:formula="of:=[.B1253]/16486.62" office:value-type="float" office:value="0.116010097885437" calcext:value-type="float">
            <text:p>0.116010097885437</text:p>
          </table:table-cell>
          <table:table-cell office:value-type="float" office:value="832220.30103272" calcext:value-type="float">
            <text:p>832220.30103272</text:p>
          </table:table-cell>
        </table:table-row>
        <table:table-row table:style-name="ro1">
          <table:table-cell office:value-type="float" office:value="1274.48" calcext:value-type="float">
            <text:p>1274.48</text:p>
          </table:table-cell>
          <table:table-cell office:value-type="float" office:value="1997.6279" calcext:value-type="float">
            <text:p>1997.6279</text:p>
          </table:table-cell>
          <table:table-cell table:formula="of:=[.B1254]/16486.62" office:value-type="float" office:value="0.121166612683497" calcext:value-type="float">
            <text:p>0.121166612683497</text:p>
          </table:table-cell>
          <table:table-cell office:value-type="float" office:value="834253.80005437" calcext:value-type="float">
            <text:p>834253.80005437</text:p>
          </table:table-cell>
        </table:table-row>
        <table:table-row table:style-name="ro1">
          <table:table-cell office:value-type="float" office:value="1275.5" calcext:value-type="float">
            <text:p>1275.5</text:p>
          </table:table-cell>
          <table:table-cell office:value-type="float" office:value="2075.3126" calcext:value-type="float">
            <text:p>2075.3126</text:p>
          </table:table-cell>
          <table:table-cell table:formula="of:=[.B1255]/16486.62" office:value-type="float" office:value="0.125878597311032" calcext:value-type="float">
            <text:p>0.125878597311032</text:p>
          </table:table-cell>
          <table:table-cell office:value-type="float" office:value="836366.37872652" calcext:value-type="float">
            <text:p>836366.37872652</text:p>
          </table:table-cell>
        </table:table-row>
        <table:table-row table:style-name="ro1">
          <table:table-cell office:value-type="float" office:value="1276.52" calcext:value-type="float">
            <text:p>1276.52</text:p>
          </table:table-cell>
          <table:table-cell office:value-type="float" office:value="2146.3592" calcext:value-type="float">
            <text:p>2146.3592</text:p>
          </table:table-cell>
          <table:table-cell table:formula="of:=[.B1256]/16486.62" office:value-type="float" office:value="0.130187946346795" calcext:value-type="float">
            <text:p>0.130187946346795</text:p>
          </table:table-cell>
          <table:table-cell office:value-type="float" office:value="838551.27978875" calcext:value-type="float">
            <text:p>838551.27978875</text:p>
          </table:table-cell>
        </table:table-row>
        <table:table-row table:style-name="ro1">
          <table:table-cell office:value-type="float" office:value="1277.54" calcext:value-type="float">
            <text:p>1277.54</text:p>
          </table:table-cell>
          <table:table-cell office:value-type="float" office:value="2215.3721" calcext:value-type="float">
            <text:p>2215.3721</text:p>
          </table:table-cell>
          <table:table-cell table:formula="of:=[.B1257]/16486.62" office:value-type="float" office:value="0.134373940807758" calcext:value-type="float">
            <text:p>0.134373940807758</text:p>
          </table:table-cell>
          <table:table-cell office:value-type="float" office:value="840806.43296747" calcext:value-type="float">
            <text:p>840806.43296747</text:p>
          </table:table-cell>
        </table:table-row>
        <table:table-row table:style-name="ro1">
          <table:table-cell office:value-type="float" office:value="1278.55" calcext:value-type="float">
            <text:p>1278.55</text:p>
          </table:table-cell>
          <table:table-cell office:value-type="float" office:value="2289.978" calcext:value-type="float">
            <text:p>2289.978</text:p>
          </table:table-cell>
          <table:table-cell table:formula="of:=[.B1258]/16486.62" office:value-type="float" office:value="0.138899180062378" calcext:value-type="float">
            <text:p>0.138899180062378</text:p>
          </table:table-cell>
          <table:table-cell office:value-type="float" office:value="843137.53179443" calcext:value-type="float">
            <text:p>843137.53179443</text:p>
          </table:table-cell>
        </table:table-row>
        <table:table-row table:style-name="ro1">
          <table:table-cell office:value-type="float" office:value="1279.57" calcext:value-type="float">
            <text:p>1279.57</text:p>
          </table:table-cell>
          <table:table-cell office:value-type="float" office:value="2378.5847" calcext:value-type="float">
            <text:p>2378.5847</text:p>
          </table:table-cell>
          <table:table-cell table:formula="of:=[.B1259]/16486.62" office:value-type="float" office:value="0.144273641292151" calcext:value-type="float">
            <text:p>0.144273641292151</text:p>
          </table:table-cell>
          <table:table-cell office:value-type="float" office:value="845558.82836064" calcext:value-type="float">
            <text:p>845558.82836064</text:p>
          </table:table-cell>
        </table:table-row>
        <table:table-row table:style-name="ro1">
          <table:table-cell office:value-type="float" office:value="1280.59" calcext:value-type="float">
            <text:p>1280.59</text:p>
          </table:table-cell>
          <table:table-cell office:value-type="float" office:value="2487.4222" calcext:value-type="float">
            <text:p>2487.4222</text:p>
          </table:table-cell>
          <table:table-cell table:formula="of:=[.B1260]/16486.62" office:value-type="float" office:value="0.150875206682752" calcext:value-type="float">
            <text:p>0.150875206682752</text:p>
          </table:table-cell>
          <table:table-cell office:value-type="float" office:value="848090.91682295" calcext:value-type="float">
            <text:p>848090.91682295</text:p>
          </table:table-cell>
        </table:table-row>
        <table:table-row table:style-name="ro1">
          <table:table-cell office:value-type="float" office:value="1281.61" calcext:value-type="float">
            <text:p>1281.61</text:p>
          </table:table-cell>
          <table:table-cell office:value-type="float" office:value="2617.9404" calcext:value-type="float">
            <text:p>2617.9404</text:p>
          </table:table-cell>
          <table:table-cell table:formula="of:=[.B1261]/16486.62" office:value-type="float" office:value="0.158791820276078" calcext:value-type="float">
            <text:p>0.158791820276078</text:p>
          </table:table-cell>
          <table:table-cell office:value-type="float" office:value="850755.86714603" calcext:value-type="float">
            <text:p>850755.86714603</text:p>
          </table:table-cell>
        </table:table-row>
        <table:table-row table:style-name="ro1">
          <table:table-cell office:value-type="float" office:value="1282.63" calcext:value-type="float">
            <text:p>1282.63</text:p>
          </table:table-cell>
          <table:table-cell office:value-type="float" office:value="2765.7229" calcext:value-type="float">
            <text:p>2765.7229</text:p>
          </table:table-cell>
          <table:table-cell table:formula="of:=[.B1262]/16486.62" office:value-type="float" office:value="0.1677556042415" calcext:value-type="float">
            <text:p>0.1677556042415</text:p>
          </table:table-cell>
          <table:table-cell office:value-type="float" office:value="853571.25369522" calcext:value-type="float">
            <text:p>853571.25369522</text:p>
          </table:table-cell>
        </table:table-row>
        <table:table-row table:style-name="ro1">
          <table:table-cell office:value-type="float" office:value="1283.64" calcext:value-type="float">
            <text:p>1283.64</text:p>
          </table:table-cell>
          <table:table-cell office:value-type="float" office:value="2921.7199" calcext:value-type="float">
            <text:p>2921.7199</text:p>
          </table:table-cell>
          <table:table-cell table:formula="of:=[.B1263]/16486.62" office:value-type="float" office:value="0.17721764072927" calcext:value-type="float">
            <text:p>0.17721764072927</text:p>
          </table:table-cell>
          <table:table-cell office:value-type="float" office:value="856545.43847048" calcext:value-type="float">
            <text:p>856545.43847048</text:p>
          </table:table-cell>
        </table:table-row>
        <table:table-row table:style-name="ro1">
          <table:table-cell office:value-type="float" office:value="1284.66" calcext:value-type="float">
            <text:p>1284.66</text:p>
          </table:table-cell>
          <table:table-cell office:value-type="float" office:value="3075.8482" calcext:value-type="float">
            <text:p>3075.8482</text:p>
          </table:table-cell>
          <table:table-cell table:formula="of:=[.B1264]/16486.62" office:value-type="float" office:value="0.186566330757912" calcext:value-type="float">
            <text:p>0.186566330757912</text:p>
          </table:table-cell>
          <table:table-cell office:value-type="float" office:value="859676.51925416" calcext:value-type="float">
            <text:p>859676.51925416</text:p>
          </table:table-cell>
        </table:table-row>
        <table:table-row table:style-name="ro1">
          <table:table-cell office:value-type="float" office:value="1285.68" calcext:value-type="float">
            <text:p>1285.68</text:p>
          </table:table-cell>
          <table:table-cell office:value-type="float" office:value="3222.1017" calcext:value-type="float">
            <text:p>3222.1017</text:p>
          </table:table-cell>
          <table:table-cell table:formula="of:=[.B1265]/16486.62" office:value-type="float" office:value="0.19543737285144" calcext:value-type="float">
            <text:p>0.19543737285144</text:p>
          </table:table-cell>
          <table:table-cell office:value-type="float" office:value="862956.47973437" calcext:value-type="float">
            <text:p>862956.47973437</text:p>
          </table:table-cell>
        </table:table-row>
        <table:table-row table:style-name="ro1">
          <table:table-cell office:value-type="float" office:value="1286.7" calcext:value-type="float">
            <text:p>1286.7</text:p>
          </table:table-cell>
          <table:table-cell office:value-type="float" office:value="3363.5829" calcext:value-type="float">
            <text:p>3363.5829</text:p>
          </table:table-cell>
          <table:table-cell table:formula="of:=[.B1266]/16486.62" office:value-type="float" office:value="0.204018949912111" calcext:value-type="float">
            <text:p>0.204018949912111</text:p>
          </table:table-cell>
          <table:table-cell office:value-type="float" office:value="866380.46200009" calcext:value-type="float">
            <text:p>866380.46200009</text:p>
          </table:table-cell>
        </table:table-row>
        <table:table-row table:style-name="ro1">
          <table:table-cell office:value-type="float" office:value="1287.72" calcext:value-type="float">
            <text:p>1287.72</text:p>
          </table:table-cell>
          <table:table-cell office:value-type="float" office:value="3515.6249" calcext:value-type="float">
            <text:p>3515.6249</text:p>
          </table:table-cell>
          <table:table-cell table:formula="of:=[.B1267]/16486.62" office:value-type="float" office:value="0.213241094899986" calcext:value-type="float">
            <text:p>0.213241094899986</text:p>
          </table:table-cell>
          <table:table-cell office:value-type="float" office:value="869959.21644483" calcext:value-type="float">
            <text:p>869959.21644483</text:p>
          </table:table-cell>
        </table:table-row>
        <table:table-row table:style-name="ro1">
          <table:table-cell office:value-type="float" office:value="1288.73" calcext:value-type="float">
            <text:p>1288.73</text:p>
          </table:table-cell>
          <table:table-cell office:value-type="float" office:value="3705.5658" calcext:value-type="float">
            <text:p>3705.5658</text:p>
          </table:table-cell>
          <table:table-cell table:formula="of:=[.B1268]/16486.62" office:value-type="float" office:value="0.22476200700932" calcext:value-type="float">
            <text:p>0.22476200700932</text:p>
          </table:table-cell>
          <table:table-cell office:value-type="float" office:value="873731.32257414" calcext:value-type="float">
            <text:p>873731.32257414</text:p>
          </table:table-cell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3968.7006" calcext:value-type="float">
            <text:p>3968.7006</text:p>
          </table:table-cell>
          <table:table-cell table:formula="of:=[.B1269]/16486.62" office:value-type="float" office:value="0.240722513165221" calcext:value-type="float">
            <text:p>0.240722513165221</text:p>
          </table:table-cell>
          <table:table-cell office:value-type="float" office:value="877771.28849638" calcext:value-type="float">
            <text:p>877771.28849638</text:p>
          </table:table-cell>
        </table:table-row>
        <table:table-row table:style-name="ro1">
          <table:table-cell office:value-type="float" office:value="1290.77" calcext:value-type="float">
            <text:p>1290.77</text:p>
          </table:table-cell>
          <table:table-cell office:value-type="float" office:value="4341.1478" calcext:value-type="float">
            <text:p>4341.1478</text:p>
          </table:table-cell>
          <table:table-cell table:formula="of:=[.B1270]/16486.62" office:value-type="float" office:value="0.263313389888285" calcext:value-type="float">
            <text:p>0.263313389888285</text:p>
          </table:table-cell>
          <table:table-cell office:value-type="float" office:value="882190.38961695" calcext:value-type="float">
            <text:p>882190.38961695</text:p>
          </table:table-cell>
        </table:table-row>
        <table:table-row table:style-name="ro1">
          <table:table-cell office:value-type="float" office:value="1291.79" calcext:value-type="float">
            <text:p>1291.79</text:p>
          </table:table-cell>
          <table:table-cell office:value-type="float" office:value="4851.4215" calcext:value-type="float">
            <text:p>4851.4215</text:p>
          </table:table-cell>
          <table:table-cell table:formula="of:=[.B1271]/16486.62" office:value-type="float" office:value="0.294264166942648" calcext:value-type="float">
            <text:p>0.294264166942648</text:p>
          </table:table-cell>
          <table:table-cell office:value-type="float" office:value="887128.92739356" calcext:value-type="float">
            <text:p>887128.92739356</text:p>
          </table:table-cell>
        </table:table-row>
        <table:table-row table:style-name="ro1">
          <table:table-cell office:value-type="float" office:value="1292.81" calcext:value-type="float">
            <text:p>1292.81</text:p>
          </table:table-cell>
          <table:table-cell office:value-type="float" office:value="5512.9887" calcext:value-type="float">
            <text:p>5512.9887</text:p>
          </table:table-cell>
          <table:table-cell table:formula="of:=[.B1272]/16486.62" office:value-type="float" office:value="0.334391688532883" calcext:value-type="float">
            <text:p>0.334391688532883</text:p>
          </table:table-cell>
          <table:table-cell office:value-type="float" office:value="892740.91197166" calcext:value-type="float">
            <text:p>892740.91197166</text:p>
          </table:table-cell>
        </table:table-row>
        <table:table-row table:style-name="ro1">
          <table:table-cell office:value-type="float" office:value="1293.82" calcext:value-type="float">
            <text:p>1293.82</text:p>
          </table:table-cell>
          <table:table-cell office:value-type="float" office:value="6319.8394" calcext:value-type="float">
            <text:p>6319.8394</text:p>
          </table:table-cell>
          <table:table-cell table:formula="of:=[.B1273]/16486.62" office:value-type="float" office:value="0.383331416627544" calcext:value-type="float">
            <text:p>0.383331416627544</text:p>
          </table:table-cell>
          <table:table-cell office:value-type="float" office:value="899174.23572645" calcext:value-type="float">
            <text:p>899174.23572645</text:p>
          </table:table-cell>
        </table:table-row>
        <table:table-row table:style-name="ro1">
          <table:table-cell office:value-type="float" office:value="1294.84" calcext:value-type="float">
            <text:p>1294.84</text:p>
          </table:table-cell>
          <table:table-cell office:value-type="float" office:value="7246.1757" calcext:value-type="float">
            <text:p>7246.1757</text:p>
          </table:table-cell>
          <table:table-cell table:formula="of:=[.B1274]/16486.62" office:value-type="float" office:value="0.43951857324303" calcext:value-type="float">
            <text:p>0.43951857324303</text:p>
          </table:table-cell>
          <table:table-cell office:value-type="float" office:value="906550.52987115" calcext:value-type="float">
            <text:p>906550.52987115</text:p>
          </table:table-cell>
        </table:table-row>
        <table:table-row table:style-name="ro1">
          <table:table-cell office:value-type="float" office:value="1295.86" calcext:value-type="float">
            <text:p>1295.86</text:p>
          </table:table-cell>
          <table:table-cell office:value-type="float" office:value="8250.0688" calcext:value-type="float">
            <text:p>8250.0688</text:p>
          </table:table-cell>
          <table:table-cell table:formula="of:=[.B1275]/16486.62" office:value-type="float" office:value="0.500409956680023" calcext:value-type="float">
            <text:p>0.500409956680023</text:p>
          </table:table-cell>
          <table:table-cell office:value-type="float" office:value="914948.74390339" calcext:value-type="float">
            <text:p>914948.74390339</text:p>
          </table:table-cell>
        </table:table-row>
        <table:table-row table:style-name="ro1">
          <table:table-cell office:value-type="float" office:value="1296.88" calcext:value-type="float">
            <text:p>1296.88</text:p>
          </table:table-cell>
          <table:table-cell office:value-type="float" office:value="9279.8014" calcext:value-type="float">
            <text:p>9279.8014</text:p>
          </table:table-cell>
          <table:table-cell table:formula="of:=[.B1276]/16486.62" office:value-type="float" office:value="0.562868641358872" calcext:value-type="float">
            <text:p>0.562868641358872</text:p>
          </table:table-cell>
          <table:table-cell office:value-type="float" office:value="924395.18128159" calcext:value-type="float">
            <text:p>924395.18128159</text:p>
          </table:table-cell>
        </table:table-row>
        <table:table-row table:style-name="ro1">
          <table:table-cell office:value-type="float" office:value="1297.89" calcext:value-type="float">
            <text:p>1297.89</text:p>
          </table:table-cell>
          <table:table-cell office:value-type="float" office:value="10280.997" calcext:value-type="float">
            <text:p>10280.997</text:p>
          </table:table-cell>
          <table:table-cell table:formula="of:=[.B1277]/16486.62" office:value-type="float" office:value="0.623596407268439" calcext:value-type="float">
            <text:p>0.623596407268439</text:p>
          </table:table-cell>
          <table:table-cell office:value-type="float" office:value="934860.79237452" calcext:value-type="float">
            <text:p>934860.79237452</text:p>
          </table:table-cell>
        </table:table-row>
        <table:table-row table:style-name="ro1">
          <table:table-cell office:value-type="float" office:value="1298.91" calcext:value-type="float">
            <text:p>1298.91</text:p>
          </table:table-cell>
          <table:table-cell office:value-type="float" office:value="11202.725" calcext:value-type="float">
            <text:p>11202.725</text:p>
          </table:table-cell>
          <table:table-cell table:formula="of:=[.B1278]/16486.62" office:value-type="float" office:value="0.679504046311494" calcext:value-type="float">
            <text:p>0.679504046311494</text:p>
          </table:table-cell>
          <table:table-cell office:value-type="float" office:value="946264.68275128" calcext:value-type="float">
            <text:p>946264.68275128</text:p>
          </table:table-cell>
        </table:table-row>
        <table:table-row table:style-name="ro1">
          <table:table-cell office:value-type="float" office:value="1299.93" calcext:value-type="float">
            <text:p>1299.93</text:p>
          </table:table-cell>
          <table:table-cell office:value-type="float" office:value="12001.467" calcext:value-type="float">
            <text:p>12001.467</text:p>
          </table:table-cell>
          <table:table-cell table:formula="of:=[.B1279]/16486.62" office:value-type="float" office:value="0.727951939208886" calcext:value-type="float">
            <text:p>0.727951939208886</text:p>
          </table:table-cell>
          <table:table-cell office:value-type="float" office:value="958481.65863942" calcext:value-type="float">
            <text:p>958481.65863942</text:p>
          </table:table-cell>
        </table:table-row>
        <table:table-row table:style-name="ro1">
          <table:table-cell office:value-type="float" office:value="1300.95" calcext:value-type="float">
            <text:p>1300.95</text:p>
          </table:table-cell>
          <table:table-cell office:value-type="float" office:value="12642.803" calcext:value-type="float">
            <text:p>12642.803</text:p>
          </table:table-cell>
          <table:table-cell table:formula="of:=[.B1280]/16486.62" office:value-type="float" office:value="0.766852332376194" calcext:value-type="float">
            <text:p>0.766852332376194</text:p>
          </table:table-cell>
          <table:table-cell office:value-type="float" office:value="971351.48669129" calcext:value-type="float">
            <text:p>971351.48669129</text:p>
          </table:table-cell>
        </table:table-row>
        <table:table-row table:style-name="ro1">
          <table:table-cell office:value-type="float" office:value="1301.97" calcext:value-type="float">
            <text:p>1301.97</text:p>
          </table:table-cell>
          <table:table-cell office:value-type="float" office:value="13101.508" calcext:value-type="float">
            <text:p>13101.508</text:p>
          </table:table-cell>
          <table:table-cell table:formula="of:=[.B1281]/16486.62" office:value-type="float" office:value="0.794675197220534" calcext:value-type="float">
            <text:p>0.794675197220534</text:p>
          </table:table-cell>
          <table:table-cell office:value-type="float" office:value="984688.2563621" calcext:value-type="float">
            <text:p>984688.2563621</text:p>
          </table:table-cell>
        </table:table-row>
        <table:table-row table:style-name="ro1">
          <table:table-cell office:value-type="float" office:value="1302.98" calcext:value-type="float">
            <text:p>1302.98</text:p>
          </table:table-cell>
          <table:table-cell office:value-type="float" office:value="13361.154" calcext:value-type="float">
            <text:p>13361.154</text:p>
          </table:table-cell>
          <table:table-cell table:formula="of:=[.B1282]/16486.62" office:value-type="float" office:value="0.810424089352457" calcext:value-type="float">
            <text:p>0.810424089352457</text:p>
          </table:table-cell>
          <table:table-cell office:value-type="float" office:value="998289.33425034" calcext:value-type="float">
            <text:p>998289.3342503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414.108" calcext:value-type="float">
            <text:p>13414.108</text:p>
          </table:table-cell>
          <table:table-cell table:formula="of:=[.B1283]/16486.62" office:value-type="float" office:value="0.813636027275451" calcext:value-type="float">
            <text:p>0.813636027275451</text:p>
          </table:table-cell>
          <table:table-cell office:value-type="float" office:value="1011944.3174801" calcext:value-type="float">
            <text:p>1011944.3174801</text:p>
          </table:table-cell>
        </table:table-row>
        <table:table-row table:style-name="ro1">
          <table:table-cell office:value-type="float" office:value="1305.02" calcext:value-type="float">
            <text:p>1305.02</text:p>
          </table:table-cell>
          <table:table-cell office:value-type="float" office:value="13262.236" calcext:value-type="float">
            <text:p>13262.236</text:p>
          </table:table-cell>
          <table:table-cell table:formula="of:=[.B1284]/16486.62" office:value-type="float" office:value="0.804424193679481" calcext:value-type="float">
            <text:p>0.804424193679481</text:p>
          </table:table-cell>
          <table:table-cell office:value-type="float" office:value="1025444.7018247" calcext:value-type="float">
            <text:p>1025444.7018247</text:p>
          </table:table-cell>
        </table:table-row>
        <table:table-row table:style-name="ro1">
          <table:table-cell office:value-type="float" office:value="1306.04" calcext:value-type="float">
            <text:p>1306.04</text:p>
          </table:table-cell>
          <table:table-cell office:value-type="float" office:value="12917.91" calcext:value-type="float">
            <text:p>12917.91</text:p>
          </table:table-cell>
          <table:table-cell table:formula="of:=[.B1285]/16486.62" office:value-type="float" office:value="0.783539015274204" calcext:value-type="float">
            <text:p>0.783539015274204</text:p>
          </table:table-cell>
          <table:table-cell office:value-type="float" office:value="1038594.5765484" calcext:value-type="float">
            <text:p>1038594.5765484</text:p>
          </table:table-cell>
        </table:table-row>
        <table:table-row table:style-name="ro1">
          <table:table-cell office:value-type="float" office:value="1307.06" calcext:value-type="float">
            <text:p>1307.06</text:p>
          </table:table-cell>
          <table:table-cell office:value-type="float" office:value="12404.463" calcext:value-type="float">
            <text:p>12404.463</text:p>
          </table:table-cell>
          <table:table-cell table:formula="of:=[.B1286]/16486.62" office:value-type="float" office:value="0.752395760926133" calcext:value-type="float">
            <text:p>0.752395760926133</text:p>
          </table:table-cell>
          <table:table-cell office:value-type="float" office:value="1051221.7849365" calcext:value-type="float">
            <text:p>1051221.7849365</text:p>
          </table:table-cell>
        </table:table-row>
        <table:table-row table:style-name="ro1">
          <table:table-cell office:value-type="float" office:value="1308.07" calcext:value-type="float">
            <text:p>1308.07</text:p>
          </table:table-cell>
          <table:table-cell office:value-type="float" office:value="11755.235" calcext:value-type="float">
            <text:p>11755.235</text:p>
          </table:table-cell>
          <table:table-cell table:formula="of:=[.B1287]/16486.62" office:value-type="float" office:value="0.713016676553472" calcext:value-type="float">
            <text:p>0.713016676553472</text:p>
          </table:table-cell>
          <table:table-cell office:value-type="float" office:value="1063188.1066061" calcext:value-type="float">
            <text:p>1063188.1066061</text:p>
          </table:table-cell>
        </table:table-row>
        <table:table-row table:style-name="ro1">
          <table:table-cell office:value-type="float" office:value="1309.09" calcext:value-type="float">
            <text:p>1309.09</text:p>
          </table:table-cell>
          <table:table-cell office:value-type="float" office:value="11010.758" calcext:value-type="float">
            <text:p>11010.758</text:p>
          </table:table-cell>
          <table:table-cell table:formula="of:=[.B1288]/16486.62" office:value-type="float" office:value="0.667860240607232" calcext:value-type="float">
            <text:p>0.667860240607232</text:p>
          </table:table-cell>
          <table:table-cell office:value-type="float" office:value="1074396.5826893" calcext:value-type="float">
            <text:p>1074396.5826893</text:p>
          </table:table-cell>
        </table:table-row>
        <table:table-row table:style-name="ro1">
          <table:table-cell office:value-type="float" office:value="1310.11" calcext:value-type="float">
            <text:p>1310.11</text:p>
          </table:table-cell>
          <table:table-cell office:value-type="float" office:value="10214.368" calcext:value-type="float">
            <text:p>10214.368</text:p>
          </table:table-cell>
          <table:table-cell table:formula="of:=[.B1289]/16486.62" office:value-type="float" office:value="0.619555008849601" calcext:value-type="float">
            <text:p>0.619555008849601</text:p>
          </table:table-cell>
          <table:table-cell office:value-type="float" office:value="1084794.3690294" calcext:value-type="float">
            <text:p>1084794.3690294</text:p>
          </table:table-cell>
        </table:table-row>
        <table:table-row table:style-name="ro1">
          <table:table-cell office:value-type="float" office:value="1311.13" calcext:value-type="float">
            <text:p>1311.13</text:p>
          </table:table-cell>
          <table:table-cell office:value-type="float" office:value="9407.1169" calcext:value-type="float">
            <text:p>9407.1169</text:p>
          </table:table-cell>
          <table:table-cell table:formula="of:=[.B1290]/16486.62" office:value-type="float" office:value="0.570590994394242" calcext:value-type="float">
            <text:p>0.570590994394242</text:p>
          </table:table-cell>
          <table:table-cell office:value-type="float" office:value="1094370.408132" calcext:value-type="float">
            <text:p>1094370.408132</text:p>
          </table:table-cell>
        </table:table-row>
        <table:table-row table:style-name="ro1">
          <table:table-cell office:value-type="float" office:value="1312.15" calcext:value-type="float">
            <text:p>1312.15</text:p>
          </table:table-cell>
          <table:table-cell office:value-type="float" office:value="8623.1776" calcext:value-type="float">
            <text:p>8623.1776</text:p>
          </table:table-cell>
          <table:table-cell table:formula="of:=[.B1291]/16486.62" office:value-type="float" office:value="0.523040962914169" calcext:value-type="float">
            <text:p>0.523040962914169</text:p>
          </table:table-cell>
          <table:table-cell office:value-type="float" office:value="1103148.4308437" calcext:value-type="float">
            <text:p>1103148.4308437</text:p>
          </table:table-cell>
        </table:table-row>
        <table:table-row table:style-name="ro1">
          <table:table-cell office:value-type="float" office:value="1313.16" calcext:value-type="float">
            <text:p>1313.16</text:p>
          </table:table-cell>
          <table:table-cell office:value-type="float" office:value="7886.837" calcext:value-type="float">
            <text:p>7886.837</text:p>
          </table:table-cell>
          <table:table-cell table:formula="of:=[.B1292]/16486.62" office:value-type="float" office:value="0.478378042315526" calcext:value-type="float">
            <text:p>0.478378042315526</text:p>
          </table:table-cell>
          <table:table-cell office:value-type="float" office:value="1111176.8905345" calcext:value-type="float">
            <text:p>1111176.8905345</text:p>
          </table:table-cell>
        </table:table-row>
        <table:table-row table:style-name="ro1">
          <table:table-cell office:value-type="float" office:value="1314.18" calcext:value-type="float">
            <text:p>1314.18</text:p>
          </table:table-cell>
          <table:table-cell office:value-type="float" office:value="7211.639" calcext:value-type="float">
            <text:p>7211.639</text:p>
          </table:table-cell>
          <table:table-cell table:formula="of:=[.B1293]/16486.62" office:value-type="float" office:value="0.437423741191342" calcext:value-type="float">
            <text:p>0.437423741191342</text:p>
          </table:table-cell>
          <table:table-cell office:value-type="float" office:value="1118518.0278263" calcext:value-type="float">
            <text:p>1118518.0278263</text:p>
          </table:table-cell>
        </table:table-row>
        <table:table-row table:style-name="ro1">
          <table:table-cell office:value-type="float" office:value="1315.2" calcext:value-type="float">
            <text:p>1315.2</text:p>
          </table:table-cell>
          <table:table-cell office:value-type="float" office:value="6601.6384" calcext:value-type="float">
            <text:p>6601.6384</text:p>
          </table:table-cell>
          <table:table-cell table:formula="of:=[.B1294]/16486.62" office:value-type="float" office:value="0.400424004435112" calcext:value-type="float">
            <text:p>0.400424004435112</text:p>
          </table:table-cell>
          <table:table-cell office:value-type="float" office:value="1125238.210806" calcext:value-type="float">
            <text:p>1125238.210806</text:p>
          </table:table-cell>
        </table:table-row>
        <table:table-row table:style-name="ro1">
          <table:table-cell office:value-type="float" office:value="1316.22" calcext:value-type="float">
            <text:p>1316.22</text:p>
          </table:table-cell>
          <table:table-cell office:value-type="float" office:value="6054.1684" calcext:value-type="float">
            <text:p>6054.1684</text:p>
          </table:table-cell>
          <table:table-cell table:formula="of:=[.B1295]/16486.62" office:value-type="float" office:value="0.367217076635478" calcext:value-type="float">
            <text:p>0.367217076635478</text:p>
          </table:table-cell>
          <table:table-cell office:value-type="float" office:value="1131401.0929471" calcext:value-type="float">
            <text:p>1131401.0929471</text:p>
          </table:table-cell>
        </table:table-row>
        <table:table-row table:style-name="ro1">
          <table:table-cell office:value-type="float" office:value="1317.24" calcext:value-type="float">
            <text:p>1317.24</text:p>
          </table:table-cell>
          <table:table-cell office:value-type="float" office:value="5563.2604" calcext:value-type="float">
            <text:p>5563.2604</text:p>
          </table:table-cell>
          <table:table-cell table:formula="of:=[.B1296]/16486.62" office:value-type="float" office:value="0.337440930888199" calcext:value-type="float">
            <text:p>0.337440930888199</text:p>
          </table:table-cell>
          <table:table-cell office:value-type="float" office:value="1137064.2519788" calcext:value-type="float">
            <text:p>1137064.2519788</text:p>
          </table:table-cell>
        </table:table-row>
        <table:table-row table:style-name="ro1">
          <table:table-cell office:value-type="float" office:value="1318.25" calcext:value-type="float">
            <text:p>1318.25</text:p>
          </table:table-cell>
          <table:table-cell office:value-type="float" office:value="5122.8844" calcext:value-type="float">
            <text:p>5122.8844</text:p>
          </table:table-cell>
          <table:table-cell table:formula="of:=[.B1297]/16486.62" office:value-type="float" office:value="0.310729816056899" calcext:value-type="float">
            <text:p>0.310729816056899</text:p>
          </table:table-cell>
          <table:table-cell office:value-type="float" office:value="1142279.1272221" calcext:value-type="float">
            <text:p>1142279.1272221</text:p>
          </table:table-cell>
        </table:table-row>
        <table:table-row table:style-name="ro1">
          <table:table-cell office:value-type="float" office:value="1319.27" calcext:value-type="float">
            <text:p>1319.27</text:p>
          </table:table-cell>
          <table:table-cell office:value-type="float" office:value="4729.4242" calcext:value-type="float">
            <text:p>4729.4242</text:p>
          </table:table-cell>
          <table:table-cell table:formula="of:=[.B1298]/16486.62" office:value-type="float" office:value="0.286864390639197" calcext:value-type="float">
            <text:p>0.286864390639197</text:p>
          </table:table-cell>
          <table:table-cell office:value-type="float" office:value="1147093.4769589" calcext:value-type="float">
            <text:p>1147093.4769589</text:p>
          </table:table-cell>
        </table:table-row>
        <table:table-row table:style-name="ro1">
          <table:table-cell office:value-type="float" office:value="1320.29" calcext:value-type="float">
            <text:p>1320.29</text:p>
          </table:table-cell>
          <table:table-cell office:value-type="float" office:value="4383.1096" calcext:value-type="float">
            <text:p>4383.1096</text:p>
          </table:table-cell>
          <table:table-cell table:formula="of:=[.B1299]/16486.62" office:value-type="float" office:value="0.265858593210737" calcext:value-type="float">
            <text:p>0.265858593210737</text:p>
          </table:table-cell>
          <table:table-cell office:value-type="float" office:value="1151555.2933942" calcext:value-type="float">
            <text:p>1151555.2933942</text:p>
          </table:table-cell>
        </table:table-row>
        <table:table-row table:style-name="ro1">
          <table:table-cell office:value-type="float" office:value="1321.31" calcext:value-type="float">
            <text:p>1321.31</text:p>
          </table:table-cell>
          <table:table-cell office:value-type="float" office:value="4088.3657" calcext:value-type="float">
            <text:p>4088.3657</text:p>
          </table:table-cell>
          <table:table-cell table:formula="of:=[.B1300]/16486.62" office:value-type="float" office:value="0.247980829302792" calcext:value-type="float">
            <text:p>0.247980829302792</text:p>
          </table:table-cell>
          <table:table-cell office:value-type="float" office:value="1155717.0732247" calcext:value-type="float">
            <text:p>1155717.0732247</text:p>
          </table:table-cell>
        </table:table-row>
        <table:table-row table:style-name="ro1">
          <table:table-cell office:value-type="float" office:value="1322.33" calcext:value-type="float">
            <text:p>1322.33</text:p>
          </table:table-cell>
          <table:table-cell office:value-type="float" office:value="3853.1686" calcext:value-type="float">
            <text:p>3853.1686</text:p>
          </table:table-cell>
          <table:table-cell table:formula="of:=[.B1301]/16486.62" office:value-type="float" office:value="0.233714891226946" calcext:value-type="float">
            <text:p>0.233714891226946</text:p>
          </table:table-cell>
          <table:table-cell office:value-type="float" office:value="1159639.4326031" calcext:value-type="float">
            <text:p>1159639.4326031</text:p>
          </table:table-cell>
        </table:table-row>
        <table:table-row table:style-name="ro1">
          <table:table-cell office:value-type="float" office:value="1323.34" calcext:value-type="float">
            <text:p>1323.34</text:p>
          </table:table-cell>
          <table:table-cell office:value-type="float" office:value="3687.5526" calcext:value-type="float">
            <text:p>3687.5526</text:p>
          </table:table-cell>
          <table:table-cell table:formula="of:=[.B1302]/16486.62" office:value-type="float" office:value="0.223669411923123" calcext:value-type="float">
            <text:p>0.223669411923123</text:p>
          </table:table-cell>
          <table:table-cell office:value-type="float" office:value="1163393.2019934" calcext:value-type="float">
            <text:p>1163393.2019934</text:p>
          </table:table-cell>
        </table:table-row>
        <table:table-row table:style-name="ro1">
          <table:table-cell office:value-type="float" office:value="1324.36" calcext:value-type="float">
            <text:p>1324.36</text:p>
          </table:table-cell>
          <table:table-cell office:value-type="float" office:value="3601.4704" calcext:value-type="float">
            <text:p>3601.4704</text:p>
          </table:table-cell>
          <table:table-cell table:formula="of:=[.B1303]/16486.62" office:value-type="float" office:value="0.218448074863131" calcext:value-type="float">
            <text:p>0.218448074863131</text:p>
          </table:table-cell>
          <table:table-cell office:value-type="float" office:value="1167059.3434878" calcext:value-type="float">
            <text:p>1167059.3434878</text:p>
          </table:table-cell>
        </table:table-row>
        <table:table-row table:style-name="ro1">
          <table:table-cell office:value-type="float" office:value="1325.38" calcext:value-type="float">
            <text:p>1325.38</text:p>
          </table:table-cell>
          <table:table-cell office:value-type="float" office:value="3602.3265" calcext:value-type="float">
            <text:p>3602.3265</text:p>
          </table:table-cell>
          <table:table-cell table:formula="of:=[.B1304]/16486.62" office:value-type="float" office:value="0.218500001819657" calcext:value-type="float">
            <text:p>0.218500001819657</text:p>
          </table:table-cell>
          <table:table-cell office:value-type="float" office:value="1170726.3563772" calcext:value-type="float">
            <text:p>1170726.3563772</text:p>
          </table:table-cell>
        </table:table-row>
        <table:table-row table:style-name="ro1">
          <table:table-cell office:value-type="float" office:value="1326.4" calcext:value-type="float">
            <text:p>1326.4</text:p>
          </table:table-cell>
          <table:table-cell office:value-type="float" office:value="3692.6464" calcext:value-type="float">
            <text:p>3692.6464</text:p>
          </table:table-cell>
          <table:table-cell table:formula="of:=[.B1305]/16486.62" office:value-type="float" office:value="0.223978377617729" calcext:value-type="float">
            <text:p>0.223978377617729</text:p>
          </table:table-cell>
          <table:table-cell office:value-type="float" office:value="1174485.3110839" calcext:value-type="float">
            <text:p>1174485.3110839</text:p>
          </table:table-cell>
        </table:table-row>
        <table:table-row table:style-name="ro1">
          <table:table-cell office:value-type="float" office:value="1327.42" calcext:value-type="float">
            <text:p>1327.42</text:p>
          </table:table-cell>
          <table:table-cell office:value-type="float" office:value="3868.4468" calcext:value-type="float">
            <text:p>3868.4468</text:p>
          </table:table-cell>
          <table:table-cell table:formula="of:=[.B1306]/16486.62" office:value-type="float" office:value="0.234641594213975" calcext:value-type="float">
            <text:p>0.234641594213975</text:p>
          </table:table-cell>
          <table:table-cell office:value-type="float" office:value="1178423.2229888" calcext:value-type="float">
            <text:p>1178423.2229888</text:p>
          </table:table-cell>
        </table:table-row>
        <table:table-row table:style-name="ro1">
          <table:table-cell office:value-type="float" office:value="1328.43" calcext:value-type="float">
            <text:p>1328.43</text:p>
          </table:table-cell>
          <table:table-cell office:value-type="float" office:value="4118.8037" calcext:value-type="float">
            <text:p>4118.8037</text:p>
          </table:table-cell>
          <table:table-cell table:formula="of:=[.B1307]/16486.62" office:value-type="float" office:value="0.249827053695664" calcext:value-type="float">
            <text:p>0.249827053695664</text:p>
          </table:table-cell>
          <table:table-cell office:value-type="float" office:value="1182615.9874475" calcext:value-type="float">
            <text:p>1182615.9874475</text:p>
          </table:table-cell>
        </table:table-row>
        <table:table-row table:style-name="ro1">
          <table:table-cell office:value-type="float" office:value="1329.45" calcext:value-type="float">
            <text:p>1329.45</text:p>
          </table:table-cell>
          <table:table-cell office:value-type="float" office:value="4426.8569" calcext:value-type="float">
            <text:p>4426.8569</text:p>
          </table:table-cell>
          <table:table-cell table:formula="of:=[.B1308]/16486.62" office:value-type="float" office:value="0.268512096475809" calcext:value-type="float">
            <text:p>0.268512096475809</text:p>
          </table:table-cell>
          <table:table-cell office:value-type="float" office:value="1187122.3367202" calcext:value-type="float">
            <text:p>1187122.3367202</text:p>
          </table:table-cell>
        </table:table-row>
        <table:table-row table:style-name="ro1">
          <table:table-cell office:value-type="float" office:value="1330.47" calcext:value-type="float">
            <text:p>1330.47</text:p>
          </table:table-cell>
          <table:table-cell office:value-type="float" office:value="4772.0654" calcext:value-type="float">
            <text:p>4772.0654</text:p>
          </table:table-cell>
          <table:table-cell table:formula="of:=[.B1309]/16486.62" office:value-type="float" office:value="0.289450803136119" calcext:value-type="float">
            <text:p>0.289450803136119</text:p>
          </table:table-cell>
          <table:table-cell office:value-type="float" office:value="1191980.0933461" calcext:value-type="float">
            <text:p>1191980.0933461</text:p>
          </table:table-cell>
        </table:table-row>
        <table:table-row table:style-name="ro1">
          <table:table-cell office:value-type="float" office:value="1331.49" calcext:value-type="float">
            <text:p>1331.49</text:p>
          </table:table-cell>
          <table:table-cell office:value-type="float" office:value="5133.1107" calcext:value-type="float">
            <text:p>5133.1107</text:p>
          </table:table-cell>
          <table:table-cell table:formula="of:=[.B1310]/16486.62" office:value-type="float" office:value="0.31135009480415" calcext:value-type="float">
            <text:p>0.31135009480415</text:p>
          </table:table-cell>
          <table:table-cell office:value-type="float" office:value="1197205.3785484" calcext:value-type="float">
            <text:p>1197205.3785484</text:p>
          </table:table-cell>
        </table:table-row>
        <table:table-row table:style-name="ro1">
          <table:table-cell office:value-type="float" office:value="1332.51" calcext:value-type="float">
            <text:p>1332.51</text:p>
          </table:table-cell>
          <table:table-cell office:value-type="float" office:value="5490.599" calcext:value-type="float">
            <text:p>5490.599</text:p>
          </table:table-cell>
          <table:table-cell table:formula="of:=[.B1311]/16486.62" office:value-type="float" office:value="0.333033635760392" calcext:value-type="float">
            <text:p>0.333033635760392</text:p>
          </table:table-cell>
          <table:table-cell office:value-type="float" office:value="1202794.571434" calcext:value-type="float">
            <text:p>1202794.571434</text:p>
          </table:table-cell>
        </table:table-row>
        <table:table-row table:style-name="ro1">
          <table:table-cell office:value-type="float" office:value="1333.52" calcext:value-type="float">
            <text:p>1333.52</text:p>
          </table:table-cell>
          <table:table-cell office:value-type="float" office:value="5828.7817" calcext:value-type="float">
            <text:p>5828.7817</text:p>
          </table:table-cell>
          <table:table-cell table:formula="of:=[.B1312]/16486.62" office:value-type="float" office:value="0.353546190789865" calcext:value-type="float">
            <text:p>0.353546190789865</text:p>
          </table:table-cell>
          <table:table-cell office:value-type="float" office:value="1208728.0196592" calcext:value-type="float">
            <text:p>1208728.0196592</text:p>
          </table:table-cell>
        </table:table-row>
        <table:table-row table:style-name="ro1">
          <table:table-cell office:value-type="float" office:value="1334.54" calcext:value-type="float">
            <text:p>1334.54</text:p>
          </table:table-cell>
          <table:table-cell office:value-type="float" office:value="6135.8914" calcext:value-type="float">
            <text:p>6135.8914</text:p>
          </table:table-cell>
          <table:table-cell table:formula="of:=[.B1313]/16486.62" office:value-type="float" office:value="0.37217400534494" calcext:value-type="float">
            <text:p>0.37217400534494</text:p>
          </table:table-cell>
          <table:table-cell office:value-type="float" office:value="1214974.0922861" calcext:value-type="float">
            <text:p>1214974.0922861</text:p>
          </table:table-cell>
        </table:table-row>
        <table:table-row table:style-name="ro1">
          <table:table-cell office:value-type="float" office:value="1335.56" calcext:value-type="float">
            <text:p>1335.56</text:p>
          </table:table-cell>
          <table:table-cell office:value-type="float" office:value="6403.2409" calcext:value-type="float">
            <text:p>6403.2409</text:p>
          </table:table-cell>
          <table:table-cell table:formula="of:=[.B1314]/16486.62" office:value-type="float" office:value="0.388390155168252" calcext:value-type="float">
            <text:p>0.388390155168252</text:p>
          </table:table-cell>
          <table:table-cell office:value-type="float" office:value="1221492.3152247" calcext:value-type="float">
            <text:p>1221492.3152247</text:p>
          </table:table-cell>
        </table:table-row>
        <table:table-row table:style-name="ro1">
          <table:table-cell office:value-type="float" office:value="1336.58" calcext:value-type="float">
            <text:p>1336.58</text:p>
          </table:table-cell>
          <table:table-cell office:value-type="float" office:value="6623.7228" calcext:value-type="float">
            <text:p>6623.7228</text:p>
          </table:table-cell>
          <table:table-cell table:formula="of:=[.B1315]/16486.62" office:value-type="float" office:value="0.401763539160847" calcext:value-type="float">
            <text:p>0.401763539160847</text:p>
          </table:table-cell>
          <table:table-cell office:value-type="float" office:value="1228234.9792069" calcext:value-type="float">
            <text:p>1228234.9792069</text:p>
          </table:table-cell>
        </table:table-row>
        <table:table-row table:style-name="ro1">
          <table:table-cell office:value-type="float" office:value="1337.6" calcext:value-type="float">
            <text:p>1337.6</text:p>
          </table:table-cell>
          <table:table-cell office:value-type="float" office:value="6790.5615" calcext:value-type="float">
            <text:p>6790.5615</text:p>
          </table:table-cell>
          <table:table-cell table:formula="of:=[.B1316]/16486.62" office:value-type="float" office:value="0.411883181634562" calcext:value-type="float">
            <text:p>0.411883181634562</text:p>
          </table:table-cell>
          <table:table-cell office:value-type="float" office:value="1235147.4778" calcext:value-type="float">
            <text:p>1235147.4778</text:p>
          </table:table-cell>
        </table:table-row>
        <table:table-row table:style-name="ro1">
          <table:table-cell office:value-type="float" office:value="1338.61" calcext:value-type="float">
            <text:p>1338.61</text:p>
          </table:table-cell>
          <table:table-cell office:value-type="float" office:value="6897.0054" calcext:value-type="float">
            <text:p>6897.0054</text:p>
          </table:table-cell>
          <table:table-cell table:formula="of:=[.B1317]/16486.62" office:value-type="float" office:value="0.418339562627149" calcext:value-type="float">
            <text:p>0.418339562627149</text:p>
          </table:table-cell>
          <table:table-cell office:value-type="float" office:value="1242168.3316732" calcext:value-type="float">
            <text:p>1242168.3316732</text:p>
          </table:table-cell>
        </table:table-row>
        <table:table-row table:style-name="ro1">
          <table:table-cell office:value-type="float" office:value="1339.63" calcext:value-type="float">
            <text:p>1339.63</text:p>
          </table:table-cell>
          <table:table-cell office:value-type="float" office:value="6937.1644" calcext:value-type="float">
            <text:p>6937.1644</text:p>
          </table:table-cell>
          <table:table-cell table:formula="of:=[.B1318]/16486.62" office:value-type="float" office:value="0.420775416671216" calcext:value-type="float">
            <text:p>0.420775416671216</text:p>
          </table:table-cell>
          <table:table-cell office:value-type="float" office:value="1249230.0657133" calcext:value-type="float">
            <text:p>1249230.0657133</text:p>
          </table:table-cell>
        </table:table-row>
        <table:table-row table:style-name="ro1">
          <table:table-cell office:value-type="float" office:value="1340.65" calcext:value-type="float">
            <text:p>1340.65</text:p>
          </table:table-cell>
          <table:table-cell office:value-type="float" office:value="6907.6197" calcext:value-type="float">
            <text:p>6907.6197</text:p>
          </table:table-cell>
          <table:table-cell table:formula="of:=[.B1319]/16486.62" office:value-type="float" office:value="0.41898337561004" calcext:value-type="float">
            <text:p>0.41898337561004</text:p>
          </table:table-cell>
          <table:table-cell office:value-type="float" office:value="1256261.7245163" calcext:value-type="float">
            <text:p>1256261.7245163</text:p>
          </table:table-cell>
        </table:table-row>
        <table:table-row table:style-name="ro1">
          <table:table-cell office:value-type="float" office:value="1341.67" calcext:value-type="float">
            <text:p>1341.67</text:p>
          </table:table-cell>
          <table:table-cell office:value-type="float" office:value="6809.0137" calcext:value-type="float">
            <text:p>6809.0137</text:p>
          </table:table-cell>
          <table:table-cell table:formula="of:=[.B1320]/16486.62" office:value-type="float" office:value="0.413002404373971" calcext:value-type="float">
            <text:p>0.413002404373971</text:p>
          </table:table-cell>
          <table:table-cell office:value-type="float" office:value="1263193.006682" calcext:value-type="float">
            <text:p>1263193.006682</text:p>
          </table:table-cell>
        </table:table-row>
        <table:table-row table:style-name="ro1">
          <table:table-cell office:value-type="float" office:value="1342.69" calcext:value-type="float">
            <text:p>1342.69</text:p>
          </table:table-cell>
          <table:table-cell office:value-type="float" office:value="6646.7761" calcext:value-type="float">
            <text:p>6646.7761</text:p>
          </table:table-cell>
          <table:table-cell table:formula="of:=[.B1321]/16486.62" office:value-type="float" office:value="0.403161842754913" calcext:value-type="float">
            <text:p>0.403161842754913</text:p>
          </table:table-cell>
          <table:table-cell office:value-type="float" office:value="1269959.1379045" calcext:value-type="float">
            <text:p>1269959.1379045</text:p>
          </table:table-cell>
        </table:table-row>
        <table:table-row table:style-name="ro1">
          <table:table-cell office:value-type="float" office:value="1343.7" calcext:value-type="float">
            <text:p>1343.7</text:p>
          </table:table-cell>
          <table:table-cell office:value-type="float" office:value="6430.4834" calcext:value-type="float">
            <text:p>6430.4834</text:p>
          </table:table-cell>
          <table:table-cell table:formula="of:=[.B1322]/16486.62" office:value-type="float" office:value="0.390042555720942" calcext:value-type="float">
            <text:p>0.390042555720942</text:p>
          </table:table-cell>
          <table:table-cell office:value-type="float" office:value="1276505.0925691" calcext:value-type="float">
            <text:p>1276505.0925691</text:p>
          </table:table-cell>
        </table:table-row>
        <table:table-row table:style-name="ro1">
          <table:table-cell office:value-type="float" office:value="1344.72" calcext:value-type="float">
            <text:p>1344.72</text:p>
          </table:table-cell>
          <table:table-cell office:value-type="float" office:value="6171.9486" calcext:value-type="float">
            <text:p>6171.9486</text:p>
          </table:table-cell>
          <table:table-cell table:formula="of:=[.B1323]/16486.62" office:value-type="float" office:value="0.374361063698927" calcext:value-type="float">
            <text:p>0.374361063698927</text:p>
          </table:table-cell>
          <table:table-cell office:value-type="float" office:value="1282787.8699548" calcext:value-type="float">
            <text:p>1282787.8699548</text:p>
          </table:table-cell>
        </table:table-row>
        <table:table-row table:style-name="ro1">
          <table:table-cell office:value-type="float" office:value="1345.74" calcext:value-type="float">
            <text:p>1345.74</text:p>
          </table:table-cell>
          <table:table-cell office:value-type="float" office:value="5882.715" calcext:value-type="float">
            <text:p>5882.715</text:p>
          </table:table-cell>
          <table:table-cell table:formula="of:=[.B1324]/16486.62" office:value-type="float" office:value="0.356817528395754" calcext:value-type="float">
            <text:p>0.356817528395754</text:p>
          </table:table-cell>
          <table:table-cell office:value-type="float" office:value="1288776.2199674" calcext:value-type="float">
            <text:p>1288776.2199674</text:p>
          </table:table-cell>
        </table:table-row>
        <table:table-row table:style-name="ro1">
          <table:table-cell office:value-type="float" office:value="1346.76" calcext:value-type="float">
            <text:p>1346.76</text:p>
          </table:table-cell>
          <table:table-cell office:value-type="float" office:value="5571.9348" calcext:value-type="float">
            <text:p>5571.9348</text:p>
          </table:table-cell>
          <table:table-cell table:formula="of:=[.B1325]/16486.62" office:value-type="float" office:value="0.337967078758411" calcext:value-type="float">
            <text:p>0.337967078758411</text:p>
          </table:table-cell>
          <table:table-cell office:value-type="float" office:value="1294448.2091682" calcext:value-type="float">
            <text:p>1294448.2091682</text:p>
          </table:table-cell>
        </table:table-row>
        <table:table-row table:style-name="ro1">
          <table:table-cell office:value-type="float" office:value="1347.77" calcext:value-type="float">
            <text:p>1347.77</text:p>
          </table:table-cell>
          <table:table-cell office:value-type="float" office:value="5245.4855" calcext:value-type="float">
            <text:p>5245.4855</text:p>
          </table:table-cell>
          <table:table-cell table:formula="of:=[.B1326]/16486.62" office:value-type="float" office:value="0.318166215998185" calcext:value-type="float">
            <text:p>0.318166215998185</text:p>
          </table:table-cell>
          <table:table-cell office:value-type="float" office:value="1299787.8870397" calcext:value-type="float">
            <text:p>1299787.8870397</text:p>
          </table:table-cell>
        </table:table-row>
        <table:table-row table:style-name="ro1">
          <table:table-cell office:value-type="float" office:value="1348.79" calcext:value-type="float">
            <text:p>1348.79</text:p>
          </table:table-cell>
          <table:table-cell office:value-type="float" office:value="4906.6697" calcext:value-type="float">
            <text:p>4906.6697</text:p>
          </table:table-cell>
          <table:table-cell table:formula="of:=[.B1327]/16486.62" office:value-type="float" office:value="0.297615260132156" calcext:value-type="float">
            <text:p>0.297615260132156</text:p>
          </table:table-cell>
          <table:table-cell office:value-type="float" office:value="1304782.6650291" calcext:value-type="float">
            <text:p>1304782.6650291</text:p>
          </table:table-cell>
        </table:table-row>
        <table:table-row table:style-name="ro1">
          <table:table-cell office:value-type="float" office:value="1349.81" calcext:value-type="float">
            <text:p>1349.81</text:p>
          </table:table-cell>
          <table:table-cell office:value-type="float" office:value="4558.1702" calcext:value-type="float">
            <text:p>4558.1702</text:p>
          </table:table-cell>
          <table:table-cell table:formula="of:=[.B1328]/16486.62" office:value-type="float" office:value="0.276476937055624" calcext:value-type="float">
            <text:p>0.276476937055624</text:p>
          </table:table-cell>
          <table:table-cell office:value-type="float" office:value="1309422.6855884" calcext:value-type="float">
            <text:p>1309422.6855884</text:p>
          </table:table-cell>
        </table:table-row>
        <table:table-row table:style-name="ro1">
          <table:table-cell office:value-type="float" office:value="1350.83" calcext:value-type="float">
            <text:p>1350.83</text:p>
          </table:table-cell>
          <table:table-cell office:value-type="float" office:value="4204.3785" calcext:value-type="float">
            <text:p>4204.3785</text:p>
          </table:table-cell>
          <table:table-cell table:formula="of:=[.B1329]/16486.62" office:value-type="float" office:value="0.255017614283583" calcext:value-type="float">
            <text:p>0.255017614283583</text:p>
          </table:table-cell>
          <table:table-cell office:value-type="float" office:value="1313702.5615106" calcext:value-type="float">
            <text:p>1313702.5615106</text:p>
          </table:table-cell>
        </table:table-row>
        <table:table-row table:style-name="ro1">
          <table:table-cell office:value-type="float" office:value="1351.85" calcext:value-type="float">
            <text:p>1351.85</text:p>
          </table:table-cell>
          <table:table-cell office:value-type="float" office:value="3853.0295" calcext:value-type="float">
            <text:p>3853.0295</text:p>
          </table:table-cell>
          <table:table-cell table:formula="of:=[.B1330]/16486.62" office:value-type="float" office:value="0.233706454082159" calcext:value-type="float">
            <text:p>0.233706454082159</text:p>
          </table:table-cell>
          <table:table-cell office:value-type="float" office:value="1317624.7792897" calcext:value-type="float">
            <text:p>1317624.7792897</text:p>
          </table:table-cell>
        </table:table-row>
        <table:table-row table:style-name="ro1">
          <table:table-cell office:value-type="float" office:value="1352.86" calcext:value-type="float">
            <text:p>1352.86</text:p>
          </table:table-cell>
          <table:table-cell office:value-type="float" office:value="3515.3382" calcext:value-type="float">
            <text:p>3515.3382</text:p>
          </table:table-cell>
          <table:table-cell table:formula="of:=[.B1331]/16486.62" office:value-type="float" office:value="0.213223705040815" calcext:value-type="float">
            <text:p>0.213223705040815</text:p>
          </table:table-cell>
          <table:table-cell office:value-type="float" office:value="1321203.2418932" calcext:value-type="float">
            <text:p>1321203.2418932</text:p>
          </table:table-cell>
        </table:table-row>
        <table:table-row table:style-name="ro1">
          <table:table-cell office:value-type="float" office:value="1353.88" calcext:value-type="float">
            <text:p>1353.88</text:p>
          </table:table-cell>
          <table:table-cell office:value-type="float" office:value="3204.4403" calcext:value-type="float">
            <text:p>3204.4403</text:p>
          </table:table-cell>
          <table:table-cell table:formula="of:=[.B1332]/16486.62" office:value-type="float" office:value="0.19436611628096" calcext:value-type="float">
            <text:p>0.19436611628096</text:p>
          </table:table-cell>
          <table:table-cell office:value-type="float" office:value="1324465.2237964" calcext:value-type="float">
            <text:p>1324465.2237964</text:p>
          </table:table-cell>
        </table:table-row>
        <table:table-row table:style-name="ro1">
          <table:table-cell office:value-type="float" office:value="1354.9" calcext:value-type="float">
            <text:p>1354.9</text:p>
          </table:table-cell>
          <table:table-cell office:value-type="float" office:value="2932.6301" calcext:value-type="float">
            <text:p>2932.6301</text:p>
          </table:table-cell>
          <table:table-cell table:formula="of:=[.B1333]/16486.62" office:value-type="float" office:value="0.1778794015996" calcext:value-type="float">
            <text:p>0.1778794015996</text:p>
          </table:table-cell>
          <table:table-cell office:value-type="float" office:value="1327450.5146561" calcext:value-type="float">
            <text:p>1327450.5146561</text:p>
          </table:table-cell>
        </table:table-row>
        <table:table-row table:style-name="ro1">
          <table:table-cell office:value-type="float" office:value="1355.92" calcext:value-type="float">
            <text:p>1355.92</text:p>
          </table:table-cell>
          <table:table-cell office:value-type="float" office:value="2708.387" calcext:value-type="float">
            <text:p>2708.387</text:p>
          </table:table-cell>
          <table:table-cell table:formula="of:=[.B1334]/16486.62" office:value-type="float" office:value="0.164277881093881" calcext:value-type="float">
            <text:p>0.164277881093881</text:p>
          </table:table-cell>
          <table:table-cell office:value-type="float" office:value="1330207.5357392" calcext:value-type="float">
            <text:p>1330207.5357392</text:p>
          </table:table-cell>
        </table:table-row>
        <table:table-row table:style-name="ro1">
          <table:table-cell office:value-type="float" office:value="1356.94" calcext:value-type="float">
            <text:p>1356.94</text:p>
          </table:table-cell>
          <table:table-cell office:value-type="float" office:value="2534.2771" calcext:value-type="float">
            <text:p>2534.2771</text:p>
          </table:table-cell>
          <table:table-cell table:formula="of:=[.B1335]/16486.62" office:value-type="float" office:value="0.153717202191838" calcext:value-type="float">
            <text:p>0.153717202191838</text:p>
          </table:table-cell>
          <table:table-cell office:value-type="float" office:value="1332787.3204845" calcext:value-type="float">
            <text:p>1332787.3204845</text:p>
          </table:table-cell>
        </table:table-row>
        <table:table-row table:style-name="ro1">
          <table:table-cell office:value-type="float" office:value="1357.95" calcext:value-type="float">
            <text:p>1357.95</text:p>
          </table:table-cell>
          <table:table-cell office:value-type="float" office:value="2406.4882" calcext:value-type="float">
            <text:p>2406.4882</text:p>
          </table:table-cell>
          <table:table-cell table:formula="of:=[.B1336]/16486.62" office:value-type="float" office:value="0.145966134962776" calcext:value-type="float">
            <text:p>0.145966134962776</text:p>
          </table:table-cell>
          <table:table-cell office:value-type="float" office:value="1335237.0216593" calcext:value-type="float">
            <text:p>1335237.0216593</text:p>
          </table:table-cell>
        </table:table-row>
        <table:table-row table:style-name="ro1">
          <table:table-cell office:value-type="float" office:value="1358.97" calcext:value-type="float">
            <text:p>1358.97</text:p>
          </table:table-cell>
          <table:table-cell office:value-type="float" office:value="2316.1421" calcext:value-type="float">
            <text:p>2316.1421</text:p>
          </table:table-cell>
          <table:table-cell table:formula="of:=[.B1337]/16486.62" office:value-type="float" office:value="0.140486169997246" calcext:value-type="float">
            <text:p>0.140486169997246</text:p>
          </table:table-cell>
          <table:table-cell office:value-type="float" office:value="1337594.7543537" calcext:value-type="float">
            <text:p>1337594.7543537</text:p>
          </table:table-cell>
        </table:table-row>
        <table:table-row table:style-name="ro1">
          <table:table-cell office:value-type="float" office:value="1359.99" calcext:value-type="float">
            <text:p>1359.99</text:p>
          </table:table-cell>
          <table:table-cell office:value-type="float" office:value="2251.8849" calcext:value-type="float">
            <text:p>2251.8849</text:p>
          </table:table-cell>
          <table:table-cell table:formula="of:=[.B1338]/16486.62" office:value-type="float" office:value="0.136588633692048" calcext:value-type="float">
            <text:p>0.136588633692048</text:p>
          </table:table-cell>
          <table:table-cell office:value-type="float" office:value="1339887.076032" calcext:value-type="float">
            <text:p>1339887.076032</text:p>
          </table:table-cell>
        </table:table-row>
        <table:table-row table:style-name="ro1">
          <table:table-cell office:value-type="float" office:value="1361.01" calcext:value-type="float">
            <text:p>1361.01</text:p>
          </table:table-cell>
          <table:table-cell office:value-type="float" office:value="2202.8362" calcext:value-type="float">
            <text:p>2202.8362</text:p>
          </table:table-cell>
          <table:table-cell table:formula="of:=[.B1339]/16486.62" office:value-type="float" office:value="0.133613572703198" calcext:value-type="float">
            <text:p>0.133613572703198</text:p>
          </table:table-cell>
          <table:table-cell office:value-type="float" office:value="1342129.4682404" calcext:value-type="float">
            <text:p>1342129.4682404</text:p>
          </table:table-cell>
        </table:table-row>
        <table:table-row table:style-name="ro1">
          <table:table-cell office:value-type="float" office:value="1362.03" calcext:value-type="float">
            <text:p>1362.03</text:p>
          </table:table-cell>
          <table:table-cell office:value-type="float" office:value="2160.9252" calcext:value-type="float">
            <text:p>2160.9252</text:p>
          </table:table-cell>
          <table:table-cell table:formula="of:=[.B1340]/16486.62" office:value-type="float" office:value="0.131071450667268" calcext:value-type="float">
            <text:p>0.131071450667268</text:p>
          </table:table-cell>
          <table:table-cell office:value-type="float" office:value="1344329.1967996" calcext:value-type="float">
            <text:p>1344329.1967996</text:p>
          </table:table-cell>
        </table:table-row>
        <table:table-row table:style-name="ro1">
          <table:table-cell office:value-type="float" office:value="1363.04" calcext:value-type="float">
            <text:p>1363.04</text:p>
          </table:table-cell>
          <table:table-cell office:value-type="float" office:value="2121.9569" calcext:value-type="float">
            <text:p>2121.9569</text:p>
          </table:table-cell>
          <table:table-cell table:formula="of:=[.B1341]/16486.62" office:value-type="float" office:value="0.128707818825205" calcext:value-type="float">
            <text:p>0.128707818825205</text:p>
          </table:table-cell>
          <table:table-cell office:value-type="float" office:value="1346489.2573898" calcext:value-type="float">
            <text:p>1346489.2573898</text:p>
          </table:table-cell>
        </table:table-row>
        <table:table-row table:style-name="ro1">
          <table:table-cell office:value-type="float" office:value="1364.06" calcext:value-type="float">
            <text:p>1364.06</text:p>
          </table:table-cell>
          <table:table-cell office:value-type="float" office:value="2085.2746" calcext:value-type="float">
            <text:p>2085.2746</text:p>
          </table:table-cell>
          <table:table-cell table:formula="of:=[.B1342]/16486.62" office:value-type="float" office:value="0.126482844876633" calcext:value-type="float">
            <text:p>0.126482844876633</text:p>
          </table:table-cell>
          <table:table-cell office:value-type="float" office:value="1348611.9769954" calcext:value-type="float">
            <text:p>1348611.9769954</text:p>
          </table:table-cell>
        </table:table-row>
        <table:table-row table:style-name="ro1">
          <table:table-cell office:value-type="float" office:value="1365.08" calcext:value-type="float">
            <text:p>1365.08</text:p>
          </table:table-cell>
          <table:table-cell office:value-type="float" office:value="2052.3978" calcext:value-type="float">
            <text:p>2052.3978</text:p>
          </table:table-cell>
          <table:table-cell table:formula="of:=[.B1343]/16486.62" office:value-type="float" office:value="0.124488694468605" calcext:value-type="float">
            <text:p>0.124488694468605</text:p>
          </table:table-cell>
          <table:table-cell office:value-type="float" office:value="1350701.2293882" calcext:value-type="float">
            <text:p>1350701.2293882</text:p>
          </table:table-cell>
        </table:table-row>
        <table:table-row table:style-name="ro1">
          <table:table-cell office:value-type="float" office:value="1366.1" calcext:value-type="float">
            <text:p>1366.1</text:p>
          </table:table-cell>
          <table:table-cell office:value-type="float" office:value="2025.3271" calcext:value-type="float">
            <text:p>2025.3271</text:p>
          </table:table-cell>
          <table:table-cell table:formula="of:=[.B1344]/16486.62" office:value-type="float" office:value="0.122846714487263" calcext:value-type="float">
            <text:p>0.122846714487263</text:p>
          </table:table-cell>
          <table:table-cell office:value-type="float" office:value="1352762.9249876" calcext:value-type="float">
            <text:p>1352762.9249876</text:p>
          </table:table-cell>
        </table:table-row>
        <table:table-row table:style-name="ro1">
          <table:table-cell office:value-type="float" office:value="1367.12" calcext:value-type="float">
            <text:p>1367.12</text:p>
          </table:table-cell>
          <table:table-cell office:value-type="float" office:value="2005.2123" calcext:value-type="float">
            <text:p>2005.2123</text:p>
          </table:table-cell>
          <table:table-cell table:formula="of:=[.B1345]/16486.62" office:value-type="float" office:value="0.121626646335028" calcext:value-type="float">
            <text:p>0.121626646335028</text:p>
          </table:table-cell>
          <table:table-cell office:value-type="float" office:value="1354804.1445807" calcext:value-type="float">
            <text:p>1354804.1445807</text:p>
          </table:table-cell>
        </table:table-row>
        <table:table-row table:style-name="ro1">
          <table:table-cell office:value-type="float" office:value="1368.13" calcext:value-type="float">
            <text:p>1368.13</text:p>
          </table:table-cell>
          <table:table-cell office:value-type="float" office:value="1991.8176" calcext:value-type="float">
            <text:p>1991.8176</text:p>
          </table:table-cell>
          <table:table-cell table:formula="of:=[.B1346]/16486.62" office:value-type="float" office:value="0.120814187504777" calcext:value-type="float">
            <text:p>0.120814187504777</text:p>
          </table:table-cell>
          <table:table-cell office:value-type="float" office:value="1356831.728992" calcext:value-type="float">
            <text:p>1356831.728992</text:p>
          </table:table-cell>
        </table:table-row>
        <table:table-row table:style-name="ro1">
          <table:table-cell office:value-type="float" office:value="1369.15" calcext:value-type="float">
            <text:p>1369.15</text:p>
          </table:table-cell>
          <table:table-cell office:value-type="float" office:value="1983.8256" calcext:value-type="float">
            <text:p>1983.8256</text:p>
          </table:table-cell>
          <table:table-cell table:formula="of:=[.B1347]/16486.62" office:value-type="float" office:value="0.120329430774774" calcext:value-type="float">
            <text:p>0.120329430774774</text:p>
          </table:table-cell>
          <table:table-cell office:value-type="float" office:value="1358851.1778365" calcext:value-type="float">
            <text:p>1358851.1778365</text:p>
          </table:table-cell>
        </table:table-row>
        <table:table-row table:style-name="ro1">
          <table:table-cell office:value-type="float" office:value="1370.17" calcext:value-type="float">
            <text:p>1370.17</text:p>
          </table:table-cell>
          <table:table-cell office:value-type="float" office:value="1979.665" calcext:value-type="float">
            <text:p>1979.665</text:p>
          </table:table-cell>
          <table:table-cell table:formula="of:=[.B1348]/16486.62" office:value-type="float" office:value="0.120077068556199" calcext:value-type="float">
            <text:p>0.120077068556199</text:p>
          </table:table-cell>
          <table:table-cell office:value-type="float" office:value="1360866.3914302" calcext:value-type="float">
            <text:p>1360866.3914302</text:p>
          </table:table-cell>
        </table:table-row>
        <table:table-row table:style-name="ro1">
          <table:table-cell office:value-type="float" office:value="1371.19" calcext:value-type="float">
            <text:p>1371.19</text:p>
          </table:table-cell>
          <table:table-cell office:value-type="float" office:value="1978.3749" calcext:value-type="float">
            <text:p>1978.3749</text:p>
          </table:table-cell>
          <table:table-cell table:formula="of:=[.B1349]/16486.62" office:value-type="float" office:value="0.119998817222693" calcext:value-type="float">
            <text:p>0.119998817222693</text:p>
          </table:table-cell>
          <table:table-cell office:value-type="float" office:value="1362880.2917076" calcext:value-type="float">
            <text:p>1362880.2917076</text:p>
          </table:table-cell>
        </table:table-row>
        <table:table-row table:style-name="ro1">
          <table:table-cell office:value-type="float" office:value="1372.21" calcext:value-type="float">
            <text:p>1372.21</text:p>
          </table:table-cell>
          <table:table-cell office:value-type="float" office:value="1980.0646" calcext:value-type="float">
            <text:p>1980.0646</text:p>
          </table:table-cell>
          <table:table-cell table:formula="of:=[.B1350]/16486.62" office:value-type="float" office:value="0.120101306392699" calcext:value-type="float">
            <text:p>0.120101306392699</text:p>
          </table:table-cell>
          <table:table-cell office:value-type="float" office:value="1364895.912038" calcext:value-type="float">
            <text:p>1364895.912038</text:p>
          </table:table-cell>
        </table:table-row>
        <table:table-row table:style-name="ro1">
          <table:table-cell office:value-type="float" office:value="1373.22" calcext:value-type="float">
            <text:p>1373.22</text:p>
          </table:table-cell>
          <table:table-cell office:value-type="float" office:value="1985.7647" calcext:value-type="float">
            <text:p>1985.7647</text:p>
          </table:table-cell>
          <table:table-cell table:formula="of:=[.B1351]/16486.62" office:value-type="float" office:value="0.120447047363256" calcext:value-type="float">
            <text:p>0.120447047363256</text:p>
          </table:table-cell>
          <table:table-cell office:value-type="float" office:value="1366917.3348393" calcext:value-type="float">
            <text:p>1366917.3348393</text:p>
          </table:table-cell>
        </table:table-row>
        <table:table-row table:style-name="ro1">
          <table:table-cell office:value-type="float" office:value="1374.24" calcext:value-type="float">
            <text:p>1374.24</text:p>
          </table:table-cell>
          <table:table-cell office:value-type="float" office:value="1996.7549" calcext:value-type="float">
            <text:p>1996.7549</text:p>
          </table:table-cell>
          <table:table-cell table:formula="of:=[.B1352]/16486.62" office:value-type="float" office:value="0.121113660653306" calcext:value-type="float">
            <text:p>0.121113660653306</text:p>
          </table:table-cell>
          <table:table-cell office:value-type="float" office:value="1368949.9451784" calcext:value-type="float">
            <text:p>1368949.9451784</text:p>
          </table:table-cell>
        </table:table-row>
        <table:table-row table:style-name="ro1">
          <table:table-cell office:value-type="float" office:value="1375.26" calcext:value-type="float">
            <text:p>1375.26</text:p>
          </table:table-cell>
          <table:table-cell office:value-type="float" office:value="2013.6878" calcext:value-type="float">
            <text:p>2013.6878</text:p>
          </table:table-cell>
          <table:table-cell table:formula="of:=[.B1353]/16486.62" office:value-type="float" office:value="0.122140729876712" calcext:value-type="float">
            <text:p>0.122140729876712</text:p>
          </table:table-cell>
          <table:table-cell office:value-type="float" office:value="1370999.7924451" calcext:value-type="float">
            <text:p>1370999.7924451</text:p>
          </table:table-cell>
        </table:table-row>
        <table:table-row table:style-name="ro1">
          <table:table-cell office:value-type="float" office:value="1376.28" calcext:value-type="float">
            <text:p>1376.28</text:p>
          </table:table-cell>
          <table:table-cell office:value-type="float" office:value="2035.9035" calcext:value-type="float">
            <text:p>2035.9035</text:p>
          </table:table-cell>
          <table:table-cell table:formula="of:=[.B1354]/16486.62" office:value-type="float" office:value="0.123488228636312" calcext:value-type="float">
            <text:p>0.123488228636312</text:p>
          </table:table-cell>
          <table:table-cell office:value-type="float" office:value="1373072.254391" calcext:value-type="float">
            <text:p>1373072.254391</text:p>
          </table:table-cell>
        </table:table-row>
        <table:table-row table:style-name="ro1">
          <table:table-cell office:value-type="float" office:value="1377.3" calcext:value-type="float">
            <text:p>1377.3</text:p>
          </table:table-cell>
          <table:table-cell office:value-type="float" office:value="2061.2362" calcext:value-type="float">
            <text:p>2061.2362</text:p>
          </table:table-cell>
          <table:table-cell table:formula="of:=[.B1355]/16486.62" office:value-type="float" office:value="0.125024789799243" calcext:value-type="float">
            <text:p>0.125024789799243</text:p>
          </table:table-cell>
          <table:table-cell office:value-type="float" office:value="1375170.5038948" calcext:value-type="float">
            <text:p>1375170.5038948</text:p>
          </table:table-cell>
        </table:table-row>
        <table:table-row table:style-name="ro1">
          <table:table-cell office:value-type="float" office:value="1378.31" calcext:value-type="float">
            <text:p>1378.31</text:p>
          </table:table-cell>
          <table:table-cell office:value-type="float" office:value="2086.3992" calcext:value-type="float">
            <text:p>2086.3992</text:p>
          </table:table-cell>
          <table:table-cell table:formula="of:=[.B1356]/16486.62" office:value-type="float" office:value="0.126551057766844" calcext:value-type="float">
            <text:p>0.126551057766844</text:p>
          </table:table-cell>
          <table:table-cell office:value-type="float" office:value="1377294.3682454" calcext:value-type="float">
            <text:p>1377294.3682454</text:p>
          </table:table-cell>
        </table:table-row>
        <table:table-row table:style-name="ro1">
          <table:table-cell office:value-type="float" office:value="1379.33" calcext:value-type="float">
            <text:p>1379.33</text:p>
          </table:table-cell>
          <table:table-cell office:value-type="float" office:value="2107.8026" calcext:value-type="float">
            <text:p>2107.8026</text:p>
          </table:table-cell>
          <table:table-cell table:formula="of:=[.B1357]/16486.62" office:value-type="float" office:value="0.127849286269714" calcext:value-type="float">
            <text:p>0.127849286269714</text:p>
          </table:table-cell>
          <table:table-cell office:value-type="float" office:value="1379440.020292" calcext:value-type="float">
            <text:p>1379440.020292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2122.4915" calcext:value-type="float">
            <text:p>2122.4915</text:p>
          </table:table-cell>
          <table:table-cell table:formula="of:=[.B1358]/16486.62" office:value-type="float" office:value="0.128740245119982" calcext:value-type="float">
            <text:p>0.128740245119982</text:p>
          </table:table-cell>
          <table:table-cell office:value-type="float" office:value="1381600.6250478" calcext:value-type="float">
            <text:p>1381600.6250478</text:p>
          </table:table-cell>
        </table:table-row>
        <table:table-row table:style-name="ro1">
          <table:table-cell office:value-type="float" office:value="1381.37" calcext:value-type="float">
            <text:p>1381.37</text:p>
          </table:table-cell>
          <table:table-cell office:value-type="float" office:value="2128.8658" calcext:value-type="float">
            <text:p>2128.8658</text:p>
          </table:table-cell>
          <table:table-cell table:formula="of:=[.B1359]/16486.62" office:value-type="float" office:value="0.129126879857727" calcext:value-type="float">
            <text:p>0.129126879857727</text:p>
          </table:table-cell>
          <table:table-cell office:value-type="float" office:value="1383767.7186036" calcext:value-type="float">
            <text:p>1383767.7186036</text:p>
          </table:table-cell>
        </table:table-row>
        <table:table-row table:style-name="ro1">
          <table:table-cell office:value-type="float" office:value="1382.39" calcext:value-type="float">
            <text:p>1382.39</text:p>
          </table:table-cell>
          <table:table-cell office:value-type="float" office:value="2126.943" calcext:value-type="float">
            <text:p>2126.943</text:p>
          </table:table-cell>
          <table:table-cell table:formula="of:=[.B1360]/16486.62" office:value-type="float" office:value="0.129010251949763" calcext:value-type="float">
            <text:p>0.129010251949763</text:p>
          </table:table-cell>
          <table:table-cell office:value-type="float" office:value="1385932.8547502" calcext:value-type="float">
            <text:p>1385932.8547502</text:p>
          </table:table-cell>
        </table:table-row>
        <table:table-row table:style-name="ro1">
          <table:table-cell office:value-type="float" office:value="1383.4" calcext:value-type="float">
            <text:p>1383.4</text:p>
          </table:table-cell>
          <table:table-cell office:value-type="float" office:value="2118.1137" calcext:value-type="float">
            <text:p>2118.1137</text:p>
          </table:table-cell>
          <table:table-cell table:formula="of:=[.B1361]/16486.62" office:value-type="float" office:value="0.128474708581868" calcext:value-type="float">
            <text:p>0.128474708581868</text:p>
          </table:table-cell>
          <table:table-cell office:value-type="float" office:value="1388089.0031423" calcext:value-type="float">
            <text:p>1388089.0031423</text:p>
          </table:table-cell>
        </table:table-row>
        <table:table-row table:style-name="ro1">
          <table:table-cell office:value-type="float" office:value="1384.42" calcext:value-type="float">
            <text:p>1384.42</text:p>
          </table:table-cell>
          <table:table-cell office:value-type="float" office:value="2104.5315" calcext:value-type="float">
            <text:p>2104.5315</text:p>
          </table:table-cell>
          <table:table-cell table:formula="of:=[.B1362]/16486.62" office:value-type="float" office:value="0.127650876892899" calcext:value-type="float">
            <text:p>0.127650876892899</text:p>
          </table:table-cell>
          <table:table-cell office:value-type="float" office:value="1390231.3253697" calcext:value-type="float">
            <text:p>1390231.3253697</text:p>
          </table:table-cell>
        </table:table-row>
        <table:table-row table:style-name="ro1">
          <table:table-cell office:value-type="float" office:value="1385.44" calcext:value-type="float">
            <text:p>1385.44</text:p>
          </table:table-cell>
          <table:table-cell office:value-type="float" office:value="2088.3941" calcext:value-type="float">
            <text:p>2088.3941</text:p>
          </table:table-cell>
          <table:table-cell table:formula="of:=[.B1363]/16486.62" office:value-type="float" office:value="0.12667205891808" calcext:value-type="float">
            <text:p>0.12667205891808</text:p>
          </table:table-cell>
          <table:table-cell office:value-type="float" office:value="1392357.2204609" calcext:value-type="float">
            <text:p>1392357.2204609</text:p>
          </table:table-cell>
        </table:table-row>
        <table:table-row table:style-name="ro1">
          <table:table-cell office:value-type="float" office:value="1386.46" calcext:value-type="float">
            <text:p>1386.46</text:p>
          </table:table-cell>
          <table:table-cell office:value-type="float" office:value="2071.3897" calcext:value-type="float">
            <text:p>2071.3897</text:p>
          </table:table-cell>
          <table:table-cell table:formula="of:=[.B1364]/16486.62" office:value-type="float" office:value="0.125640652844549" calcext:value-type="float">
            <text:p>0.125640652844549</text:p>
          </table:table-cell>
          <table:table-cell office:value-type="float" office:value="1394465.8057889" calcext:value-type="float">
            <text:p>1394465.8057889</text:p>
          </table:table-cell>
        </table:table-row>
        <table:table-row table:style-name="ro1">
          <table:table-cell office:value-type="float" office:value="1387.48" calcext:value-type="float">
            <text:p>1387.48</text:p>
          </table:table-cell>
          <table:table-cell office:value-type="float" office:value="2054.4778" calcext:value-type="float">
            <text:p>2054.4778</text:p>
          </table:table-cell>
          <table:table-cell table:formula="of:=[.B1365]/16486.62" office:value-type="float" office:value="0.124614857381319" calcext:value-type="float">
            <text:p>0.124614857381319</text:p>
          </table:table-cell>
          <table:table-cell office:value-type="float" office:value="1396557.1755069" calcext:value-type="float">
            <text:p>1396557.1755069</text:p>
          </table:table-cell>
        </table:table-row>
        <table:table-row table:style-name="ro1">
          <table:table-cell office:value-type="float" office:value="1388.49" calcext:value-type="float">
            <text:p>1388.49</text:p>
          </table:table-cell>
          <table:table-cell office:value-type="float" office:value="2038.0247" calcext:value-type="float">
            <text:p>2038.0247</text:p>
          </table:table-cell>
          <table:table-cell table:formula="of:=[.B1366]/16486.62" office:value-type="float" office:value="0.123616890545181" calcext:value-type="float">
            <text:p>0.123616890545181</text:p>
          </table:table-cell>
          <table:table-cell office:value-type="float" office:value="1398631.7967252" calcext:value-type="float">
            <text:p>1398631.7967252</text:p>
          </table:table-cell>
        </table:table-row>
        <table:table-row table:style-name="ro1">
          <table:table-cell office:value-type="float" office:value="1389.51" calcext:value-type="float">
            <text:p>1389.51</text:p>
          </table:table-cell>
          <table:table-cell office:value-type="float" office:value="2022.1638" calcext:value-type="float">
            <text:p>2022.1638</text:p>
          </table:table-cell>
          <table:table-cell table:formula="of:=[.B1367]/16486.62" office:value-type="float" office:value="0.12265484374602" calcext:value-type="float">
            <text:p>0.12265484374602</text:p>
          </table:table-cell>
          <table:table-cell office:value-type="float" office:value="1400690.2721972" calcext:value-type="float">
            <text:p>1400690.2721972</text:p>
          </table:table-cell>
        </table:table-row>
        <table:table-row table:style-name="ro1">
          <table:table-cell office:value-type="float" office:value="1390.53" calcext:value-type="float">
            <text:p>1390.53</text:p>
          </table:table-cell>
          <table:table-cell office:value-type="float" office:value="2007.1715" calcext:value-type="float">
            <text:p>2007.1715</text:p>
          </table:table-cell>
          <table:table-cell table:formula="of:=[.B1368]/16486.62" office:value-type="float" office:value="0.121745482093965" calcext:value-type="float">
            <text:p>0.121745482093965</text:p>
          </table:table-cell>
          <table:table-cell office:value-type="float" office:value="1402733.4861702" calcext:value-type="float">
            <text:p>1402733.4861702</text:p>
          </table:table-cell>
        </table:table-row>
        <table:table-row table:style-name="ro1">
          <table:table-cell office:value-type="float" office:value="1391.55" calcext:value-type="float">
            <text:p>1391.55</text:p>
          </table:table-cell>
          <table:table-cell office:value-type="float" office:value="1993.6685" calcext:value-type="float">
            <text:p>1993.6685</text:p>
          </table:table-cell>
          <table:table-cell table:formula="of:=[.B1369]/16486.62" office:value-type="float" office:value="0.120926454300518" calcext:value-type="float">
            <text:p>0.120926454300518</text:p>
          </table:table-cell>
          <table:table-cell office:value-type="float" office:value="1404762.95469" calcext:value-type="float">
            <text:p>1404762.95469</text:p>
          </table:table-cell>
        </table:table-row>
        <table:table-row table:style-name="ro1">
          <table:table-cell office:value-type="float" office:value="1392.56" calcext:value-type="float">
            <text:p>1392.56</text:p>
          </table:table-cell>
          <table:table-cell office:value-type="float" office:value="1982.5519" calcext:value-type="float">
            <text:p>1982.5519</text:p>
          </table:table-cell>
          <table:table-cell table:formula="of:=[.B1370]/16486.62" office:value-type="float" office:value="0.120252174187311" calcext:value-type="float">
            <text:p>0.120252174187311</text:p>
          </table:table-cell>
          <table:table-cell office:value-type="float" office:value="1406781.1069871" calcext:value-type="float">
            <text:p>1406781.1069871</text:p>
          </table:table-cell>
        </table:table-row>
        <table:table-row table:style-name="ro1">
          <table:table-cell office:value-type="float" office:value="1393.58" calcext:value-type="float">
            <text:p>1393.58</text:p>
          </table:table-cell>
          <table:table-cell office:value-type="float" office:value="1974.7002" calcext:value-type="float">
            <text:p>1974.7002</text:p>
          </table:table-cell>
          <table:table-cell table:formula="of:=[.B1371]/16486.62" office:value-type="float" office:value="0.119775927388391" calcext:value-type="float">
            <text:p>0.119775927388391</text:p>
          </table:table-cell>
          <table:table-cell office:value-type="float" office:value="1408791.2665472" calcext:value-type="float">
            <text:p>1408791.2665472</text:p>
          </table:table-cell>
        </table:table-row>
        <table:table-row table:style-name="ro1">
          <table:table-cell office:value-type="float" office:value="1394.6" calcext:value-type="float">
            <text:p>1394.6</text:p>
          </table:table-cell>
          <table:table-cell office:value-type="float" office:value="1970.6014" calcext:value-type="float">
            <text:p>1970.6014</text:p>
          </table:table-cell>
          <table:table-cell table:formula="of:=[.B1372]/16486.62" office:value-type="float" office:value="0.11952731366405" calcext:value-type="float">
            <text:p>0.11952731366405</text:p>
          </table:table-cell>
          <table:table-cell office:value-type="float" office:value="1410797.2536966" calcext:value-type="float">
            <text:p>1410797.2536966</text:p>
          </table:table-cell>
        </table:table-row>
        <table:table-row table:style-name="ro1">
          <table:table-cell office:value-type="float" office:value="1395.62" calcext:value-type="float">
            <text:p>1395.62</text:p>
          </table:table-cell>
          <table:table-cell office:value-type="float" office:value="1970.0922" calcext:value-type="float">
            <text:p>1970.0922</text:p>
          </table:table-cell>
          <table:table-cell table:formula="of:=[.B1373]/16486.62" office:value-type="float" office:value="0.119496428012534" calcext:value-type="float">
            <text:p>0.119496428012534</text:p>
          </table:table-cell>
          <table:table-cell office:value-type="float" office:value="1412802.7225111" calcext:value-type="float">
            <text:p>1412802.7225111</text:p>
          </table:table-cell>
        </table:table-row>
        <table:table-row table:style-name="ro1">
          <table:table-cell office:value-type="float" office:value="1396.64" calcext:value-type="float">
            <text:p>1396.64</text:p>
          </table:table-cell>
          <table:table-cell office:value-type="float" office:value="1972.3458" calcext:value-type="float">
            <text:p>1972.3458</text:p>
          </table:table-cell>
          <table:table-cell table:formula="of:=[.B1374]/16486.62" office:value-type="float" office:value="0.119633120676039" calcext:value-type="float">
            <text:p>0.119633120676039</text:p>
          </table:table-cell>
          <table:table-cell office:value-type="float" office:value="1414810.4853807" calcext:value-type="float">
            <text:p>1414810.4853807</text:p>
          </table:table-cell>
        </table:table-row>
        <table:table-row table:style-name="ro1">
          <table:table-cell office:value-type="float" office:value="1397.65" calcext:value-type="float">
            <text:p>1397.65</text:p>
          </table:table-cell>
          <table:table-cell office:value-type="float" office:value="1976.1343" calcext:value-type="float">
            <text:p>1976.1343</text:p>
          </table:table-cell>
          <table:table-cell table:formula="of:=[.B1375]/16486.62" office:value-type="float" office:value="0.119862913077392" calcext:value-type="float">
            <text:p>0.119862913077392</text:p>
          </table:table-cell>
          <table:table-cell office:value-type="float" office:value="1416822.1048599" calcext:value-type="float">
            <text:p>1416822.1048599</text:p>
          </table:table-cell>
        </table:table-row>
        <table:table-row table:style-name="ro1">
          <table:table-cell office:value-type="float" office:value="1398.67" calcext:value-type="float">
            <text:p>1398.67</text:p>
          </table:table-cell>
          <table:table-cell office:value-type="float" office:value="1980.2686" calcext:value-type="float">
            <text:p>1980.2686</text:p>
          </table:table-cell>
          <table:table-cell table:formula="of:=[.B1376]/16486.62" office:value-type="float" office:value="0.120113680062984" calcext:value-type="float">
            <text:p>0.120113680062984</text:p>
          </table:table-cell>
          <table:table-cell office:value-type="float" office:value="1418837.9328295" calcext:value-type="float">
            <text:p>1418837.9328295</text:p>
          </table:table-cell>
        </table:table-row>
        <table:table-row table:style-name="ro1">
          <table:table-cell office:value-type="float" office:value="1399.69" calcext:value-type="float">
            <text:p>1399.69</text:p>
          </table:table-cell>
          <table:table-cell office:value-type="float" office:value="1984.0362" calcext:value-type="float">
            <text:p>1984.0362</text:p>
          </table:table-cell>
          <table:table-cell table:formula="of:=[.B1377]/16486.62" office:value-type="float" office:value="0.120342204769686" calcext:value-type="float">
            <text:p>0.120342204769686</text:p>
          </table:table-cell>
          <table:table-cell office:value-type="float" office:value="1420857.5960981" calcext:value-type="float">
            <text:p>1420857.5960981</text:p>
          </table:table-cell>
        </table:table-row>
        <table:table-row table:style-name="ro1">
          <table:table-cell office:value-type="float" office:value="1400.71" calcext:value-type="float">
            <text:p>1400.71</text:p>
          </table:table-cell>
          <table:table-cell office:value-type="float" office:value="1987.4608" calcext:value-type="float">
            <text:p>1987.4608</text:p>
          </table:table-cell>
          <table:table-cell table:formula="of:=[.B1378]/16486.62" office:value-type="float" office:value="0.120549924726839" calcext:value-type="float">
            <text:p>0.120549924726839</text:p>
          </table:table-cell>
          <table:table-cell office:value-type="float" office:value="1422880.7454552" calcext:value-type="float">
            <text:p>1422880.7454552</text:p>
          </table:table-cell>
        </table:table-row>
        <table:table-row table:style-name="ro1">
          <table:table-cell office:value-type="float" office:value="1401.73" calcext:value-type="float">
            <text:p>1401.73</text:p>
          </table:table-cell>
          <table:table-cell office:value-type="float" office:value="1991.2784" calcext:value-type="float">
            <text:p>1991.2784</text:p>
          </table:table-cell>
          <table:table-cell table:formula="of:=[.B1379]/16486.62" office:value-type="float" office:value="0.120781482195865" calcext:value-type="float">
            <text:p>0.120781482195865</text:p>
          </table:table-cell>
          <table:table-cell office:value-type="float" office:value="1424907.7808932" calcext:value-type="float">
            <text:p>1424907.7808932</text:p>
          </table:table-cell>
        </table:table-row>
        <table:table-row table:style-name="ro1">
          <table:table-cell office:value-type="float" office:value="1402.74" calcext:value-type="float">
            <text:p>1402.74</text:p>
          </table:table-cell>
          <table:table-cell office:value-type="float" office:value="1996.6476" calcext:value-type="float">
            <text:p>1996.6476</text:p>
          </table:table-cell>
          <table:table-cell table:formula="of:=[.B1380]/16486.62" office:value-type="float" office:value="0.121107152345356" calcext:value-type="float">
            <text:p>0.121107152345356</text:p>
          </table:table-cell>
          <table:table-cell office:value-type="float" office:value="1426940.2820256" calcext:value-type="float">
            <text:p>1426940.2820256</text:p>
          </table:table-cell>
        </table:table-row>
        <table:table-row table:style-name="ro1">
          <table:table-cell office:value-type="float" office:value="1403.76" calcext:value-type="float">
            <text:p>1403.76</text:p>
          </table:table-cell>
          <table:table-cell office:value-type="float" office:value="2004.7175" calcext:value-type="float">
            <text:p>2004.7175</text:p>
          </table:table-cell>
          <table:table-cell table:formula="of:=[.B1381]/16486.62" office:value-type="float" office:value="0.121596634119061" calcext:value-type="float">
            <text:p>0.121596634119061</text:p>
          </table:table-cell>
          <table:table-cell office:value-type="float" office:value="1428980.9979311" calcext:value-type="float">
            <text:p>1428980.9979311</text:p>
          </table:table-cell>
        </table:table-row>
        <table:table-row table:style-name="ro1">
          <table:table-cell office:value-type="float" office:value="1404.78" calcext:value-type="float">
            <text:p>1404.78</text:p>
          </table:table-cell>
          <table:table-cell office:value-type="float" office:value="2016.2228" calcext:value-type="float">
            <text:p>2016.2228</text:p>
          </table:table-cell>
          <table:table-cell table:formula="of:=[.B1382]/16486.62" office:value-type="float" office:value="0.122294490926582" calcext:value-type="float">
            <text:p>0.122294490926582</text:p>
          </table:table-cell>
          <table:table-cell office:value-type="float" office:value="1431033.4257432" calcext:value-type="float">
            <text:p>1431033.4257432</text:p>
          </table:table-cell>
        </table:table-row>
        <table:table-row table:style-name="ro1">
          <table:table-cell office:value-type="float" office:value="1405.8" calcext:value-type="float">
            <text:p>1405.8</text:p>
          </table:table-cell>
          <table:table-cell office:value-type="float" office:value="2031.254" calcext:value-type="float">
            <text:p>2031.254</text:p>
          </table:table-cell>
          <table:table-cell table:formula="of:=[.B1383]/16486.62" office:value-type="float" office:value="0.123206212067725" calcext:value-type="float">
            <text:p>0.123206212067725</text:p>
          </table:table-cell>
          <table:table-cell office:value-type="float" office:value="1433101.1546892" calcext:value-type="float">
            <text:p>1433101.1546892</text:p>
          </table:table-cell>
        </table:table-row>
        <table:table-row table:style-name="ro1">
          <table:table-cell office:value-type="float" office:value="1406.82" calcext:value-type="float">
            <text:p>1406.82</text:p>
          </table:table-cell>
          <table:table-cell office:value-type="float" office:value="2049.2593" calcext:value-type="float">
            <text:p>2049.2593</text:p>
          </table:table-cell>
          <table:table-cell table:formula="of:=[.B1384]/16486.62" office:value-type="float" office:value="0.124298327977475" calcext:value-type="float">
            <text:p>0.124298327977475</text:p>
          </table:table-cell>
          <table:table-cell office:value-type="float" office:value="1435187.212199" calcext:value-type="float">
            <text:p>1435187.212199</text:p>
          </table:table-cell>
        </table:table-row>
        <table:table-row table:style-name="ro1">
          <table:table-cell office:value-type="float" office:value="1407.83" calcext:value-type="float">
            <text:p>1407.83</text:p>
          </table:table-cell>
          <table:table-cell office:value-type="float" office:value="2069.2368" calcext:value-type="float">
            <text:p>2069.2368</text:p>
          </table:table-cell>
          <table:table-cell table:formula="of:=[.B1385]/16486.62" office:value-type="float" office:value="0.125510068164366" calcext:value-type="float">
            <text:p>0.125510068164366</text:p>
          </table:table-cell>
          <table:table-cell office:value-type="float" office:value="1437293.6059752" calcext:value-type="float">
            <text:p>1437293.6059752</text:p>
          </table:table-cell>
        </table:table-row>
        <table:table-row table:style-name="ro1">
          <table:table-cell office:value-type="float" office:value="1408.85" calcext:value-type="float">
            <text:p>1408.85</text:p>
          </table:table-cell>
          <table:table-cell office:value-type="float" office:value="2090.0083" calcext:value-type="float">
            <text:p>2090.0083</text:p>
          </table:table-cell>
          <table:table-cell table:formula="of:=[.B1386]/16486.62" office:value-type="float" office:value="0.126769968616975" calcext:value-type="float">
            <text:p>0.126769968616975</text:p>
          </table:table-cell>
          <table:table-cell office:value-type="float" office:value="1439421.1442129" calcext:value-type="float">
            <text:p>1439421.1442129</text:p>
          </table:table-cell>
        </table:table-row>
        <table:table-row table:style-name="ro1">
          <table:table-cell office:value-type="float" office:value="1409.87" calcext:value-type="float">
            <text:p>1409.87</text:p>
          </table:table-cell>
          <table:table-cell office:value-type="float" office:value="2110.457" calcext:value-type="float">
            <text:p>2110.457</text:p>
          </table:table-cell>
          <table:table-cell table:formula="of:=[.B1387]/16486.62" office:value-type="float" office:value="0.128010289556016" calcext:value-type="float">
            <text:p>0.128010289556016</text:p>
          </table:table-cell>
          <table:table-cell office:value-type="float" office:value="1441569.4984008" calcext:value-type="float">
            <text:p>1441569.4984008</text:p>
          </table:table-cell>
        </table:table-row>
        <table:table-row table:style-name="ro1">
          <table:table-cell office:value-type="float" office:value="1410.89" calcext:value-type="float">
            <text:p>1410.89</text:p>
          </table:table-cell>
          <table:table-cell office:value-type="float" office:value="2129.6675" calcext:value-type="float">
            <text:p>2129.6675</text:p>
          </table:table-cell>
          <table:table-cell table:formula="of:=[.B1388]/16486.62" office:value-type="float" office:value="0.129175507168844" calcext:value-type="float">
            <text:p>0.129175507168844</text:p>
          </table:table-cell>
          <table:table-cell office:value-type="float" office:value="1443737.4079678" calcext:value-type="float">
            <text:p>1443737.4079678</text:p>
          </table:table-cell>
        </table:table-row>
        <table:table-row table:style-name="ro1">
          <table:table-cell office:value-type="float" office:value="1411.91" calcext:value-type="float">
            <text:p>1411.91</text:p>
          </table:table-cell>
          <table:table-cell office:value-type="float" office:value="2146.9768" calcext:value-type="float">
            <text:p>2146.9768</text:p>
          </table:table-cell>
          <table:table-cell table:formula="of:=[.B1389]/16486.62" office:value-type="float" office:value="0.130225407027032" calcext:value-type="float">
            <text:p>0.130225407027032</text:p>
          </table:table-cell>
          <table:table-cell office:value-type="float" office:value="1445922.9376798" calcext:value-type="float">
            <text:p>1445922.9376798</text:p>
          </table:table-cell>
        </table:table-row>
        <table:table-row table:style-name="ro1">
          <table:table-cell office:value-type="float" office:value="1412.92" calcext:value-type="float">
            <text:p>1412.92</text:p>
          </table:table-cell>
          <table:table-cell office:value-type="float" office:value="2162.005" calcext:value-type="float">
            <text:p>2162.005</text:p>
          </table:table-cell>
          <table:table-cell table:formula="of:=[.B1390]/16486.62" office:value-type="float" office:value="0.131136946202436" calcext:value-type="float">
            <text:p>0.131136946202436</text:p>
          </table:table-cell>
          <table:table-cell office:value-type="float" office:value="1448123.765493" calcext:value-type="float">
            <text:p>1448123.765493</text:p>
          </table:table-cell>
        </table:table-row>
        <table:table-row table:style-name="ro1">
          <table:table-cell office:value-type="float" office:value="1413.94" calcext:value-type="float">
            <text:p>1413.94</text:p>
          </table:table-cell>
          <table:table-cell office:value-type="float" office:value="2174.7295" calcext:value-type="float">
            <text:p>2174.7295</text:p>
          </table:table-cell>
          <table:table-cell table:formula="of:=[.B1391]/16486.62" office:value-type="float" office:value="0.131908753886485" calcext:value-type="float">
            <text:p>0.131908753886485</text:p>
          </table:table-cell>
          <table:table-cell office:value-type="float" office:value="1450337.5462596" calcext:value-type="float">
            <text:p>1450337.5462596</text:p>
          </table:table-cell>
        </table:table-row>
        <table:table-row table:style-name="ro1">
          <table:table-cell office:value-type="float" office:value="1414.96" calcext:value-type="float">
            <text:p>1414.96</text:p>
          </table:table-cell>
          <table:table-cell office:value-type="float" office:value="2185.6166" calcext:value-type="float">
            <text:p>2185.6166</text:p>
          </table:table-cell>
          <table:table-cell table:formula="of:=[.B1392]/16486.62" office:value-type="float" office:value="0.132569113620621" calcext:value-type="float">
            <text:p>0.132569113620621</text:p>
          </table:table-cell>
          <table:table-cell office:value-type="float" office:value="1452562.4096377" calcext:value-type="float">
            <text:p>1452562.4096377</text:p>
          </table:table-cell>
        </table:table-row>
        <table:table-row table:style-name="ro1">
          <table:table-cell office:value-type="float" office:value="1415.98" calcext:value-type="float">
            <text:p>1415.98</text:p>
          </table:table-cell>
          <table:table-cell office:value-type="float" office:value="2195.7466" calcext:value-type="float">
            <text:p>2195.7466</text:p>
          </table:table-cell>
          <table:table-cell table:formula="of:=[.B1393]/16486.62" office:value-type="float" office:value="0.133183551267634" calcext:value-type="float">
            <text:p>0.133183551267634</text:p>
          </table:table-cell>
          <table:table-cell office:value-type="float" office:value="1454797.5848944" calcext:value-type="float">
            <text:p>1454797.584894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206.8137" calcext:value-type="float">
            <text:p>2206.8137</text:p>
          </table:table-cell>
          <table:table-cell table:formula="of:=[.B1394]/16486.62" office:value-type="float" office:value="0.133854828946139" calcext:value-type="float">
            <text:p>0.133854828946139</text:p>
          </table:table-cell>
          <table:table-cell office:value-type="float" office:value="1457044.0259676" calcext:value-type="float">
            <text:p>1457044.0259676</text:p>
          </table:table-cell>
        </table:table-row>
        <table:table-row table:style-name="ro1">
          <table:table-cell office:value-type="float" office:value="1418.01" calcext:value-type="float">
            <text:p>1418.01</text:p>
          </table:table-cell>
          <table:table-cell office:value-type="float" office:value="2220.896" calcext:value-type="float">
            <text:p>2220.896</text:p>
          </table:table-cell>
          <table:table-cell table:formula="of:=[.B1395]/16486.62" office:value-type="float" office:value="0.134708994323882" calcext:value-type="float">
            <text:p>0.134708994323882</text:p>
          </table:table-cell>
          <table:table-cell office:value-type="float" office:value="1459304.8022565" calcext:value-type="float">
            <text:p>1459304.8022565</text:p>
          </table:table-cell>
        </table:table-row>
        <table:table-row table:style-name="ro1">
          <table:table-cell office:value-type="float" office:value="1419.03" calcext:value-type="float">
            <text:p>1419.03</text:p>
          </table:table-cell>
          <table:table-cell office:value-type="float" office:value="2239.9724" calcext:value-type="float">
            <text:p>2239.9724</text:p>
          </table:table-cell>
          <table:table-cell table:formula="of:=[.B1396]/16486.62" office:value-type="float" office:value="0.135866078068155" calcext:value-type="float">
            <text:p>0.135866078068155</text:p>
          </table:table-cell>
          <table:table-cell office:value-type="float" office:value="1461584.9975503" calcext:value-type="float">
            <text:p>1461584.9975503</text:p>
          </table:table-cell>
        </table:table-row>
        <table:table-row table:style-name="ro1">
          <table:table-cell office:value-type="float" office:value="1420.05" calcext:value-type="float">
            <text:p>1420.05</text:p>
          </table:table-cell>
          <table:table-cell office:value-type="float" office:value="2265.2884" calcext:value-type="float">
            <text:p>2265.2884</text:p>
          </table:table-cell>
          <table:table-cell table:formula="of:=[.B1397]/16486.62" office:value-type="float" office:value="0.137401626288469" calcext:value-type="float">
            <text:p>0.137401626288469</text:p>
          </table:table-cell>
          <table:table-cell office:value-type="float" office:value="1463890.9633871" calcext:value-type="float">
            <text:p>1463890.9633871</text:p>
          </table:table-cell>
        </table:table-row>
        <table:table-row table:style-name="ro1">
          <table:table-cell office:value-type="float" office:value="1421.07" calcext:value-type="float">
            <text:p>1421.07</text:p>
          </table:table-cell>
          <table:table-cell office:value-type="float" office:value="2296.7809" calcext:value-type="float">
            <text:p>2296.7809</text:p>
          </table:table-cell>
          <table:table-cell table:formula="of:=[.B1398]/16486.62" office:value-type="float" office:value="0.139311811638771" calcext:value-type="float">
            <text:p>0.139311811638771</text:p>
          </table:table-cell>
          <table:table-cell office:value-type="float" office:value="1466228.9872271" calcext:value-type="float">
            <text:p>1466228.9872271</text:p>
          </table:table-cell>
        </table:table-row>
        <table:table-row table:style-name="ro1">
          <table:table-cell office:value-type="float" office:value="1422.09" calcext:value-type="float">
            <text:p>1422.09</text:p>
          </table:table-cell>
          <table:table-cell office:value-type="float" office:value="2332.8072" calcext:value-type="float">
            <text:p>2332.8072</text:p>
          </table:table-cell>
          <table:table-cell table:formula="of:=[.B1399]/16486.62" office:value-type="float" office:value="0.141496995745641" calcext:value-type="float">
            <text:p>0.141496995745641</text:p>
          </table:table-cell>
          <table:table-cell office:value-type="float" office:value="1468603.6842414" calcext:value-type="float">
            <text:p>1468603.6842414</text:p>
          </table:table-cell>
        </table:table-row>
        <table:table-row table:style-name="ro1">
          <table:table-cell office:value-type="float" office:value="1423.1" calcext:value-type="float">
            <text:p>1423.1</text:p>
          </table:table-cell>
          <table:table-cell office:value-type="float" office:value="2370.3502" calcext:value-type="float">
            <text:p>2370.3502</text:p>
          </table:table-cell>
          <table:table-cell table:formula="of:=[.B1400]/16486.62" office:value-type="float" office:value="0.143774175664873" calcext:value-type="float">
            <text:p>0.143774175664873</text:p>
          </table:table-cell>
          <table:table-cell office:value-type="float" office:value="1471016.5984182" calcext:value-type="float">
            <text:p>1471016.5984182</text:p>
          </table:table-cell>
        </table:table-row>
        <table:table-row table:style-name="ro1">
          <table:table-cell office:value-type="float" office:value="1424.12" calcext:value-type="float">
            <text:p>1424.12</text:p>
          </table:table-cell>
          <table:table-cell office:value-type="float" office:value="2405.7175" calcext:value-type="float">
            <text:p>2405.7175</text:p>
          </table:table-cell>
          <table:table-cell table:formula="of:=[.B1401]/16486.62" office:value-type="float" office:value="0.145919387964301" calcext:value-type="float">
            <text:p>0.145919387964301</text:p>
          </table:table-cell>
          <table:table-cell office:value-type="float" office:value="1473465.5149725" calcext:value-type="float">
            <text:p>1473465.5149725</text:p>
          </table:table-cell>
        </table:table-row>
        <table:table-row table:style-name="ro1">
          <table:table-cell office:value-type="float" office:value="1425.14" calcext:value-type="float">
            <text:p>1425.14</text:p>
          </table:table-cell>
          <table:table-cell office:value-type="float" office:value="2435.5622" calcext:value-type="float">
            <text:p>2435.5622</text:p>
          </table:table-cell>
          <table:table-cell table:formula="of:=[.B1402]/16486.62" office:value-type="float" office:value="0.147729625599425" calcext:value-type="float">
            <text:p>0.147729625599425</text:p>
          </table:table-cell>
          <table:table-cell office:value-type="float" office:value="1475944.8121707" calcext:value-type="float">
            <text:p>1475944.8121707</text:p>
          </table:table-cell>
        </table:table-row>
        <table:table-row table:style-name="ro1">
          <table:table-cell office:value-type="float" office:value="1426.16" calcext:value-type="float">
            <text:p>1426.16</text:p>
          </table:table-cell>
          <table:table-cell office:value-type="float" office:value="2457.9166" calcext:value-type="float">
            <text:p>2457.9166</text:p>
          </table:table-cell>
          <table:table-cell table:formula="of:=[.B1403]/16486.62" office:value-type="float" office:value="0.149085537241715" calcext:value-type="float">
            <text:p>0.149085537241715</text:p>
          </table:table-cell>
          <table:table-cell office:value-type="float" office:value="1478446.8652316" calcext:value-type="float">
            <text:p>1478446.8652316</text:p>
          </table:table-cell>
        </table:table-row>
        <table:table-row table:style-name="ro1">
          <table:table-cell office:value-type="float" office:value="1427.18" calcext:value-type="float">
            <text:p>1427.18</text:p>
          </table:table-cell>
          <table:table-cell office:value-type="float" office:value="2472.8983" calcext:value-type="float">
            <text:p>2472.8983</text:p>
          </table:table-cell>
          <table:table-cell table:formula="of:=[.B1404]/16486.62" office:value-type="float" office:value="0.149994255948157" calcext:value-type="float">
            <text:p>0.149994255948157</text:p>
          </table:table-cell>
          <table:table-cell office:value-type="float" office:value="1480964.1690231" calcext:value-type="float">
            <text:p>1480964.1690231</text:p>
          </table:table-cell>
        </table:table-row>
        <table:table-row table:style-name="ro1">
          <table:table-cell office:value-type="float" office:value="1428.19" calcext:value-type="float">
            <text:p>1428.19</text:p>
          </table:table-cell>
          <table:table-cell office:value-type="float" office:value="2482.8463" calcext:value-type="float">
            <text:p>2482.8463</text:p>
          </table:table-cell>
          <table:table-cell table:formula="of:=[.B1405]/16486.62" office:value-type="float" office:value="0.150597654340308" calcext:value-type="float">
            <text:p>0.150597654340308</text:p>
          </table:table-cell>
          <table:table-cell office:value-type="float" office:value="1483491.5993939" calcext:value-type="float">
            <text:p>1483491.5993939</text:p>
          </table:table-cell>
        </table:table-row>
        <table:table-row table:style-name="ro1">
          <table:table-cell office:value-type="float" office:value="1429.21" calcext:value-type="float">
            <text:p>1429.21</text:p>
          </table:table-cell>
          <table:table-cell office:value-type="float" office:value="2491.8347" calcext:value-type="float">
            <text:p>2491.8347</text:p>
          </table:table-cell>
          <table:table-cell table:formula="of:=[.B1406]/16486.62" office:value-type="float" office:value="0.15114284795792" calcext:value-type="float">
            <text:p>0.15114284795792</text:p>
          </table:table-cell>
          <table:table-cell office:value-type="float" office:value="1486028.1795777" calcext:value-type="float">
            <text:p>1486028.1795777</text:p>
          </table:table-cell>
        </table:table-row>
        <table:table-row table:style-name="ro1">
          <table:table-cell office:value-type="float" office:value="1430.23" calcext:value-type="float">
            <text:p>1430.23</text:p>
          </table:table-cell>
          <table:table-cell office:value-type="float" office:value="2504.7215" calcext:value-type="float">
            <text:p>2504.7215</text:p>
          </table:table-cell>
          <table:table-cell table:formula="of:=[.B1407]/16486.62" office:value-type="float" office:value="0.151924499988476" calcext:value-type="float">
            <text:p>0.151924499988476</text:p>
          </table:table-cell>
          <table:table-cell office:value-type="float" office:value="1488577.8780169" calcext:value-type="float">
            <text:p>1488577.8780169</text:p>
          </table:table-cell>
        </table:table-row>
        <table:table-row table:style-name="ro1">
          <table:table-cell office:value-type="float" office:value="1431.25" calcext:value-type="float">
            <text:p>1431.25</text:p>
          </table:table-cell>
          <table:table-cell office:value-type="float" office:value="2526.0367" calcext:value-type="float">
            <text:p>2526.0367</text:p>
          </table:table-cell>
          <table:table-cell table:formula="of:=[.B1408]/16486.62" office:value-type="float" office:value="0.153217378698605" calcext:value-type="float">
            <text:p>0.153217378698605</text:p>
          </table:table-cell>
          <table:table-cell office:value-type="float" office:value="1491149.2744219" calcext:value-type="float">
            <text:p>1491149.2744219</text:p>
          </table:table-cell>
        </table:table-row>
        <table:table-row table:style-name="ro1">
          <table:table-cell office:value-type="float" office:value="1432.27" calcext:value-type="float">
            <text:p>1432.27</text:p>
          </table:table-cell>
          <table:table-cell office:value-type="float" office:value="2559.0467" calcext:value-type="float">
            <text:p>2559.0467</text:p>
          </table:table-cell>
          <table:table-cell table:formula="of:=[.B1409]/16486.62" office:value-type="float" office:value="0.155219608385467" calcext:value-type="float">
            <text:p>0.155219608385467</text:p>
          </table:table-cell>
          <table:table-cell office:value-type="float" office:value="1493754.2734881" calcext:value-type="float">
            <text:p>1493754.2734881</text:p>
          </table:table-cell>
        </table:table-row>
        <table:table-row table:style-name="ro1">
          <table:table-cell office:value-type="float" office:value="1433.28" calcext:value-type="float">
            <text:p>1433.28</text:p>
          </table:table-cell>
          <table:table-cell office:value-type="float" office:value="2605.2406" calcext:value-type="float">
            <text:p>2605.2406</text:p>
          </table:table-cell>
          <table:table-cell table:formula="of:=[.B1410]/16486.62" office:value-type="float" office:value="0.158021510776618" calcext:value-type="float">
            <text:p>0.158021510776618</text:p>
          </table:table-cell>
          <table:table-cell office:value-type="float" office:value="1496406.2959925" calcext:value-type="float">
            <text:p>1496406.2959925</text:p>
          </table:table-cell>
        </table:table-row>
        <table:table-row table:style-name="ro1">
          <table:table-cell office:value-type="float" office:value="1434.3" calcext:value-type="float">
            <text:p>1434.3</text:p>
          </table:table-cell>
          <table:table-cell office:value-type="float" office:value="2664.3162" calcext:value-type="float">
            <text:p>2664.3162</text:p>
          </table:table-cell>
          <table:table-cell table:formula="of:=[.B1411]/16486.62" office:value-type="float" office:value="0.161604755856567" calcext:value-type="float">
            <text:p>0.161604755856567</text:p>
          </table:table-cell>
          <table:table-cell office:value-type="float" office:value="1499118.454914" calcext:value-type="float">
            <text:p>1499118.454914</text:p>
          </table:table-cell>
        </table:table-row>
        <table:table-row table:style-name="ro1">
          <table:table-cell office:value-type="float" office:value="1435.32" calcext:value-type="float">
            <text:p>1435.32</text:p>
          </table:table-cell>
          <table:table-cell office:value-type="float" office:value="2734.5645" calcext:value-type="float">
            <text:p>2734.5645</text:p>
          </table:table-cell>
          <table:table-cell table:formula="of:=[.B1412]/16486.62" office:value-type="float" office:value="0.165865683809052" calcext:value-type="float">
            <text:p>0.165865683809052</text:p>
          </table:table-cell>
          <table:table-cell office:value-type="float" office:value="1501902.123559" calcext:value-type="float">
            <text:p>1501902.123559</text:p>
          </table:table-cell>
        </table:table-row>
        <table:table-row table:style-name="ro1">
          <table:table-cell office:value-type="float" office:value="1436.34" calcext:value-type="float">
            <text:p>1436.34</text:p>
          </table:table-cell>
          <table:table-cell office:value-type="float" office:value="2813.4436" calcext:value-type="float">
            <text:p>2813.4436</text:p>
          </table:table-cell>
          <table:table-cell table:formula="of:=[.B1413]/16486.62" office:value-type="float" office:value="0.170650115063003" calcext:value-type="float">
            <text:p>0.170650115063003</text:p>
          </table:table-cell>
          <table:table-cell office:value-type="float" office:value="1504766.0877774" calcext:value-type="float">
            <text:p>1504766.0877774</text:p>
          </table:table-cell>
        </table:table-row>
        <table:table-row table:style-name="ro1">
          <table:table-cell office:value-type="float" office:value="1437.36" calcext:value-type="float">
            <text:p>1437.36</text:p>
          </table:table-cell>
          <table:table-cell office:value-type="float" office:value="2898.1182" calcext:value-type="float">
            <text:p>2898.1182</text:p>
          </table:table-cell>
          <table:table-cell table:formula="of:=[.B1414]/16486.62" office:value-type="float" office:value="0.175786073798025" calcext:value-type="float">
            <text:p>0.175786073798025</text:p>
          </table:table-cell>
          <table:table-cell office:value-type="float" office:value="1507716.2470565" calcext:value-type="float">
            <text:p>1507716.2470565</text:p>
          </table:table-cell>
        </table:table-row>
        <table:table-row table:style-name="ro1">
          <table:table-cell office:value-type="float" office:value="1438.37" calcext:value-type="float">
            <text:p>1438.37</text:p>
          </table:table-cell>
          <table:table-cell office:value-type="float" office:value="2985.8191" calcext:value-type="float">
            <text:p>2985.8191</text:p>
          </table:table-cell>
          <table:table-cell table:formula="of:=[.B1415]/16486.62" office:value-type="float" office:value="0.181105593505521" calcext:value-type="float">
            <text:p>0.181105593505521</text:p>
          </table:table-cell>
          <table:table-cell office:value-type="float" office:value="1510755.6820998" calcext:value-type="float">
            <text:p>1510755.6820998</text:p>
          </table:table-cell>
        </table:table-row>
        <table:table-row table:style-name="ro1">
          <table:table-cell office:value-type="float" office:value="1439.39" calcext:value-type="float">
            <text:p>1439.39</text:p>
          </table:table-cell>
          <table:table-cell office:value-type="float" office:value="3074.0019" calcext:value-type="float">
            <text:p>3074.0019</text:p>
          </table:table-cell>
          <table:table-cell table:formula="of:=[.B1416]/16486.62" office:value-type="float" office:value="0.186454342976304" calcext:value-type="float">
            <text:p>0.186454342976304</text:p>
          </table:table-cell>
          <table:table-cell office:value-type="float" office:value="1513884.8833719" calcext:value-type="float">
            <text:p>1513884.8833719</text:p>
          </table:table-cell>
        </table:table-row>
        <table:table-row table:style-name="ro1">
          <table:table-cell office:value-type="float" office:value="1440.41" calcext:value-type="float">
            <text:p>1440.41</text:p>
          </table:table-cell>
          <table:table-cell office:value-type="float" office:value="3160.3828" calcext:value-type="float">
            <text:p>3160.3828</text:p>
          </table:table-cell>
          <table:table-cell table:formula="of:=[.B1417]/16486.62" office:value-type="float" office:value="0.191693797758425" calcext:value-type="float">
            <text:p>0.191693797758425</text:p>
          </table:table-cell>
          <table:table-cell office:value-type="float" office:value="1517102.0167247" calcext:value-type="float">
            <text:p>1517102.0167247</text:p>
          </table:table-cell>
        </table:table-row>
        <table:table-row table:style-name="ro1">
          <table:table-cell office:value-type="float" office:value="1441.43" calcext:value-type="float">
            <text:p>1441.43</text:p>
          </table:table-cell>
          <table:table-cell office:value-type="float" office:value="3242.971" calcext:value-type="float">
            <text:p>3242.971</text:p>
          </table:table-cell>
          <table:table-cell table:formula="of:=[.B1418]/16486.62" office:value-type="float" office:value="0.196703205387156" calcext:value-type="float">
            <text:p>0.196703205387156</text:p>
          </table:table-cell>
          <table:table-cell office:value-type="float" office:value="1520403.2212598" calcext:value-type="float">
            <text:p>1520403.2212598</text:p>
          </table:table-cell>
        </table:table-row>
        <table:table-row table:style-name="ro1">
          <table:table-cell office:value-type="float" office:value="1442.44" calcext:value-type="float">
            <text:p>1442.44</text:p>
          </table:table-cell>
          <table:table-cell office:value-type="float" office:value="3320.1713" calcext:value-type="float">
            <text:p>3320.1713</text:p>
          </table:table-cell>
          <table:table-cell table:formula="of:=[.B1419]/16486.62" office:value-type="float" office:value="0.201385808613288" calcext:value-type="float">
            <text:p>0.201385808613288</text:p>
          </table:table-cell>
          <table:table-cell office:value-type="float" office:value="1523783.0123649" calcext:value-type="float">
            <text:p>1523783.0123649</text:p>
          </table:table-cell>
        </table:table-row>
        <table:table-row table:style-name="ro1">
          <table:table-cell office:value-type="float" office:value="1443.46" calcext:value-type="float">
            <text:p>1443.46</text:p>
          </table:table-cell>
          <table:table-cell office:value-type="float" office:value="3390.9468" calcext:value-type="float">
            <text:p>3390.9468</text:p>
          </table:table-cell>
          <table:table-cell table:formula="of:=[.B1420]/16486.62" office:value-type="float" office:value="0.205678714011726" calcext:value-type="float">
            <text:p>0.205678714011726</text:p>
          </table:table-cell>
          <table:table-cell office:value-type="float" office:value="1527234.8498995" calcext:value-type="float">
            <text:p>1527234.8498995</text:p>
          </table:table-cell>
        </table:table-row>
        <table:table-row table:style-name="ro1">
          <table:table-cell office:value-type="float" office:value="1444.48" calcext:value-type="float">
            <text:p>1444.48</text:p>
          </table:table-cell>
          <table:table-cell office:value-type="float" office:value="3454.943" calcext:value-type="float">
            <text:p>3454.943</text:p>
          </table:table-cell>
          <table:table-cell table:formula="of:=[.B1421]/16486.62" office:value-type="float" office:value="0.209560419297588" calcext:value-type="float">
            <text:p>0.209560419297588</text:p>
          </table:table-cell>
          <table:table-cell office:value-type="float" office:value="1530751.8328173" calcext:value-type="float">
            <text:p>1530751.8328173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3512.4496" calcext:value-type="float">
            <text:p>3512.4496</text:p>
          </table:table-cell>
          <table:table-cell table:formula="of:=[.B1422]/16486.62" office:value-type="float" office:value="0.213048496295784" calcext:value-type="float">
            <text:p>0.213048496295784</text:p>
          </table:table-cell>
          <table:table-cell office:value-type="float" office:value="1534327.3549183" calcext:value-type="float">
            <text:p>1534327.3549183</text:p>
          </table:table-cell>
        </table:table-row>
        <table:table-row table:style-name="ro1">
          <table:table-cell office:value-type="float" office:value="1446.52" calcext:value-type="float">
            <text:p>1446.52</text:p>
          </table:table-cell>
          <table:table-cell office:value-type="float" office:value="3564.1289" calcext:value-type="float">
            <text:p>3564.1289</text:p>
          </table:table-cell>
          <table:table-cell table:formula="of:=[.B1423]/16486.62" office:value-type="float" office:value="0.216183116976069" calcext:value-type="float">
            <text:p>0.216183116976069</text:p>
          </table:table-cell>
          <table:table-cell office:value-type="float" office:value="1537955.4843264" calcext:value-type="float">
            <text:p>1537955.4843264</text:p>
          </table:table-cell>
        </table:table-row>
        <table:table-row table:style-name="ro1">
          <table:table-cell office:value-type="float" office:value="1447.53" calcext:value-type="float">
            <text:p>1447.53</text:p>
          </table:table-cell>
          <table:table-cell office:value-type="float" office:value="3610.558" calcext:value-type="float">
            <text:p>3610.558</text:p>
          </table:table-cell>
          <table:table-cell table:formula="of:=[.B1424]/16486.62" office:value-type="float" office:value="0.218999285481196" calcext:value-type="float">
            <text:p>0.218999285481196</text:p>
          </table:table-cell>
          <table:table-cell office:value-type="float" office:value="1541630.8765458" calcext:value-type="float">
            <text:p>1541630.8765458</text:p>
          </table:table-cell>
        </table:table-row>
        <table:table-row table:style-name="ro1">
          <table:table-cell office:value-type="float" office:value="1448.55" calcext:value-type="float">
            <text:p>1448.55</text:p>
          </table:table-cell>
          <table:table-cell office:value-type="float" office:value="3651.7573" calcext:value-type="float">
            <text:p>3651.7573</text:p>
          </table:table-cell>
          <table:table-cell table:formula="of:=[.B1425]/16486.62" office:value-type="float" office:value="0.221498239178194" calcext:value-type="float">
            <text:p>0.221498239178194</text:p>
          </table:table-cell>
          <table:table-cell office:value-type="float" office:value="1545348.2078695" calcext:value-type="float">
            <text:p>1545348.2078695</text:p>
          </table:table-cell>
        </table:table-row>
        <table:table-row table:style-name="ro1">
          <table:table-cell office:value-type="float" office:value="1449.57" calcext:value-type="float">
            <text:p>1449.57</text:p>
          </table:table-cell>
          <table:table-cell office:value-type="float" office:value="3686.9503" calcext:value-type="float">
            <text:p>3686.9503</text:p>
          </table:table-cell>
          <table:table-cell table:formula="of:=[.B1426]/16486.62" office:value-type="float" office:value="0.223632879268158" calcext:value-type="float">
            <text:p>0.223632879268158</text:p>
          </table:table-cell>
          <table:table-cell office:value-type="float" office:value="1549101.3642042" calcext:value-type="float">
            <text:p>1549101.3642042</text:p>
          </table:table-cell>
        </table:table-row>
        <table:table-row table:style-name="ro1">
          <table:table-cell office:value-type="float" office:value="1450.59" calcext:value-type="float">
            <text:p>1450.59</text:p>
          </table:table-cell>
          <table:table-cell office:value-type="float" office:value="3714.7608" calcext:value-type="float">
            <text:p>3714.7608</text:p>
          </table:table-cell>
          <table:table-cell table:formula="of:=[.B1427]/16486.62" office:value-type="float" office:value="0.225319732000859" calcext:value-type="float">
            <text:p>0.225319732000859</text:p>
          </table:table-cell>
          <table:table-cell office:value-type="float" office:value="1552882.8304294" calcext:value-type="float">
            <text:p>1552882.8304294</text:p>
          </table:table-cell>
        </table:table-row>
        <table:table-row table:style-name="ro1">
          <table:table-cell office:value-type="float" office:value="1451.61" calcext:value-type="float">
            <text:p>1451.61</text:p>
          </table:table-cell>
          <table:table-cell office:value-type="float" office:value="3733.9008" calcext:value-type="float">
            <text:p>3733.9008</text:p>
          </table:table-cell>
          <table:table-cell table:formula="of:=[.B1428]/16486.62" office:value-type="float" office:value="0.226480673418809" calcext:value-type="float">
            <text:p>0.226480673418809</text:p>
          </table:table-cell>
          <table:table-cell office:value-type="float" office:value="1556683.7803519" calcext:value-type="float">
            <text:p>1556683.7803519</text:p>
          </table:table-cell>
        </table:table-row>
        <table:table-row table:style-name="ro1">
          <table:table-cell office:value-type="float" office:value="1452.62" calcext:value-type="float">
            <text:p>1452.62</text:p>
          </table:table-cell>
          <table:table-cell office:value-type="float" office:value="3744.1831" calcext:value-type="float">
            <text:p>3744.1831</text:p>
          </table:table-cell>
          <table:table-cell table:formula="of:=[.B1429]/16486.62" office:value-type="float" office:value="0.227104348859863" calcext:value-type="float">
            <text:p>0.227104348859863</text:p>
          </table:table-cell>
          <table:table-cell office:value-type="float" office:value="1560495.1971284" calcext:value-type="float">
            <text:p>1560495.1971284</text:p>
          </table:table-cell>
        </table:table-row>
        <table:table-row table:style-name="ro1">
          <table:table-cell office:value-type="float" office:value="1453.64" calcext:value-type="float">
            <text:p>1453.64</text:p>
          </table:table-cell>
          <table:table-cell office:value-type="float" office:value="3747.4868" calcext:value-type="float">
            <text:p>3747.4868</text:p>
          </table:table-cell>
          <table:table-cell table:formula="of:=[.B1430]/16486.62" office:value-type="float" office:value="0.227304735597715" calcext:value-type="float">
            <text:p>0.227304735597715</text:p>
          </table:table-cell>
          <table:table-cell office:value-type="float" office:value="1564309.9770272" calcext:value-type="float">
            <text:p>1564309.9770272</text:p>
          </table:table-cell>
        </table:table-row>
        <table:table-row table:style-name="ro1">
          <table:table-cell office:value-type="float" office:value="1454.66" calcext:value-type="float">
            <text:p>1454.66</text:p>
          </table:table-cell>
          <table:table-cell office:value-type="float" office:value="3748.2181" calcext:value-type="float">
            <text:p>3748.2181</text:p>
          </table:table-cell>
          <table:table-cell table:formula="of:=[.B1431]/16486.62" office:value-type="float" office:value="0.227349092779478" calcext:value-type="float">
            <text:p>0.227349092779478</text:p>
          </table:table-cell>
          <table:table-cell office:value-type="float" office:value="1568125.501361" calcext:value-type="float">
            <text:p>1568125.501361</text:p>
          </table:table-cell>
        </table:table-row>
        <table:table-row table:style-name="ro1">
          <table:table-cell office:value-type="float" office:value="1455.68" calcext:value-type="float">
            <text:p>1455.68</text:p>
          </table:table-cell>
          <table:table-cell office:value-type="float" office:value="3752.8922" calcext:value-type="float">
            <text:p>3752.8922</text:p>
          </table:table-cell>
          <table:table-cell table:formula="of:=[.B1432]/16486.62" office:value-type="float" office:value="0.227632601467129" calcext:value-type="float">
            <text:p>0.227632601467129</text:p>
          </table:table-cell>
          <table:table-cell office:value-type="float" office:value="1571945.7836364" calcext:value-type="float">
            <text:p>1571945.7836364</text:p>
          </table:table-cell>
        </table:table-row>
        <table:table-row table:style-name="ro1">
          <table:table-cell office:value-type="float" office:value="1456.7" calcext:value-type="float">
            <text:p>1456.7</text:p>
          </table:table-cell>
          <table:table-cell office:value-type="float" office:value="3768.7347" calcext:value-type="float">
            <text:p>3768.7347</text:p>
          </table:table-cell>
          <table:table-cell table:formula="of:=[.B1433]/16486.62" office:value-type="float" office:value="0.228593532209756" calcext:value-type="float">
            <text:p>0.228593532209756</text:p>
          </table:table-cell>
          <table:table-cell office:value-type="float" office:value="1575782.1929118" calcext:value-type="float">
            <text:p>1575782.1929118</text:p>
          </table:table-cell>
        </table:table-row>
        <table:table-row table:style-name="ro1">
          <table:table-cell office:value-type="float" office:value="1457.71" calcext:value-type="float">
            <text:p>1457.71</text:p>
          </table:table-cell>
          <table:table-cell office:value-type="float" office:value="3801.5681" calcext:value-type="float">
            <text:p>3801.5681</text:p>
          </table:table-cell>
          <table:table-cell table:formula="of:=[.B1434]/16486.62" office:value-type="float" office:value="0.230585050180085" calcext:value-type="float">
            <text:p>0.230585050180085</text:p>
          </table:table-cell>
          <table:table-cell office:value-type="float" office:value="1579652.0251615" calcext:value-type="float">
            <text:p>1579652.0251615</text:p>
          </table:table-cell>
        </table:table-row>
        <table:table-row table:style-name="ro1">
          <table:table-cell office:value-type="float" office:value="1458.73" calcext:value-type="float">
            <text:p>1458.73</text:p>
          </table:table-cell>
          <table:table-cell office:value-type="float" office:value="3853.5901" calcext:value-type="float">
            <text:p>3853.5901</text:p>
          </table:table-cell>
          <table:table-cell table:formula="of:=[.B1435]/16486.62" office:value-type="float" office:value="0.233740457413345" calcext:value-type="float">
            <text:p>0.233740457413345</text:p>
          </table:table-cell>
          <table:table-cell office:value-type="float" office:value="1583574.8136" calcext:value-type="float">
            <text:p>1583574.8136</text:p>
          </table:table-cell>
        </table:table-row>
        <table:table-row table:style-name="ro1">
          <table:table-cell office:value-type="float" office:value="1459.75" calcext:value-type="float">
            <text:p>1459.75</text:p>
          </table:table-cell>
          <table:table-cell office:value-type="float" office:value="3921.8253" calcext:value-type="float">
            <text:p>3921.8253</text:p>
          </table:table-cell>
          <table:table-cell table:formula="of:=[.B1436]/16486.62" office:value-type="float" office:value="0.237879280289107" calcext:value-type="float">
            <text:p>0.237879280289107</text:p>
          </table:table-cell>
          <table:table-cell office:value-type="float" office:value="1587567.0625339" calcext:value-type="float">
            <text:p>1587567.0625339</text:p>
          </table:table-cell>
        </table:table-row>
        <table:table-row table:style-name="ro1">
          <table:table-cell office:value-type="float" office:value="1460.77" calcext:value-type="float">
            <text:p>1460.77</text:p>
          </table:table-cell>
          <table:table-cell office:value-type="float" office:value="3997.9312" calcext:value-type="float">
            <text:p>3997.9312</text:p>
          </table:table-cell>
          <table:table-cell table:formula="of:=[.B1437]/16486.62" office:value-type="float" office:value="0.242495502413472" calcext:value-type="float">
            <text:p>0.242495502413472</text:p>
          </table:table-cell>
          <table:table-cell office:value-type="float" office:value="1591636.784025" calcext:value-type="float">
            <text:p>1591636.784025</text:p>
          </table:table-cell>
        </table:table-row>
        <table:table-row table:style-name="ro1">
          <table:table-cell office:value-type="float" office:value="1461.79" calcext:value-type="float">
            <text:p>1461.79</text:p>
          </table:table-cell>
          <table:table-cell office:value-type="float" office:value="4069.6701" calcext:value-type="float">
            <text:p>4069.6701</text:p>
          </table:table-cell>
          <table:table-cell table:formula="of:=[.B1438]/16486.62" office:value-type="float" office:value="0.246846843076386" calcext:value-type="float">
            <text:p>0.246846843076386</text:p>
          </table:table-cell>
          <table:table-cell office:value-type="float" office:value="1595779.5325973" calcext:value-type="float">
            <text:p>1595779.5325973</text:p>
          </table:table-cell>
        </table:table-row>
        <table:table-row table:style-name="ro1">
          <table:table-cell office:value-type="float" office:value="1462.8" calcext:value-type="float">
            <text:p>1462.8</text:p>
          </table:table-cell>
          <table:table-cell office:value-type="float" office:value="4123.8102" calcext:value-type="float">
            <text:p>4123.8102</text:p>
          </table:table-cell>
          <table:table-cell table:formula="of:=[.B1439]/16486.62" office:value-type="float" office:value="0.25013072418725" calcext:value-type="float">
            <text:p>0.25013072418725</text:p>
          </table:table-cell>
          <table:table-cell office:value-type="float" office:value="1599977.3934652" calcext:value-type="float">
            <text:p>1599977.3934652</text:p>
          </table:table-cell>
        </table:table-row>
        <table:table-row table:style-name="ro1">
          <table:table-cell office:value-type="float" office:value="1463.82" calcext:value-type="float">
            <text:p>1463.82</text:p>
          </table:table-cell>
          <table:table-cell office:value-type="float" office:value="4149.685" calcext:value-type="float">
            <text:p>4149.685</text:p>
          </table:table-cell>
          <table:table-cell table:formula="of:=[.B1440]/16486.62" office:value-type="float" office:value="0.251700166559307" calcext:value-type="float">
            <text:p>0.251700166559307</text:p>
          </table:table-cell>
          <table:table-cell office:value-type="float" office:value="1604201.5937468" calcext:value-type="float">
            <text:p>1604201.5937468</text:p>
          </table:table-cell>
        </table:table-row>
        <table:table-row table:style-name="ro1">
          <table:table-cell office:value-type="float" office:value="1464.84" calcext:value-type="float">
            <text:p>1464.84</text:p>
          </table:table-cell>
          <table:table-cell office:value-type="float" office:value="4142.3138" calcext:value-type="float">
            <text:p>4142.3138</text:p>
          </table:table-cell>
          <table:table-cell table:formula="of:=[.B1441]/16486.62" office:value-type="float" office:value="0.251253064606329" calcext:value-type="float">
            <text:p>0.251253064606329</text:p>
          </table:table-cell>
          <table:table-cell office:value-type="float" office:value="1608418.2904701" calcext:value-type="float">
            <text:p>1608418.2904701</text:p>
          </table:table-cell>
        </table:table-row>
        <table:table-row table:style-name="ro1">
          <table:table-cell office:value-type="float" office:value="1465.86" calcext:value-type="float">
            <text:p>1465.86</text:p>
          </table:table-cell>
          <table:table-cell office:value-type="float" office:value="4104.0233" calcext:value-type="float">
            <text:p>4104.0233</text:p>
          </table:table-cell>
          <table:table-cell table:formula="of:=[.B1442]/16486.62" office:value-type="float" office:value="0.248930544890341" calcext:value-type="float">
            <text:p>0.248930544890341</text:p>
          </table:table-cell>
          <table:table-cell office:value-type="float" office:value="1612596.0091113" calcext:value-type="float">
            <text:p>1612596.0091113</text:p>
          </table:table-cell>
        </table:table-row>
        <table:table-row table:style-name="ro1">
          <table:table-cell office:value-type="float" office:value="1466.88" calcext:value-type="float">
            <text:p>1466.88</text:p>
          </table:table-cell>
          <table:table-cell office:value-type="float" office:value="4043.9271" calcext:value-type="float">
            <text:p>4043.9271</text:p>
          </table:table-cell>
          <table:table-cell table:formula="of:=[.B1443]/16486.62" office:value-type="float" office:value="0.245285395065817" calcext:value-type="float">
            <text:p>0.245285395065817</text:p>
          </table:table-cell>
          <table:table-cell office:value-type="float" office:value="1616712.5523894" calcext:value-type="float">
            <text:p>1616712.5523894</text:p>
          </table:table-cell>
        </table:table-row>
        <table:table-row table:style-name="ro1">
          <table:table-cell office:value-type="float" office:value="1467.89" calcext:value-type="float">
            <text:p>1467.89</text:p>
          </table:table-cell>
          <table:table-cell office:value-type="float" office:value="3975.3042" calcext:value-type="float">
            <text:p>3975.3042</text:p>
          </table:table-cell>
          <table:table-cell table:formula="of:=[.B1444]/16486.62" office:value-type="float" office:value="0.241123056150988" calcext:value-type="float">
            <text:p>0.241123056150988</text:p>
          </table:table-cell>
          <table:table-cell office:value-type="float" office:value="1620759.2405647" calcext:value-type="float">
            <text:p>1620759.2405647</text:p>
          </table:table-cell>
        </table:table-row>
        <table:table-row table:style-name="ro1">
          <table:table-cell office:value-type="float" office:value="1468.91" calcext:value-type="float">
            <text:p>1468.91</text:p>
          </table:table-cell>
          <table:table-cell office:value-type="float" office:value="3911.636" calcext:value-type="float">
            <text:p>3911.636</text:p>
          </table:table-cell>
          <table:table-cell table:formula="of:=[.B1445]/16486.62" office:value-type="float" office:value="0.237261245785977" calcext:value-type="float">
            <text:p>0.237261245785977</text:p>
          </table:table-cell>
          <table:table-cell office:value-type="float" office:value="1624741.1172583" calcext:value-type="float">
            <text:p>1624741.1172583</text:p>
          </table:table-cell>
        </table:table-row>
        <table:table-row table:style-name="ro1">
          <table:table-cell office:value-type="float" office:value="1469.93" calcext:value-type="float">
            <text:p>1469.93</text:p>
          </table:table-cell>
          <table:table-cell office:value-type="float" office:value="3862.5528" calcext:value-type="float">
            <text:p>3862.5528</text:p>
          </table:table-cell>
          <table:table-cell table:formula="of:=[.B1446]/16486.62" office:value-type="float" office:value="0.234284092191122" calcext:value-type="float">
            <text:p>0.234284092191122</text:p>
          </table:table-cell>
          <table:table-cell office:value-type="float" office:value="1628673.0293776" calcext:value-type="float">
            <text:p>1628673.0293776</text:p>
          </table:table-cell>
        </table:table-row>
        <table:table-row table:style-name="ro1">
          <table:table-cell office:value-type="float" office:value="1470.95" calcext:value-type="float">
            <text:p>1470.95</text:p>
          </table:table-cell>
          <table:table-cell office:value-type="float" office:value="3831.0182" calcext:value-type="float">
            <text:p>3831.0182</text:p>
          </table:table-cell>
          <table:table-cell table:formula="of:=[.B1447]/16486.62" office:value-type="float" office:value="0.232371353254943" calcext:value-type="float">
            <text:p>0.232371353254943</text:p>
          </table:table-cell>
          <table:table-cell office:value-type="float" office:value="1632572.8405742" calcext:value-type="float">
            <text:p>1632572.8405742</text:p>
          </table:table-cell>
        </table:table-row>
        <table:table-row table:style-name="ro1">
          <table:table-cell office:value-type="float" office:value="1471.97" calcext:value-type="float">
            <text:p>1471.97</text:p>
          </table:table-cell>
          <table:table-cell office:value-type="float" office:value="3812.6882" calcext:value-type="float">
            <text:p>3812.6882</text:p>
          </table:table-cell>
          <table:table-cell table:formula="of:=[.B1448]/16486.62" office:value-type="float" office:value="0.231259542586655" calcext:value-type="float">
            <text:p>0.231259542586655</text:p>
          </table:table-cell>
          <table:table-cell office:value-type="float" office:value="1636453.9925865" calcext:value-type="float">
            <text:p>1636453.9925865</text:p>
          </table:table-cell>
        </table:table-row>
        <table:table-row table:style-name="ro1">
          <table:table-cell office:value-type="float" office:value="1472.98" calcext:value-type="float">
            <text:p>1472.98</text:p>
          </table:table-cell>
          <table:table-cell office:value-type="float" office:value="3797.6577" calcext:value-type="float">
            <text:p>3797.6577</text:p>
          </table:table-cell>
          <table:table-cell table:formula="of:=[.B1449]/16486.62" office:value-type="float" office:value="0.230347863904184" calcext:value-type="float">
            <text:p>0.230347863904184</text:p>
          </table:table-cell>
          <table:table-cell office:value-type="float" office:value="1640319.844223" calcext:value-type="float">
            <text:p>1640319.84422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773.9981" calcext:value-type="float">
            <text:p>3773.9981</text:p>
          </table:table-cell>
          <table:table-cell table:formula="of:=[.B1450]/16486.62" office:value-type="float" office:value="0.228912785034167" calcext:value-type="float">
            <text:p>0.228912785034167</text:p>
          </table:table-cell>
          <table:table-cell office:value-type="float" office:value="1644161.6114103" calcext:value-type="float">
            <text:p>1644161.6114103</text:p>
          </table:table-cell>
        </table:table-row>
        <table:table-row table:style-name="ro1">
          <table:table-cell office:value-type="float" office:value="1475.02" calcext:value-type="float">
            <text:p>1475.02</text:p>
          </table:table-cell>
          <table:table-cell office:value-type="float" office:value="3731.8943" calcext:value-type="float">
            <text:p>3731.8943</text:p>
          </table:table-cell>
          <table:table-cell table:formula="of:=[.B1451]/16486.62" office:value-type="float" office:value="0.226358968666713" calcext:value-type="float">
            <text:p>0.226358968666713</text:p>
          </table:table-cell>
          <table:table-cell office:value-type="float" office:value="1647960.5187955" calcext:value-type="float">
            <text:p>1647960.5187955</text:p>
          </table:table-cell>
        </table:table-row>
        <table:table-row table:style-name="ro1">
          <table:table-cell office:value-type="float" office:value="1476.04" calcext:value-type="float">
            <text:p>1476.04</text:p>
          </table:table-cell>
          <table:table-cell office:value-type="float" office:value="3667.021" calcext:value-type="float">
            <text:p>3667.021</text:p>
          </table:table-cell>
          <table:table-cell table:formula="of:=[.B1452]/16486.62" office:value-type="float" office:value="0.222424062664148" calcext:value-type="float">
            <text:p>0.222424062664148</text:p>
          </table:table-cell>
          <table:table-cell office:value-type="float" office:value="1651693.3879249" calcext:value-type="float">
            <text:p>1651693.3879249</text:p>
          </table:table-cell>
        </table:table-row>
        <table:table-row table:style-name="ro1">
          <table:table-cell office:value-type="float" office:value="1477.06" calcext:value-type="float">
            <text:p>1477.06</text:p>
          </table:table-cell>
          <table:table-cell office:value-type="float" office:value="3582.107" calcext:value-type="float">
            <text:p>3582.107</text:p>
          </table:table-cell>
          <table:table-cell table:formula="of:=[.B1453]/16486.62" office:value-type="float" office:value="0.217273583063114" calcext:value-type="float">
            <text:p>0.217273583063114</text:p>
          </table:table-cell>
          <table:table-cell office:value-type="float" office:value="1655339.8182326" calcext:value-type="float">
            <text:p>1655339.8182326</text:p>
          </table:table-cell>
        </table:table-row>
        <table:table-row table:style-name="ro1">
          <table:table-cell office:value-type="float" office:value="1478.07" calcext:value-type="float">
            <text:p>1478.07</text:p>
          </table:table-cell>
          <table:table-cell office:value-type="float" office:value="3486.3031" calcext:value-type="float">
            <text:p>3486.3031</text:p>
          </table:table-cell>
          <table:table-cell table:formula="of:=[.B1454]/16486.62" office:value-type="float" office:value="0.211462573893254" calcext:value-type="float">
            <text:p>0.211462573893254</text:p>
          </table:table-cell>
          <table:table-cell office:value-type="float" office:value="1658888.7243239" calcext:value-type="float">
            <text:p>1658888.7243239</text:p>
          </table:table-cell>
        </table:table-row>
        <table:table-row table:style-name="ro1">
          <table:table-cell office:value-type="float" office:value="1479.09" calcext:value-type="float">
            <text:p>1479.09</text:p>
          </table:table-cell>
          <table:table-cell office:value-type="float" office:value="3392.7267" calcext:value-type="float">
            <text:p>3392.7267</text:p>
          </table:table-cell>
          <table:table-cell table:formula="of:=[.B1455]/16486.62" office:value-type="float" office:value="0.205786674284966" calcext:value-type="float">
            <text:p>0.205786674284966</text:p>
          </table:table-cell>
          <table:table-cell office:value-type="float" office:value="1662342.3737239" calcext:value-type="float">
            <text:p>1662342.3737239</text:p>
          </table:table-cell>
        </table:table-row>
        <table:table-row table:style-name="ro1">
          <table:table-cell office:value-type="float" office:value="1480.11" calcext:value-type="float">
            <text:p>1480.11</text:p>
          </table:table-cell>
          <table:table-cell office:value-type="float" office:value="3315.129" calcext:value-type="float">
            <text:p>3315.129</text:p>
          </table:table-cell>
          <table:table-cell table:formula="of:=[.B1456]/16486.62" office:value-type="float" office:value="0.201079966663876" calcext:value-type="float">
            <text:p>0.201079966663876</text:p>
          </table:table-cell>
          <table:table-cell office:value-type="float" office:value="1665717.0320325" calcext:value-type="float">
            <text:p>1665717.0320325</text:p>
          </table:table-cell>
        </table:table-row>
        <table:table-row table:style-name="ro1">
          <table:table-cell office:value-type="float" office:value="1481.13" calcext:value-type="float">
            <text:p>1481.13</text:p>
          </table:table-cell>
          <table:table-cell office:value-type="float" office:value="3264.8169" calcext:value-type="float">
            <text:p>3264.8169</text:p>
          </table:table-cell>
          <table:table-cell table:formula="of:=[.B1457]/16486.62" office:value-type="float" office:value="0.198028273836602" calcext:value-type="float">
            <text:p>0.198028273836602</text:p>
          </table:table-cell>
          <table:table-cell office:value-type="float" office:value="1669040.4747315" calcext:value-type="float">
            <text:p>1669040.4747315</text:p>
          </table:table-cell>
        </table:table-row>
        <table:table-row table:style-name="ro1">
          <table:table-cell office:value-type="float" office:value="1482.15" calcext:value-type="float">
            <text:p>1482.15</text:p>
          </table:table-cell>
          <table:table-cell office:value-type="float" office:value="3248.7247" calcext:value-type="float">
            <text:p>3248.7247</text:p>
          </table:table-cell>
          <table:table-cell table:formula="of:=[.B1458]/16486.62" office:value-type="float" office:value="0.197052197478925" calcext:value-type="float">
            <text:p>0.197052197478925</text:p>
          </table:table-cell>
          <table:table-cell office:value-type="float" office:value="1672347.5362492" calcext:value-type="float">
            <text:p>1672347.5362492</text:p>
          </table:table-cell>
        </table:table-row>
        <table:table-row table:style-name="ro1">
          <table:table-cell office:value-type="float" office:value="1483.16" calcext:value-type="float">
            <text:p>1483.16</text:p>
          </table:table-cell>
          <table:table-cell office:value-type="float" office:value="3269.0015" calcext:value-type="float">
            <text:p>3269.0015</text:p>
          </table:table-cell>
          <table:table-cell table:formula="of:=[.B1459]/16486.62" office:value-type="float" office:value="0.198282091781093" calcext:value-type="float">
            <text:p>0.198282091781093</text:p>
          </table:table-cell>
          <table:table-cell office:value-type="float" office:value="1675675.2387118" calcext:value-type="float">
            <text:p>1675675.2387118</text:p>
          </table:table-cell>
        </table:table-row>
        <table:table-row table:style-name="ro1">
          <table:table-cell office:value-type="float" office:value="1484.18" calcext:value-type="float">
            <text:p>1484.18</text:p>
          </table:table-cell>
          <table:table-cell office:value-type="float" office:value="3323.8895" calcext:value-type="float">
            <text:p>3323.8895</text:p>
          </table:table-cell>
          <table:table-cell table:formula="of:=[.B1460]/16486.62" office:value-type="float" office:value="0.201611336950812" calcext:value-type="float">
            <text:p>0.201611336950812</text:p>
          </table:table-cell>
          <table:table-cell office:value-type="float" office:value="1679058.8147635" calcext:value-type="float">
            <text:p>1679058.8147635</text:p>
          </table:table-cell>
        </table:table-row>
        <table:table-row table:style-name="ro1">
          <table:table-cell office:value-type="float" office:value="1485.2" calcext:value-type="float">
            <text:p>1485.2</text:p>
          </table:table-cell>
          <table:table-cell office:value-type="float" office:value="3409.2569" calcext:value-type="float">
            <text:p>3409.2569</text:p>
          </table:table-cell>
          <table:table-cell table:formula="of:=[.B1461]/16486.62" office:value-type="float" office:value="0.206789317640608" calcext:value-type="float">
            <text:p>0.206789317640608</text:p>
          </table:table-cell>
          <table:table-cell office:value-type="float" office:value="1682529.291152" calcext:value-type="float">
            <text:p>1682529.291152</text:p>
          </table:table-cell>
        </table:table-row>
        <table:table-row table:style-name="ro1">
          <table:table-cell office:value-type="float" office:value="1486.22" calcext:value-type="float">
            <text:p>1486.22</text:p>
          </table:table-cell>
          <table:table-cell office:value-type="float" office:value="3520.0562" calcext:value-type="float">
            <text:p>3520.0562</text:p>
          </table:table-cell>
          <table:table-cell table:formula="of:=[.B1462]/16486.62" office:value-type="float" office:value="0.213509876493787" calcext:value-type="float">
            <text:p>0.213509876493787</text:p>
          </table:table-cell>
          <table:table-cell office:value-type="float" office:value="1686112.5564924" calcext:value-type="float">
            <text:p>1686112.5564924</text:p>
          </table:table-cell>
        </table:table-row>
        <table:table-row table:style-name="ro1">
          <table:table-cell office:value-type="float" office:value="1487.23" calcext:value-type="float">
            <text:p>1487.23</text:p>
          </table:table-cell>
          <table:table-cell office:value-type="float" office:value="3651.1968" calcext:value-type="float">
            <text:p>3651.1968</text:p>
          </table:table-cell>
          <table:table-cell table:formula="of:=[.B1463]/16486.62" office:value-type="float" office:value="0.221464241912533" calcext:value-type="float">
            <text:p>0.221464241912533</text:p>
          </table:table-cell>
          <table:table-cell office:value-type="float" office:value="1689829.3172318" calcext:value-type="float">
            <text:p>1689829.3172318</text:p>
          </table:table-cell>
        </table:table-row>
        <table:table-row table:style-name="ro1">
          <table:table-cell office:value-type="float" office:value="1488.25" calcext:value-type="float">
            <text:p>1488.25</text:p>
          </table:table-cell>
          <table:table-cell office:value-type="float" office:value="3797.7193" calcext:value-type="float">
            <text:p>3797.7193</text:p>
          </table:table-cell>
          <table:table-cell table:formula="of:=[.B1464]/16486.62" office:value-type="float" office:value="0.230351600267368" calcext:value-type="float">
            <text:p>0.230351600267368</text:p>
          </table:table-cell>
          <table:table-cell office:value-type="float" office:value="1693695.2316503" calcext:value-type="float">
            <text:p>1693695.2316503</text:p>
          </table:table-cell>
        </table:table-row>
        <table:table-row table:style-name="ro1">
          <table:table-cell office:value-type="float" office:value="1489.27" calcext:value-type="float">
            <text:p>1489.27</text:p>
          </table:table-cell>
          <table:table-cell office:value-type="float" office:value="3954.5409" calcext:value-type="float">
            <text:p>3954.5409</text:p>
          </table:table-cell>
          <table:table-cell table:formula="of:=[.B1465]/16486.62" office:value-type="float" office:value="0.2398636530714" calcext:value-type="float">
            <text:p>0.2398636530714</text:p>
          </table:table-cell>
          <table:table-cell office:value-type="float" office:value="1697720.7836139" calcext:value-type="float">
            <text:p>1697720.7836139</text:p>
          </table:table-cell>
        </table:table-row>
        <table:table-row table:style-name="ro1">
          <table:table-cell office:value-type="float" office:value="1490.29" calcext:value-type="float">
            <text:p>1490.29</text:p>
          </table:table-cell>
          <table:table-cell office:value-type="float" office:value="4116.2281" calcext:value-type="float">
            <text:p>4116.2281</text:p>
          </table:table-cell>
          <table:table-cell table:formula="of:=[.B1466]/16486.62" office:value-type="float" office:value="0.249670830042786" calcext:value-type="float">
            <text:p>0.249670830042786</text:p>
          </table:table-cell>
          <table:table-cell office:value-type="float" office:value="1701910.9262096" calcext:value-type="float">
            <text:p>1701910.9262096</text:p>
          </table:table-cell>
        </table:table-row>
        <table:table-row table:style-name="ro1">
          <table:table-cell office:value-type="float" office:value="1491.31" calcext:value-type="float">
            <text:p>1491.31</text:p>
          </table:table-cell>
          <table:table-cell office:value-type="float" office:value="4277.201" calcext:value-type="float">
            <text:p>4277.201</text:p>
          </table:table-cell>
          <table:table-cell table:formula="of:=[.B1467]/16486.62" office:value-type="float" office:value="0.2594346809716" calcext:value-type="float">
            <text:p>0.2594346809716</text:p>
          </table:table-cell>
          <table:table-cell office:value-type="float" office:value="1706264.9322428" calcext:value-type="float">
            <text:p>1706264.9322428</text:p>
          </table:table-cell>
        </table:table-row>
        <table:table-row table:style-name="ro1">
          <table:table-cell office:value-type="float" office:value="1492.32" calcext:value-type="float">
            <text:p>1492.32</text:p>
          </table:table-cell>
          <table:table-cell office:value-type="float" office:value="4432.5035" calcext:value-type="float">
            <text:p>4432.5035</text:p>
          </table:table-cell>
          <table:table-cell table:formula="of:=[.B1468]/16486.62" office:value-type="float" office:value="0.268854592390678" calcext:value-type="float">
            <text:p>0.268854592390678</text:p>
          </table:table-cell>
          <table:table-cell office:value-type="float" office:value="1710777.0295536" calcext:value-type="float">
            <text:p>1710777.0295536</text:p>
          </table:table-cell>
        </table:table-row>
        <table:table-row table:style-name="ro1">
          <table:table-cell office:value-type="float" office:value="1493.34" calcext:value-type="float">
            <text:p>1493.34</text:p>
          </table:table-cell>
          <table:table-cell office:value-type="float" office:value="4578.9574" calcext:value-type="float">
            <text:p>4578.9574</text:p>
          </table:table-cell>
          <table:table-cell table:formula="of:=[.B1469]/16486.62" office:value-type="float" office:value="0.277737789795604" calcext:value-type="float">
            <text:p>0.277737789795604</text:p>
          </table:table-cell>
          <table:table-cell office:value-type="float" office:value="1715438.2105704" calcext:value-type="float">
            <text:p>1715438.2105704</text:p>
          </table:table-cell>
        </table:table-row>
        <table:table-row table:style-name="ro1">
          <table:table-cell office:value-type="float" office:value="1494.36" calcext:value-type="float">
            <text:p>1494.36</text:p>
          </table:table-cell>
          <table:table-cell office:value-type="float" office:value="4716.2802" calcext:value-type="float">
            <text:p>4716.2802</text:p>
          </table:table-cell>
          <table:table-cell table:formula="of:=[.B1470]/16486.62" office:value-type="float" office:value="0.286067138079242" calcext:value-type="float">
            <text:p>0.286067138079242</text:p>
          </table:table-cell>
          <table:table-cell office:value-type="float" office:value="1720239.180322" calcext:value-type="float">
            <text:p>1720239.180322</text:p>
          </table:table-cell>
        </table:table-row>
        <table:table-row table:style-name="ro1">
          <table:table-cell office:value-type="float" office:value="1495.38" calcext:value-type="float">
            <text:p>1495.38</text:p>
          </table:table-cell>
          <table:table-cell office:value-type="float" office:value="4847.7093" calcext:value-type="float">
            <text:p>4847.7093</text:p>
          </table:table-cell>
          <table:table-cell table:formula="of:=[.B1471]/16486.62" office:value-type="float" office:value="0.294039002536602" calcext:value-type="float">
            <text:p>0.294039002536602</text:p>
          </table:table-cell>
          <table:table-cell office:value-type="float" office:value="1725173.939194" calcext:value-type="float">
            <text:p>1725173.939194</text:p>
          </table:table-cell>
        </table:table-row>
        <table:table-row table:style-name="ro1">
          <table:table-cell office:value-type="float" office:value="1496.4" calcext:value-type="float">
            <text:p>1496.4</text:p>
          </table:table-cell>
          <table:table-cell office:value-type="float" office:value="4979.8252" calcext:value-type="float">
            <text:p>4979.8252</text:p>
          </table:table-cell>
          <table:table-cell table:formula="of:=[.B1472]/16486.62" office:value-type="float" office:value="0.302052525017256" calcext:value-type="float">
            <text:p>0.302052525017256</text:p>
          </table:table-cell>
          <table:table-cell office:value-type="float" office:value="1730243.1863674" calcext:value-type="float">
            <text:p>1730243.1863674</text:p>
          </table:table-cell>
        </table:table-row>
        <table:table-row table:style-name="ro1">
          <table:table-cell office:value-type="float" office:value="1497.41" calcext:value-type="float">
            <text:p>1497.41</text:p>
          </table:table-cell>
          <table:table-cell office:value-type="float" office:value="5121.5435" calcext:value-type="float">
            <text:p>5121.5435</text:p>
          </table:table-cell>
          <table:table-cell table:formula="of:=[.B1473]/16486.62" office:value-type="float" office:value="0.310648483436872" calcext:value-type="float">
            <text:p>0.310648483436872</text:p>
          </table:table-cell>
          <table:table-cell office:value-type="float" office:value="1735456.6966687" calcext:value-type="float">
            <text:p>1735456.6966687</text:p>
          </table:table-cell>
        </table:table-row>
        <table:table-row table:style-name="ro1">
          <table:table-cell office:value-type="float" office:value="1498.43" calcext:value-type="float">
            <text:p>1498.43</text:p>
          </table:table-cell>
          <table:table-cell office:value-type="float" office:value="5282.5109" calcext:value-type="float">
            <text:p>5282.5109</text:p>
          </table:table-cell>
          <table:table-cell table:formula="of:=[.B1474]/16486.62" office:value-type="float" office:value="0.32041200076183" calcext:value-type="float">
            <text:p>0.32041200076183</text:p>
          </table:table-cell>
          <table:table-cell office:value-type="float" office:value="1740834.0647876" calcext:value-type="float">
            <text:p>1740834.0647876</text:p>
          </table:table-cell>
        </table:table-row>
        <table:table-row table:style-name="ro1">
          <table:table-cell office:value-type="float" office:value="1499.45" calcext:value-type="float">
            <text:p>1499.45</text:p>
          </table:table-cell>
          <table:table-cell office:value-type="float" office:value="5471.3063" calcext:value-type="float">
            <text:p>5471.3063</text:p>
          </table:table-cell>
          <table:table-cell table:formula="of:=[.B1475]/16486.62" office:value-type="float" office:value="0.331863432286302" calcext:value-type="float">
            <text:p>0.331863432286302</text:p>
          </table:table-cell>
          <table:table-cell office:value-type="float" office:value="1746403.6185168" calcext:value-type="float">
            <text:p>1746403.6185168</text:p>
          </table:table-cell>
        </table:table-row>
        <table:table-row table:style-name="ro1">
          <table:table-cell office:value-type="float" office:value="1500.47" calcext:value-type="float">
            <text:p>1500.47</text:p>
          </table:table-cell>
          <table:table-cell office:value-type="float" office:value="5693.861" calcext:value-type="float">
            <text:p>5693.861</text:p>
          </table:table-cell>
          <table:table-cell table:formula="of:=[.B1476]/16486.62" office:value-type="float" office:value="0.345362542473836" calcext:value-type="float">
            <text:p>0.345362542473836</text:p>
          </table:table-cell>
          <table:table-cell office:value-type="float" office:value="1752199.7233188" calcext:value-type="float">
            <text:p>1752199.7233188</text:p>
          </table:table-cell>
        </table:table-row>
        <table:table-row table:style-name="ro1">
          <table:table-cell office:value-type="float" office:value="1501.49" calcext:value-type="float">
            <text:p>1501.49</text:p>
          </table:table-cell>
          <table:table-cell office:value-type="float" office:value="5952.3944" calcext:value-type="float">
            <text:p>5952.3944</text:p>
          </table:table-cell>
          <table:table-cell table:formula="of:=[.B1477]/16486.62" office:value-type="float" office:value="0.361043949578507" calcext:value-type="float">
            <text:p>0.361043949578507</text:p>
          </table:table-cell>
          <table:table-cell office:value-type="float" office:value="1758259.0039799" calcext:value-type="float">
            <text:p>1758259.0039799</text:p>
          </table:table-cell>
        </table:table-row>
        <table:table-row table:style-name="ro1">
          <table:table-cell office:value-type="float" office:value="1502.5" calcext:value-type="float">
            <text:p>1502.5</text:p>
          </table:table-cell>
          <table:table-cell office:value-type="float" office:value="6244.99" calcext:value-type="float">
            <text:p>6244.99</text:p>
          </table:table-cell>
          <table:table-cell table:formula="of:=[.B1478]/16486.62" office:value-type="float" office:value="0.378791407820402" calcext:value-type="float">
            <text:p>0.378791407820402</text:p>
          </table:table-cell>
          <table:table-cell office:value-type="float" office:value="1764616.1342952" calcext:value-type="float">
            <text:p>1764616.1342952</text:p>
          </table:table-cell>
        </table:table-row>
        <table:table-row table:style-name="ro1">
          <table:table-cell office:value-type="float" office:value="1503.52" calcext:value-type="float">
            <text:p>1503.52</text:p>
          </table:table-cell>
          <table:table-cell office:value-type="float" office:value="6565.7721" calcext:value-type="float">
            <text:p>6565.7721</text:p>
          </table:table-cell>
          <table:table-cell table:formula="of:=[.B1479]/16486.62" office:value-type="float" office:value="0.398248525167681" calcext:value-type="float">
            <text:p>0.398248525167681</text:p>
          </table:table-cell>
          <table:table-cell office:value-type="float" office:value="1771299.806939" calcext:value-type="float">
            <text:p>1771299.806939</text:p>
          </table:table-cell>
        </table:table-row>
        <table:table-row table:style-name="ro1">
          <table:table-cell office:value-type="float" office:value="1504.54" calcext:value-type="float">
            <text:p>1504.54</text:p>
          </table:table-cell>
          <table:table-cell office:value-type="float" office:value="6905.5469" calcext:value-type="float">
            <text:p>6905.5469</text:p>
          </table:table-cell>
          <table:table-cell table:formula="of:=[.B1480]/16486.62" office:value-type="float" office:value="0.418857649415101" calcext:value-type="float">
            <text:p>0.418857649415101</text:p>
          </table:table-cell>
          <table:table-cell office:value-type="float" office:value="1778329.3556743" calcext:value-type="float">
            <text:p>1778329.3556743</text:p>
          </table:table-cell>
        </table:table-row>
        <table:table-row table:style-name="ro1">
          <table:table-cell office:value-type="float" office:value="1505.56" calcext:value-type="float">
            <text:p>1505.56</text:p>
          </table:table-cell>
          <table:table-cell office:value-type="float" office:value="7252.741" calcext:value-type="float">
            <text:p>7252.741</text:p>
          </table:table-cell>
          <table:table-cell table:formula="of:=[.B1481]/16486.62" office:value-type="float" office:value="0.439916793132856" calcext:value-type="float">
            <text:p>0.439916793132856</text:p>
          </table:table-cell>
          <table:table-cell office:value-type="float" office:value="1785712.3330448" calcext:value-type="float">
            <text:p>1785712.3330448</text:p>
          </table:table-cell>
        </table:table-row>
        <table:table-row table:style-name="ro1">
          <table:table-cell office:value-type="float" office:value="1506.58" calcext:value-type="float">
            <text:p>1506.58</text:p>
          </table:table-cell>
          <table:table-cell office:value-type="float" office:value="7594.4953" calcext:value-type="float">
            <text:p>7594.4953</text:p>
          </table:table-cell>
          <table:table-cell table:formula="of:=[.B1482]/16486.62" office:value-type="float" office:value="0.460645984440716" calcext:value-type="float">
            <text:p>0.460645984440716</text:p>
          </table:table-cell>
          <table:table-cell office:value-type="float" office:value="1793443.2015895" calcext:value-type="float">
            <text:p>1793443.2015895</text:p>
          </table:table-cell>
        </table:table-row>
        <table:table-row table:style-name="ro1">
          <table:table-cell office:value-type="float" office:value="1507.59" calcext:value-type="float">
            <text:p>1507.59</text:p>
          </table:table-cell>
          <table:table-cell office:value-type="float" office:value="7917.8206" calcext:value-type="float">
            <text:p>7917.8206</text:p>
          </table:table-cell>
          <table:table-cell table:formula="of:=[.B1483]/16486.62" office:value-type="float" office:value="0.480257360210886" calcext:value-type="float">
            <text:p>0.480257360210886</text:p>
          </table:table-cell>
          <table:table-cell office:value-type="float" office:value="1801503.2013308" calcext:value-type="float">
            <text:p>1801503.2013308</text:p>
          </table:table-cell>
        </table:table-row>
        <table:table-row table:style-name="ro1">
          <table:table-cell office:value-type="float" office:value="1508.61" calcext:value-type="float">
            <text:p>1508.61</text:p>
          </table:table-cell>
          <table:table-cell office:value-type="float" office:value="8210.7768" calcext:value-type="float">
            <text:p>8210.7768</text:p>
          </table:table-cell>
          <table:table-cell table:formula="of:=[.B1484]/16486.62" office:value-type="float" office:value="0.498026690734668" calcext:value-type="float">
            <text:p>0.498026690734668</text:p>
          </table:table-cell>
          <table:table-cell office:value-type="float" office:value="1809861.4178226" calcext:value-type="float">
            <text:p>1809861.4178226</text:p>
          </table:table-cell>
        </table:table-row>
        <table:table-row table:style-name="ro1">
          <table:table-cell office:value-type="float" office:value="1509.63" calcext:value-type="float">
            <text:p>1509.63</text:p>
          </table:table-cell>
          <table:table-cell office:value-type="float" office:value="8463.6915" calcext:value-type="float">
            <text:p>8463.6915</text:p>
          </table:table-cell>
          <table:table-cell table:formula="of:=[.B1485]/16486.62" office:value-type="float" office:value="0.513367294205847" calcext:value-type="float">
            <text:p>0.513367294205847</text:p>
          </table:table-cell>
          <table:table-cell office:value-type="float" office:value="1818477.0905807" calcext:value-type="float">
            <text:p>1818477.0905807</text:p>
          </table:table-cell>
        </table:table-row>
        <table:table-row table:style-name="ro1">
          <table:table-cell office:value-type="float" office:value="1510.65" calcext:value-type="float">
            <text:p>1510.65</text:p>
          </table:table-cell>
          <table:table-cell office:value-type="float" office:value="8670.4714" calcext:value-type="float">
            <text:p>8670.4714</text:p>
          </table:table-cell>
          <table:table-cell table:formula="of:=[.B1486]/16486.62" office:value-type="float" office:value="0.525909580010942" calcext:value-type="float">
            <text:p>0.525909580010942</text:p>
          </table:table-cell>
          <table:table-cell office:value-type="float" office:value="1827303.2562951" calcext:value-type="float">
            <text:p>1827303.2562951</text:p>
          </table:table-cell>
        </table:table-row>
        <table:table-row table:style-name="ro1">
          <table:table-cell office:value-type="float" office:value="1511.67" calcext:value-type="float">
            <text:p>1511.67</text:p>
          </table:table-cell>
          <table:table-cell office:value-type="float" office:value="8830.0582" calcext:value-type="float">
            <text:p>8830.0582</text:p>
          </table:table-cell>
          <table:table-cell table:formula="of:=[.B1487]/16486.62" office:value-type="float" office:value="0.535589356702587" calcext:value-type="float">
            <text:p>0.535589356702587</text:p>
          </table:table-cell>
          <table:table-cell office:value-type="float" office:value="1836291.8744797" calcext:value-type="float">
            <text:p>1836291.8744797</text:p>
          </table:table-cell>
        </table:table-row>
        <table:table-row table:style-name="ro1">
          <table:table-cell office:value-type="float" office:value="1512.68" calcext:value-type="float">
            <text:p>1512.68</text:p>
          </table:table-cell>
          <table:table-cell office:value-type="float" office:value="8948.0072" calcext:value-type="float">
            <text:p>8948.0072</text:p>
          </table:table-cell>
          <table:table-cell table:formula="of:=[.B1488]/16486.62" office:value-type="float" office:value="0.542743582371644" calcext:value-type="float">
            <text:p>0.542743582371644</text:p>
          </table:table-cell>
          <table:table-cell office:value-type="float" office:value="1845400.5597205" calcext:value-type="float">
            <text:p>1845400.5597205</text:p>
          </table:table-cell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9037.9934" calcext:value-type="float">
            <text:p>9037.9934</text:p>
          </table:table-cell>
          <table:table-cell table:formula="of:=[.B1489]/16486.62" office:value-type="float" office:value="0.54820171751396" calcext:value-type="float">
            <text:p>0.54820171751396</text:p>
          </table:table-cell>
          <table:table-cell office:value-type="float" office:value="1854600.8469966" calcext:value-type="float">
            <text:p>1854600.8469966</text:p>
          </table:table-cell>
        </table:table-row>
        <table:table-row table:style-name="ro1">
          <table:table-cell office:value-type="float" office:value="1514.72" calcext:value-type="float">
            <text:p>1514.72</text:p>
          </table:table-cell>
          <table:table-cell office:value-type="float" office:value="9122.8064" calcext:value-type="float">
            <text:p>9122.8064</text:p>
          </table:table-cell>
          <table:table-cell table:formula="of:=[.B1490]/16486.62" office:value-type="float" office:value="0.553346070935098" calcext:value-type="float">
            <text:p>0.553346070935098</text:p>
          </table:table-cell>
          <table:table-cell office:value-type="float" office:value="1863887.4702748" calcext:value-type="float">
            <text:p>1863887.4702748</text:p>
          </table:table-cell>
        </table:table-row>
        <table:table-row table:style-name="ro1">
          <table:table-cell office:value-type="float" office:value="1515.74" calcext:value-type="float">
            <text:p>1515.74</text:p>
          </table:table-cell>
          <table:table-cell office:value-type="float" office:value="9234.1666" calcext:value-type="float">
            <text:p>9234.1666</text:p>
          </table:table-cell>
          <table:table-cell table:formula="of:=[.B1491]/16486.62" office:value-type="float" office:value="0.560100651316037" calcext:value-type="float">
            <text:p>0.560100651316037</text:p>
          </table:table-cell>
          <table:table-cell office:value-type="float" office:value="1873287.4533597" calcext:value-type="float">
            <text:p>1873287.4533597</text:p>
          </table:table-cell>
        </table:table-row>
        <table:table-row table:style-name="ro1">
          <table:table-cell office:value-type="float" office:value="1516.76" calcext:value-type="float">
            <text:p>1516.76</text:p>
          </table:table-cell>
          <table:table-cell office:value-type="float" office:value="9410.6112" calcext:value-type="float">
            <text:p>9410.6112</text:p>
          </table:table-cell>
          <table:table-cell table:formula="of:=[.B1492]/16486.62" office:value-type="float" office:value="0.570802942022076" calcext:value-type="float">
            <text:p>0.570802942022076</text:p>
          </table:table-cell>
          <table:table-cell office:value-type="float" office:value="1882867.0494956" calcext:value-type="float">
            <text:p>1882867.0494956</text:p>
          </table:table-cell>
        </table:table-row>
        <table:table-row table:style-name="ro1">
          <table:table-cell office:value-type="float" office:value="1517.77" calcext:value-type="float">
            <text:p>1517.77</text:p>
          </table:table-cell>
          <table:table-cell office:value-type="float" office:value="9692.9125" calcext:value-type="float">
            <text:p>9692.9125</text:p>
          </table:table-cell>
          <table:table-cell table:formula="of:=[.B1493]/16486.62" office:value-type="float" office:value="0.587925996959959" calcext:value-type="float">
            <text:p>0.587925996959959</text:p>
          </table:table-cell>
          <table:table-cell office:value-type="float" office:value="1892734.0161201" calcext:value-type="float">
            <text:p>1892734.0161201</text:p>
          </table:table-cell>
        </table:table-row>
        <table:table-row table:style-name="ro1">
          <table:table-cell office:value-type="float" office:value="1518.79" calcext:value-type="float">
            <text:p>1518.79</text:p>
          </table:table-cell>
          <table:table-cell office:value-type="float" office:value="10117.045" calcext:value-type="float">
            <text:p>10117.045</text:p>
          </table:table-cell>
          <table:table-cell table:formula="of:=[.B1494]/16486.62" office:value-type="float" office:value="0.613651858294787" calcext:value-type="float">
            <text:p>0.613651858294787</text:p>
          </table:table-cell>
          <table:table-cell office:value-type="float" office:value="1903032.7310074" calcext:value-type="float">
            <text:p>1903032.7310074</text:p>
          </table:table-cell>
        </table:table-row>
        <table:table-row table:style-name="ro1">
          <table:table-cell office:value-type="float" office:value="1519.81" calcext:value-type="float">
            <text:p>1519.81</text:p>
          </table:table-cell>
          <table:table-cell office:value-type="float" office:value="10705.557" calcext:value-type="float">
            <text:p>10705.557</text:p>
          </table:table-cell>
          <table:table-cell table:formula="of:=[.B1495]/16486.62" office:value-type="float" office:value="0.649348198721145" calcext:value-type="float">
            <text:p>0.649348198721145</text:p>
          </table:table-cell>
          <table:table-cell office:value-type="float" office:value="1913930.5261108" calcext:value-type="float">
            <text:p>1913930.5261108</text:p>
          </table:table-cell>
        </table:table-row>
        <table:table-row table:style-name="ro1">
          <table:table-cell office:value-type="float" office:value="1520.83" calcext:value-type="float">
            <text:p>1520.83</text:p>
          </table:table-cell>
          <table:table-cell office:value-type="float" office:value="11459.086" calcext:value-type="float">
            <text:p>11459.086</text:p>
          </table:table-cell>
          <table:table-cell table:formula="of:=[.B1496]/16486.62" office:value-type="float" office:value="0.695053685958674" calcext:value-type="float">
            <text:p>0.695053685958674</text:p>
          </table:table-cell>
          <table:table-cell office:value-type="float" office:value="1925595.3811791" calcext:value-type="float">
            <text:p>1925595.3811791</text:p>
          </table:table-cell>
        </table:table-row>
        <table:table-row table:style-name="ro1">
          <table:table-cell office:value-type="float" office:value="1521.85" calcext:value-type="float">
            <text:p>1521.85</text:p>
          </table:table-cell>
          <table:table-cell office:value-type="float" office:value="12350.334" calcext:value-type="float">
            <text:p>12350.334</text:p>
          </table:table-cell>
          <table:table-cell table:formula="of:=[.B1497]/16486.62" office:value-type="float" office:value="0.749112553088505" calcext:value-type="float">
            <text:p>0.749112553088505</text:p>
          </table:table-cell>
          <table:table-cell office:value-type="float" office:value="1938167.4884213" calcext:value-type="float">
            <text:p>1938167.4884213</text:p>
          </table:table-cell>
        </table:table-row>
        <table:table-row table:style-name="ro1">
          <table:table-cell office:value-type="float" office:value="1522.86" calcext:value-type="float">
            <text:p>1522.86</text:p>
          </table:table-cell>
          <table:table-cell office:value-type="float" office:value="13322.832" calcext:value-type="float">
            <text:p>13322.832</text:p>
          </table:table-cell>
          <table:table-cell table:formula="of:=[.B1498]/16486.62" office:value-type="float" office:value="0.808099658996204" calcext:value-type="float">
            <text:p>0.808099658996204</text:p>
          </table:table-cell>
          <table:table-cell office:value-type="float" office:value="1951729.5568563" calcext:value-type="float">
            <text:p>1951729.5568563</text:p>
          </table:table-cell>
        </table:table-row>
        <table:table-row table:style-name="ro1">
          <table:table-cell office:value-type="float" office:value="1523.88" calcext:value-type="float">
            <text:p>1523.88</text:p>
          </table:table-cell>
          <table:table-cell office:value-type="float" office:value="14296.018" calcext:value-type="float">
            <text:p>14296.018</text:p>
          </table:table-cell>
          <table:table-cell table:formula="of:=[.B1499]/16486.62" office:value-type="float" office:value="0.867128495713494" calcext:value-type="float">
            <text:p>0.867128495713494</text:p>
          </table:table-cell>
          <table:table-cell office:value-type="float" office:value="1966282.2865295" calcext:value-type="float">
            <text:p>1966282.2865295</text:p>
          </table:table-cell>
        </table:table-row>
        <table:table-row table:style-name="ro1">
          <table:table-cell office:value-type="float" office:value="1524.9" calcext:value-type="float">
            <text:p>1524.9</text:p>
          </table:table-cell>
          <table:table-cell office:value-type="float" office:value="15176.702" calcext:value-type="float">
            <text:p>15176.702</text:p>
          </table:table-cell>
          <table:table-cell table:formula="of:=[.B1500]/16486.62" office:value-type="float" office:value="0.920546600819331" calcext:value-type="float">
            <text:p>0.920546600819331</text:p>
          </table:table-cell>
          <table:table-cell office:value-type="float" office:value="1981731.5138503" calcext:value-type="float">
            <text:p>1981731.5138503</text:p>
          </table:table-cell>
        </table:table-row>
        <table:table-row table:style-name="ro1">
          <table:table-cell office:value-type="float" office:value="1525.92" calcext:value-type="float">
            <text:p>1525.92</text:p>
          </table:table-cell>
          <table:table-cell office:value-type="float" office:value="15875.196" calcext:value-type="float">
            <text:p>15875.196</text:p>
          </table:table-cell>
          <table:table-cell table:formula="of:=[.B1501]/16486.62" office:value-type="float" office:value="0.962913926565906" calcext:value-type="float">
            <text:p>0.962913926565906</text:p>
          </table:table-cell>
          <table:table-cell office:value-type="float" office:value="1997891.7783668" calcext:value-type="float">
            <text:p>1997891.7783668</text:p>
          </table:table-cell>
        </table:table-row>
        <table:table-row table:style-name="ro1">
          <table:table-cell office:value-type="float" office:value="1526.94" calcext:value-type="float">
            <text:p>1526.94</text:p>
          </table:table-cell>
          <table:table-cell office:value-type="float" office:value="16322.817" calcext:value-type="float">
            <text:p>16322.817</text:p>
          </table:table-cell>
          <table:table-cell table:formula="of:=[.B1502]/16486.62" office:value-type="float" office:value="0.990064488658076" calcext:value-type="float">
            <text:p>0.990064488658076</text:p>
          </table:table-cell>
          <table:table-cell office:value-type="float" office:value="2014507.7020097" calcext:value-type="float">
            <text:p>2014507.7020097</text:p>
          </table:table-cell>
        </table:table-row>
        <table:table-row table:style-name="ro1">
          <table:table-cell office:value-type="float" office:value="1527.95" calcext:value-type="float">
            <text:p>1527.95</text:p>
          </table:table-cell>
          <table:table-cell office:value-type="float" office:value="16486.62" calcext:value-type="float">
            <text:p>16486.62</text:p>
          </table:table-cell>
          <table:table-cell table:formula="of:=[.B1503]/16486.62" office:value-type="float" office:value="1" calcext:value-type="float">
            <text:p>1</text:p>
          </table:table-cell>
          <table:table-cell office:value-type="float" office:value="2031290.369247" calcext:value-type="float">
            <text:p>2031290.369247</text:p>
          </table:table-cell>
        </table:table-row>
        <table:table-row table:style-name="ro1">
          <table:table-cell office:value-type="float" office:value="1528.97" calcext:value-type="float">
            <text:p>1528.97</text:p>
          </table:table-cell>
          <table:table-cell office:value-type="float" office:value="16377.517" calcext:value-type="float">
            <text:p>16377.517</text:p>
          </table:table-cell>
          <table:table-cell table:formula="of:=[.B1504]/16486.62" office:value-type="float" office:value="0.993382330641454" calcext:value-type="float">
            <text:p>0.993382330641454</text:p>
          </table:table-cell>
          <table:table-cell office:value-type="float" office:value="2047961.9751153" calcext:value-type="float">
            <text:p>2047961.9751153</text:p>
          </table:table-cell>
        </table:table-row>
        <table:table-row table:style-name="ro1">
          <table:table-cell office:value-type="float" office:value="1529.99" calcext:value-type="float">
            <text:p>1529.99</text:p>
          </table:table-cell>
          <table:table-cell office:value-type="float" office:value="16049.344" calcext:value-type="float">
            <text:p>16049.344</text:p>
          </table:table-cell>
          <table:table-cell table:formula="of:=[.B1505]/16486.62" office:value-type="float" office:value="0.973476916432841" calcext:value-type="float">
            <text:p>0.973476916432841</text:p>
          </table:table-cell>
          <table:table-cell office:value-type="float" office:value="2064299.5145227" calcext:value-type="float">
            <text:p>2064299.5145227</text:p>
          </table:table-cell>
        </table:table-row>
        <table:table-row table:style-name="ro1">
          <table:table-cell office:value-type="float" office:value="1531.01" calcext:value-type="float">
            <text:p>1531.01</text:p>
          </table:table-cell>
          <table:table-cell office:value-type="float" office:value="15588.584" calcext:value-type="float">
            <text:p>15588.584</text:p>
          </table:table-cell>
          <table:table-cell table:formula="of:=[.B1506]/16486.62" office:value-type="float" office:value="0.945529405056949" calcext:value-type="float">
            <text:p>0.945529405056949</text:p>
          </table:table-cell>
          <table:table-cell office:value-type="float" office:value="2080168.0204268" calcext:value-type="float">
            <text:p>2080168.0204268</text:p>
          </table:table-cell>
        </table:table-row>
        <table:table-row table:style-name="ro1">
          <table:table-cell office:value-type="float" office:value="1532.03" calcext:value-type="float">
            <text:p>1532.03</text:p>
          </table:table-cell>
          <table:table-cell office:value-type="float" office:value="15096.889" calcext:value-type="float">
            <text:p>15096.889</text:p>
          </table:table-cell>
          <table:table-cell table:formula="of:=[.B1507]/16486.62" office:value-type="float" office:value="0.915705523630678" calcext:value-type="float">
            <text:p>0.915705523630678</text:p>
          </table:table-cell>
          <table:table-cell office:value-type="float" office:value="2095536.0018965" calcext:value-type="float">
            <text:p>2095536.0018965</text:p>
          </table:table-cell>
        </table:table-row>
        <table:table-row table:style-name="ro1">
          <table:table-cell office:value-type="float" office:value="1533.04" calcext:value-type="float">
            <text:p>1533.04</text:p>
          </table:table-cell>
          <table:table-cell office:value-type="float" office:value="14670.338" calcext:value-type="float">
            <text:p>14670.338</text:p>
          </table:table-cell>
          <table:table-cell table:formula="of:=[.B1508]/16486.62" office:value-type="float" office:value="0.889832967582197" calcext:value-type="float">
            <text:p>0.889832967582197</text:p>
          </table:table-cell>
          <table:table-cell office:value-type="float" office:value="2110469.772814" calcext:value-type="float">
            <text:p>2110469.772814</text:p>
          </table:table-cell>
        </table:table-row>
        <table:table-row table:style-name="ro1">
          <table:table-cell office:value-type="float" office:value="1534.06" calcext:value-type="float">
            <text:p>1534.06</text:p>
          </table:table-cell>
          <table:table-cell office:value-type="float" office:value="14380.242" calcext:value-type="float">
            <text:p>14380.242</text:p>
          </table:table-cell>
          <table:table-cell table:formula="of:=[.B1509]/16486.62" office:value-type="float" office:value="0.872237123194445" calcext:value-type="float">
            <text:p>0.872237123194445</text:p>
          </table:table-cell>
          <table:table-cell office:value-type="float" office:value="2125108.2388148" calcext:value-type="float">
            <text:p>2125108.2388148</text:p>
          </table:table-cell>
        </table:table-row>
        <table:table-row table:style-name="ro1">
          <table:table-cell office:value-type="float" office:value="1535.08" calcext:value-type="float">
            <text:p>1535.08</text:p>
          </table:table-cell>
          <table:table-cell office:value-type="float" office:value="14259.838" calcext:value-type="float">
            <text:p>14259.838</text:p>
          </table:table-cell>
          <table:table-cell table:formula="of:=[.B1510]/16486.62" office:value-type="float" office:value="0.864933988895237" calcext:value-type="float">
            <text:p>0.864933988895237</text:p>
          </table:table-cell>
          <table:table-cell office:value-type="float" office:value="2139624.1384047" calcext:value-type="float">
            <text:p>2139624.1384047</text:p>
          </table:table-cell>
        </table:table-row>
        <table:table-row table:style-name="ro1">
          <table:table-cell office:value-type="float" office:value="1536.1" calcext:value-type="float">
            <text:p>1536.1</text:p>
          </table:table-cell>
          <table:table-cell office:value-type="float" office:value="14299.669" calcext:value-type="float">
            <text:p>14299.669</text:p>
          </table:table-cell>
          <table:table-cell table:formula="of:=[.B1511]/16486.62" office:value-type="float" office:value="0.867349948018454" calcext:value-type="float">
            <text:p>0.867349948018454</text:p>
          </table:table-cell>
          <table:table-cell office:value-type="float" office:value="2154180.5839477" calcext:value-type="float">
            <text:p>2154180.5839477</text:p>
          </table:table-cell>
        </table:table-row>
        <table:table-row table:style-name="ro1">
          <table:table-cell office:value-type="float" office:value="1537.11" calcext:value-type="float">
            <text:p>1537.11</text:p>
          </table:table-cell>
          <table:table-cell office:value-type="float" office:value="14452.261" calcext:value-type="float">
            <text:p>14452.261</text:p>
          </table:table-cell>
          <table:table-cell table:formula="of:=[.B1512]/16486.62" office:value-type="float" office:value="0.876605453391902" calcext:value-type="float">
            <text:p>0.876605453391902</text:p>
          </table:table-cell>
          <table:table-cell office:value-type="float" office:value="2168892.3622894" calcext:value-type="float">
            <text:p>2168892.3622894</text:p>
          </table:table-cell>
        </table:table-row>
        <table:table-row table:style-name="ro1">
          <table:table-cell office:value-type="float" office:value="1538.13" calcext:value-type="float">
            <text:p>1538.13</text:p>
          </table:table-cell>
          <table:table-cell office:value-type="float" office:value="14644.475" calcext:value-type="float">
            <text:p>14644.475</text:p>
          </table:table-cell>
          <table:table-cell table:formula="of:=[.B1513]/16486.62" office:value-type="float" office:value="0.888264240942049" calcext:value-type="float">
            <text:p>0.888264240942049</text:p>
          </table:table-cell>
          <table:table-cell office:value-type="float" office:value="2183799.8056951" calcext:value-type="float">
            <text:p>2183799.8056951</text:p>
          </table:table-cell>
        </table:table-row>
        <table:table-row table:style-name="ro1">
          <table:table-cell office:value-type="float" office:value="1539.15" calcext:value-type="float">
            <text:p>1539.15</text:p>
          </table:table-cell>
          <table:table-cell office:value-type="float" office:value="14794.231" calcext:value-type="float">
            <text:p>14794.231</text:p>
          </table:table-cell>
          <table:table-cell table:formula="of:=[.B1514]/16486.62" office:value-type="float" office:value="0.897347728036432" calcext:value-type="float">
            <text:p>0.897347728036432</text:p>
          </table:table-cell>
          <table:table-cell office:value-type="float" office:value="2198859.6942611" calcext:value-type="float">
            <text:p>2198859.6942611</text:p>
          </table:table-cell>
        </table:table-row>
        <table:table-row table:style-name="ro1">
          <table:table-cell office:value-type="float" office:value="1540.17" calcext:value-type="float">
            <text:p>1540.17</text:p>
          </table:table-cell>
          <table:table-cell office:value-type="float" office:value="14827.599" calcext:value-type="float">
            <text:p>14827.599</text:p>
          </table:table-cell>
          <table:table-cell table:formula="of:=[.B1515]/16486.62" office:value-type="float" office:value="0.899371672301539" calcext:value-type="float">
            <text:p>0.899371672301539</text:p>
          </table:table-cell>
          <table:table-cell office:value-type="float" office:value="2213953.5501933" calcext:value-type="float">
            <text:p>2213953.5501933</text:p>
          </table:table-cell>
        </table:table-row>
        <table:table-row table:style-name="ro1">
          <table:table-cell office:value-type="float" office:value="1541.19" calcext:value-type="float">
            <text:p>1541.19</text:p>
          </table:table-cell>
          <table:table-cell office:value-type="float" office:value="14692.498" calcext:value-type="float">
            <text:p>14692.498</text:p>
          </table:table-cell>
          <table:table-cell table:formula="of:=[.B1516]/16486.62" office:value-type="float" office:value="0.891177087844567" calcext:value-type="float">
            <text:p>0.891177087844567</text:p>
          </table:table-cell>
          <table:table-cell office:value-type="float" office:value="2228909.8795211" calcext:value-type="float">
            <text:p>2228909.8795211</text:p>
          </table:table-cell>
        </table:table-row>
        <table:table-row table:style-name="ro1">
          <table:table-cell office:value-type="float" office:value="1542.2" calcext:value-type="float">
            <text:p>1542.2</text:p>
          </table:table-cell>
          <table:table-cell office:value-type="float" office:value="14366.419" calcext:value-type="float">
            <text:p>14366.419</text:p>
          </table:table-cell>
          <table:table-cell table:formula="of:=[.B1517]/16486.62" office:value-type="float" office:value="0.871398685722119" calcext:value-type="float">
            <text:p>0.871398685722119</text:p>
          </table:table-cell>
          <table:table-cell office:value-type="float" office:value="2243534.2741115" calcext:value-type="float">
            <text:p>2243534.2741115</text:p>
          </table:table-cell>
        </table:table-row>
        <table:table-row table:style-name="ro1">
          <table:table-cell office:value-type="float" office:value="1543.22" calcext:value-type="float">
            <text:p>1543.22</text:p>
          </table:table-cell>
          <table:table-cell office:value-type="float" office:value="13857.192" calcext:value-type="float">
            <text:p>13857.192</text:p>
          </table:table-cell>
          <table:table-cell table:formula="of:=[.B1518]/16486.62" office:value-type="float" office:value="0.840511396514264" calcext:value-type="float">
            <text:p>0.840511396514264</text:p>
          </table:table-cell>
          <table:table-cell office:value-type="float" office:value="2257640.2975572" calcext:value-type="float">
            <text:p>2257640.2975572</text:p>
          </table:table-cell>
        </table:table-row>
        <table:table-row table:style-name="ro1">
          <table:table-cell office:value-type="float" office:value="1544.24" calcext:value-type="float">
            <text:p>1544.24</text:p>
          </table:table-cell>
          <table:table-cell office:value-type="float" office:value="13197.504" calcext:value-type="float">
            <text:p>13197.504</text:p>
          </table:table-cell>
          <table:table-cell table:formula="of:=[.B1519]/16486.62" office:value-type="float" office:value="0.800497858263246" calcext:value-type="float">
            <text:p>0.800497858263246</text:p>
          </table:table-cell>
          <table:table-cell office:value-type="float" office:value="2271074.7875078" calcext:value-type="float">
            <text:p>2271074.7875078</text:p>
          </table:table-cell>
        </table:table-row>
        <table:table-row table:style-name="ro1">
          <table:table-cell office:value-type="float" office:value="1545.26" calcext:value-type="float">
            <text:p>1545.26</text:p>
          </table:table-cell>
          <table:table-cell office:value-type="float" office:value="12435.176" calcext:value-type="float">
            <text:p>12435.176</text:p>
          </table:table-cell>
          <table:table-cell table:formula="of:=[.B1520]/16486.62" office:value-type="float" office:value="0.754258665511791" calcext:value-type="float">
            <text:p>0.754258665511791</text:p>
          </table:table-cell>
          <table:table-cell office:value-type="float" office:value="2283733.2595979" calcext:value-type="float">
            <text:p>2283733.2595979</text:p>
          </table:table-cell>
        </table:table-row>
        <table:table-row table:style-name="ro1">
          <table:table-cell office:value-type="float" office:value="1546.28" calcext:value-type="float">
            <text:p>1546.28</text:p>
          </table:table-cell>
          <table:table-cell office:value-type="float" office:value="11621.919" calcext:value-type="float">
            <text:p>11621.919</text:p>
          </table:table-cell>
          <table:table-cell table:formula="of:=[.B1521]/16486.62" office:value-type="float" office:value="0.704930361711497" calcext:value-type="float">
            <text:p>0.704930361711497</text:p>
          </table:table-cell>
          <table:table-cell office:value-type="float" office:value="2295563.8720392" calcext:value-type="float">
            <text:p>2295563.8720392</text:p>
          </table:table-cell>
        </table:table-row>
        <table:table-row table:style-name="ro1">
          <table:table-cell office:value-type="float" office:value="1547.29" calcext:value-type="float">
            <text:p>1547.29</text:p>
          </table:table-cell>
          <table:table-cell office:value-type="float" office:value="10803.322" calcext:value-type="float">
            <text:p>10803.322</text:p>
          </table:table-cell>
          <table:table-cell table:formula="of:=[.B1522]/16486.62" office:value-type="float" office:value="0.65527815889491" calcext:value-type="float">
            <text:p>0.65527815889491</text:p>
          </table:table-cell>
          <table:table-cell office:value-type="float" office:value="2306561.1872049" calcext:value-type="float">
            <text:p>2306561.1872049</text:p>
          </table:table-cell>
        </table:table-row>
        <table:table-row table:style-name="ro1">
          <table:table-cell office:value-type="float" office:value="1548.31" calcext:value-type="float">
            <text:p>1548.31</text:p>
          </table:table-cell>
          <table:table-cell office:value-type="float" office:value="10012.13" calcext:value-type="float">
            <text:p>10012.13</text:p>
          </table:table-cell>
          <table:table-cell table:formula="of:=[.B1523]/16486.62" office:value-type="float" office:value="0.607288213108569" calcext:value-type="float">
            <text:p>0.607288213108569</text:p>
          </table:table-cell>
          <table:table-cell office:value-type="float" office:value="2316753.1031606" calcext:value-type="float">
            <text:p>2316753.1031606</text:p>
          </table:table-cell>
        </table:table-row>
        <table:table-row table:style-name="ro1">
          <table:table-cell office:value-type="float" office:value="1549.33" calcext:value-type="float">
            <text:p>1549.33</text:p>
          </table:table-cell>
          <table:table-cell office:value-type="float" office:value="9265.9001" calcext:value-type="float">
            <text:p>9265.9001</text:p>
          </table:table-cell>
          <table:table-cell table:formula="of:=[.B1524]/16486.62" office:value-type="float" office:value="0.562025454580745" calcext:value-type="float">
            <text:p>0.562025454580745</text:p>
          </table:table-cell>
          <table:table-cell office:value-type="float" office:value="2326185.3896004" calcext:value-type="float">
            <text:p>2326185.3896004</text:p>
          </table:table-cell>
        </table:table-row>
        <table:table-row table:style-name="ro1">
          <table:table-cell office:value-type="float" office:value="1550.35" calcext:value-type="float">
            <text:p>1550.35</text:p>
          </table:table-cell>
          <table:table-cell office:value-type="float" office:value="8568.8458" calcext:value-type="float">
            <text:p>8568.8458</text:p>
          </table:table-cell>
          <table:table-cell table:formula="of:=[.B1525]/16486.62" office:value-type="float" office:value="0.519745454192551" calcext:value-type="float">
            <text:p>0.519745454192551</text:p>
          </table:table-cell>
          <table:table-cell office:value-type="float" office:value="2334908.1048821" calcext:value-type="float">
            <text:p>2334908.1048821</text:p>
          </table:table-cell>
        </table:table-row>
        <table:table-row table:style-name="ro1">
          <table:table-cell office:value-type="float" office:value="1551.37" calcext:value-type="float">
            <text:p>1551.37</text:p>
          </table:table-cell>
          <table:table-cell office:value-type="float" office:value="7916.691" calcext:value-type="float">
            <text:p>7916.691</text:p>
          </table:table-cell>
          <table:table-cell table:formula="of:=[.B1526]/16486.62" office:value-type="float" office:value="0.480188844044443" calcext:value-type="float">
            <text:p>0.480188844044443</text:p>
          </table:table-cell>
          <table:table-cell office:value-type="float" office:value="2342966.9547138" calcext:value-type="float">
            <text:p>2342966.9547138</text:p>
          </table:table-cell>
        </table:table-row>
        <table:table-row table:style-name="ro1">
          <table:table-cell office:value-type="float" office:value="1552.38" calcext:value-type="float">
            <text:p>1552.38</text:p>
          </table:table-cell>
          <table:table-cell office:value-type="float" office:value="7302.7025" calcext:value-type="float">
            <text:p>7302.7025</text:p>
          </table:table-cell>
          <table:table-cell table:formula="of:=[.B1527]/16486.62" office:value-type="float" office:value="0.442947220230708" calcext:value-type="float">
            <text:p>0.442947220230708</text:p>
          </table:table-cell>
          <table:table-cell office:value-type="float" office:value="2350400.7907684" calcext:value-type="float">
            <text:p>2350400.7907684</text:p>
          </table:table-cell>
        </table:table-row>
        <table:table-row table:style-name="ro1">
          <table:table-cell office:value-type="float" office:value="1553.4" calcext:value-type="float">
            <text:p>1553.4</text:p>
          </table:table-cell>
          <table:table-cell office:value-type="float" office:value="6722.9757" calcext:value-type="float">
            <text:p>6722.9757</text:p>
          </table:table-cell>
          <table:table-cell table:formula="of:=[.B1528]/16486.62" office:value-type="float" office:value="0.407783748275875" calcext:value-type="float">
            <text:p>0.407783748275875</text:p>
          </table:table-cell>
          <table:table-cell office:value-type="float" office:value="2357244.4899403" calcext:value-type="float">
            <text:p>2357244.4899403</text:p>
          </table:table-cell>
        </table:table-row>
        <table:table-row table:style-name="ro1">
          <table:table-cell office:value-type="float" office:value="1554.42" calcext:value-type="float">
            <text:p>1554.42</text:p>
          </table:table-cell>
          <table:table-cell office:value-type="float" office:value="6179.4892" calcext:value-type="float">
            <text:p>6179.4892</text:p>
          </table:table-cell>
          <table:table-cell table:formula="of:=[.B1529]/16486.62" office:value-type="float" office:value="0.374818440650661" calcext:value-type="float">
            <text:p>0.374818440650661</text:p>
          </table:table-cell>
          <table:table-cell office:value-type="float" office:value="2363534.9432584" calcext:value-type="float">
            <text:p>2363534.9432584</text:p>
          </table:table-cell>
        </table:table-row>
        <table:table-row table:style-name="ro1">
          <table:table-cell office:value-type="float" office:value="1555.44" calcext:value-type="float">
            <text:p>1555.44</text:p>
          </table:table-cell>
          <table:table-cell office:value-type="float" office:value="5680.2593" calcext:value-type="float">
            <text:p>5680.2593</text:p>
          </table:table-cell>
          <table:table-cell table:formula="of:=[.B1530]/16486.62" office:value-type="float" office:value="0.34453752800756" calcext:value-type="float">
            <text:p>0.34453752800756</text:p>
          </table:table-cell>
          <table:table-cell office:value-type="float" office:value="2369317.2021106" calcext:value-type="float">
            <text:p>2369317.2021106</text:p>
          </table:table-cell>
        </table:table-row>
        <table:table-row table:style-name="ro1">
          <table:table-cell office:value-type="float" office:value="1556.46" calcext:value-type="float">
            <text:p>1556.46</text:p>
          </table:table-cell>
          <table:table-cell office:value-type="float" office:value="5236.8628" calcext:value-type="float">
            <text:p>5236.8628</text:p>
          </table:table-cell>
          <table:table-cell table:formula="of:=[.B1531]/16486.62" office:value-type="float" office:value="0.317643204004217" calcext:value-type="float">
            <text:p>0.317643204004217</text:p>
          </table:table-cell>
          <table:table-cell office:value-type="float" office:value="2374648.1025037" calcext:value-type="float">
            <text:p>2374648.1025037</text:p>
          </table:table-cell>
        </table:table-row>
        <table:table-row table:style-name="ro1">
          <table:table-cell office:value-type="float" office:value="1557.47" calcext:value-type="float">
            <text:p>1557.47</text:p>
          </table:table-cell>
          <table:table-cell office:value-type="float" office:value="4860.3732" calcext:value-type="float">
            <text:p>4860.3732</text:p>
          </table:table-cell>
          <table:table-cell table:formula="of:=[.B1532]/16486.62" office:value-type="float" office:value="0.294807134512714" calcext:value-type="float">
            <text:p>0.294807134512714</text:p>
          </table:table-cell>
          <table:table-cell office:value-type="float" office:value="2379595.7526609" calcext:value-type="float">
            <text:p>2379595.7526609</text:p>
          </table:table-cell>
        </table:table-row>
        <table:table-row table:style-name="ro1">
          <table:table-cell office:value-type="float" office:value="1558.49" calcext:value-type="float">
            <text:p>1558.49</text:p>
          </table:table-cell>
          <table:table-cell office:value-type="float" office:value="4557.1525" calcext:value-type="float">
            <text:p>4557.1525</text:p>
          </table:table-cell>
          <table:table-cell table:formula="of:=[.B1533]/16486.62" office:value-type="float" office:value="0.276415208211265" calcext:value-type="float">
            <text:p>0.276415208211265</text:p>
          </table:table-cell>
          <table:table-cell office:value-type="float" office:value="2384234.7372394" calcext:value-type="float">
            <text:p>2384234.7372394</text:p>
          </table:table-cell>
        </table:table-row>
        <table:table-row table:style-name="ro1">
          <table:table-cell office:value-type="float" office:value="1559.51" calcext:value-type="float">
            <text:p>1559.51</text:p>
          </table:table-cell>
          <table:table-cell office:value-type="float" office:value="4325.8653" calcext:value-type="float">
            <text:p>4325.8653</text:p>
          </table:table-cell>
          <table:table-cell table:formula="of:=[.B1534]/16486.62" office:value-type="float" office:value="0.262386426083697" calcext:value-type="float">
            <text:p>0.262386426083697</text:p>
          </table:table-cell>
          <table:table-cell office:value-type="float" office:value="2388638.2814631" calcext:value-type="float">
            <text:p>2388638.2814631</text:p>
          </table:table-cell>
        </table:table-row>
        <table:table-row table:style-name="ro1">
          <table:table-cell office:value-type="float" office:value="1560.53" calcext:value-type="float">
            <text:p>1560.53</text:p>
          </table:table-cell>
          <table:table-cell office:value-type="float" office:value="4156.5928" calcext:value-type="float">
            <text:p>4156.5928</text:p>
          </table:table-cell>
          <table:table-cell table:formula="of:=[.B1535]/16486.62" office:value-type="float" office:value="0.252119160871058" calcext:value-type="float">
            <text:p>0.252119160871058</text:p>
          </table:table-cell>
          <table:table-cell office:value-type="float" office:value="2392869.5135614" calcext:value-type="float">
            <text:p>2392869.5135614</text:p>
          </table:table-cell>
        </table:table-row>
        <table:table-row table:style-name="ro1">
          <table:table-cell office:value-type="float" office:value="1561.55" calcext:value-type="float">
            <text:p>1561.55</text:p>
          </table:table-cell>
          <table:table-cell office:value-type="float" office:value="4032.2207" calcext:value-type="float">
            <text:p>4032.2207</text:p>
          </table:table-cell>
          <table:table-cell table:formula="of:=[.B1536]/16486.62" office:value-type="float" office:value="0.244575340488226" calcext:value-type="float">
            <text:p>0.244575340488226</text:p>
          </table:table-cell>
          <table:table-cell office:value-type="float" office:value="2396974.1402517" calcext:value-type="float">
            <text:p>2396974.1402517</text:p>
          </table:table-cell>
        </table:table-row>
        <table:table-row table:style-name="ro1">
          <table:table-cell office:value-type="float" office:value="1562.56" calcext:value-type="float">
            <text:p>1562.56</text:p>
          </table:table-cell>
          <table:table-cell office:value-type="float" office:value="3931.5931" calcext:value-type="float">
            <text:p>3931.5931</text:p>
          </table:table-cell>
          <table:table-cell table:formula="of:=[.B1537]/16486.62" office:value-type="float" office:value="0.238471748605839" calcext:value-type="float">
            <text:p>0.238471748605839</text:p>
          </table:table-cell>
          <table:table-cell office:value-type="float" office:value="2400976.3323252" calcext:value-type="float">
            <text:p>2400976.3323252</text:p>
          </table:table-cell>
        </table:table-row>
        <table:table-row table:style-name="ro1">
          <table:table-cell office:value-type="float" office:value="1563.58" calcext:value-type="float">
            <text:p>1563.58</text:p>
          </table:table-cell>
          <table:table-cell office:value-type="float" office:value="3833.4756" calcext:value-type="float">
            <text:p>3833.4756</text:p>
          </table:table-cell>
          <table:table-cell table:formula="of:=[.B1538]/16486.62" office:value-type="float" office:value="0.232520407457684" calcext:value-type="float">
            <text:p>0.232520407457684</text:p>
          </table:table-cell>
          <table:table-cell office:value-type="float" office:value="2404878.6450894" calcext:value-type="float">
            <text:p>2404878.6450894</text:p>
          </table:table-cell>
        </table:table-row>
        <table:table-row table:style-name="ro1">
          <table:table-cell office:value-type="float" office:value="1564.6" calcext:value-type="float">
            <text:p>1564.6</text:p>
          </table:table-cell>
          <table:table-cell office:value-type="float" office:value="3720.2713" calcext:value-type="float">
            <text:p>3720.2713</text:p>
          </table:table-cell>
          <table:table-cell table:formula="of:=[.B1539]/16486.62" office:value-type="float" office:value="0.22565397273668" calcext:value-type="float">
            <text:p>0.22565397273668</text:p>
          </table:table-cell>
          <table:table-cell office:value-type="float" office:value="2408665.7207393" calcext:value-type="float">
            <text:p>2408665.7207393</text:p>
          </table:table-cell>
        </table:table-row>
        <table:table-row table:style-name="ro1">
          <table:table-cell office:value-type="float" office:value="1565.62" calcext:value-type="float">
            <text:p>1565.62</text:p>
          </table:table-cell>
          <table:table-cell office:value-type="float" office:value="3580.6468" calcext:value-type="float">
            <text:p>3580.6468</text:p>
          </table:table-cell>
          <table:table-cell table:formula="of:=[.B1540]/16486.62" office:value-type="float" office:value="0.217185014272179" calcext:value-type="float">
            <text:p>0.217185014272179</text:p>
          </table:table-cell>
          <table:table-cell office:value-type="float" office:value="2412310.6646342" calcext:value-type="float">
            <text:p>2412310.6646342</text:p>
          </table:table-cell>
        </table:table-row>
        <table:table-row table:style-name="ro1">
          <table:table-cell office:value-type="float" office:value="1566.64" calcext:value-type="float">
            <text:p>1566.64</text:p>
          </table:table-cell>
          <table:table-cell office:value-type="float" office:value="3410.6465" calcext:value-type="float">
            <text:p>3410.6465</text:p>
          </table:table-cell>
          <table:table-cell table:formula="of:=[.B1541]/16486.62" office:value-type="float" office:value="0.20687360417114" calcext:value-type="float">
            <text:p>0.20687360417114</text:p>
          </table:table-cell>
          <table:table-cell office:value-type="float" office:value="2415782.555646" calcext:value-type="float">
            <text:p>2415782.555646</text:p>
          </table:table-cell>
        </table:table-row>
        <table:table-row table:style-name="ro1">
          <table:table-cell office:value-type="float" office:value="1567.65" calcext:value-type="float">
            <text:p>1567.65</text:p>
          </table:table-cell>
          <table:table-cell office:value-type="float" office:value="3213.3151" calcext:value-type="float">
            <text:p>3213.3151</text:p>
          </table:table-cell>
          <table:table-cell table:formula="of:=[.B1542]/16486.62" office:value-type="float" office:value="0.19490441946257" calcext:value-type="float">
            <text:p>0.19490441946257</text:p>
          </table:table-cell>
          <table:table-cell office:value-type="float" office:value="2419053.5717129" calcext:value-type="float">
            <text:p>2419053.5717129</text:p>
          </table:table-cell>
        </table:table-row>
        <table:table-row table:style-name="ro1">
          <table:table-cell office:value-type="float" office:value="1568.67" calcext:value-type="float">
            <text:p>1568.67</text:p>
          </table:table-cell>
          <table:table-cell office:value-type="float" office:value="2997.1785" calcext:value-type="float">
            <text:p>2997.1785</text:p>
          </table:table-cell>
          <table:table-cell table:formula="of:=[.B1543]/16486.62" office:value-type="float" office:value="0.181794600712578" calcext:value-type="float">
            <text:p>0.181794600712578</text:p>
          </table:table-cell>
          <table:table-cell office:value-type="float" office:value="2422104.5700532" calcext:value-type="float">
            <text:p>2422104.5700532</text:p>
          </table:table-cell>
        </table:table-row>
        <table:table-row table:style-name="ro1">
          <table:table-cell office:value-type="float" office:value="1569.69" calcext:value-type="float">
            <text:p>1569.69</text:p>
          </table:table-cell>
          <table:table-cell office:value-type="float" office:value="2774.0877" calcext:value-type="float">
            <text:p>2774.0877</text:p>
          </table:table-cell>
          <table:table-cell table:formula="of:=[.B1544]/16486.62" office:value-type="float" office:value="0.168262973247397" calcext:value-type="float">
            <text:p>0.168262973247397</text:p>
          </table:table-cell>
          <table:table-cell office:value-type="float" office:value="2424928.4716053" calcext:value-type="float">
            <text:p>2424928.4716053</text:p>
          </table:table-cell>
        </table:table-row>
        <table:table-row table:style-name="ro1">
          <table:table-cell office:value-type="float" office:value="1570.71" calcext:value-type="float">
            <text:p>1570.71</text:p>
          </table:table-cell>
          <table:table-cell office:value-type="float" office:value="2556.9045" calcext:value-type="float">
            <text:p>2556.9045</text:p>
          </table:table-cell>
          <table:table-cell table:formula="of:=[.B1545]/16486.62" office:value-type="float" office:value="0.155089672716421" calcext:value-type="float">
            <text:p>0.155089672716421</text:p>
          </table:table-cell>
          <table:table-cell office:value-type="float" office:value="2427531.2900909" calcext:value-type="float">
            <text:p>2427531.2900909</text:p>
          </table:table-cell>
        </table:table-row>
        <table:table-row table:style-name="ro1">
          <table:table-cell office:value-type="float" office:value="1571.73" calcext:value-type="float">
            <text:p>1571.73</text:p>
          </table:table-cell>
          <table:table-cell office:value-type="float" office:value="2357.3967" calcext:value-type="float">
            <text:p>2357.3967</text:p>
          </table:table-cell>
          <table:table-cell table:formula="of:=[.B1546]/16486.62" office:value-type="float" office:value="0.142988477929375" calcext:value-type="float">
            <text:p>0.142988477929375</text:p>
          </table:table-cell>
          <table:table-cell office:value-type="float" office:value="2429931.0181911" calcext:value-type="float">
            <text:p>2429931.0181911</text:p>
          </table:table-cell>
        </table:table-row>
        <table:table-row table:style-name="ro1">
          <table:table-cell office:value-type="float" office:value="1572.74" calcext:value-type="float">
            <text:p>1572.74</text:p>
          </table:table-cell>
          <table:table-cell office:value-type="float" office:value="2184.5733" calcext:value-type="float">
            <text:p>2184.5733</text:p>
          </table:table-cell>
          <table:table-cell table:formula="of:=[.B1547]/16486.62" office:value-type="float" office:value="0.132505832001951" calcext:value-type="float">
            <text:p>0.132505832001951</text:p>
          </table:table-cell>
          <table:table-cell office:value-type="float" office:value="2432154.8195834" calcext:value-type="float">
            <text:p>2432154.8195834</text:p>
          </table:table-cell>
        </table:table-row>
        <table:table-row table:style-name="ro1">
          <table:table-cell office:value-type="float" office:value="1573.76" calcext:value-type="float">
            <text:p>1573.76</text:p>
          </table:table-cell>
          <table:table-cell office:value-type="float" office:value="2043.595" calcext:value-type="float">
            <text:p>2043.595</text:p>
          </table:table-cell>
          <table:table-cell table:formula="of:=[.B1548]/16486.62" office:value-type="float" office:value="0.123954758464743" calcext:value-type="float">
            <text:p>0.123954758464743</text:p>
          </table:table-cell>
          <table:table-cell office:value-type="float" office:value="2434235.1111379" calcext:value-type="float">
            <text:p>2434235.1111379</text:p>
          </table:table-cell>
        </table:table-row>
        <table:table-row table:style-name="ro1">
          <table:table-cell office:value-type="float" office:value="1574.78" calcext:value-type="float">
            <text:p>1574.78</text:p>
          </table:table-cell>
          <table:table-cell office:value-type="float" office:value="1935.3314" calcext:value-type="float">
            <text:p>1935.3314</text:p>
          </table:table-cell>
          <table:table-cell table:formula="of:=[.B1549]/16486.62" office:value-type="float" office:value="0.117388003120106" calcext:value-type="float">
            <text:p>0.117388003120106</text:p>
          </table:table-cell>
          <table:table-cell office:value-type="float" office:value="2436205.1949583" calcext:value-type="float">
            <text:p>2436205.1949583</text:p>
          </table:table-cell>
        </table:table-row>
        <table:table-row table:style-name="ro1">
          <table:table-cell office:value-type="float" office:value="1575.8" calcext:value-type="float">
            <text:p>1575.8</text:p>
          </table:table-cell>
          <table:table-cell office:value-type="float" office:value="1856.5929" calcext:value-type="float">
            <text:p>1856.5929</text:p>
          </table:table-cell>
          <table:table-cell table:formula="of:=[.B1550]/16486.62" office:value-type="float" office:value="0.112612099993813" calcext:value-type="float">
            <text:p>0.112612099993813</text:p>
          </table:table-cell>
          <table:table-cell office:value-type="float" office:value="2438095.1264175" calcext:value-type="float">
            <text:p>2438095.1264175</text:p>
          </table:table-cell>
        </table:table-row>
        <table:table-row table:style-name="ro1">
          <table:table-cell office:value-type="float" office:value="1576.82" calcext:value-type="float">
            <text:p>1576.82</text:p>
          </table:table-cell>
          <table:table-cell office:value-type="float" office:value="1800.9924" calcext:value-type="float">
            <text:p>1800.9924</text:p>
          </table:table-cell>
          <table:table-cell table:formula="of:=[.B1551]/16486.62" office:value-type="float" office:value="0.109239637960965" calcext:value-type="float">
            <text:p>0.109239637960965</text:p>
          </table:table-cell>
          <table:table-cell office:value-type="float" office:value="2439928.4589788" calcext:value-type="float">
            <text:p>2439928.4589788</text:p>
          </table:table-cell>
        </table:table-row>
        <table:table-row table:style-name="ro1">
          <table:table-cell office:value-type="float" office:value="1577.83" calcext:value-type="float">
            <text:p>1577.83</text:p>
          </table:table-cell>
          <table:table-cell office:value-type="float" office:value="1760.2884" calcext:value-type="float">
            <text:p>1760.2884</text:p>
          </table:table-cell>
          <table:table-cell table:formula="of:=[.B1552]/16486.62" office:value-type="float" office:value="0.106770726807557" calcext:value-type="float">
            <text:p>0.106770726807557</text:p>
          </table:table-cell>
          <table:table-cell office:value-type="float" office:value="2441720.3566075" calcext:value-type="float">
            <text:p>2441720.3566075</text:p>
          </table:table-cell>
        </table:table-row>
        <table:table-row table:style-name="ro1">
          <table:table-cell office:value-type="float" office:value="1578.85" calcext:value-type="float">
            <text:p>1578.85</text:p>
          </table:table-cell>
          <table:table-cell office:value-type="float" office:value="1725.9535" calcext:value-type="float">
            <text:p>1725.9535</text:p>
          </table:table-cell>
          <table:table-cell table:formula="of:=[.B1553]/16486.62" office:value-type="float" office:value="0.104688134984612" calcext:value-type="float">
            <text:p>0.104688134984612</text:p>
          </table:table-cell>
          <table:table-cell office:value-type="float" office:value="2443477.3028177" calcext:value-type="float">
            <text:p>2443477.3028177</text:p>
          </table:table-cell>
        </table:table-row>
        <table:table-row table:style-name="ro1">
          <table:table-cell office:value-type="float" office:value="1579.87" calcext:value-type="float">
            <text:p>1579.87</text:p>
          </table:table-cell>
          <table:table-cell office:value-type="float" office:value="1690.6424" calcext:value-type="float">
            <text:p>1690.6424</text:p>
          </table:table-cell>
          <table:table-cell table:formula="of:=[.B1554]/16486.62" office:value-type="float" office:value="0.102546331510037" calcext:value-type="float">
            <text:p>0.102546331510037</text:p>
          </table:table-cell>
          <table:table-cell office:value-type="float" office:value="2445198.3038491" calcext:value-type="float">
            <text:p>2445198.3038491</text:p>
          </table:table-cell>
        </table:table-row>
        <table:table-row table:style-name="ro1">
          <table:table-cell office:value-type="float" office:value="1580.89" calcext:value-type="float">
            <text:p>1580.89</text:p>
          </table:table-cell>
          <table:table-cell office:value-type="float" office:value="1649.2494" calcext:value-type="float">
            <text:p>1649.2494</text:p>
          </table:table-cell>
          <table:table-cell table:formula="of:=[.B1555]/16486.62" office:value-type="float" office:value="0.100035628891792" calcext:value-type="float">
            <text:p>0.100035628891792</text:p>
          </table:table-cell>
          <table:table-cell office:value-type="float" office:value="2446877.1685712" calcext:value-type="float">
            <text:p>2446877.1685712</text:p>
          </table:table-cell>
        </table:table-row>
        <table:table-row table:style-name="ro1">
          <table:table-cell office:value-type="float" office:value="1581.9" calcext:value-type="float">
            <text:p>1581.9</text:p>
          </table:table-cell>
          <table:table-cell office:value-type="float" office:value="1599.3598" calcext:value-type="float">
            <text:p>1599.3598</text:p>
          </table:table-cell>
          <table:table-cell table:formula="of:=[.B1556]/16486.62" office:value-type="float" office:value="0.0970095629061627" calcext:value-type="float">
            <text:p>0.097009562906163</text:p>
          </table:table-cell>
          <table:table-cell office:value-type="float" office:value="2448505.247802" calcext:value-type="float">
            <text:p>2448505.247802</text:p>
          </table:table-cell>
        </table:table-row>
        <table:table-row table:style-name="ro1">
          <table:table-cell office:value-type="float" office:value="1582.92" calcext:value-type="float">
            <text:p>1582.92</text:p>
          </table:table-cell>
          <table:table-cell office:value-type="float" office:value="1541.0759" calcext:value-type="float">
            <text:p>1541.0759</text:p>
          </table:table-cell>
          <table:table-cell table:formula="of:=[.B1557]/16486.62" office:value-type="float" office:value="0.0934743385848646" calcext:value-type="float">
            <text:p>0.093474338584865</text:p>
          </table:table-cell>
          <table:table-cell office:value-type="float" office:value="2450073.9965631" calcext:value-type="float">
            <text:p>2450073.9965631</text:p>
          </table:table-cell>
        </table:table-row>
        <table:table-row table:style-name="ro1">
          <table:table-cell office:value-type="float" office:value="1583.94" calcext:value-type="float">
            <text:p>1583.94</text:p>
          </table:table-cell>
          <table:table-cell office:value-type="float" office:value="1476.3769" calcext:value-type="float">
            <text:p>1476.3769</text:p>
          </table:table-cell>
          <table:table-cell table:formula="of:=[.B1558]/16486.62" office:value-type="float" office:value="0.0895500047917645" calcext:value-type="float">
            <text:p>0.089550004791765</text:p>
          </table:table-cell>
          <table:table-cell office:value-type="float" office:value="2451576.8845798" calcext:value-type="float">
            <text:p>2451576.8845798</text:p>
          </table:table-cell>
        </table:table-row>
        <table:table-row table:style-name="ro1">
          <table:table-cell office:value-type="float" office:value="1584.96" calcext:value-type="float">
            <text:p>1584.96</text:p>
          </table:table-cell>
          <table:table-cell office:value-type="float" office:value="1408.2812" calcext:value-type="float">
            <text:p>1408.2812</text:p>
          </table:table-cell>
          <table:table-cell table:formula="of:=[.B1559]/16486.62" office:value-type="float" office:value="0.0854196433228885" calcext:value-type="float">
            <text:p>0.085419643322889</text:p>
          </table:table-cell>
          <table:table-cell office:value-type="float" office:value="2453010.4540232" calcext:value-type="float">
            <text:p>2453010.4540232</text:p>
          </table:table-cell>
        </table:table-row>
        <table:table-row table:style-name="ro1">
          <table:table-cell office:value-type="float" office:value="1585.98" calcext:value-type="float">
            <text:p>1585.98</text:p>
          </table:table-cell>
          <table:table-cell office:value-type="float" office:value="1340.082" calcext:value-type="float">
            <text:p>1340.082</text:p>
          </table:table-cell>
          <table:table-cell table:formula="of:=[.B1560]/16486.62" office:value-type="float" office:value="0.0812830040360001" calcext:value-type="float">
            <text:p>0.081283004036</text:p>
          </table:table-cell>
          <table:table-cell office:value-type="float" office:value="2454374.5996734" calcext:value-type="float">
            <text:p>2454374.5996734</text:p>
          </table:table-cell>
        </table:table-row>
        <table:table-row table:style-name="ro1">
          <table:table-cell office:value-type="float" office:value="1586.99" calcext:value-type="float">
            <text:p>1586.99</text:p>
          </table:table-cell>
          <table:table-cell office:value-type="float" office:value="1274.832" calcext:value-type="float">
            <text:p>1274.832</text:p>
          </table:table-cell>
          <table:table-cell table:formula="of:=[.B1561]/16486.62" office:value-type="float" office:value="0.0773252492020802" calcext:value-type="float">
            <text:p>0.07732524920208</text:p>
          </table:table-cell>
          <table:table-cell office:value-type="float" office:value="2455672.3235897" calcext:value-type="float">
            <text:p>2455672.3235897</text:p>
          </table:table-cell>
        </table:table-row>
        <table:table-row table:style-name="ro1">
          <table:table-cell office:value-type="float" office:value="1588.01" calcext:value-type="float">
            <text:p>1588.01</text:p>
          </table:table-cell>
          <table:table-cell office:value-type="float" office:value="1215.1011" calcext:value-type="float">
            <text:p>1215.1011</text:p>
          </table:table-cell>
          <table:table-cell table:formula="of:=[.B1562]/16486.62" office:value-type="float" office:value="0.0737022567391012" calcext:value-type="float">
            <text:p>0.073702256739101</text:p>
          </table:table-cell>
          <table:table-cell office:value-type="float" office:value="2456909.2440835" calcext:value-type="float">
            <text:p>2456909.2440835</text:p>
          </table:table-cell>
        </table:table-row>
        <table:table-row table:style-name="ro1">
          <table:table-cell office:value-type="float" office:value="1589.03" calcext:value-type="float">
            <text:p>1589.03</text:p>
          </table:table-cell>
          <table:table-cell office:value-type="float" office:value="1162.912" calcext:value-type="float">
            <text:p>1162.912</text:p>
          </table:table-cell>
          <table:table-cell table:formula="of:=[.B1563]/16486.62" office:value-type="float" office:value="0.0705367140141521" calcext:value-type="float">
            <text:p>0.070536714014152</text:p>
          </table:table-cell>
          <table:table-cell office:value-type="float" office:value="2458093.0382763" calcext:value-type="float">
            <text:p>2458093.0382763</text:p>
          </table:table-cell>
        </table:table-row>
        <table:table-row table:style-name="ro1">
          <table:table-cell office:value-type="float" office:value="1590.05" calcext:value-type="float">
            <text:p>1590.05</text:p>
          </table:table-cell>
          <table:table-cell office:value-type="float" office:value="1119.7016" calcext:value-type="float">
            <text:p>1119.7016</text:p>
          </table:table-cell>
          <table:table-cell table:formula="of:=[.B1564]/16486.62" office:value-type="float" office:value="0.0679157765509243" calcext:value-type="float">
            <text:p>0.067915776550924</text:p>
          </table:table-cell>
          <table:table-cell office:value-type="float" office:value="2459232.8461384" calcext:value-type="float">
            <text:p>2459232.8461384</text:p>
          </table:table-cell>
        </table:table-row>
        <table:table-row table:style-name="ro1">
          <table:table-cell office:value-type="float" office:value="1591.07" calcext:value-type="float">
            <text:p>1591.07</text:p>
          </table:table-cell>
          <table:table-cell office:value-type="float" office:value="1086.2038" calcext:value-type="float">
            <text:p>1086.2038</text:p>
          </table:table-cell>
          <table:table-cell table:formula="of:=[.B1565]/16486.62" office:value-type="float" office:value="0.0658839592348219" calcext:value-type="float">
            <text:p>0.065883959234822</text:p>
          </table:table-cell>
          <table:table-cell office:value-type="float" office:value="2460338.5547632" calcext:value-type="float">
            <text:p>2460338.5547632</text:p>
          </table:table-cell>
        </table:table-row>
        <table:table-row table:style-name="ro1">
          <table:table-cell office:value-type="float" office:value="1592.08" calcext:value-type="float">
            <text:p>1592.08</text:p>
          </table:table-cell>
          <table:table-cell office:value-type="float" office:value="1062.248" calcext:value-type="float">
            <text:p>1062.248</text:p>
          </table:table-cell>
          <table:table-cell table:formula="of:=[.B1566]/16486.62" office:value-type="float" office:value="0.0644309142807925" calcext:value-type="float">
            <text:p>0.064430914280793</text:p>
          </table:table-cell>
          <table:table-cell office:value-type="float" office:value="2461419.8774277" calcext:value-type="float">
            <text:p>2461419.8774277</text:p>
          </table:table-cell>
        </table:table-row>
        <table:table-row table:style-name="ro1">
          <table:table-cell office:value-type="float" office:value="1593.1" calcext:value-type="float">
            <text:p>1593.1</text:p>
          </table:table-cell>
          <table:table-cell office:value-type="float" office:value="1046.5746" calcext:value-type="float">
            <text:p>1046.5746</text:p>
          </table:table-cell>
          <table:table-cell table:formula="of:=[.B1567]/16486.62" office:value-type="float" office:value="0.0634802403403487" calcext:value-type="float">
            <text:p>0.063480240340349</text:p>
          </table:table-cell>
          <table:table-cell office:value-type="float" office:value="2462485.2452227" calcext:value-type="float">
            <text:p>2462485.2452227</text:p>
          </table:table-cell>
        </table:table-row>
        <table:table-row table:style-name="ro1">
          <table:table-cell office:value-type="float" office:value="1594.12" calcext:value-type="float">
            <text:p>1594.12</text:p>
          </table:table-cell>
          <table:table-cell office:value-type="float" office:value="1036.8195" calcext:value-type="float">
            <text:p>1036.8195</text:p>
          </table:table-cell>
          <table:table-cell table:formula="of:=[.B1568]/16486.62" office:value-type="float" office:value="0.0628885423452472" calcext:value-type="float">
            <text:p>0.062888542345247</text:p>
          </table:table-cell>
          <table:table-cell office:value-type="float" office:value="2463540.682746" calcext:value-type="float">
            <text:p>2463540.682746</text:p>
          </table:table-cell>
        </table:table-row>
        <table:table-row table:style-name="ro1">
          <table:table-cell office:value-type="float" office:value="1595.14" calcext:value-type="float">
            <text:p>1595.14</text:p>
          </table:table-cell>
          <table:table-cell office:value-type="float" office:value="1029.7822" calcext:value-type="float">
            <text:p>1029.7822</text:p>
          </table:table-cell>
          <table:table-cell table:formula="of:=[.B1569]/16486.62" office:value-type="float" office:value="0.0624616931790749" calcext:value-type="float">
            <text:p>0.062461693179075</text:p>
          </table:table-cell>
          <table:table-cell office:value-type="float" office:value="2464588.9566277" calcext:value-type="float">
            <text:p>2464588.9566277</text:p>
          </table:table-cell>
        </table:table-row>
        <table:table-row table:style-name="ro1">
          <table:table-cell office:value-type="float" office:value="1596.16" calcext:value-type="float">
            <text:p>1596.16</text:p>
          </table:table-cell>
          <table:table-cell office:value-type="float" office:value="1021.985" calcext:value-type="float">
            <text:p>1021.985</text:p>
          </table:table-cell>
          <table:table-cell table:formula="of:=[.B1570]/16486.62" office:value-type="float" office:value="0.0619887520910896" calcext:value-type="float">
            <text:p>0.06198875209109</text:p>
          </table:table-cell>
          <table:table-cell office:value-type="float" office:value="2465629.2932986" calcext:value-type="float">
            <text:p>2465629.2932986</text:p>
          </table:table-cell>
        </table:table-row>
        <table:table-row table:style-name="ro1">
          <table:table-cell office:value-type="float" office:value="1597.17" calcext:value-type="float">
            <text:p>1597.17</text:p>
          </table:table-cell>
          <table:table-cell office:value-type="float" office:value="1010.4003" calcext:value-type="float">
            <text:p>1010.4003</text:p>
          </table:table-cell>
          <table:table-cell table:formula="of:=[.B1571]/16486.62" office:value-type="float" office:value="0.0612860792569975" calcext:value-type="float">
            <text:p>0.061286079256998</text:p>
          </table:table-cell>
          <table:table-cell office:value-type="float" office:value="2466657.8371546" calcext:value-type="float">
            <text:p>2466657.8371546</text:p>
          </table:table-cell>
        </table:table-row>
        <table:table-row table:style-name="ro1">
          <table:table-cell office:value-type="float" office:value="1598.19" calcext:value-type="float">
            <text:p>1598.19</text:p>
          </table:table-cell>
          <table:table-cell office:value-type="float" office:value="993.13038" calcext:value-type="float">
            <text:p>993.13038</text:p>
          </table:table-cell>
          <table:table-cell table:formula="of:=[.B1572]/16486.62" office:value-type="float" office:value="0.0602385680024165" calcext:value-type="float">
            <text:p>0.060238568002417</text:p>
          </table:table-cell>
          <table:table-cell office:value-type="float" office:value="2467668.8010225" calcext:value-type="float">
            <text:p>2467668.8010225</text:p>
          </table:table-cell>
        </table:table-row>
        <table:table-row table:style-name="ro1">
          <table:table-cell office:value-type="float" office:value="1599.21" calcext:value-type="float">
            <text:p>1599.21</text:p>
          </table:table-cell>
          <table:table-cell office:value-type="float" office:value="969.81592" calcext:value-type="float">
            <text:p>969.81592</text:p>
          </table:table-cell>
          <table:table-cell table:formula="of:=[.B1573]/16486.62" office:value-type="float" office:value="0.0588244236841754" calcext:value-type="float">
            <text:p>0.058824423684175</text:p>
          </table:table-cell>
          <table:table-cell office:value-type="float" office:value="2468656.0317831" calcext:value-type="float">
            <text:p>2468656.0317831</text:p>
          </table:table-cell>
        </table:table-row>
        <table:table-row table:style-name="ro1">
          <table:table-cell office:value-type="float" office:value="1600.23" calcext:value-type="float">
            <text:p>1600.23</text:p>
          </table:table-cell>
          <table:table-cell office:value-type="float" office:value="941.62693" calcext:value-type="float">
            <text:p>941.62693</text:p>
          </table:table-cell>
          <table:table-cell table:formula="of:=[.B1574]/16486.62" office:value-type="float" office:value="0.057114613547228" calcext:value-type="float">
            <text:p>0.057114613547228</text:p>
          </table:table-cell>
          <table:table-cell office:value-type="float" office:value="2469614.5673686" calcext:value-type="float">
            <text:p>2469614.5673686</text:p>
          </table:table-cell>
        </table:table-row>
        <table:table-row table:style-name="ro1">
          <table:table-cell office:value-type="float" office:value="1601.25" calcext:value-type="float">
            <text:p>1601.25</text:p>
          </table:table-cell>
          <table:table-cell office:value-type="float" office:value="910.83426" calcext:value-type="float">
            <text:p>910.83426</text:p>
          </table:table-cell>
          <table:table-cell table:formula="of:=[.B1575]/16486.62" office:value-type="float" office:value="0.0552468765580816" calcext:value-type="float">
            <text:p>0.055246876558082</text:p>
          </table:table-cell>
          <table:table-cell office:value-type="float" office:value="2470541.7573366" calcext:value-type="float">
            <text:p>2470541.7573366</text:p>
          </table:table-cell>
        </table:table-row>
        <table:table-row table:style-name="ro1">
          <table:table-cell office:value-type="float" office:value="1602.26" calcext:value-type="float">
            <text:p>1602.26</text:p>
          </table:table-cell>
          <table:table-cell office:value-type="float" office:value="880.09996" calcext:value-type="float">
            <text:p>880.09996</text:p>
          </table:table-cell>
          <table:table-cell table:formula="of:=[.B1576]/16486.62" office:value-type="float" office:value="0.0533826800156733" calcext:value-type="float">
            <text:p>0.053382680015673</text:p>
          </table:table-cell>
          <table:table-cell office:value-type="float" office:value="2471437.6611185" calcext:value-type="float">
            <text:p>2471437.6611185</text:p>
          </table:table-cell>
        </table:table-row>
        <table:table-row table:style-name="ro1">
          <table:table-cell office:value-type="float" office:value="1603.28" calcext:value-type="float">
            <text:p>1603.28</text:p>
          </table:table-cell>
          <table:table-cell office:value-type="float" office:value="851.71711" calcext:value-type="float">
            <text:p>851.71711</text:p>
          </table:table-cell>
          <table:table-cell table:formula="of:=[.B1577]/16486.62" office:value-type="float" office:value="0.05166111125264" calcext:value-type="float">
            <text:p>0.05166111125264</text:p>
          </table:table-cell>
          <table:table-cell office:value-type="float" office:value="2472304.6723815" calcext:value-type="float">
            <text:p>2472304.6723815</text:p>
          </table:table-cell>
        </table:table-row>
        <table:table-row table:style-name="ro1">
          <table:table-cell office:value-type="float" office:value="1604.3" calcext:value-type="float">
            <text:p>1604.3</text:p>
          </table:table-cell>
          <table:table-cell office:value-type="float" office:value="827.03487" calcext:value-type="float">
            <text:p>827.03487</text:p>
          </table:table-cell>
          <table:table-cell table:formula="of:=[.B1578]/16486.62" office:value-type="float" office:value="0.0501640039013455" calcext:value-type="float">
            <text:p>0.050164003901346</text:p>
          </table:table-cell>
          <table:table-cell office:value-type="float" office:value="2473146.5581878" calcext:value-type="float">
            <text:p>2473146.5581878</text:p>
          </table:table-cell>
        </table:table-row>
        <table:table-row table:style-name="ro1">
          <table:table-cell office:value-type="float" office:value="1605.32" calcext:value-type="float">
            <text:p>1605.32</text:p>
          </table:table-cell>
          <table:table-cell office:value-type="float" office:value="806.22821" calcext:value-type="float">
            <text:p>806.22821</text:p>
          </table:table-cell>
          <table:table-cell table:formula="of:=[.B1579]/16486.62" office:value-type="float" office:value="0.0489019708102692" calcext:value-type="float">
            <text:p>0.048901970810269</text:p>
          </table:table-cell>
          <table:table-cell office:value-type="float" office:value="2473967.2637177" calcext:value-type="float">
            <text:p>2473967.2637177</text:p>
          </table:table-cell>
        </table:table-row>
        <table:table-row table:style-name="ro1">
          <table:table-cell office:value-type="float" office:value="1606.34" calcext:value-type="float">
            <text:p>1606.34</text:p>
          </table:table-cell>
          <table:table-cell office:value-type="float" office:value="788.4457" calcext:value-type="float">
            <text:p>788.4457</text:p>
          </table:table-cell>
          <table:table-cell table:formula="of:=[.B1580]/16486.62" office:value-type="float" office:value="0.0478233682828864" calcext:value-type="float">
            <text:p>0.047823368282886</text:p>
          </table:table-cell>
          <table:table-cell office:value-type="float" office:value="2474769.8674172" calcext:value-type="float">
            <text:p>2474769.8674172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772.24304" calcext:value-type="float">
            <text:p>772.24304</text:p>
          </table:table-cell>
          <table:table-cell table:formula="of:=[.B1581]/16486.62" office:value-type="float" office:value="0.0468405919466816" calcext:value-type="float">
            <text:p>0.046840591946682</text:p>
          </table:table-cell>
          <table:table-cell office:value-type="float" office:value="2475555.9775052" calcext:value-type="float">
            <text:p>2475555.9775052</text:p>
          </table:table-cell>
        </table:table-row>
        <table:table-row table:style-name="ro1">
          <table:table-cell office:value-type="float" office:value="1608.37" calcext:value-type="float">
            <text:p>1608.37</text:p>
          </table:table-cell>
          <table:table-cell office:value-type="float" office:value="756.12842" calcext:value-type="float">
            <text:p>756.12842</text:p>
          </table:table-cell>
          <table:table-cell table:formula="of:=[.B1582]/16486.62" office:value-type="float" office:value="0.0458631556983784" calcext:value-type="float">
            <text:p>0.045863155698379</text:p>
          </table:table-cell>
          <table:table-cell office:value-type="float" office:value="2476325.6836132" calcext:value-type="float">
            <text:p>2476325.6836132</text:p>
          </table:table-cell>
        </table:table-row>
        <table:table-row table:style-name="ro1">
          <table:table-cell office:value-type="float" office:value="1609.39" calcext:value-type="float">
            <text:p>1609.39</text:p>
          </table:table-cell>
          <table:table-cell office:value-type="float" office:value="739.03109" calcext:value-type="float">
            <text:p>739.03109</text:p>
          </table:table-cell>
          <table:table-cell table:formula="of:=[.B1583]/16486.62" office:value-type="float" office:value="0.0448261129327903" calcext:value-type="float">
            <text:p>0.04482611293279</text:p>
          </table:table-cell>
          <table:table-cell office:value-type="float" office:value="2477077.9853755" calcext:value-type="float">
            <text:p>2477077.9853755</text:p>
          </table:table-cell>
        </table:table-row>
        <table:table-row table:style-name="ro1">
          <table:table-cell office:value-type="float" office:value="1610.41" calcext:value-type="float">
            <text:p>1610.41</text:p>
          </table:table-cell>
          <table:table-cell office:value-type="float" office:value="720.55392" calcext:value-type="float">
            <text:p>720.55392</text:p>
          </table:table-cell>
          <table:table-cell table:formula="of:=[.B1584]/16486.62" office:value-type="float" office:value="0.043705375631876" calcext:value-type="float">
            <text:p>0.043705375631876</text:p>
          </table:table-cell>
          <table:table-cell office:value-type="float" office:value="2477811.4781698" calcext:value-type="float">
            <text:p>2477811.4781698</text:p>
          </table:table-cell>
        </table:table-row>
        <table:table-row table:style-name="ro1">
          <table:table-cell office:value-type="float" office:value="1611.43" calcext:value-type="float">
            <text:p>1611.43</text:p>
          </table:table-cell>
          <table:table-cell office:value-type="float" office:value="700.95964" calcext:value-type="float">
            <text:p>700.95964</text:p>
          </table:table-cell>
          <table:table-cell table:formula="of:=[.B1585]/16486.62" office:value-type="float" office:value="0.0425168797485476" calcext:value-type="float">
            <text:p>0.042516879748548</text:p>
          </table:table-cell>
          <table:table-cell office:value-type="float" office:value="2478525.0248331" calcext:value-type="float">
            <text:p>2478525.0248331</text:p>
          </table:table-cell>
        </table:table-row>
        <table:table-row table:style-name="ro1">
          <table:table-cell office:value-type="float" office:value="1612.44" calcext:value-type="float">
            <text:p>1612.44</text:p>
          </table:table-cell>
          <table:table-cell office:value-type="float" office:value="680.93369" calcext:value-type="float">
            <text:p>680.93369</text:p>
          </table:table-cell>
          <table:table-cell table:formula="of:=[.B1586]/16486.62" office:value-type="float" office:value="0.0413022008149639" calcext:value-type="float">
            <text:p>0.041302200814964</text:p>
          </table:table-cell>
          <table:table-cell office:value-type="float" office:value="2479218.1859441" calcext:value-type="float">
            <text:p>2479218.1859441</text:p>
          </table:table-cell>
        </table:table-row>
        <table:table-row table:style-name="ro1">
          <table:table-cell office:value-type="float" office:value="1613.46" calcext:value-type="float">
            <text:p>1613.46</text:p>
          </table:table-cell>
          <table:table-cell office:value-type="float" office:value="661.23411" calcext:value-type="float">
            <text:p>661.23411</text:p>
          </table:table-cell>
          <table:table-cell table:formula="of:=[.B1587]/16486.62" office:value-type="float" office:value="0.0401073179341794" calcext:value-type="float">
            <text:p>0.040107317934179</text:p>
          </table:table-cell>
          <table:table-cell office:value-type="float" office:value="2479891.2937329" calcext:value-type="float">
            <text:p>2479891.2937329</text:p>
          </table:table-cell>
        </table:table-row>
        <table:table-row table:style-name="ro1">
          <table:table-cell office:value-type="float" office:value="1614.48" calcext:value-type="float">
            <text:p>1614.48</text:p>
          </table:table-cell>
          <table:table-cell office:value-type="float" office:value="642.36279" calcext:value-type="float">
            <text:p>642.36279</text:p>
          </table:table-cell>
          <table:table-cell table:formula="of:=[.B1588]/16486.62" office:value-type="float" office:value="0.0389626733678583" calcext:value-type="float">
            <text:p>0.038962673367858</text:p>
          </table:table-cell>
          <table:table-cell office:value-type="float" office:value="2480545.1913301" calcext:value-type="float">
            <text:p>2480545.1913301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624.37075" calcext:value-type="float">
            <text:p>624.37075</text:p>
          </table:table-cell>
          <table:table-cell table:formula="of:=[.B1589]/16486.62" office:value-type="float" office:value="0.037871361746677" calcext:value-type="float">
            <text:p>0.037871361746677</text:p>
          </table:table-cell>
          <table:table-cell office:value-type="float" office:value="2481180.7738139" calcext:value-type="float">
            <text:p>2481180.7738139</text:p>
          </table:table-cell>
        </table:table-row>
        <table:table-row table:style-name="ro1">
          <table:table-cell office:value-type="float" office:value="1616.52" calcext:value-type="float">
            <text:p>1616.52</text:p>
          </table:table-cell>
          <table:table-cell office:value-type="float" office:value="606.85566" calcext:value-type="float">
            <text:p>606.85566</text:p>
          </table:table-cell>
          <table:table-cell table:formula="of:=[.B1590]/16486.62" office:value-type="float" office:value="0.0368089796453124" calcext:value-type="float">
            <text:p>0.036808979645312</text:p>
          </table:table-cell>
          <table:table-cell office:value-type="float" office:value="2481798.5266932" calcext:value-type="float">
            <text:p>2481798.5266932</text:p>
          </table:table-cell>
        </table:table-row>
        <table:table-row table:style-name="ro1">
          <table:table-cell office:value-type="float" office:value="1617.53" calcext:value-type="float">
            <text:p>1617.53</text:p>
          </table:table-cell>
          <table:table-cell office:value-type="float" office:value="589.142" calcext:value-type="float">
            <text:p>589.142</text:p>
          </table:table-cell>
          <table:table-cell table:formula="of:=[.B1591]/16486.62" office:value-type="float" office:value="0.0357345532316509" calcext:value-type="float">
            <text:p>0.035734553231651</text:p>
          </table:table-cell>
          <table:table-cell office:value-type="float" office:value="2482398.247827" calcext:value-type="float">
            <text:p>2482398.247827</text:p>
          </table:table-cell>
        </table:table-row>
        <table:table-row table:style-name="ro1">
          <table:table-cell office:value-type="float" office:value="1618.55" calcext:value-type="float">
            <text:p>1618.55</text:p>
          </table:table-cell>
          <table:table-cell office:value-type="float" office:value="570.57504" calcext:value-type="float">
            <text:p>570.57504</text:p>
          </table:table-cell>
          <table:table-cell table:formula="of:=[.B1592]/16486.62" office:value-type="float" office:value="0.0346083696961536" calcext:value-type="float">
            <text:p>0.034608369696154</text:p>
          </table:table-cell>
          <table:table-cell office:value-type="float" office:value="2482979.0685981" calcext:value-type="float">
            <text:p>2482979.0685981</text:p>
          </table:table-cell>
        </table:table-row>
        <table:table-row table:style-name="ro1">
          <table:table-cell office:value-type="float" office:value="1619.57" calcext:value-type="float">
            <text:p>1619.57</text:p>
          </table:table-cell>
          <table:table-cell office:value-type="float" office:value="550.82506" calcext:value-type="float">
            <text:p>550.82506</text:p>
          </table:table-cell>
          <table:table-cell table:formula="of:=[.B1593]/16486.62" office:value-type="float" office:value="0.0334104297909456" calcext:value-type="float">
            <text:p>0.033410429790946</text:p>
          </table:table-cell>
          <table:table-cell office:value-type="float" office:value="2483539.7847451" calcext:value-type="float">
            <text:p>2483539.7847451</text:p>
          </table:table-cell>
        </table:table-row>
        <table:table-row table:style-name="ro1">
          <table:table-cell office:value-type="float" office:value="1620.59" calcext:value-type="float">
            <text:p>1620.59</text:p>
          </table:table-cell>
          <table:table-cell office:value-type="float" office:value="530.09703" calcext:value-type="float">
            <text:p>530.09703</text:p>
          </table:table-cell>
          <table:table-cell table:formula="of:=[.B1594]/16486.62" office:value-type="float" office:value="0.0321531660219014" calcext:value-type="float">
            <text:p>0.032153166021901</text:p>
          </table:table-cell>
          <table:table-cell office:value-type="float" office:value="2484079.4006487" calcext:value-type="float">
            <text:p>2484079.4006487</text:p>
          </table:table-cell>
        </table:table-row>
        <table:table-row table:style-name="ro1">
          <table:table-cell office:value-type="float" office:value="1621.61" calcext:value-type="float">
            <text:p>1621.61</text:p>
          </table:table-cell>
          <table:table-cell office:value-type="float" office:value="509.17234" calcext:value-type="float">
            <text:p>509.17234</text:p>
          </table:table-cell>
          <table:table-cell table:formula="of:=[.B1595]/16486.62" office:value-type="float" office:value="0.0308839737920811" calcext:value-type="float">
            <text:p>0.030883973792081</text:p>
          </table:table-cell>
          <table:table-cell office:value-type="float" office:value="2484597.7161171" calcext:value-type="float">
            <text:p>2484597.7161171</text:p>
          </table:table-cell>
        </table:table-row>
        <table:table-row table:style-name="ro1">
          <table:table-cell office:value-type="float" office:value="1622.62" calcext:value-type="float">
            <text:p>1622.62</text:p>
          </table:table-cell>
          <table:table-cell office:value-type="float" office:value="489.26285" calcext:value-type="float">
            <text:p>489.26285</text:p>
          </table:table-cell>
          <table:table-cell table:formula="of:=[.B1596]/16486.62" office:value-type="float" office:value="0.0296763587685044" calcext:value-type="float">
            <text:p>0.029676358768504</text:p>
          </table:table-cell>
          <table:table-cell office:value-type="float" office:value="2485095.764585" calcext:value-type="float">
            <text:p>2485095.764585</text:p>
          </table:table-cell>
        </table:table-row>
        <table:table-row table:style-name="ro1">
          <table:table-cell office:value-type="float" office:value="1623.64" calcext:value-type="float">
            <text:p>1623.64</text:p>
          </table:table-cell>
          <table:table-cell office:value-type="float" office:value="471.71699" calcext:value-type="float">
            <text:p>471.71699</text:p>
          </table:table-cell>
          <table:table-cell table:formula="of:=[.B1597]/16486.62" office:value-type="float" office:value="0.0286121103052051" calcext:value-type="float">
            <text:p>0.028612110305205</text:p>
          </table:table-cell>
          <table:table-cell office:value-type="float" office:value="2485575.9521236" calcext:value-type="float">
            <text:p>2485575.9521236</text:p>
          </table:table-cell>
        </table:table-row>
        <table:table-row table:style-name="ro1">
          <table:table-cell office:value-type="float" office:value="1624.66" calcext:value-type="float">
            <text:p>1624.66</text:p>
          </table:table-cell>
          <table:table-cell office:value-type="float" office:value="457.66463" calcext:value-type="float">
            <text:p>457.66463</text:p>
          </table:table-cell>
          <table:table-cell table:formula="of:=[.B1598]/16486.62" office:value-type="float" office:value="0.0277597609455425" calcext:value-type="float">
            <text:p>0.027759760945543</text:p>
          </table:table-cell>
          <table:table-cell office:value-type="float" office:value="2486041.834969" calcext:value-type="float">
            <text:p>2486041.834969</text:p>
          </table:table-cell>
        </table:table-row>
        <table:table-row table:style-name="ro1">
          <table:table-cell office:value-type="float" office:value="1625.68" calcext:value-type="float">
            <text:p>1625.68</text:p>
          </table:table-cell>
          <table:table-cell office:value-type="float" office:value="447.70713" calcext:value-type="float">
            <text:p>447.70713</text:p>
          </table:table-cell>
          <table:table-cell table:formula="of:=[.B1599]/16486.62" office:value-type="float" office:value="0.0271557863285501" calcext:value-type="float">
            <text:p>0.02715578632855</text:p>
          </table:table-cell>
          <table:table-cell office:value-type="float" office:value="2486497.5815118" calcext:value-type="float">
            <text:p>2486497.5815118</text:p>
          </table:table-cell>
        </table:table-row>
        <table:table-row table:style-name="ro1">
          <table:table-cell office:value-type="float" office:value="1626.7" calcext:value-type="float">
            <text:p>1626.7</text:p>
          </table:table-cell>
          <table:table-cell office:value-type="float" office:value="441.74463" calcext:value-type="float">
            <text:p>441.74463</text:p>
          </table:table-cell>
          <table:table-cell table:formula="of:=[.B1600]/16486.62" office:value-type="float" office:value="0.0267941294213126" calcext:value-type="float">
            <text:p>0.026794129421313</text:p>
          </table:table-cell>
          <table:table-cell office:value-type="float" office:value="2486947.2584847" calcext:value-type="float">
            <text:p>2486947.2584847</text:p>
          </table:table-cell>
        </table:table-row>
        <table:table-row table:style-name="ro1">
          <table:table-cell office:value-type="float" office:value="1627.71" calcext:value-type="float">
            <text:p>1627.71</text:p>
          </table:table-cell>
          <table:table-cell office:value-type="float" office:value="438.98954" calcext:value-type="float">
            <text:p>438.98954</text:p>
          </table:table-cell>
          <table:table-cell table:formula="of:=[.B1601]/16486.62" office:value-type="float" office:value="0.0266270187582415" calcext:value-type="float">
            <text:p>0.026627018758242</text:p>
          </table:table-cell>
          <table:table-cell office:value-type="float" office:value="2487394.1308899" calcext:value-type="float">
            <text:p>2487394.1308899</text:p>
          </table:table-cell>
        </table:table-row>
        <table:table-row table:style-name="ro1">
          <table:table-cell office:value-type="float" office:value="1628.73" calcext:value-type="float">
            <text:p>1628.73</text:p>
          </table:table-cell>
          <table:table-cell office:value-type="float" office:value="438.15744" calcext:value-type="float">
            <text:p>438.15744</text:p>
          </table:table-cell>
          <table:table-cell table:formula="of:=[.B1602]/16486.62" office:value-type="float" office:value="0.0265765475276315" calcext:value-type="float">
            <text:p>0.026576547527632</text:p>
          </table:table-cell>
          <table:table-cell office:value-type="float" office:value="2487840.156261" calcext:value-type="float">
            <text:p>2487840.156261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437.77389" calcext:value-type="float">
            <text:p>437.77389</text:p>
          </table:table-cell>
          <table:table-cell table:formula="of:=[.B1603]/16486.62" office:value-type="float" office:value="0.0265532832078376" calcext:value-type="float">
            <text:p>0.026553283207838</text:p>
          </table:table-cell>
          <table:table-cell office:value-type="float" office:value="2488285.7911918" calcext:value-type="float">
            <text:p>2488285.7911918</text:p>
          </table:table-cell>
        </table:table-row>
        <table:table-row table:style-name="ro1">
          <table:table-cell office:value-type="float" office:value="1630.77" calcext:value-type="float">
            <text:p>1630.77</text:p>
          </table:table-cell>
          <table:table-cell office:value-type="float" office:value="436.50491" calcext:value-type="float">
            <text:p>436.50491</text:p>
          </table:table-cell>
          <table:table-cell table:formula="of:=[.B1604]/16486.62" office:value-type="float" office:value="0.026476312913138" calcext:value-type="float">
            <text:p>0.026476312913138</text:p>
          </table:table-cell>
          <table:table-cell office:value-type="float" office:value="2488730.1343498" calcext:value-type="float">
            <text:p>2488730.1343498</text:p>
          </table:table-cell>
        </table:table-row>
        <table:table-row table:style-name="ro1">
          <table:table-cell office:value-type="float" office:value="1631.78" calcext:value-type="float">
            <text:p>1631.78</text:p>
          </table:table-cell>
          <table:table-cell office:value-type="float" office:value="433.41992" calcext:value-type="float">
            <text:p>433.41992</text:p>
          </table:table-cell>
          <table:table-cell table:formula="of:=[.B1605]/16486.62" office:value-type="float" office:value="0.0262891920842477" calcext:value-type="float">
            <text:p>0.026289192084248</text:p>
          </table:table-cell>
          <table:table-cell office:value-type="float" office:value="2489171.3371304" calcext:value-type="float">
            <text:p>2489171.3371304</text:p>
          </table:table-cell>
        </table:table-row>
        <table:table-row table:style-name="ro1">
          <table:table-cell office:value-type="float" office:value="1632.8" calcext:value-type="float">
            <text:p>1632.8</text:p>
          </table:table-cell>
          <table:table-cell office:value-type="float" office:value="428.1249" calcext:value-type="float">
            <text:p>428.1249</text:p>
          </table:table-cell>
          <table:table-cell table:formula="of:=[.B1606]/16486.62" office:value-type="float" office:value="0.0259680213409419" calcext:value-type="float">
            <text:p>0.025968021340942</text:p>
          </table:table-cell>
          <table:table-cell office:value-type="float" office:value="2489607.1498025" calcext:value-type="float">
            <text:p>2489607.1498025</text:p>
          </table:table-cell>
        </table:table-row>
        <table:table-row table:style-name="ro1">
          <table:table-cell office:value-type="float" office:value="1633.82" calcext:value-type="float">
            <text:p>1633.82</text:p>
          </table:table-cell>
          <table:table-cell office:value-type="float" office:value="420.74872" calcext:value-type="float">
            <text:p>420.74872</text:p>
          </table:table-cell>
          <table:table-cell table:formula="of:=[.B1607]/16486.62" office:value-type="float" office:value="0.0255206173248367" calcext:value-type="float">
            <text:p>0.025520617324837</text:p>
          </table:table-cell>
          <table:table-cell office:value-type="float" office:value="2490035.4538401" calcext:value-type="float">
            <text:p>2490035.4538401</text:p>
          </table:table-cell>
        </table:table-row>
        <table:table-row table:style-name="ro1">
          <table:table-cell office:value-type="float" office:value="1634.84" calcext:value-type="float">
            <text:p>1634.84</text:p>
          </table:table-cell>
          <table:table-cell office:value-type="float" office:value="411.81057" calcext:value-type="float">
            <text:p>411.81057</text:p>
          </table:table-cell>
          <table:table-cell table:formula="of:=[.B1608]/16486.62" office:value-type="float" office:value="0.0249784716333609" calcext:value-type="float">
            <text:p>0.024978471633361</text:p>
          </table:table-cell>
          <table:table-cell office:value-type="float" office:value="2490454.6592318" calcext:value-type="float">
            <text:p>2490454.6592318</text:p>
          </table:table-cell>
        </table:table-row>
        <table:table-row table:style-name="ro1">
          <table:table-cell office:value-type="float" office:value="1635.86" calcext:value-type="float">
            <text:p>1635.86</text:p>
          </table:table-cell>
          <table:table-cell office:value-type="float" office:value="402.02476" calcext:value-type="float">
            <text:p>402.02476</text:p>
          </table:table-cell>
          <table:table-cell table:formula="of:=[.B1609]/16486.62" office:value-type="float" office:value="0.0243849109156395" calcext:value-type="float">
            <text:p>0.02438491091564</text:p>
          </table:table-cell>
          <table:table-cell office:value-type="float" office:value="2490863.9030845" calcext:value-type="float">
            <text:p>2490863.9030845</text:p>
          </table:table-cell>
        </table:table-row>
        <table:table-row table:style-name="ro1">
          <table:table-cell office:value-type="float" office:value="1636.87" calcext:value-type="float">
            <text:p>1636.87</text:p>
          </table:table-cell>
          <table:table-cell office:value-type="float" office:value="392.10573" calcext:value-type="float">
            <text:p>392.10573</text:p>
          </table:table-cell>
          <table:table-cell table:formula="of:=[.B1610]/16486.62" office:value-type="float" office:value="0.0237832697059798" calcext:value-type="float">
            <text:p>0.02378326970598</text:p>
          </table:table-cell>
          <table:table-cell office:value-type="float" office:value="2491263.0497931" calcext:value-type="float">
            <text:p>2491263.0497931</text:p>
          </table:table-cell>
        </table:table-row>
        <table:table-row table:style-name="ro1">
          <table:table-cell office:value-type="float" office:value="1637.89" calcext:value-type="float">
            <text:p>1637.89</text:p>
          </table:table-cell>
          <table:table-cell office:value-type="float" office:value="382.62218" calcext:value-type="float">
            <text:p>382.62218</text:p>
          </table:table-cell>
          <table:table-cell table:formula="of:=[.B1611]/16486.62" office:value-type="float" office:value="0.0232080426430645" calcext:value-type="float">
            <text:p>0.023208042643065</text:p>
          </table:table-cell>
          <table:table-cell office:value-type="float" office:value="2491652.5426566" calcext:value-type="float">
            <text:p>2491652.5426566</text:p>
          </table:table-cell>
        </table:table-row>
        <table:table-row table:style-name="ro1">
          <table:table-cell office:value-type="float" office:value="1638.91" calcext:value-type="float">
            <text:p>1638.91</text:p>
          </table:table-cell>
          <table:table-cell office:value-type="float" office:value="373.92344" calcext:value-type="float">
            <text:p>373.92344</text:p>
          </table:table-cell>
          <table:table-cell table:formula="of:=[.B1612]/16486.62" office:value-type="float" office:value="0.0226804184241524" calcext:value-type="float">
            <text:p>0.022680418424153</text:p>
          </table:table-cell>
          <table:table-cell office:value-type="float" office:value="2492033.1805845" calcext:value-type="float">
            <text:p>2492033.1805845</text:p>
          </table:table-cell>
        </table:table-row>
        <table:table-row table:style-name="ro1">
          <table:table-cell office:value-type="float" office:value="1639.93" calcext:value-type="float">
            <text:p>1639.93</text:p>
          </table:table-cell>
          <table:table-cell office:value-type="float" office:value="366.13604" calcext:value-type="float">
            <text:p>366.13604</text:p>
          </table:table-cell>
          <table:table-cell table:formula="of:=[.B1613]/16486.62" office:value-type="float" office:value="0.0222080717575828" calcext:value-type="float">
            <text:p>0.022208071757583</text:p>
          </table:table-cell>
          <table:table-cell office:value-type="float" office:value="2492405.891269" calcext:value-type="float">
            <text:p>2492405.891269</text:p>
          </table:table-cell>
        </table:table-row>
        <table:table-row table:style-name="ro1">
          <table:table-cell office:value-type="float" office:value="1640.95" calcext:value-type="float">
            <text:p>1640.95</text:p>
          </table:table-cell>
          <table:table-cell office:value-type="float" office:value="359.21068" calcext:value-type="float">
            <text:p>359.21068</text:p>
          </table:table-cell>
          <table:table-cell table:formula="of:=[.B1614]/16486.62" office:value-type="float" office:value="0.0217880123397033" calcext:value-type="float">
            <text:p>0.021788012339703</text:p>
          </table:table-cell>
          <table:table-cell office:value-type="float" office:value="2492771.5522412" calcext:value-type="float">
            <text:p>2492771.5522412</text:p>
          </table:table-cell>
        </table:table-row>
        <table:table-row table:style-name="ro1">
          <table:table-cell office:value-type="float" office:value="1641.96" calcext:value-type="float">
            <text:p>1641.96</text:p>
          </table:table-cell>
          <table:table-cell office:value-type="float" office:value="352.99396" calcext:value-type="float">
            <text:p>352.99396</text:p>
          </table:table-cell>
          <table:table-cell table:formula="of:=[.B1615]/16486.62" office:value-type="float" office:value="0.0214109356557014" calcext:value-type="float">
            <text:p>0.021410935655702</text:p>
          </table:table-cell>
          <table:table-cell office:value-type="float" office:value="2493130.8848649" calcext:value-type="float">
            <text:p>2493130.8848649</text:p>
          </table:table-cell>
        </table:table-row>
        <table:table-row table:style-name="ro1">
          <table:table-cell office:value-type="float" office:value="1642.98" calcext:value-type="float">
            <text:p>1642.98</text:p>
          </table:table-cell>
          <table:table-cell office:value-type="float" office:value="347.30132" calcext:value-type="float">
            <text:p>347.30132</text:p>
          </table:table-cell>
          <table:table-cell table:formula="of:=[.B1616]/16486.62" office:value-type="float" office:value="0.0210656471732835" calcext:value-type="float">
            <text:p>0.021065647173284</text:p>
          </table:table-cell>
          <table:table-cell office:value-type="float" office:value="2493484.4226204" calcext:value-type="float">
            <text:p>2493484.422620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41.97493" calcext:value-type="float">
            <text:p>341.97493</text:p>
          </table:table-cell>
          <table:table-cell table:formula="of:=[.B1617]/16486.62" office:value-type="float" office:value="0.0207425736748952" calcext:value-type="float">
            <text:p>0.020742573674895</text:p>
          </table:table-cell>
          <table:table-cell office:value-type="float" office:value="2493832.5383452" calcext:value-type="float">
            <text:p>2493832.5383452</text:p>
          </table:table-cell>
        </table:table-row>
        <table:table-row table:style-name="ro1">
          <table:table-cell office:value-type="float" office:value="1645.02" calcext:value-type="float">
            <text:p>1645.02</text:p>
          </table:table-cell>
          <table:table-cell office:value-type="float" office:value="336.91735" calcext:value-type="float">
            <text:p>336.91735</text:p>
          </table:table-cell>
          <table:table-cell table:formula="of:=[.B1618]/16486.62" office:value-type="float" office:value="0.0204358049133176" calcext:value-type="float">
            <text:p>0.020435804913318</text:p>
          </table:table-cell>
          <table:table-cell office:value-type="float" office:value="2494175.5056697" calcext:value-type="float">
            <text:p>2494175.5056697</text:p>
          </table:table-cell>
        </table:table-row>
        <table:table-row table:style-name="ro1">
          <table:table-cell office:value-type="float" office:value="1646.04" calcext:value-type="float">
            <text:p>1646.04</text:p>
          </table:table-cell>
          <table:table-cell office:value-type="float" office:value="332.09728" calcext:value-type="float">
            <text:p>332.09728</text:p>
          </table:table-cell>
          <table:table-cell table:formula="of:=[.B1619]/16486.62" office:value-type="float" office:value="0.0201434423793355" calcext:value-type="float">
            <text:p>0.020143442379336</text:p>
          </table:table-cell>
          <table:table-cell office:value-type="float" office:value="2494513.5663692" calcext:value-type="float">
            <text:p>2494513.5663692</text:p>
          </table:table-cell>
        </table:table-row>
        <table:table-row table:style-name="ro1">
          <table:table-cell office:value-type="float" office:value="1647.05" calcext:value-type="float">
            <text:p>1647.05</text:p>
          </table:table-cell>
          <table:table-cell office:value-type="float" office:value="327.52931" calcext:value-type="float">
            <text:p>327.52931</text:p>
          </table:table-cell>
          <table:table-cell table:formula="of:=[.B1620]/16486.62" office:value-type="float" office:value="0.0198663710329952" calcext:value-type="float">
            <text:p>0.019866371032995</text:p>
          </table:table-cell>
          <table:table-cell office:value-type="float" office:value="2494846.9770729" calcext:value-type="float">
            <text:p>2494846.9770729</text:p>
          </table:table-cell>
        </table:table-row>
        <table:table-row table:style-name="ro1">
          <table:table-cell office:value-type="float" office:value="1648.07" calcext:value-type="float">
            <text:p>1648.07</text:p>
          </table:table-cell>
          <table:table-cell office:value-type="float" office:value="323.23487" calcext:value-type="float">
            <text:p>323.23487</text:p>
          </table:table-cell>
          <table:table-cell table:formula="of:=[.B1621]/16486.62" office:value-type="float" office:value="0.0196058907162293" calcext:value-type="float">
            <text:p>0.019605890716229</text:p>
          </table:table-cell>
          <table:table-cell office:value-type="float" office:value="2495176.0162213" calcext:value-type="float">
            <text:p>2495176.0162213</text:p>
          </table:table-cell>
        </table:table-row>
        <table:table-row table:style-name="ro1">
          <table:table-cell office:value-type="float" office:value="1649.09" calcext:value-type="float">
            <text:p>1649.09</text:p>
          </table:table-cell>
          <table:table-cell office:value-type="float" office:value="319.19766" calcext:value-type="float">
            <text:p>319.19766</text:p>
          </table:table-cell>
          <table:table-cell table:formula="of:=[.B1622]/16486.62" office:value-type="float" office:value="0.0193610127485197" calcext:value-type="float">
            <text:p>0.01936101274852</text:p>
          </table:table-cell>
          <table:table-cell office:value-type="float" office:value="2495500.9456604" calcext:value-type="float">
            <text:p>2495500.9456604</text:p>
          </table:table-cell>
        </table:table-row>
        <table:table-row table:style-name="ro1">
          <table:table-cell office:value-type="float" office:value="1650.11" calcext:value-type="float">
            <text:p>1650.11</text:p>
          </table:table-cell>
          <table:table-cell office:value-type="float" office:value="315.33086" calcext:value-type="float">
            <text:p>315.33086</text:p>
          </table:table-cell>
          <table:table-cell table:formula="of:=[.B1623]/16486.62" office:value-type="float" office:value="0.0191264710413657" calcext:value-type="float">
            <text:p>0.019126471041366</text:p>
          </table:table-cell>
          <table:table-cell office:value-type="float" office:value="2495821.9388665" calcext:value-type="float">
            <text:p>2495821.9388665</text:p>
          </table:table-cell>
        </table:table-row>
        <table:table-row table:style-name="ro1">
          <table:table-cell office:value-type="float" office:value="1651.13" calcext:value-type="float">
            <text:p>1651.13</text:p>
          </table:table-cell>
          <table:table-cell office:value-type="float" office:value="311.47248" calcext:value-type="float">
            <text:p>311.47248</text:p>
          </table:table-cell>
          <table:table-cell table:formula="of:=[.B1624]/16486.62" office:value-type="float" office:value="0.0188924400513871" calcext:value-type="float">
            <text:p>0.018892440051387</text:p>
          </table:table-cell>
          <table:table-cell office:value-type="float" office:value="2496139.0044077" calcext:value-type="float">
            <text:p>2496139.0044077</text:p>
          </table:table-cell>
        </table:table-row>
        <table:table-row table:style-name="ro1">
          <table:table-cell office:value-type="float" office:value="1652.14" calcext:value-type="float">
            <text:p>1652.14</text:p>
          </table:table-cell>
          <table:table-cell office:value-type="float" office:value="307.41721" calcext:value-type="float">
            <text:p>307.41721</text:p>
          </table:table-cell>
          <table:table-cell table:formula="of:=[.B1625]/16486.62" office:value-type="float" office:value="0.0186464666499258" calcext:value-type="float">
            <text:p>0.018646466649926</text:p>
          </table:table-cell>
          <table:table-cell office:value-type="float" office:value="2496451.9418662" calcext:value-type="float">
            <text:p>2496451.9418662</text:p>
          </table:table-cell>
        </table:table-row>
        <table:table-row table:style-name="ro1">
          <table:table-cell office:value-type="float" office:value="1653.16" calcext:value-type="float">
            <text:p>1653.16</text:p>
          </table:table-cell>
          <table:table-cell office:value-type="float" office:value="302.97988" calcext:value-type="float">
            <text:p>302.97988</text:p>
          </table:table-cell>
          <table:table-cell table:formula="of:=[.B1626]/16486.62" office:value-type="float" office:value="0.0183773193049879" calcext:value-type="float">
            <text:p>0.018377319304988</text:p>
          </table:table-cell>
          <table:table-cell office:value-type="float" office:value="2496760.3623098" calcext:value-type="float">
            <text:p>2496760.3623098</text:p>
          </table:table-cell>
        </table:table-row>
        <table:table-row table:style-name="ro1">
          <table:table-cell office:value-type="float" office:value="1654.18" calcext:value-type="float">
            <text:p>1654.18</text:p>
          </table:table-cell>
          <table:table-cell office:value-type="float" office:value="298.0708" calcext:value-type="float">
            <text:p>298.0708</text:p>
          </table:table-cell>
          <table:table-cell table:formula="of:=[.B1627]/16486.62" office:value-type="float" office:value="0.0180795578475151" calcext:value-type="float">
            <text:p>0.018079557847515</text:p>
          </table:table-cell>
          <table:table-cell office:value-type="float" office:value="2497063.7855222" calcext:value-type="float">
            <text:p>2497063.7855222</text:p>
          </table:table-cell>
        </table:table-row>
        <table:table-row table:style-name="ro1">
          <table:table-cell office:value-type="float" office:value="1655.2" calcext:value-type="float">
            <text:p>1655.2</text:p>
          </table:table-cell>
          <table:table-cell office:value-type="float" office:value="292.75457" calcext:value-type="float">
            <text:p>292.75457</text:p>
          </table:table-cell>
          <table:table-cell table:formula="of:=[.B1628]/16486.62" office:value-type="float" office:value="0.0177571006064312" calcext:value-type="float">
            <text:p>0.017757100606431</text:p>
          </table:table-cell>
          <table:table-cell office:value-type="float" office:value="2497361.7970438" calcext:value-type="float">
            <text:p>2497361.7970438</text:p>
          </table:table-cell>
        </table:table-row>
        <table:table-row table:style-name="ro1">
          <table:table-cell office:value-type="float" office:value="1656.22" calcext:value-type="float">
            <text:p>1656.22</text:p>
          </table:table-cell>
          <table:table-cell office:value-type="float" office:value="287.26489" calcext:value-type="float">
            <text:p>287.26489</text:p>
          </table:table-cell>
          <table:table-cell table:formula="of:=[.B1629]/16486.62" office:value-type="float" office:value="0.0174241227128423" calcext:value-type="float">
            <text:p>0.017424122712842</text:p>
          </table:table-cell>
          <table:table-cell office:value-type="float" office:value="2497654.2203077" calcext:value-type="float">
            <text:p>2497654.2203077</text:p>
          </table:table-cell>
        </table:table-row>
        <table:table-row table:style-name="ro1">
          <table:table-cell office:value-type="float" office:value="1657.23" calcext:value-type="float">
            <text:p>1657.23</text:p>
          </table:table-cell>
          <table:table-cell office:value-type="float" office:value="281.96112" calcext:value-type="float">
            <text:p>281.96112</text:p>
          </table:table-cell>
          <table:table-cell table:formula="of:=[.B1630]/16486.62" office:value-type="float" office:value="0.0171024212361297" calcext:value-type="float">
            <text:p>0.01710242123613</text:p>
          </table:table-cell>
          <table:table-cell office:value-type="float" office:value="2497941.2445566" calcext:value-type="float">
            <text:p>2497941.2445566</text:p>
          </table:table-cell>
        </table:table-row>
        <table:table-row table:style-name="ro1">
          <table:table-cell office:value-type="float" office:value="1658.25" calcext:value-type="float">
            <text:p>1658.25</text:p>
          </table:table-cell>
          <table:table-cell office:value-type="float" office:value="277.23277" calcext:value-type="float">
            <text:p>277.23277</text:p>
          </table:table-cell>
          <table:table-cell table:formula="of:=[.B1631]/16486.62" office:value-type="float" office:value="0.0168156220013563" calcext:value-type="float">
            <text:p>0.016815622001356</text:p>
          </table:table-cell>
          <table:table-cell office:value-type="float" office:value="2498223.4555483" calcext:value-type="float">
            <text:p>2498223.4555483</text:p>
          </table:table-cell>
        </table:table-row>
        <table:table-row table:style-name="ro1">
          <table:table-cell office:value-type="float" office:value="1659.27" calcext:value-type="float">
            <text:p>1659.27</text:p>
          </table:table-cell>
          <table:table-cell office:value-type="float" office:value="273.37869" calcext:value-type="float">
            <text:p>273.37869</text:p>
          </table:table-cell>
          <table:table-cell table:formula="of:=[.B1632]/16486.62" office:value-type="float" office:value="0.0165818518289376" calcext:value-type="float">
            <text:p>0.016581851828938</text:p>
          </table:table-cell>
          <table:table-cell office:value-type="float" office:value="2498501.7432575" calcext:value-type="float">
            <text:p>2498501.7432575</text:p>
          </table:table-cell>
        </table:table-row>
        <table:table-row table:style-name="ro1">
          <table:table-cell office:value-type="float" office:value="1660.29" calcext:value-type="float">
            <text:p>1660.29</text:p>
          </table:table-cell>
          <table:table-cell office:value-type="float" office:value="270.49989" calcext:value-type="float">
            <text:p>270.49989</text:p>
          </table:table-cell>
          <table:table-cell table:formula="of:=[.B1633]/16486.62" office:value-type="float" office:value="0.0164072375053225" calcext:value-type="float">
            <text:p>0.016407237505323</text:p>
          </table:table-cell>
          <table:table-cell office:value-type="float" office:value="2498777.1004725" calcext:value-type="float">
            <text:p>2498777.1004725</text:p>
          </table:table-cell>
        </table:table-row>
        <table:table-row table:style-name="ro1">
          <table:table-cell office:value-type="float" office:value="1661.31" calcext:value-type="float">
            <text:p>1661.31</text:p>
          </table:table-cell>
          <table:table-cell office:value-type="float" office:value="268.44375" calcext:value-type="float">
            <text:p>268.44375</text:p>
          </table:table-cell>
          <table:table-cell table:formula="of:=[.B1634]/16486.62" office:value-type="float" office:value="0.0162825218267905" calcext:value-type="float">
            <text:p>0.016282521826791</text:p>
          </table:table-cell>
          <table:table-cell office:value-type="float" office:value="2499050.3646225" calcext:value-type="float">
            <text:p>2499050.3646225</text:p>
          </table:table-cell>
        </table:table-row>
        <table:table-row table:style-name="ro1">
          <table:table-cell office:value-type="float" office:value="1662.32" calcext:value-type="float">
            <text:p>1662.32</text:p>
          </table:table-cell>
          <table:table-cell office:value-type="float" office:value="266.82266" calcext:value-type="float">
            <text:p>266.82266</text:p>
          </table:table-cell>
          <table:table-cell table:formula="of:=[.B1635]/16486.62" office:value-type="float" office:value="0.0161841942132469" calcext:value-type="float">
            <text:p>0.016184194213247</text:p>
          </table:table-cell>
          <table:table-cell office:value-type="float" office:value="2499321.9785724" calcext:value-type="float">
            <text:p>2499321.9785724</text:p>
          </table:table-cell>
        </table:table-row>
        <table:table-row table:style-name="ro1">
          <table:table-cell office:value-type="float" office:value="1663.34" calcext:value-type="float">
            <text:p>1663.34</text:p>
          </table:table-cell>
          <table:table-cell office:value-type="float" office:value="265.10684" calcext:value-type="float">
            <text:p>265.10684</text:p>
          </table:table-cell>
          <table:table-cell table:formula="of:=[.B1636]/16486.62" office:value-type="float" office:value="0.0160801207282026" calcext:value-type="float">
            <text:p>0.016080120728203</text:p>
          </table:table-cell>
          <table:table-cell office:value-type="float" office:value="2499591.8458974" calcext:value-type="float">
            <text:p>2499591.8458974</text:p>
          </table:table-cell>
        </table:table-row>
        <table:table-row table:style-name="ro1">
          <table:table-cell office:value-type="float" office:value="1664.36" calcext:value-type="float">
            <text:p>1664.36</text:p>
          </table:table-cell>
          <table:table-cell office:value-type="float" office:value="262.76759" calcext:value-type="float">
            <text:p>262.76759</text:p>
          </table:table-cell>
          <table:table-cell table:formula="of:=[.B1637]/16486.62" office:value-type="float" office:value="0.0159382329428349" calcext:value-type="float">
            <text:p>0.015938232942835</text:p>
          </table:table-cell>
          <table:table-cell office:value-type="float" office:value="2499859.3319671" calcext:value-type="float">
            <text:p>2499859.3319671</text:p>
          </table:table-cell>
        </table:table-row>
        <table:table-row table:style-name="ro1">
          <table:table-cell office:value-type="float" office:value="1665.38" calcext:value-type="float">
            <text:p>1665.38</text:p>
          </table:table-cell>
          <table:table-cell office:value-type="float" office:value="259.4311" calcext:value-type="float">
            <text:p>259.4311</text:p>
          </table:table-cell>
          <table:table-cell table:formula="of:=[.B1638]/16486.62" office:value-type="float" office:value="0.0157358573194506" calcext:value-type="float">
            <text:p>0.015735857319451</text:p>
          </table:table-cell>
          <table:table-cell office:value-type="float" office:value="2500123.4216366" calcext:value-type="float">
            <text:p>2500123.4216366</text:p>
          </table:table-cell>
        </table:table-row>
        <table:table-row table:style-name="ro1">
          <table:table-cell office:value-type="float" office:value="1666.4" calcext:value-type="float">
            <text:p>1666.4</text:p>
          </table:table-cell>
          <table:table-cell office:value-type="float" office:value="254.9993" calcext:value-type="float">
            <text:p>254.9993</text:p>
          </table:table-cell>
          <table:table-cell table:formula="of:=[.B1639]/16486.62" office:value-type="float" office:value="0.0154670453980258" calcext:value-type="float">
            <text:p>0.015467045398026</text:p>
          </table:table-cell>
          <table:table-cell office:value-type="float" office:value="2500382.9999157" calcext:value-type="float">
            <text:p>2500382.9999157</text:p>
          </table:table-cell>
        </table:table-row>
        <table:table-row table:style-name="ro1">
          <table:table-cell office:value-type="float" office:value="1667.41" calcext:value-type="float">
            <text:p>1667.41</text:p>
          </table:table-cell>
          <table:table-cell office:value-type="float" office:value="249.7027" calcext:value-type="float">
            <text:p>249.7027</text:p>
          </table:table-cell>
          <table:table-cell table:formula="of:=[.B1640]/16486.62" office:value-type="float" office:value="0.0151457788194305" calcext:value-type="float">
            <text:p>0.015145778819431</text:p>
          </table:table-cell>
          <table:table-cell office:value-type="float" office:value="2500637.1864869" calcext:value-type="float">
            <text:p>2500637.1864869</text:p>
          </table:table-cell>
        </table:table-row>
        <table:table-row table:style-name="ro1">
          <table:table-cell office:value-type="float" office:value="1668.43" calcext:value-type="float">
            <text:p>1668.43</text:p>
          </table:table-cell>
          <table:table-cell office:value-type="float" office:value="244.06852" calcext:value-type="float">
            <text:p>244.06852</text:p>
          </table:table-cell>
          <table:table-cell table:formula="of:=[.B1641]/16486.62" office:value-type="float" office:value="0.0148040362427229" calcext:value-type="float">
            <text:p>0.014804036242723</text:p>
          </table:table-cell>
          <table:table-cell office:value-type="float" office:value="2500885.6377133" calcext:value-type="float">
            <text:p>2500885.6377133</text:p>
          </table:table-cell>
        </table:table-row>
        <table:table-row table:style-name="ro1">
          <table:table-cell office:value-type="float" office:value="1669.45" calcext:value-type="float">
            <text:p>1669.45</text:p>
          </table:table-cell>
          <table:table-cell office:value-type="float" office:value="238.80862" calcext:value-type="float">
            <text:p>238.80862</text:p>
          </table:table-cell>
          <table:table-cell table:formula="of:=[.B1642]/16486.62" office:value-type="float" office:value="0.0144849957116741" calcext:value-type="float">
            <text:p>0.014484995711674</text:p>
          </table:table-cell>
          <table:table-cell office:value-type="float" office:value="2501128.7345837" calcext:value-type="float">
            <text:p>2501128.7345837</text:p>
          </table:table-cell>
        </table:table-row>
        <table:table-row table:style-name="ro1">
          <table:table-cell office:value-type="float" office:value="1670.47" calcext:value-type="float">
            <text:p>1670.47</text:p>
          </table:table-cell>
          <table:table-cell office:value-type="float" office:value="234.6519" calcext:value-type="float">
            <text:p>234.6519</text:p>
          </table:table-cell>
          <table:table-cell table:formula="of:=[.B1643]/16486.62" office:value-type="float" office:value="0.0142328688354557" calcext:value-type="float">
            <text:p>0.014232868835456</text:p>
          </table:table-cell>
          <table:table-cell office:value-type="float" office:value="2501367.6000878" calcext:value-type="float">
            <text:p>2501367.6000878</text:p>
          </table:table-cell>
        </table:table-row>
        <table:table-row table:style-name="ro1">
          <table:table-cell office:value-type="float" office:value="1671.49" calcext:value-type="float">
            <text:p>1671.49</text:p>
          </table:table-cell>
          <table:table-cell office:value-type="float" office:value="232.15979" calcext:value-type="float">
            <text:p>232.15979</text:p>
          </table:table-cell>
          <table:table-cell table:formula="of:=[.B1644]/16486.62" office:value-type="float" office:value="0.0140817092891084" calcext:value-type="float">
            <text:p>0.014081709289108</text:p>
          </table:table-cell>
          <table:table-cell office:value-type="float" office:value="2501603.9287337" calcext:value-type="float">
            <text:p>2501603.9287337</text:p>
          </table:table-cell>
        </table:table-row>
        <table:table-row table:style-name="ro1">
          <table:table-cell office:value-type="float" office:value="1672.5" calcext:value-type="float">
            <text:p>1672.5</text:p>
          </table:table-cell>
          <table:table-cell office:value-type="float" office:value="231.56879" calcext:value-type="float">
            <text:p>231.56879</text:p>
          </table:table-cell>
          <table:table-cell table:formula="of:=[.B1645]/16486.62" office:value-type="float" office:value="0.0140458620384287" calcext:value-type="float">
            <text:p>0.014045862038429</text:p>
          </table:table-cell>
          <table:table-cell office:value-type="float" office:value="2501839.6557675" calcext:value-type="float">
            <text:p>2501839.6557675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232.70028" calcext:value-type="float">
            <text:p>232.70028</text:p>
          </table:table-cell>
          <table:table-cell table:formula="of:=[.B1646]/16486.62" office:value-type="float" office:value="0.0141144928432875" calcext:value-type="float">
            <text:p>0.014114492843288</text:p>
          </table:table-cell>
          <table:table-cell office:value-type="float" office:value="2502076.5346098" calcext:value-type="float">
            <text:p>2502076.5346098</text:p>
          </table:table-cell>
        </table:table-row>
        <table:table-row table:style-name="ro1">
          <table:table-cell office:value-type="float" office:value="1674.54" calcext:value-type="float">
            <text:p>1674.54</text:p>
          </table:table-cell>
          <table:table-cell office:value-type="float" office:value="234.96502" calcext:value-type="float">
            <text:p>234.96502</text:p>
          </table:table-cell>
          <table:table-cell table:formula="of:=[.B1647]/16486.62" office:value-type="float" office:value="0.0142518612062388" calcext:value-type="float">
            <text:p>0.014251861206239</text:p>
          </table:table-cell>
          <table:table-cell office:value-type="float" office:value="2502315.7188617" calcext:value-type="float">
            <text:p>2502315.7188617</text:p>
          </table:table-cell>
        </table:table-row>
        <table:table-row table:style-name="ro1">
          <table:table-cell office:value-type="float" office:value="1675.56" calcext:value-type="float">
            <text:p>1675.56</text:p>
          </table:table-cell>
          <table:table-cell office:value-type="float" office:value="237.46932" calcext:value-type="float">
            <text:p>237.46932</text:p>
          </table:table-cell>
          <table:table-cell table:formula="of:=[.B1648]/16486.62" office:value-type="float" office:value="0.0144037601400408" calcext:value-type="float">
            <text:p>0.014403760140041</text:p>
          </table:table-cell>
          <table:table-cell office:value-type="float" office:value="2502557.4523796" calcext:value-type="float">
            <text:p>2502557.4523796</text:p>
          </table:table-cell>
        </table:table-row>
        <table:table-row table:style-name="ro1">
          <table:table-cell office:value-type="float" office:value="1676.57" calcext:value-type="float">
            <text:p>1676.57</text:p>
          </table:table-cell>
          <table:table-cell office:value-type="float" office:value="239.20546" calcext:value-type="float">
            <text:p>239.20546</text:p>
          </table:table-cell>
          <table:table-cell table:formula="of:=[.B1649]/16486.62" office:value-type="float" office:value="0.0145090661396939" calcext:value-type="float">
            <text:p>0.014509066139694</text:p>
          </table:table-cell>
          <table:table-cell office:value-type="float" office:value="2502800.9532168" calcext:value-type="float">
            <text:p>2502800.9532168</text:p>
          </table:table-cell>
        </table:table-row>
        <table:table-row table:style-name="ro1">
          <table:table-cell office:value-type="float" office:value="1677.59" calcext:value-type="float">
            <text:p>1677.59</text:p>
          </table:table-cell>
          <table:table-cell office:value-type="float" office:value="239.28578" calcext:value-type="float">
            <text:p>239.28578</text:p>
          </table:table-cell>
          <table:table-cell table:formula="of:=[.B1650]/16486.62" office:value-type="float" office:value="0.0145139379690925" calcext:value-type="float">
            <text:p>0.014513937969093</text:p>
          </table:table-cell>
          <table:table-cell office:value-type="float" office:value="2503044.5358122" calcext:value-type="float">
            <text:p>2503044.5358122</text:p>
          </table:table-cell>
        </table:table-row>
        <table:table-row table:style-name="ro1">
          <table:table-cell office:value-type="float" office:value="1678.61" calcext:value-type="float">
            <text:p>1678.61</text:p>
          </table:table-cell>
          <table:table-cell office:value-type="float" office:value="237.16379" calcext:value-type="float">
            <text:p>237.16379</text:p>
          </table:table-cell>
          <table:table-cell table:formula="of:=[.B1651]/16486.62" office:value-type="float" office:value="0.0143852281425787" calcext:value-type="float">
            <text:p>0.014385228142579</text:p>
          </table:table-cell>
          <table:table-cell office:value-type="float" office:value="2503285.9583118" calcext:value-type="float">
            <text:p>2503285.9583118</text:p>
          </table:table-cell>
        </table:table-row>
        <table:table-row table:style-name="ro1">
          <table:table-cell office:value-type="float" office:value="1679.63" calcext:value-type="float">
            <text:p>1679.63</text:p>
          </table:table-cell>
          <table:table-cell office:value-type="float" office:value="232.78355" calcext:value-type="float">
            <text:p>232.78355</text:p>
          </table:table-cell>
          <table:table-cell table:formula="of:=[.B1652]/16486.62" office:value-type="float" office:value="0.0141195436056633" calcext:value-type="float">
            <text:p>0.014119543605663</text:p>
          </table:table-cell>
          <table:table-cell office:value-type="float" office:value="2503522.9219179" calcext:value-type="float">
            <text:p>2503522.9219179</text:p>
          </table:table-cell>
        </table:table-row>
        <table:table-row table:style-name="ro1">
          <table:table-cell office:value-type="float" office:value="1680.65" calcext:value-type="float">
            <text:p>1680.65</text:p>
          </table:table-cell>
          <table:table-cell office:value-type="float" office:value="226.61217" calcext:value-type="float">
            <text:p>226.61217</text:p>
          </table:table-cell>
          <table:table-cell table:formula="of:=[.B1653]/16486.62" office:value-type="float" office:value="0.0137452170305375" calcext:value-type="float">
            <text:p>0.013745217030538</text:p>
          </table:table-cell>
          <table:table-cell office:value-type="float" office:value="2503753.6033288" calcext:value-type="float">
            <text:p>2503753.6033288</text:p>
          </table:table-cell>
        </table:table-row>
        <table:table-row table:style-name="ro1">
          <table:table-cell office:value-type="float" office:value="1681.66" calcext:value-type="float">
            <text:p>1681.66</text:p>
          </table:table-cell>
          <table:table-cell office:value-type="float" office:value="219.539" calcext:value-type="float">
            <text:p>219.539</text:p>
          </table:table-cell>
          <table:table-cell table:formula="of:=[.B1654]/16486.62" office:value-type="float" office:value="0.0133161921606733" calcext:value-type="float">
            <text:p>0.013316192160673</text:p>
          </table:table-cell>
          <table:table-cell office:value-type="float" office:value="2503977.0845559" calcext:value-type="float">
            <text:p>2503977.0845559</text:p>
          </table:table-cell>
        </table:table-row>
        <table:table-row table:style-name="ro1">
          <table:table-cell office:value-type="float" office:value="1682.68" calcext:value-type="float">
            <text:p>1682.68</text:p>
          </table:table-cell>
          <table:table-cell office:value-type="float" office:value="212.66126" calcext:value-type="float">
            <text:p>212.66126</text:p>
          </table:table-cell>
          <table:table-cell table:formula="of:=[.B1655]/16486.62" office:value-type="float" office:value="0.012899021145632" calcext:value-type="float">
            <text:p>0.012899021145632</text:p>
          </table:table-cell>
          <table:table-cell office:value-type="float" office:value="2504193.5645468" calcext:value-type="float">
            <text:p>2504193.5645468</text:p>
          </table:table-cell>
        </table:table-row>
        <table:table-row table:style-name="ro1">
          <table:table-cell office:value-type="float" office:value="1683.7" calcext:value-type="float">
            <text:p>1683.7</text:p>
          </table:table-cell>
          <table:table-cell office:value-type="float" office:value="207.00948" calcext:value-type="float">
            <text:p>207.00948</text:p>
          </table:table-cell>
          <table:table-cell table:formula="of:=[.B1656]/16486.62" office:value-type="float" office:value="0.012556211036586" calcext:value-type="float">
            <text:p>0.012556211036586</text:p>
          </table:table-cell>
          <table:table-cell office:value-type="float" office:value="2504404.2912624" calcext:value-type="float">
            <text:p>2504404.2912624</text:p>
          </table:table-cell>
        </table:table-row>
        <table:table-row table:style-name="ro1">
          <table:table-cell office:value-type="float" office:value="1684.72" calcext:value-type="float">
            <text:p>1684.72</text:p>
          </table:table-cell>
          <table:table-cell office:value-type="float" office:value="203.28563" calcext:value-type="float">
            <text:p>203.28563</text:p>
          </table:table-cell>
          <table:table-cell table:formula="of:=[.B1657]/16486.62" office:value-type="float" office:value="0.0123303399969187" calcext:value-type="float">
            <text:p>0.012330339996919</text:p>
          </table:table-cell>
          <table:table-cell office:value-type="float" office:value="2504611.2272623" calcext:value-type="float">
            <text:p>2504611.2272623</text:p>
          </table:table-cell>
        </table:table-row>
        <table:table-row table:style-name="ro1">
          <table:table-cell office:value-type="float" office:value="1685.74" calcext:value-type="float">
            <text:p>1685.74</text:p>
          </table:table-cell>
          <table:table-cell office:value-type="float" office:value="201.68624" calcext:value-type="float">
            <text:p>201.68624</text:p>
          </table:table-cell>
          <table:table-cell table:formula="of:=[.B1658]/16486.62" office:value-type="float" office:value="0.0122333286022241" calcext:value-type="float">
            <text:p>0.012233328602224</text:p>
          </table:table-cell>
          <table:table-cell office:value-type="float" office:value="2504816.5351485" calcext:value-type="float">
            <text:p>2504816.5351485</text:p>
          </table:table-cell>
        </table:table-row>
        <table:table-row table:style-name="ro1">
          <table:table-cell office:value-type="float" office:value="1686.75" calcext:value-type="float">
            <text:p>1686.75</text:p>
          </table:table-cell>
          <table:table-cell office:value-type="float" office:value="201.85939" calcext:value-type="float">
            <text:p>201.85939</text:p>
          </table:table-cell>
          <table:table-cell table:formula="of:=[.B1659]/16486.62" office:value-type="float" office:value="0.012243831058155" calcext:value-type="float">
            <text:p>0.012243831058155</text:p>
          </table:table-cell>
          <table:table-cell office:value-type="float" office:value="2505022.0192952" calcext:value-type="float">
            <text:p>2505022.0192952</text:p>
          </table:table-cell>
        </table:table-row>
        <table:table-row table:style-name="ro1">
          <table:table-cell office:value-type="float" office:value="1687.77" calcext:value-type="float">
            <text:p>1687.77</text:p>
          </table:table-cell>
          <table:table-cell office:value-type="float" office:value="203.00691" calcext:value-type="float">
            <text:p>203.00691</text:p>
          </table:table-cell>
          <table:table-cell table:formula="of:=[.B1660]/16486.62" office:value-type="float" office:value="0.0123134341666151" calcext:value-type="float">
            <text:p>0.012313434166615</text:p>
          </table:table-cell>
          <table:table-cell office:value-type="float" office:value="2505228.6715715" calcext:value-type="float">
            <text:p>2505228.6715715</text:p>
          </table:table-cell>
        </table:table-row>
        <table:table-row table:style-name="ro1">
          <table:table-cell office:value-type="float" office:value="1688.79" calcext:value-type="float">
            <text:p>1688.79</text:p>
          </table:table-cell>
          <table:table-cell office:value-type="float" office:value="204.10101" calcext:value-type="float">
            <text:p>204.10101</text:p>
          </table:table-cell>
          <table:table-cell table:formula="of:=[.B1661]/16486.62" office:value-type="float" office:value="0.0123797970718073" calcext:value-type="float">
            <text:p>0.012379797071807</text:p>
          </table:table-cell>
          <table:table-cell office:value-type="float" office:value="2505436.4375932" calcext:value-type="float">
            <text:p>2505436.4375932</text:p>
          </table:table-cell>
        </table:table-row>
        <table:table-row table:style-name="ro1">
          <table:table-cell office:value-type="float" office:value="1689.81" calcext:value-type="float">
            <text:p>1689.81</text:p>
          </table:table-cell>
          <table:table-cell office:value-type="float" office:value="204.15257" calcext:value-type="float">
            <text:p>204.15257</text:p>
          </table:table-cell>
          <table:table-cell table:formula="of:=[.B1662]/16486.62" office:value-type="float" office:value="0.0123829244563167" calcext:value-type="float">
            <text:p>0.012382924456317</text:p>
          </table:table-cell>
          <table:table-cell office:value-type="float" office:value="2505644.2560952" calcext:value-type="float">
            <text:p>2505644.2560952</text:p>
          </table:table-cell>
        </table:table-row>
        <table:table-row table:style-name="ro1">
          <table:table-cell office:value-type="float" office:value="1690.83" calcext:value-type="float">
            <text:p>1690.83</text:p>
          </table:table-cell>
          <table:table-cell office:value-type="float" office:value="202.45558" calcext:value-type="float">
            <text:p>202.45558</text:p>
          </table:table-cell>
          <table:table-cell table:formula="of:=[.B1663]/16486.62" office:value-type="float" office:value="0.012279993109564" calcext:value-type="float">
            <text:p>0.012279993109564</text:p>
          </table:table-cell>
          <table:table-cell office:value-type="float" office:value="2505850.3471414" calcext:value-type="float">
            <text:p>2505850.3471414</text:p>
          </table:table-cell>
        </table:table-row>
        <table:table-row table:style-name="ro1">
          <table:table-cell office:value-type="float" office:value="1691.84" calcext:value-type="float">
            <text:p>1691.84</text:p>
          </table:table-cell>
          <table:table-cell office:value-type="float" office:value="198.74259" calcext:value-type="float">
            <text:p>198.74259</text:p>
          </table:table-cell>
          <table:table-cell table:formula="of:=[.B1664]/16486.62" office:value-type="float" office:value="0.0120547807858736" calcext:value-type="float">
            <text:p>0.012054780785874</text:p>
          </table:table-cell>
          <table:table-cell office:value-type="float" office:value="2506052.6585196" calcext:value-type="float">
            <text:p>2506052.6585196</text:p>
          </table:table-cell>
        </table:table-row>
        <table:table-row table:style-name="ro1">
          <table:table-cell office:value-type="float" office:value="1692.86" calcext:value-type="float">
            <text:p>1692.86</text:p>
          </table:table-cell>
          <table:table-cell office:value-type="float" office:value="193.21508" calcext:value-type="float">
            <text:p>193.21508</text:p>
          </table:table-cell>
          <table:table-cell table:formula="of:=[.B1665]/16486.62" office:value-type="float" office:value="0.0117195083043098" calcext:value-type="float">
            <text:p>0.01171950830431</text:p>
          </table:table-cell>
          <table:table-cell office:value-type="float" office:value="2506249.3431376" calcext:value-type="float">
            <text:p>2506249.3431376</text:p>
          </table:table-cell>
        </table:table-row>
        <table:table-row table:style-name="ro1">
          <table:table-cell office:value-type="float" office:value="1693.88" calcext:value-type="float">
            <text:p>1693.88</text:p>
          </table:table-cell>
          <table:table-cell office:value-type="float" office:value="186.45149" calcext:value-type="float">
            <text:p>186.45149</text:p>
          </table:table-cell>
          <table:table-cell table:formula="of:=[.B1666]/16486.62" office:value-type="float" office:value="0.0113092610856561" calcext:value-type="float">
            <text:p>0.011309261085656</text:p>
          </table:table-cell>
          <table:table-cell office:value-type="float" office:value="2506439.1427128" calcext:value-type="float">
            <text:p>2506439.1427128</text:p>
          </table:table-cell>
        </table:table-row>
        <table:table-row table:style-name="ro1">
          <table:table-cell office:value-type="float" office:value="1694.9" calcext:value-type="float">
            <text:p>1694.9</text:p>
          </table:table-cell>
          <table:table-cell office:value-type="float" office:value="179.22997" calcext:value-type="float">
            <text:p>179.22997</text:p>
          </table:table-cell>
          <table:table-cell table:formula="of:=[.B1667]/16486.62" office:value-type="float" office:value="0.0108712380099742" calcext:value-type="float">
            <text:p>0.010871238009974</text:p>
          </table:table-cell>
          <table:table-cell office:value-type="float" office:value="2506621.5910905" calcext:value-type="float">
            <text:p>2506621.5910905</text:p>
          </table:table-cell>
        </table:table-row>
        <table:table-row table:style-name="ro1">
          <table:table-cell office:value-type="float" office:value="1695.92" calcext:value-type="float">
            <text:p>1695.92</text:p>
          </table:table-cell>
          <table:table-cell office:value-type="float" office:value="172.32438" calcext:value-type="float">
            <text:p>172.32438</text:p>
          </table:table-cell>
          <table:table-cell table:formula="of:=[.B1668]/16486.62" office:value-type="float" office:value="0.0104523777463179" calcext:value-type="float">
            <text:p>0.010452377746318</text:p>
          </table:table-cell>
          <table:table-cell office:value-type="float" office:value="2506797.0098712" calcext:value-type="float">
            <text:p>2506797.0098712</text:p>
          </table:table-cell>
        </table:table-row>
        <table:table-row table:style-name="ro1">
          <table:table-cell office:value-type="float" office:value="1696.93" calcext:value-type="float">
            <text:p>1696.93</text:p>
          </table:table-cell>
          <table:table-cell office:value-type="float" office:value="166.33317" calcext:value-type="float">
            <text:p>166.33317</text:p>
          </table:table-cell>
          <table:table-cell table:formula="of:=[.B1669]/16486.62" office:value-type="float" office:value="0.0100889794269535" calcext:value-type="float">
            <text:p>0.010088979426954</text:p>
          </table:table-cell>
          <table:table-cell office:value-type="float" office:value="2506966.3298592" calcext:value-type="float">
            <text:p>2506966.3298592</text:p>
          </table:table-cell>
        </table:table-row>
        <table:table-row table:style-name="ro1">
          <table:table-cell office:value-type="float" office:value="1697.95" calcext:value-type="float">
            <text:p>1697.95</text:p>
          </table:table-cell>
          <table:table-cell office:value-type="float" office:value="161.58409" calcext:value-type="float">
            <text:p>161.58409</text:p>
          </table:table-cell>
          <table:table-cell table:formula="of:=[.B1670]/16486.62" office:value-type="float" office:value="0.0098009228089202" calcext:value-type="float">
            <text:p>0.00980092280892</text:p>
          </table:table-cell>
          <table:table-cell office:value-type="float" office:value="2507130.8154903" calcext:value-type="float">
            <text:p>2507130.8154903</text:p>
          </table:table-cell>
        </table:table-row>
        <table:table-row table:style-name="ro1">
          <table:table-cell office:value-type="float" office:value="1698.97" calcext:value-type="float">
            <text:p>1698.97</text:p>
          </table:table-cell>
          <table:table-cell office:value-type="float" office:value="158.12921" calcext:value-type="float">
            <text:p>158.12921</text:p>
          </table:table-cell>
          <table:table-cell table:formula="of:=[.B1671]/16486.62" office:value-type="float" office:value="0.00959136621090314" calcext:value-type="float">
            <text:p>0.009591366210903</text:p>
          </table:table-cell>
          <table:table-cell office:value-type="float" office:value="2507291.7842054" calcext:value-type="float">
            <text:p>2507291.7842054</text:p>
          </table:table-cell>
        </table:table-row>
        <table:table-row table:style-name="ro1">
          <table:table-cell office:value-type="float" office:value="1699.99" calcext:value-type="float">
            <text:p>1699.99</text:p>
          </table:table-cell>
          <table:table-cell office:value-type="float" office:value="155.81515" calcext:value-type="float">
            <text:p>155.81515</text:p>
          </table:table-cell>
          <table:table-cell table:formula="of:=[.B1672]/16486.62" office:value-type="float" office:value="0.00945100633119463" calcext:value-type="float">
            <text:p>0.009451006331195</text:p>
          </table:table-cell>
          <table:table-cell office:value-type="float" office:value="2507450.3973052" calcext:value-type="float">
            <text:p>2507450.3973052</text:p>
          </table:table-cell>
        </table:table-row>
        <table:table-row table:style-name="ro1">
          <table:table-cell office:value-type="float" office:value="1701.01" calcext:value-type="float">
            <text:p>1701.01</text:p>
          </table:table-cell>
          <table:table-cell office:value-type="float" office:value="154.39191" calcext:value-type="float">
            <text:p>154.39191</text:p>
          </table:table-cell>
          <table:table-cell table:formula="of:=[.B1673]/16486.62" office:value-type="float" office:value="0.00936467935817044" calcext:value-type="float">
            <text:p>0.00936467935817</text:p>
          </table:table-cell>
          <table:table-cell office:value-type="float" office:value="2507607.5616026" calcext:value-type="float">
            <text:p>2507607.5616026</text:p>
          </table:table-cell>
        </table:table-row>
        <table:table-row table:style-name="ro1">
          <table:table-cell office:value-type="float" office:value="1702.02" calcext:value-type="float">
            <text:p>1702.02</text:p>
          </table:table-cell>
          <table:table-cell office:value-type="float" office:value="153.61689" calcext:value-type="float">
            <text:p>153.61689</text:p>
          </table:table-cell>
          <table:table-cell table:formula="of:=[.B1674]/16486.62" office:value-type="float" office:value="0.00931767032903045" calcext:value-type="float">
            <text:p>0.00931767032903</text:p>
          </table:table-cell>
          <table:table-cell office:value-type="float" office:value="2507763.9369659" calcext:value-type="float">
            <text:p>2507763.9369659</text:p>
          </table:table-cell>
        </table:table-row>
        <table:table-row table:style-name="ro1">
          <table:table-cell office:value-type="float" office:value="1703.04" calcext:value-type="float">
            <text:p>1703.04</text:p>
          </table:table-cell>
          <table:table-cell office:value-type="float" office:value="153.31925" calcext:value-type="float">
            <text:p>153.31925</text:p>
          </table:table-cell>
          <table:table-cell table:formula="of:=[.B1675]/16486.62" office:value-type="float" office:value="0.00929961690146313" calcext:value-type="float">
            <text:p>0.009299616901463</text:p>
          </table:table-cell>
          <table:table-cell office:value-type="float" office:value="2507920.0093475" calcext:value-type="float">
            <text:p>2507920.0093475</text:p>
          </table:table-cell>
        </table:table-row>
        <table:table-row table:style-name="ro1">
          <table:table-cell office:value-type="float" office:value="1704.06" calcext:value-type="float">
            <text:p>1704.06</text:p>
          </table:table-cell>
          <table:table-cell office:value-type="float" office:value="153.40933" calcext:value-type="float">
            <text:p>153.40933</text:p>
          </table:table-cell>
          <table:table-cell table:formula="of:=[.B1676]/16486.62" office:value-type="float" office:value="0.00930508072606756" calcext:value-type="float">
            <text:p>0.009305080726068</text:p>
          </table:table-cell>
          <table:table-cell office:value-type="float" office:value="2508076.1734269" calcext:value-type="float">
            <text:p>2508076.1734269</text:p>
          </table:table-cell>
        </table:table-row>
        <table:table-row table:style-name="ro1">
          <table:table-cell office:value-type="float" office:value="1705.08" calcext:value-type="float">
            <text:p>1705.08</text:p>
          </table:table-cell>
          <table:table-cell office:value-type="float" office:value="153.84102" calcext:value-type="float">
            <text:p>153.84102</text:p>
          </table:table-cell>
          <table:table-cell table:formula="of:=[.B1677]/16486.62" office:value-type="float" office:value="0.00933126498942779" calcext:value-type="float">
            <text:p>0.009331264989428</text:p>
          </table:table-cell>
          <table:table-cell office:value-type="float" office:value="2508232.7769458" calcext:value-type="float">
            <text:p>2508232.7769458</text:p>
          </table:table-cell>
        </table:table-row>
        <table:table-row table:style-name="ro1">
          <table:table-cell office:value-type="float" office:value="1706.1" calcext:value-type="float">
            <text:p>1706.1</text:p>
          </table:table-cell>
          <table:table-cell office:value-type="float" office:value="154.55271" calcext:value-type="float">
            <text:p>154.55271</text:p>
          </table:table-cell>
          <table:table-cell table:formula="of:=[.B1678]/16486.62" office:value-type="float" office:value="0.00937443272180714" calcext:value-type="float">
            <text:p>0.009374432721807</text:p>
          </table:table-cell>
          <table:table-cell office:value-type="float" office:value="2508390.1049321" calcext:value-type="float">
            <text:p>2508390.1049321</text:p>
          </table:table-cell>
        </table:table-row>
        <table:table-row table:style-name="ro1">
          <table:table-cell office:value-type="float" office:value="1707.11" calcext:value-type="float">
            <text:p>1707.11</text:p>
          </table:table-cell>
          <table:table-cell office:value-type="float" office:value="155.41907" calcext:value-type="float">
            <text:p>155.41907</text:p>
          </table:table-cell>
          <table:table-cell table:formula="of:=[.B1679]/16486.62" office:value-type="float" office:value="0.00942698200116216" calcext:value-type="float">
            <text:p>0.009426982001162</text:p>
          </table:table-cell>
          <table:table-cell office:value-type="float" office:value="2508548.3148352" calcext:value-type="float">
            <text:p>2508548.3148352</text:p>
          </table:table-cell>
        </table:table-row>
        <table:table-row table:style-name="ro1">
          <table:table-cell office:value-type="float" office:value="1708.13" calcext:value-type="float">
            <text:p>1708.13</text:p>
          </table:table-cell>
          <table:table-cell office:value-type="float" office:value="156.23943" calcext:value-type="float">
            <text:p>156.23943</text:p>
          </table:table-cell>
          <table:table-cell table:formula="of:=[.B1680]/16486.62" office:value-type="float" office:value="0.00947674113917832" calcext:value-type="float">
            <text:p>0.009476741139178</text:p>
          </table:table-cell>
          <table:table-cell office:value-type="float" office:value="2508707.3598297" calcext:value-type="float">
            <text:p>2508707.3598297</text:p>
          </table:table-cell>
        </table:table-row>
        <table:table-row table:style-name="ro1">
          <table:table-cell office:value-type="float" office:value="1709.15" calcext:value-type="float">
            <text:p>1709.15</text:p>
          </table:table-cell>
          <table:table-cell office:value-type="float" office:value="156.77201" calcext:value-type="float">
            <text:p>156.77201</text:p>
          </table:table-cell>
          <table:table-cell table:formula="of:=[.B1681]/16486.62" office:value-type="float" office:value="0.00950904491035761" calcext:value-type="float">
            <text:p>0.009509044910358</text:p>
          </table:table-cell>
          <table:table-cell office:value-type="float" office:value="2508866.9469731" calcext:value-type="float">
            <text:p>2508866.9469731</text:p>
          </table:table-cell>
        </table:table-row>
        <table:table-row table:style-name="ro1">
          <table:table-cell office:value-type="float" office:value="1710.17" calcext:value-type="float">
            <text:p>1710.17</text:p>
          </table:table-cell>
          <table:table-cell office:value-type="float" office:value="156.80339" calcext:value-type="float">
            <text:p>156.80339</text:p>
          </table:table-cell>
          <table:table-cell table:formula="of:=[.B1682]/16486.62" office:value-type="float" office:value="0.00951094827199268" calcext:value-type="float">
            <text:p>0.009510948271993</text:p>
          </table:table-cell>
          <table:table-cell office:value-type="float" office:value="2509026.5660605" calcext:value-type="float">
            <text:p>2509026.5660605</text:p>
          </table:table-cell>
        </table:table-row>
        <table:table-row table:style-name="ro1">
          <table:table-cell office:value-type="float" office:value="1711.19" calcext:value-type="float">
            <text:p>1711.19</text:p>
          </table:table-cell>
          <table:table-cell office:value-type="float" office:value="156.2268" calcext:value-type="float">
            <text:p>156.2268</text:p>
          </table:table-cell>
          <table:table-cell table:formula="of:=[.B1683]/16486.62" office:value-type="float" office:value="0.00947597506341506" calcext:value-type="float">
            <text:p>0.009475975063415</text:p>
          </table:table-cell>
          <table:table-cell office:value-type="float" office:value="2509185.5982037" calcext:value-type="float">
            <text:p>2509185.5982037</text:p>
          </table:table-cell>
        </table:table-row>
        <table:table-row table:style-name="ro1">
          <table:table-cell office:value-type="float" office:value="1712.2" calcext:value-type="float">
            <text:p>1712.2</text:p>
          </table:table-cell>
          <table:table-cell office:value-type="float" office:value="155.09747" calcext:value-type="float">
            <text:p>155.09747</text:p>
          </table:table-cell>
          <table:table-cell table:formula="of:=[.B1684]/16486.62" office:value-type="float" office:value="0.00940747527388877" calcext:value-type="float">
            <text:p>0.009407475273889</text:p>
          </table:table-cell>
          <table:table-cell office:value-type="float" office:value="2509343.4807396" calcext:value-type="float">
            <text:p>2509343.4807396</text:p>
          </table:table-cell>
        </table:table-row>
        <table:table-row table:style-name="ro1">
          <table:table-cell office:value-type="float" office:value="1713.22" calcext:value-type="float">
            <text:p>1713.22</text:p>
          </table:table-cell>
          <table:table-cell office:value-type="float" office:value="153.63981" calcext:value-type="float">
            <text:p>153.63981</text:p>
          </table:table-cell>
          <table:table-cell table:formula="of:=[.B1685]/16486.62" office:value-type="float" office:value="0.00931906054728016" calcext:value-type="float">
            <text:p>0.00931906054728</text:p>
          </table:table-cell>
          <table:table-cell office:value-type="float" office:value="2509499.879441" calcext:value-type="float">
            <text:p>2509499.879441</text:p>
          </table:table-cell>
        </table:table-row>
        <table:table-row table:style-name="ro1">
          <table:table-cell office:value-type="float" office:value="1714.24" calcext:value-type="float">
            <text:p>1714.24</text:p>
          </table:table-cell>
          <table:table-cell office:value-type="float" office:value="152.1976" calcext:value-type="float">
            <text:p>152.1976</text:p>
          </table:table-cell>
          <table:table-cell table:formula="of:=[.B1686]/16486.62" office:value-type="float" office:value="0.00923158294422993" calcext:value-type="float">
            <text:p>0.00923158294423</text:p>
          </table:table-cell>
          <table:table-cell office:value-type="float" office:value="2509654.8100308" calcext:value-type="float">
            <text:p>2509654.8100308</text:p>
          </table:table-cell>
        </table:table-row>
        <table:table-row table:style-name="ro1">
          <table:table-cell office:value-type="float" office:value="1715.26" calcext:value-type="float">
            <text:p>1715.26</text:p>
          </table:table-cell>
          <table:table-cell office:value-type="float" office:value="151.13845" calcext:value-type="float">
            <text:p>151.13845</text:p>
          </table:table-cell>
          <table:table-cell table:formula="of:=[.B1687]/16486.62" office:value-type="float" office:value="0.00916733993990278" calcext:value-type="float">
            <text:p>0.009167339939903</text:p>
          </table:table-cell>
          <table:table-cell office:value-type="float" office:value="2509808.6624534" calcext:value-type="float">
            <text:p>2509808.6624534</text:p>
          </table:table-cell>
        </table:table-row>
        <table:table-row table:style-name="ro1">
          <table:table-cell office:value-type="float" office:value="1716.28" calcext:value-type="float">
            <text:p>1716.28</text:p>
          </table:table-cell>
          <table:table-cell office:value-type="float" office:value="150.7404" calcext:value-type="float">
            <text:p>150.7404</text:p>
          </table:table-cell>
          <table:table-cell table:formula="of:=[.B1688]/16486.62" office:value-type="float" office:value="0.00914319611903471" calcext:value-type="float">
            <text:p>0.009143196119035</text:p>
          </table:table-cell>
          <table:table-cell office:value-type="float" office:value="2509962.1096722" calcext:value-type="float">
            <text:p>2509962.1096722</text:p>
          </table:table-cell>
        </table:table-row>
        <table:table-row table:style-name="ro1">
          <table:table-cell office:value-type="float" office:value="1717.29" calcext:value-type="float">
            <text:p>1717.29</text:p>
          </table:table-cell>
          <table:table-cell office:value-type="float" office:value="151.09565" calcext:value-type="float">
            <text:p>151.09565</text:p>
          </table:table-cell>
          <table:table-cell table:formula="of:=[.B1689]/16486.62" office:value-type="float" office:value="0.00916474389535272" calcext:value-type="float">
            <text:p>0.009164743895353</text:p>
          </table:table-cell>
          <table:table-cell office:value-type="float" office:value="2510115.9185255" calcext:value-type="float">
            <text:p>2510115.9185255</text:p>
          </table:table-cell>
        </table:table-row>
        <table:table-row table:style-name="ro1">
          <table:table-cell office:value-type="float" office:value="1718.31" calcext:value-type="float">
            <text:p>1718.31</text:p>
          </table:table-cell>
          <table:table-cell office:value-type="float" office:value="152.06249" calcext:value-type="float">
            <text:p>152.06249</text:p>
          </table:table-cell>
          <table:table-cell table:formula="of:=[.B1690]/16486.62" office:value-type="float" office:value="0.00922338781387574" calcext:value-type="float">
            <text:p>0.009223387813876</text:p>
          </table:table-cell>
          <table:table-cell office:value-type="float" office:value="2510270.7115744" calcext:value-type="float">
            <text:p>2510270.7115744</text:p>
          </table:table-cell>
        </table:table-row>
        <table:table-row table:style-name="ro1">
          <table:table-cell office:value-type="float" office:value="1719.33" calcext:value-type="float">
            <text:p>1719.33</text:p>
          </table:table-cell>
          <table:table-cell office:value-type="float" office:value="153.28183" calcext:value-type="float">
            <text:p>153.28183</text:p>
          </table:table-cell>
          <table:table-cell table:formula="of:=[.B1691]/16486.62" office:value-type="float" office:value="0.00929734718213921" calcext:value-type="float">
            <text:p>0.009297347182139</text:p>
          </table:table-cell>
          <table:table-cell office:value-type="float" office:value="2510426.7458645" calcext:value-type="float">
            <text:p>2510426.7458645</text:p>
          </table:table-cell>
        </table:table-row>
        <table:table-row table:style-name="ro1">
          <table:table-cell office:value-type="float" office:value="1720.35" calcext:value-type="float">
            <text:p>1720.35</text:p>
          </table:table-cell>
          <table:table-cell office:value-type="float" office:value="154.25617" calcext:value-type="float">
            <text:p>154.25617</text:p>
          </table:table-cell>
          <table:table-cell table:formula="of:=[.B1692]/16486.62" office:value-type="float" office:value="0.00935644601501096" calcext:value-type="float">
            <text:p>0.009356446015011</text:p>
          </table:table-cell>
          <table:table-cell office:value-type="float" office:value="2510583.7719939" calcext:value-type="float">
            <text:p>2510583.7719939</text:p>
          </table:table-cell>
        </table:table-row>
        <table:table-row table:style-name="ro1">
          <table:table-cell office:value-type="float" office:value="1721.37" calcext:value-type="float">
            <text:p>1721.37</text:p>
          </table:table-cell>
          <table:table-cell office:value-type="float" office:value="154.47025" calcext:value-type="float">
            <text:p>154.47025</text:p>
          </table:table-cell>
          <table:table-cell table:formula="of:=[.B1693]/16486.62" office:value-type="float" office:value="0.00936943109018101" calcext:value-type="float">
            <text:p>0.009369431090181</text:p>
          </table:table-cell>
          <table:table-cell office:value-type="float" office:value="2510741.016044" calcext:value-type="float">
            <text:p>2510741.016044</text:p>
          </table:table-cell>
        </table:table-row>
        <table:table-row table:style-name="ro1">
          <table:table-cell office:value-type="float" office:value="1722.38" calcext:value-type="float">
            <text:p>1722.38</text:p>
          </table:table-cell>
          <table:table-cell office:value-type="float" office:value="153.52157" calcext:value-type="float">
            <text:p>153.52157</text:p>
          </table:table-cell>
          <table:table-cell table:formula="of:=[.B1694]/16486.62" office:value-type="float" office:value="0.00931188867093437" calcext:value-type="float">
            <text:p>0.009311888670934</text:p>
          </table:table-cell>
          <table:table-cell office:value-type="float" office:value="2510897.2943749" calcext:value-type="float">
            <text:p>2510897.2943749</text:p>
          </table:table-cell>
        </table:table-row>
        <table:table-row table:style-name="ro1">
          <table:table-cell office:value-type="float" office:value="1723.4" calcext:value-type="float">
            <text:p>1723.4</text:p>
          </table:table-cell>
          <table:table-cell office:value-type="float" office:value="151.22663" calcext:value-type="float">
            <text:p>151.22663</text:p>
          </table:table-cell>
          <table:table-cell table:formula="of:=[.B1695]/16486.62" office:value-type="float" office:value="0.00917268851953888" calcext:value-type="float">
            <text:p>0.009172688519539</text:p>
          </table:table-cell>
          <table:table-cell office:value-type="float" office:value="2511051.2365595" calcext:value-type="float">
            <text:p>2511051.2365595</text:p>
          </table:table-cell>
        </table:table-row>
        <table:table-row table:style-name="ro1">
          <table:table-cell office:value-type="float" office:value="1724.42" calcext:value-type="float">
            <text:p>1724.42</text:p>
          </table:table-cell>
          <table:table-cell office:value-type="float" office:value="147.67589" calcext:value-type="float">
            <text:p>147.67589</text:p>
          </table:table-cell>
          <table:table-cell table:formula="of:=[.B1696]/16486.62" office:value-type="float" office:value="0.00895731750959263" calcext:value-type="float">
            <text:p>0.008957317509593</text:p>
          </table:table-cell>
          <table:table-cell office:value-type="float" office:value="2511201.5642469" calcext:value-type="float">
            <text:p>2511201.5642469</text:p>
          </table:table-cell>
        </table:table-row>
        <table:table-row table:style-name="ro1">
          <table:table-cell office:value-type="float" office:value="1725.44" calcext:value-type="float">
            <text:p>1725.44</text:p>
          </table:table-cell>
          <table:table-cell office:value-type="float" office:value="143.22414" calcext:value-type="float">
            <text:p>143.22414</text:p>
          </table:table-cell>
          <table:table-cell table:formula="of:=[.B1697]/16486.62" office:value-type="float" office:value="0.00868729551600025" calcext:value-type="float">
            <text:p>0.008687295516</text:p>
          </table:table-cell>
          <table:table-cell office:value-type="float" office:value="2511347.3602424" calcext:value-type="float">
            <text:p>2511347.3602424</text:p>
          </table:table-cell>
        </table:table-row>
        <table:table-row table:style-name="ro1">
          <table:table-cell office:value-type="float" office:value="1726.45" calcext:value-type="float">
            <text:p>1726.45</text:p>
          </table:table-cell>
          <table:table-cell office:value-type="float" office:value="138.41941" calcext:value-type="float">
            <text:p>138.41941</text:p>
          </table:table-cell>
          <table:table-cell table:formula="of:=[.B1698]/16486.62" office:value-type="float" office:value="0.00839586343349941" calcext:value-type="float">
            <text:p>0.008395863433499</text:p>
          </table:table-cell>
          <table:table-cell office:value-type="float" office:value="2511488.2652305" calcext:value-type="float">
            <text:p>2511488.2652305</text:p>
          </table:table-cell>
        </table:table-row>
        <table:table-row table:style-name="ro1">
          <table:table-cell office:value-type="float" office:value="1727.47" calcext:value-type="float">
            <text:p>1727.47</text:p>
          </table:table-cell>
          <table:table-cell office:value-type="float" office:value="133.88829" calcext:value-type="float">
            <text:p>133.88829</text:p>
          </table:table-cell>
          <table:table-cell table:formula="of:=[.B1699]/16486.62" office:value-type="float" office:value="0.00812102723299257" calcext:value-type="float">
            <text:p>0.008121027232993</text:p>
          </table:table-cell>
          <table:table-cell office:value-type="float" office:value="2511624.5577312" calcext:value-type="float">
            <text:p>2511624.5577312</text:p>
          </table:table-cell>
        </table:table-row>
        <table:table-row table:style-name="ro1">
          <table:table-cell office:value-type="float" office:value="1728.49" calcext:value-type="float">
            <text:p>1728.49</text:p>
          </table:table-cell>
          <table:table-cell office:value-type="float" office:value="130.20528" calcext:value-type="float">
            <text:p>130.20528</text:p>
          </table:table-cell>
          <table:table-cell table:formula="of:=[.B1700]/16486.62" office:value-type="float" office:value="0.00789763335359219" calcext:value-type="float">
            <text:p>0.007897633353592</text:p>
          </table:table-cell>
          <table:table-cell office:value-type="float" office:value="2511757.1010892" calcext:value-type="float">
            <text:p>2511757.1010892</text:p>
          </table:table-cell>
        </table:table-row>
        <table:table-row table:style-name="ro1">
          <table:table-cell office:value-type="float" office:value="1729.51" calcext:value-type="float">
            <text:p>1729.51</text:p>
          </table:table-cell>
          <table:table-cell office:value-type="float" office:value="127.77699" calcext:value-type="float">
            <text:p>127.77699</text:p>
          </table:table-cell>
          <table:table-cell table:formula="of:=[.B1701]/16486.62" office:value-type="float" office:value="0.00775034482507633" calcext:value-type="float">
            <text:p>0.007750344825076</text:p>
          </table:table-cell>
          <table:table-cell office:value-type="float" office:value="2511887.1725482" calcext:value-type="float">
            <text:p>2511887.1725482</text:p>
          </table:table-cell>
        </table:table-row>
        <table:table-row table:style-name="ro1">
          <table:table-cell office:value-type="float" office:value="1730.53" calcext:value-type="float">
            <text:p>1730.53</text:p>
          </table:table-cell>
          <table:table-cell office:value-type="float" office:value="126.76745" calcext:value-type="float">
            <text:p>126.76745</text:p>
          </table:table-cell>
          <table:table-cell table:formula="of:=[.B1702]/16486.62" office:value-type="float" office:value="0.0076891109275279" calcext:value-type="float">
            <text:p>0.007689110927528</text:p>
          </table:table-cell>
          <table:table-cell office:value-type="float" office:value="2512016.2163411" calcext:value-type="float">
            <text:p>2512016.2163411</text:p>
          </table:table-cell>
        </table:table-row>
        <table:table-row table:style-name="ro1">
          <table:table-cell office:value-type="float" office:value="1731.54" calcext:value-type="float">
            <text:p>1731.54</text:p>
          </table:table-cell>
          <table:table-cell office:value-type="float" office:value="127.08062" calcext:value-type="float">
            <text:p>127.08062</text:p>
          </table:table-cell>
          <table:table-cell table:formula="of:=[.B1703]/16486.62" office:value-type="float" office:value="0.00770810633107332" calcext:value-type="float">
            <text:p>0.007708106331073</text:p>
          </table:table-cell>
          <table:table-cell office:value-type="float" office:value="2512145.5789265" calcext:value-type="float">
            <text:p>2512145.5789265</text:p>
          </table:table-cell>
        </table:table-row>
        <table:table-row table:style-name="ro1">
          <table:table-cell office:value-type="float" office:value="1732.56" calcext:value-type="float">
            <text:p>1732.56</text:p>
          </table:table-cell>
          <table:table-cell office:value-type="float" office:value="128.40156" calcext:value-type="float">
            <text:p>128.40156</text:p>
          </table:table-cell>
          <table:table-cell table:formula="of:=[.B1704]/16486.62" office:value-type="float" office:value="0.00778822827238088" calcext:value-type="float">
            <text:p>0.007788228272381</text:p>
          </table:table-cell>
          <table:table-cell office:value-type="float" office:value="2512276.2861767" calcext:value-type="float">
            <text:p>2512276.2861767</text:p>
          </table:table-cell>
        </table:table-row>
        <table:table-row table:style-name="ro1">
          <table:table-cell office:value-type="float" office:value="1733.58" calcext:value-type="float">
            <text:p>1733.58</text:p>
          </table:table-cell>
          <table:table-cell office:value-type="float" office:value="130.28345" calcext:value-type="float">
            <text:p>130.28345</text:p>
          </table:table-cell>
          <table:table-cell table:formula="of:=[.B1705]/16486.62" office:value-type="float" office:value="0.00790237477421085" calcext:value-type="float">
            <text:p>0.007902374774211</text:p>
          </table:table-cell>
          <table:table-cell office:value-type="float" office:value="2512408.9091058" calcext:value-type="float">
            <text:p>2512408.9091058</text:p>
          </table:table-cell>
        </table:table-row>
        <table:table-row table:style-name="ro1">
          <table:table-cell office:value-type="float" office:value="1734.6" calcext:value-type="float">
            <text:p>1734.6</text:p>
          </table:table-cell>
          <table:table-cell office:value-type="float" office:value="132.25605" calcext:value-type="float">
            <text:p>132.25605</text:p>
          </table:table-cell>
          <table:table-cell table:formula="of:=[.B1706]/16486.62" office:value-type="float" office:value="0.00802202331345054" calcext:value-type="float">
            <text:p>0.008022023313451</text:p>
          </table:table-cell>
          <table:table-cell office:value-type="float" office:value="2512543.5400532" calcext:value-type="float">
            <text:p>2512543.5400532</text:p>
          </table:table-cell>
        </table:table-row>
        <table:table-row table:style-name="ro1">
          <table:table-cell office:value-type="float" office:value="1735.62" calcext:value-type="float">
            <text:p>1735.62</text:p>
          </table:table-cell>
          <table:table-cell office:value-type="float" office:value="133.92681" calcext:value-type="float">
            <text:p>133.92681</text:p>
          </table:table-cell>
          <table:table-cell table:formula="of:=[.B1707]/16486.62" office:value-type="float" office:value="0.00812336367308763" calcext:value-type="float">
            <text:p>0.008123363673088</text:p>
          </table:table-cell>
          <table:table-cell office:value-type="float" office:value="2512679.8717654" calcext:value-type="float">
            <text:p>2512679.8717654</text:p>
          </table:table-cell>
        </table:table-row>
        <table:table-row table:style-name="ro1">
          <table:table-cell office:value-type="float" office:value="1736.63" calcext:value-type="float">
            <text:p>1736.63</text:p>
          </table:table-cell>
          <table:table-cell office:value-type="float" office:value="135.04897" calcext:value-type="float">
            <text:p>135.04897</text:p>
          </table:table-cell>
          <table:table-cell table:formula="of:=[.B1708]/16486.62" office:value-type="float" office:value="0.00819142856449654" calcext:value-type="float">
            <text:p>0.008191428564497</text:p>
          </table:table-cell>
          <table:table-cell office:value-type="float" office:value="2512817.345791" calcext:value-type="float">
            <text:p>2512817.345791</text:p>
          </table:table-cell>
        </table:table-row>
        <table:table-row table:style-name="ro1">
          <table:table-cell office:value-type="float" office:value="1737.65" calcext:value-type="float">
            <text:p>1737.65</text:p>
          </table:table-cell>
          <table:table-cell office:value-type="float" office:value="135.54176" calcext:value-type="float">
            <text:p>135.54176</text:p>
          </table:table-cell>
          <table:table-cell table:formula="of:=[.B1709]/16486.62" office:value-type="float" office:value="0.00822131886341773" calcext:value-type="float">
            <text:p>0.008221318863418</text:p>
          </table:table-cell>
          <table:table-cell office:value-type="float" office:value="2512955.3214533" calcext:value-type="float">
            <text:p>2512955.3214533</text:p>
          </table:table-cell>
        </table:table-row>
        <table:table-row table:style-name="ro1">
          <table:table-cell office:value-type="float" office:value="1738.67" calcext:value-type="float">
            <text:p>1738.67</text:p>
          </table:table-cell>
          <table:table-cell office:value-type="float" office:value="135.46268" calcext:value-type="float">
            <text:p>135.46268</text:p>
          </table:table-cell>
          <table:table-cell table:formula="of:=[.B1710]/16486.62" office:value-type="float" office:value="0.00821652224652476" calcext:value-type="float">
            <text:p>0.008216522246525</text:p>
          </table:table-cell>
          <table:table-cell office:value-type="float" office:value="2513093.2166164" calcext:value-type="float">
            <text:p>2513093.2166164</text:p>
          </table:table-cell>
        </table:table-row>
        <table:table-row table:style-name="ro1">
          <table:table-cell office:value-type="float" office:value="1739.69" calcext:value-type="float">
            <text:p>1739.69</text:p>
          </table:table-cell>
          <table:table-cell office:value-type="float" office:value="134.94614" calcext:value-type="float">
            <text:p>134.94614</text:p>
          </table:table-cell>
          <table:table-cell table:formula="of:=[.B1711]/16486.62" office:value-type="float" office:value="0.00818519138549927" calcext:value-type="float">
            <text:p>0.008185191385499</text:p>
          </table:table-cell>
          <table:table-cell office:value-type="float" office:value="2513230.5859642" calcext:value-type="float">
            <text:p>2513230.5859642</text:p>
          </table:table-cell>
        </table:table-row>
        <table:table-row table:style-name="ro1">
          <table:table-cell office:value-type="float" office:value="1740.71" calcext:value-type="float">
            <text:p>1740.71</text:p>
          </table:table-cell>
          <table:table-cell office:value-type="float" office:value="134.13176" calcext:value-type="float">
            <text:p>134.13176</text:p>
          </table:table-cell>
          <table:table-cell table:formula="of:=[.B1712]/16486.62" office:value-type="float" office:value="0.00813579496585716" calcext:value-type="float">
            <text:p>0.008135794965857</text:p>
          </table:table-cell>
          <table:table-cell office:value-type="float" office:value="2513367.1263067" calcext:value-type="float">
            <text:p>2513367.1263067</text:p>
          </table:table-cell>
        </table:table-row>
        <table:table-row table:style-name="ro1">
          <table:table-cell office:value-type="float" office:value="1741.72" calcext:value-type="float">
            <text:p>1741.72</text:p>
          </table:table-cell>
          <table:table-cell office:value-type="float" office:value="133.10679" calcext:value-type="float">
            <text:p>133.10679</text:p>
          </table:table-cell>
          <table:table-cell table:formula="of:=[.B1713]/16486.62" office:value-type="float" office:value="0.00807362515785528" calcext:value-type="float">
            <text:p>0.008073625157855</text:p>
          </table:table-cell>
          <table:table-cell office:value-type="float" office:value="2513502.6232753" calcext:value-type="float">
            <text:p>2513502.6232753</text:p>
          </table:table-cell>
        </table:table-row>
        <table:table-row table:style-name="ro1">
          <table:table-cell office:value-type="float" office:value="1742.74" calcext:value-type="float">
            <text:p>1742.74</text:p>
          </table:table-cell>
          <table:table-cell office:value-type="float" office:value="131.88" calcext:value-type="float">
            <text:p>131.88</text:p>
          </table:table-cell>
          <table:table-cell table:formula="of:=[.B1714]/16486.62" office:value-type="float" office:value="0.0079992139080054" calcext:value-type="float">
            <text:p>0.007999213908005</text:p>
          </table:table-cell>
          <table:table-cell office:value-type="float" office:value="2513636.8714199" calcext:value-type="float">
            <text:p>2513636.8714199</text:p>
          </table:table-cell>
        </table:table-row>
        <table:table-row table:style-name="ro1">
          <table:table-cell office:value-type="float" office:value="1743.76" calcext:value-type="float">
            <text:p>1743.76</text:p>
          </table:table-cell>
          <table:table-cell office:value-type="float" office:value="130.39201" calcext:value-type="float">
            <text:p>130.39201</text:p>
          </table:table-cell>
          <table:table-cell table:formula="of:=[.B1715]/16486.62" office:value-type="float" office:value="0.00790895950777054" calcext:value-type="float">
            <text:p>0.007908959507771</text:p>
          </table:table-cell>
          <table:table-cell office:value-type="float" office:value="2513769.6048576" calcext:value-type="float">
            <text:p>2513769.6048576</text:p>
          </table:table-cell>
        </table:table-row>
        <table:table-row table:style-name="ro1">
          <table:table-cell office:value-type="float" office:value="1744.78" calcext:value-type="float">
            <text:p>1744.78</text:p>
          </table:table-cell>
          <table:table-cell office:value-type="float" office:value="128.55438" calcext:value-type="float">
            <text:p>128.55438</text:p>
          </table:table-cell>
          <table:table-cell table:formula="of:=[.B1716]/16486.62" office:value-type="float" office:value="0.00779749760715053" calcext:value-type="float">
            <text:p>0.007797497607151</text:p>
          </table:table-cell>
          <table:table-cell office:value-type="float" office:value="2513900.4676733" calcext:value-type="float">
            <text:p>2513900.4676733</text:p>
          </table:table-cell>
        </table:table-row>
        <table:table-row table:style-name="ro1">
          <table:table-cell office:value-type="float" office:value="1745.8" calcext:value-type="float">
            <text:p>1745.8</text:p>
          </table:table-cell>
          <table:table-cell office:value-type="float" office:value="126.30071" calcext:value-type="float">
            <text:p>126.30071</text:p>
          </table:table-cell>
          <table:table-cell table:formula="of:=[.B1717]/16486.62" office:value-type="float" office:value="0.00766080069777796" calcext:value-type="float">
            <text:p>0.007660800697778</text:p>
          </table:table-cell>
          <table:table-cell office:value-type="float" office:value="2514029.0363437" calcext:value-type="float">
            <text:p>2514029.0363437</text:p>
          </table:table-cell>
        </table:table-row>
        <table:table-row table:style-name="ro1">
          <table:table-cell office:value-type="float" office:value="1746.81" calcext:value-type="float">
            <text:p>1746.81</text:p>
          </table:table-cell>
          <table:table-cell office:value-type="float" office:value="123.63103" calcext:value-type="float">
            <text:p>123.63103</text:p>
          </table:table-cell>
          <table:table-cell table:formula="of:=[.B1718]/16486.62" office:value-type="float" office:value="0.00749887059931023" calcext:value-type="float">
            <text:p>0.00749887059931</text:p>
          </table:table-cell>
          <table:table-cell office:value-type="float" office:value="2514154.8873956" calcext:value-type="float">
            <text:p>2514154.8873956</text:p>
          </table:table-cell>
        </table:table-row>
        <table:table-row table:style-name="ro1">
          <table:table-cell office:value-type="float" office:value="1747.83" calcext:value-type="float">
            <text:p>1747.83</text:p>
          </table:table-cell>
          <table:table-cell office:value-type="float" office:value="120.63544" calcext:value-type="float">
            <text:p>120.63544</text:p>
          </table:table-cell>
          <table:table-cell table:formula="of:=[.B1719]/16486.62" office:value-type="float" office:value="0.00731717234945671" calcext:value-type="float">
            <text:p>0.007317172349457</text:p>
          </table:table-cell>
          <table:table-cell office:value-type="float" office:value="2514277.6890683" calcext:value-type="float">
            <text:p>2514277.6890683</text:p>
          </table:table-cell>
        </table:table-row>
        <table:table-row table:style-name="ro1">
          <table:table-cell office:value-type="float" office:value="1748.85" calcext:value-type="float">
            <text:p>1748.85</text:p>
          </table:table-cell>
          <table:table-cell office:value-type="float" office:value="117.49118" calcext:value-type="float">
            <text:p>117.49118</text:p>
          </table:table-cell>
          <table:table-cell table:formula="of:=[.B1720]/16486.62" office:value-type="float" office:value="0.00712645648410651" calcext:value-type="float">
            <text:p>0.007126456484107</text:p>
          </table:table-cell>
          <table:table-cell office:value-type="float" office:value="2514397.2900178" calcext:value-type="float">
            <text:p>2514397.2900178</text:p>
          </table:table-cell>
        </table:table-row>
        <table:table-row table:style-name="ro1">
          <table:table-cell office:value-type="float" office:value="1749.87" calcext:value-type="float">
            <text:p>1749.87</text:p>
          </table:table-cell>
          <table:table-cell office:value-type="float" office:value="114.43639" calcext:value-type="float">
            <text:p>114.43639</text:p>
          </table:table-cell>
          <table:table-cell table:formula="of:=[.B1721]/16486.62" office:value-type="float" office:value="0.00694116744366037" calcext:value-type="float">
            <text:p>0.00694116744366</text:p>
          </table:table-cell>
          <table:table-cell office:value-type="float" office:value="2514513.781322" calcext:value-type="float">
            <text:p>2514513.781322</text:p>
          </table:table-cell>
        </table:table-row>
        <table:table-row table:style-name="ro1">
          <table:table-cell office:value-type="float" office:value="1750.89" calcext:value-type="float">
            <text:p>1750.89</text:p>
          </table:table-cell>
          <table:table-cell office:value-type="float" office:value="111.72959" calcext:value-type="float">
            <text:p>111.72959</text:p>
          </table:table-cell>
          <table:table-cell table:formula="of:=[.B1722]/16486.62" office:value-type="float" office:value="0.00677698582244268" calcext:value-type="float">
            <text:p>0.006776985822443</text:p>
          </table:table-cell>
          <table:table-cell office:value-type="float" office:value="2514627.5172231" calcext:value-type="float">
            <text:p>2514627.5172231</text:p>
          </table:table-cell>
        </table:table-row>
        <table:table-row table:style-name="ro1">
          <table:table-cell office:value-type="float" office:value="1751.9" calcext:value-type="float">
            <text:p>1751.9</text:p>
          </table:table-cell>
          <table:table-cell office:value-type="float" office:value="109.60542" calcext:value-type="float">
            <text:p>109.60542</text:p>
          </table:table-cell>
          <table:table-cell table:formula="of:=[.B1723]/16486.62" office:value-type="float" office:value="0.00664814376749146" calcext:value-type="float">
            <text:p>0.006648143767491</text:p>
          </table:table-cell>
          <table:table-cell office:value-type="float" office:value="2514739.0908129" calcext:value-type="float">
            <text:p>2514739.0908129</text:p>
          </table:table-cell>
        </table:table-row>
        <table:table-row table:style-name="ro1">
          <table:table-cell office:value-type="float" office:value="1752.92" calcext:value-type="float">
            <text:p>1752.92</text:p>
          </table:table-cell>
          <table:table-cell office:value-type="float" office:value="108.23531" calcext:value-type="float">
            <text:p>108.23531</text:p>
          </table:table-cell>
          <table:table-cell table:formula="of:=[.B1724]/16486.62" office:value-type="float" office:value="0.00656503940771365" calcext:value-type="float">
            <text:p>0.006565039407714</text:p>
          </table:table-cell>
          <table:table-cell office:value-type="float" office:value="2514849.2696884" calcext:value-type="float">
            <text:p>2514849.2696884</text:p>
          </table:table-cell>
        </table:table-row>
        <table:table-row table:style-name="ro1">
          <table:table-cell office:value-type="float" office:value="1753.94" calcext:value-type="float">
            <text:p>1753.94</text:p>
          </table:table-cell>
          <table:table-cell office:value-type="float" office:value="107.69847" calcext:value-type="float">
            <text:p>107.69847</text:p>
          </table:table-cell>
          <table:table-cell table:formula="of:=[.B1725]/16486.62" office:value-type="float" office:value="0.00653247724518428" calcext:value-type="float">
            <text:p>0.006532477245184</text:p>
          </table:table-cell>
          <table:table-cell office:value-type="float" office:value="2514958.9020874" calcext:value-type="float">
            <text:p>2514958.9020874</text:p>
          </table:table-cell>
        </table:table-row>
        <table:table-row table:style-name="ro1">
          <table:table-cell office:value-type="float" office:value="1754.96" calcext:value-type="float">
            <text:p>1754.96</text:p>
          </table:table-cell>
          <table:table-cell office:value-type="float" office:value="107.96608" calcext:value-type="float">
            <text:p>107.96608</text:p>
          </table:table-cell>
          <table:table-cell table:formula="of:=[.B1726]/16486.62" office:value-type="float" office:value="0.0065487091956993" calcext:value-type="float">
            <text:p>0.006548709195699</text:p>
          </table:table-cell>
          <table:table-cell office:value-type="float" office:value="2515068.8069017" calcext:value-type="float">
            <text:p>2515068.8069017</text:p>
          </table:table-cell>
        </table:table-row>
        <table:table-row table:style-name="ro1">
          <table:table-cell office:value-type="float" office:value="1755.98" calcext:value-type="float">
            <text:p>1755.98</text:p>
          </table:table-cell>
          <table:table-cell office:value-type="float" office:value="108.90046" calcext:value-type="float">
            <text:p>108.90046</text:p>
          </table:table-cell>
          <table:table-cell table:formula="of:=[.B1727]/16486.62" office:value-type="float" office:value="0.00660538424492103" calcext:value-type="float">
            <text:p>0.006605384244921</text:p>
          </table:table-cell>
          <table:table-cell office:value-type="float" office:value="2515179.662874" calcext:value-type="float">
            <text:p>2515179.662874</text:p>
          </table:table-cell>
        </table:table-row>
        <table:table-row table:style-name="ro1">
          <table:table-cell office:value-type="float" office:value="1756.99" calcext:value-type="float">
            <text:p>1756.99</text:p>
          </table:table-cell>
          <table:table-cell office:value-type="float" office:value="110.27111" calcext:value-type="float">
            <text:p>110.27111</text:p>
          </table:table-cell>
          <table:table-cell table:formula="of:=[.B1728]/16486.62" office:value-type="float" office:value="0.00668852135853195" calcext:value-type="float">
            <text:p>0.006688521358532</text:p>
          </table:table-cell>
          <table:table-cell office:value-type="float" office:value="2515291.9141095" calcext:value-type="float">
            <text:p>2515291.9141095</text:p>
          </table:table-cell>
        </table:table-row>
        <table:table-row table:style-name="ro1">
          <table:table-cell office:value-type="float" office:value="1758.01" calcext:value-type="float">
            <text:p>1758.01</text:p>
          </table:table-cell>
          <table:table-cell office:value-type="float" office:value="111.78849" calcext:value-type="float">
            <text:p>111.78849</text:p>
          </table:table-cell>
          <table:table-cell table:formula="of:=[.B1729]/16486.62" office:value-type="float" office:value="0.00678055841646135" calcext:value-type="float">
            <text:p>0.006780558416461</text:p>
          </table:table-cell>
          <table:table-cell office:value-type="float" office:value="2515405.7099695" calcext:value-type="float">
            <text:p>2515405.7099695</text:p>
          </table:table-cell>
        </table:table-row>
        <table:table-row table:style-name="ro1">
          <table:table-cell office:value-type="float" office:value="1759.03" calcext:value-type="float">
            <text:p>1759.03</text:p>
          </table:table-cell>
          <table:table-cell office:value-type="float" office:value="113.15342" calcext:value-type="float">
            <text:p>113.15342</text:p>
          </table:table-cell>
          <table:table-cell table:formula="of:=[.B1730]/16486.62" office:value-type="float" office:value="0.0068633485820623" calcext:value-type="float">
            <text:p>0.006863348582062</text:p>
          </table:table-cell>
          <table:table-cell office:value-type="float" office:value="2515520.8952637" calcext:value-type="float">
            <text:p>2515520.8952637</text:p>
          </table:table-cell>
        </table:table-row>
        <table:table-row table:style-name="ro1">
          <table:table-cell office:value-type="float" office:value="1760.05" calcext:value-type="float">
            <text:p>1760.05</text:p>
          </table:table-cell>
          <table:table-cell office:value-type="float" office:value="114.11487" calcext:value-type="float">
            <text:p>114.11487</text:p>
          </table:table-cell>
          <table:table-cell table:formula="of:=[.B1731]/16486.62" office:value-type="float" office:value="0.00692166556880671" calcext:value-type="float">
            <text:p>0.006921665568807</text:p>
          </table:table-cell>
          <table:table-cell office:value-type="float" office:value="2515637.0592753" calcext:value-type="float">
            <text:p>2515637.0592753</text:p>
          </table:table-cell>
        </table:table-row>
        <table:table-row table:style-name="ro1">
          <table:table-cell office:value-type="float" office:value="1761.07" calcext:value-type="float">
            <text:p>1761.07</text:p>
          </table:table-cell>
          <table:table-cell office:value-type="float" office:value="114.5235" calcext:value-type="float">
            <text:p>114.5235</text:p>
          </table:table-cell>
          <table:table-cell table:formula="of:=[.B1732]/16486.62" office:value-type="float" office:value="0.00694645112218272" calcext:value-type="float">
            <text:p>0.006946451122183</text:p>
          </table:table-cell>
          <table:table-cell office:value-type="float" office:value="2515753.6392539" calcext:value-type="float">
            <text:p>2515753.6392539</text:p>
          </table:table-cell>
        </table:table-row>
        <table:table-row table:style-name="ro1">
          <table:table-cell office:value-type="float" office:value="1762.08" calcext:value-type="float">
            <text:p>1762.08</text:p>
          </table:table-cell>
          <table:table-cell office:value-type="float" office:value="114.36539" calcext:value-type="float">
            <text:p>114.36539</text:p>
          </table:table-cell>
          <table:table-cell table:formula="of:=[.B1733]/16486.62" office:value-type="float" office:value="0.0069368609211591" calcext:value-type="float">
            <text:p>0.006936860921159</text:p>
          </table:table-cell>
          <table:table-cell office:value-type="float" office:value="2515870.0582821" calcext:value-type="float">
            <text:p>2515870.0582821</text:p>
          </table:table-cell>
        </table:table-row>
        <table:table-row table:style-name="ro1">
          <table:table-cell office:value-type="float" office:value="1763.1" calcext:value-type="float">
            <text:p>1763.1</text:p>
          </table:table-cell>
          <table:table-cell office:value-type="float" office:value="113.763" calcext:value-type="float">
            <text:p>113.763</text:p>
          </table:table-cell>
          <table:table-cell table:formula="of:=[.B1734]/16486.62" office:value-type="float" office:value="0.00690032280722186" calcext:value-type="float">
            <text:p>0.006900322807222</text:p>
          </table:table-cell>
          <table:table-cell office:value-type="float" office:value="2515985.8641103" calcext:value-type="float">
            <text:p>2515985.8641103</text:p>
          </table:table-cell>
        </table:table-row>
        <table:table-row table:style-name="ro1">
          <table:table-cell office:value-type="float" office:value="1764.12" calcext:value-type="float">
            <text:p>1764.12</text:p>
          </table:table-cell>
          <table:table-cell office:value-type="float" office:value="112.93841" calcext:value-type="float">
            <text:p>112.93841</text:p>
          </table:table-cell>
          <table:table-cell table:formula="of:=[.B1735]/16486.62" office:value-type="float" office:value="0.00685030709751301" calcext:value-type="float">
            <text:p>0.006850307097513</text:p>
          </table:table-cell>
          <table:table-cell office:value-type="float" office:value="2516100.8305332" calcext:value-type="float">
            <text:p>2516100.8305332</text:p>
          </table:table-cell>
        </table:table-row>
        <table:table-row table:style-name="ro1">
          <table:table-cell office:value-type="float" office:value="1765.14" calcext:value-type="float">
            <text:p>1765.14</text:p>
          </table:table-cell>
          <table:table-cell office:value-type="float" office:value="112.14566" calcext:value-type="float">
            <text:p>112.14566</text:p>
          </table:table-cell>
          <table:table-cell table:formula="of:=[.B1736]/16486.62" office:value-type="float" office:value="0.00680222265085263" calcext:value-type="float">
            <text:p>0.006802222650853</text:p>
          </table:table-cell>
          <table:table-cell office:value-type="float" office:value="2516214.9899735" calcext:value-type="float">
            <text:p>2516214.9899735</text:p>
          </table:table-cell>
        </table:table-row>
        <table:table-row table:style-name="ro1">
          <table:table-cell office:value-type="float" office:value="1766.16" calcext:value-type="float">
            <text:p>1766.16</text:p>
          </table:table-cell>
          <table:table-cell office:value-type="float" office:value="111.59092" calcext:value-type="float">
            <text:p>111.59092</text:p>
          </table:table-cell>
          <table:table-cell table:formula="of:=[.B1737]/16486.62" office:value-type="float" office:value="0.00676857475941096" calcext:value-type="float">
            <text:p>0.006768574759411</text:p>
          </table:table-cell>
          <table:table-cell office:value-type="float" office:value="2516328.5847142" calcext:value-type="float">
            <text:p>2516328.5847142</text:p>
          </table:table-cell>
        </table:table-row>
        <table:table-row table:style-name="ro1">
          <table:table-cell office:value-type="float" office:value="1767.17" calcext:value-type="float">
            <text:p>1767.17</text:p>
          </table:table-cell>
          <table:table-cell office:value-type="float" office:value="111.36497" calcext:value-type="float">
            <text:p>111.36497</text:p>
          </table:table-cell>
          <table:table-cell table:formula="of:=[.B1738]/16486.62" office:value-type="float" office:value="0.006754869706465" calcext:value-type="float">
            <text:p>0.006754869706465</text:p>
          </table:table-cell>
          <table:table-cell office:value-type="float" office:value="2516441.9494497" calcext:value-type="float">
            <text:p>2516441.9494497</text:p>
          </table:table-cell>
        </table:table-row>
        <table:table-row table:style-name="ro1">
          <table:table-cell office:value-type="float" office:value="1768.19" calcext:value-type="float">
            <text:p>1768.19</text:p>
          </table:table-cell>
          <table:table-cell office:value-type="float" office:value="111.41097" calcext:value-type="float">
            <text:p>111.41097</text:p>
          </table:table-cell>
          <table:table-cell table:formula="of:=[.B1739]/16486.62" office:value-type="float" office:value="0.00675765984780386" calcext:value-type="float">
            <text:p>0.006757659847804</text:p>
          </table:table-cell>
          <table:table-cell office:value-type="float" office:value="2516555.3610083" calcext:value-type="float">
            <text:p>2516555.3610083</text:p>
          </table:table-cell>
        </table:table-row>
        <table:table-row table:style-name="ro1">
          <table:table-cell office:value-type="float" office:value="1769.21" calcext:value-type="float">
            <text:p>1769.21</text:p>
          </table:table-cell>
          <table:table-cell office:value-type="float" office:value="111.53969" calcext:value-type="float">
            <text:p>111.53969</text:p>
          </table:table-cell>
          <table:table-cell table:formula="of:=[.B1740]/16486.62" office:value-type="float" office:value="0.00676546739113293" calcext:value-type="float">
            <text:p>0.006765467391133</text:p>
          </table:table-cell>
          <table:table-cell office:value-type="float" office:value="2516668.9036024" calcext:value-type="float">
            <text:p>2516668.9036024</text:p>
          </table:table-cell>
        </table:table-row>
        <table:table-row table:style-name="ro1">
          <table:table-cell office:value-type="float" office:value="1770.23" calcext:value-type="float">
            <text:p>1770.23</text:p>
          </table:table-cell>
          <table:table-cell office:value-type="float" office:value="111.48889" calcext:value-type="float">
            <text:p>111.48889</text:p>
          </table:table-cell>
          <table:table-cell table:formula="of:=[.B1741]/16486.62" office:value-type="float" office:value="0.00676238610461089" calcext:value-type="float">
            <text:p>0.006762386104611</text:p>
          </table:table-cell>
          <table:table-cell office:value-type="float" office:value="2516782.3944801" calcext:value-type="float">
            <text:p>2516782.3944801</text:p>
          </table:table-cell>
        </table:table-row>
        <table:table-row table:style-name="ro1">
          <table:table-cell office:value-type="float" office:value="1771.24" calcext:value-type="float">
            <text:p>1771.24</text:p>
          </table:table-cell>
          <table:table-cell office:value-type="float" office:value="111.00794" calcext:value-type="float">
            <text:p>111.00794</text:p>
          </table:table-cell>
          <table:table-cell table:formula="of:=[.B1742]/16486.62" office:value-type="float" office:value="0.00673321396380823" calcext:value-type="float">
            <text:p>0.006733213963808</text:p>
          </table:table-cell>
          <table:table-cell office:value-type="float" office:value="2516895.3957719" calcext:value-type="float">
            <text:p>2516895.3957719</text:p>
          </table:table-cell>
        </table:table-row>
        <table:table-row table:style-name="ro1">
          <table:table-cell office:value-type="float" office:value="1772.26" calcext:value-type="float">
            <text:p>1772.26</text:p>
          </table:table-cell>
          <table:table-cell office:value-type="float" office:value="109.93992" calcext:value-type="float">
            <text:p>109.93992</text:p>
          </table:table-cell>
          <table:table-cell table:formula="of:=[.B1743]/16486.62" office:value-type="float" office:value="0.00666843294744466" calcext:value-type="float">
            <text:p>0.006668432947445</text:p>
          </table:table-cell>
          <table:table-cell office:value-type="float" office:value="2517007.309868" calcext:value-type="float">
            <text:p>2517007.309868</text:p>
          </table:table-cell>
        </table:table-row>
        <table:table-row table:style-name="ro1">
          <table:table-cell office:value-type="float" office:value="1773.28" calcext:value-type="float">
            <text:p>1773.28</text:p>
          </table:table-cell>
          <table:table-cell office:value-type="float" office:value="108.27362" calcext:value-type="float">
            <text:p>108.27362</text:p>
          </table:table-cell>
          <table:table-cell table:formula="of:=[.B1744]/16486.62" office:value-type="float" office:value="0.00656736311020694" calcext:value-type="float">
            <text:p>0.006567363110207</text:p>
          </table:table-cell>
          <table:table-cell office:value-type="float" office:value="2517117.5277416" calcext:value-type="float">
            <text:p>2517117.5277416</text:p>
          </table:table-cell>
        </table:table-row>
        <table:table-row table:style-name="ro1">
          <table:table-cell office:value-type="float" office:value="1774.3" calcext:value-type="float">
            <text:p>1774.3</text:p>
          </table:table-cell>
          <table:table-cell office:value-type="float" office:value="106.14832" calcext:value-type="float">
            <text:p>106.14832</text:p>
          </table:table-cell>
          <table:table-cell table:formula="of:=[.B1745]/16486.62" office:value-type="float" office:value="0.00643845251482718" calcext:value-type="float">
            <text:p>0.006438452514827</text:p>
          </table:table-cell>
          <table:table-cell office:value-type="float" office:value="2517225.5821461" calcext:value-type="float">
            <text:p>2517225.5821461</text:p>
          </table:table-cell>
        </table:table-row>
        <table:table-row table:style-name="ro1">
          <table:table-cell office:value-type="float" office:value="1775.32" calcext:value-type="float">
            <text:p>1775.32</text:p>
          </table:table-cell>
          <table:table-cell office:value-type="float" office:value="103.81051" calcext:value-type="float">
            <text:p>103.81051</text:p>
          </table:table-cell>
          <table:table-cell table:formula="of:=[.B1746]/16486.62" office:value-type="float" office:value="0.00629665207301436" calcext:value-type="float">
            <text:p>0.006296652073014</text:p>
          </table:table-cell>
          <table:table-cell office:value-type="float" office:value="2517331.2567666" calcext:value-type="float">
            <text:p>2517331.2567666</text:p>
          </table:table-cell>
        </table:table-row>
        <table:table-row table:style-name="ro1">
          <table:table-cell office:value-type="float" office:value="1776.33" calcext:value-type="float">
            <text:p>1776.33</text:p>
          </table:table-cell>
          <table:table-cell office:value-type="float" office:value="101.53826" calcext:value-type="float">
            <text:p>101.53826</text:p>
          </table:table-cell>
          <table:table-cell table:formula="of:=[.B1747]/16486.62" office:value-type="float" office:value="0.00615882818916188" calcext:value-type="float">
            <text:p>0.006158828189162</text:p>
          </table:table-cell>
          <table:table-cell office:value-type="float" office:value="2517434.6183303" calcext:value-type="float">
            <text:p>2517434.6183303</text:p>
          </table:table-cell>
        </table:table-row>
        <table:table-row table:style-name="ro1">
          <table:table-cell office:value-type="float" office:value="1777.35" calcext:value-type="float">
            <text:p>1777.35</text:p>
          </table:table-cell>
          <table:table-cell office:value-type="float" office:value="99.559369" calcext:value-type="float">
            <text:p>99.559369</text:p>
          </table:table-cell>
          <table:table-cell table:formula="of:=[.B1748]/16486.62" office:value-type="float" office:value="0.00603879806776647" calcext:value-type="float">
            <text:p>0.006038798067766</text:p>
          </table:table-cell>
          <table:table-cell office:value-type="float" office:value="2517535.9654715" calcext:value-type="float">
            <text:p>2517535.9654715</text:p>
          </table:table-cell>
        </table:table-row>
        <table:table-row table:style-name="ro1">
          <table:table-cell office:value-type="float" office:value="1778.37" calcext:value-type="float">
            <text:p>1778.37</text:p>
          </table:table-cell>
          <table:table-cell office:value-type="float" office:value="97.991046" calcext:value-type="float">
            <text:p>97.991046</text:p>
          </table:table-cell>
          <table:table-cell table:formula="of:=[.B1749]/16486.62" office:value-type="float" office:value="0.00594367104961478" calcext:value-type="float">
            <text:p>0.005943671049615</text:p>
          </table:table-cell>
          <table:table-cell office:value-type="float" office:value="2517635.7161279" calcext:value-type="float">
            <text:p>2517635.7161279</text:p>
          </table:table-cell>
        </table:table-row>
        <table:table-row table:style-name="ro1">
          <table:table-cell office:value-type="float" office:value="1779.39" calcext:value-type="float">
            <text:p>1779.39</text:p>
          </table:table-cell>
          <table:table-cell office:value-type="float" office:value="96.819852" calcext:value-type="float">
            <text:p>96.819852</text:p>
          </table:table-cell>
          <table:table-cell table:formula="of:=[.B1750]/16486.62" office:value-type="float" office:value="0.00587263198884914" calcext:value-type="float">
            <text:p>0.005872631988849</text:p>
          </table:table-cell>
          <table:table-cell office:value-type="float" office:value="2517734.2745594" calcext:value-type="float">
            <text:p>2517734.2745594</text:p>
          </table:table-cell>
        </table:table-row>
        <table:table-row table:style-name="ro1">
          <table:table-cell office:value-type="float" office:value="1780.41" calcext:value-type="float">
            <text:p>1780.41</text:p>
          </table:table-cell>
          <table:table-cell office:value-type="float" office:value="95.926211" calcext:value-type="float">
            <text:p>95.926211</text:p>
          </table:table-cell>
          <table:table-cell table:formula="of:=[.B1751]/16486.62" office:value-type="float" office:value="0.00581842797371444" calcext:value-type="float">
            <text:p>0.005818427973714</text:p>
          </table:table-cell>
          <table:table-cell office:value-type="float" office:value="2517831.9233029" calcext:value-type="float">
            <text:p>2517831.9233029</text:p>
          </table:table-cell>
        </table:table-row>
        <table:table-row table:style-name="ro1">
          <table:table-cell office:value-type="float" office:value="1781.42" calcext:value-type="float">
            <text:p>1781.42</text:p>
          </table:table-cell>
          <table:table-cell office:value-type="float" office:value="95.141955" calcext:value-type="float">
            <text:p>95.141955</text:p>
          </table:table-cell>
          <table:table-cell table:formula="of:=[.B1752]/16486.62" office:value-type="float" office:value="0.0057708587327178" calcext:value-type="float">
            <text:p>0.005770858732718</text:p>
          </table:table-cell>
          <table:table-cell office:value-type="float" office:value="2517928.7737077" calcext:value-type="float">
            <text:p>2517928.7737077</text:p>
          </table:table-cell>
        </table:table-row>
        <table:table-row table:style-name="ro1">
          <table:table-cell office:value-type="float" office:value="1782.44" calcext:value-type="float">
            <text:p>1782.44</text:p>
          </table:table-cell>
          <table:table-cell office:value-type="float" office:value="94.318629" calcext:value-type="float">
            <text:p>94.318629</text:p>
          </table:table-cell>
          <table:table-cell table:formula="of:=[.B1753]/16486.62" office:value-type="float" office:value="0.00572091969124053" calcext:value-type="float">
            <text:p>0.005720919691241</text:p>
          </table:table-cell>
          <table:table-cell office:value-type="float" office:value="2518024.7860024" calcext:value-type="float">
            <text:p>2518024.7860024</text:p>
          </table:table-cell>
        </table:table-row>
        <table:table-row table:style-name="ro1">
          <table:table-cell office:value-type="float" office:value="1783.46" calcext:value-type="float">
            <text:p>1783.46</text:p>
          </table:table-cell>
          <table:table-cell office:value-type="float" office:value="93.381852" calcext:value-type="float">
            <text:p>93.381852</text:p>
          </table:table-cell>
          <table:table-cell table:formula="of:=[.B1754]/16486.62" office:value-type="float" office:value="0.00566409925139295" calcext:value-type="float">
            <text:p>0.005664099251393</text:p>
          </table:table-cell>
          <table:table-cell office:value-type="float" office:value="2518119.8446985" calcext:value-type="float">
            <text:p>2518119.8446985</text:p>
          </table:table-cell>
        </table:table-row>
        <table:table-row table:style-name="ro1">
          <table:table-cell office:value-type="float" office:value="1784.48" calcext:value-type="float">
            <text:p>1784.48</text:p>
          </table:table-cell>
          <table:table-cell office:value-type="float" office:value="92.353485" calcext:value-type="float">
            <text:p>92.353485</text:p>
          </table:table-cell>
          <table:table-cell table:formula="of:=[.B1755]/16486.62" office:value-type="float" office:value="0.00560172339751872" calcext:value-type="float">
            <text:p>0.005601723397519</text:p>
          </table:table-cell>
          <table:table-cell office:value-type="float" office:value="2518213.8565614" calcext:value-type="float">
            <text:p>2518213.8565614</text:p>
          </table:table-cell>
        </table:table-row>
        <table:table-row table:style-name="ro1">
          <table:table-cell office:value-type="float" office:value="1785.5" calcext:value-type="float">
            <text:p>1785.5</text:p>
          </table:table-cell>
          <table:table-cell office:value-type="float" office:value="91.335946" calcext:value-type="float">
            <text:p>91.335946</text:p>
          </table:table-cell>
          <table:table-cell table:formula="of:=[.B1756]/16486.62" office:value-type="float" office:value="0.00554000431865355" calcext:value-type="float">
            <text:p>0.005540004318654</text:p>
          </table:table-cell>
          <table:table-cell office:value-type="float" office:value="2518306.8326129" calcext:value-type="float">
            <text:p>2518306.8326129</text:p>
          </table:table-cell>
        </table:table-row>
        <table:table-row table:style-name="ro1">
          <table:table-cell office:value-type="float" office:value="1786.51" calcext:value-type="float">
            <text:p>1786.51</text:p>
          </table:table-cell>
          <table:table-cell office:value-type="float" office:value="90.466922" calcext:value-type="float">
            <text:p>90.466922</text:p>
          </table:table-cell>
          <table:table-cell table:formula="of:=[.B1757]/16486.62" office:value-type="float" office:value="0.00548729345372187" calcext:value-type="float">
            <text:p>0.005487293453722</text:p>
          </table:table-cell>
          <table:table-cell office:value-type="float" office:value="2518398.9240353" calcext:value-type="float">
            <text:p>2518398.9240353</text:p>
          </table:table-cell>
        </table:table-row>
        <table:table-row table:style-name="ro1">
          <table:table-cell office:value-type="float" office:value="1787.53" calcext:value-type="float">
            <text:p>1787.53</text:p>
          </table:table-cell>
          <table:table-cell office:value-type="float" office:value="89.862982" calcext:value-type="float">
            <text:p>89.862982</text:p>
          </table:table-cell>
          <table:table-cell table:formula="of:=[.B1758]/16486.62" office:value-type="float" office:value="0.00545066132415256" calcext:value-type="float">
            <text:p>0.005450661324153</text:p>
          </table:table-cell>
          <table:table-cell office:value-type="float" office:value="2518490.400673" calcext:value-type="float">
            <text:p>2518490.400673</text:p>
          </table:table-cell>
        </table:table-row>
        <table:table-row table:style-name="ro1">
          <table:table-cell office:value-type="float" office:value="1788.55" calcext:value-type="float">
            <text:p>1788.55</text:p>
          </table:table-cell>
          <table:table-cell office:value-type="float" office:value="89.573632" calcext:value-type="float">
            <text:p>89.573632</text:p>
          </table:table-cell>
          <table:table-cell table:formula="of:=[.B1759]/16486.62" office:value-type="float" office:value="0.00543311072857869" calcext:value-type="float">
            <text:p>0.005433110728579</text:p>
          </table:table-cell>
          <table:table-cell office:value-type="float" office:value="2518581.5827652" calcext:value-type="float">
            <text:p>2518581.5827652</text:p>
          </table:table-cell>
        </table:table-row>
        <table:table-row table:style-name="ro1">
          <table:table-cell office:value-type="float" office:value="1789.57" calcext:value-type="float">
            <text:p>1789.57</text:p>
          </table:table-cell>
          <table:table-cell office:value-type="float" office:value="89.562504" calcext:value-type="float">
            <text:p>89.562504</text:p>
          </table:table-cell>
          <table:table-cell table:formula="of:=[.B1760]/16486.62" office:value-type="float" office:value="0.00543243575699567" calcext:value-type="float">
            <text:p>0.005432435756996</text:p>
          </table:table-cell>
          <table:table-cell office:value-type="float" office:value="2518672.7535293" calcext:value-type="float">
            <text:p>2518672.7535293</text:p>
          </table:table-cell>
        </table:table-row>
        <table:table-row table:style-name="ro1">
          <table:table-cell office:value-type="float" office:value="1790.59" calcext:value-type="float">
            <text:p>1790.59</text:p>
          </table:table-cell>
          <table:table-cell office:value-type="float" office:value="89.721663" calcext:value-type="float">
            <text:p>89.721663</text:p>
          </table:table-cell>
          <table:table-cell table:formula="of:=[.B1761]/16486.62" office:value-type="float" office:value="0.00544208958537287" calcext:value-type="float">
            <text:p>0.005442089585373</text:p>
          </table:table-cell>
          <table:table-cell office:value-type="float" office:value="2518764.0863108" calcext:value-type="float">
            <text:p>2518764.0863108</text:p>
          </table:table-cell>
        </table:table-row>
        <table:table-row table:style-name="ro1">
          <table:table-cell office:value-type="float" office:value="1791.6" calcext:value-type="float">
            <text:p>1791.6</text:p>
          </table:table-cell>
          <table:table-cell office:value-type="float" office:value="89.912599" calcext:value-type="float">
            <text:p>89.912599</text:p>
          </table:table-cell>
          <table:table-cell table:formula="of:=[.B1762]/16486.62" office:value-type="float" office:value="0.00545367085551799" calcext:value-type="float">
            <text:p>0.005453670855518</text:p>
          </table:table-cell>
          <table:table-cell office:value-type="float" office:value="2518855.6134566" calcext:value-type="float">
            <text:p>2518855.6134566</text:p>
          </table:table-cell>
        </table:table-row>
        <table:table-row table:style-name="ro1">
          <table:table-cell office:value-type="float" office:value="1792.62" calcext:value-type="float">
            <text:p>1792.62</text:p>
          </table:table-cell>
          <table:table-cell office:value-type="float" office:value="90.017828" calcext:value-type="float">
            <text:p>90.017828</text:p>
          </table:table-cell>
          <table:table-cell table:formula="of:=[.B1763]/16486.62" office:value-type="float" office:value="0.00546005354645161" calcext:value-type="float">
            <text:p>0.005460053546452</text:p>
          </table:table-cell>
          <table:table-cell office:value-type="float" office:value="2518947.2477213" calcext:value-type="float">
            <text:p>2518947.2477213</text:p>
          </table:table-cell>
        </table:table-row>
        <table:table-row table:style-name="ro1">
          <table:table-cell office:value-type="float" office:value="1793.64" calcext:value-type="float">
            <text:p>1793.64</text:p>
          </table:table-cell>
          <table:table-cell office:value-type="float" office:value="89.983603" calcext:value-type="float">
            <text:p>89.983603</text:p>
          </table:table-cell>
          <table:table-cell table:formula="of:=[.B1764]/16486.62" office:value-type="float" office:value="0.00545797762064025" calcext:value-type="float">
            <text:p>0.00545797762064</text:p>
          </table:table-cell>
          <table:table-cell office:value-type="float" office:value="2519038.8471466" calcext:value-type="float">
            <text:p>2519038.8471466</text:p>
          </table:table-cell>
        </table:table-row>
        <table:table-row table:style-name="ro1">
          <table:table-cell office:value-type="float" office:value="1794.66" calcext:value-type="float">
            <text:p>1794.66</text:p>
          </table:table-cell>
          <table:table-cell office:value-type="float" office:value="89.837928" calcext:value-type="float">
            <text:p>89.837928</text:p>
          </table:table-cell>
          <table:table-cell table:formula="of:=[.B1765]/16486.62" office:value-type="float" office:value="0.00544914166760682" calcext:value-type="float">
            <text:p>0.005449141667607</text:p>
          </table:table-cell>
          <table:table-cell office:value-type="float" office:value="2519130.298281" calcext:value-type="float">
            <text:p>2519130.298281</text:p>
          </table:table-cell>
        </table:table-row>
        <table:table-row table:style-name="ro1">
          <table:table-cell office:value-type="float" office:value="1795.68" calcext:value-type="float">
            <text:p>1795.68</text:p>
          </table:table-cell>
          <table:table-cell office:value-type="float" office:value="89.677401" calcext:value-type="float">
            <text:p>89.677401</text:p>
          </table:table-cell>
          <table:table-cell table:formula="of:=[.B1766]/16486.62" office:value-type="float" office:value="0.00543940486285242" calcext:value-type="float">
            <text:p>0.005439404862852</text:p>
          </table:table-cell>
          <table:table-cell office:value-type="float" office:value="2519221.5860052" calcext:value-type="float">
            <text:p>2519221.5860052</text:p>
          </table:table-cell>
        </table:table-row>
        <table:table-row table:style-name="ro1">
          <table:table-cell office:value-type="float" office:value="1796.69" calcext:value-type="float">
            <text:p>1796.69</text:p>
          </table:table-cell>
          <table:table-cell office:value-type="float" office:value="89.627752" calcext:value-type="float">
            <text:p>89.627752</text:p>
          </table:table-cell>
          <table:table-cell table:formula="of:=[.B1767]/16486.62" office:value-type="float" office:value="0.0054363933905191" calcext:value-type="float">
            <text:p>0.005436393390519</text:p>
          </table:table-cell>
          <table:table-cell office:value-type="float" office:value="2519312.8231897" calcext:value-type="float">
            <text:p>2519312.8231897</text:p>
          </table:table-cell>
        </table:table-row>
        <table:table-row table:style-name="ro1">
          <table:table-cell office:value-type="float" office:value="1797.71" calcext:value-type="float">
            <text:p>1797.71</text:p>
          </table:table-cell>
          <table:table-cell office:value-type="float" office:value="89.792233" calcext:value-type="float">
            <text:p>89.792233</text:p>
          </table:table-cell>
          <table:table-cell table:formula="of:=[.B1768]/16486.62" office:value-type="float" office:value="0.00544637002611815" calcext:value-type="float">
            <text:p>0.005446370026118</text:p>
          </table:table-cell>
          <table:table-cell office:value-type="float" office:value="2519404.2278077" calcext:value-type="float">
            <text:p>2519404.2278077</text:p>
          </table:table-cell>
        </table:table-row>
        <table:table-row table:style-name="ro1">
          <table:table-cell office:value-type="float" office:value="1798.73" calcext:value-type="float">
            <text:p>1798.73</text:p>
          </table:table-cell>
          <table:table-cell office:value-type="float" office:value="90.205984" calcext:value-type="float">
            <text:p>90.205984</text:p>
          </table:table-cell>
          <table:table-cell table:formula="of:=[.B1769]/16486.62" office:value-type="float" office:value="0.00547146619501147" calcext:value-type="float">
            <text:p>0.005471466195011</text:p>
          </table:table-cell>
          <table:table-cell office:value-type="float" office:value="2519496.0536071" calcext:value-type="float">
            <text:p>2519496.0536071</text:p>
          </table:table-cell>
        </table:table-row>
        <table:table-row table:style-name="ro1">
          <table:table-cell office:value-type="float" office:value="1799.75" calcext:value-type="float">
            <text:p>1799.75</text:p>
          </table:table-cell>
          <table:table-cell office:value-type="float" office:value="90.81213" calcext:value-type="float">
            <text:p>90.81213</text:p>
          </table:table-cell>
          <table:table-cell table:formula="of:=[.B1770]/16486.62" office:value-type="float" office:value="0.00550823213005455" calcext:value-type="float">
            <text:p>0.005508232130055</text:p>
          </table:table-cell>
          <table:table-cell office:value-type="float" office:value="2519588.4964364" calcext:value-type="float">
            <text:p>2519588.4964364</text:p>
          </table:table-cell>
        </table:table-row>
        <table:table-row table:style-name="ro1">
          <table:table-cell office:value-type="float" office:value="1800.77" calcext:value-type="float">
            <text:p>1800.77</text:p>
          </table:table-cell>
          <table:table-cell office:value-type="float" office:value="91.467594" calcext:value-type="float">
            <text:p>91.467594</text:p>
          </table:table-cell>
          <table:table-cell table:formula="of:=[.B1771]/16486.62" office:value-type="float" office:value="0.00554798946054437" calcext:value-type="float">
            <text:p>0.005547989460544</text:p>
          </table:table-cell>
          <table:table-cell office:value-type="float" office:value="2519681.6065" calcext:value-type="float">
            <text:p>2519681.6065</text:p>
          </table:table-cell>
        </table:table-row>
        <table:table-row table:style-name="ro1">
          <table:table-cell office:value-type="float" office:value="1801.78" calcext:value-type="float">
            <text:p>1801.78</text:p>
          </table:table-cell>
          <table:table-cell office:value-type="float" office:value="91.976736" calcext:value-type="float">
            <text:p>91.976736</text:p>
          </table:table-cell>
          <table:table-cell table:formula="of:=[.B1772]/16486.62" office:value-type="float" office:value="0.00557887159405627" calcext:value-type="float">
            <text:p>0.005578871594056</text:p>
          </table:table-cell>
          <table:table-cell office:value-type="float" office:value="2519775.2348483" calcext:value-type="float">
            <text:p>2519775.2348483</text:p>
          </table:table-cell>
        </table:table-row>
        <table:table-row table:style-name="ro1">
          <table:table-cell office:value-type="float" office:value="1802.8" calcext:value-type="float">
            <text:p>1802.8</text:p>
          </table:table-cell>
          <table:table-cell office:value-type="float" office:value="92.142154" calcext:value-type="float">
            <text:p>92.142154</text:p>
          </table:table-cell>
          <table:table-cell table:formula="of:=[.B1773]/16486.62" office:value-type="float" office:value="0.00558890506362129" calcext:value-type="float">
            <text:p>0.005588905063621</text:p>
          </table:table-cell>
          <table:table-cell office:value-type="float" office:value="2519869.0315852" calcext:value-type="float">
            <text:p>2519869.0315852</text:p>
          </table:table-cell>
        </table:table-row>
        <table:table-row table:style-name="ro1">
          <table:table-cell office:value-type="float" office:value="1803.82" calcext:value-type="float">
            <text:p>1803.82</text:p>
          </table:table-cell>
          <table:table-cell office:value-type="float" office:value="91.817392" calcext:value-type="float">
            <text:p>91.817392</text:p>
          </table:table-cell>
          <table:table-cell table:formula="of:=[.B1774]/16486.62" office:value-type="float" office:value="0.00556920654445848" calcext:value-type="float">
            <text:p>0.005569206544458</text:p>
          </table:table-cell>
          <table:table-cell office:value-type="float" office:value="2519962.4977281" calcext:value-type="float">
            <text:p>2519962.4977281</text:p>
          </table:table-cell>
        </table:table-row>
        <table:table-row table:style-name="ro1">
          <table:table-cell office:value-type="float" office:value="1804.84" calcext:value-type="float">
            <text:p>1804.84</text:p>
          </table:table-cell>
          <table:table-cell office:value-type="float" office:value="90.946798" calcext:value-type="float">
            <text:p>90.946798</text:p>
          </table:table-cell>
          <table:table-cell table:formula="of:=[.B1775]/16486.62" office:value-type="float" office:value="0.00551640045078979" calcext:value-type="float">
            <text:p>0.00551640045079</text:p>
          </table:table-cell>
          <table:table-cell office:value-type="float" office:value="2520055.0776436" calcext:value-type="float">
            <text:p>2520055.0776436</text:p>
          </table:table-cell>
        </table:table-row>
        <table:table-row table:style-name="ro1">
          <table:table-cell office:value-type="float" office:value="1805.86" calcext:value-type="float">
            <text:p>1805.86</text:p>
          </table:table-cell>
          <table:table-cell office:value-type="float" office:value="89.582666" calcext:value-type="float">
            <text:p>89.582666</text:p>
          </table:table-cell>
          <table:table-cell table:formula="of:=[.B1776]/16486.62" office:value-type="float" office:value="0.00543365868807554" calcext:value-type="float">
            <text:p>0.005433658688076</text:p>
          </table:table-cell>
          <table:table-cell office:value-type="float" office:value="2520146.2689317" calcext:value-type="float">
            <text:p>2520146.2689317</text:p>
          </table:table-cell>
        </table:table-row>
        <table:table-row table:style-name="ro1">
          <table:table-cell office:value-type="float" office:value="1806.87" calcext:value-type="float">
            <text:p>1806.87</text:p>
          </table:table-cell>
          <table:table-cell office:value-type="float" office:value="87.876828" calcext:value-type="float">
            <text:p>87.876828</text:p>
          </table:table-cell>
          <table:table-cell table:formula="of:=[.B1777]/16486.62" office:value-type="float" office:value="0.00533019066370184" calcext:value-type="float">
            <text:p>0.005330190663702</text:p>
          </table:table-cell>
          <table:table-cell office:value-type="float" office:value="2520235.7237506" calcext:value-type="float">
            <text:p>2520235.7237506</text:p>
          </table:table-cell>
        </table:table-row>
        <table:table-row table:style-name="ro1">
          <table:table-cell office:value-type="float" office:value="1807.89" calcext:value-type="float">
            <text:p>1807.89</text:p>
          </table:table-cell>
          <table:table-cell office:value-type="float" office:value="86.050543" calcext:value-type="float">
            <text:p>86.050543</text:p>
          </table:table-cell>
          <table:table-cell table:formula="of:=[.B1778]/16486.62" office:value-type="float" office:value="0.00521941689685333" calcext:value-type="float">
            <text:p>0.005219416896853</text:p>
          </table:table-cell>
          <table:table-cell office:value-type="float" office:value="2520323.3194903" calcext:value-type="float">
            <text:p>2520323.3194903</text:p>
          </table:table-cell>
        </table:table-row>
        <table:table-row table:style-name="ro1">
          <table:table-cell office:value-type="float" office:value="1808.91" calcext:value-type="float">
            <text:p>1808.91</text:p>
          </table:table-cell>
          <table:table-cell office:value-type="float" office:value="84.350927" calcext:value-type="float">
            <text:p>84.350927</text:p>
          </table:table-cell>
          <table:table-cell table:formula="of:=[.B1779]/16486.62" office:value-type="float" office:value="0.00511632626942333" calcext:value-type="float">
            <text:p>0.005116326269423</text:p>
          </table:table-cell>
          <table:table-cell office:value-type="float" office:value="2520409.1850936" calcext:value-type="float">
            <text:p>2520409.1850936</text:p>
          </table:table-cell>
        </table:table-row>
        <table:table-row table:style-name="ro1">
          <table:table-cell office:value-type="float" office:value="1809.93" calcext:value-type="float">
            <text:p>1809.93</text:p>
          </table:table-cell>
          <table:table-cell office:value-type="float" office:value="83.003632" calcext:value-type="float">
            <text:p>83.003632</text:p>
          </table:table-cell>
          <table:table-cell table:formula="of:=[.B1780]/16486.62" office:value-type="float" office:value="0.00503460575909435" calcext:value-type="float">
            <text:p>0.005034605759094</text:p>
          </table:table-cell>
          <table:table-cell office:value-type="float" office:value="2520493.6792088" calcext:value-type="float">
            <text:p>2520493.6792088</text:p>
          </table:table-cell>
        </table:table-row>
        <table:table-row table:style-name="ro1">
          <table:table-cell office:value-type="float" office:value="1810.95" calcext:value-type="float">
            <text:p>1810.95</text:p>
          </table:table-cell>
          <table:table-cell office:value-type="float" office:value="82.170567" calcext:value-type="float">
            <text:p>82.170567</text:p>
          </table:table-cell>
          <table:table-cell table:formula="of:=[.B1781]/16486.62" office:value-type="float" office:value="0.00498407599617144" calcext:value-type="float">
            <text:p>0.004984075996171</text:p>
          </table:table-cell>
          <table:table-cell office:value-type="float" office:value="2520577.3253006" calcext:value-type="float">
            <text:p>2520577.3253006</text:p>
          </table:table-cell>
        </table:table-row>
        <table:table-row table:style-name="ro1">
          <table:table-cell office:value-type="float" office:value="1811.96" calcext:value-type="float">
            <text:p>1811.96</text:p>
          </table:table-cell>
          <table:table-cell office:value-type="float" office:value="81.919292" calcext:value-type="float">
            <text:p>81.919292</text:p>
          </table:table-cell>
          <table:table-cell table:formula="of:=[.B1782]/16486.62" office:value-type="float" office:value="0.00496883484910794" calcext:value-type="float">
            <text:p>0.004968834849108</text:p>
          </table:table-cell>
          <table:table-cell office:value-type="float" office:value="2520660.7156047" calcext:value-type="float">
            <text:p>2520660.7156047</text:p>
          </table:table-cell>
        </table:table-row>
        <table:table-row table:style-name="ro1">
          <table:table-cell office:value-type="float" office:value="1812.98" calcext:value-type="float">
            <text:p>1812.98</text:p>
          </table:table-cell>
          <table:table-cell office:value-type="float" office:value="82.208441" calcext:value-type="float">
            <text:p>82.208441</text:p>
          </table:table-cell>
          <table:table-cell table:formula="of:=[.B1783]/16486.62" office:value-type="float" office:value="0.00498637325297726" calcext:value-type="float">
            <text:p>0.004986373252977</text:p>
          </table:table-cell>
          <table:table-cell office:value-type="float" office:value="2520744.40025" calcext:value-type="float">
            <text:p>2520744.4002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82.891566" calcext:value-type="float">
            <text:p>82.891566</text:p>
          </table:table-cell>
          <table:table-cell table:formula="of:=[.B1784]/16486.62" office:value-type="float" office:value="0.00502780836824043" calcext:value-type="float">
            <text:p>0.00502780836824</text:p>
          </table:table-cell>
          <table:table-cell office:value-type="float" office:value="2520828.7802877" calcext:value-type="float">
            <text:p>2520828.7802877</text:p>
          </table:table-cell>
        </table:table-row>
        <table:table-row table:style-name="ro1">
          <table:table-cell office:value-type="float" office:value="1815.02" calcext:value-type="float">
            <text:p>1815.02</text:p>
          </table:table-cell>
          <table:table-cell office:value-type="float" office:value="83.739799" calcext:value-type="float">
            <text:p>83.739799</text:p>
          </table:table-cell>
          <table:table-cell table:formula="of:=[.B1785]/16486.62" office:value-type="float" office:value="0.0050792581499422" calcext:value-type="float">
            <text:p>0.005079258149942</text:p>
          </table:table-cell>
          <table:table-cell office:value-type="float" office:value="2520914.0237899" calcext:value-type="float">
            <text:p>2520914.0237899</text:p>
          </table:table-cell>
        </table:table-row>
        <table:table-row table:style-name="ro1">
          <table:table-cell office:value-type="float" office:value="1816.04" calcext:value-type="float">
            <text:p>1816.04</text:p>
          </table:table-cell>
          <table:table-cell office:value-type="float" office:value="84.481264" calcext:value-type="float">
            <text:p>84.481264</text:p>
          </table:table-cell>
          <table:table-cell table:formula="of:=[.B1786]/16486.62" office:value-type="float" office:value="0.00512423189228599" calcext:value-type="float">
            <text:p>0.005124231892286</text:p>
          </table:table-cell>
          <table:table-cell office:value-type="float" office:value="2521000.0220708" calcext:value-type="float">
            <text:p>2521000.0220708</text:p>
          </table:table-cell>
        </table:table-row>
        <table:table-row table:style-name="ro1">
          <table:table-cell office:value-type="float" office:value="1817.05" calcext:value-type="float">
            <text:p>1817.05</text:p>
          </table:table-cell>
          <table:table-cell office:value-type="float" office:value="84.851908" calcext:value-type="float">
            <text:p>84.851908</text:p>
          </table:table-cell>
          <table:table-cell table:formula="of:=[.B1787]/16486.62" office:value-type="float" office:value="0.00514671339546857" calcext:value-type="float">
            <text:p>0.005146713395469</text:p>
          </table:table-cell>
          <table:table-cell office:value-type="float" office:value="2521086.3976517" calcext:value-type="float">
            <text:p>2521086.3976517</text:p>
          </table:table-cell>
        </table:table-row>
        <table:table-row table:style-name="ro1">
          <table:table-cell office:value-type="float" office:value="1818.07" calcext:value-type="float">
            <text:p>1818.07</text:p>
          </table:table-cell>
          <table:table-cell office:value-type="float" office:value="84.648894" calcext:value-type="float">
            <text:p>84.648894</text:p>
          </table:table-cell>
          <table:table-cell table:formula="of:=[.B1788]/16486.62" office:value-type="float" office:value="0.00513439953125626" calcext:value-type="float">
            <text:p>0.005134399531256</text:p>
          </table:table-cell>
          <table:table-cell office:value-type="float" office:value="2521172.5665728" calcext:value-type="float">
            <text:p>2521172.5665728</text:p>
          </table:table-cell>
        </table:table-row>
        <table:table-row table:style-name="ro1">
          <table:table-cell office:value-type="float" office:value="1819.09" calcext:value-type="float">
            <text:p>1819.09</text:p>
          </table:table-cell>
          <table:table-cell office:value-type="float" office:value="83.775184" calcext:value-type="float">
            <text:p>83.775184</text:p>
          </table:table-cell>
          <table:table-cell table:formula="of:=[.B1789]/16486.62" office:value-type="float" office:value="0.00508140443583949" calcext:value-type="float">
            <text:p>0.005081404435839</text:p>
          </table:table-cell>
          <table:table-cell office:value-type="float" office:value="2521257.8460946" calcext:value-type="float">
            <text:p>2521257.8460946</text:p>
          </table:table-cell>
        </table:table-row>
        <table:table-row table:style-name="ro1">
          <table:table-cell office:value-type="float" office:value="1820.11" calcext:value-type="float">
            <text:p>1820.11</text:p>
          </table:table-cell>
          <table:table-cell office:value-type="float" office:value="82.263992" calcext:value-type="float">
            <text:p>82.263992</text:p>
          </table:table-cell>
          <table:table-cell table:formula="of:=[.B1790]/16486.62" office:value-type="float" office:value="0.00498974271257541" calcext:value-type="float">
            <text:p>0.004989742712575</text:p>
          </table:table-cell>
          <table:table-cell office:value-type="float" office:value="2521341.587289" calcext:value-type="float">
            <text:p>2521341.587289</text:p>
          </table:table-cell>
        </table:table-row>
        <table:table-row table:style-name="ro1">
          <table:table-cell office:value-type="float" office:value="1821.12" calcext:value-type="float">
            <text:p>1821.12</text:p>
          </table:table-cell>
          <table:table-cell office:value-type="float" office:value="80.275237" calcext:value-type="float">
            <text:p>80.275237</text:p>
          </table:table-cell>
          <table:table-cell table:formula="of:=[.B1791]/16486.62" office:value-type="float" office:value="0.00486911428782856" calcext:value-type="float">
            <text:p>0.004869114287829</text:p>
          </table:table-cell>
          <table:table-cell office:value-type="float" office:value="2521423.3040158" calcext:value-type="float">
            <text:p>2521423.3040158</text:p>
          </table:table-cell>
        </table:table-row>
        <table:table-row table:style-name="ro1">
          <table:table-cell office:value-type="float" office:value="1822.14" calcext:value-type="float">
            <text:p>1822.14</text:p>
          </table:table-cell>
          <table:table-cell office:value-type="float" office:value="78.062749" calcext:value-type="float">
            <text:p>78.062749</text:p>
          </table:table-cell>
          <table:table-cell table:formula="of:=[.B1792]/16486.62" office:value-type="float" office:value="0.00473491528281722" calcext:value-type="float">
            <text:p>0.004734915282817</text:p>
          </table:table-cell>
          <table:table-cell office:value-type="float" office:value="2521502.7685262" calcext:value-type="float">
            <text:p>2521502.7685262</text:p>
          </table:table-cell>
        </table:table-row>
        <table:table-row table:style-name="ro1">
          <table:table-cell office:value-type="float" office:value="1823.16" calcext:value-type="float">
            <text:p>1823.16</text:p>
          </table:table-cell>
          <table:table-cell office:value-type="float" office:value="75.919075" calcext:value-type="float">
            <text:p>75.919075</text:p>
          </table:table-cell>
          <table:table-cell table:formula="of:=[.B1793]/16486.62" office:value-type="float" office:value="0.00460489020793832" calcext:value-type="float">
            <text:p>0.004604890207938</text:p>
          </table:table-cell>
          <table:table-cell office:value-type="float" office:value="2521580.0508681" calcext:value-type="float">
            <text:p>2521580.0508681</text:p>
          </table:table-cell>
        </table:table-row>
        <table:table-row table:style-name="ro1">
          <table:table-cell office:value-type="float" office:value="1824.18" calcext:value-type="float">
            <text:p>1824.18</text:p>
          </table:table-cell>
          <table:table-cell office:value-type="float" office:value="74.111498" calcext:value-type="float">
            <text:p>74.111498</text:p>
          </table:table-cell>
          <table:table-cell table:formula="of:=[.B1794]/16486.62" office:value-type="float" office:value="0.00449525117944127" calcext:value-type="float">
            <text:p>0.004495251179441</text:p>
          </table:table-cell>
          <table:table-cell office:value-type="float" office:value="2521655.4931753" calcext:value-type="float">
            <text:p>2521655.4931753</text:p>
          </table:table-cell>
        </table:table-row>
        <table:table-row table:style-name="ro1">
          <table:table-cell office:value-type="float" office:value="1825.2" calcext:value-type="float">
            <text:p>1825.2</text:p>
          </table:table-cell>
          <table:table-cell office:value-type="float" office:value="72.82605" calcext:value-type="float">
            <text:p>72.82605</text:p>
          </table:table-cell>
          <table:table-cell table:formula="of:=[.B1795]/16486.62" office:value-type="float" office:value="0.00441728201414238" calcext:value-type="float">
            <text:p>0.004417282014142</text:p>
          </table:table-cell>
          <table:table-cell office:value-type="float" office:value="2521729.626952" calcext:value-type="float">
            <text:p>2521729.626952</text:p>
          </table:table-cell>
        </table:table-row>
        <table:table-row table:style-name="ro1">
          <table:table-cell office:value-type="float" office:value="1826.21" calcext:value-type="float">
            <text:p>1826.21</text:p>
          </table:table-cell>
          <table:table-cell office:value-type="float" office:value="72.134119" calcext:value-type="float">
            <text:p>72.134119</text:p>
          </table:table-cell>
          <table:table-cell table:formula="of:=[.B1796]/16486.62" office:value-type="float" office:value="0.00437531276877856" calcext:value-type="float">
            <text:p>0.004375312768779</text:p>
          </table:table-cell>
          <table:table-cell office:value-type="float" office:value="2521803.0563723" calcext:value-type="float">
            <text:p>2521803.0563723</text:p>
          </table:table-cell>
        </table:table-row>
        <table:table-row table:style-name="ro1">
          <table:table-cell office:value-type="float" office:value="1827.23" calcext:value-type="float">
            <text:p>1827.23</text:p>
          </table:table-cell>
          <table:table-cell office:value-type="float" office:value="71.989522" calcext:value-type="float">
            <text:p>71.989522</text:p>
          </table:table-cell>
          <table:table-cell table:formula="of:=[.B1797]/16486.62" office:value-type="float" office:value="0.00436654220210086" calcext:value-type="float">
            <text:p>0.004366542202101</text:p>
          </table:table-cell>
          <table:table-cell office:value-type="float" office:value="2521876.3385994" calcext:value-type="float">
            <text:p>2521876.3385994</text:p>
          </table:table-cell>
        </table:table-row>
        <table:table-row table:style-name="ro1">
          <table:table-cell office:value-type="float" office:value="1828.25" calcext:value-type="float">
            <text:p>1828.25</text:p>
          </table:table-cell>
          <table:table-cell office:value-type="float" office:value="72.254623" calcext:value-type="float">
            <text:p>72.254623</text:p>
          </table:table-cell>
          <table:table-cell table:formula="of:=[.B1798]/16486.62" office:value-type="float" office:value="0.00438262196860242" calcext:value-type="float">
            <text:p>0.004382621968602</text:p>
          </table:table-cell>
          <table:table-cell office:value-type="float" office:value="2521949.8906872" calcext:value-type="float">
            <text:p>2521949.8906872</text:p>
          </table:table-cell>
        </table:table-row>
        <table:table-row table:style-name="ro1">
          <table:table-cell office:value-type="float" office:value="1829.27" calcext:value-type="float">
            <text:p>1829.27</text:p>
          </table:table-cell>
          <table:table-cell office:value-type="float" office:value="72.745537" calcext:value-type="float">
            <text:p>72.745537</text:p>
          </table:table-cell>
          <table:table-cell table:formula="of:=[.B1799]/16486.62" office:value-type="float" office:value="0.00441239847828118" calcext:value-type="float">
            <text:p>0.004412398478281</text:p>
          </table:table-cell>
          <table:table-cell office:value-type="float" office:value="2522023.9425044" calcext:value-type="float">
            <text:p>2522023.9425044</text:p>
          </table:table-cell>
        </table:table-row>
        <table:table-row table:style-name="ro1">
          <table:table-cell office:value-type="float" office:value="1830.29" calcext:value-type="float">
            <text:p>1830.29</text:p>
          </table:table-cell>
          <table:table-cell office:value-type="float" office:value="73.281669" calcext:value-type="float">
            <text:p>73.281669</text:p>
          </table:table-cell>
          <table:table-cell table:formula="of:=[.B1800]/16486.62" office:value-type="float" office:value="0.00444491769689603" calcext:value-type="float">
            <text:p>0.004444917696896</text:p>
          </table:table-cell>
          <table:table-cell office:value-type="float" office:value="2522098.5400814" calcext:value-type="float">
            <text:p>2522098.5400814</text:p>
          </table:table-cell>
        </table:table-row>
        <table:table-row table:style-name="ro1">
          <table:table-cell office:value-type="float" office:value="1831.3" calcext:value-type="float">
            <text:p>1831.3</text:p>
          </table:table-cell>
          <table:table-cell office:value-type="float" office:value="73.725168" calcext:value-type="float">
            <text:p>73.725168</text:p>
          </table:table-cell>
          <table:table-cell table:formula="of:=[.B1801]/16486.62" office:value-type="float" office:value="0.00447181823806214" calcext:value-type="float">
            <text:p>0.004471818238062</text:p>
          </table:table-cell>
          <table:table-cell office:value-type="float" office:value="2522173.5891214" calcext:value-type="float">
            <text:p>2522173.5891214</text:p>
          </table:table-cell>
        </table:table-row>
        <table:table-row table:style-name="ro1">
          <table:table-cell office:value-type="float" office:value="1832.32" calcext:value-type="float">
            <text:p>1832.32</text:p>
          </table:table-cell>
          <table:table-cell office:value-type="float" office:value="74.001012" calcext:value-type="float">
            <text:p>74.001012</text:p>
          </table:table-cell>
          <table:table-cell table:formula="of:=[.B1802]/16486.62" office:value-type="float" office:value="0.00448854962387682" calcext:value-type="float">
            <text:p>0.004488549623877</text:p>
          </table:table-cell>
          <table:table-cell office:value-type="float" office:value="2522248.9189579" calcext:value-type="float">
            <text:p>2522248.9189579</text:p>
          </table:table-cell>
        </table:table-row>
        <table:table-row table:style-name="ro1">
          <table:table-cell office:value-type="float" office:value="1833.34" calcext:value-type="float">
            <text:p>1833.34</text:p>
          </table:table-cell>
          <table:table-cell office:value-type="float" office:value="74.096047" calcext:value-type="float">
            <text:p>74.096047</text:p>
          </table:table-cell>
          <table:table-cell table:formula="of:=[.B1803]/16486.62" office:value-type="float" office:value="0.00449431399522765" calcext:value-type="float">
            <text:p>0.004494313995228</text:p>
          </table:table-cell>
          <table:table-cell office:value-type="float" office:value="2522324.345536" calcext:value-type="float">
            <text:p>2522324.345536</text:p>
          </table:table-cell>
        </table:table-row>
        <table:table-row table:style-name="ro1">
          <table:table-cell office:value-type="float" office:value="1834.36" calcext:value-type="float">
            <text:p>1834.36</text:p>
          </table:table-cell>
          <table:table-cell office:value-type="float" office:value="74.042442" calcext:value-type="float">
            <text:p>74.042442</text:p>
          </table:table-cell>
          <table:table-cell table:formula="of:=[.B1804]/16486.62" office:value-type="float" office:value="0.00449106257073918" calcext:value-type="float">
            <text:p>0.004491062570739</text:p>
          </table:table-cell>
          <table:table-cell office:value-type="float" office:value="2522399.7175472" calcext:value-type="float">
            <text:p>2522399.7175472</text:p>
          </table:table-cell>
        </table:table-row>
        <table:table-row table:style-name="ro1">
          <table:table-cell office:value-type="float" office:value="1835.38" calcext:value-type="float">
            <text:p>1835.38</text:p>
          </table:table-cell>
          <table:table-cell office:value-type="float" office:value="73.895045" calcext:value-type="float">
            <text:p>73.895045</text:p>
          </table:table-cell>
          <table:table-cell table:formula="of:=[.B1805]/16486.62" office:value-type="float" office:value="0.00448212216937128" calcext:value-type="float">
            <text:p>0.004482122169371</text:p>
          </table:table-cell>
          <table:table-cell office:value-type="float" office:value="2522474.9395147" calcext:value-type="float">
            <text:p>2522474.9395147</text:p>
          </table:table-cell>
        </table:table-row>
        <table:table-row table:style-name="ro1">
          <table:table-cell office:value-type="float" office:value="1836.39" calcext:value-type="float">
            <text:p>1836.39</text:p>
          </table:table-cell>
          <table:table-cell office:value-type="float" office:value="73.712005" calcext:value-type="float">
            <text:p>73.712005</text:p>
          </table:table-cell>
          <table:table-cell table:formula="of:=[.B1806]/16486.62" office:value-type="float" office:value="0.0044710198330525" calcext:value-type="float">
            <text:p>0.004471019833053</text:p>
          </table:table-cell>
          <table:table-cell office:value-type="float" office:value="2522549.9751547" calcext:value-type="float">
            <text:p>2522549.9751547</text:p>
          </table:table-cell>
        </table:table-row>
        <table:table-row table:style-name="ro1">
          <table:table-cell office:value-type="float" office:value="1837.41" calcext:value-type="float">
            <text:p>1837.41</text:p>
          </table:table-cell>
          <table:table-cell office:value-type="float" office:value="73.544324" calcext:value-type="float">
            <text:p>73.544324</text:p>
          </table:table-cell>
          <table:table-cell table:formula="of:=[.B1807]/16486.62" office:value-type="float" office:value="0.00446084910066466" calcext:value-type="float">
            <text:p>0.004460849100665</text:p>
          </table:table-cell>
          <table:table-cell office:value-type="float" office:value="2522624.8401032" calcext:value-type="float">
            <text:p>2522624.8401032</text:p>
          </table:table-cell>
        </table:table-row>
        <table:table-row table:style-name="ro1">
          <table:table-cell office:value-type="float" office:value="1838.43" calcext:value-type="float">
            <text:p>1838.43</text:p>
          </table:table-cell>
          <table:table-cell office:value-type="float" office:value="73.434766" calcext:value-type="float">
            <text:p>73.434766</text:p>
          </table:table-cell>
          <table:table-cell table:formula="of:=[.B1808]/16486.62" office:value-type="float" office:value="0.00445420383316896" calcext:value-type="float">
            <text:p>0.004454203833169</text:p>
          </table:table-cell>
          <table:table-cell office:value-type="float" office:value="2522699.593526" calcext:value-type="float">
            <text:p>2522699.593526</text:p>
          </table:table-cell>
        </table:table-row>
        <table:table-row table:style-name="ro1">
          <table:table-cell office:value-type="float" office:value="1839.45" calcext:value-type="float">
            <text:p>1839.45</text:p>
          </table:table-cell>
          <table:table-cell office:value-type="float" office:value="73.422128" calcext:value-type="float">
            <text:p>73.422128</text:p>
          </table:table-cell>
          <table:table-cell table:formula="of:=[.B1809]/16486.62" office:value-type="float" office:value="0.00445343727216373" calcext:value-type="float">
            <text:p>0.004453437272164</text:p>
          </table:table-cell>
          <table:table-cell office:value-type="float" office:value="2522774.3340843" calcext:value-type="float">
            <text:p>2522774.3340843</text:p>
          </table:table-cell>
        </table:table-row>
        <table:table-row table:style-name="ro1">
          <table:table-cell office:value-type="float" office:value="1840.47" calcext:value-type="float">
            <text:p>1840.47</text:p>
          </table:table-cell>
          <table:table-cell office:value-type="float" office:value="73.545145" calcext:value-type="float">
            <text:p>73.545145</text:p>
          </table:table-cell>
          <table:table-cell table:formula="of:=[.B1810]/16486.62" office:value-type="float" office:value="0.00446089889862204" calcext:value-type="float">
            <text:p>0.004460898898622</text:p>
          </table:table-cell>
          <table:table-cell office:value-type="float" office:value="2522849.1998686" calcext:value-type="float">
            <text:p>2522849.1998686</text:p>
          </table:table-cell>
        </table:table-row>
        <table:table-row table:style-name="ro1">
          <table:table-cell office:value-type="float" office:value="1841.48" calcext:value-type="float">
            <text:p>1841.48</text:p>
          </table:table-cell>
          <table:table-cell office:value-type="float" office:value="73.841483" calcext:value-type="float">
            <text:p>73.841483</text:p>
          </table:table-cell>
          <table:table-cell table:formula="of:=[.B1811]/16486.62" office:value-type="float" office:value="0.00447887335305842" calcext:value-type="float">
            <text:p>0.004478873353058</text:p>
          </table:table-cell>
          <table:table-cell office:value-type="float" office:value="2522924.3673122" calcext:value-type="float">
            <text:p>2522924.3673122</text:p>
          </table:table-cell>
        </table:table-row>
        <table:table-row table:style-name="ro1">
          <table:table-cell office:value-type="float" office:value="1842.5" calcext:value-type="float">
            <text:p>1842.5</text:p>
          </table:table-cell>
          <table:table-cell office:value-type="float" office:value="74.340645" calcext:value-type="float">
            <text:p>74.340645</text:p>
          </table:table-cell>
          <table:table-cell table:formula="of:=[.B1812]/16486.62" office:value-type="float" office:value="0.00450915014721028" calcext:value-type="float">
            <text:p>0.00450915014721</text:p>
          </table:table-cell>
          <table:table-cell office:value-type="float" office:value="2523000.0428804" calcext:value-type="float">
            <text:p>2523000.0428804</text:p>
          </table:table-cell>
        </table:table-row>
        <table:table-row table:style-name="ro1">
          <table:table-cell office:value-type="float" office:value="1843.52" calcext:value-type="float">
            <text:p>1843.52</text:p>
          </table:table-cell>
          <table:table-cell office:value-type="float" office:value="75.05323" calcext:value-type="float">
            <text:p>75.05323</text:p>
          </table:table-cell>
          <table:table-cell table:formula="of:=[.B1813]/16486.62" office:value-type="float" office:value="0.00455237216603525" calcext:value-type="float">
            <text:p>0.004552372166035</text:p>
          </table:table-cell>
          <table:table-cell office:value-type="float" office:value="2523076.44383" calcext:value-type="float">
            <text:p>2523076.44383</text:p>
          </table:table-cell>
        </table:table-row>
        <table:table-row table:style-name="ro1">
          <table:table-cell office:value-type="float" office:value="1844.54" calcext:value-type="float">
            <text:p>1844.54</text:p>
          </table:table-cell>
          <table:table-cell office:value-type="float" office:value="75.961248" calcext:value-type="float">
            <text:p>75.961248</text:p>
          </table:table-cell>
          <table:table-cell table:formula="of:=[.B1814]/16486.62" office:value-type="float" office:value="0.00460744822164883" calcext:value-type="float">
            <text:p>0.004607448221649</text:p>
          </table:table-cell>
          <table:table-cell office:value-type="float" office:value="2523153.769103" calcext:value-type="float">
            <text:p>2523153.769103</text:p>
          </table:table-cell>
        </table:table-row>
        <table:table-row table:style-name="ro1">
          <table:table-cell office:value-type="float" office:value="1845.56" calcext:value-type="float">
            <text:p>1845.56</text:p>
          </table:table-cell>
          <table:table-cell office:value-type="float" office:value="77.014073" calcext:value-type="float">
            <text:p>77.014073</text:p>
          </table:table-cell>
          <table:table-cell table:formula="of:=[.B1815]/16486.62" office:value-type="float" office:value="0.00467130758154188" calcext:value-type="float">
            <text:p>0.004671307581542</text:p>
          </table:table-cell>
          <table:table-cell office:value-type="float" office:value="2523232.166106" calcext:value-type="float">
            <text:p>2523232.166106</text:p>
          </table:table-cell>
        </table:table-row>
        <table:table-row table:style-name="ro1">
          <table:table-cell office:value-type="float" office:value="1846.57" calcext:value-type="float">
            <text:p>1846.57</text:p>
          </table:table-cell>
          <table:table-cell office:value-type="float" office:value="78.132441" calcext:value-type="float">
            <text:p>78.132441</text:p>
          </table:table-cell>
          <table:table-cell table:formula="of:=[.B1816]/16486.62" office:value-type="float" office:value="0.00473914246825608" calcext:value-type="float">
            <text:p>0.004739142468256</text:p>
          </table:table-cell>
          <table:table-cell office:value-type="float" office:value="2523311.701559" calcext:value-type="float">
            <text:p>2523311.701559</text:p>
          </table:table-cell>
        </table:table-row>
        <table:table-row table:style-name="ro1">
          <table:table-cell office:value-type="float" office:value="1847.59" calcext:value-type="float">
            <text:p>1847.59</text:p>
          </table:table-cell>
          <table:table-cell office:value-type="float" office:value="79.219686" calcext:value-type="float">
            <text:p>79.219686</text:p>
          </table:table-cell>
          <table:table-cell table:formula="of:=[.B1817]/16486.62" office:value-type="float" office:value="0.00480508958173355" calcext:value-type="float">
            <text:p>0.004805089581734</text:p>
          </table:table-cell>
          <table:table-cell office:value-type="float" office:value="2523392.3437808" calcext:value-type="float">
            <text:p>2523392.3437808</text:p>
          </table:table-cell>
        </table:table-row>
        <table:table-row table:style-name="ro1">
          <table:table-cell office:value-type="float" office:value="1848.61" calcext:value-type="float">
            <text:p>1848.61</text:p>
          </table:table-cell>
          <table:table-cell office:value-type="float" office:value="80.176694" calcext:value-type="float">
            <text:p>80.176694</text:p>
          </table:table-cell>
          <table:table-cell table:formula="of:=[.B1818]/16486.62" office:value-type="float" office:value="0.00486313713787302" calcext:value-type="float">
            <text:p>0.004863137137873</text:p>
          </table:table-cell>
          <table:table-cell office:value-type="float" office:value="2523473.960195" calcext:value-type="float">
            <text:p>2523473.960195</text:p>
          </table:table-cell>
        </table:table-row>
        <table:table-row table:style-name="ro1">
          <table:table-cell office:value-type="float" office:value="1849.63" calcext:value-type="float">
            <text:p>1849.63</text:p>
          </table:table-cell>
          <table:table-cell office:value-type="float" office:value="80.915936" calcext:value-type="float">
            <text:p>80.915936</text:p>
          </table:table-cell>
          <table:table-cell table:formula="of:=[.B1819]/16486.62" office:value-type="float" office:value="0.00490797604360384" calcext:value-type="float">
            <text:p>0.004907976043604</text:p>
          </table:table-cell>
          <table:table-cell office:value-type="float" office:value="2523556.3291262" calcext:value-type="float">
            <text:p>2523556.3291262</text:p>
          </table:table-cell>
        </table:table-row>
        <table:table-row table:style-name="ro1">
          <table:table-cell office:value-type="float" office:value="1850.65" calcext:value-type="float">
            <text:p>1850.65</text:p>
          </table:table-cell>
          <table:table-cell office:value-type="float" office:value="81.370784" calcext:value-type="float">
            <text:p>81.370784</text:p>
          </table:table-cell>
          <table:table-cell table:formula="of:=[.B1820]/16486.62" office:value-type="float" office:value="0.00493556496116245" calcext:value-type="float">
            <text:p>0.004935564961162</text:p>
          </table:table-cell>
          <table:table-cell office:value-type="float" office:value="2523639.1610728" calcext:value-type="float">
            <text:p>2523639.1610728</text:p>
          </table:table-cell>
        </table:table-row>
        <table:table-row table:style-name="ro1">
          <table:table-cell office:value-type="float" office:value="1851.66" calcext:value-type="float">
            <text:p>1851.66</text:p>
          </table:table-cell>
          <table:table-cell office:value-type="float" office:value="81.498503" calcext:value-type="float">
            <text:p>81.498503</text:p>
          </table:table-cell>
          <table:table-cell table:formula="of:=[.B1821]/16486.62" office:value-type="float" office:value="0.00494331178858978" calcext:value-type="float">
            <text:p>0.00494331178859</text:p>
          </table:table-cell>
          <table:table-cell office:value-type="float" office:value="2523722.1230317" calcext:value-type="float">
            <text:p>2523722.1230317</text:p>
          </table:table-cell>
        </table:table-row>
        <table:table-row table:style-name="ro1">
          <table:table-cell office:value-type="float" office:value="1852.68" calcext:value-type="float">
            <text:p>1852.68</text:p>
          </table:table-cell>
          <table:table-cell office:value-type="float" office:value="81.277948" calcext:value-type="float">
            <text:p>81.277948</text:p>
          </table:table-cell>
          <table:table-cell table:formula="of:=[.B1822]/16486.62" office:value-type="float" office:value="0.00492993397069866" calcext:value-type="float">
            <text:p>0.004929933970699</text:p>
          </table:table-cell>
          <table:table-cell office:value-type="float" office:value="2523804.8604758" calcext:value-type="float">
            <text:p>2523804.8604758</text:p>
          </table:table-cell>
        </table:table-row>
        <table:table-row table:style-name="ro1">
          <table:table-cell office:value-type="float" office:value="1853.7" calcext:value-type="float">
            <text:p>1853.7</text:p>
          </table:table-cell>
          <table:table-cell office:value-type="float" office:value="80.704866" calcext:value-type="float">
            <text:p>80.704866</text:p>
          </table:table-cell>
          <table:table-cell table:formula="of:=[.B1823]/16486.62" office:value-type="float" office:value="0.00489517354072575" calcext:value-type="float">
            <text:p>0.004895173540726</text:p>
          </table:table-cell>
          <table:table-cell office:value-type="float" office:value="2523887.0145471" calcext:value-type="float">
            <text:p>2523887.0145471</text:p>
          </table:table-cell>
        </table:table-row>
        <table:table-row table:style-name="ro1">
          <table:table-cell office:value-type="float" office:value="1854.72" calcext:value-type="float">
            <text:p>1854.72</text:p>
          </table:table-cell>
          <table:table-cell office:value-type="float" office:value="79.788235" calcext:value-type="float">
            <text:p>79.788235</text:p>
          </table:table-cell>
          <table:table-cell table:formula="of:=[.B1824]/16486.62" office:value-type="float" office:value="0.00483957506147409" calcext:value-type="float">
            <text:p>0.004839575061474</text:p>
          </table:table-cell>
          <table:table-cell office:value-type="float" office:value="2523968.235527" calcext:value-type="float">
            <text:p>2523968.235527</text:p>
          </table:table-cell>
        </table:table-row>
        <table:table-row table:style-name="ro1">
          <table:table-cell office:value-type="float" office:value="1855.74" calcext:value-type="float">
            <text:p>1855.74</text:p>
          </table:table-cell>
          <table:table-cell office:value-type="float" office:value="78.550183" calcext:value-type="float">
            <text:p>78.550183</text:p>
          </table:table-cell>
          <table:table-cell table:formula="of:=[.B1825]/16486.62" office:value-type="float" office:value="0.00476448071223817" calcext:value-type="float">
            <text:p>0.004764480712238</text:p>
          </table:table-cell>
          <table:table-cell office:value-type="float" office:value="2524048.1962237" calcext:value-type="float">
            <text:p>2524048.1962237</text:p>
          </table:table-cell>
        </table:table-row>
        <table:table-row table:style-name="ro1">
          <table:table-cell office:value-type="float" office:value="1856.75" calcext:value-type="float">
            <text:p>1856.75</text:p>
          </table:table-cell>
          <table:table-cell office:value-type="float" office:value="77.030134" calcext:value-type="float">
            <text:p>77.030134</text:p>
          </table:table-cell>
          <table:table-cell table:formula="of:=[.B1826]/16486.62" office:value-type="float" office:value="0.00467228176545587" calcext:value-type="float">
            <text:p>0.004672281765456</text:p>
          </table:table-cell>
          <table:table-cell office:value-type="float" office:value="2524126.6095764" calcext:value-type="float">
            <text:p>2524126.6095764</text:p>
          </table:table-cell>
        </table:table-row>
        <table:table-row table:style-name="ro1">
          <table:table-cell office:value-type="float" office:value="1857.77" calcext:value-type="float">
            <text:p>1857.77</text:p>
          </table:table-cell>
          <table:table-cell office:value-type="float" office:value="75.29164" calcext:value-type="float">
            <text:p>75.29164</text:p>
          </table:table-cell>
          <table:table-cell table:formula="of:=[.B1827]/16486.62" office:value-type="float" office:value="0.00456683298335256" calcext:value-type="float">
            <text:p>0.004566832983353</text:p>
          </table:table-cell>
          <table:table-cell office:value-type="float" office:value="2524203.2532171" calcext:value-type="float">
            <text:p>2524203.2532171</text:p>
          </table:table-cell>
        </table:table-row>
        <table:table-row table:style-name="ro1">
          <table:table-cell office:value-type="float" office:value="1858.79" calcext:value-type="float">
            <text:p>1858.79</text:p>
          </table:table-cell>
          <table:table-cell office:value-type="float" office:value="73.428626" calcext:value-type="float">
            <text:p>73.428626</text:p>
          </table:table-cell>
          <table:table-cell table:formula="of:=[.B1828]/16486.62" office:value-type="float" office:value="0.00445383140995547" calcext:value-type="float">
            <text:p>0.004453831409955</text:p>
          </table:table-cell>
          <table:table-cell office:value-type="float" office:value="2524278.0003901" calcext:value-type="float">
            <text:p>2524278.0003901</text:p>
          </table:table-cell>
        </table:table-row>
        <table:table-row table:style-name="ro1">
          <table:table-cell office:value-type="float" office:value="1859.81" calcext:value-type="float">
            <text:p>1859.81</text:p>
          </table:table-cell>
          <table:table-cell office:value-type="float" office:value="71.566954" calcext:value-type="float">
            <text:p>71.566954</text:p>
          </table:table-cell>
          <table:table-cell table:formula="of:=[.B1829]/16486.62" office:value-type="float" office:value="0.00434091123589917" calcext:value-type="float">
            <text:p>0.004340911235899</text:p>
          </table:table-cell>
          <table:table-cell office:value-type="float" office:value="2524350.8524609" calcext:value-type="float">
            <text:p>2524350.8524609</text:p>
          </table:table-cell>
        </table:table-row>
        <table:table-row table:style-name="ro1">
          <table:table-cell office:value-type="float" office:value="1860.83" calcext:value-type="float">
            <text:p>1860.83</text:p>
          </table:table-cell>
          <table:table-cell office:value-type="float" office:value="69.857636" calcext:value-type="float">
            <text:p>69.857636</text:p>
          </table:table-cell>
          <table:table-cell table:formula="of:=[.B1830]/16486.62" office:value-type="float" office:value="0.00423723213126766" calcext:value-type="float">
            <text:p>0.004237232131268</text:p>
          </table:table-cell>
          <table:table-cell office:value-type="float" office:value="2524421.9645197" calcext:value-type="float">
            <text:p>2524421.9645197</text:p>
          </table:table-cell>
        </table:table-row>
        <table:table-row table:style-name="ro1">
          <table:table-cell office:value-type="float" office:value="1861.84" calcext:value-type="float">
            <text:p>1861.84</text:p>
          </table:table-cell>
          <table:table-cell office:value-type="float" office:value="68.459795" calcext:value-type="float">
            <text:p>68.459795</text:p>
          </table:table-cell>
          <table:table-cell table:formula="of:=[.B1831]/16486.62" office:value-type="float" office:value="0.00415244574084925" calcext:value-type="float">
            <text:p>0.004152445740849</text:p>
          </table:table-cell>
          <table:table-cell office:value-type="float" office:value="2524491.6536373" calcext:value-type="float">
            <text:p>2524491.6536373</text:p>
          </table:table-cell>
        </table:table-row>
        <table:table-row table:style-name="ro1">
          <table:table-cell office:value-type="float" office:value="1862.86" calcext:value-type="float">
            <text:p>1862.86</text:p>
          </table:table-cell>
          <table:table-cell office:value-type="float" office:value="67.51433" calcext:value-type="float">
            <text:p>67.51433</text:p>
          </table:table-cell>
          <table:table-cell table:formula="of:=[.B1832]/16486.62" office:value-type="float" office:value="0.0040950983282201" calcext:value-type="float">
            <text:p>0.00409509832822</text:p>
          </table:table-cell>
          <table:table-cell office:value-type="float" office:value="2524560.380312" calcext:value-type="float">
            <text:p>2524560.380312</text:p>
          </table:table-cell>
        </table:table-row>
        <table:table-row table:style-name="ro1">
          <table:table-cell office:value-type="float" office:value="1863.88" calcext:value-type="float">
            <text:p>1863.88</text:p>
          </table:table-cell>
          <table:table-cell office:value-type="float" office:value="67.112711" calcext:value-type="float">
            <text:p>67.112711</text:p>
          </table:table-cell>
          <table:table-cell table:formula="of:=[.B1833]/16486.62" office:value-type="float" office:value="0.00407073802877728" calcext:value-type="float">
            <text:p>0.004070738028777</text:p>
          </table:table-cell>
          <table:table-cell office:value-type="float" office:value="2524628.6981561" calcext:value-type="float">
            <text:p>2524628.6981561</text:p>
          </table:table-cell>
        </table:table-row>
        <table:table-row table:style-name="ro1">
          <table:table-cell office:value-type="float" office:value="1864.9" calcext:value-type="float">
            <text:p>1864.9</text:p>
          </table:table-cell>
          <table:table-cell office:value-type="float" office:value="67.2685" calcext:value-type="float">
            <text:p>67.2685</text:p>
          </table:table-cell>
          <table:table-cell table:formula="of:=[.B1834]/16486.62" office:value-type="float" office:value="0.00408018744897378" calcext:value-type="float">
            <text:p>0.004080187448974</text:p>
          </table:table-cell>
          <table:table-cell office:value-type="float" office:value="2524697.1745868" calcext:value-type="float">
            <text:p>2524697.1745868</text:p>
          </table:table-cell>
        </table:table-row>
        <table:table-row table:style-name="ro1">
          <table:table-cell office:value-type="float" office:value="1865.91" calcext:value-type="float">
            <text:p>1865.91</text:p>
          </table:table-cell>
          <table:table-cell office:value-type="float" office:value="67.900785" calcext:value-type="float">
            <text:p>67.900785</text:p>
          </table:table-cell>
          <table:table-cell table:formula="of:=[.B1835]/16486.62" office:value-type="float" office:value="0.00411853885150504" calcext:value-type="float">
            <text:p>0.004118538851505</text:p>
          </table:table-cell>
          <table:table-cell office:value-type="float" office:value="2524766.294656" calcext:value-type="float">
            <text:p>2524766.294656</text:p>
          </table:table-cell>
        </table:table-row>
        <table:table-row table:style-name="ro1">
          <table:table-cell office:value-type="float" office:value="1866.93" calcext:value-type="float">
            <text:p>1866.93</text:p>
          </table:table-cell>
          <table:table-cell office:value-type="float" office:value="68.83773" calcext:value-type="float">
            <text:p>68.83773</text:p>
          </table:table-cell>
          <table:table-cell table:formula="of:=[.B1836]/16486.62" office:value-type="float" office:value="0.00417536948143404" calcext:value-type="float">
            <text:p>0.004175369481434</text:p>
          </table:table-cell>
          <table:table-cell office:value-type="float" office:value="2524836.3684951" calcext:value-type="float">
            <text:p>2524836.3684951</text:p>
          </table:table-cell>
        </table:table-row>
        <table:table-row table:style-name="ro1">
          <table:table-cell office:value-type="float" office:value="1867.95" calcext:value-type="float">
            <text:p>1867.95</text:p>
          </table:table-cell>
          <table:table-cell office:value-type="float" office:value="69.844237" calcext:value-type="float">
            <text:p>69.844237</text:p>
          </table:table-cell>
          <table:table-cell table:formula="of:=[.B1837]/16486.62" office:value-type="float" office:value="0.00423641941161985" calcext:value-type="float">
            <text:p>0.00423641941162</text:p>
          </table:table-cell>
          <table:table-cell office:value-type="float" office:value="2524907.4669146" calcext:value-type="float">
            <text:p>2524907.4669146</text:p>
          </table:table-cell>
        </table:table-row>
        <table:table-row table:style-name="ro1">
          <table:table-cell office:value-type="float" office:value="1868.97" calcext:value-type="float">
            <text:p>1868.97</text:p>
          </table:table-cell>
          <table:table-cell office:value-type="float" office:value="70.670891" calcext:value-type="float">
            <text:p>70.670891</text:p>
          </table:table-cell>
          <table:table-cell table:formula="of:=[.B1838]/16486.62" office:value-type="float" office:value="0.00428656031375746" calcext:value-type="float">
            <text:p>0.004286560313757</text:p>
          </table:table-cell>
          <table:table-cell office:value-type="float" office:value="2524979.4068324" calcext:value-type="float">
            <text:p>2524979.4068324</text:p>
          </table:table-cell>
        </table:table-row>
        <table:table-row table:style-name="ro1">
          <table:table-cell office:value-type="float" office:value="1869.99" calcext:value-type="float">
            <text:p>1869.99</text:p>
          </table:table-cell>
          <table:table-cell office:value-type="float" office:value="71.113773" calcext:value-type="float">
            <text:p>71.113773</text:p>
          </table:table-cell>
          <table:table-cell table:formula="of:=[.B1839]/16486.62" office:value-type="float" office:value="0.00431342343063648" calcext:value-type="float">
            <text:p>0.004313423430636</text:p>
          </table:table-cell>
          <table:table-cell office:value-type="float" office:value="2525051.7975846" calcext:value-type="float">
            <text:p>2525051.797584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1.068971" calcext:value-type="float">
            <text:p>71.068971</text:p>
          </table:table-cell>
          <table:table-cell table:formula="of:=[.B1840]/16486.62" office:value-type="float" office:value="0.00431070595428293" calcext:value-type="float">
            <text:p>0.004310705954283</text:p>
          </table:table-cell>
          <table:table-cell office:value-type="float" office:value="2525124.1427307" calcext:value-type="float">
            <text:p>2525124.1427307</text:p>
          </table:table-cell>
        </table:table-row>
        <table:table-row table:style-name="ro1">
          <table:table-cell office:value-type="float" office:value="1872.02" calcext:value-type="float">
            <text:p>1872.02</text:p>
          </table:table-cell>
          <table:table-cell office:value-type="float" office:value="70.564467" calcext:value-type="float">
            <text:p>70.564467</text:p>
          </table:table-cell>
          <table:table-cell table:formula="of:=[.B1841]/16486.62" office:value-type="float" office:value="0.00428010513980428" calcext:value-type="float">
            <text:p>0.004280105139804</text:p>
          </table:table-cell>
          <table:table-cell office:value-type="float" office:value="2525195.974313" calcext:value-type="float">
            <text:p>2525195.974313</text:p>
          </table:table-cell>
        </table:table-row>
        <table:table-row table:style-name="ro1">
          <table:table-cell office:value-type="float" office:value="1873.04" calcext:value-type="float">
            <text:p>1873.04</text:p>
          </table:table-cell>
          <table:table-cell office:value-type="float" office:value="69.756839" calcext:value-type="float">
            <text:p>69.756839</text:p>
          </table:table-cell>
          <table:table-cell table:formula="of:=[.B1842]/16486.62" office:value-type="float" office:value="0.00423111826438652" calcext:value-type="float">
            <text:p>0.004231118264387</text:p>
          </table:table-cell>
          <table:table-cell office:value-type="float" office:value="2525266.9837647" calcext:value-type="float">
            <text:p>2525266.9837647</text:p>
          </table:table-cell>
        </table:table-row>
        <table:table-row table:style-name="ro1">
          <table:table-cell office:value-type="float" office:value="1874.06" calcext:value-type="float">
            <text:p>1874.06</text:p>
          </table:table-cell>
          <table:table-cell office:value-type="float" office:value="68.890347" calcext:value-type="float">
            <text:p>68.890347</text:p>
          </table:table-cell>
          <table:table-cell table:formula="of:=[.B1843]/16486.62" office:value-type="float" office:value="0.00417856097853896" calcext:value-type="float">
            <text:p>0.004178560978539</text:p>
          </table:table-cell>
          <table:table-cell office:value-type="float" office:value="2525337.1111649" calcext:value-type="float">
            <text:p>2525337.1111649</text:p>
          </table:table-cell>
        </table:table-row>
        <table:table-row table:style-name="ro1">
          <table:table-cell office:value-type="float" office:value="1875.08" calcext:value-type="float">
            <text:p>1875.08</text:p>
          </table:table-cell>
          <table:table-cell office:value-type="float" office:value="68.228355" calcext:value-type="float">
            <text:p>68.228355</text:p>
          </table:table-cell>
          <table:table-cell table:formula="of:=[.B1844]/16486.62" office:value-type="float" office:value="0.00413840769060001" calcext:value-type="float">
            <text:p>0.0041384076906</text:p>
          </table:table-cell>
          <table:table-cell office:value-type="float" office:value="2525406.5646864" calcext:value-type="float">
            <text:p>2525406.5646864</text:p>
          </table:table-cell>
        </table:table-row>
        <table:table-row table:style-name="ro1">
          <table:table-cell office:value-type="float" office:value="1876.09" calcext:value-type="float">
            <text:p>1876.09</text:p>
          </table:table-cell>
          <table:table-cell office:value-type="float" office:value="67.977431" calcext:value-type="float">
            <text:p>67.977431</text:p>
          </table:table-cell>
          <table:table-cell table:formula="of:=[.B1845]/16486.62" office:value-type="float" office:value="0.00412318783352804" calcext:value-type="float">
            <text:p>0.004123187833528</text:p>
          </table:table-cell>
          <table:table-cell office:value-type="float" office:value="2525475.7627782" calcext:value-type="float">
            <text:p>2525475.7627782</text:p>
          </table:table-cell>
        </table:table-row>
        <table:table-row table:style-name="ro1">
          <table:table-cell office:value-type="float" office:value="1877.11" calcext:value-type="float">
            <text:p>1877.11</text:p>
          </table:table-cell>
          <table:table-cell office:value-type="float" office:value="68.228486" calcext:value-type="float">
            <text:p>68.228486</text:p>
          </table:table-cell>
          <table:table-cell table:formula="of:=[.B1846]/16486.62" office:value-type="float" office:value="0.00413841563643731" calcext:value-type="float">
            <text:p>0.004138415636437</text:p>
          </table:table-cell>
          <table:table-cell office:value-type="float" office:value="2525545.2164323" calcext:value-type="float">
            <text:p>2525545.2164323</text:p>
          </table:table-cell>
        </table:table-row>
        <table:table-row table:style-name="ro1">
          <table:table-cell office:value-type="float" office:value="1878.13" calcext:value-type="float">
            <text:p>1878.13</text:p>
          </table:table-cell>
          <table:table-cell office:value-type="float" office:value="68.934809" calcext:value-type="float">
            <text:p>68.934809</text:p>
          </table:table-cell>
          <table:table-cell table:formula="of:=[.B1847]/16486.62" office:value-type="float" office:value="0.0041812578321087" calcext:value-type="float">
            <text:p>0.004181257832109</text:p>
          </table:table-cell>
          <table:table-cell office:value-type="float" office:value="2525615.3890929" calcext:value-type="float">
            <text:p>2525615.3890929</text:p>
          </table:table-cell>
        </table:table-row>
        <table:table-row table:style-name="ro1">
          <table:table-cell office:value-type="float" office:value="1879.15" calcext:value-type="float">
            <text:p>1879.15</text:p>
          </table:table-cell>
          <table:table-cell office:value-type="float" office:value="69.934674" calcext:value-type="float">
            <text:p>69.934674</text:p>
          </table:table-cell>
          <table:table-cell table:formula="of:=[.B1848]/16486.62" office:value-type="float" office:value="0.00424190489014728" calcext:value-type="float">
            <text:p>0.004241904890147</text:p>
          </table:table-cell>
          <table:table-cell office:value-type="float" office:value="2525686.5795737" calcext:value-type="float">
            <text:p>2525686.5795737</text:p>
          </table:table-cell>
        </table:table-row>
        <table:table-row table:style-name="ro1">
          <table:table-cell office:value-type="float" office:value="1880.17" calcext:value-type="float">
            <text:p>1880.17</text:p>
          </table:table-cell>
          <table:table-cell office:value-type="float" office:value="71.01045" calcext:value-type="float">
            <text:p>71.01045</text:p>
          </table:table-cell>
          <table:table-cell table:formula="of:=[.B1849]/16486.62" office:value-type="float" office:value="0.00430715634860269" calcext:value-type="float">
            <text:p>0.004307156348603</text:p>
          </table:table-cell>
          <table:table-cell office:value-type="float" office:value="2525758.8651472" calcext:value-type="float">
            <text:p>2525758.8651472</text:p>
          </table:table-cell>
        </table:table-row>
        <table:table-row table:style-name="ro1">
          <table:table-cell office:value-type="float" office:value="1881.18" calcext:value-type="float">
            <text:p>1881.18</text:p>
          </table:table-cell>
          <table:table-cell office:value-type="float" office:value="71.962731" calcext:value-type="float">
            <text:p>71.962731</text:p>
          </table:table-cell>
          <table:table-cell table:formula="of:=[.B1850]/16486.62" office:value-type="float" office:value="0.00436491718739196" calcext:value-type="float">
            <text:p>0.004364917187392</text:p>
          </table:table-cell>
          <table:table-cell office:value-type="float" office:value="2525832.1201021" calcext:value-type="float">
            <text:p>2525832.1201021</text:p>
          </table:table-cell>
        </table:table-row>
        <table:table-row table:style-name="ro1">
          <table:table-cell office:value-type="float" office:value="1882.2" calcext:value-type="float">
            <text:p>1882.2</text:p>
          </table:table-cell>
          <table:table-cell office:value-type="float" office:value="72.672334" calcext:value-type="float">
            <text:p>72.672334</text:p>
          </table:table-cell>
          <table:table-cell table:formula="of:=[.B1851]/16486.62" office:value-type="float" office:value="0.00440795833227187" calcext:value-type="float">
            <text:p>0.004407958332272</text:p>
          </table:table-cell>
          <table:table-cell office:value-type="float" office:value="2525906.0974021" calcext:value-type="float">
            <text:p>2525906.0974021</text:p>
          </table:table-cell>
        </table:table-row>
        <table:table-row table:style-name="ro1">
          <table:table-cell office:value-type="float" office:value="1883.22" calcext:value-type="float">
            <text:p>1883.22</text:p>
          </table:table-cell>
          <table:table-cell office:value-type="float" office:value="73.127576" calcext:value-type="float">
            <text:p>73.127576</text:p>
          </table:table-cell>
          <table:table-cell table:formula="of:=[.B1852]/16486.62" office:value-type="float" office:value="0.00443557114799759" calcext:value-type="float">
            <text:p>0.004435571147998</text:p>
          </table:table-cell>
          <table:table-cell office:value-type="float" office:value="2525980.5381193" calcext:value-type="float">
            <text:p>2525980.5381193</text:p>
          </table:table-cell>
        </table:table-row>
        <table:table-row table:style-name="ro1">
          <table:table-cell office:value-type="float" office:value="1884.24" calcext:value-type="float">
            <text:p>1884.24</text:p>
          </table:table-cell>
          <table:table-cell office:value-type="float" office:value="73.407838" calcext:value-type="float">
            <text:p>73.407838</text:p>
          </table:table-cell>
          <table:table-cell table:formula="of:=[.B1853]/16486.62" office:value-type="float" office:value="0.00445257050869129" calcext:value-type="float">
            <text:p>0.004452570508691</text:p>
          </table:table-cell>
          <table:table-cell office:value-type="float" office:value="2526055.2641307" calcext:value-type="float">
            <text:p>2526055.2641307</text:p>
          </table:table-cell>
        </table:table-row>
        <table:table-row table:style-name="ro1">
          <table:table-cell office:value-type="float" office:value="1885.26" calcext:value-type="float">
            <text:p>1885.26</text:p>
          </table:table-cell>
          <table:table-cell office:value-type="float" office:value="73.631648" calcext:value-type="float">
            <text:p>73.631648</text:p>
          </table:table-cell>
          <table:table-cell table:formula="of:=[.B1854]/16486.62" office:value-type="float" office:value="0.00446614575940975" calcext:value-type="float">
            <text:p>0.00446614575941</text:p>
          </table:table-cell>
          <table:table-cell office:value-type="float" office:value="2526130.2179712" calcext:value-type="float">
            <text:p>2526130.2179712</text:p>
          </table:table-cell>
        </table:table-row>
        <table:table-row table:style-name="ro1">
          <table:table-cell office:value-type="float" office:value="1886.27" calcext:value-type="float">
            <text:p>1886.27</text:p>
          </table:table-cell>
          <table:table-cell office:value-type="float" office:value="73.891751" calcext:value-type="float">
            <text:p>73.891751</text:p>
          </table:table-cell>
          <table:table-cell table:formula="of:=[.B1855]/16486.62" office:value-type="float" office:value="0.00448192237098932" calcext:value-type="float">
            <text:p>0.004481922370989</text:p>
          </table:table-cell>
          <table:table-cell office:value-type="float" office:value="2526205.4365848" calcext:value-type="float">
            <text:p>2526205.4365848</text:p>
          </table:table-cell>
        </table:table-row>
        <table:table-row table:style-name="ro1">
          <table:table-cell office:value-type="float" office:value="1887.29" calcext:value-type="float">
            <text:p>1887.29</text:p>
          </table:table-cell>
          <table:table-cell office:value-type="float" office:value="74.204804" calcext:value-type="float">
            <text:p>74.204804</text:p>
          </table:table-cell>
          <table:table-cell table:formula="of:=[.B1856]/16486.62" office:value-type="float" office:value="0.0045009106778709" calcext:value-type="float">
            <text:p>0.004500910677871</text:p>
          </table:table-cell>
          <table:table-cell office:value-type="float" office:value="2526280.9738728" calcext:value-type="float">
            <text:p>2526280.9738728</text:p>
          </table:table-cell>
        </table:table-row>
        <table:table-row table:style-name="ro1">
          <table:table-cell office:value-type="float" office:value="1888.31" calcext:value-type="float">
            <text:p>1888.31</text:p>
          </table:table-cell>
          <table:table-cell office:value-type="float" office:value="74.497348" calcext:value-type="float">
            <text:p>74.497348</text:p>
          </table:table-cell>
          <table:table-cell table:formula="of:=[.B1857]/16486.62" office:value-type="float" office:value="0.00451865500630208" calcext:value-type="float">
            <text:p>0.004518655006302</text:p>
          </table:table-cell>
          <table:table-cell office:value-type="float" office:value="2526356.8089588" calcext:value-type="float">
            <text:p>2526356.8089588</text:p>
          </table:table-cell>
        </table:table-row>
        <table:table-row table:style-name="ro1">
          <table:table-cell office:value-type="float" office:value="1889.33" calcext:value-type="float">
            <text:p>1889.33</text:p>
          </table:table-cell>
          <table:table-cell office:value-type="float" office:value="74.634664" calcext:value-type="float">
            <text:p>74.634664</text:p>
          </table:table-cell>
          <table:table-cell table:formula="of:=[.B1858]/16486.62" office:value-type="float" office:value="0.00452698394213004" calcext:value-type="float">
            <text:p>0.00452698394213</text:p>
          </table:table-cell>
          <table:table-cell office:value-type="float" office:value="2526432.7838265" calcext:value-type="float">
            <text:p>2526432.7838265</text:p>
          </table:table-cell>
        </table:table-row>
        <table:table-row table:style-name="ro1">
          <table:table-cell office:value-type="float" office:value="1890.35" calcext:value-type="float">
            <text:p>1890.35</text:p>
          </table:table-cell>
          <table:table-cell office:value-type="float" office:value="74.481184" calcext:value-type="float">
            <text:p>74.481184</text:p>
          </table:table-cell>
          <table:table-cell table:formula="of:=[.B1859]/16486.62" office:value-type="float" office:value="0.00451767457489771" calcext:value-type="float">
            <text:p>0.004517674574898</text:p>
          </table:table-cell>
          <table:table-cell office:value-type="float" office:value="2526508.6024582" calcext:value-type="float">
            <text:p>2526508.6024582</text:p>
          </table:table-cell>
        </table:table-row>
        <table:table-row table:style-name="ro1">
          <table:table-cell office:value-type="float" office:value="1891.36" calcext:value-type="float">
            <text:p>1891.36</text:p>
          </table:table-cell>
          <table:table-cell office:value-type="float" office:value="73.967647" calcext:value-type="float">
            <text:p>73.967647</text:p>
          </table:table-cell>
          <table:table-cell table:formula="of:=[.B1860]/16486.62" office:value-type="float" office:value="0.00448652586157745" calcext:value-type="float">
            <text:p>0.004486525861577</text:p>
          </table:table-cell>
          <table:table-cell office:value-type="float" office:value="2526583.8983312" calcext:value-type="float">
            <text:p>2526583.8983312</text:p>
          </table:table-cell>
        </table:table-row>
        <table:table-row table:style-name="ro1">
          <table:table-cell office:value-type="float" office:value="1892.38" calcext:value-type="float">
            <text:p>1892.38</text:p>
          </table:table-cell>
          <table:table-cell office:value-type="float" office:value="73.136723" calcext:value-type="float">
            <text:p>73.136723</text:p>
          </table:table-cell>
          <table:table-cell table:formula="of:=[.B1861]/16486.62" office:value-type="float" office:value="0.0044361259615373" calcext:value-type="float">
            <text:p>0.004436125961537</text:p>
          </table:table-cell>
          <table:table-cell office:value-type="float" office:value="2526658.3483591" calcext:value-type="float">
            <text:p>2526658.3483591</text:p>
          </table:table-cell>
        </table:table-row>
        <table:table-row table:style-name="ro1">
          <table:table-cell office:value-type="float" office:value="1893.4" calcext:value-type="float">
            <text:p>1893.4</text:p>
          </table:table-cell>
          <table:table-cell office:value-type="float" office:value="72.14698" calcext:value-type="float">
            <text:p>72.14698</text:p>
          </table:table-cell>
          <table:table-cell table:formula="of:=[.B1862]/16486.62" office:value-type="float" office:value="0.00437609285590376" calcext:value-type="float">
            <text:p>0.004376092855904</text:p>
          </table:table-cell>
          <table:table-cell office:value-type="float" office:value="2526731.7908716" calcext:value-type="float">
            <text:p>2526731.7908716</text:p>
          </table:table-cell>
        </table:table-row>
        <table:table-row table:style-name="ro1">
          <table:table-cell office:value-type="float" office:value="1894.42" calcext:value-type="float">
            <text:p>1894.42</text:p>
          </table:table-cell>
          <table:table-cell office:value-type="float" office:value="71.231506" calcext:value-type="float">
            <text:p>71.231506</text:p>
          </table:table-cell>
          <table:table-cell table:formula="of:=[.B1863]/16486.62" office:value-type="float" office:value="0.00432056455477229" calcext:value-type="float">
            <text:p>0.004320564554772</text:p>
          </table:table-cell>
          <table:table-cell office:value-type="float" office:value="2526804.3014712" calcext:value-type="float">
            <text:p>2526804.3014712</text:p>
          </table:table-cell>
        </table:table-row>
        <table:table-row table:style-name="ro1">
          <table:table-cell office:value-type="float" office:value="1895.44" calcext:value-type="float">
            <text:p>1895.44</text:p>
          </table:table-cell>
          <table:table-cell office:value-type="float" office:value="70.625568" calcext:value-type="float">
            <text:p>70.625568</text:p>
          </table:table-cell>
          <table:table-cell table:formula="of:=[.B1864]/16486.62" office:value-type="float" office:value="0.00428381123602048" calcext:value-type="float">
            <text:p>0.00428381123602</text:p>
          </table:table-cell>
          <table:table-cell office:value-type="float" office:value="2526876.1952521" calcext:value-type="float">
            <text:p>2526876.1952521</text:p>
          </table:table-cell>
        </table:table-row>
        <table:table-row table:style-name="ro1">
          <table:table-cell office:value-type="float" office:value="1896.45" calcext:value-type="float">
            <text:p>1896.45</text:p>
          </table:table-cell>
          <table:table-cell office:value-type="float" office:value="70.490062" calcext:value-type="float">
            <text:p>70.490062</text:p>
          </table:table-cell>
          <table:table-cell table:formula="of:=[.B1865]/16486.62" office:value-type="float" office:value="0.00427559208618868" calcext:value-type="float">
            <text:p>0.004275592086189</text:p>
          </table:table-cell>
          <table:table-cell office:value-type="float" office:value="2526947.9510938" calcext:value-type="float">
            <text:p>2526947.9510938</text:p>
          </table:table-cell>
        </table:table-row>
        <table:table-row table:style-name="ro1">
          <table:table-cell office:value-type="float" office:value="1897.47" calcext:value-type="float">
            <text:p>1897.47</text:p>
          </table:table-cell>
          <table:table-cell office:value-type="float" office:value="70.859223" calcext:value-type="float">
            <text:p>70.859223</text:p>
          </table:table-cell>
          <table:table-cell table:formula="of:=[.B1866]/16486.62" office:value-type="float" office:value="0.00429798363764071" calcext:value-type="float">
            <text:p>0.004297983637641</text:p>
          </table:table-cell>
          <table:table-cell office:value-type="float" office:value="2527020.0827253" calcext:value-type="float">
            <text:p>2527020.0827253</text:p>
          </table:table-cell>
        </table:table-row>
        <table:table-row table:style-name="ro1">
          <table:table-cell office:value-type="float" office:value="1898.49" calcext:value-type="float">
            <text:p>1898.49</text:p>
          </table:table-cell>
          <table:table-cell office:value-type="float" office:value="71.631607" calcext:value-type="float">
            <text:p>71.631607</text:p>
          </table:table-cell>
          <table:table-cell table:formula="of:=[.B1867]/16486.62" office:value-type="float" office:value="0.00434483277955093" calcext:value-type="float">
            <text:p>0.004344832779551</text:p>
          </table:table-cell>
          <table:table-cell office:value-type="float" office:value="2527093.0006101" calcext:value-type="float">
            <text:p>2527093.0006101</text:p>
          </table:table-cell>
        </table:table-row>
        <table:table-row table:style-name="ro1">
          <table:table-cell office:value-type="float" office:value="1899.51" calcext:value-type="float">
            <text:p>1899.51</text:p>
          </table:table-cell>
          <table:table-cell office:value-type="float" office:value="72.606702" calcext:value-type="float">
            <text:p>72.606702</text:p>
          </table:table-cell>
          <table:table-cell table:formula="of:=[.B1868]/16486.62" office:value-type="float" office:value="0.00440397740713379" calcext:value-type="float">
            <text:p>0.004403977407134</text:p>
          </table:table-cell>
          <table:table-cell office:value-type="float" office:value="2527166.9111001" calcext:value-type="float">
            <text:p>2527166.9111001</text:p>
          </table:table-cell>
        </table:table-row>
        <table:table-row table:style-name="ro1">
          <table:table-cell office:value-type="float" office:value="1900.53" calcext:value-type="float">
            <text:p>1900.53</text:p>
          </table:table-cell>
          <table:table-cell office:value-type="float" office:value="73.552483" calcext:value-type="float">
            <text:p>73.552483</text:p>
          </table:table-cell>
          <table:table-cell table:formula="of:=[.B1869]/16486.62" office:value-type="float" office:value="0.00446134398682083" calcext:value-type="float">
            <text:p>0.004461343986821</text:p>
          </table:table-cell>
          <table:table-cell office:value-type="float" office:value="2527241.7843535" calcext:value-type="float">
            <text:p>2527241.7843535</text:p>
          </table:table-cell>
        </table:table-row>
        <table:table-row table:style-name="ro1">
          <table:table-cell office:value-type="float" office:value="1901.54" calcext:value-type="float">
            <text:p>1901.54</text:p>
          </table:table-cell>
          <table:table-cell office:value-type="float" office:value="74.278459" calcext:value-type="float">
            <text:p>74.278459</text:p>
          </table:table-cell>
          <table:table-cell table:formula="of:=[.B1870]/16486.62" office:value-type="float" office:value="0.00450537824005163" calcext:value-type="float">
            <text:p>0.004505378240052</text:p>
          </table:table-cell>
          <table:table-cell office:value-type="float" office:value="2527317.3966195" calcext:value-type="float">
            <text:p>2527317.3966195</text:p>
          </table:table-cell>
        </table:table-row>
        <table:table-row table:style-name="ro1">
          <table:table-cell office:value-type="float" office:value="1902.56" calcext:value-type="float">
            <text:p>1902.56</text:p>
          </table:table-cell>
          <table:table-cell office:value-type="float" office:value="74.688296" calcext:value-type="float">
            <text:p>74.688296</text:p>
          </table:table-cell>
          <table:table-cell table:formula="of:=[.B1871]/16486.62" office:value-type="float" office:value="0.00453023700431016" calcext:value-type="float">
            <text:p>0.00453023700431</text:p>
          </table:table-cell>
          <table:table-cell office:value-type="float" office:value="2527393.4260822" calcext:value-type="float">
            <text:p>2527393.4260822</text:p>
          </table:table-cell>
        </table:table-row>
        <table:table-row table:style-name="ro1">
          <table:table-cell office:value-type="float" office:value="1903.58" calcext:value-type="float">
            <text:p>1903.58</text:p>
          </table:table-cell>
          <table:table-cell office:value-type="float" office:value="74.795415" calcext:value-type="float">
            <text:p>74.795415</text:p>
          </table:table-cell>
          <table:table-cell table:formula="of:=[.B1872]/16486.62" office:value-type="float" office:value="0.00453673433365966" calcext:value-type="float">
            <text:p>0.00453673433366</text:p>
          </table:table-cell>
          <table:table-cell office:value-type="float" office:value="2527469.5645876" calcext:value-type="float">
            <text:p>2527469.5645876</text:p>
          </table:table-cell>
        </table:table-row>
        <table:table-row table:style-name="ro1">
          <table:table-cell office:value-type="float" office:value="1904.6" calcext:value-type="float">
            <text:p>1904.6</text:p>
          </table:table-cell>
          <table:table-cell office:value-type="float" office:value="74.69999" calcext:value-type="float">
            <text:p>74.69999</text:p>
          </table:table-cell>
          <table:table-cell table:formula="of:=[.B1873]/16486.62" office:value-type="float" office:value="0.0045309463067627" calcext:value-type="float">
            <text:p>0.004530946306763</text:p>
          </table:table-cell>
          <table:table-cell office:value-type="float" office:value="2527545.6059538" calcext:value-type="float">
            <text:p>2527545.6059538</text:p>
          </table:table-cell>
        </table:table-row>
        <table:table-row table:style-name="ro1">
          <table:table-cell office:value-type="float" office:value="1905.62" calcext:value-type="float">
            <text:p>1905.62</text:p>
          </table:table-cell>
          <table:table-cell office:value-type="float" office:value="74.540118" calcext:value-type="float">
            <text:p>74.540118</text:p>
          </table:table-cell>
          <table:table-cell table:formula="of:=[.B1874]/16486.62" office:value-type="float" office:value="0.00452124923119475" calcext:value-type="float">
            <text:p>0.004521249231195</text:p>
          </table:table-cell>
          <table:table-cell office:value-type="float" office:value="2527621.4845776" calcext:value-type="float">
            <text:p>2527621.4845776</text:p>
          </table:table-cell>
        </table:table-row>
        <table:table-row table:style-name="ro1">
          <table:table-cell office:value-type="float" office:value="1906.63" calcext:value-type="float">
            <text:p>1906.63</text:p>
          </table:table-cell>
          <table:table-cell office:value-type="float" office:value="74.438151" calcext:value-type="float">
            <text:p>74.438151</text:p>
          </table:table-cell>
          <table:table-cell table:formula="of:=[.B1875]/16486.62" office:value-type="float" office:value="0.00451506439767521" calcext:value-type="float">
            <text:p>0.004515064397675</text:p>
          </table:table-cell>
          <table:table-cell office:value-type="float" office:value="2527697.2594035" calcext:value-type="float">
            <text:p>2527697.2594035</text:p>
          </table:table-cell>
        </table:table-row>
        <table:table-row table:style-name="ro1">
          <table:table-cell office:value-type="float" office:value="1907.65" calcext:value-type="float">
            <text:p>1907.65</text:p>
          </table:table-cell>
          <table:table-cell office:value-type="float" office:value="74.462503" calcext:value-type="float">
            <text:p>74.462503</text:p>
          </table:table-cell>
          <table:table-cell table:formula="of:=[.B1876]/16486.62" office:value-type="float" office:value="0.0045165414742379" calcext:value-type="float">
            <text:p>0.004516541474238</text:p>
          </table:table-cell>
          <table:table-cell office:value-type="float" office:value="2527773.0590183" calcext:value-type="float">
            <text:p>2527773.0590183</text:p>
          </table:table-cell>
        </table:table-row>
        <table:table-row table:style-name="ro1">
          <table:table-cell office:value-type="float" office:value="1908.67" calcext:value-type="float">
            <text:p>1908.67</text:p>
          </table:table-cell>
          <table:table-cell office:value-type="float" office:value="74.616859" calcext:value-type="float">
            <text:p>74.616859</text:p>
          </table:table-cell>
          <table:table-cell table:formula="of:=[.B1877]/16486.62" office:value-type="float" office:value="0.00452590397546617" calcext:value-type="float">
            <text:p>0.004525903975466</text:p>
          </table:table-cell>
          <table:table-cell office:value-type="float" office:value="2527849.0157609" calcext:value-type="float">
            <text:p>2527849.0157609</text:p>
          </table:table-cell>
        </table:table-row>
        <table:table-row table:style-name="ro1">
          <table:table-cell office:value-type="float" office:value="1909.69" calcext:value-type="float">
            <text:p>1909.69</text:p>
          </table:table-cell>
          <table:table-cell office:value-type="float" office:value="74.85656" calcext:value-type="float">
            <text:p>74.85656</text:p>
          </table:table-cell>
          <table:table-cell table:formula="of:=[.B1878]/16486.62" office:value-type="float" office:value="0.00454044309870671" calcext:value-type="float">
            <text:p>0.004540443098707</text:p>
          </table:table-cell>
          <table:table-cell office:value-type="float" office:value="2527925.216509" calcext:value-type="float">
            <text:p>2527925.216509</text:p>
          </table:table-cell>
        </table:table-row>
        <table:table-row table:style-name="ro1">
          <table:table-cell office:value-type="float" office:value="1910.71" calcext:value-type="float">
            <text:p>1910.71</text:p>
          </table:table-cell>
          <table:table-cell office:value-type="float" office:value="75.121297" calcext:value-type="float">
            <text:p>75.121297</text:p>
          </table:table-cell>
          <table:table-cell table:formula="of:=[.B1879]/16486.62" office:value-type="float" office:value="0.00455650078669855" calcext:value-type="float">
            <text:p>0.004556500786699</text:p>
          </table:table-cell>
          <table:table-cell office:value-type="float" office:value="2528001.6867475" calcext:value-type="float">
            <text:p>2528001.6867475</text:p>
          </table:table-cell>
        </table:table-row>
        <table:table-row table:style-name="ro1">
          <table:table-cell office:value-type="float" office:value="1911.72" calcext:value-type="float">
            <text:p>1911.72</text:p>
          </table:table-cell>
          <table:table-cell office:value-type="float" office:value="75.368146" calcext:value-type="float">
            <text:p>75.368146</text:p>
          </table:table-cell>
          <table:table-cell table:formula="of:=[.B1880]/16486.62" office:value-type="float" office:value="0.00457147347364105" calcext:value-type="float">
            <text:p>0.004571473473641</text:p>
          </table:table-cell>
          <table:table-cell office:value-type="float" office:value="2528078.4082682" calcext:value-type="float">
            <text:p>2528078.4082682</text:p>
          </table:table-cell>
        </table:table-row>
        <table:table-row table:style-name="ro1">
          <table:table-cell office:value-type="float" office:value="1912.74" calcext:value-type="float">
            <text:p>1912.74</text:p>
          </table:table-cell>
          <table:table-cell office:value-type="float" office:value="75.590891" calcext:value-type="float">
            <text:p>75.590891</text:p>
          </table:table-cell>
          <table:table-cell table:formula="of:=[.B1881]/16486.62" office:value-type="float" office:value="0.00458498412652199" calcext:value-type="float">
            <text:p>0.004584984126522</text:p>
          </table:table-cell>
          <table:table-cell office:value-type="float" office:value="2528155.3565329" calcext:value-type="float">
            <text:p>2528155.3565329</text:p>
          </table:table-cell>
        </table:table-row>
        <table:table-row table:style-name="ro1">
          <table:table-cell office:value-type="float" office:value="1913.76" calcext:value-type="float">
            <text:p>1913.76</text:p>
          </table:table-cell>
          <table:table-cell office:value-type="float" office:value="75.818883" calcext:value-type="float">
            <text:p>75.818883</text:p>
          </table:table-cell>
          <table:table-cell table:formula="of:=[.B1882]/16486.62" office:value-type="float" office:value="0.0045988130374813" calcext:value-type="float">
            <text:p>0.004598813037481</text:p>
          </table:table-cell>
          <table:table-cell office:value-type="float" office:value="2528232.5368839" calcext:value-type="float">
            <text:p>2528232.5368839</text:p>
          </table:table-cell>
        </table:table-row>
        <table:table-row table:style-name="ro1">
          <table:table-cell office:value-type="float" office:value="1914.78" calcext:value-type="float">
            <text:p>1914.78</text:p>
          </table:table-cell>
          <table:table-cell office:value-type="float" office:value="76.097977" calcext:value-type="float">
            <text:p>76.097977</text:p>
          </table:table-cell>
          <table:table-cell table:formula="of:=[.B1883]/16486.62" office:value-type="float" office:value="0.0046157415528471" calcext:value-type="float">
            <text:p>0.004615741552847</text:p>
          </table:table-cell>
          <table:table-cell office:value-type="float" office:value="2528310.0013403" calcext:value-type="float">
            <text:p>2528310.0013403</text:p>
          </table:table-cell>
        </table:table-row>
        <table:table-row table:style-name="ro1">
          <table:table-cell office:value-type="float" office:value="1915.79" calcext:value-type="float">
            <text:p>1915.79</text:p>
          </table:table-cell>
          <table:table-cell office:value-type="float" office:value="76.463239" calcext:value-type="float">
            <text:p>76.463239</text:p>
          </table:table-cell>
          <table:table-cell table:formula="of:=[.B1884]/16486.62" office:value-type="float" office:value="0.00463789660949303" calcext:value-type="float">
            <text:p>0.004637896609493</text:p>
          </table:table-cell>
          <table:table-cell office:value-type="float" office:value="2528387.8376179" calcext:value-type="float">
            <text:p>2528387.8376179</text:p>
          </table:table-cell>
        </table:table-row>
        <table:table-row table:style-name="ro1">
          <table:table-cell office:value-type="float" office:value="1916.81" calcext:value-type="float">
            <text:p>1916.81</text:p>
          </table:table-cell>
          <table:table-cell office:value-type="float" office:value="76.915705" calcext:value-type="float">
            <text:p>76.915705</text:p>
          </table:table-cell>
          <table:table-cell table:formula="of:=[.B1885]/16486.62" office:value-type="float" office:value="0.00466534104625448" calcext:value-type="float">
            <text:p>0.004665341046254</text:p>
          </table:table-cell>
          <table:table-cell office:value-type="float" office:value="2528466.1344864" calcext:value-type="float">
            <text:p>2528466.1344864</text:p>
          </table:table-cell>
        </table:table-row>
        <table:table-row table:style-name="ro1">
          <table:table-cell office:value-type="float" office:value="1917.83" calcext:value-type="float">
            <text:p>1917.83</text:p>
          </table:table-cell>
          <table:table-cell office:value-type="float" office:value="77.412849" calcext:value-type="float">
            <text:p>77.412849</text:p>
          </table:table-cell>
          <table:table-cell table:formula="of:=[.B1886]/16486.62" office:value-type="float" office:value="0.00469549543811891" calcext:value-type="float">
            <text:p>0.004695495438119</text:p>
          </table:table-cell>
          <table:table-cell office:value-type="float" office:value="2528544.9374258" calcext:value-type="float">
            <text:p>2528544.9374258</text:p>
          </table:table-cell>
        </table:table-row>
        <table:table-row table:style-name="ro1">
          <table:table-cell office:value-type="float" office:value="1918.85" calcext:value-type="float">
            <text:p>1918.85</text:p>
          </table:table-cell>
          <table:table-cell office:value-type="float" office:value="77.876369" calcext:value-type="float">
            <text:p>77.876369</text:p>
          </table:table-cell>
          <table:table-cell table:formula="of:=[.B1887]/16486.62" office:value-type="float" office:value="0.00472361035797513" calcext:value-type="float">
            <text:p>0.004723610357975</text:p>
          </table:table-cell>
          <table:table-cell office:value-type="float" office:value="2528624.2122088" calcext:value-type="float">
            <text:p>2528624.2122088</text:p>
          </table:table-cell>
        </table:table-row>
        <table:table-row table:style-name="ro1">
          <table:table-cell office:value-type="float" office:value="1919.87" calcext:value-type="float">
            <text:p>1919.87</text:p>
          </table:table-cell>
          <table:table-cell office:value-type="float" office:value="78.214127" calcext:value-type="float">
            <text:p>78.214127</text:p>
          </table:table-cell>
          <table:table-cell table:formula="of:=[.B1888]/16486.62" office:value-type="float" office:value="0.00474409715272142" calcext:value-type="float">
            <text:p>0.004744097152721</text:p>
          </table:table-cell>
          <table:table-cell office:value-type="float" office:value="2528703.8308152" calcext:value-type="float">
            <text:p>2528703.8308152</text:p>
          </table:table-cell>
        </table:table-row>
        <table:table-row table:style-name="ro1">
          <table:table-cell office:value-type="float" office:value="1920.88" calcext:value-type="float">
            <text:p>1920.88</text:p>
          </table:table-cell>
          <table:table-cell office:value-type="float" office:value="78.34828" calcext:value-type="float">
            <text:p>78.34828</text:p>
          </table:table-cell>
          <table:table-cell table:formula="of:=[.B1889]/16486.62" office:value-type="float" office:value="0.00475223423600471" calcext:value-type="float">
            <text:p>0.004752234236005</text:p>
          </table:table-cell>
          <table:table-cell office:value-type="float" office:value="2528783.5859838" calcext:value-type="float">
            <text:p>2528783.5859838</text:p>
          </table:table-cell>
        </table:table-row>
        <table:table-row table:style-name="ro1">
          <table:table-cell office:value-type="float" office:value="1921.9" calcext:value-type="float">
            <text:p>1921.9</text:p>
          </table:table-cell>
          <table:table-cell office:value-type="float" office:value="78.240293" calcext:value-type="float">
            <text:p>78.240293</text:p>
          </table:table-cell>
          <table:table-cell table:formula="of:=[.B1890]/16486.62" office:value-type="float" office:value="0.00474568425790126" calcext:value-type="float">
            <text:p>0.004745684257901</text:p>
          </table:table-cell>
          <table:table-cell office:value-type="float" office:value="2528863.2312257" calcext:value-type="float">
            <text:p>2528863.2312257</text:p>
          </table:table-cell>
        </table:table-row>
        <table:table-row table:style-name="ro1">
          <table:table-cell office:value-type="float" office:value="1922.92" calcext:value-type="float">
            <text:p>1922.92</text:p>
          </table:table-cell>
          <table:table-cell office:value-type="float" office:value="77.90552" calcext:value-type="float">
            <text:p>77.90552</text:p>
          </table:table-cell>
          <table:table-cell table:formula="of:=[.B1891]/16486.62" office:value-type="float" office:value="0.00472537851906576" calcext:value-type="float">
            <text:p>0.004725378519066</text:p>
          </table:table-cell>
          <table:table-cell office:value-type="float" office:value="2528942.5356828" calcext:value-type="float">
            <text:p>2528942.5356828</text:p>
          </table:table-cell>
        </table:table-row>
        <table:table-row table:style-name="ro1">
          <table:table-cell office:value-type="float" office:value="1923.94" calcext:value-type="float">
            <text:p>1923.94</text:p>
          </table:table-cell>
          <table:table-cell office:value-type="float" office:value="77.414067" calcext:value-type="float">
            <text:p>77.414067</text:p>
          </table:table-cell>
          <table:table-cell table:formula="of:=[.B1892]/16486.62" office:value-type="float" office:value="0.00469556931620915" calcext:value-type="float">
            <text:p>0.004695569316209</text:p>
          </table:table-cell>
          <table:table-cell office:value-type="float" office:value="2529021.339862" calcext:value-type="float">
            <text:p>2529021.339862</text:p>
          </table:table-cell>
        </table:table-row>
        <table:table-row table:style-name="ro1">
          <table:table-cell office:value-type="float" office:value="1924.96" calcext:value-type="float">
            <text:p>1924.96</text:p>
          </table:table-cell>
          <table:table-cell office:value-type="float" office:value="76.878848" calcext:value-type="float">
            <text:p>76.878848</text:p>
          </table:table-cell>
          <table:table-cell table:formula="of:=[.B1893]/16486.62" office:value-type="float" office:value="0.00466310547583434" calcext:value-type="float">
            <text:p>0.004663105475834</text:p>
          </table:table-cell>
          <table:table-cell office:value-type="float" office:value="2529099.5992115" calcext:value-type="float">
            <text:p>2529099.5992115</text:p>
          </table:table-cell>
        </table:table-row>
        <table:table-row table:style-name="ro1">
          <table:table-cell office:value-type="float" office:value="1925.97" calcext:value-type="float">
            <text:p>1925.97</text:p>
          </table:table-cell>
          <table:table-cell office:value-type="float" office:value="76.434726" calcext:value-type="float">
            <text:p>76.434726</text:p>
          </table:table-cell>
          <table:table-cell table:formula="of:=[.B1894]/16486.62" office:value-type="float" office:value="0.00463616714644967" calcext:value-type="float">
            <text:p>0.00463616714645</text:p>
          </table:table-cell>
          <table:table-cell office:value-type="float" office:value="2529177.4064645" calcext:value-type="float">
            <text:p>2529177.4064645</text:p>
          </table:table-cell>
        </table:table-row>
        <table:table-row table:style-name="ro1">
          <table:table-cell office:value-type="float" office:value="1926.99" calcext:value-type="float">
            <text:p>1926.99</text:p>
          </table:table-cell>
          <table:table-cell office:value-type="float" office:value="76.21377" calcext:value-type="float">
            <text:p>76.21377</text:p>
          </table:table-cell>
          <table:table-cell table:formula="of:=[.B1895]/16486.62" office:value-type="float" office:value="0.00462276500580471" calcext:value-type="float">
            <text:p>0.004622765005805</text:p>
          </table:table-cell>
          <table:table-cell office:value-type="float" office:value="2529254.9887941" calcext:value-type="float">
            <text:p>2529254.9887941</text:p>
          </table:table-cell>
        </table:table-row>
        <table:table-row table:style-name="ro1">
          <table:table-cell office:value-type="float" office:value="1928.01" calcext:value-type="float">
            <text:p>1928.01</text:p>
          </table:table-cell>
          <table:table-cell office:value-type="float" office:value="76.321268" calcext:value-type="float">
            <text:p>76.321268</text:p>
          </table:table-cell>
          <table:table-cell table:formula="of:=[.B1896]/16486.62" office:value-type="float" office:value="0.00462928532349263" calcext:value-type="float">
            <text:p>0.004629285323493</text:p>
          </table:table-cell>
          <table:table-cell office:value-type="float" office:value="2529332.6805513" calcext:value-type="float">
            <text:p>2529332.6805513</text:p>
          </table:table-cell>
        </table:table-row>
        <table:table-row table:style-name="ro1">
          <table:table-cell office:value-type="float" office:value="1929.03" calcext:value-type="float">
            <text:p>1929.03</text:p>
          </table:table-cell>
          <table:table-cell office:value-type="float" office:value="76.816038" calcext:value-type="float">
            <text:p>76.816038</text:p>
          </table:table-cell>
          <table:table-cell table:formula="of:=[.B1897]/16486.62" office:value-type="float" office:value="0.00465929571980188" calcext:value-type="float">
            <text:p>0.004659295719802</text:p>
          </table:table-cell>
          <table:table-cell office:value-type="float" office:value="2529410.875963" calcext:value-type="float">
            <text:p>2529410.875963</text:p>
          </table:table-cell>
        </table:table-row>
        <table:table-row table:style-name="ro1">
          <table:table-cell office:value-type="float" office:value="1930.05" calcext:value-type="float">
            <text:p>1930.05</text:p>
          </table:table-cell>
          <table:table-cell office:value-type="float" office:value="77.697513" calcext:value-type="float">
            <text:p>77.697513</text:p>
          </table:table-cell>
          <table:table-cell table:formula="of:=[.B1898]/16486.62" office:value-type="float" office:value="0.00471276180320769" calcext:value-type="float">
            <text:p>0.004712761803208</text:p>
          </table:table-cell>
          <table:table-cell office:value-type="float" office:value="2529489.968678" calcext:value-type="float">
            <text:p>2529489.968678</text:p>
          </table:table-cell>
        </table:table-row>
        <table:table-row table:style-name="ro1">
          <table:table-cell office:value-type="float" office:value="1931.06" calcext:value-type="float">
            <text:p>1931.06</text:p>
          </table:table-cell>
          <table:table-cell office:value-type="float" office:value="78.901344" calcext:value-type="float">
            <text:p>78.901344</text:p>
          </table:table-cell>
          <table:table-cell table:formula="of:=[.B1899]/16486.62" office:value-type="float" office:value="0.00478578046925325" calcext:value-type="float">
            <text:p>0.004785780469253</text:p>
          </table:table-cell>
          <table:table-cell office:value-type="float" office:value="2529570.2868412" calcext:value-type="float">
            <text:p>2529570.2868412</text:p>
          </table:table-cell>
        </table:table-row>
        <table:table-row table:style-name="ro1">
          <table:table-cell office:value-type="float" office:value="1932.08" calcext:value-type="float">
            <text:p>1932.08</text:p>
          </table:table-cell>
          <table:table-cell office:value-type="float" office:value="80.304765" calcext:value-type="float">
            <text:p>80.304765</text:p>
          </table:table-cell>
          <table:table-cell table:formula="of:=[.B1900]/16486.62" office:value-type="float" office:value="0.00487090531594711" calcext:value-type="float">
            <text:p>0.004870905315947</text:p>
          </table:table-cell>
          <table:table-cell office:value-type="float" office:value="2529652.0336265" calcext:value-type="float">
            <text:p>2529652.0336265</text:p>
          </table:table-cell>
        </table:table-row>
        <table:table-row table:style-name="ro1">
          <table:table-cell office:value-type="float" office:value="1933.1" calcext:value-type="float">
            <text:p>1933.1</text:p>
          </table:table-cell>
          <table:table-cell office:value-type="float" office:value="81.742125" calcext:value-type="float">
            <text:p>81.742125</text:p>
          </table:table-cell>
          <table:table-cell table:formula="of:=[.B1901]/16486.62" office:value-type="float" office:value="0.00495808874105184" calcext:value-type="float">
            <text:p>0.004958088741052</text:p>
          </table:table-cell>
          <table:table-cell office:value-type="float" office:value="2529735.2435821" calcext:value-type="float">
            <text:p>2529735.2435821</text:p>
          </table:table-cell>
        </table:table-row>
        <table:table-row table:style-name="ro1">
          <table:table-cell office:value-type="float" office:value="1934.12" calcext:value-type="float">
            <text:p>1934.12</text:p>
          </table:table-cell>
          <table:table-cell office:value-type="float" office:value="83.02955" calcext:value-type="float">
            <text:p>83.02955</text:p>
          </table:table-cell>
          <table:table-cell table:formula="of:=[.B1902]/16486.62" office:value-type="float" office:value="0.00503617782177305" calcext:value-type="float">
            <text:p>0.005036177821773</text:p>
          </table:table-cell>
          <table:table-cell office:value-type="float" office:value="2529819.7640807" calcext:value-type="float">
            <text:p>2529819.7640807</text:p>
          </table:table-cell>
        </table:table-row>
        <table:table-row table:style-name="ro1">
          <table:table-cell office:value-type="float" office:value="1935.14" calcext:value-type="float">
            <text:p>1935.14</text:p>
          </table:table-cell>
          <table:table-cell office:value-type="float" office:value="83.995649" calcext:value-type="float">
            <text:p>83.995649</text:p>
          </table:table-cell>
          <table:table-cell table:formula="of:=[.B1903]/16486.62" office:value-type="float" office:value="0.00509477679475842" calcext:value-type="float">
            <text:p>0.005094776794758</text:p>
          </table:table-cell>
          <table:table-cell office:value-type="float" office:value="2529905.268027" calcext:value-type="float">
            <text:p>2529905.268027</text:p>
          </table:table-cell>
        </table:table-row>
        <table:table-row table:style-name="ro1">
          <table:table-cell office:value-type="float" office:value="1936.15" calcext:value-type="float">
            <text:p>1936.15</text:p>
          </table:table-cell>
          <table:table-cell office:value-type="float" office:value="84.513068" calcext:value-type="float">
            <text:p>84.513068</text:p>
          </table:table-cell>
          <table:table-cell table:formula="of:=[.B1904]/16486.62" office:value-type="float" office:value="0.00512616097174557" calcext:value-type="float">
            <text:p>0.005126160971746</text:p>
          </table:table-cell>
          <table:table-cell office:value-type="float" office:value="2529991.2986831" calcext:value-type="float">
            <text:p>2529991.2986831</text:p>
          </table:table-cell>
        </table:table-row>
        <table:table-row table:style-name="ro1">
          <table:table-cell office:value-type="float" office:value="1937.17" calcext:value-type="float">
            <text:p>1937.17</text:p>
          </table:table-cell>
          <table:table-cell office:value-type="float" office:value="84.524346" calcext:value-type="float">
            <text:p>84.524346</text:p>
          </table:table-cell>
          <table:table-cell table:formula="of:=[.B1905]/16486.62" office:value-type="float" office:value="0.00512684504161556" calcext:value-type="float">
            <text:p>0.005126845041616</text:p>
          </table:table-cell>
          <table:table-cell office:value-type="float" office:value="2530077.3408198" calcext:value-type="float">
            <text:p>2530077.3408198</text:p>
          </table:table-cell>
        </table:table-row>
        <table:table-row table:style-name="ro1">
          <table:table-cell office:value-type="float" office:value="1938.19" calcext:value-type="float">
            <text:p>1938.19</text:p>
          </table:table-cell>
          <table:table-cell office:value-type="float" office:value="84.055717" calcext:value-type="float">
            <text:p>84.055717</text:p>
          </table:table-cell>
          <table:table-cell table:formula="of:=[.B1906]/16486.62" office:value-type="float" office:value="0.00509842023410499" calcext:value-type="float">
            <text:p>0.005098420234105</text:p>
          </table:table-cell>
          <table:table-cell office:value-type="float" office:value="2530162.905913" calcext:value-type="float">
            <text:p>2530162.905913</text:p>
          </table:table-cell>
        </table:table-row>
        <table:table-row table:style-name="ro1">
          <table:table-cell office:value-type="float" office:value="1939.21" calcext:value-type="float">
            <text:p>1939.21</text:p>
          </table:table-cell>
          <table:table-cell office:value-type="float" office:value="83.214483" calcext:value-type="float">
            <text:p>83.214483</text:p>
          </table:table-cell>
          <table:table-cell table:formula="of:=[.B1907]/16486.62" office:value-type="float" office:value="0.00504739497847345" calcext:value-type="float">
            <text:p>0.005047394978473</text:p>
          </table:table-cell>
          <table:table-cell office:value-type="float" office:value="2530247.6146659" calcext:value-type="float">
            <text:p>2530247.6146659</text:p>
          </table:table-cell>
        </table:table-row>
        <table:table-row table:style-name="ro1">
          <table:table-cell office:value-type="float" office:value="1940.23" calcext:value-type="float">
            <text:p>1940.23</text:p>
          </table:table-cell>
          <table:table-cell office:value-type="float" office:value="82.169144" calcext:value-type="float">
            <text:p>82.169144</text:p>
          </table:table-cell>
          <table:table-cell table:formula="of:=[.B1908]/16486.62" office:value-type="float" office:value="0.00498398968375568" calcext:value-type="float">
            <text:p>0.004983989683756</text:p>
          </table:table-cell>
          <table:table-cell office:value-type="float" office:value="2530331.2593088" calcext:value-type="float">
            <text:p>2530331.2593088</text:p>
          </table:table-cell>
        </table:table-row>
        <table:table-row table:style-name="ro1">
          <table:table-cell office:value-type="float" office:value="1941.24" calcext:value-type="float">
            <text:p>1941.24</text:p>
          </table:table-cell>
          <table:table-cell office:value-type="float" office:value="81.115724" calcext:value-type="float">
            <text:p>81.115724</text:p>
          </table:table-cell>
          <table:table-cell table:formula="of:=[.B1909]/16486.62" office:value-type="float" office:value="0.00492009423399096" calcext:value-type="float">
            <text:p>0.004920094233991</text:p>
          </table:table-cell>
          <table:table-cell office:value-type="float" office:value="2530413.831615" calcext:value-type="float">
            <text:p>2530413.831615</text:p>
          </table:table-cell>
        </table:table-row>
        <table:table-row table:style-name="ro1">
          <table:table-cell office:value-type="float" office:value="1942.26" calcext:value-type="float">
            <text:p>1942.26</text:p>
          </table:table-cell>
          <table:table-cell office:value-type="float" office:value="80.237438" calcext:value-type="float">
            <text:p>80.237438</text:p>
          </table:table-cell>
          <table:table-cell table:formula="of:=[.B1910]/16486.62" office:value-type="float" office:value="0.00486682158016622" calcext:value-type="float">
            <text:p>0.004866821580166</text:p>
          </table:table-cell>
          <table:table-cell office:value-type="float" office:value="2530495.5098644" calcext:value-type="float">
            <text:p>2530495.5098644</text:p>
          </table:table-cell>
        </table:table-row>
        <table:table-row table:style-name="ro1">
          <table:table-cell office:value-type="float" office:value="1943.28" calcext:value-type="float">
            <text:p>1943.28</text:p>
          </table:table-cell>
          <table:table-cell office:value-type="float" office:value="79.667023" calcext:value-type="float">
            <text:p>79.667023</text:p>
          </table:table-cell>
          <table:table-cell table:formula="of:=[.B1911]/16486.62" office:value-type="float" office:value="0.00483222291773572" calcext:value-type="float">
            <text:p>0.004832222917736</text:p>
          </table:table-cell>
          <table:table-cell office:value-type="float" office:value="2530576.6074565" calcext:value-type="float">
            <text:p>2530576.6074565</text:p>
          </table:table-cell>
        </table:table-row>
        <table:table-row table:style-name="ro1">
          <table:table-cell office:value-type="float" office:value="1944.3" calcext:value-type="float">
            <text:p>1944.3</text:p>
          </table:table-cell>
          <table:table-cell office:value-type="float" office:value="79.460834" calcext:value-type="float">
            <text:p>79.460834</text:p>
          </table:table-cell>
          <table:table-cell table:formula="of:=[.B1912]/16486.62" office:value-type="float" office:value="0.00481971647311578" calcext:value-type="float">
            <text:p>0.004819716473116</text:p>
          </table:table-cell>
          <table:table-cell office:value-type="float" office:value="2530657.4951568" calcext:value-type="float">
            <text:p>2530657.4951568</text:p>
          </table:table-cell>
        </table:table-row>
        <table:table-row table:style-name="ro1">
          <table:table-cell office:value-type="float" office:value="1945.32" calcext:value-type="float">
            <text:p>1945.32</text:p>
          </table:table-cell>
          <table:table-cell office:value-type="float" office:value="79.591218" calcext:value-type="float">
            <text:p>79.591218</text:p>
          </table:table-cell>
          <table:table-cell table:formula="of:=[.B1913]/16486.62" office:value-type="float" office:value="0.00482762494677502" calcext:value-type="float">
            <text:p>0.004827624946775</text:p>
          </table:table-cell>
          <table:table-cell office:value-type="float" office:value="2530738.5155821" calcext:value-type="float">
            <text:p>2530738.5155821</text:p>
          </table:table-cell>
        </table:table-row>
        <table:table-row table:style-name="ro1">
          <table:table-cell office:value-type="float" office:value="1946.33" calcext:value-type="float">
            <text:p>1946.33</text:p>
          </table:table-cell>
          <table:table-cell office:value-type="float" office:value="79.959212" calcext:value-type="float">
            <text:p>79.959212</text:p>
          </table:table-cell>
          <table:table-cell table:formula="of:=[.B1914]/16486.62" office:value-type="float" office:value="0.00484994571355439" calcext:value-type="float">
            <text:p>0.004849945713554</text:p>
          </table:table-cell>
          <table:table-cell office:value-type="float" office:value="2530819.9106092" calcext:value-type="float">
            <text:p>2530819.9106092</text:p>
          </table:table-cell>
        </table:table-row>
        <table:table-row table:style-name="ro1">
          <table:table-cell office:value-type="float" office:value="1947.35" calcext:value-type="float">
            <text:p>1947.35</text:p>
          </table:table-cell>
          <table:table-cell office:value-type="float" office:value="80.424367" calcext:value-type="float">
            <text:p>80.424367</text:p>
          </table:table-cell>
          <table:table-cell table:formula="of:=[.B1915]/16486.62" office:value-type="float" office:value="0.00487815980473863" calcext:value-type="float">
            <text:p>0.004878159804739</text:p>
          </table:table-cell>
          <table:table-cell office:value-type="float" office:value="2530901.7791446" calcext:value-type="float">
            <text:p>2530901.7791446</text:p>
          </table:table-cell>
        </table:table-row>
        <table:table-row table:style-name="ro1">
          <table:table-cell office:value-type="float" office:value="1948.37" calcext:value-type="float">
            <text:p>1948.37</text:p>
          </table:table-cell>
          <table:table-cell office:value-type="float" office:value="80.843919" calcext:value-type="float">
            <text:p>80.843919</text:p>
          </table:table-cell>
          <table:table-cell table:formula="of:=[.B1916]/16486.62" office:value-type="float" office:value="0.00490360783471688" calcext:value-type="float">
            <text:p>0.004903607834717</text:p>
          </table:table-cell>
          <table:table-cell office:value-type="float" office:value="2530984.0747652" calcext:value-type="float">
            <text:p>2530984.0747652</text:p>
          </table:table-cell>
        </table:table-row>
        <table:table-row table:style-name="ro1">
          <table:table-cell office:value-type="float" office:value="1949.39" calcext:value-type="float">
            <text:p>1949.39</text:p>
          </table:table-cell>
          <table:table-cell office:value-type="float" office:value="81.110825" calcext:value-type="float">
            <text:p>81.110825</text:p>
          </table:table-cell>
          <table:table-cell table:formula="of:=[.B1917]/16486.62" office:value-type="float" office:value="0.00491979708393837" calcext:value-type="float">
            <text:p>0.004919797083938</text:p>
          </table:table-cell>
          <table:table-cell office:value-type="float" office:value="2531066.6420854" calcext:value-type="float">
            <text:p>2531066.6420854</text:p>
          </table:table-cell>
        </table:table-row>
        <table:table-row table:style-name="ro1">
          <table:table-cell office:value-type="float" office:value="1950.41" calcext:value-type="float">
            <text:p>1950.41</text:p>
          </table:table-cell>
          <table:table-cell office:value-type="float" office:value="81.180385" calcext:value-type="float">
            <text:p>81.180385</text:p>
          </table:table-cell>
          <table:table-cell table:formula="of:=[.B1918]/16486.62" office:value-type="float" office:value="0.00492401626288469" calcext:value-type="float">
            <text:p>0.004924016262885</text:p>
          </table:table-cell>
          <table:table-cell office:value-type="float" office:value="2531149.2802147" calcext:value-type="float">
            <text:p>2531149.2802147</text:p>
          </table:table-cell>
        </table:table-row>
        <table:table-row table:style-name="ro1">
          <table:table-cell office:value-type="float" office:value="1951.42" calcext:value-type="float">
            <text:p>1951.42</text:p>
          </table:table-cell>
          <table:table-cell office:value-type="float" office:value="81.07822" calcext:value-type="float">
            <text:p>81.07822</text:p>
          </table:table-cell>
          <table:table-cell table:formula="of:=[.B1919]/16486.62" office:value-type="float" office:value="0.00491781941962634" calcext:value-type="float">
            <text:p>0.004917819419626</text:p>
          </table:table-cell>
          <table:table-cell office:value-type="float" office:value="2531231.8143442" calcext:value-type="float">
            <text:p>2531231.8143442</text:p>
          </table:table-cell>
        </table:table-row>
        <table:table-row table:style-name="ro1">
          <table:table-cell office:value-type="float" office:value="1952.44" calcext:value-type="float">
            <text:p>1952.44</text:p>
          </table:table-cell>
          <table:table-cell office:value-type="float" office:value="80.887826" calcext:value-type="float">
            <text:p>80.887826</text:p>
          </table:table-cell>
          <table:table-cell table:formula="of:=[.B1920]/16486.62" office:value-type="float" office:value="0.00490627102462482" calcext:value-type="float">
            <text:p>0.004906271024625</text:p>
          </table:table-cell>
          <table:table-cell office:value-type="float" office:value="2531314.1546611" calcext:value-type="float">
            <text:p>2531314.1546611</text:p>
          </table:table-cell>
        </table:table-row>
        <table:table-row table:style-name="ro1">
          <table:table-cell office:value-type="float" office:value="1953.46" calcext:value-type="float">
            <text:p>1953.46</text:p>
          </table:table-cell>
          <table:table-cell office:value-type="float" office:value="80.722" calcext:value-type="float">
            <text:p>80.722</text:p>
          </table:table-cell>
          <table:table-cell table:formula="of:=[.B1921]/16486.62" office:value-type="float" office:value="0.00489621280771923" calcext:value-type="float">
            <text:p>0.004896212807719</text:p>
          </table:table-cell>
          <table:table-cell office:value-type="float" office:value="2531396.3261733" calcext:value-type="float">
            <text:p>2531396.3261733</text:p>
          </table:table-cell>
        </table:table-row>
        <table:table-row table:style-name="ro1">
          <table:table-cell office:value-type="float" office:value="1954.48" calcext:value-type="float">
            <text:p>1954.48</text:p>
          </table:table-cell>
          <table:table-cell office:value-type="float" office:value="80.687418" calcext:value-type="float">
            <text:p>80.687418</text:p>
          </table:table-cell>
          <table:table-cell table:formula="of:=[.B1922]/16486.62" office:value-type="float" office:value="0.00489411522798488" calcext:value-type="float">
            <text:p>0.004894115227985</text:p>
          </table:table-cell>
          <table:table-cell office:value-type="float" office:value="2531478.4624833" calcext:value-type="float">
            <text:p>2531478.4624833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80.853782" calcext:value-type="float">
            <text:p>80.853782</text:p>
          </table:table-cell>
          <table:table-cell table:formula="of:=[.B1923]/16486.62" office:value-type="float" office:value="0.00490420607741308" calcext:value-type="float">
            <text:p>0.004904206077413</text:p>
          </table:table-cell>
          <table:table-cell office:value-type="float" office:value="2531560.7681446" calcext:value-type="float">
            <text:p>2531560.7681446</text:p>
          </table:table-cell>
        </table:table-row>
        <table:table-row table:style-name="ro1">
          <table:table-cell office:value-type="float" office:value="1956.51" calcext:value-type="float">
            <text:p>1956.51</text:p>
          </table:table-cell>
          <table:table-cell office:value-type="float" office:value="81.237228" calcext:value-type="float">
            <text:p>81.237228</text:p>
          </table:table-cell>
          <table:table-cell table:formula="of:=[.B1924]/16486.62" office:value-type="float" office:value="0.00492746408906131" calcext:value-type="float">
            <text:p>0.004927464089061</text:p>
          </table:table-cell>
          <table:table-cell office:value-type="float" office:value="2531643.4641371" calcext:value-type="float">
            <text:p>2531643.4641371</text:p>
          </table:table-cell>
        </table:table-row>
        <table:table-row table:style-name="ro1">
          <table:table-cell office:value-type="float" office:value="1957.53" calcext:value-type="float">
            <text:p>1957.53</text:p>
          </table:table-cell>
          <table:table-cell office:value-type="float" office:value="81.802709" calcext:value-type="float">
            <text:p>81.802709</text:p>
          </table:table-cell>
          <table:table-cell table:formula="of:=[.B1925]/16486.62" office:value-type="float" office:value="0.0049617634785056" calcext:value-type="float">
            <text:p>0.004961763478506</text:p>
          </table:table-cell>
          <table:table-cell office:value-type="float" office:value="2531726.735765" calcext:value-type="float">
            <text:p>2531726.735765</text:p>
          </table:table-cell>
        </table:table-row>
        <table:table-row table:style-name="ro1">
          <table:table-cell office:value-type="float" office:value="1958.55" calcext:value-type="float">
            <text:p>1958.55</text:p>
          </table:table-cell>
          <table:table-cell office:value-type="float" office:value="82.483213" calcext:value-type="float">
            <text:p>82.483213</text:p>
          </table:table-cell>
          <table:table-cell table:formula="of:=[.B1926]/16486.62" office:value-type="float" office:value="0.0050030396163677" calcext:value-type="float">
            <text:p>0.005003039616368</text:p>
          </table:table-cell>
          <table:table-cell office:value-type="float" office:value="2531810.7001165" calcext:value-type="float">
            <text:p>2531810.7001165</text:p>
          </table:table-cell>
        </table:table-row>
        <table:table-row table:style-name="ro1">
          <table:table-cell office:value-type="float" office:value="1959.57" calcext:value-type="float">
            <text:p>1959.57</text:p>
          </table:table-cell>
          <table:table-cell office:value-type="float" office:value="83.207614" calcext:value-type="float">
            <text:p>83.207614</text:p>
          </table:table-cell>
          <table:table-cell table:formula="of:=[.B1927]/16486.62" office:value-type="float" office:value="0.00504697833758527" calcext:value-type="float">
            <text:p>0.005046978337585</text:p>
          </table:table-cell>
          <table:table-cell office:value-type="float" office:value="2531895.4018766" calcext:value-type="float">
            <text:p>2531895.4018766</text:p>
          </table:table-cell>
        </table:table-row>
        <table:table-row table:style-name="ro1">
          <table:table-cell office:value-type="float" office:value="1960.58" calcext:value-type="float">
            <text:p>1960.58</text:p>
          </table:table-cell>
          <table:table-cell office:value-type="float" office:value="83.925936" calcext:value-type="float">
            <text:p>83.925936</text:p>
          </table:table-cell>
          <table:table-cell table:formula="of:=[.B1928]/16486.62" office:value-type="float" office:value="0.00509054833555938" calcext:value-type="float">
            <text:p>0.005090548335559</text:p>
          </table:table-cell>
          <table:table-cell office:value-type="float" office:value="2531980.8348579" calcext:value-type="float">
            <text:p>2531980.8348579</text:p>
          </table:table-cell>
        </table:table-row>
        <table:table-row table:style-name="ro1">
          <table:table-cell office:value-type="float" office:value="1961.6" calcext:value-type="float">
            <text:p>1961.6</text:p>
          </table:table-cell>
          <table:table-cell office:value-type="float" office:value="84.622183" calcext:value-type="float">
            <text:p>84.622183</text:p>
          </table:table-cell>
          <table:table-cell table:formula="of:=[.B1929]/16486.62" office:value-type="float" office:value="0.00513277936896708" calcext:value-type="float">
            <text:p>0.005132779368967</text:p>
          </table:table-cell>
          <table:table-cell office:value-type="float" office:value="2532066.9765888" calcext:value-type="float">
            <text:p>2532066.9765888</text:p>
          </table:table-cell>
        </table:table-row>
        <table:table-row table:style-name="ro1">
          <table:table-cell office:value-type="float" office:value="1962.62" calcext:value-type="float">
            <text:p>1962.62</text:p>
          </table:table-cell>
          <table:table-cell office:value-type="float" office:value="85.310261" calcext:value-type="float">
            <text:p>85.310261</text:p>
          </table:table-cell>
          <table:table-cell table:formula="of:=[.B1930]/16486.62" office:value-type="float" office:value="0.00517451490966614" calcext:value-type="float">
            <text:p>0.005174514909666</text:p>
          </table:table-cell>
          <table:table-cell office:value-type="float" office:value="2532153.8187532" calcext:value-type="float">
            <text:p>2532153.8187532</text:p>
          </table:table-cell>
        </table:table-row>
        <table:table-row table:style-name="ro1">
          <table:table-cell office:value-type="float" office:value="1963.64" calcext:value-type="float">
            <text:p>1963.64</text:p>
          </table:table-cell>
          <table:table-cell office:value-type="float" office:value="86.015858" calcext:value-type="float">
            <text:p>86.015858</text:p>
          </table:table-cell>
          <table:table-cell table:formula="of:=[.B1931]/16486.62" office:value-type="float" office:value="0.00521731306962858" calcext:value-type="float">
            <text:p>0.005217313069629</text:p>
          </table:table-cell>
          <table:table-cell office:value-type="float" office:value="2532241.379185" calcext:value-type="float">
            <text:p>2532241.379185</text:p>
          </table:table-cell>
        </table:table-row>
        <table:table-row table:style-name="ro1">
          <table:table-cell office:value-type="float" office:value="1964.66" calcext:value-type="float">
            <text:p>1964.66</text:p>
          </table:table-cell>
          <table:table-cell office:value-type="float" office:value="86.753371" calcext:value-type="float">
            <text:p>86.753371</text:p>
          </table:table-cell>
          <table:table-cell table:formula="of:=[.B1932]/16486.62" office:value-type="float" office:value="0.00526204710243822" calcext:value-type="float">
            <text:p>0.005262047102438</text:p>
          </table:table-cell>
          <table:table-cell office:value-type="float" office:value="2532329.6903735" calcext:value-type="float">
            <text:p>2532329.6903735</text:p>
          </table:table-cell>
        </table:table-row>
        <table:table-row table:style-name="ro1">
          <table:table-cell office:value-type="float" office:value="1965.67" calcext:value-type="float">
            <text:p>1965.67</text:p>
          </table:table-cell>
          <table:table-cell office:value-type="float" office:value="87.509358" calcext:value-type="float">
            <text:p>87.509358</text:p>
          </table:table-cell>
          <table:table-cell table:formula="of:=[.B1933]/16486.62" office:value-type="float" office:value="0.00530790168027164" calcext:value-type="float">
            <text:p>0.005307901680272</text:p>
          </table:table-cell>
          <table:table-cell office:value-type="float" office:value="2532418.7711236" calcext:value-type="float">
            <text:p>2532418.7711236</text:p>
          </table:table-cell>
        </table:table-row>
        <table:table-row table:style-name="ro1">
          <table:table-cell office:value-type="float" office:value="1966.69" calcext:value-type="float">
            <text:p>1966.69</text:p>
          </table:table-cell>
          <table:table-cell office:value-type="float" office:value="88.241265" calcext:value-type="float">
            <text:p>88.241265</text:p>
          </table:table-cell>
          <table:table-cell table:formula="of:=[.B1934]/16486.62" office:value-type="float" office:value="0.00535229567976941" calcext:value-type="float">
            <text:p>0.005352295679769</text:p>
          </table:table-cell>
          <table:table-cell office:value-type="float" office:value="2532508.5969238" calcext:value-type="float">
            <text:p>2532508.5969238</text:p>
          </table:table-cell>
        </table:table-row>
        <table:table-row table:style-name="ro1">
          <table:table-cell office:value-type="float" office:value="1967.71" calcext:value-type="float">
            <text:p>1967.71</text:p>
          </table:table-cell>
          <table:table-cell office:value-type="float" office:value="88.893268" calcext:value-type="float">
            <text:p>88.893268</text:p>
          </table:table-cell>
          <table:table-cell table:formula="of:=[.B1935]/16486.62" office:value-type="float" office:value="0.0053918430824511" calcext:value-type="float">
            <text:p>0.005391843082451</text:p>
          </table:table-cell>
          <table:table-cell office:value-type="float" office:value="2532599.0864349" calcext:value-type="float">
            <text:p>2532599.0864349</text:p>
          </table:table-cell>
        </table:table-row>
        <table:table-row table:style-name="ro1">
          <table:table-cell office:value-type="float" office:value="1968.73" calcext:value-type="float">
            <text:p>1968.73</text:p>
          </table:table-cell>
          <table:table-cell office:value-type="float" office:value="89.422779" calcext:value-type="float">
            <text:p>89.422779</text:p>
          </table:table-cell>
          <table:table-cell table:formula="of:=[.B1936]/16486.62" office:value-type="float" office:value="0.0054239607026789" calcext:value-type="float">
            <text:p>0.005423960702679</text:p>
          </table:table-cell>
          <table:table-cell office:value-type="float" office:value="2532690.1149654" calcext:value-type="float">
            <text:p>2532690.1149654</text:p>
          </table:table-cell>
        </table:table-row>
        <table:table-row table:style-name="ro1">
          <table:table-cell office:value-type="float" office:value="1969.75" calcext:value-type="float">
            <text:p>1969.75</text:p>
          </table:table-cell>
          <table:table-cell office:value-type="float" office:value="89.825294" calcext:value-type="float">
            <text:p>89.825294</text:p>
          </table:table-cell>
          <table:table-cell table:formula="of:=[.B1937]/16486.62" office:value-type="float" office:value="0.00544837534922258" calcext:value-type="float">
            <text:p>0.005448375349223</text:p>
          </table:table-cell>
          <table:table-cell office:value-type="float" office:value="2532781.5532385" calcext:value-type="float">
            <text:p>2532781.5532385</text:p>
          </table:table-cell>
        </table:table-row>
        <table:table-row table:style-name="ro1">
          <table:table-cell office:value-type="float" office:value="1970.76" calcext:value-type="float">
            <text:p>1970.76</text:p>
          </table:table-cell>
          <table:table-cell office:value-type="float" office:value="90.144612" calcext:value-type="float">
            <text:p>90.144612</text:p>
          </table:table-cell>
          <table:table-cell table:formula="of:=[.B1938]/16486.62" office:value-type="float" office:value="0.00546774366122347" calcext:value-type="float">
            <text:p>0.005467743661223</text:p>
          </table:table-cell>
          <table:table-cell office:value-type="float" office:value="2532873.3165631" calcext:value-type="float">
            <text:p>2532873.3165631</text:p>
          </table:table-cell>
        </table:table-row>
        <table:table-row table:style-name="ro1">
          <table:table-cell office:value-type="float" office:value="1971.78" calcext:value-type="float">
            <text:p>1971.78</text:p>
          </table:table-cell>
          <table:table-cell office:value-type="float" office:value="90.460888" calcext:value-type="float">
            <text:p>90.460888</text:p>
          </table:table-cell>
          <table:table-cell table:formula="of:=[.B1939]/16486.62" office:value-type="float" office:value="0.0054869274599645" calcext:value-type="float">
            <text:p>0.005486927459965</text:p>
          </table:table-cell>
          <table:table-cell office:value-type="float" office:value="2532965.4018437" calcext:value-type="float">
            <text:p>2532965.4018437</text:p>
          </table:table-cell>
        </table:table-row>
        <table:table-row table:style-name="ro1">
          <table:table-cell office:value-type="float" office:value="1972.8" calcext:value-type="float">
            <text:p>1972.8</text:p>
          </table:table-cell>
          <table:table-cell office:value-type="float" office:value="90.858547" calcext:value-type="float">
            <text:p>90.858547</text:p>
          </table:table-cell>
          <table:table-cell table:formula="of:=[.B1940]/16486.62" office:value-type="float" office:value="0.0055110475646312" calcext:value-type="float">
            <text:p>0.005511047564631</text:p>
          </table:table-cell>
          <table:table-cell office:value-type="float" office:value="2533057.8919234" calcext:value-type="float">
            <text:p>2533057.8919234</text:p>
          </table:table-cell>
        </table:table-row>
        <table:table-row table:style-name="ro1">
          <table:table-cell office:value-type="float" office:value="1973.82" calcext:value-type="float">
            <text:p>1973.82</text:p>
          </table:table-cell>
          <table:table-cell office:value-type="float" office:value="91.385804" calcext:value-type="float">
            <text:p>91.385804</text:p>
          </table:table-cell>
          <table:table-cell table:formula="of:=[.B1941]/16486.62" office:value-type="float" office:value="0.00554302846793339" calcext:value-type="float">
            <text:p>0.005543028467933</text:p>
          </table:table-cell>
          <table:table-cell office:value-type="float" office:value="2533150.918728" calcext:value-type="float">
            <text:p>2533150.918728</text:p>
          </table:table-cell>
        </table:table-row>
        <table:table-row table:style-name="ro1">
          <table:table-cell office:value-type="float" office:value="1974.84" calcext:value-type="float">
            <text:p>1974.84</text:p>
          </table:table-cell>
          <table:table-cell office:value-type="float" office:value="92.023102" calcext:value-type="float">
            <text:p>92.023102</text:p>
          </table:table-cell>
          <table:table-cell table:formula="of:=[.B1942]/16486.62" office:value-type="float" office:value="0.00558168393521534" calcext:value-type="float">
            <text:p>0.005581683935215</text:p>
          </table:table-cell>
          <table:table-cell office:value-type="float" office:value="2533244.5942753" calcext:value-type="float">
            <text:p>2533244.5942753</text:p>
          </table:table-cell>
        </table:table-row>
        <table:table-row table:style-name="ro1">
          <table:table-cell office:value-type="float" office:value="1975.85" calcext:value-type="float">
            <text:p>1975.85</text:p>
          </table:table-cell>
          <table:table-cell office:value-type="float" office:value="92.67615" calcext:value-type="float">
            <text:p>92.67615</text:p>
          </table:table-cell>
          <table:table-cell table:formula="of:=[.B1943]/16486.62" office:value-type="float" office:value="0.00562129472262962" calcext:value-type="float">
            <text:p>0.00562129472263</text:p>
          </table:table-cell>
          <table:table-cell office:value-type="float" office:value="2533338.9345965" calcext:value-type="float">
            <text:p>2533338.9345965</text:p>
          </table:table-cell>
        </table:table-row>
        <table:table-row table:style-name="ro1">
          <table:table-cell office:value-type="float" office:value="1976.87" calcext:value-type="float">
            <text:p>1976.87</text:p>
          </table:table-cell>
          <table:table-cell office:value-type="float" office:value="93.200543" calcext:value-type="float">
            <text:p>93.200543</text:p>
          </table:table-cell>
          <table:table-cell table:formula="of:=[.B1944]/16486.62" office:value-type="float" office:value="0.00565310190930585" calcext:value-type="float">
            <text:p>0.005653101909306</text:p>
          </table:table-cell>
          <table:table-cell office:value-type="float" office:value="2533433.8087278" calcext:value-type="float">
            <text:p>2533433.8087278</text:p>
          </table:table-cell>
        </table:table-row>
        <table:table-row table:style-name="ro1">
          <table:table-cell office:value-type="float" office:value="1977.89" calcext:value-type="float">
            <text:p>1977.89</text:p>
          </table:table-cell>
          <table:table-cell office:value-type="float" office:value="93.45228" calcext:value-type="float">
            <text:p>93.45228</text:p>
          </table:table-cell>
          <table:table-cell table:formula="of:=[.B1945]/16486.62" office:value-type="float" office:value="0.00566837107909323" calcext:value-type="float">
            <text:p>0.005668371079093</text:p>
          </table:table-cell>
          <table:table-cell office:value-type="float" office:value="2533528.9391161" calcext:value-type="float">
            <text:p>2533528.9391161</text:p>
          </table:table-cell>
        </table:table-row>
        <table:table-row table:style-name="ro1">
          <table:table-cell office:value-type="float" office:value="1978.91" calcext:value-type="float">
            <text:p>1978.91</text:p>
          </table:table-cell>
          <table:table-cell office:value-type="float" office:value="93.346814" calcext:value-type="float">
            <text:p>93.346814</text:p>
          </table:table-cell>
          <table:table-cell table:formula="of:=[.B1946]/16486.62" office:value-type="float" office:value="0.00566197401286619" calcext:value-type="float">
            <text:p>0.005661974012866</text:p>
          </table:table-cell>
          <table:table-cell office:value-type="float" office:value="2533623.9621445" calcext:value-type="float">
            <text:p>2533623.9621445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92.903854" calcext:value-type="float">
            <text:p>92.903854</text:p>
          </table:table-cell>
          <table:table-cell table:formula="of:=[.B1947]/16486.62" office:value-type="float" office:value="0.00563510616487794" calcext:value-type="float">
            <text:p>0.005635106164878</text:p>
          </table:table-cell>
          <table:table-cell office:value-type="float" office:value="2533718.5342586" calcext:value-type="float">
            <text:p>2533718.5342586</text:p>
          </table:table-cell>
        </table:table-row>
        <table:table-row table:style-name="ro1">
          <table:table-cell office:value-type="float" office:value="1980.94" calcext:value-type="float">
            <text:p>1980.94</text:p>
          </table:table-cell>
          <table:table-cell office:value-type="float" office:value="92.258442" calcext:value-type="float">
            <text:p>92.258442</text:p>
          </table:table-cell>
          <table:table-cell table:formula="of:=[.B1948]/16486.62" office:value-type="float" office:value="0.00559595854092592" calcext:value-type="float">
            <text:p>0.005595958540926</text:p>
          </table:table-cell>
          <table:table-cell office:value-type="float" office:value="2533812.4493712" calcext:value-type="float">
            <text:p>2533812.4493712</text:p>
          </table:table-cell>
        </table:table-row>
        <table:table-row table:style-name="ro1">
          <table:table-cell office:value-type="float" office:value="1981.96" calcext:value-type="float">
            <text:p>1981.96</text:p>
          </table:table-cell>
          <table:table-cell office:value-type="float" office:value="91.630343" calcext:value-type="float">
            <text:p>91.630343</text:p>
          </table:table-cell>
          <table:table-cell table:formula="of:=[.B1949]/16486.62" office:value-type="float" office:value="0.00555786104125649" calcext:value-type="float">
            <text:p>0.005557861041256</text:p>
          </table:table-cell>
          <table:table-cell office:value-type="float" office:value="2533905.7251066" calcext:value-type="float">
            <text:p>2533905.7251066</text:p>
          </table:table-cell>
        </table:table-row>
        <table:table-row table:style-name="ro1">
          <table:table-cell office:value-type="float" office:value="1982.98" calcext:value-type="float">
            <text:p>1982.98</text:p>
          </table:table-cell>
          <table:table-cell office:value-type="float" office:value="91.259182" calcext:value-type="float">
            <text:p>91.259182</text:p>
          </table:table-cell>
          <table:table-cell table:formula="of:=[.B1950]/16486.62" office:value-type="float" office:value="0.00553534817931147" calcext:value-type="float">
            <text:p>0.005535348179311</text:p>
          </table:table-cell>
          <table:table-cell office:value-type="float" office:value="2533998.6230161" calcext:value-type="float">
            <text:p>2533998.623016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1.326211" calcext:value-type="float">
            <text:p>91.326211</text:p>
          </table:table-cell>
          <table:table-cell table:formula="of:=[.B1951]/16486.62" office:value-type="float" office:value="0.0055394138398289" calcext:value-type="float">
            <text:p>0.005539413839829</text:p>
          </table:table-cell>
          <table:table-cell office:value-type="float" office:value="2534091.5891577" calcext:value-type="float">
            <text:p>2534091.5891577</text:p>
          </table:table-cell>
        </table:table-row>
        <table:table-row table:style-name="ro1">
          <table:table-cell office:value-type="float" office:value="1985.02" calcext:value-type="float">
            <text:p>1985.02</text:p>
          </table:table-cell>
          <table:table-cell office:value-type="float" office:value="91.889704" calcext:value-type="float">
            <text:p>91.889704</text:p>
          </table:table-cell>
          <table:table-cell table:formula="of:=[.B1952]/16486.62" office:value-type="float" office:value="0.00557359264664316" calcext:value-type="float">
            <text:p>0.005573592646643</text:p>
          </table:table-cell>
          <table:table-cell office:value-type="float" office:value="2534185.1289108" calcext:value-type="float">
            <text:p>2534185.1289108</text:p>
          </table:table-cell>
        </table:table-row>
        <table:table-row table:style-name="ro1">
          <table:table-cell office:value-type="float" office:value="1986.03" calcext:value-type="float">
            <text:p>1986.03</text:p>
          </table:table-cell>
          <table:table-cell office:value-type="float" office:value="92.85719" calcext:value-type="float">
            <text:p>92.85719</text:p>
          </table:table-cell>
          <table:table-cell table:formula="of:=[.B1953]/16486.62" office:value-type="float" office:value="0.00563227574845542" calcext:value-type="float">
            <text:p>0.005632275748455</text:p>
          </table:table-cell>
          <table:table-cell office:value-type="float" office:value="2534279.6535236" calcext:value-type="float">
            <text:p>2534279.6535236</text:p>
          </table:table-cell>
        </table:table-row>
        <table:table-row table:style-name="ro1">
          <table:table-cell office:value-type="float" office:value="1987.05" calcext:value-type="float">
            <text:p>1987.05</text:p>
          </table:table-cell>
          <table:table-cell office:value-type="float" office:value="94.0053" calcext:value-type="float">
            <text:p>94.0053</text:p>
          </table:table-cell>
          <table:table-cell table:formula="of:=[.B1954]/16486.62" office:value-type="float" office:value="0.00570191464351092" calcext:value-type="float">
            <text:p>0.005701914643511</text:p>
          </table:table-cell>
          <table:table-cell office:value-type="float" office:value="2534375.3468621" calcext:value-type="float">
            <text:p>2534375.3468621</text:p>
          </table:table-cell>
        </table:table-row>
        <table:table-row table:style-name="ro1">
          <table:table-cell office:value-type="float" office:value="1988.07" calcext:value-type="float">
            <text:p>1988.07</text:p>
          </table:table-cell>
          <table:table-cell office:value-type="float" office:value="95.041507" calcext:value-type="float">
            <text:p>95.041507</text:p>
          </table:table-cell>
          <table:table-cell table:formula="of:=[.B1955]/16486.62" office:value-type="float" office:value="0.00576476603451769" calcext:value-type="float">
            <text:p>0.005764766034518</text:p>
          </table:table-cell>
          <table:table-cell office:value-type="float" office:value="2534472.0950148" calcext:value-type="float">
            <text:p>2534472.0950148</text:p>
          </table:table-cell>
        </table:table-row>
        <table:table-row table:style-name="ro1">
          <table:table-cell office:value-type="float" office:value="1989.09" calcext:value-type="float">
            <text:p>1989.09</text:p>
          </table:table-cell>
          <table:table-cell office:value-type="float" office:value="95.687637" calcext:value-type="float">
            <text:p>95.687637</text:p>
          </table:table-cell>
          <table:table-cell table:formula="of:=[.B1956]/16486.62" office:value-type="float" office:value="0.0058039572089367" calcext:value-type="float">
            <text:p>0.005803957208937</text:p>
          </table:table-cell>
          <table:table-cell office:value-type="float" office:value="2534569.5009005" calcext:value-type="float">
            <text:p>2534569.5009005</text:p>
          </table:table-cell>
        </table:table-row>
        <table:table-row table:style-name="ro1">
          <table:table-cell office:value-type="float" office:value="1990.11" calcext:value-type="float">
            <text:p>1990.11</text:p>
          </table:table-cell>
          <table:table-cell office:value-type="float" office:value="95.757822" calcext:value-type="float">
            <text:p>95.757822</text:p>
          </table:table-cell>
          <table:table-cell table:formula="of:=[.B1957]/16486.62" office:value-type="float" office:value="0.00580821429741208" calcext:value-type="float">
            <text:p>0.005808214297412</text:p>
          </table:table-cell>
          <table:table-cell office:value-type="float" office:value="2534666.9782311" calcext:value-type="float">
            <text:p>2534666.9782311</text:p>
          </table:table-cell>
        </table:table-row>
        <table:table-row table:style-name="ro1">
          <table:table-cell office:value-type="float" office:value="1991.12" calcext:value-type="float">
            <text:p>1991.12</text:p>
          </table:table-cell>
          <table:table-cell office:value-type="float" office:value="95.206088" calcext:value-type="float">
            <text:p>95.206088</text:p>
          </table:table-cell>
          <table:table-cell table:formula="of:=[.B1958]/16486.62" office:value-type="float" office:value="0.00577474873564139" calcext:value-type="float">
            <text:p>0.005774748735641</text:p>
          </table:table-cell>
          <table:table-cell office:value-type="float" office:value="2534763.8939203" calcext:value-type="float">
            <text:p>2534763.8939203</text:p>
          </table:table-cell>
        </table:table-row>
        <table:table-row table:style-name="ro1">
          <table:table-cell office:value-type="float" office:value="1992.14" calcext:value-type="float">
            <text:p>1992.14</text:p>
          </table:table-cell>
          <table:table-cell office:value-type="float" office:value="94.129671" calcext:value-type="float">
            <text:p>94.129671</text:p>
          </table:table-cell>
          <table:table-cell table:formula="of:=[.B1959]/16486.62" office:value-type="float" office:value="0.00570945839717298" calcext:value-type="float">
            <text:p>0.005709458397173</text:p>
          </table:table-cell>
          <table:table-cell office:value-type="float" office:value="2534859.7138634" calcext:value-type="float">
            <text:p>2534859.7138634</text:p>
          </table:table-cell>
        </table:table-row>
        <table:table-row table:style-name="ro1">
          <table:table-cell office:value-type="float" office:value="1993.16" calcext:value-type="float">
            <text:p>1993.16</text:p>
          </table:table-cell>
          <table:table-cell office:value-type="float" office:value="92.729209" calcext:value-type="float">
            <text:p>92.729209</text:p>
          </table:table-cell>
          <table:table-cell table:formula="of:=[.B1960]/16486.62" office:value-type="float" office:value="0.0056245130293535" calcext:value-type="float">
            <text:p>0.005624513029354</text:p>
          </table:table-cell>
          <table:table-cell office:value-type="float" office:value="2534954.1081964" calcext:value-type="float">
            <text:p>2534954.1081964</text:p>
          </table:table-cell>
        </table:table-row>
        <table:table-row table:style-name="ro1">
          <table:table-cell office:value-type="float" office:value="1994.18" calcext:value-type="float">
            <text:p>1994.18</text:p>
          </table:table-cell>
          <table:table-cell office:value-type="float" office:value="91.240817" calcext:value-type="float">
            <text:p>91.240817</text:p>
          </table:table-cell>
          <table:table-cell table:formula="of:=[.B1961]/16486.62" office:value-type="float" office:value="0.00553423424570955" calcext:value-type="float">
            <text:p>0.00553423424571</text:p>
          </table:table-cell>
          <table:table-cell office:value-type="float" office:value="2535046.9874108" calcext:value-type="float">
            <text:p>2535046.9874108</text:p>
          </table:table-cell>
        </table:table-row>
        <table:table-row table:style-name="ro1">
          <table:table-cell office:value-type="float" office:value="1995.2" calcext:value-type="float">
            <text:p>1995.2</text:p>
          </table:table-cell>
          <table:table-cell office:value-type="float" office:value="89.863052" calcext:value-type="float">
            <text:p>89.863052</text:p>
          </table:table-cell>
          <table:table-cell table:formula="of:=[.B1962]/16486.62" office:value-type="float" office:value="0.00545066557001981" calcext:value-type="float">
            <text:p>0.00545066557002</text:p>
          </table:table-cell>
          <table:table-cell office:value-type="float" office:value="2535138.4641204" calcext:value-type="float">
            <text:p>2535138.4641204</text:p>
          </table:table-cell>
        </table:table-row>
        <table:table-row table:style-name="ro1">
          <table:table-cell office:value-type="float" office:value="1996.21" calcext:value-type="float">
            <text:p>1996.21</text:p>
          </table:table-cell>
          <table:table-cell office:value-type="float" office:value="88.701749" calcext:value-type="float">
            <text:p>88.701749</text:p>
          </table:table-cell>
          <table:table-cell table:formula="of:=[.B1963]/16486.62" office:value-type="float" office:value="0.00538022645029727" calcext:value-type="float">
            <text:p>0.005380226450297</text:p>
          </table:table-cell>
          <table:table-cell office:value-type="float" office:value="2535228.7586737" calcext:value-type="float">
            <text:p>2535228.7586737</text:p>
          </table:table-cell>
        </table:table-row>
        <table:table-row table:style-name="ro1">
          <table:table-cell office:value-type="float" office:value="1997.23" calcext:value-type="float">
            <text:p>1997.23</text:p>
          </table:table-cell>
          <table:table-cell office:value-type="float" office:value="87.748417" calcext:value-type="float">
            <text:p>87.748417</text:p>
          </table:table-cell>
          <table:table-cell table:formula="of:=[.B1964]/16486.62" office:value-type="float" office:value="0.00532240186284393" calcext:value-type="float">
            <text:p>0.005322401862844</text:p>
          </table:table-cell>
          <table:table-cell office:value-type="float" office:value="2535318.082776" calcext:value-type="float">
            <text:p>2535318.082776</text:p>
          </table:table-cell>
        </table:table-row>
        <table:table-row table:style-name="ro1">
          <table:table-cell office:value-type="float" office:value="1998.25" calcext:value-type="float">
            <text:p>1998.25</text:p>
          </table:table-cell>
          <table:table-cell office:value-type="float" office:value="86.896338" calcext:value-type="float">
            <text:p>86.896338</text:p>
          </table:table-cell>
          <table:table-cell table:formula="of:=[.B1965]/16486.62" office:value-type="float" office:value="0.00527071880106414" calcext:value-type="float">
            <text:p>0.005270718801064</text:p>
          </table:table-cell>
          <table:table-cell office:value-type="float" office:value="2535406.5394985" calcext:value-type="float">
            <text:p>2535406.5394985</text:p>
          </table:table-cell>
        </table:table-row>
        <table:table-row table:style-name="ro1">
          <table:table-cell office:value-type="float" office:value="1999.27" calcext:value-type="float">
            <text:p>1999.27</text:p>
          </table:table-cell>
          <table:table-cell office:value-type="float" office:value="85.986762" calcext:value-type="float">
            <text:p>85.986762</text:p>
          </table:table-cell>
          <table:table-cell table:formula="of:=[.B1966]/16486.62" office:value-type="float" office:value="0.00521554824457651" calcext:value-type="float">
            <text:p>0.005215548244577</text:p>
          </table:table-cell>
          <table:table-cell office:value-type="float" office:value="2535494.0703113" calcext:value-type="float">
            <text:p>2535494.0703113</text:p>
          </table:table-cell>
        </table:table-row>
        <table:table-row table:style-name="ro1">
          <table:table-cell office:value-type="float" office:value="2000.29" calcext:value-type="float">
            <text:p>2000.29</text:p>
          </table:table-cell>
          <table:table-cell office:value-type="float" office:value="84.869214" calcext:value-type="float">
            <text:p>84.869214</text:p>
          </table:table-cell>
          <table:table-cell table:formula="of:=[.B1967]/16486.62" office:value-type="float" office:value="0.00514776309516444" calcext:value-type="float">
            <text:p>0.005147763095164</text:p>
          </table:table-cell>
          <table:table-cell office:value-type="float" office:value="2535580.4635093" calcext:value-type="float">
            <text:p>2535580.46350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MAX([.B1:.B1967])" office:value-type="float" office:value="16486.62" calcext:value-type="float">
            <text:p>16486.62</text:p>
          </table:table-cell>
          <table:table-cell table:formula="of:=MAX([.C1:.C196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14:44:21.681204676</dc:date>
    <meta:editing-duration>PT5M24S</meta:editing-duration>
    <meta:editing-cycles>1</meta:editing-cycles>
    <meta:generator>LibreOffice/7.1.4.2$Linux_X86_64 LibreOffice_project/10$Build-2</meta:generator>
    <meta:document-statistic meta:table-count="1" meta:cell-count="7870" meta:object-count="0"/>
  </office:meta>
</office:document-meta>
</file>